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Blad3.xml" manifest:media-type="text/xml"/>
  <manifest:file-entry manifest:full-path="Basic/VBAProject/Blad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Blad5.xml" manifest:media-type="text/xml"/>
  <manifest:file-entry manifest:full-path="Basic/VBAProject/Blad6.xml" manifest:media-type="text/xml"/>
  <manifest:file-entry manifest:full-path="Basic/VBAProject/Blad1.xml" manifest:media-type="text/xml"/>
  <manifest:file-entry manifest:full-path="Basic/VBAProject/Blad7.xml" manifest:media-type="text/xml"/>
  <manifest:file-entry manifest:full-path="Basic/VBAProject/Blad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2.0925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3193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0.1874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72in" fo:break-before="auto" style:use-optimal-row-height="tru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Modifierad_20_plan_20_">
      <style:table-properties table:display="true" style:writing-mode="lr-tb"/>
    </style:style>
    <style:style style:name="ta3" style:family="table" style:master-page-name="PageStyle_5f_P1">
      <style:table-properties table:display="true" style:writing-mode="lr-tb"/>
    </style:style>
    <style:style style:name="ta4" style:family="table" style:master-page-name="PageStyle_5f_P2">
      <style:table-properties table:display="true" style:writing-mode="lr-tb"/>
    </style:style>
    <style:style style:name="ta5" style:family="table" style:master-page-name="PageStyle_5f_P3">
      <style:table-properties table:display="true" style:writing-mode="lr-tb"/>
    </style:style>
    <style:style style:name="ta6" style:family="table" style:master-page-name="PageStyle_5f_P4">
      <style:table-properties table:display="true" style:writing-mode="lr-tb"/>
    </style:style>
    <style:style style:name="ta7" style:family="table" style:master-page-name="PageStyle_5f_P5">
      <style:table-properties table:display="true" style:writing-mode="lr-tb"/>
    </style:style>
    <style:style style:name="ta8" style:family="table" style:master-page-name="PageStyle_5f_P6">
      <style:table-properties table:display="true" style:writing-mode="lr-tb"/>
    </style:style>
    <style:style style:name="ta9" style:family="table" style:master-page-name="PageStyle_5f_P7">
      <style:table-properties table:display="true" style:writing-mode="lr-tb"/>
    </style:style>
    <style:style style:name="ta10" style:family="table" style:master-page-name="PageStyle_5f_P8">
      <style:table-properties table:display="true" style:writing-mode="lr-tb"/>
    </style:style>
    <style:style style:name="ta11" style:family="table" style:master-page-name="PageStyle_5f_p9">
      <style:table-properties table:display="true" style:writing-mode="lr-tb"/>
    </style:style>
    <style:style style:name="ta12" style:family="table" style:master-page-name="PageStyle_5f_P10">
      <style:table-properties table:display="true" style:writing-mode="lr-tb"/>
    </style:style>
    <style:style style:name="ta13" style:family="table" style:master-page-name="PageStyle_5f_Summering_20_TI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text-position=""/>
    </style:style>
    <style:style style:name="ce1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none"/>
      <style:text-properties style:text-position="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35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3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none"/>
      <style:text-properties style:text-position=""/>
    </style:style>
    <style:style style:name="ce4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0.74pt solid #3c3c3c"/>
      <style:text-properties style:text-position=""/>
    </style:style>
    <style:style style:name="ce46" style:family="table-cell" style:parent-style-name="Default">
      <style:table-cell-properties fo:border-bottom="0.74pt solid #3c3c3c" fo:background-color="#c0c0c0" style:cell-protect="protected" style:print-content="true" style:diagonal-bl-tr="none" style:diagonal-tl-br="none" fo:border-left="none" fo:padding="0.028in" fo:border-right="none" style:rotation-align="none" fo:border-top="0.74pt solid #3c3c3c"/>
      <style:text-properties style:text-position=""/>
    </style:style>
    <style:style style:name="ce4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c0c0c0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0.74pt solid #3c3c3c"/>
      <style:text-properties style:text-position=""/>
    </style:style>
    <style:style style:name="ce5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none"/>
      <style:text-properties style:text-position=""/>
    </style:style>
    <style:style style:name="ce52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0.74pt solid #3c3c3c"/>
      <style:text-properties style:text-position=""/>
    </style:style>
    <style:style style:name="ce5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  <style:text-properties style:text-position=""/>
    </style:style>
    <style:style style:name="ce5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text-position=""/>
    </style:style>
    <style:style style:name="ce57" style:family="table-cell" style:parent-style-name="Default">
      <style:table-cell-properties fo:border-bottom="0.74pt solid #3c3c3c" fo:background-color="#3399ff" style:cell-protect="none" style:print-content="true" style:diagonal-bl-tr="none" style:diagonal-tl-br="none" fo:border-left="1.76pt solid #3c3c3c" fo:padding="0.028in" fo:border-right="0.74pt solid #3c3c3c" style:rotation-align="none" fo:border-top="0.74pt solid #3c3c3c"/>
      <style:text-properties style:text-position=""/>
    </style:style>
    <style:style style:name="ce58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text-position=""/>
    </style:style>
    <style:style style:name="ce62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  <style:text-properties style:text-position=""/>
    </style:style>
    <style:style style:name="ce63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 style:text-position=""/>
    </style:style>
    <style:style style:name="ce65" style:family="table-cell" style:parent-style-name="Default">
      <style:table-cell-properties fo:background-color="#009900" style:cell-protect="none" style:print-content="true" style:diagonal-bl-tr="none" style:diagonal-tl-br="none" fo:border="0.74pt solid #3c3c3c" fo:padding="0.028in" style:rotation-align="none"/>
      <style:text-properties style:text-position=""/>
    </style:style>
    <style:style style:name="ce66" style:family="table-cell" style:parent-style-name="Default">
      <style:table-cell-properties fo:background-color="#3399ff"/>
      <style:text-properties style:text-position=""/>
    </style:style>
    <style:style style:name="ce67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none" style:rotation-align="none" fo:border-top="none"/>
      <style:text-properties style:text-position=""/>
    </style:style>
    <style:style style:name="ce6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69" style:family="table-cell" style:parent-style-name="Default">
      <style:table-cell-properties fo:background-color="#ffffff" style:cell-protect="none" style:print-content="true" style:diagonal-bl-tr="none" style:diagonal-tl-br="none" fo:border="0.74pt solid #3c3c3c" fo:padding="0.028in" style:rotation-align="none"/>
      <style:text-properties style:text-position="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72" style:family="table-cell" style:parent-style-name="Default">
      <style:table-cell-properties fo:background-color="#ff9999" style:cell-protect="none" style:print-content="true" style:diagonal-bl-tr="none" style:diagonal-tl-br="none" fo:border="0.74pt solid #3c3c3c" fo:padding="0.028in" style:rotation-align="none"/>
      <style:text-properties style:text-position=""/>
    </style:style>
    <style:style style:name="ce73" style:family="table-cell" style:parent-style-name="Default">
      <style:table-cell-properties fo:background-color="#009933" style:cell-protect="none" style:print-content="true" style:diagonal-bl-tr="none" style:diagonal-tl-br="none" fo:border="0.74pt solid #3c3c3c" fo:padding="0.028in" style:rotation-align="none"/>
      <style:text-properties style:text-position=""/>
    </style:style>
    <style:style style:name="ce7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fo:color="#000000" style:text-position=""/>
    </style:style>
    <style:style style:name="ce7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7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77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  <style:text-properties fo:color="#000000" style:text-position=""/>
    </style:style>
    <style:style style:name="ce78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text-position=""/>
    </style:style>
    <style:style style:name="ce79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text-position="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none"/>
      <style:text-properties style:text-position=""/>
    </style:style>
    <style:style style:name="ce8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82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transparent" fo:padding="0.028in"/>
      <style:text-properties style:text-position="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</style:style>
    <style:style style:name="ce106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1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115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none"/>
    </style:style>
    <style:style style:name="ce11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2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2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124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3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33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none"/>
    </style:style>
    <style:style style:name="ce1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0.74pt solid #3c3c3c"/>
    </style:style>
    <style:style style:name="ce141" style:family="table-cell" style:parent-style-name="Default">
      <style:table-cell-properties fo:border-bottom="0.74pt solid #3c3c3c" fo:background-color="#c0c0c0" style:cell-protect="protected" style:print-content="true" style:diagonal-bl-tr="none" style:diagonal-tl-br="none" fo:border-left="none" fo:padding="0.028in" fo:border-right="none" style:rotation-align="none" fo:border-top="0.74pt solid #3c3c3c"/>
    </style:style>
    <style:style style:name="ce142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ackground-color="#c0c0c0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14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none"/>
    </style:style>
    <style:style style:name="ce147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148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</style:style>
    <style:style style:name="ce14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152" style:family="table-cell" style:parent-style-name="Default">
      <style:table-cell-properties fo:border-bottom="0.74pt solid #3c3c3c" fo:background-color="#3399ff" style:cell-protect="none" style:print-content="true" style:diagonal-bl-tr="none" style:diagonal-tl-br="none" fo:border-left="1.76pt solid #3c3c3c" fo:padding="0.028in" fo:border-right="0.74pt solid #3c3c3c" style:rotation-align="none" fo:border-top="0.74pt solid #3c3c3c"/>
    </style:style>
    <style:style style:name="ce153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</style:style>
    <style:style style:name="ce157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</style:style>
    <style:style style:name="ce158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/>
    </style:style>
    <style:style style:name="ce160" style:family="table-cell" style:parent-style-name="Default">
      <style:table-cell-properties fo:background-color="#009900" style:cell-protect="none" style:print-content="true" style:diagonal-bl-tr="none" style:diagonal-tl-br="none" fo:border="0.74pt solid #3c3c3c" fo:padding="0.028in" style:rotation-align="none"/>
    </style:style>
    <style:style style:name="ce161" style:family="table-cell" style:parent-style-name="Default">
      <style:table-cell-properties fo:background-color="#3399ff"/>
    </style:style>
    <style:style style:name="ce162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none" style:rotation-align="none" fo:border-top="none"/>
    </style:style>
    <style:style style:name="ce16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64" style:family="table-cell" style:parent-style-name="Default">
      <style:table-cell-properties fo:background-color="#ffffff" style:cell-protect="none" style:print-content="true" style:diagonal-bl-tr="none" style:diagonal-tl-br="none" fo:border="0.74pt solid #3c3c3c" fo:padding="0.028in" style:rotation-align="none"/>
    </style:style>
    <style:style style:name="ce16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6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67" style:family="table-cell" style:parent-style-name="Default">
      <style:table-cell-properties fo:background-color="#ff9999" style:cell-protect="none" style:print-content="true" style:diagonal-bl-tr="none" style:diagonal-tl-br="none" fo:border="0.74pt solid #3c3c3c" fo:padding="0.028in" style:rotation-align="none"/>
    </style:style>
    <style:style style:name="ce168" style:family="table-cell" style:parent-style-name="Default">
      <style:table-cell-properties fo:background-color="#009933" style:cell-protect="none" style:print-content="true" style:diagonal-bl-tr="none" style:diagonal-tl-br="none" fo:border="0.74pt solid #3c3c3c" fo:padding="0.028in" style:rotation-align="none"/>
    </style:style>
    <style:style style:name="ce169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fo:color="#000000"/>
    </style:style>
    <style:style style:name="ce17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172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  <style:text-properties fo:color="#000000"/>
    </style:style>
    <style:style style:name="ce17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174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none"/>
    </style:style>
    <style:style style:name="ce176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77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</style:style>
    <style:style style:name="ce183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85" style:family="table-cell" style:parent-style-name="Default">
      <style:table-cell-properties fo:border-bottom="0.74pt solid #3c3c3c" fo:background-color="#ffff99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186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1.76pt solid #3c3c3c" style:rotation-align="none" fo:border-top="0.74pt solid #3c3c3c"/>
    </style:style>
    <style:style style:name="ce187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1.76pt solid #3c3c3c"/>
    </style:style>
    <style:style style:name="ce188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189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19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</style:style>
    <style:style style:name="ce191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192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193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19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</style:style>
    <style:style style:name="ce19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9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97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</style:style>
    <style:style style:name="ce198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9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</style:style>
    <style:style style:name="ce201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202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203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204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5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8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21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218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ackground-color="#c0c0c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</style:style>
    <style:style style:name="ce22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222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228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2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23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23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232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233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246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3" table:default-cell-style-name="ce10"/>
        <table:table-column table:style-name="co8" table:default-cell-style-name="ce10"/>
        <table:table-column table:style-name="co9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PLAN</text:p>
          </table:table-cell>
          <table:covered-table-cell table:number-columns-repeated="29" table:style-name="ce11"/>
          <table:covered-table-cell table:style-name="ce79"/>
          <table:table-cell table:style-name="ce85" table:number-columns-repeated="993"/>
        </table:table-row>
        <table:table-row table:style-name="ro1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2" office:value-type="string" calcext:value-type="string">
            <text:p>Projekt: Neural Network for Image Improvement</text:p>
          </table:covered-table-cell>
          <table:table-cell table:style-name="ce20"/>
          <table:table-cell table:style-name="ce29" office:value-type="string" calcext:value-type="string" table:number-columns-spanned="28" table:number-rows-spanned="1">
            <text:p>Neural Network for Image Improvement</text:p>
          </table:table-cell>
          <table:covered-table-cell table:style-name="ce38"/>
          <table:covered-table-cell table:number-columns-repeated="26" table:style-name="ce29"/>
          <table:table-cell table:number-columns-repeated="5"/>
          <table:table-cell table:style-name="ce85" table:number-columns-repeated="988"/>
        </table:table-row>
        <table:table-row table:style-name="ro2">
          <table:table-cell table:style-name="ce3" office:value-type="string" calcext:value-type="string" table:number-columns-spanned="2" table:number-rows-spanned="1">
            <text:p>Company:</text:p>
          </table:table-cell>
          <table:covered-table-cell table:style-name="ce12"/>
          <table:table-cell table:style-name="ce21"/>
          <table:table-cell table:style-name="ce30" office:value-type="string" calcext:value-type="string" table:number-columns-spanned="3" table:number-rows-spanned="1">
            <text:p>Voysys AB, Narrative AB</text:p>
          </table:table-cell>
          <table:covered-table-cell table:style-name="ce39"/>
          <table:covered-table-cell table:style-name="ce30"/>
          <table:table-cell table:style-name="ce3" office:value-type="string" calcext:value-type="string" table:number-columns-spanned="2" table:number-rows-spanned="1">
            <text:p>Date:</text:p>
          </table:table-cell>
          <table:covered-table-cell table:style-name="ce12"/>
          <table:table-cell table:style-name="ce59" office:value-type="string" calcext:value-type="string" table:number-columns-spanned="7" table:number-rows-spanned="1">
            <text:p>18/4-2016</text:p>
          </table:table-cell>
          <table:covered-table-cell table:number-columns-repeated="5" table:style-name="ce63"/>
          <table:covered-table-cell table:style-name="ce59"/>
          <table:table-cell table:style-name="ce3" office:value-type="string" calcext:value-type="string" table:number-columns-spanned="5" table:number-rows-spanned="1">
            <text:p>Reviewed:</text:p>
          </table:table-cell>
          <table:covered-table-cell table:number-columns-repeated="4" table:style-name="ce12"/>
          <table:table-cell table:style-name="ce75" table:number-columns-spanned="11" table:number-rows-spanned="1"/>
          <table:covered-table-cell table:number-columns-repeated="9" table:style-name="ce76"/>
          <table:covered-table-cell table:style-name="ce75"/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Examiner: </text:p>
          </table:table-cell>
          <table:covered-table-cell table:style-name="ce13"/>
          <table:table-cell table:style-name="ce21"/>
          <table:table-cell table:style-name="ce31" office:value-type="string" calcext:value-type="string" table:number-columns-spanned="3" table:number-rows-spanned="1">
            <text:p>Fahad Khan</text:p>
          </table:table-cell>
          <table:covered-table-cell table:style-name="ce40"/>
          <table:covered-table-cell table:style-name="ce47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3"/>
          <table:table-cell table:style-name="ce47" office:value-type="float" office:value="1" calcext:value-type="float" table:number-columns-spanned="7" table:number-rows-spanned="1">
            <text:p>1</text:p>
          </table:table-cell>
          <table:covered-table-cell table:number-columns-repeated="5" table:style-name="ce40"/>
          <table:covered-table-cell table:style-name="ce47"/>
          <table:table-cell table:style-name="ce67"/>
          <table:table-cell table:style-name="ce70" table:number-columns-spanned="14" table:number-rows-spanned="1"/>
          <table:covered-table-cell table:number-columns-repeated="13" table:style-name="ce70"/>
          <table:table-cell table:style-name="ce80"/>
          <table:table-cell table:number-columns-repeated="993"/>
        </table:table-row>
        <table:table-row table:style-name="ro2">
          <table:table-cell table:style-name="ce5" office:value-type="string" calcext:value-type="string" table:number-columns-spanned="2" table:number-rows-spanned="1">
            <text:p>Course: </text:p>
          </table:table-cell>
          <table:covered-table-cell table:style-name="ce14"/>
          <table:table-cell table:style-name="ce22"/>
          <table:table-cell table:style-name="ce32" table:number-columns-spanned="3" table:number-rows-spanned="1"/>
          <table:covered-table-cell table:style-name="ce41"/>
          <table:covered-table-cell table:style-name="ce32"/>
          <table:table-cell table:style-name="ce5" office:value-type="string" calcext:value-type="string" table:number-columns-spanned="2" table:number-rows-spanned="1">
            <text:p>Author:</text:p>
          </table:table-cell>
          <table:covered-table-cell table:style-name="ce14"/>
          <table:table-cell table:style-name="ce32" office:value-type="string" calcext:value-type="string" table:number-columns-spanned="7" table:number-rows-spanned="1">
            <text:p>Benjamin Lind</text:p>
          </table:table-cell>
          <table:covered-table-cell table:number-columns-repeated="5" table:style-name="ce41"/>
          <table:covered-table-cell table:style-name="ce32"/>
          <table:table-cell table:style-name="ce68" table:number-columns-spanned="16" table:number-rows-spanned="1"/>
          <table:covered-table-cell table:number-columns-repeated="14" table:style-name="ce71"/>
          <table:covered-table-cell table:style-name="ce81"/>
          <table:table-cell table:style-name="ce86" table:number-columns-repeated="5"/>
          <table:table-cell table:number-columns-repeated="988"/>
        </table:table-row>
        <table:table-row table:style-name="ro2">
          <table:table-cell table:style-name="ce6" office:value-type="string" calcext:value-type="string" table:number-columns-spanned="4" table:number-rows-spanned="1">
            <text:p>ACTIVITIES</text:p>
          </table:table-cell>
          <table:covered-table-cell table:number-columns-repeated="3" table:style-name="ce15"/>
          <table:table-cell table:style-name="ce42"/>
          <table:table-cell table:style-name="ce48" office:value-type="string" calcext:value-type="string">
            <text:p>TIME</text:p>
          </table:table-cell>
          <table:table-cell table:style-name="ce54"/>
          <table:table-cell table:style-name="ce48" office:value-type="string" calcext:value-type="string" table:number-columns-spanned="24" table:number-rows-spanned="1">
            <text:p>TIME PLAN (when), week number</text:p>
          </table:table-cell>
          <table:covered-table-cell table:number-columns-repeated="22" table:style-name="ce15"/>
          <table:covered-table-cell table:style-name="ce82"/>
          <table:table-cell table:number-columns-repeated="5"/>
          <table:table-cell table:style-name="ce86" table:number-columns-repeated="988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23"/>
          <table:covered-table-cell table:style-name="ce33"/>
          <table:table-cell table:style-name="ce43"/>
          <table:table-cell table:style-name="ce49" office:value-type="string" calcext:value-type="string">
            <text:p>hours</text:p>
          </table:table-cell>
          <table:table-cell table:style-name="ce49"/>
          <table:table-cell table:style-name="ce55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8"/>
          <table:table-cell table:number-columns-repeated="993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Writing the project report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Default"/>
          <table:table-cell table:style-name="ce56"/>
          <table:table-cell table:style-name="ce61" table:number-columns-repeated="2"/>
          <table:table-cell table:style-name="ce64"/>
          <table:table-cell table:style-name="ce62" table:number-columns-repeated="7"/>
          <table:table-cell table:style-name="ce72"/>
          <table:table-cell table:style-name="ce62" table:number-columns-repeated="9"/>
          <table:table-cell table:style-name="ce61"/>
          <table:table-cell table:style-name="ce78"/>
          <table:table-cell table:style-name="ce83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 table:number-columns-spanned="3" table:number-rows-spanned="1">
            <text:p>Writing the planning report</text:p>
          </table:table-cell>
          <table:covered-table-cell table:style-name="ce24"/>
          <table:covered-table-cell table:style-name="ce34"/>
          <table:table-cell table:style-name="ce44"/>
          <table:table-cell table:style-name="ce51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 table:number-columns-spanned="3" table:number-rows-spanned="1">
            <text:p>Finding and reading articles (literature base)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2:.AD1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Default"/>
          <table:table-cell table:style-name="ce62"/>
          <table:table-cell table:style-name="ce61" table:number-columns-repeated="6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 table:number-columns-spanned="3" table:number-rows-spanned="1">
            <text:p>Trying colorization model with my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3"/>
          <table:table-cell table:style-name="ce62"/>
          <table:table-cell table:style-name="Default"/>
          <table:table-cell table:style-name="ce61" table:number-columns-repeated="5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 table:number-columns-spanned="3" table:number-rows-spanned="1">
            <text:p>Modifying model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4"/>
          <table:table-cell table:style-name="ce62" table:number-columns-repeated="2"/>
          <table:table-cell table:style-name="ce61" table:number-columns-repeated="4"/>
          <table:table-cell table:style-name="ce72"/>
          <table:table-cell table:style-name="ce61" table:number-columns-repeated="11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7" office:value-type="string" calcext:value-type="string" table:number-columns-spanned="3" table:number-rows-spanned="1">
            <text:p>Color improvement, easy way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5"/>
          <table:table-cell table:style-name="ce62"/>
          <table:table-cell table:style-name="ce61" table:number-columns-repeated="4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17" office:value-type="string" calcext:value-type="string" table:number-columns-spanned="3" table:number-rows-spanned="1">
            <text:p>Comparison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6"/>
          <table:table-cell table:style-name="ce66"/>
          <table:table-cell table:style-name="ce61" table:number-columns-repeated="3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7"/>
          <table:table-cell table:style-name="ce62"/>
          <table:table-cell table:style-name="ce61" table:number-columns-repeated="2"/>
          <table:table-cell table:style-name="ce72"/>
          <table:table-cell table:style-name="ce61" table:number-columns-repeated="11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7" office:value-type="string" calcext:value-type="string" table:number-columns-spanned="3" table:number-rows-spanned="1">
            <text:p>Replicating SR paper</text:p>
          </table:table-cell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8"/>
          <table:table-cell table:style-name="ce62"/>
          <table:table-cell table:style-name="Default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7" office:value-type="string" calcext:value-type="string" table:number-columns-spanned="3" table:number-rows-spanned="1">
            <text:p>Re-training with distorted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7"/>
          <table:table-cell table:style-name="ce69"/>
          <table:table-cell table:style-name="Default"/>
          <table:table-cell table:style-name="ce62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2"/>
          <table:table-cell table:style-name="ce61" table:number-columns-repeated="9"/>
          <table:table-cell table:style-name="ce78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 table:number-columns-spanned="3" table:number-rows-spanned="1">
            <text:p>Make enhance-net, combination of known techniques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/>
          <table:table-cell table:style-name="ce62" table:number-columns-repeated="4"/>
          <table:table-cell table:style-name="ce74" table:number-columns-repeated="2"/>
          <table:table-cell table:style-name="ce61" table:number-columns-repeated="3"/>
          <table:table-cell table:style-name="ce78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7" office:value-type="string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4"/>
          <table:table-cell table:style-name="ce77" table:number-columns-repeated="2"/>
          <table:table-cell table:style-name="ce74"/>
          <table:table-cell table:style-name="ce61" table:number-columns-repeated="4"/>
          <table:table-cell table:style-name="ce84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7"/>
          <table:table-cell table:style-name="ce61" table:number-columns-repeated="4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7" office:value-type="string" calcext:value-type="string" table:number-columns-spanned="3" table:number-rows-spanned="1">
            <text:p>Hand in planning report, fri 29 april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ce65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7" office:value-type="string" calcext:value-type="string" table:number-columns-spanned="3" table:number-rows-spanned="1">
            <text:p>Half time presentation, fri 10 june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8"/>
          <table:table-cell table:style-name="ce65"/>
          <table:table-cell table:style-name="ce61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7" office:value-type="string" calcext:value-type="string" table:number-columns-spanned="3" table:number-rows-spanned="1">
            <text:p>Summer break, 10 week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3"/>
          <table:table-cell table:style-name="ce61" table:number-columns-repeated="10"/>
          <table:table-cell table:style-name="ce78"/>
          <table:table-cell table:style-name="ce84" table:formula="of:=SUM([.H32:.AD3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 table:number-columns-spanned="3" table:number-rows-spanned="1">
            <text:p>Final presentation, fri 28 oct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8"/>
          <table:table-cell table:style-name="ce65"/>
          <table:table-cell table:style-name="ce61"/>
          <table:table-cell table:style-name="ce78"/>
          <table:table-cell table:style-name="ce84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/>
          <table:table-cell table:style-name="ce19" office:value-type="string" calcext:value-type="string" table:number-columns-spanned="3" table:number-rows-spanned="1">
            <text:p>Summa antal timmar:</text:p>
          </table:table-cell>
          <table:covered-table-cell table:style-name="ce28"/>
          <table:covered-table-cell table:style-name="ce19"/>
          <table:table-cell table:style-name="ce46"/>
          <table:table-cell table:style-name="ce53" table:formula="of:=SUM([.F8:.F33])" office:value-type="float" office:value="0" calcext:value-type="float">
            <text:p>0</text:p>
          </table:table-cell>
          <table:table-cell table:style-name="ce53"/>
          <table:table-cell table:style-name="ce58" table:formula="of:=SUM([.H8:.H33])" office:value-type="float" office:value="0" calcext:value-type="float">
            <text:p>0</text:p>
          </table:table-cell>
          <table:table-cell table:style-name="ce58" table:formula="of:=SUM([.I8:.I33])" office:value-type="float" office:value="0" calcext:value-type="float">
            <text:p>0</text:p>
          </table:table-cell>
          <table:table-cell table:style-name="ce58" table:formula="of:=SUM([.J8:.J33])" office:value-type="float" office:value="0" calcext:value-type="float">
            <text:p>0</text:p>
          </table:table-cell>
          <table:table-cell table:style-name="ce58" table:formula="of:=SUM([.K8:.K33])" office:value-type="float" office:value="0" calcext:value-type="float">
            <text:p>0</text:p>
          </table:table-cell>
          <table:table-cell table:style-name="ce58" table:formula="of:=SUM([.L8:.L33])" office:value-type="float" office:value="0" calcext:value-type="float">
            <text:p>0</text:p>
          </table:table-cell>
          <table:table-cell table:style-name="ce58" table:formula="of:=SUM([.M8:.M33])" office:value-type="float" office:value="0" calcext:value-type="float">
            <text:p>0</text:p>
          </table:table-cell>
          <table:table-cell table:style-name="ce58" table:formula="of:=SUM([.N8:.N33])" office:value-type="float" office:value="0" calcext:value-type="float">
            <text:p>0</text:p>
          </table:table-cell>
          <table:table-cell table:style-name="ce58" table:formula="of:=SUM([.O8:.O33])" office:value-type="float" office:value="0" calcext:value-type="float">
            <text:p>0</text:p>
          </table:table-cell>
          <table:table-cell table:style-name="ce58" table:formula="of:=SUM([.P8:.P33])" office:value-type="float" office:value="0" calcext:value-type="float">
            <text:p>0</text:p>
          </table:table-cell>
          <table:table-cell table:style-name="ce58" table:formula="of:=SUM([.Q8:.Q33])" office:value-type="float" office:value="0" calcext:value-type="float">
            <text:p>0</text:p>
          </table:table-cell>
          <table:table-cell table:style-name="ce58" table:formula="of:=SUM([.R8:.R33])" office:value-type="float" office:value="0" calcext:value-type="float">
            <text:p>0</text:p>
          </table:table-cell>
          <table:table-cell table:style-name="ce58" table:formula="of:=SUM([.S8:.S33])" office:value-type="float" office:value="0" calcext:value-type="float">
            <text:p>0</text:p>
          </table:table-cell>
          <table:table-cell table:style-name="ce58" table:formula="of:=SUM([.T8:.T33])" office:value-type="float" office:value="0" calcext:value-type="float">
            <text:p>0</text:p>
          </table:table-cell>
          <table:table-cell table:style-name="ce58" table:formula="of:=SUM([.U8:.U33])" office:value-type="float" office:value="0" calcext:value-type="float">
            <text:p>0</text:p>
          </table:table-cell>
          <table:table-cell table:style-name="ce58" table:formula="of:=SUM([.V8:.V33])" office:value-type="float" office:value="0" calcext:value-type="float">
            <text:p>0</text:p>
          </table:table-cell>
          <table:table-cell table:style-name="ce58" table:formula="of:=SUM([.W8:.W33])" office:value-type="float" office:value="0" calcext:value-type="float">
            <text:p>0</text:p>
          </table:table-cell>
          <table:table-cell table:style-name="ce58" table:formula="of:=SUM([.X8:.X33])" office:value-type="float" office:value="0" calcext:value-type="float">
            <text:p>0</text:p>
          </table:table-cell>
          <table:table-cell table:style-name="ce58" table:formula="of:=SUM([.Y8:.Y33])" office:value-type="float" office:value="0" calcext:value-type="float">
            <text:p>0</text:p>
          </table:table-cell>
          <table:table-cell table:style-name="ce58" table:formula="of:=SUM([.Z8:.Z33])" office:value-type="float" office:value="0" calcext:value-type="float">
            <text:p>0</text:p>
          </table:table-cell>
          <table:table-cell table:style-name="ce58" table:formula="of:=SUM([.AA8:.AA33])" office:value-type="float" office:value="0" calcext:value-type="float">
            <text:p>0</text:p>
          </table:table-cell>
          <table:table-cell table:style-name="ce58" table:formula="of:=SUM([.AB8:.AB33])" office:value-type="float" office:value="0" calcext:value-type="float">
            <text:p>0</text:p>
          </table:table-cell>
          <table:table-cell table:style-name="ce58" table:formula="of:=SUM([.AC8:.AC33])" office:value-type="float" office:value="0" calcext:value-type="float">
            <text:p>0</text:p>
          </table:table-cell>
          <table:table-cell table:style-name="ce58" table:formula="of:=SUM([.AD8:.AD33])" office:value-type="float" office:value="0" calcext:value-type="float">
            <text:p>0</text:p>
          </table:table-cell>
          <table:table-cell table:style-name="ce58" table:formula="of:=SUM([.AE8:.AE33])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31"/>
          <table:table-cell table:style-name="ce87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erad plan " table:style-name="ta2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5" table:default-cell-style-name="ce105"/>
        <table:table-column table:style-name="co6" table:default-cell-style-name="ce105"/>
        <table:table-column table:style-name="co7" table:number-columns-repeated="23" table:default-cell-style-name="ce105"/>
        <table:table-column table:style-name="co8" table:default-cell-style-name="ce105"/>
        <table:table-column table:style-name="co9" table:number-columns-repeated="993" table:default-cell-style-name="Default"/>
        <table:table-row table:style-name="ro4">
          <table:table-cell table:style-name="ce96" office:value-type="string" calcext:value-type="string" table:number-columns-spanned="31" table:number-rows-spanned="1">
            <text:p>Modifierad plan</text:p>
          </table:table-cell>
          <table:covered-table-cell table:number-columns-repeated="29" table:style-name="ce106"/>
          <table:covered-table-cell table:style-name="ce174"/>
          <table:table-cell table:style-name="ce180" table:number-columns-repeated="993"/>
        </table:table-row>
        <table:table-row table:style-name="ro5">
          <table:table-cell table:style-name="ce97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4" table:formula="of:=[$Basplan.D2]" office:value-type="string" office:string-value="Neural Network for Image Improvement" calcext:value-type="string" table:number-columns-spanned="28" table:number-rows-spanned="1">
            <text:p>Neural Network for Image Improvement</text:p>
          </table:table-cell>
          <table:covered-table-cell table:number-columns-repeated="26" table:style-name="ce133"/>
          <table:covered-table-cell table:style-name="ce124"/>
          <table:table-cell table:style-name="ce180" table:number-columns-repeated="993"/>
        </table:table-row>
        <table:table-row table:style-name="ro6">
          <table:table-cell table:style-name="ce98" office:value-type="string" calcext:value-type="string" table:number-columns-spanned="2" table:number-rows-spanned="1">
            <text:p>Projektgrupp:</text:p>
          </table:table-cell>
          <table:covered-table-cell table:style-name="ce107"/>
          <table:table-cell table:style-name="ce116"/>
          <table:table-cell table:style-name="ce125" table:formula="of:=[$Basplan.D3]" office:value-type="string" office:string-value="Voysys AB, Narrative AB" calcext:value-type="string" table:number-columns-spanned="3" table:number-rows-spanned="1">
            <text:p>Voysys AB, Narrative AB</text:p>
          </table:table-cell>
          <table:covered-table-cell table:style-name="ce134"/>
          <table:covered-table-cell table:style-name="ce125"/>
          <table:table-cell table:style-name="ce98" office:value-type="string" calcext:value-type="string" table:number-columns-spanned="2" table:number-rows-spanned="1">
            <text:p>Datum:</text:p>
          </table:table-cell>
          <table:covered-table-cell table:style-name="ce107"/>
          <table:table-cell table:style-name="ce154" table:number-columns-spanned="7" table:number-rows-spanned="1"/>
          <table:covered-table-cell table:number-columns-repeated="5" table:style-name="ce158"/>
          <table:covered-table-cell table:style-name="ce154"/>
          <table:table-cell table:style-name="ce98" office:value-type="string" calcext:value-type="string" table:number-columns-spanned="5" table:number-rows-spanned="1">
            <text:p>Granskad:</text:p>
          </table:table-cell>
          <table:covered-table-cell table:number-columns-repeated="4" table:style-name="ce107"/>
          <table:table-cell table:style-name="ce170" table:number-columns-spanned="11" table:number-rows-spanned="1"/>
          <table:covered-table-cell table:number-columns-repeated="9" table:style-name="ce171"/>
          <table:covered-table-cell table:style-name="ce170"/>
          <table:table-cell table:number-columns-repeated="993"/>
        </table:table-row>
        <table:table-row table:style-name="ro6">
          <table:table-cell table:style-name="ce99" office:value-type="string" calcext:value-type="string" table:number-columns-spanned="2" table:number-rows-spanned="1">
            <text:p>Beställare:</text:p>
          </table:table-cell>
          <table:covered-table-cell table:style-name="ce108"/>
          <table:table-cell table:style-name="ce116"/>
          <table:table-cell table:style-name="ce142" table:formula="of:=[$Basplan.D4]" office:value-type="string" office:string-value="Fahad Khan" calcext:value-type="string" table:number-columns-spanned="3" table:number-rows-spanned="1">
            <text:p>Fahad Khan</text:p>
          </table:table-cell>
          <table:covered-table-cell table:style-name="ce135"/>
          <table:covered-table-cell table:style-name="ce142"/>
          <table:table-cell table:style-name="ce99" office:value-type="string" calcext:value-type="string" table:number-columns-spanned="2" table:number-rows-spanned="1">
            <text:p>Version:</text:p>
          </table:table-cell>
          <table:covered-table-cell table:style-name="ce108"/>
          <table:table-cell table:style-name="ce142" table:number-columns-spanned="7" table:number-rows-spanned="1"/>
          <table:covered-table-cell table:number-columns-repeated="5" table:style-name="ce135"/>
          <table:covered-table-cell table:style-name="ce142"/>
          <table:table-cell table:style-name="ce162"/>
          <table:table-cell table:style-name="ce165" table:number-columns-spanned="14" table:number-rows-spanned="1"/>
          <table:covered-table-cell table:number-columns-repeated="13" table:style-name="ce165"/>
          <table:table-cell table:style-name="ce175"/>
          <table:table-cell table:number-columns-repeated="993"/>
        </table:table-row>
        <table:table-row table:style-name="ro7">
          <table:table-cell table:style-name="ce100" office:value-type="string" calcext:value-type="string" table:number-columns-spanned="2" table:number-rows-spanned="1">
            <text:p>Kurs:</text:p>
          </table:table-cell>
          <table:covered-table-cell table:style-name="ce109"/>
          <table:table-cell table:style-name="ce117"/>
          <table:table-cell table:style-name="ce127" table:formula="of:=[$Basplan.D5]" office:value-type="float" office:value="0" calcext:value-type="float" table:number-columns-spanned="3" table:number-rows-spanned="1">
            <text:p>0</text:p>
          </table:table-cell>
          <table:covered-table-cell table:style-name="ce136"/>
          <table:covered-table-cell table:style-name="ce127"/>
          <table:table-cell table:style-name="ce100" office:value-type="string" calcext:value-type="string" table:number-columns-spanned="2" table:number-rows-spanned="1">
            <text:p>Utfärdare:</text:p>
          </table:table-cell>
          <table:covered-table-cell table:style-name="ce109"/>
          <table:table-cell table:style-name="ce127" table:number-columns-spanned="7" table:number-rows-spanned="1"/>
          <table:covered-table-cell table:number-columns-repeated="5" table:style-name="ce136"/>
          <table:covered-table-cell table:style-name="ce127"/>
          <table:table-cell table:style-name="ce163" table:number-columns-spanned="16" table:number-rows-spanned="1"/>
          <table:covered-table-cell table:number-columns-repeated="14" table:style-name="ce166"/>
          <table:covered-table-cell table:style-name="ce176"/>
          <table:table-cell table:number-columns-repeated="993"/>
        </table:table-row>
        <table:table-row table:style-name="ro7">
          <table:table-cell table:style-name="ce101" office:value-type="string" calcext:value-type="string" table:number-columns-spanned="4" table:number-rows-spanned="1">
            <text:p>AKTIVITETER</text:p>
          </table:table-cell>
          <table:covered-table-cell table:number-columns-repeated="3" table:style-name="ce110"/>
          <table:table-cell table:style-name="ce137"/>
          <table:table-cell table:style-name="ce143" office:value-type="string" calcext:value-type="string">
            <text:p>TID</text:p>
          </table:table-cell>
          <table:table-cell table:style-name="ce149" office:value-type="string" calcext:value-type="string">
            <text:p>VEM</text:p>
          </table:table-cell>
          <table:table-cell table:style-name="ce143" office:value-type="string" calcext:value-type="string" table:number-columns-spanned="24" table:number-rows-spanned="1">
            <text:p>TIDPLAN (när), veckonummer</text:p>
          </table:table-cell>
          <table:covered-table-cell table:number-columns-repeated="22" table:style-name="ce110"/>
          <table:covered-table-cell table:style-name="ce177"/>
          <table:table-cell table:style-name="ce181" table:number-columns-repeated="993"/>
        </table:table-row>
        <table:table-row table:style-name="ro8">
          <table:table-cell table:style-name="ce102" office:value-type="string" calcext:value-type="string">
            <text:p>Nr</text:p>
          </table:table-cell>
          <table:table-cell table:style-name="ce111" office:value-type="string" calcext:value-type="string" table:number-columns-spanned="3" table:number-rows-spanned="1">
            <text:p>Beskrivning</text:p>
          </table:table-cell>
          <table:covered-table-cell table:style-name="ce118"/>
          <table:covered-table-cell table:style-name="ce128"/>
          <table:table-cell table:style-name="ce138"/>
          <table:table-cell table:style-name="ce144" office:value-type="string" calcext:value-type="string">
            <text:p>timmar</text:p>
          </table:table-cell>
          <table:table-cell table:style-name="ce144" office:value-type="string" calcext:value-type="string">
            <text:p>Initialer</text:p>
          </table:table-cell>
          <table:table-cell table:style-name="ce150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14" calcext:value-type="float">
            <text:p>14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18" calcext:value-type="float">
            <text:p>18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21" calcext:value-type="float">
            <text:p>21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23" calcext:value-type="float">
            <text:p>23</text:p>
          </table:table-cell>
          <table:table-cell table:style-name="ce103"/>
          <table:table-cell table:number-columns-repeated="993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184" table:formula="of:=[$Basplan.B9]" office:value-type="string" office:string-value="Writing the planning report" calcext:value-type="string" table:number-columns-spanned="3" table:number-rows-spanned="1">
            <text:p>Writing the planning report</text:p>
          </table:table-cell>
          <table:covered-table-cell table:style-name="ce119"/>
          <table:covered-table-cell table:style-name="ce129"/>
          <table:table-cell table:style-name="ce139"/>
          <table:table-cell table:style-name="ce146"/>
          <table:table-cell table:style-name="ce187"/>
          <table:table-cell table:style-name="ce190"/>
          <table:table-cell table:style-name="ce194" table:number-columns-repeated="21"/>
          <table:table-cell table:style-name="ce200"/>
          <table:table-cell table:style-name="ce178" table:formula="of:=SUM([.H8:.AD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Basplan.B1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2:.AD1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112" table:formula="of:=[$Basplan.B21]" office:value-type="string" office:string-value="Re-training with distorted images" calcext:value-type="string" table:number-columns-spanned="3" table:number-rows-spanned="1">
            <text:p>Re-training with distorted images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5:.AD1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6:.AD1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7:.AD1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8:.AD1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19:.AD1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112" table:formula="of:=[$Basplan.B24]" office:value-type="string" office:string-value="Make enhance-net, combination of known techniques" calcext:value-type="string" table:number-columns-spanned="3" table:number-rows-spanned="1">
            <text:p>Make enhance-net, combination of known techniques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112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5:.AD2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112" table:formula="of:=[$Basplan.B2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6:.AD2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112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7:.AD2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112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Basplan.B31]" office:value-type="string" office:string-value="Half time presentation, fri 10 june" calcext:value-type="string" table:number-columns-spanned="3" table:number-rows-spanned="1">
            <text:p>Half time presentation, fri 10 june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Basplan.B32]" office:value-type="string" office:string-value="Summer break, 10 weeks" calcext:value-type="string" table:number-columns-spanned="3" table:number-rows-spanned="1">
            <text:p>Summer break, 10 weeks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2:.AD3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Basplan.B33]" office:value-type="string" office:string-value="Final presentation, fri 28 oct" calcext:value-type="string" table:number-columns-spanned="3" table:number-rows-spanned="1">
            <text:p>Final presentation, fri 28 oct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112" table:formula="of:=[$Basplan.B34]" office:value-type="string" office:string-value="Summa antal timmar:" calcext:value-type="string" table:number-columns-spanned="3" table:number-rows-spanned="1">
            <text:p>Summa antal timmar: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4:.AD3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112" table:formula="of:=[$Basplan.B35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5:.AD3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112" table:formula="of:=[$Basplan.B36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6:.AD3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112" table:formula="of:=[$Basplan.B37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7:.AD3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112" table:formula="of:=[$Basplan.B3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8:.AD3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Basplan.B3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39:.AD3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Basplan.B40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0:.AD4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Basplan.B4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1:.AD4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Basplan.B4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2:.AD4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Basplan.B43]" office:value-type="float" office:value="0" calcext:value-type="float" table:number-columns-spanned="3" table:number-rows-spanned="1">
            <text:p>0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3:.AD4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112" table:formula="of:=[$Basplan.B44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4:.AD4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112" table:formula="of:=[$Basplan.B45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5:.AD4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112" table:formula="of:=[$Basplan.B46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6:.AD4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112" table:formula="of:=[$Basplan.B47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7:.AD4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112" table:formula="of:=[$Basplan.B4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8:.AD4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Basplan.B4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49:.AD4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Basplan.B50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0:.AD5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Basplan.B5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1:.AD5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Basplan.B5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2:.AD5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Basplan.B53]" office:value-type="float" office:value="0" calcext:value-type="float" table:number-columns-spanned="3" table:number-rows-spanned="1">
            <text:p>0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3:.AD5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112" table:formula="of:=[$Basplan.B54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4:.AD5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112" table:formula="of:=[$Basplan.B55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5:.AD5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112" table:formula="of:=[$Basplan.B56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6:.AD5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112" table:formula="of:=[$Basplan.B57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7:.AD5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112" table:formula="of:=[$Basplan.B5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8:.AD5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Basplan.B5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59:.AD5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Basplan.B60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0:.AD6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Basplan.B6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1:.AD6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Basplan.B6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2:.AD6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Basplan.B63]" office:value-type="float" office:value="0" calcext:value-type="float" table:number-columns-spanned="3" table:number-rows-spanned="1">
            <text:p>0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3:.AD6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112" table:formula="of:=[$Basplan.B64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4:.AD6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112" table:formula="of:=[$Basplan.B65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5:.AD6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112" table:formula="of:=[$Basplan.B66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6:.AD6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112" table:formula="of:=[$Basplan.B67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7:.AD6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112" table:formula="of:=[$Basplan.B6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8:.AD6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Basplan.B6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69:.AD6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Basplan.B70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0:.AD7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Basplan.B7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1:.AD7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Basplan.B7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2:.AD7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Basplan.B73]" office:value-type="float" office:value="0" calcext:value-type="float" table:number-columns-spanned="3" table:number-rows-spanned="1">
            <text:p>0</text:p>
          </table:table-cell>
          <table:covered-table-cell table:style-name="ce122"/>
          <table:covered-table-cell table:style-name="ce132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3:.AD7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112" table:formula="of:=[$Basplan.B74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4:.AD7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112" table:formula="of:=[$Basplan.B75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5:.AD7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112" table:formula="of:=[$Basplan.B76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6:.AD7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112" table:formula="of:=[$Basplan.B77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7:.AD7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112" table:formula="of:=[$Basplan.B78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78:.AD7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112" table:formula="of:=[$Basplan.B79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6"/>
          <table:table-cell table:style-name="ce188"/>
          <table:table-cell table:style-name="ce191"/>
          <table:table-cell table:style-name="ce195" table:number-columns-repeated="21"/>
          <table:table-cell table:style-name="ce201"/>
          <table:table-cell table:style-name="ce179" table:formula="of:=SUM([.H79:.AD7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112" table:formula="of:=[$Basplan.B80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85"/>
          <table:table-cell table:style-name="ce145"/>
          <table:table-cell table:style-name="ce147"/>
          <table:table-cell table:style-name="ce151"/>
          <table:table-cell table:style-name="ce156" table:number-columns-repeated="21"/>
          <table:table-cell table:style-name="ce173"/>
          <table:table-cell table:style-name="ce179" table:formula="of:=SUM([.H80:.AD8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112" table:formula="of:=[$Basplan.B81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86"/>
          <table:table-cell table:style-name="ce147"/>
          <table:table-cell table:style-name="ce192"/>
          <table:table-cell table:style-name="ce196" table:number-columns-repeated="21"/>
          <table:table-cell table:style-name="ce202"/>
          <table:table-cell table:style-name="ce179" table:formula="of:=SUM([.H81:.AD8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112" table:formula="of:=[$Basplan.B82]" office:value-type="float" office:value="0" calcext:value-type="float" table:number-columns-spanned="3" table:number-rows-spanned="1">
            <text:p>0</text:p>
          </table:table-cell>
          <table:covered-table-cell table:style-name="ce120"/>
          <table:covered-table-cell table:style-name="ce130"/>
          <table:table-cell table:style-name="ce140"/>
          <table:table-cell table:style-name="ce145"/>
          <table:table-cell table:style-name="ce189"/>
          <table:table-cell table:style-name="ce193"/>
          <table:table-cell table:style-name="ce197" table:number-columns-repeated="6"/>
          <table:table-cell table:style-name="ce199"/>
          <table:table-cell table:style-name="ce197" table:number-columns-repeated="14"/>
          <table:table-cell table:style-name="ce203"/>
          <table:table-cell table:style-name="ce179" table:formula="of:=SUM([.H82:.AD82])" office:value-type="float" office:value="0" calcext:value-type="float">
            <text:p>0</text:p>
          </table:table-cell>
          <table:table-cell table:number-columns-repeated="993"/>
        </table:table-row>
        <table:table-row table:style-name="ro8">
          <table:table-cell table:style-name="ce183"/>
          <table:table-cell table:style-name="ce114" office:value-type="string" calcext:value-type="string" table:number-columns-spanned="3" table:number-rows-spanned="1">
            <text:p>Summa antal timmar:</text:p>
          </table:table-cell>
          <table:covered-table-cell table:style-name="ce123"/>
          <table:covered-table-cell table:style-name="ce114"/>
          <table:table-cell table:style-name="ce141"/>
          <table:table-cell table:style-name="ce148" table:formula="of:=SUM([.F8:.F82])" office:value-type="float" office:value="0" calcext:value-type="float">
            <text:p>0</text:p>
          </table:table-cell>
          <table:table-cell table:style-name="ce148"/>
          <table:table-cell table:style-name="ce153" table:formula="of:=SUM([.H8:.H82])" office:value-type="float" office:value="0" calcext:value-type="float">
            <text:p>0</text:p>
          </table:table-cell>
          <table:table-cell table:style-name="ce198" table:formula="of:=SUM([.I8:.I82])" office:value-type="float" office:value="0" calcext:value-type="float">
            <text:p>0</text:p>
          </table:table-cell>
          <table:table-cell table:style-name="ce198" table:formula="of:=SUM([.J8:.J82])" office:value-type="float" office:value="0" calcext:value-type="float">
            <text:p>0</text:p>
          </table:table-cell>
          <table:table-cell table:style-name="ce198" table:formula="of:=SUM([.K8:.K82])" office:value-type="float" office:value="0" calcext:value-type="float">
            <text:p>0</text:p>
          </table:table-cell>
          <table:table-cell table:style-name="ce198" table:formula="of:=SUM([.L8:.L82])" office:value-type="float" office:value="0" calcext:value-type="float">
            <text:p>0</text:p>
          </table:table-cell>
          <table:table-cell table:style-name="ce198" table:formula="of:=SUM([.M8:.M82])" office:value-type="float" office:value="0" calcext:value-type="float">
            <text:p>0</text:p>
          </table:table-cell>
          <table:table-cell table:style-name="ce198" table:formula="of:=SUM([.N8:.N82])" office:value-type="float" office:value="0" calcext:value-type="float">
            <text:p>0</text:p>
          </table:table-cell>
          <table:table-cell table:style-name="ce198" table:formula="of:=SUM([.O8:.O82])" office:value-type="float" office:value="0" calcext:value-type="float">
            <text:p>0</text:p>
          </table:table-cell>
          <table:table-cell table:style-name="ce198" table:formula="of:=SUM([.P8:.P82])" office:value-type="float" office:value="0" calcext:value-type="float">
            <text:p>0</text:p>
          </table:table-cell>
          <table:table-cell table:style-name="ce198" table:formula="of:=SUM([.Q8:.Q82])" office:value-type="float" office:value="0" calcext:value-type="float">
            <text:p>0</text:p>
          </table:table-cell>
          <table:table-cell table:style-name="ce198" table:formula="of:=SUM([.R8:.R82])" office:value-type="float" office:value="0" calcext:value-type="float">
            <text:p>0</text:p>
          </table:table-cell>
          <table:table-cell table:style-name="ce198" table:formula="of:=SUM([.S8:.S82])" office:value-type="float" office:value="0" calcext:value-type="float">
            <text:p>0</text:p>
          </table:table-cell>
          <table:table-cell table:style-name="ce198" table:formula="of:=SUM([.T8:.T82])" office:value-type="float" office:value="0" calcext:value-type="float">
            <text:p>0</text:p>
          </table:table-cell>
          <table:table-cell table:style-name="ce198" table:formula="of:=SUM([.U8:.U82])" office:value-type="float" office:value="0" calcext:value-type="float">
            <text:p>0</text:p>
          </table:table-cell>
          <table:table-cell table:style-name="ce198" table:formula="of:=SUM([.V8:.V82])" office:value-type="float" office:value="0" calcext:value-type="float">
            <text:p>0</text:p>
          </table:table-cell>
          <table:table-cell table:style-name="ce198" table:formula="of:=SUM([.W8:.W82])" office:value-type="float" office:value="0" calcext:value-type="float">
            <text:p>0</text:p>
          </table:table-cell>
          <table:table-cell table:style-name="ce198" table:formula="of:=SUM([.X8:.X82])" office:value-type="float" office:value="0" calcext:value-type="float">
            <text:p>0</text:p>
          </table:table-cell>
          <table:table-cell table:style-name="ce198" table:formula="of:=SUM([.Y8:.Y82])" office:value-type="float" office:value="0" calcext:value-type="float">
            <text:p>0</text:p>
          </table:table-cell>
          <table:table-cell table:style-name="ce198" table:formula="of:=SUM([.Z8:.Z82])" office:value-type="float" office:value="0" calcext:value-type="float">
            <text:p>0</text:p>
          </table:table-cell>
          <table:table-cell table:style-name="ce198" table:formula="of:=SUM([.AA8:.AA82])" office:value-type="float" office:value="0" calcext:value-type="float">
            <text:p>0</text:p>
          </table:table-cell>
          <table:table-cell table:style-name="ce198" table:formula="of:=SUM([.AB8:.AB82])" office:value-type="float" office:value="0" calcext:value-type="float">
            <text:p>0</text:p>
          </table:table-cell>
          <table:table-cell table:style-name="ce198" table:formula="of:=SUM([.AC8:.AC82])" office:value-type="float" office:value="0" calcext:value-type="float">
            <text:p>0</text:p>
          </table:table-cell>
          <table:table-cell table:style-name="ce204" table:formula="of:=SUM([.AD8:.AD82])" office:value-type="float" office:value="0" calcext:value-type="float">
            <text:p>0</text:p>
          </table:table-cell>
          <table:table-cell table:style-name="ce205" table:formula="of:=SUM([.AE8:.AE82])" office:value-type="float" office:value="0" calcext:value-type="float">
            <text:p>0</text:p>
          </table:table-cell>
          <table:table-cell table:number-columns-repeated="99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" table:style-name="ta3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1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2" table:style-name="ta4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2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3" table:style-name="ta5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3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4" table:style-name="ta6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4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5" table:style-name="ta7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5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6" table:style-name="ta8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6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7" table:style-name="ta9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7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8" table:style-name="ta10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8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9" table:style-name="ta11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9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0" table:style-name="ta12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Tidsredovisning för person 10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144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/>
          <table:table-cell table:style-name="ce241" table:number-columns-repeated="21"/>
          <table:table-cell table:style-name="ce249"/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9]" office:value-type="float" office:value="2" calcext:value-type="float">
            <text:p>2</text:p>
          </table:table-cell>
          <table:table-cell table:style-name="ce11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0]" office:value-type="float" office:value="3" calcext:value-type="float">
            <text:p>3</text:p>
          </table:table-cell>
          <table:table-cell table:style-name="ce11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1]" office:value-type="float" office:value="4" calcext:value-type="float">
            <text:p>4</text:p>
          </table:table-cell>
          <table:table-cell table:style-name="ce11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2]" office:value-type="float" office:value="5" calcext:value-type="float">
            <text:p>5</text:p>
          </table:table-cell>
          <table:table-cell table:style-name="ce11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3]" office:value-type="float" office:value="6" calcext:value-type="float">
            <text:p>6</text:p>
          </table:table-cell>
          <table:table-cell table:style-name="ce11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19]" office:value-type="float" office:value="12" calcext:value-type="float">
            <text:p>12</text:p>
          </table:table-cell>
          <table:table-cell table:style-name="ce11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0]" office:value-type="float" office:value="13" calcext:value-type="float">
            <text:p>13</text:p>
          </table:table-cell>
          <table:table-cell table:style-name="ce11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1]" office:value-type="float" office:value="14" calcext:value-type="float">
            <text:p>14</text:p>
          </table:table-cell>
          <table:table-cell table:style-name="ce11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2]" office:value-type="float" office:value="15" calcext:value-type="float">
            <text:p>15</text:p>
          </table:table-cell>
          <table:table-cell table:style-name="ce11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3]" office:value-type="float" office:value="16" calcext:value-type="float">
            <text:p>16</text:p>
          </table:table-cell>
          <table:table-cell table:style-name="ce11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29]" office:value-type="float" office:value="22" calcext:value-type="float">
            <text:p>22</text:p>
          </table:table-cell>
          <table:table-cell table:style-name="ce11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0]" office:value-type="float" office:value="23" calcext:value-type="float">
            <text:p>23</text:p>
          </table:table-cell>
          <table:table-cell table:style-name="ce11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1]" office:value-type="float" office:value="24" calcext:value-type="float">
            <text:p>24</text:p>
          </table:table-cell>
          <table:table-cell table:style-name="ce11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2]" office:value-type="float" office:value="25" calcext:value-type="float">
            <text:p>25</text:p>
          </table:table-cell>
          <table:table-cell table:style-name="ce11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3]" office:value-type="float" office:value="26" calcext:value-type="float">
            <text:p>26</text:p>
          </table:table-cell>
          <table:table-cell table:style-name="ce11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39]" office:value-type="float" office:value="0" calcext:value-type="float">
            <text:p>0</text:p>
          </table:table-cell>
          <table:table-cell table:style-name="ce11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0]" office:value-type="float" office:value="0" calcext:value-type="float">
            <text:p>0</text:p>
          </table:table-cell>
          <table:table-cell table:style-name="ce11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1]" office:value-type="float" office:value="0" calcext:value-type="float">
            <text:p>0</text:p>
          </table:table-cell>
          <table:table-cell table:style-name="ce11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2]" office:value-type="float" office:value="0" calcext:value-type="float">
            <text:p>0</text:p>
          </table:table-cell>
          <table:table-cell table:style-name="ce11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3]" office:value-type="float" office:value="0" calcext:value-type="float">
            <text:p>0</text:p>
          </table:table-cell>
          <table:table-cell table:style-name="ce11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49]" office:value-type="float" office:value="0" calcext:value-type="float">
            <text:p>0</text:p>
          </table:table-cell>
          <table:table-cell table:style-name="ce11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0]" office:value-type="float" office:value="0" calcext:value-type="float">
            <text:p>0</text:p>
          </table:table-cell>
          <table:table-cell table:style-name="ce11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1]" office:value-type="float" office:value="0" calcext:value-type="float">
            <text:p>0</text:p>
          </table:table-cell>
          <table:table-cell table:style-name="ce11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2]" office:value-type="float" office:value="0" calcext:value-type="float">
            <text:p>0</text:p>
          </table:table-cell>
          <table:table-cell table:style-name="ce11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3]" office:value-type="float" office:value="0" calcext:value-type="float">
            <text:p>0</text:p>
          </table:table-cell>
          <table:table-cell table:style-name="ce11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59]" office:value-type="float" office:value="0" calcext:value-type="float">
            <text:p>0</text:p>
          </table:table-cell>
          <table:table-cell table:style-name="ce11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0]" office:value-type="float" office:value="0" calcext:value-type="float">
            <text:p>0</text:p>
          </table:table-cell>
          <table:table-cell table:style-name="ce11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1]" office:value-type="float" office:value="0" calcext:value-type="float">
            <text:p>0</text:p>
          </table:table-cell>
          <table:table-cell table:style-name="ce11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2]" office:value-type="float" office:value="0" calcext:value-type="float">
            <text:p>0</text:p>
          </table:table-cell>
          <table:table-cell table:style-name="ce11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3]" office:value-type="float" office:value="0" calcext:value-type="float">
            <text:p>0</text:p>
          </table:table-cell>
          <table:table-cell table:style-name="ce11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69]" office:value-type="float" office:value="0" calcext:value-type="float">
            <text:p>0</text:p>
          </table:table-cell>
          <table:table-cell table:style-name="ce11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0]" office:value-type="float" office:value="0" calcext:value-type="float">
            <text:p>0</text:p>
          </table:table-cell>
          <table:table-cell table:style-name="ce11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1]" office:value-type="float" office:value="0" calcext:value-type="float">
            <text:p>0</text:p>
          </table:table-cell>
          <table:table-cell table:style-name="ce11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2]" office:value-type="float" office:value="0" calcext:value-type="float">
            <text:p>0</text:p>
          </table:table-cell>
          <table:table-cell table:style-name="ce11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3]" office:value-type="float" office:value="0" calcext:value-type="float">
            <text:p>0</text:p>
          </table:table-cell>
          <table:table-cell table:style-name="ce11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22"/>
          <table:covered-table-cell table:style-name="ce13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/>
          <table:table-cell table:style-name="ce242" table:number-columns-repeated="21"/>
          <table:table-cell table:style-name="ce250"/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103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6"/>
          <table:table-cell table:style-name="ce243" table:number-columns-repeated="21"/>
          <table:table-cell table:style-name="ce251"/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37" table:formula="of:=SUM([.G8:.G82])" office:value-type="float" office:value="0" calcext:value-type="float">
            <text:p>0</text:p>
          </table:table-cell>
          <table:table-cell table:style-name="ce237" table:formula="of:=SUM([.H8:.H82])" office:value-type="float" office:value="0" calcext:value-type="float">
            <text:p>0</text:p>
          </table:table-cell>
          <table:table-cell table:style-name="ce237" table:formula="of:=SUM([.I8:.I82])" office:value-type="float" office:value="0" calcext:value-type="float">
            <text:p>0</text:p>
          </table:table-cell>
          <table:table-cell table:style-name="ce237" table:formula="of:=SUM([.J8:.J82])" office:value-type="float" office:value="0" calcext:value-type="float">
            <text:p>0</text:p>
          </table:table-cell>
          <table:table-cell table:style-name="ce237" table:formula="of:=SUM([.K8:.K82])" office:value-type="float" office:value="0" calcext:value-type="float">
            <text:p>0</text:p>
          </table:table-cell>
          <table:table-cell table:style-name="ce237" table:formula="of:=SUM([.L8:.L82])" office:value-type="float" office:value="0" calcext:value-type="float">
            <text:p>0</text:p>
          </table:table-cell>
          <table:table-cell table:style-name="ce237" table:formula="of:=SUM([.M8:.M82])" office:value-type="float" office:value="0" calcext:value-type="float">
            <text:p>0</text:p>
          </table:table-cell>
          <table:table-cell table:style-name="ce237" table:formula="of:=SUM([.N8:.N82])" office:value-type="float" office:value="0" calcext:value-type="float">
            <text:p>0</text:p>
          </table:table-cell>
          <table:table-cell table:style-name="ce237" table:formula="of:=SUM([.O8:.O82])" office:value-type="float" office:value="0" calcext:value-type="float">
            <text:p>0</text:p>
          </table:table-cell>
          <table:table-cell table:style-name="ce237" table:formula="of:=SUM([.P8:.P82])" office:value-type="float" office:value="0" calcext:value-type="float">
            <text:p>0</text:p>
          </table:table-cell>
          <table:table-cell table:style-name="ce237" table:formula="of:=SUM([.Q8:.Q82])" office:value-type="float" office:value="0" calcext:value-type="float">
            <text:p>0</text:p>
          </table:table-cell>
          <table:table-cell table:style-name="ce237" table:formula="of:=SUM([.R8:.R82])" office:value-type="float" office:value="0" calcext:value-type="float">
            <text:p>0</text:p>
          </table:table-cell>
          <table:table-cell table:style-name="ce237" table:formula="of:=SUM([.S8:.S82])" office:value-type="float" office:value="0" calcext:value-type="float">
            <text:p>0</text:p>
          </table:table-cell>
          <table:table-cell table:style-name="ce237" table:formula="of:=SUM([.T8:.T82])" office:value-type="float" office:value="0" calcext:value-type="float">
            <text:p>0</text:p>
          </table:table-cell>
          <table:table-cell table:style-name="ce237" table:formula="of:=SUM([.U8:.U82])" office:value-type="float" office:value="0" calcext:value-type="float">
            <text:p>0</text:p>
          </table:table-cell>
          <table:table-cell table:style-name="ce237" table:formula="of:=SUM([.V8:.V82])" office:value-type="float" office:value="0" calcext:value-type="float">
            <text:p>0</text:p>
          </table:table-cell>
          <table:table-cell table:style-name="ce237" table:formula="of:=SUM([.W8:.W82])" office:value-type="float" office:value="0" calcext:value-type="float">
            <text:p>0</text:p>
          </table:table-cell>
          <table:table-cell table:style-name="ce237" table:formula="of:=SUM([.X8:.X82])" office:value-type="float" office:value="0" calcext:value-type="float">
            <text:p>0</text:p>
          </table:table-cell>
          <table:table-cell table:style-name="ce237" table:formula="of:=SUM([.Y8:.Y82])" office:value-type="float" office:value="0" calcext:value-type="float">
            <text:p>0</text:p>
          </table:table-cell>
          <table:table-cell table:style-name="ce237" table:formula="of:=SUM([.Z8:.Z82])" office:value-type="float" office:value="0" calcext:value-type="float">
            <text:p>0</text:p>
          </table:table-cell>
          <table:table-cell table:style-name="ce237" table:formula="of:=SUM([.AA8:.AA82])" office:value-type="float" office:value="0" calcext:value-type="float">
            <text:p>0</text:p>
          </table:table-cell>
          <table:table-cell table:style-name="ce237" table:formula="of:=SUM([.AB8:.AB82])" office:value-type="float" office:value="0" calcext:value-type="float">
            <text:p>0</text:p>
          </table:table-cell>
          <table:table-cell table:style-name="ce237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ering TID" table:style-name="ta13">
        <office:forms form:automatic-focus="false" form:apply-design-mode="false"/>
        <table:table-column table:style-name="co1" table:default-cell-style-name="ce105"/>
        <table:table-column table:style-name="co2" table:default-cell-style-name="ce105"/>
        <table:table-column table:style-name="co3" table:visibility="collapse" table:default-cell-style-name="ce105"/>
        <table:table-column table:style-name="co4" table:default-cell-style-name="ce105"/>
        <table:table-column table:style-name="co2" table:visibility="collapse" table:default-cell-style-name="ce105"/>
        <table:table-column table:style-name="co8" table:default-cell-style-name="ce105"/>
        <table:table-column table:style-name="co10" table:number-columns-repeated="23" table:default-cell-style-name="ce105"/>
        <table:table-column table:style-name="co11" table:default-cell-style-name="ce105"/>
        <table:table-column table:style-name="co9" table:number-columns-repeated="994" table:default-cell-style-name="Default"/>
        <table:table-row table:style-name="ro4">
          <table:table-cell table:style-name="ce96" office:value-type="string" calcext:value-type="string" table:number-columns-spanned="30" table:number-rows-spanned="1">
            <text:p>Summering av tid</text:p>
          </table:table-cell>
          <table:covered-table-cell table:number-columns-repeated="28" table:style-name="ce106"/>
          <table:covered-table-cell table:style-name="ce174"/>
          <table:table-cell table:style-name="ce180" table:number-columns-repeated="994"/>
        </table:table-row>
        <table:table-row table:style-name="ro5">
          <table:table-cell table:style-name="ce206" office:value-type="string" calcext:value-type="string" table:number-columns-spanned="2" table:number-rows-spanned="1">
            <text:p>Projekt:</text:p>
          </table:table-cell>
          <table:covered-table-cell table:style-name="ce210"/>
          <table:table-cell table:style-name="ce210"/>
          <table:table-cell table:style-name="ce222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226"/>
          <table:covered-table-cell table:style-name="ce222"/>
          <table:table-cell table:style-name="ce180" table:number-columns-repeated="994"/>
        </table:table-row>
        <table:table-row table:style-name="ro6">
          <table:table-cell table:style-name="ce207" office:value-type="string" calcext:value-type="string" table:number-columns-spanned="2" table:number-rows-spanned="1">
            <text:p>Projektgrupp:</text:p>
          </table:table-cell>
          <table:covered-table-cell table:style-name="ce211"/>
          <table:table-cell table:style-name="ce218"/>
          <table:table-cell table:style-name="ce223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227"/>
          <table:covered-table-cell table:style-name="ce230"/>
          <table:table-cell table:style-name="ce98" office:value-type="string" calcext:value-type="string" table:number-columns-spanned="4" table:number-rows-spanned="1">
            <text:p>Datum:</text:p>
          </table:table-cell>
          <table:covered-table-cell table:number-columns-repeated="2" table:style-name="ce107"/>
          <table:covered-table-cell table:style-name="ce245"/>
          <table:table-cell table:style-name="ce154" table:number-columns-spanned="19" table:number-rows-spanned="1"/>
          <table:covered-table-cell table:number-columns-repeated="17" table:style-name="ce247"/>
          <table:covered-table-cell table:style-name="ce252"/>
          <table:table-cell table:number-columns-repeated="994"/>
        </table:table-row>
        <table:table-row table:style-name="ro6">
          <table:table-cell table:style-name="ce208" office:value-type="string" calcext:value-type="string" table:number-columns-spanned="2" table:number-rows-spanned="1">
            <text:p>Beställare:</text:p>
          </table:table-cell>
          <table:covered-table-cell table:style-name="ce212"/>
          <table:table-cell table:style-name="ce219"/>
          <table:table-cell table:style-name="ce224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228"/>
          <table:covered-table-cell table:style-name="ce231"/>
          <table:table-cell table:style-name="ce208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244"/>
          <table:table-cell table:style-name="ce246" table:number-columns-spanned="19" table:number-rows-spanned="1"/>
          <table:covered-table-cell table:number-columns-repeated="17" table:style-name="ce248"/>
          <table:covered-table-cell table:style-name="ce246"/>
          <table:table-cell table:number-columns-repeated="994"/>
        </table:table-row>
        <table:table-row table:style-name="ro7">
          <table:table-cell table:style-name="ce209" office:value-type="string" calcext:value-type="string" table:number-columns-spanned="2" table:number-rows-spanned="1">
            <text:p>Kurs:</text:p>
          </table:table-cell>
          <table:covered-table-cell table:style-name="ce213"/>
          <table:table-cell table:style-name="ce220"/>
          <table:table-cell table:style-name="ce225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29"/>
          <table:covered-table-cell table:style-name="ce232"/>
          <table:table-cell table:style-name="ce238" table:number-columns-spanned="23" table:number-rows-spanned="1"/>
          <table:covered-table-cell table:number-columns-repeated="21" table:style-name="ce166"/>
          <table:covered-table-cell table:style-name="ce176"/>
          <table:table-cell table:number-columns-repeated="994"/>
        </table:table-row>
        <table:table-row table:style-name="ro7">
          <table:table-cell table:style-name="ce149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214"/>
          <table:table-cell table:style-name="ce233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239"/>
          <table:covered-table-cell table:style-name="ce253"/>
          <table:table-cell table:style-name="ce181" table:number-columns-repeated="994"/>
        </table:table-row>
        <table:table-row table:style-name="ro8">
          <table:table-cell table:style-name="ce102"/>
          <table:table-cell table:style-name="ce215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118"/>
          <table:table-cell table:style-name="ce258" table:formula="of:=[$Basplan.H7]" office:value-type="float" office:value="14" calcext:value-type="float">
            <text:p>14</text:p>
          </table:table-cell>
          <table:table-cell table:style-name="ce240" table:formula="of:=[$Basplan.I7]" office:value-type="float" office:value="15" calcext:value-type="float">
            <text:p>15</text:p>
          </table:table-cell>
          <table:table-cell table:style-name="ce240" table:formula="of:=[$Basplan.J7]" office:value-type="float" office:value="16" calcext:value-type="float">
            <text:p>16</text:p>
          </table:table-cell>
          <table:table-cell table:style-name="ce240" table:formula="of:=[$Basplan.K7]" office:value-type="float" office:value="17" calcext:value-type="float">
            <text:p>17</text:p>
          </table:table-cell>
          <table:table-cell table:style-name="ce240" table:formula="of:=[$Basplan.L7]" office:value-type="float" office:value="18" calcext:value-type="float">
            <text:p>18</text:p>
          </table:table-cell>
          <table:table-cell table:style-name="ce240" table:formula="of:=[$Basplan.M7]" office:value-type="float" office:value="19" calcext:value-type="float">
            <text:p>19</text:p>
          </table:table-cell>
          <table:table-cell table:style-name="ce240" table:formula="of:=[$Basplan.N7]" office:value-type="float" office:value="20" calcext:value-type="float">
            <text:p>20</text:p>
          </table:table-cell>
          <table:table-cell table:style-name="ce240" table:formula="of:=[$Basplan.O7]" office:value-type="float" office:value="21" calcext:value-type="float">
            <text:p>21</text:p>
          </table:table-cell>
          <table:table-cell table:style-name="ce240" table:formula="of:=[$Basplan.P7]" office:value-type="float" office:value="22" calcext:value-type="float">
            <text:p>22</text:p>
          </table:table-cell>
          <table:table-cell table:style-name="ce240" table:formula="of:=[$Basplan.Q7]" office:value-type="float" office:value="23" calcext:value-type="float">
            <text:p>23</text:p>
          </table:table-cell>
          <table:table-cell table:style-name="ce240" table:formula="of:=[$Basplan.R7]" office:value-type="float" office:value="24" calcext:value-type="float">
            <text:p>24</text:p>
          </table:table-cell>
          <table:table-cell table:style-name="ce240" table:formula="of:=[$Basplan.S7]" office:value-type="float" office:value="25" calcext:value-type="float">
            <text:p>25</text:p>
          </table:table-cell>
          <table:table-cell table:style-name="ce240" table:formula="of:=[$Basplan.T7]" office:value-type="float" office:value="35" calcext:value-type="float">
            <text:p>35</text:p>
          </table:table-cell>
          <table:table-cell table:style-name="ce240" table:formula="of:=[$Basplan.U7]" office:value-type="float" office:value="36" calcext:value-type="float">
            <text:p>36</text:p>
          </table:table-cell>
          <table:table-cell table:style-name="ce240" table:formula="of:=[$Basplan.V7]" office:value-type="float" office:value="37" calcext:value-type="float">
            <text:p>37</text:p>
          </table:table-cell>
          <table:table-cell table:style-name="ce240" table:formula="of:=[$Basplan.W7]" office:value-type="float" office:value="38" calcext:value-type="float">
            <text:p>38</text:p>
          </table:table-cell>
          <table:table-cell table:style-name="ce240" table:formula="of:=[$Basplan.X7]" office:value-type="float" office:value="39" calcext:value-type="float">
            <text:p>39</text:p>
          </table:table-cell>
          <table:table-cell table:style-name="ce240" table:formula="of:=[$Basplan.Y7]" office:value-type="float" office:value="40" calcext:value-type="float">
            <text:p>40</text:p>
          </table:table-cell>
          <table:table-cell table:style-name="ce240" table:formula="of:=[$Basplan.Z7]" office:value-type="float" office:value="41" calcext:value-type="float">
            <text:p>41</text:p>
          </table:table-cell>
          <table:table-cell table:style-name="ce240" table:formula="of:=[$Basplan.AA7]" office:value-type="float" office:value="42" calcext:value-type="float">
            <text:p>42</text:p>
          </table:table-cell>
          <table:table-cell table:style-name="ce240" table:formula="of:=[$Basplan.AB7]" office:value-type="float" office:value="43" calcext:value-type="float">
            <text:p>43</text:p>
          </table:table-cell>
          <table:table-cell table:style-name="ce240" table:formula="of:=[$Basplan.AC7]" office:value-type="float" office:value="44" calcext:value-type="float">
            <text:p>44</text:p>
          </table:table-cell>
          <table:table-cell table:style-name="ce240" table:formula="of:=[$Basplan.AD7]" office:value-type="float" office:value="45" calcext:value-type="float">
            <text:p>45</text:p>
          </table:table-cell>
          <table:table-cell table:style-name="ce254" office:value-type="string" calcext:value-type="string">
            <text:p>Su</text:p>
          </table:table-cell>
          <table:table-cell table:number-columns-repeated="994"/>
        </table:table-row>
        <table:table-row table:style-name="ro10">
          <table:table-cell table:style-name="ce103" table:formula="of:=[$Basplan.A8]" office:value-type="float" office:value="1" calcext:value-type="float">
            <text:p>1</text:p>
          </table:table-cell>
          <table:table-cell table:style-name="ce216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221"/>
          <table:table-cell table:style-name="ce234" table:formula="of:=IF([$P1.G8]+[$P2.G8]+[$P3.G8]+[$P4.G8]+[$P5.G8]+[$P6.G8]+[$P7.G8]+[$P8.G8]+[$p9.G8]+[$P10.G8]=0;&quot; &quot;;[$P1.G8]+[$P2.G8]+[$P3.G8]+[$P4.G8]+[$P5.G8]+[$P6.G8]+[$P7.G8]+[$P8.G8]+[$p9.G8]+[$P10.G8])" office:value-type="string" office:string-value=" " calcext:value-type="string">
            <text:p><text:s/></text:p>
          </table:table-cell>
          <table:table-cell table:style-name="ce241" table:formula="of:=IF([$P1.H8]+[$P2.H8]+[$P3.H8]+[$P4.H8]+[$P5.H8]+[$P6.H8]+[$P7.H8]+[$P8.H8]+[$p9.H8]+[$P10.H8]=0;&quot; &quot;;[$P1.H8]+[$P2.H8]+[$P3.H8]+[$P4.H8]+[$P5.H8]+[$P6.H8]+[$P7.H8]+[$P8.H8]+[$p9.H8]+[$P10.H8])" office:value-type="string" office:string-value=" " calcext:value-type="string">
            <text:p><text:s/></text:p>
          </table:table-cell>
          <table:table-cell table:style-name="ce241" table:formula="of:=IF([$P1.I8]+[$P2.I8]+[$P3.I8]+[$P4.I8]+[$P5.I8]+[$P6.I8]+[$P7.I8]+[$P8.I8]+[$p9.I8]+[$P10.I8]=0;&quot; &quot;;[$P1.I8]+[$P2.I8]+[$P3.I8]+[$P4.I8]+[$P5.I8]+[$P6.I8]+[$P7.I8]+[$P8.I8]+[$p9.I8]+[$P10.I8])" office:value-type="string" office:string-value=" " calcext:value-type="string">
            <text:p><text:s/></text:p>
          </table:table-cell>
          <table:table-cell table:style-name="ce241" table:formula="of:=IF([$P1.J8]+[$P2.J8]+[$P3.J8]+[$P4.J8]+[$P5.J8]+[$P6.J8]+[$P7.J8]+[$P8.J8]+[$p9.J8]+[$P10.J8]=0;&quot; &quot;;[$P1.J8]+[$P2.J8]+[$P3.J8]+[$P4.J8]+[$P5.J8]+[$P6.J8]+[$P7.J8]+[$P8.J8]+[$p9.J8]+[$P10.J8])" office:value-type="string" office:string-value=" " calcext:value-type="string">
            <text:p><text:s/></text:p>
          </table:table-cell>
          <table:table-cell table:style-name="ce241" table:formula="of:=IF([$P1.K8]+[$P2.K8]+[$P3.K8]+[$P4.K8]+[$P5.K8]+[$P6.K8]+[$P7.K8]+[$P8.K8]+[$p9.K8]+[$P10.K8]=0;&quot; &quot;;[$P1.K8]+[$P2.K8]+[$P3.K8]+[$P4.K8]+[$P5.K8]+[$P6.K8]+[$P7.K8]+[$P8.K8]+[$p9.K8]+[$P10.K8])" office:value-type="string" office:string-value=" " calcext:value-type="string">
            <text:p><text:s/></text:p>
          </table:table-cell>
          <table:table-cell table:style-name="ce241" table:formula="of:=IF([$P1.L8]+[$P2.L8]+[$P3.L8]+[$P4.L8]+[$P5.L8]+[$P6.L8]+[$P7.L8]+[$P8.L8]+[$p9.L8]+[$P10.L8]=0;&quot; &quot;;[$P1.L8]+[$P2.L8]+[$P3.L8]+[$P4.L8]+[$P5.L8]+[$P6.L8]+[$P7.L8]+[$P8.L8]+[$p9.L8]+[$P10.L8])" office:value-type="string" office:string-value=" " calcext:value-type="string">
            <text:p><text:s/></text:p>
          </table:table-cell>
          <table:table-cell table:style-name="ce241" table:formula="of:=IF([$P1.M8]+[$P2.M8]+[$P3.M8]+[$P4.M8]+[$P5.M8]+[$P6.M8]+[$P7.M8]+[$P8.M8]+[$p9.M8]+[$P10.M8]=0;&quot; &quot;;[$P1.M8]+[$P2.M8]+[$P3.M8]+[$P4.M8]+[$P5.M8]+[$P6.M8]+[$P7.M8]+[$P8.M8]+[$p9.M8]+[$P10.M8])" office:value-type="string" office:string-value=" " calcext:value-type="string">
            <text:p><text:s/></text:p>
          </table:table-cell>
          <table:table-cell table:style-name="ce241" table:formula="of:=IF([$P1.N8]+[$P2.N8]+[$P3.N8]+[$P4.N8]+[$P5.N8]+[$P6.N8]+[$P7.N8]+[$P8.N8]+[$p9.N8]+[$P10.N8]=0;&quot; &quot;;[$P1.N8]+[$P2.N8]+[$P3.N8]+[$P4.N8]+[$P5.N8]+[$P6.N8]+[$P7.N8]+[$P8.N8]+[$p9.N8]+[$P10.N8])" office:value-type="string" office:string-value=" " calcext:value-type="string">
            <text:p><text:s/></text:p>
          </table:table-cell>
          <table:table-cell table:style-name="ce241" table:formula="of:=IF([$P1.O8]+[$P2.O8]+[$P3.O8]+[$P4.O8]+[$P5.O8]+[$P6.O8]+[$P7.O8]+[$P8.O8]+[$p9.O8]+[$P10.O8]=0;&quot; &quot;;[$P1.O8]+[$P2.O8]+[$P3.O8]+[$P4.O8]+[$P5.O8]+[$P6.O8]+[$P7.O8]+[$P8.O8]+[$p9.O8]+[$P10.O8])" office:value-type="string" office:string-value=" " calcext:value-type="string">
            <text:p><text:s/></text:p>
          </table:table-cell>
          <table:table-cell table:style-name="ce241" table:formula="of:=IF([$P1.P8]+[$P2.P8]+[$P3.P8]+[$P4.P8]+[$P5.P8]+[$P6.P8]+[$P7.P8]+[$P8.P8]+[$p9.P8]+[$P10.P8]=0;&quot; &quot;;[$P1.P8]+[$P2.P8]+[$P3.P8]+[$P4.P8]+[$P5.P8]+[$P6.P8]+[$P7.P8]+[$P8.P8]+[$p9.P8]+[$P10.P8])" office:value-type="string" office:string-value=" " calcext:value-type="string">
            <text:p><text:s/></text:p>
          </table:table-cell>
          <table:table-cell table:style-name="ce241" table:formula="of:=IF([$P1.Q8]+[$P2.Q8]+[$P3.Q8]+[$P4.Q8]+[$P5.Q8]+[$P6.Q8]+[$P7.Q8]+[$P8.Q8]+[$p9.Q8]+[$P10.Q8]=0;&quot; &quot;;[$P1.Q8]+[$P2.Q8]+[$P3.Q8]+[$P4.Q8]+[$P5.Q8]+[$P6.Q8]+[$P7.Q8]+[$P8.Q8]+[$p9.Q8]+[$P10.Q8])" office:value-type="string" office:string-value=" " calcext:value-type="string">
            <text:p><text:s/></text:p>
          </table:table-cell>
          <table:table-cell table:style-name="ce241" table:formula="of:=IF([$P1.R8]+[$P2.R8]+[$P3.R8]+[$P4.R8]+[$P5.R8]+[$P6.R8]+[$P7.R8]+[$P8.R8]+[$p9.R8]+[$P10.R8]=0;&quot; &quot;;[$P1.R8]+[$P2.R8]+[$P3.R8]+[$P4.R8]+[$P5.R8]+[$P6.R8]+[$P7.R8]+[$P8.R8]+[$p9.R8]+[$P10.R8])" office:value-type="string" office:string-value=" " calcext:value-type="string">
            <text:p><text:s/></text:p>
          </table:table-cell>
          <table:table-cell table:style-name="ce241" table:formula="of:=IF([$P1.S8]+[$P2.S8]+[$P3.S8]+[$P4.S8]+[$P5.S8]+[$P6.S8]+[$P7.S8]+[$P8.S8]+[$p9.S8]+[$P10.S8]=0;&quot; &quot;;[$P1.S8]+[$P2.S8]+[$P3.S8]+[$P4.S8]+[$P5.S8]+[$P6.S8]+[$P7.S8]+[$P8.S8]+[$p9.S8]+[$P10.S8])" office:value-type="string" office:string-value=" " calcext:value-type="string">
            <text:p><text:s/></text:p>
          </table:table-cell>
          <table:table-cell table:style-name="ce241" table:formula="of:=IF([$P1.T8]+[$P2.T8]+[$P3.T8]+[$P4.T8]+[$P5.T8]+[$P6.T8]+[$P7.T8]+[$P8.T8]+[$p9.T8]+[$P10.T8]=0;&quot; &quot;;[$P1.T8]+[$P2.T8]+[$P3.T8]+[$P4.T8]+[$P5.T8]+[$P6.T8]+[$P7.T8]+[$P8.T8]+[$p9.T8]+[$P10.T8])" office:value-type="string" office:string-value=" " calcext:value-type="string">
            <text:p><text:s/></text:p>
          </table:table-cell>
          <table:table-cell table:style-name="ce241" table:formula="of:=IF([$P1.U8]+[$P2.U8]+[$P3.U8]+[$P4.U8]+[$P5.U8]+[$P6.U8]+[$P7.U8]+[$P8.U8]+[$p9.U8]+[$P10.U8]=0;&quot; &quot;;[$P1.U8]+[$P2.U8]+[$P3.U8]+[$P4.U8]+[$P5.U8]+[$P6.U8]+[$P7.U8]+[$P8.U8]+[$p9.U8]+[$P10.U8])" office:value-type="string" office:string-value=" " calcext:value-type="string">
            <text:p><text:s/></text:p>
          </table:table-cell>
          <table:table-cell table:style-name="ce241" table:formula="of:=IF([$P1.V8]+[$P2.V8]+[$P3.V8]+[$P4.V8]+[$P5.V8]+[$P6.V8]+[$P7.V8]+[$P8.V8]+[$p9.V8]+[$P10.V8]=0;&quot; &quot;;[$P1.V8]+[$P2.V8]+[$P3.V8]+[$P4.V8]+[$P5.V8]+[$P6.V8]+[$P7.V8]+[$P8.V8]+[$p9.V8]+[$P10.V8])" office:value-type="string" office:string-value=" " calcext:value-type="string">
            <text:p><text:s/></text:p>
          </table:table-cell>
          <table:table-cell table:style-name="ce241" table:formula="of:=IF([$P1.W8]+[$P2.W8]+[$P3.W8]+[$P4.W8]+[$P5.W8]+[$P6.W8]+[$P7.W8]+[$P8.W8]+[$p9.W8]+[$P10.W8]=0;&quot; &quot;;[$P1.W8]+[$P2.W8]+[$P3.W8]+[$P4.W8]+[$P5.W8]+[$P6.W8]+[$P7.W8]+[$P8.W8]+[$p9.W8]+[$P10.W8])" office:value-type="string" office:string-value=" " calcext:value-type="string">
            <text:p><text:s/></text:p>
          </table:table-cell>
          <table:table-cell table:style-name="ce241" table:formula="of:=IF([$P1.X8]+[$P2.X8]+[$P3.X8]+[$P4.X8]+[$P5.X8]+[$P6.X8]+[$P7.X8]+[$P8.X8]+[$p9.X8]+[$P10.X8]=0;&quot; &quot;;[$P1.X8]+[$P2.X8]+[$P3.X8]+[$P4.X8]+[$P5.X8]+[$P6.X8]+[$P7.X8]+[$P8.X8]+[$p9.X8]+[$P10.X8])" office:value-type="string" office:string-value=" " calcext:value-type="string">
            <text:p><text:s/></text:p>
          </table:table-cell>
          <table:table-cell table:style-name="ce241" table:formula="of:=IF([$P1.Y8]+[$P2.Y8]+[$P3.Y8]+[$P4.Y8]+[$P5.Y8]+[$P6.Y8]+[$P7.Y8]+[$P8.Y8]+[$p9.Y8]+[$P10.Y8]=0;&quot; &quot;;[$P1.Y8]+[$P2.Y8]+[$P3.Y8]+[$P4.Y8]+[$P5.Y8]+[$P6.Y8]+[$P7.Y8]+[$P8.Y8]+[$p9.Y8]+[$P10.Y8])" office:value-type="string" office:string-value=" " calcext:value-type="string">
            <text:p><text:s/></text:p>
          </table:table-cell>
          <table:table-cell table:style-name="ce241" table:formula="of:=IF([$P1.Z8]+[$P2.Z8]+[$P3.Z8]+[$P4.Z8]+[$P5.Z8]+[$P6.Z8]+[$P7.Z8]+[$P8.Z8]+[$p9.Z8]+[$P10.Z8]=0;&quot; &quot;;[$P1.Z8]+[$P2.Z8]+[$P3.Z8]+[$P4.Z8]+[$P5.Z8]+[$P6.Z8]+[$P7.Z8]+[$P8.Z8]+[$p9.Z8]+[$P10.Z8])" office:value-type="string" office:string-value=" " calcext:value-type="string">
            <text:p><text:s/></text:p>
          </table:table-cell>
          <table:table-cell table:style-name="ce241" table:formula="of:=IF([$P1.AA8]+[$P2.AA8]+[$P3.AA8]+[$P4.AA8]+[$P5.AA8]+[$P6.AA8]+[$P7.AA8]+[$P8.AA8]+[$p9.AA8]+[$P10.AA8]=0;&quot; &quot;;[$P1.AA8]+[$P2.AA8]+[$P3.AA8]+[$P4.AA8]+[$P5.AA8]+[$P6.AA8]+[$P7.AA8]+[$P8.AA8]+[$p9.AA8]+[$P10.AA8])" office:value-type="string" office:string-value=" " calcext:value-type="string">
            <text:p><text:s/></text:p>
          </table:table-cell>
          <table:table-cell table:style-name="ce241" table:formula="of:=IF([$P1.AB8]+[$P2.AB8]+[$P3.AB8]+[$P4.AB8]+[$P5.AB8]+[$P6.AB8]+[$P7.AB8]+[$P8.AB8]+[$p9.AB8]+[$P10.AB8]=0;&quot; &quot;;[$P1.AB8]+[$P2.AB8]+[$P3.AB8]+[$P4.AB8]+[$P5.AB8]+[$P6.AB8]+[$P7.AB8]+[$P8.AB8]+[$p9.AB8]+[$P10.AB8])" office:value-type="string" office:string-value=" " calcext:value-type="string">
            <text:p><text:s/></text:p>
          </table:table-cell>
          <table:table-cell table:style-name="ce249" table:formula="of:=IF([$P1.AC8]+[$P2.AC8]+[$P3.AC8]+[$P4.AC8]+[$P5.AC8]+[$P6.AC8]+[$P7.AC8]+[$P8.AC8]+[$p9.AC8]+[$P10.AC8]=0;&quot; &quot;;[$P1.AC8]+[$P2.AC8]+[$P3.AC8]+[$P4.AC8]+[$P5.AC8]+[$P6.AC8]+[$P7.AC8]+[$P8.AC8]+[$p9.AC8]+[$P10.AC8])" office:value-type="string" office:string-value=" " calcext:value-type="string">
            <text:p><text:s/></text:p>
          </table:table-cell>
          <table:table-cell table:style-name="ce255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9]" office:value-type="float" office:value="2" calcext:value-type="float">
            <text:p>2</text:p>
          </table:table-cell>
          <table:table-cell table:style-name="ce2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9]+[$P2.G9]+[$P3.G9]+[$P4.G9]+[$P5.G9]+[$P6.G9]+[$P7.G9]+[$P8.G9]+[$p9.G9]+[$P10.G9]=0;&quot; &quot;;[$P1.G9]+[$P2.G9]+[$P3.G9]+[$P4.G9]+[$P5.G9]+[$P6.G9]+[$P7.G9]+[$P8.G9]+[$p9.G9]+[$P10.G9])" office:value-type="string" office:string-value=" " calcext:value-type="string">
            <text:p><text:s/></text:p>
          </table:table-cell>
          <table:table-cell table:style-name="ce242" table:formula="of:=IF([$P1.H9]+[$P2.H9]+[$P3.H9]+[$P4.H9]+[$P5.H9]+[$P6.H9]+[$P7.H9]+[$P8.H9]+[$p9.H9]+[$P10.H9]=0;&quot; &quot;;[$P1.H9]+[$P2.H9]+[$P3.H9]+[$P4.H9]+[$P5.H9]+[$P6.H9]+[$P7.H9]+[$P8.H9]+[$p9.H9]+[$P10.H9])" office:value-type="string" office:string-value=" " calcext:value-type="string">
            <text:p><text:s/></text:p>
          </table:table-cell>
          <table:table-cell table:style-name="ce242" table:formula="of:=IF([$P1.I9]+[$P2.I9]+[$P3.I9]+[$P4.I9]+[$P5.I9]+[$P6.I9]+[$P7.I9]+[$P8.I9]+[$p9.I9]+[$P10.I9]=0;&quot; &quot;;[$P1.I9]+[$P2.I9]+[$P3.I9]+[$P4.I9]+[$P5.I9]+[$P6.I9]+[$P7.I9]+[$P8.I9]+[$p9.I9]+[$P10.I9])" office:value-type="string" office:string-value=" " calcext:value-type="string">
            <text:p><text:s/></text:p>
          </table:table-cell>
          <table:table-cell table:style-name="ce242" table:formula="of:=IF([$P1.J9]+[$P2.J9]+[$P3.J9]+[$P4.J9]+[$P5.J9]+[$P6.J9]+[$P7.J9]+[$P8.J9]+[$p9.J9]+[$P10.J9]=0;&quot; &quot;;[$P1.J9]+[$P2.J9]+[$P3.J9]+[$P4.J9]+[$P5.J9]+[$P6.J9]+[$P7.J9]+[$P8.J9]+[$p9.J9]+[$P10.J9])" office:value-type="string" office:string-value=" " calcext:value-type="string">
            <text:p><text:s/></text:p>
          </table:table-cell>
          <table:table-cell table:style-name="ce242" table:formula="of:=IF([$P1.K9]+[$P2.K9]+[$P3.K9]+[$P4.K9]+[$P5.K9]+[$P6.K9]+[$P7.K9]+[$P8.K9]+[$p9.K9]+[$P10.K9]=0;&quot; &quot;;[$P1.K9]+[$P2.K9]+[$P3.K9]+[$P4.K9]+[$P5.K9]+[$P6.K9]+[$P7.K9]+[$P8.K9]+[$p9.K9]+[$P10.K9])" office:value-type="string" office:string-value=" " calcext:value-type="string">
            <text:p><text:s/></text:p>
          </table:table-cell>
          <table:table-cell table:style-name="ce242" table:formula="of:=IF([$P1.L9]+[$P2.L9]+[$P3.L9]+[$P4.L9]+[$P5.L9]+[$P6.L9]+[$P7.L9]+[$P8.L9]+[$p9.L9]+[$P10.L9]=0;&quot; &quot;;[$P1.L9]+[$P2.L9]+[$P3.L9]+[$P4.L9]+[$P5.L9]+[$P6.L9]+[$P7.L9]+[$P8.L9]+[$p9.L9]+[$P10.L9])" office:value-type="string" office:string-value=" " calcext:value-type="string">
            <text:p><text:s/></text:p>
          </table:table-cell>
          <table:table-cell table:style-name="ce242" table:formula="of:=IF([$P1.M9]+[$P2.M9]+[$P3.M9]+[$P4.M9]+[$P5.M9]+[$P6.M9]+[$P7.M9]+[$P8.M9]+[$p9.M9]+[$P10.M9]=0;&quot; &quot;;[$P1.M9]+[$P2.M9]+[$P3.M9]+[$P4.M9]+[$P5.M9]+[$P6.M9]+[$P7.M9]+[$P8.M9]+[$p9.M9]+[$P10.M9])" office:value-type="string" office:string-value=" " calcext:value-type="string">
            <text:p><text:s/></text:p>
          </table:table-cell>
          <table:table-cell table:style-name="ce242" table:formula="of:=IF([$P1.N9]+[$P2.N9]+[$P3.N9]+[$P4.N9]+[$P5.N9]+[$P6.N9]+[$P7.N9]+[$P8.N9]+[$p9.N9]+[$P10.N9]=0;&quot; &quot;;[$P1.N9]+[$P2.N9]+[$P3.N9]+[$P4.N9]+[$P5.N9]+[$P6.N9]+[$P7.N9]+[$P8.N9]+[$p9.N9]+[$P10.N9])" office:value-type="string" office:string-value=" " calcext:value-type="string">
            <text:p><text:s/></text:p>
          </table:table-cell>
          <table:table-cell table:style-name="ce242" table:formula="of:=IF([$P1.O9]+[$P2.O9]+[$P3.O9]+[$P4.O9]+[$P5.O9]+[$P6.O9]+[$P7.O9]+[$P8.O9]+[$p9.O9]+[$P10.O9]=0;&quot; &quot;;[$P1.O9]+[$P2.O9]+[$P3.O9]+[$P4.O9]+[$P5.O9]+[$P6.O9]+[$P7.O9]+[$P8.O9]+[$p9.O9]+[$P10.O9])" office:value-type="string" office:string-value=" " calcext:value-type="string">
            <text:p><text:s/></text:p>
          </table:table-cell>
          <table:table-cell table:style-name="ce242" table:formula="of:=IF([$P1.P9]+[$P2.P9]+[$P3.P9]+[$P4.P9]+[$P5.P9]+[$P6.P9]+[$P7.P9]+[$P8.P9]+[$p9.P9]+[$P10.P9]=0;&quot; &quot;;[$P1.P9]+[$P2.P9]+[$P3.P9]+[$P4.P9]+[$P5.P9]+[$P6.P9]+[$P7.P9]+[$P8.P9]+[$p9.P9]+[$P10.P9])" office:value-type="string" office:string-value=" " calcext:value-type="string">
            <text:p><text:s/></text:p>
          </table:table-cell>
          <table:table-cell table:style-name="ce242" table:formula="of:=IF([$P1.Q9]+[$P2.Q9]+[$P3.Q9]+[$P4.Q9]+[$P5.Q9]+[$P6.Q9]+[$P7.Q9]+[$P8.Q9]+[$p9.Q9]+[$P10.Q9]=0;&quot; &quot;;[$P1.Q9]+[$P2.Q9]+[$P3.Q9]+[$P4.Q9]+[$P5.Q9]+[$P6.Q9]+[$P7.Q9]+[$P8.Q9]+[$p9.Q9]+[$P10.Q9])" office:value-type="string" office:string-value=" " calcext:value-type="string">
            <text:p><text:s/></text:p>
          </table:table-cell>
          <table:table-cell table:style-name="ce242" table:formula="of:=IF([$P1.R9]+[$P2.R9]+[$P3.R9]+[$P4.R9]+[$P5.R9]+[$P6.R9]+[$P7.R9]+[$P8.R9]+[$p9.R9]+[$P10.R9]=0;&quot; &quot;;[$P1.R9]+[$P2.R9]+[$P3.R9]+[$P4.R9]+[$P5.R9]+[$P6.R9]+[$P7.R9]+[$P8.R9]+[$p9.R9]+[$P10.R9])" office:value-type="string" office:string-value=" " calcext:value-type="string">
            <text:p><text:s/></text:p>
          </table:table-cell>
          <table:table-cell table:style-name="ce242" table:formula="of:=IF([$P1.S9]+[$P2.S9]+[$P3.S9]+[$P4.S9]+[$P5.S9]+[$P6.S9]+[$P7.S9]+[$P8.S9]+[$p9.S9]+[$P10.S9]=0;&quot; &quot;;[$P1.S9]+[$P2.S9]+[$P3.S9]+[$P4.S9]+[$P5.S9]+[$P6.S9]+[$P7.S9]+[$P8.S9]+[$p9.S9]+[$P10.S9])" office:value-type="string" office:string-value=" " calcext:value-type="string">
            <text:p><text:s/></text:p>
          </table:table-cell>
          <table:table-cell table:style-name="ce242" table:formula="of:=IF([$P1.T9]+[$P2.T9]+[$P3.T9]+[$P4.T9]+[$P5.T9]+[$P6.T9]+[$P7.T9]+[$P8.T9]+[$p9.T9]+[$P10.T9]=0;&quot; &quot;;[$P1.T9]+[$P2.T9]+[$P3.T9]+[$P4.T9]+[$P5.T9]+[$P6.T9]+[$P7.T9]+[$P8.T9]+[$p9.T9]+[$P10.T9])" office:value-type="string" office:string-value=" " calcext:value-type="string">
            <text:p><text:s/></text:p>
          </table:table-cell>
          <table:table-cell table:style-name="ce242" table:formula="of:=IF([$P1.U9]+[$P2.U9]+[$P3.U9]+[$P4.U9]+[$P5.U9]+[$P6.U9]+[$P7.U9]+[$P8.U9]+[$p9.U9]+[$P10.U9]=0;&quot; &quot;;[$P1.U9]+[$P2.U9]+[$P3.U9]+[$P4.U9]+[$P5.U9]+[$P6.U9]+[$P7.U9]+[$P8.U9]+[$p9.U9]+[$P10.U9])" office:value-type="string" office:string-value=" " calcext:value-type="string">
            <text:p><text:s/></text:p>
          </table:table-cell>
          <table:table-cell table:style-name="ce242" table:formula="of:=IF([$P1.V9]+[$P2.V9]+[$P3.V9]+[$P4.V9]+[$P5.V9]+[$P6.V9]+[$P7.V9]+[$P8.V9]+[$p9.V9]+[$P10.V9]=0;&quot; &quot;;[$P1.V9]+[$P2.V9]+[$P3.V9]+[$P4.V9]+[$P5.V9]+[$P6.V9]+[$P7.V9]+[$P8.V9]+[$p9.V9]+[$P10.V9])" office:value-type="string" office:string-value=" " calcext:value-type="string">
            <text:p><text:s/></text:p>
          </table:table-cell>
          <table:table-cell table:style-name="ce242" table:formula="of:=IF([$P1.W9]+[$P2.W9]+[$P3.W9]+[$P4.W9]+[$P5.W9]+[$P6.W9]+[$P7.W9]+[$P8.W9]+[$p9.W9]+[$P10.W9]=0;&quot; &quot;;[$P1.W9]+[$P2.W9]+[$P3.W9]+[$P4.W9]+[$P5.W9]+[$P6.W9]+[$P7.W9]+[$P8.W9]+[$p9.W9]+[$P10.W9])" office:value-type="string" office:string-value=" " calcext:value-type="string">
            <text:p><text:s/></text:p>
          </table:table-cell>
          <table:table-cell table:style-name="ce242" table:formula="of:=IF([$P1.X9]+[$P2.X9]+[$P3.X9]+[$P4.X9]+[$P5.X9]+[$P6.X9]+[$P7.X9]+[$P8.X9]+[$p9.X9]+[$P10.X9]=0;&quot; &quot;;[$P1.X9]+[$P2.X9]+[$P3.X9]+[$P4.X9]+[$P5.X9]+[$P6.X9]+[$P7.X9]+[$P8.X9]+[$p9.X9]+[$P10.X9])" office:value-type="string" office:string-value=" " calcext:value-type="string">
            <text:p><text:s/></text:p>
          </table:table-cell>
          <table:table-cell table:style-name="ce242" table:formula="of:=IF([$P1.Y9]+[$P2.Y9]+[$P3.Y9]+[$P4.Y9]+[$P5.Y9]+[$P6.Y9]+[$P7.Y9]+[$P8.Y9]+[$p9.Y9]+[$P10.Y9]=0;&quot; &quot;;[$P1.Y9]+[$P2.Y9]+[$P3.Y9]+[$P4.Y9]+[$P5.Y9]+[$P6.Y9]+[$P7.Y9]+[$P8.Y9]+[$p9.Y9]+[$P10.Y9])" office:value-type="string" office:string-value=" " calcext:value-type="string">
            <text:p><text:s/></text:p>
          </table:table-cell>
          <table:table-cell table:style-name="ce242" table:formula="of:=IF([$P1.Z9]+[$P2.Z9]+[$P3.Z9]+[$P4.Z9]+[$P5.Z9]+[$P6.Z9]+[$P7.Z9]+[$P8.Z9]+[$p9.Z9]+[$P10.Z9]=0;&quot; &quot;;[$P1.Z9]+[$P2.Z9]+[$P3.Z9]+[$P4.Z9]+[$P5.Z9]+[$P6.Z9]+[$P7.Z9]+[$P8.Z9]+[$p9.Z9]+[$P10.Z9])" office:value-type="string" office:string-value=" " calcext:value-type="string">
            <text:p><text:s/></text:p>
          </table:table-cell>
          <table:table-cell table:style-name="ce242" table:formula="of:=IF([$P1.AA9]+[$P2.AA9]+[$P3.AA9]+[$P4.AA9]+[$P5.AA9]+[$P6.AA9]+[$P7.AA9]+[$P8.AA9]+[$p9.AA9]+[$P10.AA9]=0;&quot; &quot;;[$P1.AA9]+[$P2.AA9]+[$P3.AA9]+[$P4.AA9]+[$P5.AA9]+[$P6.AA9]+[$P7.AA9]+[$P8.AA9]+[$p9.AA9]+[$P10.AA9])" office:value-type="string" office:string-value=" " calcext:value-type="string">
            <text:p><text:s/></text:p>
          </table:table-cell>
          <table:table-cell table:style-name="ce242" table:formula="of:=IF([$P1.AB9]+[$P2.AB9]+[$P3.AB9]+[$P4.AB9]+[$P5.AB9]+[$P6.AB9]+[$P7.AB9]+[$P8.AB9]+[$p9.AB9]+[$P10.AB9]=0;&quot; &quot;;[$P1.AB9]+[$P2.AB9]+[$P3.AB9]+[$P4.AB9]+[$P5.AB9]+[$P6.AB9]+[$P7.AB9]+[$P8.AB9]+[$p9.AB9]+[$P10.AB9])" office:value-type="string" office:string-value=" " calcext:value-type="string">
            <text:p><text:s/></text:p>
          </table:table-cell>
          <table:table-cell table:style-name="ce250" table:formula="of:=IF([$P1.AC9]+[$P2.AC9]+[$P3.AC9]+[$P4.AC9]+[$P5.AC9]+[$P6.AC9]+[$P7.AC9]+[$P8.AC9]+[$p9.AC9]+[$P10.AC9]=0;&quot; &quot;;[$P1.AC9]+[$P2.AC9]+[$P3.AC9]+[$P4.AC9]+[$P5.AC9]+[$P6.AC9]+[$P7.AC9]+[$P8.AC9]+[$p9.AC9]+[$P10.AC9])" office:value-type="string" office:string-value=" " calcext:value-type="string">
            <text:p><text:s/></text:p>
          </table:table-cell>
          <table:table-cell table:style-name="ce256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0]" office:value-type="float" office:value="3" calcext:value-type="float">
            <text:p>3</text:p>
          </table:table-cell>
          <table:table-cell table:style-name="ce2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10]+[$P2.G10]+[$P3.G10]+[$P4.G10]+[$P5.G10]+[$P6.G10]+[$P7.G10]+[$P8.G10]+[$p9.G10]+[$P10.G10]=0;&quot; &quot;;[$P1.G10]+[$P2.G10]+[$P3.G10]+[$P4.G10]+[$P5.G10]+[$P6.G10]+[$P7.G10]+[$P8.G10]+[$p9.G10]+[$P10.G10])" office:value-type="string" office:string-value=" " calcext:value-type="string">
            <text:p><text:s/></text:p>
          </table:table-cell>
          <table:table-cell table:style-name="ce242" table:formula="of:=IF([$P1.H10]+[$P2.H10]+[$P3.H10]+[$P4.H10]+[$P5.H10]+[$P6.H10]+[$P7.H10]+[$P8.H10]+[$p9.H10]+[$P10.H10]=0;&quot; &quot;;[$P1.H10]+[$P2.H10]+[$P3.H10]+[$P4.H10]+[$P5.H10]+[$P6.H10]+[$P7.H10]+[$P8.H10]+[$p9.H10]+[$P10.H10])" office:value-type="string" office:string-value=" " calcext:value-type="string">
            <text:p><text:s/></text:p>
          </table:table-cell>
          <table:table-cell table:style-name="ce242" table:formula="of:=IF([$P1.I10]+[$P2.I10]+[$P3.I10]+[$P4.I10]+[$P5.I10]+[$P6.I10]+[$P7.I10]+[$P8.I10]+[$p9.I10]+[$P10.I10]=0;&quot; &quot;;[$P1.I10]+[$P2.I10]+[$P3.I10]+[$P4.I10]+[$P5.I10]+[$P6.I10]+[$P7.I10]+[$P8.I10]+[$p9.I10]+[$P10.I10])" office:value-type="string" office:string-value=" " calcext:value-type="string">
            <text:p><text:s/></text:p>
          </table:table-cell>
          <table:table-cell table:style-name="ce242" table:formula="of:=IF([$P1.J10]+[$P2.J10]+[$P3.J10]+[$P4.J10]+[$P5.J10]+[$P6.J10]+[$P7.J10]+[$P8.J10]+[$p9.J10]+[$P10.J10]=0;&quot; &quot;;[$P1.J10]+[$P2.J10]+[$P3.J10]+[$P4.J10]+[$P5.J10]+[$P6.J10]+[$P7.J10]+[$P8.J10]+[$p9.J10]+[$P10.J10])" office:value-type="string" office:string-value=" " calcext:value-type="string">
            <text:p><text:s/></text:p>
          </table:table-cell>
          <table:table-cell table:style-name="ce242" table:formula="of:=IF([$P1.K10]+[$P2.K10]+[$P3.K10]+[$P4.K10]+[$P5.K10]+[$P6.K10]+[$P7.K10]+[$P8.K10]+[$p9.K10]+[$P10.K10]=0;&quot; &quot;;[$P1.K10]+[$P2.K10]+[$P3.K10]+[$P4.K10]+[$P5.K10]+[$P6.K10]+[$P7.K10]+[$P8.K10]+[$p9.K10]+[$P10.K10])" office:value-type="string" office:string-value=" " calcext:value-type="string">
            <text:p><text:s/></text:p>
          </table:table-cell>
          <table:table-cell table:style-name="ce242" table:formula="of:=IF([$P1.L10]+[$P2.L10]+[$P3.L10]+[$P4.L10]+[$P5.L10]+[$P6.L10]+[$P7.L10]+[$P8.L10]+[$p9.L10]+[$P10.L10]=0;&quot; &quot;;[$P1.L10]+[$P2.L10]+[$P3.L10]+[$P4.L10]+[$P5.L10]+[$P6.L10]+[$P7.L10]+[$P8.L10]+[$p9.L10]+[$P10.L10])" office:value-type="string" office:string-value=" " calcext:value-type="string">
            <text:p><text:s/></text:p>
          </table:table-cell>
          <table:table-cell table:style-name="ce242" table:formula="of:=IF([$P1.M10]+[$P2.M10]+[$P3.M10]+[$P4.M10]+[$P5.M10]+[$P6.M10]+[$P7.M10]+[$P8.M10]+[$p9.M10]+[$P10.M10]=0;&quot; &quot;;[$P1.M10]+[$P2.M10]+[$P3.M10]+[$P4.M10]+[$P5.M10]+[$P6.M10]+[$P7.M10]+[$P8.M10]+[$p9.M10]+[$P10.M10])" office:value-type="string" office:string-value=" " calcext:value-type="string">
            <text:p><text:s/></text:p>
          </table:table-cell>
          <table:table-cell table:style-name="ce242" table:formula="of:=IF([$P1.N10]+[$P2.N10]+[$P3.N10]+[$P4.N10]+[$P5.N10]+[$P6.N10]+[$P7.N10]+[$P8.N10]+[$p9.N10]+[$P10.N10]=0;&quot; &quot;;[$P1.N10]+[$P2.N10]+[$P3.N10]+[$P4.N10]+[$P5.N10]+[$P6.N10]+[$P7.N10]+[$P8.N10]+[$p9.N10]+[$P10.N10])" office:value-type="string" office:string-value=" " calcext:value-type="string">
            <text:p><text:s/></text:p>
          </table:table-cell>
          <table:table-cell table:style-name="ce242" table:formula="of:=IF([$P1.O10]+[$P2.O10]+[$P3.O10]+[$P4.O10]+[$P5.O10]+[$P6.O10]+[$P7.O10]+[$P8.O10]+[$p9.O10]+[$P10.O10]=0;&quot; &quot;;[$P1.O10]+[$P2.O10]+[$P3.O10]+[$P4.O10]+[$P5.O10]+[$P6.O10]+[$P7.O10]+[$P8.O10]+[$p9.O10]+[$P10.O10])" office:value-type="string" office:string-value=" " calcext:value-type="string">
            <text:p><text:s/></text:p>
          </table:table-cell>
          <table:table-cell table:style-name="ce242" table:formula="of:=IF([$P1.P10]+[$P2.P10]+[$P3.P10]+[$P4.P10]+[$P5.P10]+[$P6.P10]+[$P7.P10]+[$P8.P10]+[$p9.P10]+[$P10.P10]=0;&quot; &quot;;[$P1.P10]+[$P2.P10]+[$P3.P10]+[$P4.P10]+[$P5.P10]+[$P6.P10]+[$P7.P10]+[$P8.P10]+[$p9.P10]+[$P10.P10])" office:value-type="string" office:string-value=" " calcext:value-type="string">
            <text:p><text:s/></text:p>
          </table:table-cell>
          <table:table-cell table:style-name="ce242" table:formula="of:=IF([$P1.Q10]+[$P2.Q10]+[$P3.Q10]+[$P4.Q10]+[$P5.Q10]+[$P6.Q10]+[$P7.Q10]+[$P8.Q10]+[$p9.Q10]+[$P10.Q10]=0;&quot; &quot;;[$P1.Q10]+[$P2.Q10]+[$P3.Q10]+[$P4.Q10]+[$P5.Q10]+[$P6.Q10]+[$P7.Q10]+[$P8.Q10]+[$p9.Q10]+[$P10.Q10])" office:value-type="string" office:string-value=" " calcext:value-type="string">
            <text:p><text:s/></text:p>
          </table:table-cell>
          <table:table-cell table:style-name="ce242" table:formula="of:=IF([$P1.R10]+[$P2.R10]+[$P3.R10]+[$P4.R10]+[$P5.R10]+[$P6.R10]+[$P7.R10]+[$P8.R10]+[$p9.R10]+[$P10.R10]=0;&quot; &quot;;[$P1.R10]+[$P2.R10]+[$P3.R10]+[$P4.R10]+[$P5.R10]+[$P6.R10]+[$P7.R10]+[$P8.R10]+[$p9.R10]+[$P10.R10])" office:value-type="string" office:string-value=" " calcext:value-type="string">
            <text:p><text:s/></text:p>
          </table:table-cell>
          <table:table-cell table:style-name="ce242" table:formula="of:=IF([$P1.S10]+[$P2.S10]+[$P3.S10]+[$P4.S10]+[$P5.S10]+[$P6.S10]+[$P7.S10]+[$P8.S10]+[$p9.S10]+[$P10.S10]=0;&quot; &quot;;[$P1.S10]+[$P2.S10]+[$P3.S10]+[$P4.S10]+[$P5.S10]+[$P6.S10]+[$P7.S10]+[$P8.S10]+[$p9.S10]+[$P10.S10])" office:value-type="string" office:string-value=" " calcext:value-type="string">
            <text:p><text:s/></text:p>
          </table:table-cell>
          <table:table-cell table:style-name="ce242" table:formula="of:=IF([$P1.T10]+[$P2.T10]+[$P3.T10]+[$P4.T10]+[$P5.T10]+[$P6.T10]+[$P7.T10]+[$P8.T10]+[$p9.T10]+[$P10.T10]=0;&quot; &quot;;[$P1.T10]+[$P2.T10]+[$P3.T10]+[$P4.T10]+[$P5.T10]+[$P6.T10]+[$P7.T10]+[$P8.T10]+[$p9.T10]+[$P10.T10])" office:value-type="string" office:string-value=" " calcext:value-type="string">
            <text:p><text:s/></text:p>
          </table:table-cell>
          <table:table-cell table:style-name="ce242" table:formula="of:=IF([$P1.U10]+[$P2.U10]+[$P3.U10]+[$P4.U10]+[$P5.U10]+[$P6.U10]+[$P7.U10]+[$P8.U10]+[$p9.U10]+[$P10.U10]=0;&quot; &quot;;[$P1.U10]+[$P2.U10]+[$P3.U10]+[$P4.U10]+[$P5.U10]+[$P6.U10]+[$P7.U10]+[$P8.U10]+[$p9.U10]+[$P10.U10])" office:value-type="string" office:string-value=" " calcext:value-type="string">
            <text:p><text:s/></text:p>
          </table:table-cell>
          <table:table-cell table:style-name="ce242" table:formula="of:=IF([$P1.V10]+[$P2.V10]+[$P3.V10]+[$P4.V10]+[$P5.V10]+[$P6.V10]+[$P7.V10]+[$P8.V10]+[$p9.V10]+[$P10.V10]=0;&quot; &quot;;[$P1.V10]+[$P2.V10]+[$P3.V10]+[$P4.V10]+[$P5.V10]+[$P6.V10]+[$P7.V10]+[$P8.V10]+[$p9.V10]+[$P10.V10])" office:value-type="string" office:string-value=" " calcext:value-type="string">
            <text:p><text:s/></text:p>
          </table:table-cell>
          <table:table-cell table:style-name="ce242" table:formula="of:=IF([$P1.W10]+[$P2.W10]+[$P3.W10]+[$P4.W10]+[$P5.W10]+[$P6.W10]+[$P7.W10]+[$P8.W10]+[$p9.W10]+[$P10.W10]=0;&quot; &quot;;[$P1.W10]+[$P2.W10]+[$P3.W10]+[$P4.W10]+[$P5.W10]+[$P6.W10]+[$P7.W10]+[$P8.W10]+[$p9.W10]+[$P10.W10])" office:value-type="string" office:string-value=" " calcext:value-type="string">
            <text:p><text:s/></text:p>
          </table:table-cell>
          <table:table-cell table:style-name="ce242" table:formula="of:=IF([$P1.X10]+[$P2.X10]+[$P3.X10]+[$P4.X10]+[$P5.X10]+[$P6.X10]+[$P7.X10]+[$P8.X10]+[$p9.X10]+[$P10.X10]=0;&quot; &quot;;[$P1.X10]+[$P2.X10]+[$P3.X10]+[$P4.X10]+[$P5.X10]+[$P6.X10]+[$P7.X10]+[$P8.X10]+[$p9.X10]+[$P10.X10])" office:value-type="string" office:string-value=" " calcext:value-type="string">
            <text:p><text:s/></text:p>
          </table:table-cell>
          <table:table-cell table:style-name="ce242" table:formula="of:=IF([$P1.Y10]+[$P2.Y10]+[$P3.Y10]+[$P4.Y10]+[$P5.Y10]+[$P6.Y10]+[$P7.Y10]+[$P8.Y10]+[$p9.Y10]+[$P10.Y10]=0;&quot; &quot;;[$P1.Y10]+[$P2.Y10]+[$P3.Y10]+[$P4.Y10]+[$P5.Y10]+[$P6.Y10]+[$P7.Y10]+[$P8.Y10]+[$p9.Y10]+[$P10.Y10])" office:value-type="string" office:string-value=" " calcext:value-type="string">
            <text:p><text:s/></text:p>
          </table:table-cell>
          <table:table-cell table:style-name="ce242" table:formula="of:=IF([$P1.Z10]+[$P2.Z10]+[$P3.Z10]+[$P4.Z10]+[$P5.Z10]+[$P6.Z10]+[$P7.Z10]+[$P8.Z10]+[$p9.Z10]+[$P10.Z10]=0;&quot; &quot;;[$P1.Z10]+[$P2.Z10]+[$P3.Z10]+[$P4.Z10]+[$P5.Z10]+[$P6.Z10]+[$P7.Z10]+[$P8.Z10]+[$p9.Z10]+[$P10.Z10])" office:value-type="string" office:string-value=" " calcext:value-type="string">
            <text:p><text:s/></text:p>
          </table:table-cell>
          <table:table-cell table:style-name="ce242" table:formula="of:=IF([$P1.AA10]+[$P2.AA10]+[$P3.AA10]+[$P4.AA10]+[$P5.AA10]+[$P6.AA10]+[$P7.AA10]+[$P8.AA10]+[$p9.AA10]+[$P10.AA10]=0;&quot; &quot;;[$P1.AA10]+[$P2.AA10]+[$P3.AA10]+[$P4.AA10]+[$P5.AA10]+[$P6.AA10]+[$P7.AA10]+[$P8.AA10]+[$p9.AA10]+[$P10.AA10])" office:value-type="string" office:string-value=" " calcext:value-type="string">
            <text:p><text:s/></text:p>
          </table:table-cell>
          <table:table-cell table:style-name="ce242" table:formula="of:=IF([$P1.AB10]+[$P2.AB10]+[$P3.AB10]+[$P4.AB10]+[$P5.AB10]+[$P6.AB10]+[$P7.AB10]+[$P8.AB10]+[$p9.AB10]+[$P10.AB10]=0;&quot; &quot;;[$P1.AB10]+[$P2.AB10]+[$P3.AB10]+[$P4.AB10]+[$P5.AB10]+[$P6.AB10]+[$P7.AB10]+[$P8.AB10]+[$p9.AB10]+[$P10.AB10])" office:value-type="string" office:string-value=" " calcext:value-type="string">
            <text:p><text:s/></text:p>
          </table:table-cell>
          <table:table-cell table:style-name="ce250" table:formula="of:=IF([$P1.AC10]+[$P2.AC10]+[$P3.AC10]+[$P4.AC10]+[$P5.AC10]+[$P6.AC10]+[$P7.AC10]+[$P8.AC10]+[$p9.AC10]+[$P10.AC10]=0;&quot; &quot;;[$P1.AC10]+[$P2.AC10]+[$P3.AC10]+[$P4.AC10]+[$P5.AC10]+[$P6.AC10]+[$P7.AC10]+[$P8.AC10]+[$p9.AC10]+[$P10.AC10])" office:value-type="string" office:string-value=" " calcext:value-type="string">
            <text:p><text:s/></text:p>
          </table:table-cell>
          <table:table-cell table:style-name="ce256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1]" office:value-type="float" office:value="4" calcext:value-type="float">
            <text:p>4</text:p>
          </table:table-cell>
          <table:table-cell table:style-name="ce2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11]+[$P2.G11]+[$P3.G11]+[$P4.G11]+[$P5.G11]+[$P6.G11]+[$P7.G11]+[$P8.G11]+[$p9.G11]+[$P10.G11]=0;&quot; &quot;;[$P1.G11]+[$P2.G11]+[$P3.G11]+[$P4.G11]+[$P5.G11]+[$P6.G11]+[$P7.G11]+[$P8.G11]+[$p9.G11]+[$P10.G11])" office:value-type="string" office:string-value=" " calcext:value-type="string">
            <text:p><text:s/></text:p>
          </table:table-cell>
          <table:table-cell table:style-name="ce242" table:formula="of:=IF([$P1.H11]+[$P2.H11]+[$P3.H11]+[$P4.H11]+[$P5.H11]+[$P6.H11]+[$P7.H11]+[$P8.H11]+[$p9.H11]+[$P10.H11]=0;&quot; &quot;;[$P1.H11]+[$P2.H11]+[$P3.H11]+[$P4.H11]+[$P5.H11]+[$P6.H11]+[$P7.H11]+[$P8.H11]+[$p9.H11]+[$P10.H11])" office:value-type="string" office:string-value=" " calcext:value-type="string">
            <text:p><text:s/></text:p>
          </table:table-cell>
          <table:table-cell table:style-name="ce242" table:formula="of:=IF([$P1.I11]+[$P2.I11]+[$P3.I11]+[$P4.I11]+[$P5.I11]+[$P6.I11]+[$P7.I11]+[$P8.I11]+[$p9.I11]+[$P10.I11]=0;&quot; &quot;;[$P1.I11]+[$P2.I11]+[$P3.I11]+[$P4.I11]+[$P5.I11]+[$P6.I11]+[$P7.I11]+[$P8.I11]+[$p9.I11]+[$P10.I11])" office:value-type="string" office:string-value=" " calcext:value-type="string">
            <text:p><text:s/></text:p>
          </table:table-cell>
          <table:table-cell table:style-name="ce242" table:formula="of:=IF([$P1.J11]+[$P2.J11]+[$P3.J11]+[$P4.J11]+[$P5.J11]+[$P6.J11]+[$P7.J11]+[$P8.J11]+[$p9.J11]+[$P10.J11]=0;&quot; &quot;;[$P1.J11]+[$P2.J11]+[$P3.J11]+[$P4.J11]+[$P5.J11]+[$P6.J11]+[$P7.J11]+[$P8.J11]+[$p9.J11]+[$P10.J11])" office:value-type="string" office:string-value=" " calcext:value-type="string">
            <text:p><text:s/></text:p>
          </table:table-cell>
          <table:table-cell table:style-name="ce242" table:formula="of:=IF([$P1.K11]+[$P2.K11]+[$P3.K11]+[$P4.K11]+[$P5.K11]+[$P6.K11]+[$P7.K11]+[$P8.K11]+[$p9.K11]+[$P10.K11]=0;&quot; &quot;;[$P1.K11]+[$P2.K11]+[$P3.K11]+[$P4.K11]+[$P5.K11]+[$P6.K11]+[$P7.K11]+[$P8.K11]+[$p9.K11]+[$P10.K11])" office:value-type="string" office:string-value=" " calcext:value-type="string">
            <text:p><text:s/></text:p>
          </table:table-cell>
          <table:table-cell table:style-name="ce242" table:formula="of:=IF([$P1.L11]+[$P2.L11]+[$P3.L11]+[$P4.L11]+[$P5.L11]+[$P6.L11]+[$P7.L11]+[$P8.L11]+[$p9.L11]+[$P10.L11]=0;&quot; &quot;;[$P1.L11]+[$P2.L11]+[$P3.L11]+[$P4.L11]+[$P5.L11]+[$P6.L11]+[$P7.L11]+[$P8.L11]+[$p9.L11]+[$P10.L11])" office:value-type="string" office:string-value=" " calcext:value-type="string">
            <text:p><text:s/></text:p>
          </table:table-cell>
          <table:table-cell table:style-name="ce242" table:formula="of:=IF([$P1.M11]+[$P2.M11]+[$P3.M11]+[$P4.M11]+[$P5.M11]+[$P6.M11]+[$P7.M11]+[$P8.M11]+[$p9.M11]+[$P10.M11]=0;&quot; &quot;;[$P1.M11]+[$P2.M11]+[$P3.M11]+[$P4.M11]+[$P5.M11]+[$P6.M11]+[$P7.M11]+[$P8.M11]+[$p9.M11]+[$P10.M11])" office:value-type="string" office:string-value=" " calcext:value-type="string">
            <text:p><text:s/></text:p>
          </table:table-cell>
          <table:table-cell table:style-name="ce242" table:formula="of:=IF([$P1.N11]+[$P2.N11]+[$P3.N11]+[$P4.N11]+[$P5.N11]+[$P6.N11]+[$P7.N11]+[$P8.N11]+[$p9.N11]+[$P10.N11]=0;&quot; &quot;;[$P1.N11]+[$P2.N11]+[$P3.N11]+[$P4.N11]+[$P5.N11]+[$P6.N11]+[$P7.N11]+[$P8.N11]+[$p9.N11]+[$P10.N11])" office:value-type="string" office:string-value=" " calcext:value-type="string">
            <text:p><text:s/></text:p>
          </table:table-cell>
          <table:table-cell table:style-name="ce242" table:formula="of:=IF([$P1.O11]+[$P2.O11]+[$P3.O11]+[$P4.O11]+[$P5.O11]+[$P6.O11]+[$P7.O11]+[$P8.O11]+[$p9.O11]+[$P10.O11]=0;&quot; &quot;;[$P1.O11]+[$P2.O11]+[$P3.O11]+[$P4.O11]+[$P5.O11]+[$P6.O11]+[$P7.O11]+[$P8.O11]+[$p9.O11]+[$P10.O11])" office:value-type="string" office:string-value=" " calcext:value-type="string">
            <text:p><text:s/></text:p>
          </table:table-cell>
          <table:table-cell table:style-name="ce242" table:formula="of:=IF([$P1.P11]+[$P2.P11]+[$P3.P11]+[$P4.P11]+[$P5.P11]+[$P6.P11]+[$P7.P11]+[$P8.P11]+[$p9.P11]+[$P10.P11]=0;&quot; &quot;;[$P1.P11]+[$P2.P11]+[$P3.P11]+[$P4.P11]+[$P5.P11]+[$P6.P11]+[$P7.P11]+[$P8.P11]+[$p9.P11]+[$P10.P11])" office:value-type="string" office:string-value=" " calcext:value-type="string">
            <text:p><text:s/></text:p>
          </table:table-cell>
          <table:table-cell table:style-name="ce242" table:formula="of:=IF([$P1.Q11]+[$P2.Q11]+[$P3.Q11]+[$P4.Q11]+[$P5.Q11]+[$P6.Q11]+[$P7.Q11]+[$P8.Q11]+[$p9.Q11]+[$P10.Q11]=0;&quot; &quot;;[$P1.Q11]+[$P2.Q11]+[$P3.Q11]+[$P4.Q11]+[$P5.Q11]+[$P6.Q11]+[$P7.Q11]+[$P8.Q11]+[$p9.Q11]+[$P10.Q11])" office:value-type="string" office:string-value=" " calcext:value-type="string">
            <text:p><text:s/></text:p>
          </table:table-cell>
          <table:table-cell table:style-name="ce242" table:formula="of:=IF([$P1.R11]+[$P2.R11]+[$P3.R11]+[$P4.R11]+[$P5.R11]+[$P6.R11]+[$P7.R11]+[$P8.R11]+[$p9.R11]+[$P10.R11]=0;&quot; &quot;;[$P1.R11]+[$P2.R11]+[$P3.R11]+[$P4.R11]+[$P5.R11]+[$P6.R11]+[$P7.R11]+[$P8.R11]+[$p9.R11]+[$P10.R11])" office:value-type="string" office:string-value=" " calcext:value-type="string">
            <text:p><text:s/></text:p>
          </table:table-cell>
          <table:table-cell table:style-name="ce242" table:formula="of:=IF([$P1.S11]+[$P2.S11]+[$P3.S11]+[$P4.S11]+[$P5.S11]+[$P6.S11]+[$P7.S11]+[$P8.S11]+[$p9.S11]+[$P10.S11]=0;&quot; &quot;;[$P1.S11]+[$P2.S11]+[$P3.S11]+[$P4.S11]+[$P5.S11]+[$P6.S11]+[$P7.S11]+[$P8.S11]+[$p9.S11]+[$P10.S11])" office:value-type="string" office:string-value=" " calcext:value-type="string">
            <text:p><text:s/></text:p>
          </table:table-cell>
          <table:table-cell table:style-name="ce242" table:formula="of:=IF([$P1.T11]+[$P2.T11]+[$P3.T11]+[$P4.T11]+[$P5.T11]+[$P6.T11]+[$P7.T11]+[$P8.T11]+[$p9.T11]+[$P10.T11]=0;&quot; &quot;;[$P1.T11]+[$P2.T11]+[$P3.T11]+[$P4.T11]+[$P5.T11]+[$P6.T11]+[$P7.T11]+[$P8.T11]+[$p9.T11]+[$P10.T11])" office:value-type="string" office:string-value=" " calcext:value-type="string">
            <text:p><text:s/></text:p>
          </table:table-cell>
          <table:table-cell table:style-name="ce242" table:formula="of:=IF([$P1.U11]+[$P2.U11]+[$P3.U11]+[$P4.U11]+[$P5.U11]+[$P6.U11]+[$P7.U11]+[$P8.U11]+[$p9.U11]+[$P10.U11]=0;&quot; &quot;;[$P1.U11]+[$P2.U11]+[$P3.U11]+[$P4.U11]+[$P5.U11]+[$P6.U11]+[$P7.U11]+[$P8.U11]+[$p9.U11]+[$P10.U11])" office:value-type="string" office:string-value=" " calcext:value-type="string">
            <text:p><text:s/></text:p>
          </table:table-cell>
          <table:table-cell table:style-name="ce242" table:formula="of:=IF([$P1.V11]+[$P2.V11]+[$P3.V11]+[$P4.V11]+[$P5.V11]+[$P6.V11]+[$P7.V11]+[$P8.V11]+[$p9.V11]+[$P10.V11]=0;&quot; &quot;;[$P1.V11]+[$P2.V11]+[$P3.V11]+[$P4.V11]+[$P5.V11]+[$P6.V11]+[$P7.V11]+[$P8.V11]+[$p9.V11]+[$P10.V11])" office:value-type="string" office:string-value=" " calcext:value-type="string">
            <text:p><text:s/></text:p>
          </table:table-cell>
          <table:table-cell table:style-name="ce242" table:formula="of:=IF([$P1.W11]+[$P2.W11]+[$P3.W11]+[$P4.W11]+[$P5.W11]+[$P6.W11]+[$P7.W11]+[$P8.W11]+[$p9.W11]+[$P10.W11]=0;&quot; &quot;;[$P1.W11]+[$P2.W11]+[$P3.W11]+[$P4.W11]+[$P5.W11]+[$P6.W11]+[$P7.W11]+[$P8.W11]+[$p9.W11]+[$P10.W11])" office:value-type="string" office:string-value=" " calcext:value-type="string">
            <text:p><text:s/></text:p>
          </table:table-cell>
          <table:table-cell table:style-name="ce242" table:formula="of:=IF([$P1.X11]+[$P2.X11]+[$P3.X11]+[$P4.X11]+[$P5.X11]+[$P6.X11]+[$P7.X11]+[$P8.X11]+[$p9.X11]+[$P10.X11]=0;&quot; &quot;;[$P1.X11]+[$P2.X11]+[$P3.X11]+[$P4.X11]+[$P5.X11]+[$P6.X11]+[$P7.X11]+[$P8.X11]+[$p9.X11]+[$P10.X11])" office:value-type="string" office:string-value=" " calcext:value-type="string">
            <text:p><text:s/></text:p>
          </table:table-cell>
          <table:table-cell table:style-name="ce242" table:formula="of:=IF([$P1.Y11]+[$P2.Y11]+[$P3.Y11]+[$P4.Y11]+[$P5.Y11]+[$P6.Y11]+[$P7.Y11]+[$P8.Y11]+[$p9.Y11]+[$P10.Y11]=0;&quot; &quot;;[$P1.Y11]+[$P2.Y11]+[$P3.Y11]+[$P4.Y11]+[$P5.Y11]+[$P6.Y11]+[$P7.Y11]+[$P8.Y11]+[$p9.Y11]+[$P10.Y11])" office:value-type="string" office:string-value=" " calcext:value-type="string">
            <text:p><text:s/></text:p>
          </table:table-cell>
          <table:table-cell table:style-name="ce242" table:formula="of:=IF([$P1.Z11]+[$P2.Z11]+[$P3.Z11]+[$P4.Z11]+[$P5.Z11]+[$P6.Z11]+[$P7.Z11]+[$P8.Z11]+[$p9.Z11]+[$P10.Z11]=0;&quot; &quot;;[$P1.Z11]+[$P2.Z11]+[$P3.Z11]+[$P4.Z11]+[$P5.Z11]+[$P6.Z11]+[$P7.Z11]+[$P8.Z11]+[$p9.Z11]+[$P10.Z11])" office:value-type="string" office:string-value=" " calcext:value-type="string">
            <text:p><text:s/></text:p>
          </table:table-cell>
          <table:table-cell table:style-name="ce242" table:formula="of:=IF([$P1.AA11]+[$P2.AA11]+[$P3.AA11]+[$P4.AA11]+[$P5.AA11]+[$P6.AA11]+[$P7.AA11]+[$P8.AA11]+[$p9.AA11]+[$P10.AA11]=0;&quot; &quot;;[$P1.AA11]+[$P2.AA11]+[$P3.AA11]+[$P4.AA11]+[$P5.AA11]+[$P6.AA11]+[$P7.AA11]+[$P8.AA11]+[$p9.AA11]+[$P10.AA11])" office:value-type="string" office:string-value=" " calcext:value-type="string">
            <text:p><text:s/></text:p>
          </table:table-cell>
          <table:table-cell table:style-name="ce242" table:formula="of:=IF([$P1.AB11]+[$P2.AB11]+[$P3.AB11]+[$P4.AB11]+[$P5.AB11]+[$P6.AB11]+[$P7.AB11]+[$P8.AB11]+[$p9.AB11]+[$P10.AB11]=0;&quot; &quot;;[$P1.AB11]+[$P2.AB11]+[$P3.AB11]+[$P4.AB11]+[$P5.AB11]+[$P6.AB11]+[$P7.AB11]+[$P8.AB11]+[$p9.AB11]+[$P10.AB11])" office:value-type="string" office:string-value=" " calcext:value-type="string">
            <text:p><text:s/></text:p>
          </table:table-cell>
          <table:table-cell table:style-name="ce250" table:formula="of:=IF([$P1.AC11]+[$P2.AC11]+[$P3.AC11]+[$P4.AC11]+[$P5.AC11]+[$P6.AC11]+[$P7.AC11]+[$P8.AC11]+[$p9.AC11]+[$P10.AC11]=0;&quot; &quot;;[$P1.AC11]+[$P2.AC11]+[$P3.AC11]+[$P4.AC11]+[$P5.AC11]+[$P6.AC11]+[$P7.AC11]+[$P8.AC11]+[$p9.AC11]+[$P10.AC11])" office:value-type="string" office:string-value=" " calcext:value-type="string">
            <text:p><text:s/></text:p>
          </table:table-cell>
          <table:table-cell table:style-name="ce256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2]" office:value-type="float" office:value="5" calcext:value-type="float">
            <text:p>5</text:p>
          </table:table-cell>
          <table:table-cell table:style-name="ce2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12]+[$P2.G12]+[$P3.G12]+[$P4.G12]+[$P5.G12]+[$P6.G12]+[$P7.G12]+[$P8.G12]+[$p9.G12]+[$P10.G12]=0;&quot; &quot;;[$P1.G12]+[$P2.G12]+[$P3.G12]+[$P4.G12]+[$P5.G12]+[$P6.G12]+[$P7.G12]+[$P8.G12]+[$p9.G12]+[$P10.G12])" office:value-type="string" office:string-value=" " calcext:value-type="string">
            <text:p><text:s/></text:p>
          </table:table-cell>
          <table:table-cell table:style-name="ce242" table:formula="of:=IF([$P1.H12]+[$P2.H12]+[$P3.H12]+[$P4.H12]+[$P5.H12]+[$P6.H12]+[$P7.H12]+[$P8.H12]+[$p9.H12]+[$P10.H12]=0;&quot; &quot;;[$P1.H12]+[$P2.H12]+[$P3.H12]+[$P4.H12]+[$P5.H12]+[$P6.H12]+[$P7.H12]+[$P8.H12]+[$p9.H12]+[$P10.H12])" office:value-type="string" office:string-value=" " calcext:value-type="string">
            <text:p><text:s/></text:p>
          </table:table-cell>
          <table:table-cell table:style-name="ce242" table:formula="of:=IF([$P1.I12]+[$P2.I12]+[$P3.I12]+[$P4.I12]+[$P5.I12]+[$P6.I12]+[$P7.I12]+[$P8.I12]+[$p9.I12]+[$P10.I12]=0;&quot; &quot;;[$P1.I12]+[$P2.I12]+[$P3.I12]+[$P4.I12]+[$P5.I12]+[$P6.I12]+[$P7.I12]+[$P8.I12]+[$p9.I12]+[$P10.I12])" office:value-type="string" office:string-value=" " calcext:value-type="string">
            <text:p><text:s/></text:p>
          </table:table-cell>
          <table:table-cell table:style-name="ce242" table:formula="of:=IF([$P1.J12]+[$P2.J12]+[$P3.J12]+[$P4.J12]+[$P5.J12]+[$P6.J12]+[$P7.J12]+[$P8.J12]+[$p9.J12]+[$P10.J12]=0;&quot; &quot;;[$P1.J12]+[$P2.J12]+[$P3.J12]+[$P4.J12]+[$P5.J12]+[$P6.J12]+[$P7.J12]+[$P8.J12]+[$p9.J12]+[$P10.J12])" office:value-type="string" office:string-value=" " calcext:value-type="string">
            <text:p><text:s/></text:p>
          </table:table-cell>
          <table:table-cell table:style-name="ce242" table:formula="of:=IF([$P1.K12]+[$P2.K12]+[$P3.K12]+[$P4.K12]+[$P5.K12]+[$P6.K12]+[$P7.K12]+[$P8.K12]+[$p9.K12]+[$P10.K12]=0;&quot; &quot;;[$P1.K12]+[$P2.K12]+[$P3.K12]+[$P4.K12]+[$P5.K12]+[$P6.K12]+[$P7.K12]+[$P8.K12]+[$p9.K12]+[$P10.K12])" office:value-type="string" office:string-value=" " calcext:value-type="string">
            <text:p><text:s/></text:p>
          </table:table-cell>
          <table:table-cell table:style-name="ce242" table:formula="of:=IF([$P1.L12]+[$P2.L12]+[$P3.L12]+[$P4.L12]+[$P5.L12]+[$P6.L12]+[$P7.L12]+[$P8.L12]+[$p9.L12]+[$P10.L12]=0;&quot; &quot;;[$P1.L12]+[$P2.L12]+[$P3.L12]+[$P4.L12]+[$P5.L12]+[$P6.L12]+[$P7.L12]+[$P8.L12]+[$p9.L12]+[$P10.L12])" office:value-type="string" office:string-value=" " calcext:value-type="string">
            <text:p><text:s/></text:p>
          </table:table-cell>
          <table:table-cell table:style-name="ce242" table:formula="of:=IF([$P1.M12]+[$P2.M12]+[$P3.M12]+[$P4.M12]+[$P5.M12]+[$P6.M12]+[$P7.M12]+[$P8.M12]+[$p9.M12]+[$P10.M12]=0;&quot; &quot;;[$P1.M12]+[$P2.M12]+[$P3.M12]+[$P4.M12]+[$P5.M12]+[$P6.M12]+[$P7.M12]+[$P8.M12]+[$p9.M12]+[$P10.M12])" office:value-type="string" office:string-value=" " calcext:value-type="string">
            <text:p><text:s/></text:p>
          </table:table-cell>
          <table:table-cell table:style-name="ce242" table:formula="of:=IF([$P1.N12]+[$P2.N12]+[$P3.N12]+[$P4.N12]+[$P5.N12]+[$P6.N12]+[$P7.N12]+[$P8.N12]+[$p9.N12]+[$P10.N12]=0;&quot; &quot;;[$P1.N12]+[$P2.N12]+[$P3.N12]+[$P4.N12]+[$P5.N12]+[$P6.N12]+[$P7.N12]+[$P8.N12]+[$p9.N12]+[$P10.N12])" office:value-type="string" office:string-value=" " calcext:value-type="string">
            <text:p><text:s/></text:p>
          </table:table-cell>
          <table:table-cell table:style-name="ce242" table:formula="of:=IF([$P1.O12]+[$P2.O12]+[$P3.O12]+[$P4.O12]+[$P5.O12]+[$P6.O12]+[$P7.O12]+[$P8.O12]+[$p9.O12]+[$P10.O12]=0;&quot; &quot;;[$P1.O12]+[$P2.O12]+[$P3.O12]+[$P4.O12]+[$P5.O12]+[$P6.O12]+[$P7.O12]+[$P8.O12]+[$p9.O12]+[$P10.O12])" office:value-type="string" office:string-value=" " calcext:value-type="string">
            <text:p><text:s/></text:p>
          </table:table-cell>
          <table:table-cell table:style-name="ce242" table:formula="of:=IF([$P1.P12]+[$P2.P12]+[$P3.P12]+[$P4.P12]+[$P5.P12]+[$P6.P12]+[$P7.P12]+[$P8.P12]+[$p9.P12]+[$P10.P12]=0;&quot; &quot;;[$P1.P12]+[$P2.P12]+[$P3.P12]+[$P4.P12]+[$P5.P12]+[$P6.P12]+[$P7.P12]+[$P8.P12]+[$p9.P12]+[$P10.P12])" office:value-type="string" office:string-value=" " calcext:value-type="string">
            <text:p><text:s/></text:p>
          </table:table-cell>
          <table:table-cell table:style-name="ce242" table:formula="of:=IF([$P1.Q12]+[$P2.Q12]+[$P3.Q12]+[$P4.Q12]+[$P5.Q12]+[$P6.Q12]+[$P7.Q12]+[$P8.Q12]+[$p9.Q12]+[$P10.Q12]=0;&quot; &quot;;[$P1.Q12]+[$P2.Q12]+[$P3.Q12]+[$P4.Q12]+[$P5.Q12]+[$P6.Q12]+[$P7.Q12]+[$P8.Q12]+[$p9.Q12]+[$P10.Q12])" office:value-type="string" office:string-value=" " calcext:value-type="string">
            <text:p><text:s/></text:p>
          </table:table-cell>
          <table:table-cell table:style-name="ce242" table:formula="of:=IF([$P1.R12]+[$P2.R12]+[$P3.R12]+[$P4.R12]+[$P5.R12]+[$P6.R12]+[$P7.R12]+[$P8.R12]+[$p9.R12]+[$P10.R12]=0;&quot; &quot;;[$P1.R12]+[$P2.R12]+[$P3.R12]+[$P4.R12]+[$P5.R12]+[$P6.R12]+[$P7.R12]+[$P8.R12]+[$p9.R12]+[$P10.R12])" office:value-type="string" office:string-value=" " calcext:value-type="string">
            <text:p><text:s/></text:p>
          </table:table-cell>
          <table:table-cell table:style-name="ce242" table:formula="of:=IF([$P1.S12]+[$P2.S12]+[$P3.S12]+[$P4.S12]+[$P5.S12]+[$P6.S12]+[$P7.S12]+[$P8.S12]+[$p9.S12]+[$P10.S12]=0;&quot; &quot;;[$P1.S12]+[$P2.S12]+[$P3.S12]+[$P4.S12]+[$P5.S12]+[$P6.S12]+[$P7.S12]+[$P8.S12]+[$p9.S12]+[$P10.S12])" office:value-type="string" office:string-value=" " calcext:value-type="string">
            <text:p><text:s/></text:p>
          </table:table-cell>
          <table:table-cell table:style-name="ce242" table:formula="of:=IF([$P1.T12]+[$P2.T12]+[$P3.T12]+[$P4.T12]+[$P5.T12]+[$P6.T12]+[$P7.T12]+[$P8.T12]+[$p9.T12]+[$P10.T12]=0;&quot; &quot;;[$P1.T12]+[$P2.T12]+[$P3.T12]+[$P4.T12]+[$P5.T12]+[$P6.T12]+[$P7.T12]+[$P8.T12]+[$p9.T12]+[$P10.T12])" office:value-type="string" office:string-value=" " calcext:value-type="string">
            <text:p><text:s/></text:p>
          </table:table-cell>
          <table:table-cell table:style-name="ce242" table:formula="of:=IF([$P1.U12]+[$P2.U12]+[$P3.U12]+[$P4.U12]+[$P5.U12]+[$P6.U12]+[$P7.U12]+[$P8.U12]+[$p9.U12]+[$P10.U12]=0;&quot; &quot;;[$P1.U12]+[$P2.U12]+[$P3.U12]+[$P4.U12]+[$P5.U12]+[$P6.U12]+[$P7.U12]+[$P8.U12]+[$p9.U12]+[$P10.U12])" office:value-type="string" office:string-value=" " calcext:value-type="string">
            <text:p><text:s/></text:p>
          </table:table-cell>
          <table:table-cell table:style-name="ce242" table:formula="of:=IF([$P1.V12]+[$P2.V12]+[$P3.V12]+[$P4.V12]+[$P5.V12]+[$P6.V12]+[$P7.V12]+[$P8.V12]+[$p9.V12]+[$P10.V12]=0;&quot; &quot;;[$P1.V12]+[$P2.V12]+[$P3.V12]+[$P4.V12]+[$P5.V12]+[$P6.V12]+[$P7.V12]+[$P8.V12]+[$p9.V12]+[$P10.V12])" office:value-type="string" office:string-value=" " calcext:value-type="string">
            <text:p><text:s/></text:p>
          </table:table-cell>
          <table:table-cell table:style-name="ce242" table:formula="of:=IF([$P1.W12]+[$P2.W12]+[$P3.W12]+[$P4.W12]+[$P5.W12]+[$P6.W12]+[$P7.W12]+[$P8.W12]+[$p9.W12]+[$P10.W12]=0;&quot; &quot;;[$P1.W12]+[$P2.W12]+[$P3.W12]+[$P4.W12]+[$P5.W12]+[$P6.W12]+[$P7.W12]+[$P8.W12]+[$p9.W12]+[$P10.W12])" office:value-type="string" office:string-value=" " calcext:value-type="string">
            <text:p><text:s/></text:p>
          </table:table-cell>
          <table:table-cell table:style-name="ce242" table:formula="of:=IF([$P1.X12]+[$P2.X12]+[$P3.X12]+[$P4.X12]+[$P5.X12]+[$P6.X12]+[$P7.X12]+[$P8.X12]+[$p9.X12]+[$P10.X12]=0;&quot; &quot;;[$P1.X12]+[$P2.X12]+[$P3.X12]+[$P4.X12]+[$P5.X12]+[$P6.X12]+[$P7.X12]+[$P8.X12]+[$p9.X12]+[$P10.X12])" office:value-type="string" office:string-value=" " calcext:value-type="string">
            <text:p><text:s/></text:p>
          </table:table-cell>
          <table:table-cell table:style-name="ce242" table:formula="of:=IF([$P1.Y12]+[$P2.Y12]+[$P3.Y12]+[$P4.Y12]+[$P5.Y12]+[$P6.Y12]+[$P7.Y12]+[$P8.Y12]+[$p9.Y12]+[$P10.Y12]=0;&quot; &quot;;[$P1.Y12]+[$P2.Y12]+[$P3.Y12]+[$P4.Y12]+[$P5.Y12]+[$P6.Y12]+[$P7.Y12]+[$P8.Y12]+[$p9.Y12]+[$P10.Y12])" office:value-type="string" office:string-value=" " calcext:value-type="string">
            <text:p><text:s/></text:p>
          </table:table-cell>
          <table:table-cell table:style-name="ce242" table:formula="of:=IF([$P1.Z12]+[$P2.Z12]+[$P3.Z12]+[$P4.Z12]+[$P5.Z12]+[$P6.Z12]+[$P7.Z12]+[$P8.Z12]+[$p9.Z12]+[$P10.Z12]=0;&quot; &quot;;[$P1.Z12]+[$P2.Z12]+[$P3.Z12]+[$P4.Z12]+[$P5.Z12]+[$P6.Z12]+[$P7.Z12]+[$P8.Z12]+[$p9.Z12]+[$P10.Z12])" office:value-type="string" office:string-value=" " calcext:value-type="string">
            <text:p><text:s/></text:p>
          </table:table-cell>
          <table:table-cell table:style-name="ce242" table:formula="of:=IF([$P1.AA12]+[$P2.AA12]+[$P3.AA12]+[$P4.AA12]+[$P5.AA12]+[$P6.AA12]+[$P7.AA12]+[$P8.AA12]+[$p9.AA12]+[$P10.AA12]=0;&quot; &quot;;[$P1.AA12]+[$P2.AA12]+[$P3.AA12]+[$P4.AA12]+[$P5.AA12]+[$P6.AA12]+[$P7.AA12]+[$P8.AA12]+[$p9.AA12]+[$P10.AA12])" office:value-type="string" office:string-value=" " calcext:value-type="string">
            <text:p><text:s/></text:p>
          </table:table-cell>
          <table:table-cell table:style-name="ce242" table:formula="of:=IF([$P1.AB12]+[$P2.AB12]+[$P3.AB12]+[$P4.AB12]+[$P5.AB12]+[$P6.AB12]+[$P7.AB12]+[$P8.AB12]+[$p9.AB12]+[$P10.AB12]=0;&quot; &quot;;[$P1.AB12]+[$P2.AB12]+[$P3.AB12]+[$P4.AB12]+[$P5.AB12]+[$P6.AB12]+[$P7.AB12]+[$P8.AB12]+[$p9.AB12]+[$P10.AB12])" office:value-type="string" office:string-value=" " calcext:value-type="string">
            <text:p><text:s/></text:p>
          </table:table-cell>
          <table:table-cell table:style-name="ce250" table:formula="of:=IF([$P1.AC12]+[$P2.AC12]+[$P3.AC12]+[$P4.AC12]+[$P5.AC12]+[$P6.AC12]+[$P7.AC12]+[$P8.AC12]+[$p9.AC12]+[$P10.AC12]=0;&quot; &quot;;[$P1.AC12]+[$P2.AC12]+[$P3.AC12]+[$P4.AC12]+[$P5.AC12]+[$P6.AC12]+[$P7.AC12]+[$P8.AC12]+[$p9.AC12]+[$P10.AC12])" office:value-type="string" office:string-value=" " calcext:value-type="string">
            <text:p><text:s/></text:p>
          </table:table-cell>
          <table:table-cell table:style-name="ce256" table:formula="of:=SUM([.G12:.AC12])" office:value-type="float" office:value="0" calcext:value-type="float">
            <text:p>0</text:p>
          </table:table-cell>
          <table:table-cell table:style-name="ce182"/>
          <table:table-cell table:number-columns-repeated="993"/>
        </table:table-row>
        <table:table-row table:style-name="ro10">
          <table:table-cell table:style-name="ce104" table:formula="of:=[$Basplan.A13]" office:value-type="float" office:value="6" calcext:value-type="float">
            <text:p>6</text:p>
          </table:table-cell>
          <table:table-cell table:style-name="ce2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13]+[$P2.G13]+[$P3.G13]+[$P4.G13]+[$P5.G13]+[$P6.G13]+[$P7.G13]+[$P8.G13]+[$p9.G13]+[$P10.G13]=0;&quot; &quot;;[$P1.G13]+[$P2.G13]+[$P3.G13]+[$P4.G13]+[$P5.G13]+[$P6.G13]+[$P7.G13]+[$P8.G13]+[$p9.G13]+[$P10.G13])" office:value-type="string" office:string-value=" " calcext:value-type="string">
            <text:p><text:s/></text:p>
          </table:table-cell>
          <table:table-cell table:style-name="ce242" table:formula="of:=IF([$P1.H13]+[$P2.H13]+[$P3.H13]+[$P4.H13]+[$P5.H13]+[$P6.H13]+[$P7.H13]+[$P8.H13]+[$p9.H13]+[$P10.H13]=0;&quot; &quot;;[$P1.H13]+[$P2.H13]+[$P3.H13]+[$P4.H13]+[$P5.H13]+[$P6.H13]+[$P7.H13]+[$P8.H13]+[$p9.H13]+[$P10.H13])" office:value-type="string" office:string-value=" " calcext:value-type="string">
            <text:p><text:s/></text:p>
          </table:table-cell>
          <table:table-cell table:style-name="ce242" table:formula="of:=IF([$P1.I13]+[$P2.I13]+[$P3.I13]+[$P4.I13]+[$P5.I13]+[$P6.I13]+[$P7.I13]+[$P8.I13]+[$p9.I13]+[$P10.I13]=0;&quot; &quot;;[$P1.I13]+[$P2.I13]+[$P3.I13]+[$P4.I13]+[$P5.I13]+[$P6.I13]+[$P7.I13]+[$P8.I13]+[$p9.I13]+[$P10.I13])" office:value-type="string" office:string-value=" " calcext:value-type="string">
            <text:p><text:s/></text:p>
          </table:table-cell>
          <table:table-cell table:style-name="ce242" table:formula="of:=IF([$P1.J13]+[$P2.J13]+[$P3.J13]+[$P4.J13]+[$P5.J13]+[$P6.J13]+[$P7.J13]+[$P8.J13]+[$p9.J13]+[$P10.J13]=0;&quot; &quot;;[$P1.J13]+[$P2.J13]+[$P3.J13]+[$P4.J13]+[$P5.J13]+[$P6.J13]+[$P7.J13]+[$P8.J13]+[$p9.J13]+[$P10.J13])" office:value-type="string" office:string-value=" " calcext:value-type="string">
            <text:p><text:s/></text:p>
          </table:table-cell>
          <table:table-cell table:style-name="ce242" table:formula="of:=IF([$P1.K13]+[$P2.K13]+[$P3.K13]+[$P4.K13]+[$P5.K13]+[$P6.K13]+[$P7.K13]+[$P8.K13]+[$p9.K13]+[$P10.K13]=0;&quot; &quot;;[$P1.K13]+[$P2.K13]+[$P3.K13]+[$P4.K13]+[$P5.K13]+[$P6.K13]+[$P7.K13]+[$P8.K13]+[$p9.K13]+[$P10.K13])" office:value-type="string" office:string-value=" " calcext:value-type="string">
            <text:p><text:s/></text:p>
          </table:table-cell>
          <table:table-cell table:style-name="ce242" table:formula="of:=IF([$P1.L13]+[$P2.L13]+[$P3.L13]+[$P4.L13]+[$P5.L13]+[$P6.L13]+[$P7.L13]+[$P8.L13]+[$p9.L13]+[$P10.L13]=0;&quot; &quot;;[$P1.L13]+[$P2.L13]+[$P3.L13]+[$P4.L13]+[$P5.L13]+[$P6.L13]+[$P7.L13]+[$P8.L13]+[$p9.L13]+[$P10.L13])" office:value-type="string" office:string-value=" " calcext:value-type="string">
            <text:p><text:s/></text:p>
          </table:table-cell>
          <table:table-cell table:style-name="ce242" table:formula="of:=IF([$P1.M13]+[$P2.M13]+[$P3.M13]+[$P4.M13]+[$P5.M13]+[$P6.M13]+[$P7.M13]+[$P8.M13]+[$p9.M13]+[$P10.M13]=0;&quot; &quot;;[$P1.M13]+[$P2.M13]+[$P3.M13]+[$P4.M13]+[$P5.M13]+[$P6.M13]+[$P7.M13]+[$P8.M13]+[$p9.M13]+[$P10.M13])" office:value-type="string" office:string-value=" " calcext:value-type="string">
            <text:p><text:s/></text:p>
          </table:table-cell>
          <table:table-cell table:style-name="ce242" table:formula="of:=IF([$P1.N13]+[$P2.N13]+[$P3.N13]+[$P4.N13]+[$P5.N13]+[$P6.N13]+[$P7.N13]+[$P8.N13]+[$p9.N13]+[$P10.N13]=0;&quot; &quot;;[$P1.N13]+[$P2.N13]+[$P3.N13]+[$P4.N13]+[$P5.N13]+[$P6.N13]+[$P7.N13]+[$P8.N13]+[$p9.N13]+[$P10.N13])" office:value-type="string" office:string-value=" " calcext:value-type="string">
            <text:p><text:s/></text:p>
          </table:table-cell>
          <table:table-cell table:style-name="ce242" table:formula="of:=IF([$P1.O13]+[$P2.O13]+[$P3.O13]+[$P4.O13]+[$P5.O13]+[$P6.O13]+[$P7.O13]+[$P8.O13]+[$p9.O13]+[$P10.O13]=0;&quot; &quot;;[$P1.O13]+[$P2.O13]+[$P3.O13]+[$P4.O13]+[$P5.O13]+[$P6.O13]+[$P7.O13]+[$P8.O13]+[$p9.O13]+[$P10.O13])" office:value-type="string" office:string-value=" " calcext:value-type="string">
            <text:p><text:s/></text:p>
          </table:table-cell>
          <table:table-cell table:style-name="ce242" table:formula="of:=IF([$P1.P13]+[$P2.P13]+[$P3.P13]+[$P4.P13]+[$P5.P13]+[$P6.P13]+[$P7.P13]+[$P8.P13]+[$p9.P13]+[$P10.P13]=0;&quot; &quot;;[$P1.P13]+[$P2.P13]+[$P3.P13]+[$P4.P13]+[$P5.P13]+[$P6.P13]+[$P7.P13]+[$P8.P13]+[$p9.P13]+[$P10.P13])" office:value-type="string" office:string-value=" " calcext:value-type="string">
            <text:p><text:s/></text:p>
          </table:table-cell>
          <table:table-cell table:style-name="ce242" table:formula="of:=IF([$P1.Q13]+[$P2.Q13]+[$P3.Q13]+[$P4.Q13]+[$P5.Q13]+[$P6.Q13]+[$P7.Q13]+[$P8.Q13]+[$p9.Q13]+[$P10.Q13]=0;&quot; &quot;;[$P1.Q13]+[$P2.Q13]+[$P3.Q13]+[$P4.Q13]+[$P5.Q13]+[$P6.Q13]+[$P7.Q13]+[$P8.Q13]+[$p9.Q13]+[$P10.Q13])" office:value-type="string" office:string-value=" " calcext:value-type="string">
            <text:p><text:s/></text:p>
          </table:table-cell>
          <table:table-cell table:style-name="ce242" table:formula="of:=IF([$P1.R13]+[$P2.R13]+[$P3.R13]+[$P4.R13]+[$P5.R13]+[$P6.R13]+[$P7.R13]+[$P8.R13]+[$p9.R13]+[$P10.R13]=0;&quot; &quot;;[$P1.R13]+[$P2.R13]+[$P3.R13]+[$P4.R13]+[$P5.R13]+[$P6.R13]+[$P7.R13]+[$P8.R13]+[$p9.R13]+[$P10.R13])" office:value-type="string" office:string-value=" " calcext:value-type="string">
            <text:p><text:s/></text:p>
          </table:table-cell>
          <table:table-cell table:style-name="ce242" table:formula="of:=IF([$P1.S13]+[$P2.S13]+[$P3.S13]+[$P4.S13]+[$P5.S13]+[$P6.S13]+[$P7.S13]+[$P8.S13]+[$p9.S13]+[$P10.S13]=0;&quot; &quot;;[$P1.S13]+[$P2.S13]+[$P3.S13]+[$P4.S13]+[$P5.S13]+[$P6.S13]+[$P7.S13]+[$P8.S13]+[$p9.S13]+[$P10.S13])" office:value-type="string" office:string-value=" " calcext:value-type="string">
            <text:p><text:s/></text:p>
          </table:table-cell>
          <table:table-cell table:style-name="ce242" table:formula="of:=IF([$P1.T13]+[$P2.T13]+[$P3.T13]+[$P4.T13]+[$P5.T13]+[$P6.T13]+[$P7.T13]+[$P8.T13]+[$p9.T13]+[$P10.T13]=0;&quot; &quot;;[$P1.T13]+[$P2.T13]+[$P3.T13]+[$P4.T13]+[$P5.T13]+[$P6.T13]+[$P7.T13]+[$P8.T13]+[$p9.T13]+[$P10.T13])" office:value-type="string" office:string-value=" " calcext:value-type="string">
            <text:p><text:s/></text:p>
          </table:table-cell>
          <table:table-cell table:style-name="ce242" table:formula="of:=IF([$P1.U13]+[$P2.U13]+[$P3.U13]+[$P4.U13]+[$P5.U13]+[$P6.U13]+[$P7.U13]+[$P8.U13]+[$p9.U13]+[$P10.U13]=0;&quot; &quot;;[$P1.U13]+[$P2.U13]+[$P3.U13]+[$P4.U13]+[$P5.U13]+[$P6.U13]+[$P7.U13]+[$P8.U13]+[$p9.U13]+[$P10.U13])" office:value-type="string" office:string-value=" " calcext:value-type="string">
            <text:p><text:s/></text:p>
          </table:table-cell>
          <table:table-cell table:style-name="ce242" table:formula="of:=IF([$P1.V13]+[$P2.V13]+[$P3.V13]+[$P4.V13]+[$P5.V13]+[$P6.V13]+[$P7.V13]+[$P8.V13]+[$p9.V13]+[$P10.V13]=0;&quot; &quot;;[$P1.V13]+[$P2.V13]+[$P3.V13]+[$P4.V13]+[$P5.V13]+[$P6.V13]+[$P7.V13]+[$P8.V13]+[$p9.V13]+[$P10.V13])" office:value-type="string" office:string-value=" " calcext:value-type="string">
            <text:p><text:s/></text:p>
          </table:table-cell>
          <table:table-cell table:style-name="ce242" table:formula="of:=IF([$P1.W13]+[$P2.W13]+[$P3.W13]+[$P4.W13]+[$P5.W13]+[$P6.W13]+[$P7.W13]+[$P8.W13]+[$p9.W13]+[$P10.W13]=0;&quot; &quot;;[$P1.W13]+[$P2.W13]+[$P3.W13]+[$P4.W13]+[$P5.W13]+[$P6.W13]+[$P7.W13]+[$P8.W13]+[$p9.W13]+[$P10.W13])" office:value-type="string" office:string-value=" " calcext:value-type="string">
            <text:p><text:s/></text:p>
          </table:table-cell>
          <table:table-cell table:style-name="ce242" table:formula="of:=IF([$P1.X13]+[$P2.X13]+[$P3.X13]+[$P4.X13]+[$P5.X13]+[$P6.X13]+[$P7.X13]+[$P8.X13]+[$p9.X13]+[$P10.X13]=0;&quot; &quot;;[$P1.X13]+[$P2.X13]+[$P3.X13]+[$P4.X13]+[$P5.X13]+[$P6.X13]+[$P7.X13]+[$P8.X13]+[$p9.X13]+[$P10.X13])" office:value-type="string" office:string-value=" " calcext:value-type="string">
            <text:p><text:s/></text:p>
          </table:table-cell>
          <table:table-cell table:style-name="ce242" table:formula="of:=IF([$P1.Y13]+[$P2.Y13]+[$P3.Y13]+[$P4.Y13]+[$P5.Y13]+[$P6.Y13]+[$P7.Y13]+[$P8.Y13]+[$p9.Y13]+[$P10.Y13]=0;&quot; &quot;;[$P1.Y13]+[$P2.Y13]+[$P3.Y13]+[$P4.Y13]+[$P5.Y13]+[$P6.Y13]+[$P7.Y13]+[$P8.Y13]+[$p9.Y13]+[$P10.Y13])" office:value-type="string" office:string-value=" " calcext:value-type="string">
            <text:p><text:s/></text:p>
          </table:table-cell>
          <table:table-cell table:style-name="ce242" table:formula="of:=IF([$P1.Z13]+[$P2.Z13]+[$P3.Z13]+[$P4.Z13]+[$P5.Z13]+[$P6.Z13]+[$P7.Z13]+[$P8.Z13]+[$p9.Z13]+[$P10.Z13]=0;&quot; &quot;;[$P1.Z13]+[$P2.Z13]+[$P3.Z13]+[$P4.Z13]+[$P5.Z13]+[$P6.Z13]+[$P7.Z13]+[$P8.Z13]+[$p9.Z13]+[$P10.Z13])" office:value-type="string" office:string-value=" " calcext:value-type="string">
            <text:p><text:s/></text:p>
          </table:table-cell>
          <table:table-cell table:style-name="ce242" table:formula="of:=IF([$P1.AA13]+[$P2.AA13]+[$P3.AA13]+[$P4.AA13]+[$P5.AA13]+[$P6.AA13]+[$P7.AA13]+[$P8.AA13]+[$p9.AA13]+[$P10.AA13]=0;&quot; &quot;;[$P1.AA13]+[$P2.AA13]+[$P3.AA13]+[$P4.AA13]+[$P5.AA13]+[$P6.AA13]+[$P7.AA13]+[$P8.AA13]+[$p9.AA13]+[$P10.AA13])" office:value-type="string" office:string-value=" " calcext:value-type="string">
            <text:p><text:s/></text:p>
          </table:table-cell>
          <table:table-cell table:style-name="ce242" table:formula="of:=IF([$P1.AB13]+[$P2.AB13]+[$P3.AB13]+[$P4.AB13]+[$P5.AB13]+[$P6.AB13]+[$P7.AB13]+[$P8.AB13]+[$p9.AB13]+[$P10.AB13]=0;&quot; &quot;;[$P1.AB13]+[$P2.AB13]+[$P3.AB13]+[$P4.AB13]+[$P5.AB13]+[$P6.AB13]+[$P7.AB13]+[$P8.AB13]+[$p9.AB13]+[$P10.AB13])" office:value-type="string" office:string-value=" " calcext:value-type="string">
            <text:p><text:s/></text:p>
          </table:table-cell>
          <table:table-cell table:style-name="ce250" table:formula="of:=IF([$P1.AC13]+[$P2.AC13]+[$P3.AC13]+[$P4.AC13]+[$P5.AC13]+[$P6.AC13]+[$P7.AC13]+[$P8.AC13]+[$p9.AC13]+[$P10.AC13]=0;&quot; &quot;;[$P1.AC13]+[$P2.AC13]+[$P3.AC13]+[$P4.AC13]+[$P5.AC13]+[$P6.AC13]+[$P7.AC13]+[$P8.AC13]+[$p9.AC13]+[$P10.AC13])" office:value-type="string" office:string-value=" " calcext:value-type="string">
            <text:p><text:s/></text:p>
          </table:table-cell>
          <table:table-cell table:style-name="ce256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4]" office:value-type="float" office:value="7" calcext:value-type="float">
            <text:p>7</text:p>
          </table:table-cell>
          <table:table-cell table:style-name="ce217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122"/>
          <table:table-cell table:style-name="ce235" table:formula="of:=IF([$P1.G14]+[$P2.G14]+[$P3.G14]+[$P4.G14]+[$P5.G14]+[$P6.G14]+[$P7.G14]+[$P8.G14]+[$p9.G14]+[$P10.G14]=0;&quot; &quot;;[$P1.G14]+[$P2.G14]+[$P3.G14]+[$P4.G14]+[$P5.G14]+[$P6.G14]+[$P7.G14]+[$P8.G14]+[$p9.G14]+[$P10.G14])" office:value-type="string" office:string-value=" " calcext:value-type="string">
            <text:p><text:s/></text:p>
          </table:table-cell>
          <table:table-cell table:style-name="ce242" table:formula="of:=IF([$P1.H14]+[$P2.H14]+[$P3.H14]+[$P4.H14]+[$P5.H14]+[$P6.H14]+[$P7.H14]+[$P8.H14]+[$p9.H14]+[$P10.H14]=0;&quot; &quot;;[$P1.H14]+[$P2.H14]+[$P3.H14]+[$P4.H14]+[$P5.H14]+[$P6.H14]+[$P7.H14]+[$P8.H14]+[$p9.H14]+[$P10.H14])" office:value-type="string" office:string-value=" " calcext:value-type="string">
            <text:p><text:s/></text:p>
          </table:table-cell>
          <table:table-cell table:style-name="ce242" table:formula="of:=IF([$P1.I14]+[$P2.I14]+[$P3.I14]+[$P4.I14]+[$P5.I14]+[$P6.I14]+[$P7.I14]+[$P8.I14]+[$p9.I14]+[$P10.I14]=0;&quot; &quot;;[$P1.I14]+[$P2.I14]+[$P3.I14]+[$P4.I14]+[$P5.I14]+[$P6.I14]+[$P7.I14]+[$P8.I14]+[$p9.I14]+[$P10.I14])" office:value-type="string" office:string-value=" " calcext:value-type="string">
            <text:p><text:s/></text:p>
          </table:table-cell>
          <table:table-cell table:style-name="ce242" table:formula="of:=IF([$P1.J14]+[$P2.J14]+[$P3.J14]+[$P4.J14]+[$P5.J14]+[$P6.J14]+[$P7.J14]+[$P8.J14]+[$p9.J14]+[$P10.J14]=0;&quot; &quot;;[$P1.J14]+[$P2.J14]+[$P3.J14]+[$P4.J14]+[$P5.J14]+[$P6.J14]+[$P7.J14]+[$P8.J14]+[$p9.J14]+[$P10.J14])" office:value-type="string" office:string-value=" " calcext:value-type="string">
            <text:p><text:s/></text:p>
          </table:table-cell>
          <table:table-cell table:style-name="ce242" table:formula="of:=IF([$P1.K14]+[$P2.K14]+[$P3.K14]+[$P4.K14]+[$P5.K14]+[$P6.K14]+[$P7.K14]+[$P8.K14]+[$p9.K14]+[$P10.K14]=0;&quot; &quot;;[$P1.K14]+[$P2.K14]+[$P3.K14]+[$P4.K14]+[$P5.K14]+[$P6.K14]+[$P7.K14]+[$P8.K14]+[$p9.K14]+[$P10.K14])" office:value-type="string" office:string-value=" " calcext:value-type="string">
            <text:p><text:s/></text:p>
          </table:table-cell>
          <table:table-cell table:style-name="ce242" table:formula="of:=IF([$P1.L14]+[$P2.L14]+[$P3.L14]+[$P4.L14]+[$P5.L14]+[$P6.L14]+[$P7.L14]+[$P8.L14]+[$p9.L14]+[$P10.L14]=0;&quot; &quot;;[$P1.L14]+[$P2.L14]+[$P3.L14]+[$P4.L14]+[$P5.L14]+[$P6.L14]+[$P7.L14]+[$P8.L14]+[$p9.L14]+[$P10.L14])" office:value-type="string" office:string-value=" " calcext:value-type="string">
            <text:p><text:s/></text:p>
          </table:table-cell>
          <table:table-cell table:style-name="ce242" table:formula="of:=IF([$P1.M14]+[$P2.M14]+[$P3.M14]+[$P4.M14]+[$P5.M14]+[$P6.M14]+[$P7.M14]+[$P8.M14]+[$p9.M14]+[$P10.M14]=0;&quot; &quot;;[$P1.M14]+[$P2.M14]+[$P3.M14]+[$P4.M14]+[$P5.M14]+[$P6.M14]+[$P7.M14]+[$P8.M14]+[$p9.M14]+[$P10.M14])" office:value-type="string" office:string-value=" " calcext:value-type="string">
            <text:p><text:s/></text:p>
          </table:table-cell>
          <table:table-cell table:style-name="ce242" table:formula="of:=IF([$P1.N14]+[$P2.N14]+[$P3.N14]+[$P4.N14]+[$P5.N14]+[$P6.N14]+[$P7.N14]+[$P8.N14]+[$p9.N14]+[$P10.N14]=0;&quot; &quot;;[$P1.N14]+[$P2.N14]+[$P3.N14]+[$P4.N14]+[$P5.N14]+[$P6.N14]+[$P7.N14]+[$P8.N14]+[$p9.N14]+[$P10.N14])" office:value-type="string" office:string-value=" " calcext:value-type="string">
            <text:p><text:s/></text:p>
          </table:table-cell>
          <table:table-cell table:style-name="ce242" table:formula="of:=IF([$P1.O14]+[$P2.O14]+[$P3.O14]+[$P4.O14]+[$P5.O14]+[$P6.O14]+[$P7.O14]+[$P8.O14]+[$p9.O14]+[$P10.O14]=0;&quot; &quot;;[$P1.O14]+[$P2.O14]+[$P3.O14]+[$P4.O14]+[$P5.O14]+[$P6.O14]+[$P7.O14]+[$P8.O14]+[$p9.O14]+[$P10.O14])" office:value-type="string" office:string-value=" " calcext:value-type="string">
            <text:p><text:s/></text:p>
          </table:table-cell>
          <table:table-cell table:style-name="ce242" table:formula="of:=IF([$P1.P14]+[$P2.P14]+[$P3.P14]+[$P4.P14]+[$P5.P14]+[$P6.P14]+[$P7.P14]+[$P8.P14]+[$p9.P14]+[$P10.P14]=0;&quot; &quot;;[$P1.P14]+[$P2.P14]+[$P3.P14]+[$P4.P14]+[$P5.P14]+[$P6.P14]+[$P7.P14]+[$P8.P14]+[$p9.P14]+[$P10.P14])" office:value-type="string" office:string-value=" " calcext:value-type="string">
            <text:p><text:s/></text:p>
          </table:table-cell>
          <table:table-cell table:style-name="ce242" table:formula="of:=IF([$P1.Q14]+[$P2.Q14]+[$P3.Q14]+[$P4.Q14]+[$P5.Q14]+[$P6.Q14]+[$P7.Q14]+[$P8.Q14]+[$p9.Q14]+[$P10.Q14]=0;&quot; &quot;;[$P1.Q14]+[$P2.Q14]+[$P3.Q14]+[$P4.Q14]+[$P5.Q14]+[$P6.Q14]+[$P7.Q14]+[$P8.Q14]+[$p9.Q14]+[$P10.Q14])" office:value-type="string" office:string-value=" " calcext:value-type="string">
            <text:p><text:s/></text:p>
          </table:table-cell>
          <table:table-cell table:style-name="ce242" table:formula="of:=IF([$P1.R14]+[$P2.R14]+[$P3.R14]+[$P4.R14]+[$P5.R14]+[$P6.R14]+[$P7.R14]+[$P8.R14]+[$p9.R14]+[$P10.R14]=0;&quot; &quot;;[$P1.R14]+[$P2.R14]+[$P3.R14]+[$P4.R14]+[$P5.R14]+[$P6.R14]+[$P7.R14]+[$P8.R14]+[$p9.R14]+[$P10.R14])" office:value-type="string" office:string-value=" " calcext:value-type="string">
            <text:p><text:s/></text:p>
          </table:table-cell>
          <table:table-cell table:style-name="ce242" table:formula="of:=IF([$P1.S14]+[$P2.S14]+[$P3.S14]+[$P4.S14]+[$P5.S14]+[$P6.S14]+[$P7.S14]+[$P8.S14]+[$p9.S14]+[$P10.S14]=0;&quot; &quot;;[$P1.S14]+[$P2.S14]+[$P3.S14]+[$P4.S14]+[$P5.S14]+[$P6.S14]+[$P7.S14]+[$P8.S14]+[$p9.S14]+[$P10.S14])" office:value-type="string" office:string-value=" " calcext:value-type="string">
            <text:p><text:s/></text:p>
          </table:table-cell>
          <table:table-cell table:style-name="ce242" table:formula="of:=IF([$P1.T14]+[$P2.T14]+[$P3.T14]+[$P4.T14]+[$P5.T14]+[$P6.T14]+[$P7.T14]+[$P8.T14]+[$p9.T14]+[$P10.T14]=0;&quot; &quot;;[$P1.T14]+[$P2.T14]+[$P3.T14]+[$P4.T14]+[$P5.T14]+[$P6.T14]+[$P7.T14]+[$P8.T14]+[$p9.T14]+[$P10.T14])" office:value-type="string" office:string-value=" " calcext:value-type="string">
            <text:p><text:s/></text:p>
          </table:table-cell>
          <table:table-cell table:style-name="ce242" table:formula="of:=IF([$P1.U14]+[$P2.U14]+[$P3.U14]+[$P4.U14]+[$P5.U14]+[$P6.U14]+[$P7.U14]+[$P8.U14]+[$p9.U14]+[$P10.U14]=0;&quot; &quot;;[$P1.U14]+[$P2.U14]+[$P3.U14]+[$P4.U14]+[$P5.U14]+[$P6.U14]+[$P7.U14]+[$P8.U14]+[$p9.U14]+[$P10.U14])" office:value-type="string" office:string-value=" " calcext:value-type="string">
            <text:p><text:s/></text:p>
          </table:table-cell>
          <table:table-cell table:style-name="ce242" table:formula="of:=IF([$P1.V14]+[$P2.V14]+[$P3.V14]+[$P4.V14]+[$P5.V14]+[$P6.V14]+[$P7.V14]+[$P8.V14]+[$p9.V14]+[$P10.V14]=0;&quot; &quot;;[$P1.V14]+[$P2.V14]+[$P3.V14]+[$P4.V14]+[$P5.V14]+[$P6.V14]+[$P7.V14]+[$P8.V14]+[$p9.V14]+[$P10.V14])" office:value-type="string" office:string-value=" " calcext:value-type="string">
            <text:p><text:s/></text:p>
          </table:table-cell>
          <table:table-cell table:style-name="ce242" table:formula="of:=IF([$P1.W14]+[$P2.W14]+[$P3.W14]+[$P4.W14]+[$P5.W14]+[$P6.W14]+[$P7.W14]+[$P8.W14]+[$p9.W14]+[$P10.W14]=0;&quot; &quot;;[$P1.W14]+[$P2.W14]+[$P3.W14]+[$P4.W14]+[$P5.W14]+[$P6.W14]+[$P7.W14]+[$P8.W14]+[$p9.W14]+[$P10.W14])" office:value-type="string" office:string-value=" " calcext:value-type="string">
            <text:p><text:s/></text:p>
          </table:table-cell>
          <table:table-cell table:style-name="ce242" table:formula="of:=IF([$P1.X14]+[$P2.X14]+[$P3.X14]+[$P4.X14]+[$P5.X14]+[$P6.X14]+[$P7.X14]+[$P8.X14]+[$p9.X14]+[$P10.X14]=0;&quot; &quot;;[$P1.X14]+[$P2.X14]+[$P3.X14]+[$P4.X14]+[$P5.X14]+[$P6.X14]+[$P7.X14]+[$P8.X14]+[$p9.X14]+[$P10.X14])" office:value-type="string" office:string-value=" " calcext:value-type="string">
            <text:p><text:s/></text:p>
          </table:table-cell>
          <table:table-cell table:style-name="ce242" table:formula="of:=IF([$P1.Y14]+[$P2.Y14]+[$P3.Y14]+[$P4.Y14]+[$P5.Y14]+[$P6.Y14]+[$P7.Y14]+[$P8.Y14]+[$p9.Y14]+[$P10.Y14]=0;&quot; &quot;;[$P1.Y14]+[$P2.Y14]+[$P3.Y14]+[$P4.Y14]+[$P5.Y14]+[$P6.Y14]+[$P7.Y14]+[$P8.Y14]+[$p9.Y14]+[$P10.Y14])" office:value-type="string" office:string-value=" " calcext:value-type="string">
            <text:p><text:s/></text:p>
          </table:table-cell>
          <table:table-cell table:style-name="ce242" table:formula="of:=IF([$P1.Z14]+[$P2.Z14]+[$P3.Z14]+[$P4.Z14]+[$P5.Z14]+[$P6.Z14]+[$P7.Z14]+[$P8.Z14]+[$p9.Z14]+[$P10.Z14]=0;&quot; &quot;;[$P1.Z14]+[$P2.Z14]+[$P3.Z14]+[$P4.Z14]+[$P5.Z14]+[$P6.Z14]+[$P7.Z14]+[$P8.Z14]+[$p9.Z14]+[$P10.Z14])" office:value-type="string" office:string-value=" " calcext:value-type="string">
            <text:p><text:s/></text:p>
          </table:table-cell>
          <table:table-cell table:style-name="ce242" table:formula="of:=IF([$P1.AA14]+[$P2.AA14]+[$P3.AA14]+[$P4.AA14]+[$P5.AA14]+[$P6.AA14]+[$P7.AA14]+[$P8.AA14]+[$p9.AA14]+[$P10.AA14]=0;&quot; &quot;;[$P1.AA14]+[$P2.AA14]+[$P3.AA14]+[$P4.AA14]+[$P5.AA14]+[$P6.AA14]+[$P7.AA14]+[$P8.AA14]+[$p9.AA14]+[$P10.AA14])" office:value-type="string" office:string-value=" " calcext:value-type="string">
            <text:p><text:s/></text:p>
          </table:table-cell>
          <table:table-cell table:style-name="ce242" table:formula="of:=IF([$P1.AB14]+[$P2.AB14]+[$P3.AB14]+[$P4.AB14]+[$P5.AB14]+[$P6.AB14]+[$P7.AB14]+[$P8.AB14]+[$p9.AB14]+[$P10.AB14]=0;&quot; &quot;;[$P1.AB14]+[$P2.AB14]+[$P3.AB14]+[$P4.AB14]+[$P5.AB14]+[$P6.AB14]+[$P7.AB14]+[$P8.AB14]+[$p9.AB14]+[$P10.AB14])" office:value-type="string" office:string-value=" " calcext:value-type="string">
            <text:p><text:s/></text:p>
          </table:table-cell>
          <table:table-cell table:style-name="ce250" table:formula="of:=IF([$P1.AC14]+[$P2.AC14]+[$P3.AC14]+[$P4.AC14]+[$P5.AC14]+[$P6.AC14]+[$P7.AC14]+[$P8.AC14]+[$p9.AC14]+[$P10.AC14]=0;&quot; &quot;;[$P1.AC14]+[$P2.AC14]+[$P3.AC14]+[$P4.AC14]+[$P5.AC14]+[$P6.AC14]+[$P7.AC14]+[$P8.AC14]+[$p9.AC14]+[$P10.AC14])" office:value-type="string" office:string-value=" " calcext:value-type="string">
            <text:p><text:s/></text:p>
          </table:table-cell>
          <table:table-cell table:style-name="ce256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5]" office:value-type="float" office:value="8" calcext:value-type="float">
            <text:p>8</text:p>
          </table:table-cell>
          <table:table-cell table:style-name="ce217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15]+[$P2.G15]+[$P3.G15]+[$P4.G15]+[$P5.G15]+[$P6.G15]+[$P7.G15]+[$P8.G15]+[$p9.G15]+[$P10.G15]=0;&quot; &quot;;[$P1.G15]+[$P2.G15]+[$P3.G15]+[$P4.G15]+[$P5.G15]+[$P6.G15]+[$P7.G15]+[$P8.G15]+[$p9.G15]+[$P10.G15])" office:value-type="string" office:string-value=" " calcext:value-type="string">
            <text:p><text:s/></text:p>
          </table:table-cell>
          <table:table-cell table:style-name="ce242" table:formula="of:=IF([$P1.H15]+[$P2.H15]+[$P3.H15]+[$P4.H15]+[$P5.H15]+[$P6.H15]+[$P7.H15]+[$P8.H15]+[$p9.H15]+[$P10.H15]=0;&quot; &quot;;[$P1.H15]+[$P2.H15]+[$P3.H15]+[$P4.H15]+[$P5.H15]+[$P6.H15]+[$P7.H15]+[$P8.H15]+[$p9.H15]+[$P10.H15])" office:value-type="string" office:string-value=" " calcext:value-type="string">
            <text:p><text:s/></text:p>
          </table:table-cell>
          <table:table-cell table:style-name="ce242" table:formula="of:=IF([$P1.I15]+[$P2.I15]+[$P3.I15]+[$P4.I15]+[$P5.I15]+[$P6.I15]+[$P7.I15]+[$P8.I15]+[$p9.I15]+[$P10.I15]=0;&quot; &quot;;[$P1.I15]+[$P2.I15]+[$P3.I15]+[$P4.I15]+[$P5.I15]+[$P6.I15]+[$P7.I15]+[$P8.I15]+[$p9.I15]+[$P10.I15])" office:value-type="string" office:string-value=" " calcext:value-type="string">
            <text:p><text:s/></text:p>
          </table:table-cell>
          <table:table-cell table:style-name="ce242" table:formula="of:=IF([$P1.J15]+[$P2.J15]+[$P3.J15]+[$P4.J15]+[$P5.J15]+[$P6.J15]+[$P7.J15]+[$P8.J15]+[$p9.J15]+[$P10.J15]=0;&quot; &quot;;[$P1.J15]+[$P2.J15]+[$P3.J15]+[$P4.J15]+[$P5.J15]+[$P6.J15]+[$P7.J15]+[$P8.J15]+[$p9.J15]+[$P10.J15])" office:value-type="string" office:string-value=" " calcext:value-type="string">
            <text:p><text:s/></text:p>
          </table:table-cell>
          <table:table-cell table:style-name="ce242" table:formula="of:=IF([$P1.K15]+[$P2.K15]+[$P3.K15]+[$P4.K15]+[$P5.K15]+[$P6.K15]+[$P7.K15]+[$P8.K15]+[$p9.K15]+[$P10.K15]=0;&quot; &quot;;[$P1.K15]+[$P2.K15]+[$P3.K15]+[$P4.K15]+[$P5.K15]+[$P6.K15]+[$P7.K15]+[$P8.K15]+[$p9.K15]+[$P10.K15])" office:value-type="string" office:string-value=" " calcext:value-type="string">
            <text:p><text:s/></text:p>
          </table:table-cell>
          <table:table-cell table:style-name="ce242" table:formula="of:=IF([$P1.L15]+[$P2.L15]+[$P3.L15]+[$P4.L15]+[$P5.L15]+[$P6.L15]+[$P7.L15]+[$P8.L15]+[$p9.L15]+[$P10.L15]=0;&quot; &quot;;[$P1.L15]+[$P2.L15]+[$P3.L15]+[$P4.L15]+[$P5.L15]+[$P6.L15]+[$P7.L15]+[$P8.L15]+[$p9.L15]+[$P10.L15])" office:value-type="string" office:string-value=" " calcext:value-type="string">
            <text:p><text:s/></text:p>
          </table:table-cell>
          <table:table-cell table:style-name="ce242" table:formula="of:=IF([$P1.M15]+[$P2.M15]+[$P3.M15]+[$P4.M15]+[$P5.M15]+[$P6.M15]+[$P7.M15]+[$P8.M15]+[$p9.M15]+[$P10.M15]=0;&quot; &quot;;[$P1.M15]+[$P2.M15]+[$P3.M15]+[$P4.M15]+[$P5.M15]+[$P6.M15]+[$P7.M15]+[$P8.M15]+[$p9.M15]+[$P10.M15])" office:value-type="string" office:string-value=" " calcext:value-type="string">
            <text:p><text:s/></text:p>
          </table:table-cell>
          <table:table-cell table:style-name="ce242" table:formula="of:=IF([$P1.N15]+[$P2.N15]+[$P3.N15]+[$P4.N15]+[$P5.N15]+[$P6.N15]+[$P7.N15]+[$P8.N15]+[$p9.N15]+[$P10.N15]=0;&quot; &quot;;[$P1.N15]+[$P2.N15]+[$P3.N15]+[$P4.N15]+[$P5.N15]+[$P6.N15]+[$P7.N15]+[$P8.N15]+[$p9.N15]+[$P10.N15])" office:value-type="string" office:string-value=" " calcext:value-type="string">
            <text:p><text:s/></text:p>
          </table:table-cell>
          <table:table-cell table:style-name="ce242" table:formula="of:=IF([$P1.O15]+[$P2.O15]+[$P3.O15]+[$P4.O15]+[$P5.O15]+[$P6.O15]+[$P7.O15]+[$P8.O15]+[$p9.O15]+[$P10.O15]=0;&quot; &quot;;[$P1.O15]+[$P2.O15]+[$P3.O15]+[$P4.O15]+[$P5.O15]+[$P6.O15]+[$P7.O15]+[$P8.O15]+[$p9.O15]+[$P10.O15])" office:value-type="string" office:string-value=" " calcext:value-type="string">
            <text:p><text:s/></text:p>
          </table:table-cell>
          <table:table-cell table:style-name="ce242" table:formula="of:=IF([$P1.P15]+[$P2.P15]+[$P3.P15]+[$P4.P15]+[$P5.P15]+[$P6.P15]+[$P7.P15]+[$P8.P15]+[$p9.P15]+[$P10.P15]=0;&quot; &quot;;[$P1.P15]+[$P2.P15]+[$P3.P15]+[$P4.P15]+[$P5.P15]+[$P6.P15]+[$P7.P15]+[$P8.P15]+[$p9.P15]+[$P10.P15])" office:value-type="string" office:string-value=" " calcext:value-type="string">
            <text:p><text:s/></text:p>
          </table:table-cell>
          <table:table-cell table:style-name="ce242" table:formula="of:=IF([$P1.Q15]+[$P2.Q15]+[$P3.Q15]+[$P4.Q15]+[$P5.Q15]+[$P6.Q15]+[$P7.Q15]+[$P8.Q15]+[$p9.Q15]+[$P10.Q15]=0;&quot; &quot;;[$P1.Q15]+[$P2.Q15]+[$P3.Q15]+[$P4.Q15]+[$P5.Q15]+[$P6.Q15]+[$P7.Q15]+[$P8.Q15]+[$p9.Q15]+[$P10.Q15])" office:value-type="string" office:string-value=" " calcext:value-type="string">
            <text:p><text:s/></text:p>
          </table:table-cell>
          <table:table-cell table:style-name="ce242" table:formula="of:=IF([$P1.R15]+[$P2.R15]+[$P3.R15]+[$P4.R15]+[$P5.R15]+[$P6.R15]+[$P7.R15]+[$P8.R15]+[$p9.R15]+[$P10.R15]=0;&quot; &quot;;[$P1.R15]+[$P2.R15]+[$P3.R15]+[$P4.R15]+[$P5.R15]+[$P6.R15]+[$P7.R15]+[$P8.R15]+[$p9.R15]+[$P10.R15])" office:value-type="string" office:string-value=" " calcext:value-type="string">
            <text:p><text:s/></text:p>
          </table:table-cell>
          <table:table-cell table:style-name="ce242" table:formula="of:=IF([$P1.S15]+[$P2.S15]+[$P3.S15]+[$P4.S15]+[$P5.S15]+[$P6.S15]+[$P7.S15]+[$P8.S15]+[$p9.S15]+[$P10.S15]=0;&quot; &quot;;[$P1.S15]+[$P2.S15]+[$P3.S15]+[$P4.S15]+[$P5.S15]+[$P6.S15]+[$P7.S15]+[$P8.S15]+[$p9.S15]+[$P10.S15])" office:value-type="string" office:string-value=" " calcext:value-type="string">
            <text:p><text:s/></text:p>
          </table:table-cell>
          <table:table-cell table:style-name="ce242" table:formula="of:=IF([$P1.T15]+[$P2.T15]+[$P3.T15]+[$P4.T15]+[$P5.T15]+[$P6.T15]+[$P7.T15]+[$P8.T15]+[$p9.T15]+[$P10.T15]=0;&quot; &quot;;[$P1.T15]+[$P2.T15]+[$P3.T15]+[$P4.T15]+[$P5.T15]+[$P6.T15]+[$P7.T15]+[$P8.T15]+[$p9.T15]+[$P10.T15])" office:value-type="string" office:string-value=" " calcext:value-type="string">
            <text:p><text:s/></text:p>
          </table:table-cell>
          <table:table-cell table:style-name="ce242" table:formula="of:=IF([$P1.U15]+[$P2.U15]+[$P3.U15]+[$P4.U15]+[$P5.U15]+[$P6.U15]+[$P7.U15]+[$P8.U15]+[$p9.U15]+[$P10.U15]=0;&quot; &quot;;[$P1.U15]+[$P2.U15]+[$P3.U15]+[$P4.U15]+[$P5.U15]+[$P6.U15]+[$P7.U15]+[$P8.U15]+[$p9.U15]+[$P10.U15])" office:value-type="string" office:string-value=" " calcext:value-type="string">
            <text:p><text:s/></text:p>
          </table:table-cell>
          <table:table-cell table:style-name="ce242" table:formula="of:=IF([$P1.V15]+[$P2.V15]+[$P3.V15]+[$P4.V15]+[$P5.V15]+[$P6.V15]+[$P7.V15]+[$P8.V15]+[$p9.V15]+[$P10.V15]=0;&quot; &quot;;[$P1.V15]+[$P2.V15]+[$P3.V15]+[$P4.V15]+[$P5.V15]+[$P6.V15]+[$P7.V15]+[$P8.V15]+[$p9.V15]+[$P10.V15])" office:value-type="string" office:string-value=" " calcext:value-type="string">
            <text:p><text:s/></text:p>
          </table:table-cell>
          <table:table-cell table:style-name="ce242" table:formula="of:=IF([$P1.W15]+[$P2.W15]+[$P3.W15]+[$P4.W15]+[$P5.W15]+[$P6.W15]+[$P7.W15]+[$P8.W15]+[$p9.W15]+[$P10.W15]=0;&quot; &quot;;[$P1.W15]+[$P2.W15]+[$P3.W15]+[$P4.W15]+[$P5.W15]+[$P6.W15]+[$P7.W15]+[$P8.W15]+[$p9.W15]+[$P10.W15])" office:value-type="string" office:string-value=" " calcext:value-type="string">
            <text:p><text:s/></text:p>
          </table:table-cell>
          <table:table-cell table:style-name="ce242" table:formula="of:=IF([$P1.X15]+[$P2.X15]+[$P3.X15]+[$P4.X15]+[$P5.X15]+[$P6.X15]+[$P7.X15]+[$P8.X15]+[$p9.X15]+[$P10.X15]=0;&quot; &quot;;[$P1.X15]+[$P2.X15]+[$P3.X15]+[$P4.X15]+[$P5.X15]+[$P6.X15]+[$P7.X15]+[$P8.X15]+[$p9.X15]+[$P10.X15])" office:value-type="string" office:string-value=" " calcext:value-type="string">
            <text:p><text:s/></text:p>
          </table:table-cell>
          <table:table-cell table:style-name="ce242" table:formula="of:=IF([$P1.Y15]+[$P2.Y15]+[$P3.Y15]+[$P4.Y15]+[$P5.Y15]+[$P6.Y15]+[$P7.Y15]+[$P8.Y15]+[$p9.Y15]+[$P10.Y15]=0;&quot; &quot;;[$P1.Y15]+[$P2.Y15]+[$P3.Y15]+[$P4.Y15]+[$P5.Y15]+[$P6.Y15]+[$P7.Y15]+[$P8.Y15]+[$p9.Y15]+[$P10.Y15])" office:value-type="string" office:string-value=" " calcext:value-type="string">
            <text:p><text:s/></text:p>
          </table:table-cell>
          <table:table-cell table:style-name="ce242" table:formula="of:=IF([$P1.Z15]+[$P2.Z15]+[$P3.Z15]+[$P4.Z15]+[$P5.Z15]+[$P6.Z15]+[$P7.Z15]+[$P8.Z15]+[$p9.Z15]+[$P10.Z15]=0;&quot; &quot;;[$P1.Z15]+[$P2.Z15]+[$P3.Z15]+[$P4.Z15]+[$P5.Z15]+[$P6.Z15]+[$P7.Z15]+[$P8.Z15]+[$p9.Z15]+[$P10.Z15])" office:value-type="string" office:string-value=" " calcext:value-type="string">
            <text:p><text:s/></text:p>
          </table:table-cell>
          <table:table-cell table:style-name="ce242" table:formula="of:=IF([$P1.AA15]+[$P2.AA15]+[$P3.AA15]+[$P4.AA15]+[$P5.AA15]+[$P6.AA15]+[$P7.AA15]+[$P8.AA15]+[$p9.AA15]+[$P10.AA15]=0;&quot; &quot;;[$P1.AA15]+[$P2.AA15]+[$P3.AA15]+[$P4.AA15]+[$P5.AA15]+[$P6.AA15]+[$P7.AA15]+[$P8.AA15]+[$p9.AA15]+[$P10.AA15])" office:value-type="string" office:string-value=" " calcext:value-type="string">
            <text:p><text:s/></text:p>
          </table:table-cell>
          <table:table-cell table:style-name="ce242" table:formula="of:=IF([$P1.AB15]+[$P2.AB15]+[$P3.AB15]+[$P4.AB15]+[$P5.AB15]+[$P6.AB15]+[$P7.AB15]+[$P8.AB15]+[$p9.AB15]+[$P10.AB15]=0;&quot; &quot;;[$P1.AB15]+[$P2.AB15]+[$P3.AB15]+[$P4.AB15]+[$P5.AB15]+[$P6.AB15]+[$P7.AB15]+[$P8.AB15]+[$p9.AB15]+[$P10.AB15])" office:value-type="string" office:string-value=" " calcext:value-type="string">
            <text:p><text:s/></text:p>
          </table:table-cell>
          <table:table-cell table:style-name="ce250" table:formula="of:=IF([$P1.AC15]+[$P2.AC15]+[$P3.AC15]+[$P4.AC15]+[$P5.AC15]+[$P6.AC15]+[$P7.AC15]+[$P8.AC15]+[$p9.AC15]+[$P10.AC15]=0;&quot; &quot;;[$P1.AC15]+[$P2.AC15]+[$P3.AC15]+[$P4.AC15]+[$P5.AC15]+[$P6.AC15]+[$P7.AC15]+[$P8.AC15]+[$p9.AC15]+[$P10.AC15])" office:value-type="string" office:string-value=" " calcext:value-type="string">
            <text:p><text:s/></text:p>
          </table:table-cell>
          <table:table-cell table:style-name="ce256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6]" office:value-type="float" office:value="9" calcext:value-type="float">
            <text:p>9</text:p>
          </table:table-cell>
          <table:table-cell table:style-name="ce217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16]+[$P2.G16]+[$P3.G16]+[$P4.G16]+[$P5.G16]+[$P6.G16]+[$P7.G16]+[$P8.G16]+[$p9.G16]+[$P10.G16]=0;&quot; &quot;;[$P1.G16]+[$P2.G16]+[$P3.G16]+[$P4.G16]+[$P5.G16]+[$P6.G16]+[$P7.G16]+[$P8.G16]+[$p9.G16]+[$P10.G16])" office:value-type="string" office:string-value=" " calcext:value-type="string">
            <text:p><text:s/></text:p>
          </table:table-cell>
          <table:table-cell table:style-name="ce242" table:formula="of:=IF([$P1.H16]+[$P2.H16]+[$P3.H16]+[$P4.H16]+[$P5.H16]+[$P6.H16]+[$P7.H16]+[$P8.H16]+[$p9.H16]+[$P10.H16]=0;&quot; &quot;;[$P1.H16]+[$P2.H16]+[$P3.H16]+[$P4.H16]+[$P5.H16]+[$P6.H16]+[$P7.H16]+[$P8.H16]+[$p9.H16]+[$P10.H16])" office:value-type="string" office:string-value=" " calcext:value-type="string">
            <text:p><text:s/></text:p>
          </table:table-cell>
          <table:table-cell table:style-name="ce242" table:formula="of:=IF([$P1.I16]+[$P2.I16]+[$P3.I16]+[$P4.I16]+[$P5.I16]+[$P6.I16]+[$P7.I16]+[$P8.I16]+[$p9.I16]+[$P10.I16]=0;&quot; &quot;;[$P1.I16]+[$P2.I16]+[$P3.I16]+[$P4.I16]+[$P5.I16]+[$P6.I16]+[$P7.I16]+[$P8.I16]+[$p9.I16]+[$P10.I16])" office:value-type="string" office:string-value=" " calcext:value-type="string">
            <text:p><text:s/></text:p>
          </table:table-cell>
          <table:table-cell table:style-name="ce242" table:formula="of:=IF([$P1.J16]+[$P2.J16]+[$P3.J16]+[$P4.J16]+[$P5.J16]+[$P6.J16]+[$P7.J16]+[$P8.J16]+[$p9.J16]+[$P10.J16]=0;&quot; &quot;;[$P1.J16]+[$P2.J16]+[$P3.J16]+[$P4.J16]+[$P5.J16]+[$P6.J16]+[$P7.J16]+[$P8.J16]+[$p9.J16]+[$P10.J16])" office:value-type="string" office:string-value=" " calcext:value-type="string">
            <text:p><text:s/></text:p>
          </table:table-cell>
          <table:table-cell table:style-name="ce242" table:formula="of:=IF([$P1.K16]+[$P2.K16]+[$P3.K16]+[$P4.K16]+[$P5.K16]+[$P6.K16]+[$P7.K16]+[$P8.K16]+[$p9.K16]+[$P10.K16]=0;&quot; &quot;;[$P1.K16]+[$P2.K16]+[$P3.K16]+[$P4.K16]+[$P5.K16]+[$P6.K16]+[$P7.K16]+[$P8.K16]+[$p9.K16]+[$P10.K16])" office:value-type="string" office:string-value=" " calcext:value-type="string">
            <text:p><text:s/></text:p>
          </table:table-cell>
          <table:table-cell table:style-name="ce242" table:formula="of:=IF([$P1.L16]+[$P2.L16]+[$P3.L16]+[$P4.L16]+[$P5.L16]+[$P6.L16]+[$P7.L16]+[$P8.L16]+[$p9.L16]+[$P10.L16]=0;&quot; &quot;;[$P1.L16]+[$P2.L16]+[$P3.L16]+[$P4.L16]+[$P5.L16]+[$P6.L16]+[$P7.L16]+[$P8.L16]+[$p9.L16]+[$P10.L16])" office:value-type="string" office:string-value=" " calcext:value-type="string">
            <text:p><text:s/></text:p>
          </table:table-cell>
          <table:table-cell table:style-name="ce242" table:formula="of:=IF([$P1.M16]+[$P2.M16]+[$P3.M16]+[$P4.M16]+[$P5.M16]+[$P6.M16]+[$P7.M16]+[$P8.M16]+[$p9.M16]+[$P10.M16]=0;&quot; &quot;;[$P1.M16]+[$P2.M16]+[$P3.M16]+[$P4.M16]+[$P5.M16]+[$P6.M16]+[$P7.M16]+[$P8.M16]+[$p9.M16]+[$P10.M16])" office:value-type="string" office:string-value=" " calcext:value-type="string">
            <text:p><text:s/></text:p>
          </table:table-cell>
          <table:table-cell table:style-name="ce242" table:formula="of:=IF([$P1.N16]+[$P2.N16]+[$P3.N16]+[$P4.N16]+[$P5.N16]+[$P6.N16]+[$P7.N16]+[$P8.N16]+[$p9.N16]+[$P10.N16]=0;&quot; &quot;;[$P1.N16]+[$P2.N16]+[$P3.N16]+[$P4.N16]+[$P5.N16]+[$P6.N16]+[$P7.N16]+[$P8.N16]+[$p9.N16]+[$P10.N16])" office:value-type="string" office:string-value=" " calcext:value-type="string">
            <text:p><text:s/></text:p>
          </table:table-cell>
          <table:table-cell table:style-name="ce242" table:formula="of:=IF([$P1.O16]+[$P2.O16]+[$P3.O16]+[$P4.O16]+[$P5.O16]+[$P6.O16]+[$P7.O16]+[$P8.O16]+[$p9.O16]+[$P10.O16]=0;&quot; &quot;;[$P1.O16]+[$P2.O16]+[$P3.O16]+[$P4.O16]+[$P5.O16]+[$P6.O16]+[$P7.O16]+[$P8.O16]+[$p9.O16]+[$P10.O16])" office:value-type="string" office:string-value=" " calcext:value-type="string">
            <text:p><text:s/></text:p>
          </table:table-cell>
          <table:table-cell table:style-name="ce242" table:formula="of:=IF([$P1.P16]+[$P2.P16]+[$P3.P16]+[$P4.P16]+[$P5.P16]+[$P6.P16]+[$P7.P16]+[$P8.P16]+[$p9.P16]+[$P10.P16]=0;&quot; &quot;;[$P1.P16]+[$P2.P16]+[$P3.P16]+[$P4.P16]+[$P5.P16]+[$P6.P16]+[$P7.P16]+[$P8.P16]+[$p9.P16]+[$P10.P16])" office:value-type="string" office:string-value=" " calcext:value-type="string">
            <text:p><text:s/></text:p>
          </table:table-cell>
          <table:table-cell table:style-name="ce242" table:formula="of:=IF([$P1.Q16]+[$P2.Q16]+[$P3.Q16]+[$P4.Q16]+[$P5.Q16]+[$P6.Q16]+[$P7.Q16]+[$P8.Q16]+[$p9.Q16]+[$P10.Q16]=0;&quot; &quot;;[$P1.Q16]+[$P2.Q16]+[$P3.Q16]+[$P4.Q16]+[$P5.Q16]+[$P6.Q16]+[$P7.Q16]+[$P8.Q16]+[$p9.Q16]+[$P10.Q16])" office:value-type="string" office:string-value=" " calcext:value-type="string">
            <text:p><text:s/></text:p>
          </table:table-cell>
          <table:table-cell table:style-name="ce242" table:formula="of:=IF([$P1.R16]+[$P2.R16]+[$P3.R16]+[$P4.R16]+[$P5.R16]+[$P6.R16]+[$P7.R16]+[$P8.R16]+[$p9.R16]+[$P10.R16]=0;&quot; &quot;;[$P1.R16]+[$P2.R16]+[$P3.R16]+[$P4.R16]+[$P5.R16]+[$P6.R16]+[$P7.R16]+[$P8.R16]+[$p9.R16]+[$P10.R16])" office:value-type="string" office:string-value=" " calcext:value-type="string">
            <text:p><text:s/></text:p>
          </table:table-cell>
          <table:table-cell table:style-name="ce242" table:formula="of:=IF([$P1.S16]+[$P2.S16]+[$P3.S16]+[$P4.S16]+[$P5.S16]+[$P6.S16]+[$P7.S16]+[$P8.S16]+[$p9.S16]+[$P10.S16]=0;&quot; &quot;;[$P1.S16]+[$P2.S16]+[$P3.S16]+[$P4.S16]+[$P5.S16]+[$P6.S16]+[$P7.S16]+[$P8.S16]+[$p9.S16]+[$P10.S16])" office:value-type="string" office:string-value=" " calcext:value-type="string">
            <text:p><text:s/></text:p>
          </table:table-cell>
          <table:table-cell table:style-name="ce242" table:formula="of:=IF([$P1.T16]+[$P2.T16]+[$P3.T16]+[$P4.T16]+[$P5.T16]+[$P6.T16]+[$P7.T16]+[$P8.T16]+[$p9.T16]+[$P10.T16]=0;&quot; &quot;;[$P1.T16]+[$P2.T16]+[$P3.T16]+[$P4.T16]+[$P5.T16]+[$P6.T16]+[$P7.T16]+[$P8.T16]+[$p9.T16]+[$P10.T16])" office:value-type="string" office:string-value=" " calcext:value-type="string">
            <text:p><text:s/></text:p>
          </table:table-cell>
          <table:table-cell table:style-name="ce242" table:formula="of:=IF([$P1.U16]+[$P2.U16]+[$P3.U16]+[$P4.U16]+[$P5.U16]+[$P6.U16]+[$P7.U16]+[$P8.U16]+[$p9.U16]+[$P10.U16]=0;&quot; &quot;;[$P1.U16]+[$P2.U16]+[$P3.U16]+[$P4.U16]+[$P5.U16]+[$P6.U16]+[$P7.U16]+[$P8.U16]+[$p9.U16]+[$P10.U16])" office:value-type="string" office:string-value=" " calcext:value-type="string">
            <text:p><text:s/></text:p>
          </table:table-cell>
          <table:table-cell table:style-name="ce242" table:formula="of:=IF([$P1.V16]+[$P2.V16]+[$P3.V16]+[$P4.V16]+[$P5.V16]+[$P6.V16]+[$P7.V16]+[$P8.V16]+[$p9.V16]+[$P10.V16]=0;&quot; &quot;;[$P1.V16]+[$P2.V16]+[$P3.V16]+[$P4.V16]+[$P5.V16]+[$P6.V16]+[$P7.V16]+[$P8.V16]+[$p9.V16]+[$P10.V16])" office:value-type="string" office:string-value=" " calcext:value-type="string">
            <text:p><text:s/></text:p>
          </table:table-cell>
          <table:table-cell table:style-name="ce242" table:formula="of:=IF([$P1.W16]+[$P2.W16]+[$P3.W16]+[$P4.W16]+[$P5.W16]+[$P6.W16]+[$P7.W16]+[$P8.W16]+[$p9.W16]+[$P10.W16]=0;&quot; &quot;;[$P1.W16]+[$P2.W16]+[$P3.W16]+[$P4.W16]+[$P5.W16]+[$P6.W16]+[$P7.W16]+[$P8.W16]+[$p9.W16]+[$P10.W16])" office:value-type="string" office:string-value=" " calcext:value-type="string">
            <text:p><text:s/></text:p>
          </table:table-cell>
          <table:table-cell table:style-name="ce242" table:formula="of:=IF([$P1.X16]+[$P2.X16]+[$P3.X16]+[$P4.X16]+[$P5.X16]+[$P6.X16]+[$P7.X16]+[$P8.X16]+[$p9.X16]+[$P10.X16]=0;&quot; &quot;;[$P1.X16]+[$P2.X16]+[$P3.X16]+[$P4.X16]+[$P5.X16]+[$P6.X16]+[$P7.X16]+[$P8.X16]+[$p9.X16]+[$P10.X16])" office:value-type="string" office:string-value=" " calcext:value-type="string">
            <text:p><text:s/></text:p>
          </table:table-cell>
          <table:table-cell table:style-name="ce242" table:formula="of:=IF([$P1.Y16]+[$P2.Y16]+[$P3.Y16]+[$P4.Y16]+[$P5.Y16]+[$P6.Y16]+[$P7.Y16]+[$P8.Y16]+[$p9.Y16]+[$P10.Y16]=0;&quot; &quot;;[$P1.Y16]+[$P2.Y16]+[$P3.Y16]+[$P4.Y16]+[$P5.Y16]+[$P6.Y16]+[$P7.Y16]+[$P8.Y16]+[$p9.Y16]+[$P10.Y16])" office:value-type="string" office:string-value=" " calcext:value-type="string">
            <text:p><text:s/></text:p>
          </table:table-cell>
          <table:table-cell table:style-name="ce242" table:formula="of:=IF([$P1.Z16]+[$P2.Z16]+[$P3.Z16]+[$P4.Z16]+[$P5.Z16]+[$P6.Z16]+[$P7.Z16]+[$P8.Z16]+[$p9.Z16]+[$P10.Z16]=0;&quot; &quot;;[$P1.Z16]+[$P2.Z16]+[$P3.Z16]+[$P4.Z16]+[$P5.Z16]+[$P6.Z16]+[$P7.Z16]+[$P8.Z16]+[$p9.Z16]+[$P10.Z16])" office:value-type="string" office:string-value=" " calcext:value-type="string">
            <text:p><text:s/></text:p>
          </table:table-cell>
          <table:table-cell table:style-name="ce242" table:formula="of:=IF([$P1.AA16]+[$P2.AA16]+[$P3.AA16]+[$P4.AA16]+[$P5.AA16]+[$P6.AA16]+[$P7.AA16]+[$P8.AA16]+[$p9.AA16]+[$P10.AA16]=0;&quot; &quot;;[$P1.AA16]+[$P2.AA16]+[$P3.AA16]+[$P4.AA16]+[$P5.AA16]+[$P6.AA16]+[$P7.AA16]+[$P8.AA16]+[$p9.AA16]+[$P10.AA16])" office:value-type="string" office:string-value=" " calcext:value-type="string">
            <text:p><text:s/></text:p>
          </table:table-cell>
          <table:table-cell table:style-name="ce242" table:formula="of:=IF([$P1.AB16]+[$P2.AB16]+[$P3.AB16]+[$P4.AB16]+[$P5.AB16]+[$P6.AB16]+[$P7.AB16]+[$P8.AB16]+[$p9.AB16]+[$P10.AB16]=0;&quot; &quot;;[$P1.AB16]+[$P2.AB16]+[$P3.AB16]+[$P4.AB16]+[$P5.AB16]+[$P6.AB16]+[$P7.AB16]+[$P8.AB16]+[$p9.AB16]+[$P10.AB16])" office:value-type="string" office:string-value=" " calcext:value-type="string">
            <text:p><text:s/></text:p>
          </table:table-cell>
          <table:table-cell table:style-name="ce250" table:formula="of:=IF([$P1.AC16]+[$P2.AC16]+[$P3.AC16]+[$P4.AC16]+[$P5.AC16]+[$P6.AC16]+[$P7.AC16]+[$P8.AC16]+[$p9.AC16]+[$P10.AC16]=0;&quot; &quot;;[$P1.AC16]+[$P2.AC16]+[$P3.AC16]+[$P4.AC16]+[$P5.AC16]+[$P6.AC16]+[$P7.AC16]+[$P8.AC16]+[$p9.AC16]+[$P10.AC16])" office:value-type="string" office:string-value=" " calcext:value-type="string">
            <text:p><text:s/></text:p>
          </table:table-cell>
          <table:table-cell table:style-name="ce256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7]" office:value-type="float" office:value="10" calcext:value-type="float">
            <text:p>10</text:p>
          </table:table-cell>
          <table:table-cell table:style-name="ce217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17]+[$P2.G17]+[$P3.G17]+[$P4.G17]+[$P5.G17]+[$P6.G17]+[$P7.G17]+[$P8.G17]+[$p9.G17]+[$P10.G17]=0;&quot; &quot;;[$P1.G17]+[$P2.G17]+[$P3.G17]+[$P4.G17]+[$P5.G17]+[$P6.G17]+[$P7.G17]+[$P8.G17]+[$p9.G17]+[$P10.G17])" office:value-type="string" office:string-value=" " calcext:value-type="string">
            <text:p><text:s/></text:p>
          </table:table-cell>
          <table:table-cell table:style-name="ce242" table:formula="of:=IF([$P1.H17]+[$P2.H17]+[$P3.H17]+[$P4.H17]+[$P5.H17]+[$P6.H17]+[$P7.H17]+[$P8.H17]+[$p9.H17]+[$P10.H17]=0;&quot; &quot;;[$P1.H17]+[$P2.H17]+[$P3.H17]+[$P4.H17]+[$P5.H17]+[$P6.H17]+[$P7.H17]+[$P8.H17]+[$p9.H17]+[$P10.H17])" office:value-type="string" office:string-value=" " calcext:value-type="string">
            <text:p><text:s/></text:p>
          </table:table-cell>
          <table:table-cell table:style-name="ce242" table:formula="of:=IF([$P1.I17]+[$P2.I17]+[$P3.I17]+[$P4.I17]+[$P5.I17]+[$P6.I17]+[$P7.I17]+[$P8.I17]+[$p9.I17]+[$P10.I17]=0;&quot; &quot;;[$P1.I17]+[$P2.I17]+[$P3.I17]+[$P4.I17]+[$P5.I17]+[$P6.I17]+[$P7.I17]+[$P8.I17]+[$p9.I17]+[$P10.I17])" office:value-type="string" office:string-value=" " calcext:value-type="string">
            <text:p><text:s/></text:p>
          </table:table-cell>
          <table:table-cell table:style-name="ce242" table:formula="of:=IF([$P1.J17]+[$P2.J17]+[$P3.J17]+[$P4.J17]+[$P5.J17]+[$P6.J17]+[$P7.J17]+[$P8.J17]+[$p9.J17]+[$P10.J17]=0;&quot; &quot;;[$P1.J17]+[$P2.J17]+[$P3.J17]+[$P4.J17]+[$P5.J17]+[$P6.J17]+[$P7.J17]+[$P8.J17]+[$p9.J17]+[$P10.J17])" office:value-type="string" office:string-value=" " calcext:value-type="string">
            <text:p><text:s/></text:p>
          </table:table-cell>
          <table:table-cell table:style-name="ce242" table:formula="of:=IF([$P1.K17]+[$P2.K17]+[$P3.K17]+[$P4.K17]+[$P5.K17]+[$P6.K17]+[$P7.K17]+[$P8.K17]+[$p9.K17]+[$P10.K17]=0;&quot; &quot;;[$P1.K17]+[$P2.K17]+[$P3.K17]+[$P4.K17]+[$P5.K17]+[$P6.K17]+[$P7.K17]+[$P8.K17]+[$p9.K17]+[$P10.K17])" office:value-type="string" office:string-value=" " calcext:value-type="string">
            <text:p><text:s/></text:p>
          </table:table-cell>
          <table:table-cell table:style-name="ce242" table:formula="of:=IF([$P1.L17]+[$P2.L17]+[$P3.L17]+[$P4.L17]+[$P5.L17]+[$P6.L17]+[$P7.L17]+[$P8.L17]+[$p9.L17]+[$P10.L17]=0;&quot; &quot;;[$P1.L17]+[$P2.L17]+[$P3.L17]+[$P4.L17]+[$P5.L17]+[$P6.L17]+[$P7.L17]+[$P8.L17]+[$p9.L17]+[$P10.L17])" office:value-type="string" office:string-value=" " calcext:value-type="string">
            <text:p><text:s/></text:p>
          </table:table-cell>
          <table:table-cell table:style-name="ce242" table:formula="of:=IF([$P1.M17]+[$P2.M17]+[$P3.M17]+[$P4.M17]+[$P5.M17]+[$P6.M17]+[$P7.M17]+[$P8.M17]+[$p9.M17]+[$P10.M17]=0;&quot; &quot;;[$P1.M17]+[$P2.M17]+[$P3.M17]+[$P4.M17]+[$P5.M17]+[$P6.M17]+[$P7.M17]+[$P8.M17]+[$p9.M17]+[$P10.M17])" office:value-type="string" office:string-value=" " calcext:value-type="string">
            <text:p><text:s/></text:p>
          </table:table-cell>
          <table:table-cell table:style-name="ce242" table:formula="of:=IF([$P1.N17]+[$P2.N17]+[$P3.N17]+[$P4.N17]+[$P5.N17]+[$P6.N17]+[$P7.N17]+[$P8.N17]+[$p9.N17]+[$P10.N17]=0;&quot; &quot;;[$P1.N17]+[$P2.N17]+[$P3.N17]+[$P4.N17]+[$P5.N17]+[$P6.N17]+[$P7.N17]+[$P8.N17]+[$p9.N17]+[$P10.N17])" office:value-type="string" office:string-value=" " calcext:value-type="string">
            <text:p><text:s/></text:p>
          </table:table-cell>
          <table:table-cell table:style-name="ce242" table:formula="of:=IF([$P1.O17]+[$P2.O17]+[$P3.O17]+[$P4.O17]+[$P5.O17]+[$P6.O17]+[$P7.O17]+[$P8.O17]+[$p9.O17]+[$P10.O17]=0;&quot; &quot;;[$P1.O17]+[$P2.O17]+[$P3.O17]+[$P4.O17]+[$P5.O17]+[$P6.O17]+[$P7.O17]+[$P8.O17]+[$p9.O17]+[$P10.O17])" office:value-type="string" office:string-value=" " calcext:value-type="string">
            <text:p><text:s/></text:p>
          </table:table-cell>
          <table:table-cell table:style-name="ce242" table:formula="of:=IF([$P1.P17]+[$P2.P17]+[$P3.P17]+[$P4.P17]+[$P5.P17]+[$P6.P17]+[$P7.P17]+[$P8.P17]+[$p9.P17]+[$P10.P17]=0;&quot; &quot;;[$P1.P17]+[$P2.P17]+[$P3.P17]+[$P4.P17]+[$P5.P17]+[$P6.P17]+[$P7.P17]+[$P8.P17]+[$p9.P17]+[$P10.P17])" office:value-type="string" office:string-value=" " calcext:value-type="string">
            <text:p><text:s/></text:p>
          </table:table-cell>
          <table:table-cell table:style-name="ce242" table:formula="of:=IF([$P1.Q17]+[$P2.Q17]+[$P3.Q17]+[$P4.Q17]+[$P5.Q17]+[$P6.Q17]+[$P7.Q17]+[$P8.Q17]+[$p9.Q17]+[$P10.Q17]=0;&quot; &quot;;[$P1.Q17]+[$P2.Q17]+[$P3.Q17]+[$P4.Q17]+[$P5.Q17]+[$P6.Q17]+[$P7.Q17]+[$P8.Q17]+[$p9.Q17]+[$P10.Q17])" office:value-type="string" office:string-value=" " calcext:value-type="string">
            <text:p><text:s/></text:p>
          </table:table-cell>
          <table:table-cell table:style-name="ce242" table:formula="of:=IF([$P1.R17]+[$P2.R17]+[$P3.R17]+[$P4.R17]+[$P5.R17]+[$P6.R17]+[$P7.R17]+[$P8.R17]+[$p9.R17]+[$P10.R17]=0;&quot; &quot;;[$P1.R17]+[$P2.R17]+[$P3.R17]+[$P4.R17]+[$P5.R17]+[$P6.R17]+[$P7.R17]+[$P8.R17]+[$p9.R17]+[$P10.R17])" office:value-type="string" office:string-value=" " calcext:value-type="string">
            <text:p><text:s/></text:p>
          </table:table-cell>
          <table:table-cell table:style-name="ce242" table:formula="of:=IF([$P1.S17]+[$P2.S17]+[$P3.S17]+[$P4.S17]+[$P5.S17]+[$P6.S17]+[$P7.S17]+[$P8.S17]+[$p9.S17]+[$P10.S17]=0;&quot; &quot;;[$P1.S17]+[$P2.S17]+[$P3.S17]+[$P4.S17]+[$P5.S17]+[$P6.S17]+[$P7.S17]+[$P8.S17]+[$p9.S17]+[$P10.S17])" office:value-type="string" office:string-value=" " calcext:value-type="string">
            <text:p><text:s/></text:p>
          </table:table-cell>
          <table:table-cell table:style-name="ce242" table:formula="of:=IF([$P1.T17]+[$P2.T17]+[$P3.T17]+[$P4.T17]+[$P5.T17]+[$P6.T17]+[$P7.T17]+[$P8.T17]+[$p9.T17]+[$P10.T17]=0;&quot; &quot;;[$P1.T17]+[$P2.T17]+[$P3.T17]+[$P4.T17]+[$P5.T17]+[$P6.T17]+[$P7.T17]+[$P8.T17]+[$p9.T17]+[$P10.T17])" office:value-type="string" office:string-value=" " calcext:value-type="string">
            <text:p><text:s/></text:p>
          </table:table-cell>
          <table:table-cell table:style-name="ce242" table:formula="of:=IF([$P1.U17]+[$P2.U17]+[$P3.U17]+[$P4.U17]+[$P5.U17]+[$P6.U17]+[$P7.U17]+[$P8.U17]+[$p9.U17]+[$P10.U17]=0;&quot; &quot;;[$P1.U17]+[$P2.U17]+[$P3.U17]+[$P4.U17]+[$P5.U17]+[$P6.U17]+[$P7.U17]+[$P8.U17]+[$p9.U17]+[$P10.U17])" office:value-type="string" office:string-value=" " calcext:value-type="string">
            <text:p><text:s/></text:p>
          </table:table-cell>
          <table:table-cell table:style-name="ce242" table:formula="of:=IF([$P1.V17]+[$P2.V17]+[$P3.V17]+[$P4.V17]+[$P5.V17]+[$P6.V17]+[$P7.V17]+[$P8.V17]+[$p9.V17]+[$P10.V17]=0;&quot; &quot;;[$P1.V17]+[$P2.V17]+[$P3.V17]+[$P4.V17]+[$P5.V17]+[$P6.V17]+[$P7.V17]+[$P8.V17]+[$p9.V17]+[$P10.V17])" office:value-type="string" office:string-value=" " calcext:value-type="string">
            <text:p><text:s/></text:p>
          </table:table-cell>
          <table:table-cell table:style-name="ce242" table:formula="of:=IF([$P1.W17]+[$P2.W17]+[$P3.W17]+[$P4.W17]+[$P5.W17]+[$P6.W17]+[$P7.W17]+[$P8.W17]+[$p9.W17]+[$P10.W17]=0;&quot; &quot;;[$P1.W17]+[$P2.W17]+[$P3.W17]+[$P4.W17]+[$P5.W17]+[$P6.W17]+[$P7.W17]+[$P8.W17]+[$p9.W17]+[$P10.W17])" office:value-type="string" office:string-value=" " calcext:value-type="string">
            <text:p><text:s/></text:p>
          </table:table-cell>
          <table:table-cell table:style-name="ce242" table:formula="of:=IF([$P1.X17]+[$P2.X17]+[$P3.X17]+[$P4.X17]+[$P5.X17]+[$P6.X17]+[$P7.X17]+[$P8.X17]+[$p9.X17]+[$P10.X17]=0;&quot; &quot;;[$P1.X17]+[$P2.X17]+[$P3.X17]+[$P4.X17]+[$P5.X17]+[$P6.X17]+[$P7.X17]+[$P8.X17]+[$p9.X17]+[$P10.X17])" office:value-type="string" office:string-value=" " calcext:value-type="string">
            <text:p><text:s/></text:p>
          </table:table-cell>
          <table:table-cell table:style-name="ce242" table:formula="of:=IF([$P1.Y17]+[$P2.Y17]+[$P3.Y17]+[$P4.Y17]+[$P5.Y17]+[$P6.Y17]+[$P7.Y17]+[$P8.Y17]+[$p9.Y17]+[$P10.Y17]=0;&quot; &quot;;[$P1.Y17]+[$P2.Y17]+[$P3.Y17]+[$P4.Y17]+[$P5.Y17]+[$P6.Y17]+[$P7.Y17]+[$P8.Y17]+[$p9.Y17]+[$P10.Y17])" office:value-type="string" office:string-value=" " calcext:value-type="string">
            <text:p><text:s/></text:p>
          </table:table-cell>
          <table:table-cell table:style-name="ce242" table:formula="of:=IF([$P1.Z17]+[$P2.Z17]+[$P3.Z17]+[$P4.Z17]+[$P5.Z17]+[$P6.Z17]+[$P7.Z17]+[$P8.Z17]+[$p9.Z17]+[$P10.Z17]=0;&quot; &quot;;[$P1.Z17]+[$P2.Z17]+[$P3.Z17]+[$P4.Z17]+[$P5.Z17]+[$P6.Z17]+[$P7.Z17]+[$P8.Z17]+[$p9.Z17]+[$P10.Z17])" office:value-type="string" office:string-value=" " calcext:value-type="string">
            <text:p><text:s/></text:p>
          </table:table-cell>
          <table:table-cell table:style-name="ce242" table:formula="of:=IF([$P1.AA17]+[$P2.AA17]+[$P3.AA17]+[$P4.AA17]+[$P5.AA17]+[$P6.AA17]+[$P7.AA17]+[$P8.AA17]+[$p9.AA17]+[$P10.AA17]=0;&quot; &quot;;[$P1.AA17]+[$P2.AA17]+[$P3.AA17]+[$P4.AA17]+[$P5.AA17]+[$P6.AA17]+[$P7.AA17]+[$P8.AA17]+[$p9.AA17]+[$P10.AA17])" office:value-type="string" office:string-value=" " calcext:value-type="string">
            <text:p><text:s/></text:p>
          </table:table-cell>
          <table:table-cell table:style-name="ce242" table:formula="of:=IF([$P1.AB17]+[$P2.AB17]+[$P3.AB17]+[$P4.AB17]+[$P5.AB17]+[$P6.AB17]+[$P7.AB17]+[$P8.AB17]+[$p9.AB17]+[$P10.AB17]=0;&quot; &quot;;[$P1.AB17]+[$P2.AB17]+[$P3.AB17]+[$P4.AB17]+[$P5.AB17]+[$P6.AB17]+[$P7.AB17]+[$P8.AB17]+[$p9.AB17]+[$P10.AB17])" office:value-type="string" office:string-value=" " calcext:value-type="string">
            <text:p><text:s/></text:p>
          </table:table-cell>
          <table:table-cell table:style-name="ce250" table:formula="of:=IF([$P1.AC17]+[$P2.AC17]+[$P3.AC17]+[$P4.AC17]+[$P5.AC17]+[$P6.AC17]+[$P7.AC17]+[$P8.AC17]+[$p9.AC17]+[$P10.AC17]=0;&quot; &quot;;[$P1.AC17]+[$P2.AC17]+[$P3.AC17]+[$P4.AC17]+[$P5.AC17]+[$P6.AC17]+[$P7.AC17]+[$P8.AC17]+[$p9.AC17]+[$P10.AC17])" office:value-type="string" office:string-value=" " calcext:value-type="string">
            <text:p><text:s/></text:p>
          </table:table-cell>
          <table:table-cell table:style-name="ce256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8]" office:value-type="float" office:value="11" calcext:value-type="float">
            <text:p>11</text:p>
          </table:table-cell>
          <table:table-cell table:style-name="ce217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18]+[$P2.G18]+[$P3.G18]+[$P4.G18]+[$P5.G18]+[$P6.G18]+[$P7.G18]+[$P8.G18]+[$p9.G18]+[$P10.G18]=0;&quot; &quot;;[$P1.G18]+[$P2.G18]+[$P3.G18]+[$P4.G18]+[$P5.G18]+[$P6.G18]+[$P7.G18]+[$P8.G18]+[$p9.G18]+[$P10.G18])" office:value-type="string" office:string-value=" " calcext:value-type="string">
            <text:p><text:s/></text:p>
          </table:table-cell>
          <table:table-cell table:style-name="ce242" table:formula="of:=IF([$P1.H18]+[$P2.H18]+[$P3.H18]+[$P4.H18]+[$P5.H18]+[$P6.H18]+[$P7.H18]+[$P8.H18]+[$p9.H18]+[$P10.H18]=0;&quot; &quot;;[$P1.H18]+[$P2.H18]+[$P3.H18]+[$P4.H18]+[$P5.H18]+[$P6.H18]+[$P7.H18]+[$P8.H18]+[$p9.H18]+[$P10.H18])" office:value-type="string" office:string-value=" " calcext:value-type="string">
            <text:p><text:s/></text:p>
          </table:table-cell>
          <table:table-cell table:style-name="ce242" table:formula="of:=IF([$P1.I18]+[$P2.I18]+[$P3.I18]+[$P4.I18]+[$P5.I18]+[$P6.I18]+[$P7.I18]+[$P8.I18]+[$p9.I18]+[$P10.I18]=0;&quot; &quot;;[$P1.I18]+[$P2.I18]+[$P3.I18]+[$P4.I18]+[$P5.I18]+[$P6.I18]+[$P7.I18]+[$P8.I18]+[$p9.I18]+[$P10.I18])" office:value-type="string" office:string-value=" " calcext:value-type="string">
            <text:p><text:s/></text:p>
          </table:table-cell>
          <table:table-cell table:style-name="ce242" table:formula="of:=IF([$P1.J18]+[$P2.J18]+[$P3.J18]+[$P4.J18]+[$P5.J18]+[$P6.J18]+[$P7.J18]+[$P8.J18]+[$p9.J18]+[$P10.J18]=0;&quot; &quot;;[$P1.J18]+[$P2.J18]+[$P3.J18]+[$P4.J18]+[$P5.J18]+[$P6.J18]+[$P7.J18]+[$P8.J18]+[$p9.J18]+[$P10.J18])" office:value-type="string" office:string-value=" " calcext:value-type="string">
            <text:p><text:s/></text:p>
          </table:table-cell>
          <table:table-cell table:style-name="ce242" table:formula="of:=IF([$P1.K18]+[$P2.K18]+[$P3.K18]+[$P4.K18]+[$P5.K18]+[$P6.K18]+[$P7.K18]+[$P8.K18]+[$p9.K18]+[$P10.K18]=0;&quot; &quot;;[$P1.K18]+[$P2.K18]+[$P3.K18]+[$P4.K18]+[$P5.K18]+[$P6.K18]+[$P7.K18]+[$P8.K18]+[$p9.K18]+[$P10.K18])" office:value-type="string" office:string-value=" " calcext:value-type="string">
            <text:p><text:s/></text:p>
          </table:table-cell>
          <table:table-cell table:style-name="ce242" table:formula="of:=IF([$P1.L18]+[$P2.L18]+[$P3.L18]+[$P4.L18]+[$P5.L18]+[$P6.L18]+[$P7.L18]+[$P8.L18]+[$p9.L18]+[$P10.L18]=0;&quot; &quot;;[$P1.L18]+[$P2.L18]+[$P3.L18]+[$P4.L18]+[$P5.L18]+[$P6.L18]+[$P7.L18]+[$P8.L18]+[$p9.L18]+[$P10.L18])" office:value-type="string" office:string-value=" " calcext:value-type="string">
            <text:p><text:s/></text:p>
          </table:table-cell>
          <table:table-cell table:style-name="ce242" table:formula="of:=IF([$P1.M18]+[$P2.M18]+[$P3.M18]+[$P4.M18]+[$P5.M18]+[$P6.M18]+[$P7.M18]+[$P8.M18]+[$p9.M18]+[$P10.M18]=0;&quot; &quot;;[$P1.M18]+[$P2.M18]+[$P3.M18]+[$P4.M18]+[$P5.M18]+[$P6.M18]+[$P7.M18]+[$P8.M18]+[$p9.M18]+[$P10.M18])" office:value-type="string" office:string-value=" " calcext:value-type="string">
            <text:p><text:s/></text:p>
          </table:table-cell>
          <table:table-cell table:style-name="ce242" table:formula="of:=IF([$P1.N18]+[$P2.N18]+[$P3.N18]+[$P4.N18]+[$P5.N18]+[$P6.N18]+[$P7.N18]+[$P8.N18]+[$p9.N18]+[$P10.N18]=0;&quot; &quot;;[$P1.N18]+[$P2.N18]+[$P3.N18]+[$P4.N18]+[$P5.N18]+[$P6.N18]+[$P7.N18]+[$P8.N18]+[$p9.N18]+[$P10.N18])" office:value-type="string" office:string-value=" " calcext:value-type="string">
            <text:p><text:s/></text:p>
          </table:table-cell>
          <table:table-cell table:style-name="ce242" table:formula="of:=IF([$P1.O18]+[$P2.O18]+[$P3.O18]+[$P4.O18]+[$P5.O18]+[$P6.O18]+[$P7.O18]+[$P8.O18]+[$p9.O18]+[$P10.O18]=0;&quot; &quot;;[$P1.O18]+[$P2.O18]+[$P3.O18]+[$P4.O18]+[$P5.O18]+[$P6.O18]+[$P7.O18]+[$P8.O18]+[$p9.O18]+[$P10.O18])" office:value-type="string" office:string-value=" " calcext:value-type="string">
            <text:p><text:s/></text:p>
          </table:table-cell>
          <table:table-cell table:style-name="ce242" table:formula="of:=IF([$P1.P18]+[$P2.P18]+[$P3.P18]+[$P4.P18]+[$P5.P18]+[$P6.P18]+[$P7.P18]+[$P8.P18]+[$p9.P18]+[$P10.P18]=0;&quot; &quot;;[$P1.P18]+[$P2.P18]+[$P3.P18]+[$P4.P18]+[$P5.P18]+[$P6.P18]+[$P7.P18]+[$P8.P18]+[$p9.P18]+[$P10.P18])" office:value-type="string" office:string-value=" " calcext:value-type="string">
            <text:p><text:s/></text:p>
          </table:table-cell>
          <table:table-cell table:style-name="ce242" table:formula="of:=IF([$P1.Q18]+[$P2.Q18]+[$P3.Q18]+[$P4.Q18]+[$P5.Q18]+[$P6.Q18]+[$P7.Q18]+[$P8.Q18]+[$p9.Q18]+[$P10.Q18]=0;&quot; &quot;;[$P1.Q18]+[$P2.Q18]+[$P3.Q18]+[$P4.Q18]+[$P5.Q18]+[$P6.Q18]+[$P7.Q18]+[$P8.Q18]+[$p9.Q18]+[$P10.Q18])" office:value-type="string" office:string-value=" " calcext:value-type="string">
            <text:p><text:s/></text:p>
          </table:table-cell>
          <table:table-cell table:style-name="ce242" table:formula="of:=IF([$P1.R18]+[$P2.R18]+[$P3.R18]+[$P4.R18]+[$P5.R18]+[$P6.R18]+[$P7.R18]+[$P8.R18]+[$p9.R18]+[$P10.R18]=0;&quot; &quot;;[$P1.R18]+[$P2.R18]+[$P3.R18]+[$P4.R18]+[$P5.R18]+[$P6.R18]+[$P7.R18]+[$P8.R18]+[$p9.R18]+[$P10.R18])" office:value-type="string" office:string-value=" " calcext:value-type="string">
            <text:p><text:s/></text:p>
          </table:table-cell>
          <table:table-cell table:style-name="ce242" table:formula="of:=IF([$P1.S18]+[$P2.S18]+[$P3.S18]+[$P4.S18]+[$P5.S18]+[$P6.S18]+[$P7.S18]+[$P8.S18]+[$p9.S18]+[$P10.S18]=0;&quot; &quot;;[$P1.S18]+[$P2.S18]+[$P3.S18]+[$P4.S18]+[$P5.S18]+[$P6.S18]+[$P7.S18]+[$P8.S18]+[$p9.S18]+[$P10.S18])" office:value-type="string" office:string-value=" " calcext:value-type="string">
            <text:p><text:s/></text:p>
          </table:table-cell>
          <table:table-cell table:style-name="ce242" table:formula="of:=IF([$P1.T18]+[$P2.T18]+[$P3.T18]+[$P4.T18]+[$P5.T18]+[$P6.T18]+[$P7.T18]+[$P8.T18]+[$p9.T18]+[$P10.T18]=0;&quot; &quot;;[$P1.T18]+[$P2.T18]+[$P3.T18]+[$P4.T18]+[$P5.T18]+[$P6.T18]+[$P7.T18]+[$P8.T18]+[$p9.T18]+[$P10.T18])" office:value-type="string" office:string-value=" " calcext:value-type="string">
            <text:p><text:s/></text:p>
          </table:table-cell>
          <table:table-cell table:style-name="ce242" table:formula="of:=IF([$P1.U18]+[$P2.U18]+[$P3.U18]+[$P4.U18]+[$P5.U18]+[$P6.U18]+[$P7.U18]+[$P8.U18]+[$p9.U18]+[$P10.U18]=0;&quot; &quot;;[$P1.U18]+[$P2.U18]+[$P3.U18]+[$P4.U18]+[$P5.U18]+[$P6.U18]+[$P7.U18]+[$P8.U18]+[$p9.U18]+[$P10.U18])" office:value-type="string" office:string-value=" " calcext:value-type="string">
            <text:p><text:s/></text:p>
          </table:table-cell>
          <table:table-cell table:style-name="ce242" table:formula="of:=IF([$P1.V18]+[$P2.V18]+[$P3.V18]+[$P4.V18]+[$P5.V18]+[$P6.V18]+[$P7.V18]+[$P8.V18]+[$p9.V18]+[$P10.V18]=0;&quot; &quot;;[$P1.V18]+[$P2.V18]+[$P3.V18]+[$P4.V18]+[$P5.V18]+[$P6.V18]+[$P7.V18]+[$P8.V18]+[$p9.V18]+[$P10.V18])" office:value-type="string" office:string-value=" " calcext:value-type="string">
            <text:p><text:s/></text:p>
          </table:table-cell>
          <table:table-cell table:style-name="ce242" table:formula="of:=IF([$P1.W18]+[$P2.W18]+[$P3.W18]+[$P4.W18]+[$P5.W18]+[$P6.W18]+[$P7.W18]+[$P8.W18]+[$p9.W18]+[$P10.W18]=0;&quot; &quot;;[$P1.W18]+[$P2.W18]+[$P3.W18]+[$P4.W18]+[$P5.W18]+[$P6.W18]+[$P7.W18]+[$P8.W18]+[$p9.W18]+[$P10.W18])" office:value-type="string" office:string-value=" " calcext:value-type="string">
            <text:p><text:s/></text:p>
          </table:table-cell>
          <table:table-cell table:style-name="ce242" table:formula="of:=IF([$P1.X18]+[$P2.X18]+[$P3.X18]+[$P4.X18]+[$P5.X18]+[$P6.X18]+[$P7.X18]+[$P8.X18]+[$p9.X18]+[$P10.X18]=0;&quot; &quot;;[$P1.X18]+[$P2.X18]+[$P3.X18]+[$P4.X18]+[$P5.X18]+[$P6.X18]+[$P7.X18]+[$P8.X18]+[$p9.X18]+[$P10.X18])" office:value-type="string" office:string-value=" " calcext:value-type="string">
            <text:p><text:s/></text:p>
          </table:table-cell>
          <table:table-cell table:style-name="ce242" table:formula="of:=IF([$P1.Y18]+[$P2.Y18]+[$P3.Y18]+[$P4.Y18]+[$P5.Y18]+[$P6.Y18]+[$P7.Y18]+[$P8.Y18]+[$p9.Y18]+[$P10.Y18]=0;&quot; &quot;;[$P1.Y18]+[$P2.Y18]+[$P3.Y18]+[$P4.Y18]+[$P5.Y18]+[$P6.Y18]+[$P7.Y18]+[$P8.Y18]+[$p9.Y18]+[$P10.Y18])" office:value-type="string" office:string-value=" " calcext:value-type="string">
            <text:p><text:s/></text:p>
          </table:table-cell>
          <table:table-cell table:style-name="ce242" table:formula="of:=IF([$P1.Z18]+[$P2.Z18]+[$P3.Z18]+[$P4.Z18]+[$P5.Z18]+[$P6.Z18]+[$P7.Z18]+[$P8.Z18]+[$p9.Z18]+[$P10.Z18]=0;&quot; &quot;;[$P1.Z18]+[$P2.Z18]+[$P3.Z18]+[$P4.Z18]+[$P5.Z18]+[$P6.Z18]+[$P7.Z18]+[$P8.Z18]+[$p9.Z18]+[$P10.Z18])" office:value-type="string" office:string-value=" " calcext:value-type="string">
            <text:p><text:s/></text:p>
          </table:table-cell>
          <table:table-cell table:style-name="ce242" table:formula="of:=IF([$P1.AA18]+[$P2.AA18]+[$P3.AA18]+[$P4.AA18]+[$P5.AA18]+[$P6.AA18]+[$P7.AA18]+[$P8.AA18]+[$p9.AA18]+[$P10.AA18]=0;&quot; &quot;;[$P1.AA18]+[$P2.AA18]+[$P3.AA18]+[$P4.AA18]+[$P5.AA18]+[$P6.AA18]+[$P7.AA18]+[$P8.AA18]+[$p9.AA18]+[$P10.AA18])" office:value-type="string" office:string-value=" " calcext:value-type="string">
            <text:p><text:s/></text:p>
          </table:table-cell>
          <table:table-cell table:style-name="ce242" table:formula="of:=IF([$P1.AB18]+[$P2.AB18]+[$P3.AB18]+[$P4.AB18]+[$P5.AB18]+[$P6.AB18]+[$P7.AB18]+[$P8.AB18]+[$p9.AB18]+[$P10.AB18]=0;&quot; &quot;;[$P1.AB18]+[$P2.AB18]+[$P3.AB18]+[$P4.AB18]+[$P5.AB18]+[$P6.AB18]+[$P7.AB18]+[$P8.AB18]+[$p9.AB18]+[$P10.AB18])" office:value-type="string" office:string-value=" " calcext:value-type="string">
            <text:p><text:s/></text:p>
          </table:table-cell>
          <table:table-cell table:style-name="ce250" table:formula="of:=IF([$P1.AC18]+[$P2.AC18]+[$P3.AC18]+[$P4.AC18]+[$P5.AC18]+[$P6.AC18]+[$P7.AC18]+[$P8.AC18]+[$p9.AC18]+[$P10.AC18]=0;&quot; &quot;;[$P1.AC18]+[$P2.AC18]+[$P3.AC18]+[$P4.AC18]+[$P5.AC18]+[$P6.AC18]+[$P7.AC18]+[$P8.AC18]+[$p9.AC18]+[$P10.AC18])" office:value-type="string" office:string-value=" " calcext:value-type="string">
            <text:p><text:s/></text:p>
          </table:table-cell>
          <table:table-cell table:style-name="ce256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19]" office:value-type="float" office:value="12" calcext:value-type="float">
            <text:p>12</text:p>
          </table:table-cell>
          <table:table-cell table:style-name="ce2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19]+[$P2.G19]+[$P3.G19]+[$P4.G19]+[$P5.G19]+[$P6.G19]+[$P7.G19]+[$P8.G19]+[$p9.G19]+[$P10.G19]=0;&quot; &quot;;[$P1.G19]+[$P2.G19]+[$P3.G19]+[$P4.G19]+[$P5.G19]+[$P6.G19]+[$P7.G19]+[$P8.G19]+[$p9.G19]+[$P10.G19])" office:value-type="string" office:string-value=" " calcext:value-type="string">
            <text:p><text:s/></text:p>
          </table:table-cell>
          <table:table-cell table:style-name="ce242" table:formula="of:=IF([$P1.H19]+[$P2.H19]+[$P3.H19]+[$P4.H19]+[$P5.H19]+[$P6.H19]+[$P7.H19]+[$P8.H19]+[$p9.H19]+[$P10.H19]=0;&quot; &quot;;[$P1.H19]+[$P2.H19]+[$P3.H19]+[$P4.H19]+[$P5.H19]+[$P6.H19]+[$P7.H19]+[$P8.H19]+[$p9.H19]+[$P10.H19])" office:value-type="string" office:string-value=" " calcext:value-type="string">
            <text:p><text:s/></text:p>
          </table:table-cell>
          <table:table-cell table:style-name="ce242" table:formula="of:=IF([$P1.I19]+[$P2.I19]+[$P3.I19]+[$P4.I19]+[$P5.I19]+[$P6.I19]+[$P7.I19]+[$P8.I19]+[$p9.I19]+[$P10.I19]=0;&quot; &quot;;[$P1.I19]+[$P2.I19]+[$P3.I19]+[$P4.I19]+[$P5.I19]+[$P6.I19]+[$P7.I19]+[$P8.I19]+[$p9.I19]+[$P10.I19])" office:value-type="string" office:string-value=" " calcext:value-type="string">
            <text:p><text:s/></text:p>
          </table:table-cell>
          <table:table-cell table:style-name="ce242" table:formula="of:=IF([$P1.J19]+[$P2.J19]+[$P3.J19]+[$P4.J19]+[$P5.J19]+[$P6.J19]+[$P7.J19]+[$P8.J19]+[$p9.J19]+[$P10.J19]=0;&quot; &quot;;[$P1.J19]+[$P2.J19]+[$P3.J19]+[$P4.J19]+[$P5.J19]+[$P6.J19]+[$P7.J19]+[$P8.J19]+[$p9.J19]+[$P10.J19])" office:value-type="string" office:string-value=" " calcext:value-type="string">
            <text:p><text:s/></text:p>
          </table:table-cell>
          <table:table-cell table:style-name="ce242" table:formula="of:=IF([$P1.K19]+[$P2.K19]+[$P3.K19]+[$P4.K19]+[$P5.K19]+[$P6.K19]+[$P7.K19]+[$P8.K19]+[$p9.K19]+[$P10.K19]=0;&quot; &quot;;[$P1.K19]+[$P2.K19]+[$P3.K19]+[$P4.K19]+[$P5.K19]+[$P6.K19]+[$P7.K19]+[$P8.K19]+[$p9.K19]+[$P10.K19])" office:value-type="string" office:string-value=" " calcext:value-type="string">
            <text:p><text:s/></text:p>
          </table:table-cell>
          <table:table-cell table:style-name="ce242" table:formula="of:=IF([$P1.L19]+[$P2.L19]+[$P3.L19]+[$P4.L19]+[$P5.L19]+[$P6.L19]+[$P7.L19]+[$P8.L19]+[$p9.L19]+[$P10.L19]=0;&quot; &quot;;[$P1.L19]+[$P2.L19]+[$P3.L19]+[$P4.L19]+[$P5.L19]+[$P6.L19]+[$P7.L19]+[$P8.L19]+[$p9.L19]+[$P10.L19])" office:value-type="string" office:string-value=" " calcext:value-type="string">
            <text:p><text:s/></text:p>
          </table:table-cell>
          <table:table-cell table:style-name="ce242" table:formula="of:=IF([$P1.M19]+[$P2.M19]+[$P3.M19]+[$P4.M19]+[$P5.M19]+[$P6.M19]+[$P7.M19]+[$P8.M19]+[$p9.M19]+[$P10.M19]=0;&quot; &quot;;[$P1.M19]+[$P2.M19]+[$P3.M19]+[$P4.M19]+[$P5.M19]+[$P6.M19]+[$P7.M19]+[$P8.M19]+[$p9.M19]+[$P10.M19])" office:value-type="string" office:string-value=" " calcext:value-type="string">
            <text:p><text:s/></text:p>
          </table:table-cell>
          <table:table-cell table:style-name="ce242" table:formula="of:=IF([$P1.N19]+[$P2.N19]+[$P3.N19]+[$P4.N19]+[$P5.N19]+[$P6.N19]+[$P7.N19]+[$P8.N19]+[$p9.N19]+[$P10.N19]=0;&quot; &quot;;[$P1.N19]+[$P2.N19]+[$P3.N19]+[$P4.N19]+[$P5.N19]+[$P6.N19]+[$P7.N19]+[$P8.N19]+[$p9.N19]+[$P10.N19])" office:value-type="string" office:string-value=" " calcext:value-type="string">
            <text:p><text:s/></text:p>
          </table:table-cell>
          <table:table-cell table:style-name="ce242" table:formula="of:=IF([$P1.O19]+[$P2.O19]+[$P3.O19]+[$P4.O19]+[$P5.O19]+[$P6.O19]+[$P7.O19]+[$P8.O19]+[$p9.O19]+[$P10.O19]=0;&quot; &quot;;[$P1.O19]+[$P2.O19]+[$P3.O19]+[$P4.O19]+[$P5.O19]+[$P6.O19]+[$P7.O19]+[$P8.O19]+[$p9.O19]+[$P10.O19])" office:value-type="string" office:string-value=" " calcext:value-type="string">
            <text:p><text:s/></text:p>
          </table:table-cell>
          <table:table-cell table:style-name="ce242" table:formula="of:=IF([$P1.P19]+[$P2.P19]+[$P3.P19]+[$P4.P19]+[$P5.P19]+[$P6.P19]+[$P7.P19]+[$P8.P19]+[$p9.P19]+[$P10.P19]=0;&quot; &quot;;[$P1.P19]+[$P2.P19]+[$P3.P19]+[$P4.P19]+[$P5.P19]+[$P6.P19]+[$P7.P19]+[$P8.P19]+[$p9.P19]+[$P10.P19])" office:value-type="string" office:string-value=" " calcext:value-type="string">
            <text:p><text:s/></text:p>
          </table:table-cell>
          <table:table-cell table:style-name="ce242" table:formula="of:=IF([$P1.Q19]+[$P2.Q19]+[$P3.Q19]+[$P4.Q19]+[$P5.Q19]+[$P6.Q19]+[$P7.Q19]+[$P8.Q19]+[$p9.Q19]+[$P10.Q19]=0;&quot; &quot;;[$P1.Q19]+[$P2.Q19]+[$P3.Q19]+[$P4.Q19]+[$P5.Q19]+[$P6.Q19]+[$P7.Q19]+[$P8.Q19]+[$p9.Q19]+[$P10.Q19])" office:value-type="string" office:string-value=" " calcext:value-type="string">
            <text:p><text:s/></text:p>
          </table:table-cell>
          <table:table-cell table:style-name="ce242" table:formula="of:=IF([$P1.R19]+[$P2.R19]+[$P3.R19]+[$P4.R19]+[$P5.R19]+[$P6.R19]+[$P7.R19]+[$P8.R19]+[$p9.R19]+[$P10.R19]=0;&quot; &quot;;[$P1.R19]+[$P2.R19]+[$P3.R19]+[$P4.R19]+[$P5.R19]+[$P6.R19]+[$P7.R19]+[$P8.R19]+[$p9.R19]+[$P10.R19])" office:value-type="string" office:string-value=" " calcext:value-type="string">
            <text:p><text:s/></text:p>
          </table:table-cell>
          <table:table-cell table:style-name="ce242" table:formula="of:=IF([$P1.S19]+[$P2.S19]+[$P3.S19]+[$P4.S19]+[$P5.S19]+[$P6.S19]+[$P7.S19]+[$P8.S19]+[$p9.S19]+[$P10.S19]=0;&quot; &quot;;[$P1.S19]+[$P2.S19]+[$P3.S19]+[$P4.S19]+[$P5.S19]+[$P6.S19]+[$P7.S19]+[$P8.S19]+[$p9.S19]+[$P10.S19])" office:value-type="string" office:string-value=" " calcext:value-type="string">
            <text:p><text:s/></text:p>
          </table:table-cell>
          <table:table-cell table:style-name="ce242" table:formula="of:=IF([$P1.T19]+[$P2.T19]+[$P3.T19]+[$P4.T19]+[$P5.T19]+[$P6.T19]+[$P7.T19]+[$P8.T19]+[$p9.T19]+[$P10.T19]=0;&quot; &quot;;[$P1.T19]+[$P2.T19]+[$P3.T19]+[$P4.T19]+[$P5.T19]+[$P6.T19]+[$P7.T19]+[$P8.T19]+[$p9.T19]+[$P10.T19])" office:value-type="string" office:string-value=" " calcext:value-type="string">
            <text:p><text:s/></text:p>
          </table:table-cell>
          <table:table-cell table:style-name="ce242" table:formula="of:=IF([$P1.U19]+[$P2.U19]+[$P3.U19]+[$P4.U19]+[$P5.U19]+[$P6.U19]+[$P7.U19]+[$P8.U19]+[$p9.U19]+[$P10.U19]=0;&quot; &quot;;[$P1.U19]+[$P2.U19]+[$P3.U19]+[$P4.U19]+[$P5.U19]+[$P6.U19]+[$P7.U19]+[$P8.U19]+[$p9.U19]+[$P10.U19])" office:value-type="string" office:string-value=" " calcext:value-type="string">
            <text:p><text:s/></text:p>
          </table:table-cell>
          <table:table-cell table:style-name="ce242" table:formula="of:=IF([$P1.V19]+[$P2.V19]+[$P3.V19]+[$P4.V19]+[$P5.V19]+[$P6.V19]+[$P7.V19]+[$P8.V19]+[$p9.V19]+[$P10.V19]=0;&quot; &quot;;[$P1.V19]+[$P2.V19]+[$P3.V19]+[$P4.V19]+[$P5.V19]+[$P6.V19]+[$P7.V19]+[$P8.V19]+[$p9.V19]+[$P10.V19])" office:value-type="string" office:string-value=" " calcext:value-type="string">
            <text:p><text:s/></text:p>
          </table:table-cell>
          <table:table-cell table:style-name="ce242" table:formula="of:=IF([$P1.W19]+[$P2.W19]+[$P3.W19]+[$P4.W19]+[$P5.W19]+[$P6.W19]+[$P7.W19]+[$P8.W19]+[$p9.W19]+[$P10.W19]=0;&quot; &quot;;[$P1.W19]+[$P2.W19]+[$P3.W19]+[$P4.W19]+[$P5.W19]+[$P6.W19]+[$P7.W19]+[$P8.W19]+[$p9.W19]+[$P10.W19])" office:value-type="string" office:string-value=" " calcext:value-type="string">
            <text:p><text:s/></text:p>
          </table:table-cell>
          <table:table-cell table:style-name="ce242" table:formula="of:=IF([$P1.X19]+[$P2.X19]+[$P3.X19]+[$P4.X19]+[$P5.X19]+[$P6.X19]+[$P7.X19]+[$P8.X19]+[$p9.X19]+[$P10.X19]=0;&quot; &quot;;[$P1.X19]+[$P2.X19]+[$P3.X19]+[$P4.X19]+[$P5.X19]+[$P6.X19]+[$P7.X19]+[$P8.X19]+[$p9.X19]+[$P10.X19])" office:value-type="string" office:string-value=" " calcext:value-type="string">
            <text:p><text:s/></text:p>
          </table:table-cell>
          <table:table-cell table:style-name="ce242" table:formula="of:=IF([$P1.Y19]+[$P2.Y19]+[$P3.Y19]+[$P4.Y19]+[$P5.Y19]+[$P6.Y19]+[$P7.Y19]+[$P8.Y19]+[$p9.Y19]+[$P10.Y19]=0;&quot; &quot;;[$P1.Y19]+[$P2.Y19]+[$P3.Y19]+[$P4.Y19]+[$P5.Y19]+[$P6.Y19]+[$P7.Y19]+[$P8.Y19]+[$p9.Y19]+[$P10.Y19])" office:value-type="string" office:string-value=" " calcext:value-type="string">
            <text:p><text:s/></text:p>
          </table:table-cell>
          <table:table-cell table:style-name="ce242" table:formula="of:=IF([$P1.Z19]+[$P2.Z19]+[$P3.Z19]+[$P4.Z19]+[$P5.Z19]+[$P6.Z19]+[$P7.Z19]+[$P8.Z19]+[$p9.Z19]+[$P10.Z19]=0;&quot; &quot;;[$P1.Z19]+[$P2.Z19]+[$P3.Z19]+[$P4.Z19]+[$P5.Z19]+[$P6.Z19]+[$P7.Z19]+[$P8.Z19]+[$p9.Z19]+[$P10.Z19])" office:value-type="string" office:string-value=" " calcext:value-type="string">
            <text:p><text:s/></text:p>
          </table:table-cell>
          <table:table-cell table:style-name="ce242" table:formula="of:=IF([$P1.AA19]+[$P2.AA19]+[$P3.AA19]+[$P4.AA19]+[$P5.AA19]+[$P6.AA19]+[$P7.AA19]+[$P8.AA19]+[$p9.AA19]+[$P10.AA19]=0;&quot; &quot;;[$P1.AA19]+[$P2.AA19]+[$P3.AA19]+[$P4.AA19]+[$P5.AA19]+[$P6.AA19]+[$P7.AA19]+[$P8.AA19]+[$p9.AA19]+[$P10.AA19])" office:value-type="string" office:string-value=" " calcext:value-type="string">
            <text:p><text:s/></text:p>
          </table:table-cell>
          <table:table-cell table:style-name="ce242" table:formula="of:=IF([$P1.AB19]+[$P2.AB19]+[$P3.AB19]+[$P4.AB19]+[$P5.AB19]+[$P6.AB19]+[$P7.AB19]+[$P8.AB19]+[$p9.AB19]+[$P10.AB19]=0;&quot; &quot;;[$P1.AB19]+[$P2.AB19]+[$P3.AB19]+[$P4.AB19]+[$P5.AB19]+[$P6.AB19]+[$P7.AB19]+[$P8.AB19]+[$p9.AB19]+[$P10.AB19])" office:value-type="string" office:string-value=" " calcext:value-type="string">
            <text:p><text:s/></text:p>
          </table:table-cell>
          <table:table-cell table:style-name="ce250" table:formula="of:=IF([$P1.AC19]+[$P2.AC19]+[$P3.AC19]+[$P4.AC19]+[$P5.AC19]+[$P6.AC19]+[$P7.AC19]+[$P8.AC19]+[$p9.AC19]+[$P10.AC19]=0;&quot; &quot;;[$P1.AC19]+[$P2.AC19]+[$P3.AC19]+[$P4.AC19]+[$P5.AC19]+[$P6.AC19]+[$P7.AC19]+[$P8.AC19]+[$p9.AC19]+[$P10.AC19])" office:value-type="string" office:string-value=" " calcext:value-type="string">
            <text:p><text:s/></text:p>
          </table:table-cell>
          <table:table-cell table:style-name="ce256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0]" office:value-type="float" office:value="13" calcext:value-type="float">
            <text:p>13</text:p>
          </table:table-cell>
          <table:table-cell table:style-name="ce2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20]+[$P2.G20]+[$P3.G20]+[$P4.G20]+[$P5.G20]+[$P6.G20]+[$P7.G20]+[$P8.G20]+[$p9.G20]+[$P10.G20]=0;&quot; &quot;;[$P1.G20]+[$P2.G20]+[$P3.G20]+[$P4.G20]+[$P5.G20]+[$P6.G20]+[$P7.G20]+[$P8.G20]+[$p9.G20]+[$P10.G20])" office:value-type="string" office:string-value=" " calcext:value-type="string">
            <text:p><text:s/></text:p>
          </table:table-cell>
          <table:table-cell table:style-name="ce242" table:formula="of:=IF([$P1.H20]+[$P2.H20]+[$P3.H20]+[$P4.H20]+[$P5.H20]+[$P6.H20]+[$P7.H20]+[$P8.H20]+[$p9.H20]+[$P10.H20]=0;&quot; &quot;;[$P1.H20]+[$P2.H20]+[$P3.H20]+[$P4.H20]+[$P5.H20]+[$P6.H20]+[$P7.H20]+[$P8.H20]+[$p9.H20]+[$P10.H20])" office:value-type="string" office:string-value=" " calcext:value-type="string">
            <text:p><text:s/></text:p>
          </table:table-cell>
          <table:table-cell table:style-name="ce242" table:formula="of:=IF([$P1.I20]+[$P2.I20]+[$P3.I20]+[$P4.I20]+[$P5.I20]+[$P6.I20]+[$P7.I20]+[$P8.I20]+[$p9.I20]+[$P10.I20]=0;&quot; &quot;;[$P1.I20]+[$P2.I20]+[$P3.I20]+[$P4.I20]+[$P5.I20]+[$P6.I20]+[$P7.I20]+[$P8.I20]+[$p9.I20]+[$P10.I20])" office:value-type="string" office:string-value=" " calcext:value-type="string">
            <text:p><text:s/></text:p>
          </table:table-cell>
          <table:table-cell table:style-name="ce242" table:formula="of:=IF([$P1.J20]+[$P2.J20]+[$P3.J20]+[$P4.J20]+[$P5.J20]+[$P6.J20]+[$P7.J20]+[$P8.J20]+[$p9.J20]+[$P10.J20]=0;&quot; &quot;;[$P1.J20]+[$P2.J20]+[$P3.J20]+[$P4.J20]+[$P5.J20]+[$P6.J20]+[$P7.J20]+[$P8.J20]+[$p9.J20]+[$P10.J20])" office:value-type="string" office:string-value=" " calcext:value-type="string">
            <text:p><text:s/></text:p>
          </table:table-cell>
          <table:table-cell table:style-name="ce242" table:formula="of:=IF([$P1.K20]+[$P2.K20]+[$P3.K20]+[$P4.K20]+[$P5.K20]+[$P6.K20]+[$P7.K20]+[$P8.K20]+[$p9.K20]+[$P10.K20]=0;&quot; &quot;;[$P1.K20]+[$P2.K20]+[$P3.K20]+[$P4.K20]+[$P5.K20]+[$P6.K20]+[$P7.K20]+[$P8.K20]+[$p9.K20]+[$P10.K20])" office:value-type="string" office:string-value=" " calcext:value-type="string">
            <text:p><text:s/></text:p>
          </table:table-cell>
          <table:table-cell table:style-name="ce242" table:formula="of:=IF([$P1.L20]+[$P2.L20]+[$P3.L20]+[$P4.L20]+[$P5.L20]+[$P6.L20]+[$P7.L20]+[$P8.L20]+[$p9.L20]+[$P10.L20]=0;&quot; &quot;;[$P1.L20]+[$P2.L20]+[$P3.L20]+[$P4.L20]+[$P5.L20]+[$P6.L20]+[$P7.L20]+[$P8.L20]+[$p9.L20]+[$P10.L20])" office:value-type="string" office:string-value=" " calcext:value-type="string">
            <text:p><text:s/></text:p>
          </table:table-cell>
          <table:table-cell table:style-name="ce242" table:formula="of:=IF([$P1.M20]+[$P2.M20]+[$P3.M20]+[$P4.M20]+[$P5.M20]+[$P6.M20]+[$P7.M20]+[$P8.M20]+[$p9.M20]+[$P10.M20]=0;&quot; &quot;;[$P1.M20]+[$P2.M20]+[$P3.M20]+[$P4.M20]+[$P5.M20]+[$P6.M20]+[$P7.M20]+[$P8.M20]+[$p9.M20]+[$P10.M20])" office:value-type="string" office:string-value=" " calcext:value-type="string">
            <text:p><text:s/></text:p>
          </table:table-cell>
          <table:table-cell table:style-name="ce242" table:formula="of:=IF([$P1.N20]+[$P2.N20]+[$P3.N20]+[$P4.N20]+[$P5.N20]+[$P6.N20]+[$P7.N20]+[$P8.N20]+[$p9.N20]+[$P10.N20]=0;&quot; &quot;;[$P1.N20]+[$P2.N20]+[$P3.N20]+[$P4.N20]+[$P5.N20]+[$P6.N20]+[$P7.N20]+[$P8.N20]+[$p9.N20]+[$P10.N20])" office:value-type="string" office:string-value=" " calcext:value-type="string">
            <text:p><text:s/></text:p>
          </table:table-cell>
          <table:table-cell table:style-name="ce242" table:formula="of:=IF([$P1.O20]+[$P2.O20]+[$P3.O20]+[$P4.O20]+[$P5.O20]+[$P6.O20]+[$P7.O20]+[$P8.O20]+[$p9.O20]+[$P10.O20]=0;&quot; &quot;;[$P1.O20]+[$P2.O20]+[$P3.O20]+[$P4.O20]+[$P5.O20]+[$P6.O20]+[$P7.O20]+[$P8.O20]+[$p9.O20]+[$P10.O20])" office:value-type="string" office:string-value=" " calcext:value-type="string">
            <text:p><text:s/></text:p>
          </table:table-cell>
          <table:table-cell table:style-name="ce242" table:formula="of:=IF([$P1.P20]+[$P2.P20]+[$P3.P20]+[$P4.P20]+[$P5.P20]+[$P6.P20]+[$P7.P20]+[$P8.P20]+[$p9.P20]+[$P10.P20]=0;&quot; &quot;;[$P1.P20]+[$P2.P20]+[$P3.P20]+[$P4.P20]+[$P5.P20]+[$P6.P20]+[$P7.P20]+[$P8.P20]+[$p9.P20]+[$P10.P20])" office:value-type="string" office:string-value=" " calcext:value-type="string">
            <text:p><text:s/></text:p>
          </table:table-cell>
          <table:table-cell table:style-name="ce242" table:formula="of:=IF([$P1.Q20]+[$P2.Q20]+[$P3.Q20]+[$P4.Q20]+[$P5.Q20]+[$P6.Q20]+[$P7.Q20]+[$P8.Q20]+[$p9.Q20]+[$P10.Q20]=0;&quot; &quot;;[$P1.Q20]+[$P2.Q20]+[$P3.Q20]+[$P4.Q20]+[$P5.Q20]+[$P6.Q20]+[$P7.Q20]+[$P8.Q20]+[$p9.Q20]+[$P10.Q20])" office:value-type="string" office:string-value=" " calcext:value-type="string">
            <text:p><text:s/></text:p>
          </table:table-cell>
          <table:table-cell table:style-name="ce242" table:formula="of:=IF([$P1.R20]+[$P2.R20]+[$P3.R20]+[$P4.R20]+[$P5.R20]+[$P6.R20]+[$P7.R20]+[$P8.R20]+[$p9.R20]+[$P10.R20]=0;&quot; &quot;;[$P1.R20]+[$P2.R20]+[$P3.R20]+[$P4.R20]+[$P5.R20]+[$P6.R20]+[$P7.R20]+[$P8.R20]+[$p9.R20]+[$P10.R20])" office:value-type="string" office:string-value=" " calcext:value-type="string">
            <text:p><text:s/></text:p>
          </table:table-cell>
          <table:table-cell table:style-name="ce242" table:formula="of:=IF([$P1.S20]+[$P2.S20]+[$P3.S20]+[$P4.S20]+[$P5.S20]+[$P6.S20]+[$P7.S20]+[$P8.S20]+[$p9.S20]+[$P10.S20]=0;&quot; &quot;;[$P1.S20]+[$P2.S20]+[$P3.S20]+[$P4.S20]+[$P5.S20]+[$P6.S20]+[$P7.S20]+[$P8.S20]+[$p9.S20]+[$P10.S20])" office:value-type="string" office:string-value=" " calcext:value-type="string">
            <text:p><text:s/></text:p>
          </table:table-cell>
          <table:table-cell table:style-name="ce242" table:formula="of:=IF([$P1.T20]+[$P2.T20]+[$P3.T20]+[$P4.T20]+[$P5.T20]+[$P6.T20]+[$P7.T20]+[$P8.T20]+[$p9.T20]+[$P10.T20]=0;&quot; &quot;;[$P1.T20]+[$P2.T20]+[$P3.T20]+[$P4.T20]+[$P5.T20]+[$P6.T20]+[$P7.T20]+[$P8.T20]+[$p9.T20]+[$P10.T20])" office:value-type="string" office:string-value=" " calcext:value-type="string">
            <text:p><text:s/></text:p>
          </table:table-cell>
          <table:table-cell table:style-name="ce242" table:formula="of:=IF([$P1.U20]+[$P2.U20]+[$P3.U20]+[$P4.U20]+[$P5.U20]+[$P6.U20]+[$P7.U20]+[$P8.U20]+[$p9.U20]+[$P10.U20]=0;&quot; &quot;;[$P1.U20]+[$P2.U20]+[$P3.U20]+[$P4.U20]+[$P5.U20]+[$P6.U20]+[$P7.U20]+[$P8.U20]+[$p9.U20]+[$P10.U20])" office:value-type="string" office:string-value=" " calcext:value-type="string">
            <text:p><text:s/></text:p>
          </table:table-cell>
          <table:table-cell table:style-name="ce242" table:formula="of:=IF([$P1.V20]+[$P2.V20]+[$P3.V20]+[$P4.V20]+[$P5.V20]+[$P6.V20]+[$P7.V20]+[$P8.V20]+[$p9.V20]+[$P10.V20]=0;&quot; &quot;;[$P1.V20]+[$P2.V20]+[$P3.V20]+[$P4.V20]+[$P5.V20]+[$P6.V20]+[$P7.V20]+[$P8.V20]+[$p9.V20]+[$P10.V20])" office:value-type="string" office:string-value=" " calcext:value-type="string">
            <text:p><text:s/></text:p>
          </table:table-cell>
          <table:table-cell table:style-name="ce242" table:formula="of:=IF([$P1.W20]+[$P2.W20]+[$P3.W20]+[$P4.W20]+[$P5.W20]+[$P6.W20]+[$P7.W20]+[$P8.W20]+[$p9.W20]+[$P10.W20]=0;&quot; &quot;;[$P1.W20]+[$P2.W20]+[$P3.W20]+[$P4.W20]+[$P5.W20]+[$P6.W20]+[$P7.W20]+[$P8.W20]+[$p9.W20]+[$P10.W20])" office:value-type="string" office:string-value=" " calcext:value-type="string">
            <text:p><text:s/></text:p>
          </table:table-cell>
          <table:table-cell table:style-name="ce242" table:formula="of:=IF([$P1.X20]+[$P2.X20]+[$P3.X20]+[$P4.X20]+[$P5.X20]+[$P6.X20]+[$P7.X20]+[$P8.X20]+[$p9.X20]+[$P10.X20]=0;&quot; &quot;;[$P1.X20]+[$P2.X20]+[$P3.X20]+[$P4.X20]+[$P5.X20]+[$P6.X20]+[$P7.X20]+[$P8.X20]+[$p9.X20]+[$P10.X20])" office:value-type="string" office:string-value=" " calcext:value-type="string">
            <text:p><text:s/></text:p>
          </table:table-cell>
          <table:table-cell table:style-name="ce242" table:formula="of:=IF([$P1.Y20]+[$P2.Y20]+[$P3.Y20]+[$P4.Y20]+[$P5.Y20]+[$P6.Y20]+[$P7.Y20]+[$P8.Y20]+[$p9.Y20]+[$P10.Y20]=0;&quot; &quot;;[$P1.Y20]+[$P2.Y20]+[$P3.Y20]+[$P4.Y20]+[$P5.Y20]+[$P6.Y20]+[$P7.Y20]+[$P8.Y20]+[$p9.Y20]+[$P10.Y20])" office:value-type="string" office:string-value=" " calcext:value-type="string">
            <text:p><text:s/></text:p>
          </table:table-cell>
          <table:table-cell table:style-name="ce242" table:formula="of:=IF([$P1.Z20]+[$P2.Z20]+[$P3.Z20]+[$P4.Z20]+[$P5.Z20]+[$P6.Z20]+[$P7.Z20]+[$P8.Z20]+[$p9.Z20]+[$P10.Z20]=0;&quot; &quot;;[$P1.Z20]+[$P2.Z20]+[$P3.Z20]+[$P4.Z20]+[$P5.Z20]+[$P6.Z20]+[$P7.Z20]+[$P8.Z20]+[$p9.Z20]+[$P10.Z20])" office:value-type="string" office:string-value=" " calcext:value-type="string">
            <text:p><text:s/></text:p>
          </table:table-cell>
          <table:table-cell table:style-name="ce242" table:formula="of:=IF([$P1.AA20]+[$P2.AA20]+[$P3.AA20]+[$P4.AA20]+[$P5.AA20]+[$P6.AA20]+[$P7.AA20]+[$P8.AA20]+[$p9.AA20]+[$P10.AA20]=0;&quot; &quot;;[$P1.AA20]+[$P2.AA20]+[$P3.AA20]+[$P4.AA20]+[$P5.AA20]+[$P6.AA20]+[$P7.AA20]+[$P8.AA20]+[$p9.AA20]+[$P10.AA20])" office:value-type="string" office:string-value=" " calcext:value-type="string">
            <text:p><text:s/></text:p>
          </table:table-cell>
          <table:table-cell table:style-name="ce242" table:formula="of:=IF([$P1.AB20]+[$P2.AB20]+[$P3.AB20]+[$P4.AB20]+[$P5.AB20]+[$P6.AB20]+[$P7.AB20]+[$P8.AB20]+[$p9.AB20]+[$P10.AB20]=0;&quot; &quot;;[$P1.AB20]+[$P2.AB20]+[$P3.AB20]+[$P4.AB20]+[$P5.AB20]+[$P6.AB20]+[$P7.AB20]+[$P8.AB20]+[$p9.AB20]+[$P10.AB20])" office:value-type="string" office:string-value=" " calcext:value-type="string">
            <text:p><text:s/></text:p>
          </table:table-cell>
          <table:table-cell table:style-name="ce250" table:formula="of:=IF([$P1.AC20]+[$P2.AC20]+[$P3.AC20]+[$P4.AC20]+[$P5.AC20]+[$P6.AC20]+[$P7.AC20]+[$P8.AC20]+[$p9.AC20]+[$P10.AC20]=0;&quot; &quot;;[$P1.AC20]+[$P2.AC20]+[$P3.AC20]+[$P4.AC20]+[$P5.AC20]+[$P6.AC20]+[$P7.AC20]+[$P8.AC20]+[$p9.AC20]+[$P10.AC20])" office:value-type="string" office:string-value=" " calcext:value-type="string">
            <text:p><text:s/></text:p>
          </table:table-cell>
          <table:table-cell table:style-name="ce256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1]" office:value-type="float" office:value="14" calcext:value-type="float">
            <text:p>14</text:p>
          </table:table-cell>
          <table:table-cell table:style-name="ce2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21]+[$P2.G21]+[$P3.G21]+[$P4.G21]+[$P5.G21]+[$P6.G21]+[$P7.G21]+[$P8.G21]+[$p9.G21]+[$P10.G21]=0;&quot; &quot;;[$P1.G21]+[$P2.G21]+[$P3.G21]+[$P4.G21]+[$P5.G21]+[$P6.G21]+[$P7.G21]+[$P8.G21]+[$p9.G21]+[$P10.G21])" office:value-type="string" office:string-value=" " calcext:value-type="string">
            <text:p><text:s/></text:p>
          </table:table-cell>
          <table:table-cell table:style-name="ce242" table:formula="of:=IF([$P1.H21]+[$P2.H21]+[$P3.H21]+[$P4.H21]+[$P5.H21]+[$P6.H21]+[$P7.H21]+[$P8.H21]+[$p9.H21]+[$P10.H21]=0;&quot; &quot;;[$P1.H21]+[$P2.H21]+[$P3.H21]+[$P4.H21]+[$P5.H21]+[$P6.H21]+[$P7.H21]+[$P8.H21]+[$p9.H21]+[$P10.H21])" office:value-type="string" office:string-value=" " calcext:value-type="string">
            <text:p><text:s/></text:p>
          </table:table-cell>
          <table:table-cell table:style-name="ce242" table:formula="of:=IF([$P1.I21]+[$P2.I21]+[$P3.I21]+[$P4.I21]+[$P5.I21]+[$P6.I21]+[$P7.I21]+[$P8.I21]+[$p9.I21]+[$P10.I21]=0;&quot; &quot;;[$P1.I21]+[$P2.I21]+[$P3.I21]+[$P4.I21]+[$P5.I21]+[$P6.I21]+[$P7.I21]+[$P8.I21]+[$p9.I21]+[$P10.I21])" office:value-type="string" office:string-value=" " calcext:value-type="string">
            <text:p><text:s/></text:p>
          </table:table-cell>
          <table:table-cell table:style-name="ce242" table:formula="of:=IF([$P1.J21]+[$P2.J21]+[$P3.J21]+[$P4.J21]+[$P5.J21]+[$P6.J21]+[$P7.J21]+[$P8.J21]+[$p9.J21]+[$P10.J21]=0;&quot; &quot;;[$P1.J21]+[$P2.J21]+[$P3.J21]+[$P4.J21]+[$P5.J21]+[$P6.J21]+[$P7.J21]+[$P8.J21]+[$p9.J21]+[$P10.J21])" office:value-type="string" office:string-value=" " calcext:value-type="string">
            <text:p><text:s/></text:p>
          </table:table-cell>
          <table:table-cell table:style-name="ce242" table:formula="of:=IF([$P1.K21]+[$P2.K21]+[$P3.K21]+[$P4.K21]+[$P5.K21]+[$P6.K21]+[$P7.K21]+[$P8.K21]+[$p9.K21]+[$P10.K21]=0;&quot; &quot;;[$P1.K21]+[$P2.K21]+[$P3.K21]+[$P4.K21]+[$P5.K21]+[$P6.K21]+[$P7.K21]+[$P8.K21]+[$p9.K21]+[$P10.K21])" office:value-type="string" office:string-value=" " calcext:value-type="string">
            <text:p><text:s/></text:p>
          </table:table-cell>
          <table:table-cell table:style-name="ce242" table:formula="of:=IF([$P1.L21]+[$P2.L21]+[$P3.L21]+[$P4.L21]+[$P5.L21]+[$P6.L21]+[$P7.L21]+[$P8.L21]+[$p9.L21]+[$P10.L21]=0;&quot; &quot;;[$P1.L21]+[$P2.L21]+[$P3.L21]+[$P4.L21]+[$P5.L21]+[$P6.L21]+[$P7.L21]+[$P8.L21]+[$p9.L21]+[$P10.L21])" office:value-type="string" office:string-value=" " calcext:value-type="string">
            <text:p><text:s/></text:p>
          </table:table-cell>
          <table:table-cell table:style-name="ce242" table:formula="of:=IF([$P1.M21]+[$P2.M21]+[$P3.M21]+[$P4.M21]+[$P5.M21]+[$P6.M21]+[$P7.M21]+[$P8.M21]+[$p9.M21]+[$P10.M21]=0;&quot; &quot;;[$P1.M21]+[$P2.M21]+[$P3.M21]+[$P4.M21]+[$P5.M21]+[$P6.M21]+[$P7.M21]+[$P8.M21]+[$p9.M21]+[$P10.M21])" office:value-type="string" office:string-value=" " calcext:value-type="string">
            <text:p><text:s/></text:p>
          </table:table-cell>
          <table:table-cell table:style-name="ce242" table:formula="of:=IF([$P1.N21]+[$P2.N21]+[$P3.N21]+[$P4.N21]+[$P5.N21]+[$P6.N21]+[$P7.N21]+[$P8.N21]+[$p9.N21]+[$P10.N21]=0;&quot; &quot;;[$P1.N21]+[$P2.N21]+[$P3.N21]+[$P4.N21]+[$P5.N21]+[$P6.N21]+[$P7.N21]+[$P8.N21]+[$p9.N21]+[$P10.N21])" office:value-type="string" office:string-value=" " calcext:value-type="string">
            <text:p><text:s/></text:p>
          </table:table-cell>
          <table:table-cell table:style-name="ce242" table:formula="of:=IF([$P1.O21]+[$P2.O21]+[$P3.O21]+[$P4.O21]+[$P5.O21]+[$P6.O21]+[$P7.O21]+[$P8.O21]+[$p9.O21]+[$P10.O21]=0;&quot; &quot;;[$P1.O21]+[$P2.O21]+[$P3.O21]+[$P4.O21]+[$P5.O21]+[$P6.O21]+[$P7.O21]+[$P8.O21]+[$p9.O21]+[$P10.O21])" office:value-type="string" office:string-value=" " calcext:value-type="string">
            <text:p><text:s/></text:p>
          </table:table-cell>
          <table:table-cell table:style-name="ce242" table:formula="of:=IF([$P1.P21]+[$P2.P21]+[$P3.P21]+[$P4.P21]+[$P5.P21]+[$P6.P21]+[$P7.P21]+[$P8.P21]+[$p9.P21]+[$P10.P21]=0;&quot; &quot;;[$P1.P21]+[$P2.P21]+[$P3.P21]+[$P4.P21]+[$P5.P21]+[$P6.P21]+[$P7.P21]+[$P8.P21]+[$p9.P21]+[$P10.P21])" office:value-type="string" office:string-value=" " calcext:value-type="string">
            <text:p><text:s/></text:p>
          </table:table-cell>
          <table:table-cell table:style-name="ce242" table:formula="of:=IF([$P1.Q21]+[$P2.Q21]+[$P3.Q21]+[$P4.Q21]+[$P5.Q21]+[$P6.Q21]+[$P7.Q21]+[$P8.Q21]+[$p9.Q21]+[$P10.Q21]=0;&quot; &quot;;[$P1.Q21]+[$P2.Q21]+[$P3.Q21]+[$P4.Q21]+[$P5.Q21]+[$P6.Q21]+[$P7.Q21]+[$P8.Q21]+[$p9.Q21]+[$P10.Q21])" office:value-type="string" office:string-value=" " calcext:value-type="string">
            <text:p><text:s/></text:p>
          </table:table-cell>
          <table:table-cell table:style-name="ce242" table:formula="of:=IF([$P1.R21]+[$P2.R21]+[$P3.R21]+[$P4.R21]+[$P5.R21]+[$P6.R21]+[$P7.R21]+[$P8.R21]+[$p9.R21]+[$P10.R21]=0;&quot; &quot;;[$P1.R21]+[$P2.R21]+[$P3.R21]+[$P4.R21]+[$P5.R21]+[$P6.R21]+[$P7.R21]+[$P8.R21]+[$p9.R21]+[$P10.R21])" office:value-type="string" office:string-value=" " calcext:value-type="string">
            <text:p><text:s/></text:p>
          </table:table-cell>
          <table:table-cell table:style-name="ce242" table:formula="of:=IF([$P1.S21]+[$P2.S21]+[$P3.S21]+[$P4.S21]+[$P5.S21]+[$P6.S21]+[$P7.S21]+[$P8.S21]+[$p9.S21]+[$P10.S21]=0;&quot; &quot;;[$P1.S21]+[$P2.S21]+[$P3.S21]+[$P4.S21]+[$P5.S21]+[$P6.S21]+[$P7.S21]+[$P8.S21]+[$p9.S21]+[$P10.S21])" office:value-type="string" office:string-value=" " calcext:value-type="string">
            <text:p><text:s/></text:p>
          </table:table-cell>
          <table:table-cell table:style-name="ce242" table:formula="of:=IF([$P1.T21]+[$P2.T21]+[$P3.T21]+[$P4.T21]+[$P5.T21]+[$P6.T21]+[$P7.T21]+[$P8.T21]+[$p9.T21]+[$P10.T21]=0;&quot; &quot;;[$P1.T21]+[$P2.T21]+[$P3.T21]+[$P4.T21]+[$P5.T21]+[$P6.T21]+[$P7.T21]+[$P8.T21]+[$p9.T21]+[$P10.T21])" office:value-type="string" office:string-value=" " calcext:value-type="string">
            <text:p><text:s/></text:p>
          </table:table-cell>
          <table:table-cell table:style-name="ce242" table:formula="of:=IF([$P1.U21]+[$P2.U21]+[$P3.U21]+[$P4.U21]+[$P5.U21]+[$P6.U21]+[$P7.U21]+[$P8.U21]+[$p9.U21]+[$P10.U21]=0;&quot; &quot;;[$P1.U21]+[$P2.U21]+[$P3.U21]+[$P4.U21]+[$P5.U21]+[$P6.U21]+[$P7.U21]+[$P8.U21]+[$p9.U21]+[$P10.U21])" office:value-type="string" office:string-value=" " calcext:value-type="string">
            <text:p><text:s/></text:p>
          </table:table-cell>
          <table:table-cell table:style-name="ce242" table:formula="of:=IF([$P1.V21]+[$P2.V21]+[$P3.V21]+[$P4.V21]+[$P5.V21]+[$P6.V21]+[$P7.V21]+[$P8.V21]+[$p9.V21]+[$P10.V21]=0;&quot; &quot;;[$P1.V21]+[$P2.V21]+[$P3.V21]+[$P4.V21]+[$P5.V21]+[$P6.V21]+[$P7.V21]+[$P8.V21]+[$p9.V21]+[$P10.V21])" office:value-type="string" office:string-value=" " calcext:value-type="string">
            <text:p><text:s/></text:p>
          </table:table-cell>
          <table:table-cell table:style-name="ce242" table:formula="of:=IF([$P1.W21]+[$P2.W21]+[$P3.W21]+[$P4.W21]+[$P5.W21]+[$P6.W21]+[$P7.W21]+[$P8.W21]+[$p9.W21]+[$P10.W21]=0;&quot; &quot;;[$P1.W21]+[$P2.W21]+[$P3.W21]+[$P4.W21]+[$P5.W21]+[$P6.W21]+[$P7.W21]+[$P8.W21]+[$p9.W21]+[$P10.W21])" office:value-type="string" office:string-value=" " calcext:value-type="string">
            <text:p><text:s/></text:p>
          </table:table-cell>
          <table:table-cell table:style-name="ce242" table:formula="of:=IF([$P1.X21]+[$P2.X21]+[$P3.X21]+[$P4.X21]+[$P5.X21]+[$P6.X21]+[$P7.X21]+[$P8.X21]+[$p9.X21]+[$P10.X21]=0;&quot; &quot;;[$P1.X21]+[$P2.X21]+[$P3.X21]+[$P4.X21]+[$P5.X21]+[$P6.X21]+[$P7.X21]+[$P8.X21]+[$p9.X21]+[$P10.X21])" office:value-type="string" office:string-value=" " calcext:value-type="string">
            <text:p><text:s/></text:p>
          </table:table-cell>
          <table:table-cell table:style-name="ce242" table:formula="of:=IF([$P1.Y21]+[$P2.Y21]+[$P3.Y21]+[$P4.Y21]+[$P5.Y21]+[$P6.Y21]+[$P7.Y21]+[$P8.Y21]+[$p9.Y21]+[$P10.Y21]=0;&quot; &quot;;[$P1.Y21]+[$P2.Y21]+[$P3.Y21]+[$P4.Y21]+[$P5.Y21]+[$P6.Y21]+[$P7.Y21]+[$P8.Y21]+[$p9.Y21]+[$P10.Y21])" office:value-type="string" office:string-value=" " calcext:value-type="string">
            <text:p><text:s/></text:p>
          </table:table-cell>
          <table:table-cell table:style-name="ce242" table:formula="of:=IF([$P1.Z21]+[$P2.Z21]+[$P3.Z21]+[$P4.Z21]+[$P5.Z21]+[$P6.Z21]+[$P7.Z21]+[$P8.Z21]+[$p9.Z21]+[$P10.Z21]=0;&quot; &quot;;[$P1.Z21]+[$P2.Z21]+[$P3.Z21]+[$P4.Z21]+[$P5.Z21]+[$P6.Z21]+[$P7.Z21]+[$P8.Z21]+[$p9.Z21]+[$P10.Z21])" office:value-type="string" office:string-value=" " calcext:value-type="string">
            <text:p><text:s/></text:p>
          </table:table-cell>
          <table:table-cell table:style-name="ce242" table:formula="of:=IF([$P1.AA21]+[$P2.AA21]+[$P3.AA21]+[$P4.AA21]+[$P5.AA21]+[$P6.AA21]+[$P7.AA21]+[$P8.AA21]+[$p9.AA21]+[$P10.AA21]=0;&quot; &quot;;[$P1.AA21]+[$P2.AA21]+[$P3.AA21]+[$P4.AA21]+[$P5.AA21]+[$P6.AA21]+[$P7.AA21]+[$P8.AA21]+[$p9.AA21]+[$P10.AA21])" office:value-type="string" office:string-value=" " calcext:value-type="string">
            <text:p><text:s/></text:p>
          </table:table-cell>
          <table:table-cell table:style-name="ce242" table:formula="of:=IF([$P1.AB21]+[$P2.AB21]+[$P3.AB21]+[$P4.AB21]+[$P5.AB21]+[$P6.AB21]+[$P7.AB21]+[$P8.AB21]+[$p9.AB21]+[$P10.AB21]=0;&quot; &quot;;[$P1.AB21]+[$P2.AB21]+[$P3.AB21]+[$P4.AB21]+[$P5.AB21]+[$P6.AB21]+[$P7.AB21]+[$P8.AB21]+[$p9.AB21]+[$P10.AB21])" office:value-type="string" office:string-value=" " calcext:value-type="string">
            <text:p><text:s/></text:p>
          </table:table-cell>
          <table:table-cell table:style-name="ce250" table:formula="of:=IF([$P1.AC21]+[$P2.AC21]+[$P3.AC21]+[$P4.AC21]+[$P5.AC21]+[$P6.AC21]+[$P7.AC21]+[$P8.AC21]+[$p9.AC21]+[$P10.AC21]=0;&quot; &quot;;[$P1.AC21]+[$P2.AC21]+[$P3.AC21]+[$P4.AC21]+[$P5.AC21]+[$P6.AC21]+[$P7.AC21]+[$P8.AC21]+[$p9.AC21]+[$P10.AC21])" office:value-type="string" office:string-value=" " calcext:value-type="string">
            <text:p><text:s/></text:p>
          </table:table-cell>
          <table:table-cell table:style-name="ce256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2]" office:value-type="float" office:value="15" calcext:value-type="float">
            <text:p>15</text:p>
          </table:table-cell>
          <table:table-cell table:style-name="ce2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22]+[$P2.G22]+[$P3.G22]+[$P4.G22]+[$P5.G22]+[$P6.G22]+[$P7.G22]+[$P8.G22]+[$p9.G22]+[$P10.G22]=0;&quot; &quot;;[$P1.G22]+[$P2.G22]+[$P3.G22]+[$P4.G22]+[$P5.G22]+[$P6.G22]+[$P7.G22]+[$P8.G22]+[$p9.G22]+[$P10.G22])" office:value-type="string" office:string-value=" " calcext:value-type="string">
            <text:p><text:s/></text:p>
          </table:table-cell>
          <table:table-cell table:style-name="ce242" table:formula="of:=IF([$P1.H22]+[$P2.H22]+[$P3.H22]+[$P4.H22]+[$P5.H22]+[$P6.H22]+[$P7.H22]+[$P8.H22]+[$p9.H22]+[$P10.H22]=0;&quot; &quot;;[$P1.H22]+[$P2.H22]+[$P3.H22]+[$P4.H22]+[$P5.H22]+[$P6.H22]+[$P7.H22]+[$P8.H22]+[$p9.H22]+[$P10.H22])" office:value-type="string" office:string-value=" " calcext:value-type="string">
            <text:p><text:s/></text:p>
          </table:table-cell>
          <table:table-cell table:style-name="ce242" table:formula="of:=IF([$P1.I22]+[$P2.I22]+[$P3.I22]+[$P4.I22]+[$P5.I22]+[$P6.I22]+[$P7.I22]+[$P8.I22]+[$p9.I22]+[$P10.I22]=0;&quot; &quot;;[$P1.I22]+[$P2.I22]+[$P3.I22]+[$P4.I22]+[$P5.I22]+[$P6.I22]+[$P7.I22]+[$P8.I22]+[$p9.I22]+[$P10.I22])" office:value-type="string" office:string-value=" " calcext:value-type="string">
            <text:p><text:s/></text:p>
          </table:table-cell>
          <table:table-cell table:style-name="ce242" table:formula="of:=IF([$P1.J22]+[$P2.J22]+[$P3.J22]+[$P4.J22]+[$P5.J22]+[$P6.J22]+[$P7.J22]+[$P8.J22]+[$p9.J22]+[$P10.J22]=0;&quot; &quot;;[$P1.J22]+[$P2.J22]+[$P3.J22]+[$P4.J22]+[$P5.J22]+[$P6.J22]+[$P7.J22]+[$P8.J22]+[$p9.J22]+[$P10.J22])" office:value-type="string" office:string-value=" " calcext:value-type="string">
            <text:p><text:s/></text:p>
          </table:table-cell>
          <table:table-cell table:style-name="ce242" table:formula="of:=IF([$P1.K22]+[$P2.K22]+[$P3.K22]+[$P4.K22]+[$P5.K22]+[$P6.K22]+[$P7.K22]+[$P8.K22]+[$p9.K22]+[$P10.K22]=0;&quot; &quot;;[$P1.K22]+[$P2.K22]+[$P3.K22]+[$P4.K22]+[$P5.K22]+[$P6.K22]+[$P7.K22]+[$P8.K22]+[$p9.K22]+[$P10.K22])" office:value-type="string" office:string-value=" " calcext:value-type="string">
            <text:p><text:s/></text:p>
          </table:table-cell>
          <table:table-cell table:style-name="ce242" table:formula="of:=IF([$P1.L22]+[$P2.L22]+[$P3.L22]+[$P4.L22]+[$P5.L22]+[$P6.L22]+[$P7.L22]+[$P8.L22]+[$p9.L22]+[$P10.L22]=0;&quot; &quot;;[$P1.L22]+[$P2.L22]+[$P3.L22]+[$P4.L22]+[$P5.L22]+[$P6.L22]+[$P7.L22]+[$P8.L22]+[$p9.L22]+[$P10.L22])" office:value-type="string" office:string-value=" " calcext:value-type="string">
            <text:p><text:s/></text:p>
          </table:table-cell>
          <table:table-cell table:style-name="ce242" table:formula="of:=IF([$P1.M22]+[$P2.M22]+[$P3.M22]+[$P4.M22]+[$P5.M22]+[$P6.M22]+[$P7.M22]+[$P8.M22]+[$p9.M22]+[$P10.M22]=0;&quot; &quot;;[$P1.M22]+[$P2.M22]+[$P3.M22]+[$P4.M22]+[$P5.M22]+[$P6.M22]+[$P7.M22]+[$P8.M22]+[$p9.M22]+[$P10.M22])" office:value-type="string" office:string-value=" " calcext:value-type="string">
            <text:p><text:s/></text:p>
          </table:table-cell>
          <table:table-cell table:style-name="ce242" table:formula="of:=IF([$P1.N22]+[$P2.N22]+[$P3.N22]+[$P4.N22]+[$P5.N22]+[$P6.N22]+[$P7.N22]+[$P8.N22]+[$p9.N22]+[$P10.N22]=0;&quot; &quot;;[$P1.N22]+[$P2.N22]+[$P3.N22]+[$P4.N22]+[$P5.N22]+[$P6.N22]+[$P7.N22]+[$P8.N22]+[$p9.N22]+[$P10.N22])" office:value-type="string" office:string-value=" " calcext:value-type="string">
            <text:p><text:s/></text:p>
          </table:table-cell>
          <table:table-cell table:style-name="ce242" table:formula="of:=IF([$P1.O22]+[$P2.O22]+[$P3.O22]+[$P4.O22]+[$P5.O22]+[$P6.O22]+[$P7.O22]+[$P8.O22]+[$p9.O22]+[$P10.O22]=0;&quot; &quot;;[$P1.O22]+[$P2.O22]+[$P3.O22]+[$P4.O22]+[$P5.O22]+[$P6.O22]+[$P7.O22]+[$P8.O22]+[$p9.O22]+[$P10.O22])" office:value-type="string" office:string-value=" " calcext:value-type="string">
            <text:p><text:s/></text:p>
          </table:table-cell>
          <table:table-cell table:style-name="ce242" table:formula="of:=IF([$P1.P22]+[$P2.P22]+[$P3.P22]+[$P4.P22]+[$P5.P22]+[$P6.P22]+[$P7.P22]+[$P8.P22]+[$p9.P22]+[$P10.P22]=0;&quot; &quot;;[$P1.P22]+[$P2.P22]+[$P3.P22]+[$P4.P22]+[$P5.P22]+[$P6.P22]+[$P7.P22]+[$P8.P22]+[$p9.P22]+[$P10.P22])" office:value-type="string" office:string-value=" " calcext:value-type="string">
            <text:p><text:s/></text:p>
          </table:table-cell>
          <table:table-cell table:style-name="ce242" table:formula="of:=IF([$P1.Q22]+[$P2.Q22]+[$P3.Q22]+[$P4.Q22]+[$P5.Q22]+[$P6.Q22]+[$P7.Q22]+[$P8.Q22]+[$p9.Q22]+[$P10.Q22]=0;&quot; &quot;;[$P1.Q22]+[$P2.Q22]+[$P3.Q22]+[$P4.Q22]+[$P5.Q22]+[$P6.Q22]+[$P7.Q22]+[$P8.Q22]+[$p9.Q22]+[$P10.Q22])" office:value-type="string" office:string-value=" " calcext:value-type="string">
            <text:p><text:s/></text:p>
          </table:table-cell>
          <table:table-cell table:style-name="ce242" table:formula="of:=IF([$P1.R22]+[$P2.R22]+[$P3.R22]+[$P4.R22]+[$P5.R22]+[$P6.R22]+[$P7.R22]+[$P8.R22]+[$p9.R22]+[$P10.R22]=0;&quot; &quot;;[$P1.R22]+[$P2.R22]+[$P3.R22]+[$P4.R22]+[$P5.R22]+[$P6.R22]+[$P7.R22]+[$P8.R22]+[$p9.R22]+[$P10.R22])" office:value-type="string" office:string-value=" " calcext:value-type="string">
            <text:p><text:s/></text:p>
          </table:table-cell>
          <table:table-cell table:style-name="ce242" table:formula="of:=IF([$P1.S22]+[$P2.S22]+[$P3.S22]+[$P4.S22]+[$P5.S22]+[$P6.S22]+[$P7.S22]+[$P8.S22]+[$p9.S22]+[$P10.S22]=0;&quot; &quot;;[$P1.S22]+[$P2.S22]+[$P3.S22]+[$P4.S22]+[$P5.S22]+[$P6.S22]+[$P7.S22]+[$P8.S22]+[$p9.S22]+[$P10.S22])" office:value-type="string" office:string-value=" " calcext:value-type="string">
            <text:p><text:s/></text:p>
          </table:table-cell>
          <table:table-cell table:style-name="ce242" table:formula="of:=IF([$P1.T22]+[$P2.T22]+[$P3.T22]+[$P4.T22]+[$P5.T22]+[$P6.T22]+[$P7.T22]+[$P8.T22]+[$p9.T22]+[$P10.T22]=0;&quot; &quot;;[$P1.T22]+[$P2.T22]+[$P3.T22]+[$P4.T22]+[$P5.T22]+[$P6.T22]+[$P7.T22]+[$P8.T22]+[$p9.T22]+[$P10.T22])" office:value-type="string" office:string-value=" " calcext:value-type="string">
            <text:p><text:s/></text:p>
          </table:table-cell>
          <table:table-cell table:style-name="ce242" table:formula="of:=IF([$P1.U22]+[$P2.U22]+[$P3.U22]+[$P4.U22]+[$P5.U22]+[$P6.U22]+[$P7.U22]+[$P8.U22]+[$p9.U22]+[$P10.U22]=0;&quot; &quot;;[$P1.U22]+[$P2.U22]+[$P3.U22]+[$P4.U22]+[$P5.U22]+[$P6.U22]+[$P7.U22]+[$P8.U22]+[$p9.U22]+[$P10.U22])" office:value-type="string" office:string-value=" " calcext:value-type="string">
            <text:p><text:s/></text:p>
          </table:table-cell>
          <table:table-cell table:style-name="ce242" table:formula="of:=IF([$P1.V22]+[$P2.V22]+[$P3.V22]+[$P4.V22]+[$P5.V22]+[$P6.V22]+[$P7.V22]+[$P8.V22]+[$p9.V22]+[$P10.V22]=0;&quot; &quot;;[$P1.V22]+[$P2.V22]+[$P3.V22]+[$P4.V22]+[$P5.V22]+[$P6.V22]+[$P7.V22]+[$P8.V22]+[$p9.V22]+[$P10.V22])" office:value-type="string" office:string-value=" " calcext:value-type="string">
            <text:p><text:s/></text:p>
          </table:table-cell>
          <table:table-cell table:style-name="ce242" table:formula="of:=IF([$P1.W22]+[$P2.W22]+[$P3.W22]+[$P4.W22]+[$P5.W22]+[$P6.W22]+[$P7.W22]+[$P8.W22]+[$p9.W22]+[$P10.W22]=0;&quot; &quot;;[$P1.W22]+[$P2.W22]+[$P3.W22]+[$P4.W22]+[$P5.W22]+[$P6.W22]+[$P7.W22]+[$P8.W22]+[$p9.W22]+[$P10.W22])" office:value-type="string" office:string-value=" " calcext:value-type="string">
            <text:p><text:s/></text:p>
          </table:table-cell>
          <table:table-cell table:style-name="ce242" table:formula="of:=IF([$P1.X22]+[$P2.X22]+[$P3.X22]+[$P4.X22]+[$P5.X22]+[$P6.X22]+[$P7.X22]+[$P8.X22]+[$p9.X22]+[$P10.X22]=0;&quot; &quot;;[$P1.X22]+[$P2.X22]+[$P3.X22]+[$P4.X22]+[$P5.X22]+[$P6.X22]+[$P7.X22]+[$P8.X22]+[$p9.X22]+[$P10.X22])" office:value-type="string" office:string-value=" " calcext:value-type="string">
            <text:p><text:s/></text:p>
          </table:table-cell>
          <table:table-cell table:style-name="ce242" table:formula="of:=IF([$P1.Y22]+[$P2.Y22]+[$P3.Y22]+[$P4.Y22]+[$P5.Y22]+[$P6.Y22]+[$P7.Y22]+[$P8.Y22]+[$p9.Y22]+[$P10.Y22]=0;&quot; &quot;;[$P1.Y22]+[$P2.Y22]+[$P3.Y22]+[$P4.Y22]+[$P5.Y22]+[$P6.Y22]+[$P7.Y22]+[$P8.Y22]+[$p9.Y22]+[$P10.Y22])" office:value-type="string" office:string-value=" " calcext:value-type="string">
            <text:p><text:s/></text:p>
          </table:table-cell>
          <table:table-cell table:style-name="ce242" table:formula="of:=IF([$P1.Z22]+[$P2.Z22]+[$P3.Z22]+[$P4.Z22]+[$P5.Z22]+[$P6.Z22]+[$P7.Z22]+[$P8.Z22]+[$p9.Z22]+[$P10.Z22]=0;&quot; &quot;;[$P1.Z22]+[$P2.Z22]+[$P3.Z22]+[$P4.Z22]+[$P5.Z22]+[$P6.Z22]+[$P7.Z22]+[$P8.Z22]+[$p9.Z22]+[$P10.Z22])" office:value-type="string" office:string-value=" " calcext:value-type="string">
            <text:p><text:s/></text:p>
          </table:table-cell>
          <table:table-cell table:style-name="ce242" table:formula="of:=IF([$P1.AA22]+[$P2.AA22]+[$P3.AA22]+[$P4.AA22]+[$P5.AA22]+[$P6.AA22]+[$P7.AA22]+[$P8.AA22]+[$p9.AA22]+[$P10.AA22]=0;&quot; &quot;;[$P1.AA22]+[$P2.AA22]+[$P3.AA22]+[$P4.AA22]+[$P5.AA22]+[$P6.AA22]+[$P7.AA22]+[$P8.AA22]+[$p9.AA22]+[$P10.AA22])" office:value-type="string" office:string-value=" " calcext:value-type="string">
            <text:p><text:s/></text:p>
          </table:table-cell>
          <table:table-cell table:style-name="ce242" table:formula="of:=IF([$P1.AB22]+[$P2.AB22]+[$P3.AB22]+[$P4.AB22]+[$P5.AB22]+[$P6.AB22]+[$P7.AB22]+[$P8.AB22]+[$p9.AB22]+[$P10.AB22]=0;&quot; &quot;;[$P1.AB22]+[$P2.AB22]+[$P3.AB22]+[$P4.AB22]+[$P5.AB22]+[$P6.AB22]+[$P7.AB22]+[$P8.AB22]+[$p9.AB22]+[$P10.AB22])" office:value-type="string" office:string-value=" " calcext:value-type="string">
            <text:p><text:s/></text:p>
          </table:table-cell>
          <table:table-cell table:style-name="ce250" table:formula="of:=IF([$P1.AC22]+[$P2.AC22]+[$P3.AC22]+[$P4.AC22]+[$P5.AC22]+[$P6.AC22]+[$P7.AC22]+[$P8.AC22]+[$p9.AC22]+[$P10.AC22]=0;&quot; &quot;;[$P1.AC22]+[$P2.AC22]+[$P3.AC22]+[$P4.AC22]+[$P5.AC22]+[$P6.AC22]+[$P7.AC22]+[$P8.AC22]+[$p9.AC22]+[$P10.AC22])" office:value-type="string" office:string-value=" " calcext:value-type="string">
            <text:p><text:s/></text:p>
          </table:table-cell>
          <table:table-cell table:style-name="ce256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3]" office:value-type="float" office:value="16" calcext:value-type="float">
            <text:p>16</text:p>
          </table:table-cell>
          <table:table-cell table:style-name="ce2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 table:formula="of:=IF([$P1.G23]+[$P2.G23]+[$P3.G23]+[$P4.G23]+[$P5.G23]+[$P6.G23]+[$P7.G23]+[$P8.G23]+[$p9.G23]+[$P10.G23]=0;&quot; &quot;;[$P1.G23]+[$P2.G23]+[$P3.G23]+[$P4.G23]+[$P5.G23]+[$P6.G23]+[$P7.G23]+[$P8.G23]+[$p9.G23]+[$P10.G23])" office:value-type="string" office:string-value=" " calcext:value-type="string">
            <text:p><text:s/></text:p>
          </table:table-cell>
          <table:table-cell table:style-name="ce242" table:formula="of:=IF([$P1.H23]+[$P2.H23]+[$P3.H23]+[$P4.H23]+[$P5.H23]+[$P6.H23]+[$P7.H23]+[$P8.H23]+[$p9.H23]+[$P10.H23]=0;&quot; &quot;;[$P1.H23]+[$P2.H23]+[$P3.H23]+[$P4.H23]+[$P5.H23]+[$P6.H23]+[$P7.H23]+[$P8.H23]+[$p9.H23]+[$P10.H23])" office:value-type="string" office:string-value=" " calcext:value-type="string">
            <text:p><text:s/></text:p>
          </table:table-cell>
          <table:table-cell table:style-name="ce242" table:formula="of:=IF([$P1.I23]+[$P2.I23]+[$P3.I23]+[$P4.I23]+[$P5.I23]+[$P6.I23]+[$P7.I23]+[$P8.I23]+[$p9.I23]+[$P10.I23]=0;&quot; &quot;;[$P1.I23]+[$P2.I23]+[$P3.I23]+[$P4.I23]+[$P5.I23]+[$P6.I23]+[$P7.I23]+[$P8.I23]+[$p9.I23]+[$P10.I23])" office:value-type="string" office:string-value=" " calcext:value-type="string">
            <text:p><text:s/></text:p>
          </table:table-cell>
          <table:table-cell table:style-name="ce242" table:formula="of:=IF([$P1.J23]+[$P2.J23]+[$P3.J23]+[$P4.J23]+[$P5.J23]+[$P6.J23]+[$P7.J23]+[$P8.J23]+[$p9.J23]+[$P10.J23]=0;&quot; &quot;;[$P1.J23]+[$P2.J23]+[$P3.J23]+[$P4.J23]+[$P5.J23]+[$P6.J23]+[$P7.J23]+[$P8.J23]+[$p9.J23]+[$P10.J23])" office:value-type="string" office:string-value=" " calcext:value-type="string">
            <text:p><text:s/></text:p>
          </table:table-cell>
          <table:table-cell table:style-name="ce242" table:formula="of:=IF([$P1.K23]+[$P2.K23]+[$P3.K23]+[$P4.K23]+[$P5.K23]+[$P6.K23]+[$P7.K23]+[$P8.K23]+[$p9.K23]+[$P10.K23]=0;&quot; &quot;;[$P1.K23]+[$P2.K23]+[$P3.K23]+[$P4.K23]+[$P5.K23]+[$P6.K23]+[$P7.K23]+[$P8.K23]+[$p9.K23]+[$P10.K23])" office:value-type="string" office:string-value=" " calcext:value-type="string">
            <text:p><text:s/></text:p>
          </table:table-cell>
          <table:table-cell table:style-name="ce242" table:formula="of:=IF([$P1.L23]+[$P2.L23]+[$P3.L23]+[$P4.L23]+[$P5.L23]+[$P6.L23]+[$P7.L23]+[$P8.L23]+[$p9.L23]+[$P10.L23]=0;&quot; &quot;;[$P1.L23]+[$P2.L23]+[$P3.L23]+[$P4.L23]+[$P5.L23]+[$P6.L23]+[$P7.L23]+[$P8.L23]+[$p9.L23]+[$P10.L23])" office:value-type="string" office:string-value=" " calcext:value-type="string">
            <text:p><text:s/></text:p>
          </table:table-cell>
          <table:table-cell table:style-name="ce242" table:formula="of:=IF([$P1.M23]+[$P2.M23]+[$P3.M23]+[$P4.M23]+[$P5.M23]+[$P6.M23]+[$P7.M23]+[$P8.M23]+[$p9.M23]+[$P10.M23]=0;&quot; &quot;;[$P1.M23]+[$P2.M23]+[$P3.M23]+[$P4.M23]+[$P5.M23]+[$P6.M23]+[$P7.M23]+[$P8.M23]+[$p9.M23]+[$P10.M23])" office:value-type="string" office:string-value=" " calcext:value-type="string">
            <text:p><text:s/></text:p>
          </table:table-cell>
          <table:table-cell table:style-name="ce242" table:formula="of:=IF([$P1.N23]+[$P2.N23]+[$P3.N23]+[$P4.N23]+[$P5.N23]+[$P6.N23]+[$P7.N23]+[$P8.N23]+[$p9.N23]+[$P10.N23]=0;&quot; &quot;;[$P1.N23]+[$P2.N23]+[$P3.N23]+[$P4.N23]+[$P5.N23]+[$P6.N23]+[$P7.N23]+[$P8.N23]+[$p9.N23]+[$P10.N23])" office:value-type="string" office:string-value=" " calcext:value-type="string">
            <text:p><text:s/></text:p>
          </table:table-cell>
          <table:table-cell table:style-name="ce242" table:formula="of:=IF([$P1.O23]+[$P2.O23]+[$P3.O23]+[$P4.O23]+[$P5.O23]+[$P6.O23]+[$P7.O23]+[$P8.O23]+[$p9.O23]+[$P10.O23]=0;&quot; &quot;;[$P1.O23]+[$P2.O23]+[$P3.O23]+[$P4.O23]+[$P5.O23]+[$P6.O23]+[$P7.O23]+[$P8.O23]+[$p9.O23]+[$P10.O23])" office:value-type="string" office:string-value=" " calcext:value-type="string">
            <text:p><text:s/></text:p>
          </table:table-cell>
          <table:table-cell table:style-name="ce242" table:formula="of:=IF([$P1.P23]+[$P2.P23]+[$P3.P23]+[$P4.P23]+[$P5.P23]+[$P6.P23]+[$P7.P23]+[$P8.P23]+[$p9.P23]+[$P10.P23]=0;&quot; &quot;;[$P1.P23]+[$P2.P23]+[$P3.P23]+[$P4.P23]+[$P5.P23]+[$P6.P23]+[$P7.P23]+[$P8.P23]+[$p9.P23]+[$P10.P23])" office:value-type="string" office:string-value=" " calcext:value-type="string">
            <text:p><text:s/></text:p>
          </table:table-cell>
          <table:table-cell table:style-name="ce242" table:formula="of:=IF([$P1.Q23]+[$P2.Q23]+[$P3.Q23]+[$P4.Q23]+[$P5.Q23]+[$P6.Q23]+[$P7.Q23]+[$P8.Q23]+[$p9.Q23]+[$P10.Q23]=0;&quot; &quot;;[$P1.Q23]+[$P2.Q23]+[$P3.Q23]+[$P4.Q23]+[$P5.Q23]+[$P6.Q23]+[$P7.Q23]+[$P8.Q23]+[$p9.Q23]+[$P10.Q23])" office:value-type="string" office:string-value=" " calcext:value-type="string">
            <text:p><text:s/></text:p>
          </table:table-cell>
          <table:table-cell table:style-name="ce242" table:formula="of:=IF([$P1.R23]+[$P2.R23]+[$P3.R23]+[$P4.R23]+[$P5.R23]+[$P6.R23]+[$P7.R23]+[$P8.R23]+[$p9.R23]+[$P10.R23]=0;&quot; &quot;;[$P1.R23]+[$P2.R23]+[$P3.R23]+[$P4.R23]+[$P5.R23]+[$P6.R23]+[$P7.R23]+[$P8.R23]+[$p9.R23]+[$P10.R23])" office:value-type="string" office:string-value=" " calcext:value-type="string">
            <text:p><text:s/></text:p>
          </table:table-cell>
          <table:table-cell table:style-name="ce242" table:formula="of:=IF([$P1.S23]+[$P2.S23]+[$P3.S23]+[$P4.S23]+[$P5.S23]+[$P6.S23]+[$P7.S23]+[$P8.S23]+[$p9.S23]+[$P10.S23]=0;&quot; &quot;;[$P1.S23]+[$P2.S23]+[$P3.S23]+[$P4.S23]+[$P5.S23]+[$P6.S23]+[$P7.S23]+[$P8.S23]+[$p9.S23]+[$P10.S23])" office:value-type="string" office:string-value=" " calcext:value-type="string">
            <text:p><text:s/></text:p>
          </table:table-cell>
          <table:table-cell table:style-name="ce242" table:formula="of:=IF([$P1.T23]+[$P2.T23]+[$P3.T23]+[$P4.T23]+[$P5.T23]+[$P6.T23]+[$P7.T23]+[$P8.T23]+[$p9.T23]+[$P10.T23]=0;&quot; &quot;;[$P1.T23]+[$P2.T23]+[$P3.T23]+[$P4.T23]+[$P5.T23]+[$P6.T23]+[$P7.T23]+[$P8.T23]+[$p9.T23]+[$P10.T23])" office:value-type="string" office:string-value=" " calcext:value-type="string">
            <text:p><text:s/></text:p>
          </table:table-cell>
          <table:table-cell table:style-name="ce242" table:formula="of:=IF([$P1.U23]+[$P2.U23]+[$P3.U23]+[$P4.U23]+[$P5.U23]+[$P6.U23]+[$P7.U23]+[$P8.U23]+[$p9.U23]+[$P10.U23]=0;&quot; &quot;;[$P1.U23]+[$P2.U23]+[$P3.U23]+[$P4.U23]+[$P5.U23]+[$P6.U23]+[$P7.U23]+[$P8.U23]+[$p9.U23]+[$P10.U23])" office:value-type="string" office:string-value=" " calcext:value-type="string">
            <text:p><text:s/></text:p>
          </table:table-cell>
          <table:table-cell table:style-name="ce242" table:formula="of:=IF([$P1.V23]+[$P2.V23]+[$P3.V23]+[$P4.V23]+[$P5.V23]+[$P6.V23]+[$P7.V23]+[$P8.V23]+[$p9.V23]+[$P10.V23]=0;&quot; &quot;;[$P1.V23]+[$P2.V23]+[$P3.V23]+[$P4.V23]+[$P5.V23]+[$P6.V23]+[$P7.V23]+[$P8.V23]+[$p9.V23]+[$P10.V23])" office:value-type="string" office:string-value=" " calcext:value-type="string">
            <text:p><text:s/></text:p>
          </table:table-cell>
          <table:table-cell table:style-name="ce242" table:formula="of:=IF([$P1.W23]+[$P2.W23]+[$P3.W23]+[$P4.W23]+[$P5.W23]+[$P6.W23]+[$P7.W23]+[$P8.W23]+[$p9.W23]+[$P10.W23]=0;&quot; &quot;;[$P1.W23]+[$P2.W23]+[$P3.W23]+[$P4.W23]+[$P5.W23]+[$P6.W23]+[$P7.W23]+[$P8.W23]+[$p9.W23]+[$P10.W23])" office:value-type="string" office:string-value=" " calcext:value-type="string">
            <text:p><text:s/></text:p>
          </table:table-cell>
          <table:table-cell table:style-name="ce242" table:formula="of:=IF([$P1.X23]+[$P2.X23]+[$P3.X23]+[$P4.X23]+[$P5.X23]+[$P6.X23]+[$P7.X23]+[$P8.X23]+[$p9.X23]+[$P10.X23]=0;&quot; &quot;;[$P1.X23]+[$P2.X23]+[$P3.X23]+[$P4.X23]+[$P5.X23]+[$P6.X23]+[$P7.X23]+[$P8.X23]+[$p9.X23]+[$P10.X23])" office:value-type="string" office:string-value=" " calcext:value-type="string">
            <text:p><text:s/></text:p>
          </table:table-cell>
          <table:table-cell table:style-name="ce242" table:formula="of:=IF([$P1.Y23]+[$P2.Y23]+[$P3.Y23]+[$P4.Y23]+[$P5.Y23]+[$P6.Y23]+[$P7.Y23]+[$P8.Y23]+[$p9.Y23]+[$P10.Y23]=0;&quot; &quot;;[$P1.Y23]+[$P2.Y23]+[$P3.Y23]+[$P4.Y23]+[$P5.Y23]+[$P6.Y23]+[$P7.Y23]+[$P8.Y23]+[$p9.Y23]+[$P10.Y23])" office:value-type="string" office:string-value=" " calcext:value-type="string">
            <text:p><text:s/></text:p>
          </table:table-cell>
          <table:table-cell table:style-name="ce242" table:formula="of:=IF([$P1.Z23]+[$P2.Z23]+[$P3.Z23]+[$P4.Z23]+[$P5.Z23]+[$P6.Z23]+[$P7.Z23]+[$P8.Z23]+[$p9.Z23]+[$P10.Z23]=0;&quot; &quot;;[$P1.Z23]+[$P2.Z23]+[$P3.Z23]+[$P4.Z23]+[$P5.Z23]+[$P6.Z23]+[$P7.Z23]+[$P8.Z23]+[$p9.Z23]+[$P10.Z23])" office:value-type="string" office:string-value=" " calcext:value-type="string">
            <text:p><text:s/></text:p>
          </table:table-cell>
          <table:table-cell table:style-name="ce242" table:formula="of:=IF([$P1.AA23]+[$P2.AA23]+[$P3.AA23]+[$P4.AA23]+[$P5.AA23]+[$P6.AA23]+[$P7.AA23]+[$P8.AA23]+[$p9.AA23]+[$P10.AA23]=0;&quot; &quot;;[$P1.AA23]+[$P2.AA23]+[$P3.AA23]+[$P4.AA23]+[$P5.AA23]+[$P6.AA23]+[$P7.AA23]+[$P8.AA23]+[$p9.AA23]+[$P10.AA23])" office:value-type="string" office:string-value=" " calcext:value-type="string">
            <text:p><text:s/></text:p>
          </table:table-cell>
          <table:table-cell table:style-name="ce242" table:formula="of:=IF([$P1.AB23]+[$P2.AB23]+[$P3.AB23]+[$P4.AB23]+[$P5.AB23]+[$P6.AB23]+[$P7.AB23]+[$P8.AB23]+[$p9.AB23]+[$P10.AB23]=0;&quot; &quot;;[$P1.AB23]+[$P2.AB23]+[$P3.AB23]+[$P4.AB23]+[$P5.AB23]+[$P6.AB23]+[$P7.AB23]+[$P8.AB23]+[$p9.AB23]+[$P10.AB23])" office:value-type="string" office:string-value=" " calcext:value-type="string">
            <text:p><text:s/></text:p>
          </table:table-cell>
          <table:table-cell table:style-name="ce250" table:formula="of:=IF([$P1.AC23]+[$P2.AC23]+[$P3.AC23]+[$P4.AC23]+[$P5.AC23]+[$P6.AC23]+[$P7.AC23]+[$P8.AC23]+[$p9.AC23]+[$P10.AC23]=0;&quot; &quot;;[$P1.AC23]+[$P2.AC23]+[$P3.AC23]+[$P4.AC23]+[$P5.AC23]+[$P6.AC23]+[$P7.AC23]+[$P8.AC23]+[$p9.AC23]+[$P10.AC23])" office:value-type="string" office:string-value=" " calcext:value-type="string">
            <text:p><text:s/></text:p>
          </table:table-cell>
          <table:table-cell table:style-name="ce256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4]" office:value-type="float" office:value="17" calcext:value-type="float">
            <text:p>17</text:p>
          </table:table-cell>
          <table:table-cell table:style-name="ce217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122"/>
          <table:table-cell table:style-name="ce235" table:formula="of:=IF([$P1.G24]+[$P2.G24]+[$P3.G24]+[$P4.G24]+[$P5.G24]+[$P6.G24]+[$P7.G24]+[$P8.G24]+[$p9.G24]+[$P10.G24]=0;&quot; &quot;;[$P1.G24]+[$P2.G24]+[$P3.G24]+[$P4.G24]+[$P5.G24]+[$P6.G24]+[$P7.G24]+[$P8.G24]+[$p9.G24]+[$P10.G24])" office:value-type="string" office:string-value=" " calcext:value-type="string">
            <text:p><text:s/></text:p>
          </table:table-cell>
          <table:table-cell table:style-name="ce242" table:formula="of:=IF([$P1.H24]+[$P2.H24]+[$P3.H24]+[$P4.H24]+[$P5.H24]+[$P6.H24]+[$P7.H24]+[$P8.H24]+[$p9.H24]+[$P10.H24]=0;&quot; &quot;;[$P1.H24]+[$P2.H24]+[$P3.H24]+[$P4.H24]+[$P5.H24]+[$P6.H24]+[$P7.H24]+[$P8.H24]+[$p9.H24]+[$P10.H24])" office:value-type="string" office:string-value=" " calcext:value-type="string">
            <text:p><text:s/></text:p>
          </table:table-cell>
          <table:table-cell table:style-name="ce242" table:formula="of:=IF([$P1.I24]+[$P2.I24]+[$P3.I24]+[$P4.I24]+[$P5.I24]+[$P6.I24]+[$P7.I24]+[$P8.I24]+[$p9.I24]+[$P10.I24]=0;&quot; &quot;;[$P1.I24]+[$P2.I24]+[$P3.I24]+[$P4.I24]+[$P5.I24]+[$P6.I24]+[$P7.I24]+[$P8.I24]+[$p9.I24]+[$P10.I24])" office:value-type="string" office:string-value=" " calcext:value-type="string">
            <text:p><text:s/></text:p>
          </table:table-cell>
          <table:table-cell table:style-name="ce242" table:formula="of:=IF([$P1.J24]+[$P2.J24]+[$P3.J24]+[$P4.J24]+[$P5.J24]+[$P6.J24]+[$P7.J24]+[$P8.J24]+[$p9.J24]+[$P10.J24]=0;&quot; &quot;;[$P1.J24]+[$P2.J24]+[$P3.J24]+[$P4.J24]+[$P5.J24]+[$P6.J24]+[$P7.J24]+[$P8.J24]+[$p9.J24]+[$P10.J24])" office:value-type="string" office:string-value=" " calcext:value-type="string">
            <text:p><text:s/></text:p>
          </table:table-cell>
          <table:table-cell table:style-name="ce242" table:formula="of:=IF([$P1.K24]+[$P2.K24]+[$P3.K24]+[$P4.K24]+[$P5.K24]+[$P6.K24]+[$P7.K24]+[$P8.K24]+[$p9.K24]+[$P10.K24]=0;&quot; &quot;;[$P1.K24]+[$P2.K24]+[$P3.K24]+[$P4.K24]+[$P5.K24]+[$P6.K24]+[$P7.K24]+[$P8.K24]+[$p9.K24]+[$P10.K24])" office:value-type="string" office:string-value=" " calcext:value-type="string">
            <text:p><text:s/></text:p>
          </table:table-cell>
          <table:table-cell table:style-name="ce242" table:formula="of:=IF([$P1.L24]+[$P2.L24]+[$P3.L24]+[$P4.L24]+[$P5.L24]+[$P6.L24]+[$P7.L24]+[$P8.L24]+[$p9.L24]+[$P10.L24]=0;&quot; &quot;;[$P1.L24]+[$P2.L24]+[$P3.L24]+[$P4.L24]+[$P5.L24]+[$P6.L24]+[$P7.L24]+[$P8.L24]+[$p9.L24]+[$P10.L24])" office:value-type="string" office:string-value=" " calcext:value-type="string">
            <text:p><text:s/></text:p>
          </table:table-cell>
          <table:table-cell table:style-name="ce242" table:formula="of:=IF([$P1.M24]+[$P2.M24]+[$P3.M24]+[$P4.M24]+[$P5.M24]+[$P6.M24]+[$P7.M24]+[$P8.M24]+[$p9.M24]+[$P10.M24]=0;&quot; &quot;;[$P1.M24]+[$P2.M24]+[$P3.M24]+[$P4.M24]+[$P5.M24]+[$P6.M24]+[$P7.M24]+[$P8.M24]+[$p9.M24]+[$P10.M24])" office:value-type="string" office:string-value=" " calcext:value-type="string">
            <text:p><text:s/></text:p>
          </table:table-cell>
          <table:table-cell table:style-name="ce242" table:formula="of:=IF([$P1.N24]+[$P2.N24]+[$P3.N24]+[$P4.N24]+[$P5.N24]+[$P6.N24]+[$P7.N24]+[$P8.N24]+[$p9.N24]+[$P10.N24]=0;&quot; &quot;;[$P1.N24]+[$P2.N24]+[$P3.N24]+[$P4.N24]+[$P5.N24]+[$P6.N24]+[$P7.N24]+[$P8.N24]+[$p9.N24]+[$P10.N24])" office:value-type="string" office:string-value=" " calcext:value-type="string">
            <text:p><text:s/></text:p>
          </table:table-cell>
          <table:table-cell table:style-name="ce242" table:formula="of:=IF([$P1.O24]+[$P2.O24]+[$P3.O24]+[$P4.O24]+[$P5.O24]+[$P6.O24]+[$P7.O24]+[$P8.O24]+[$p9.O24]+[$P10.O24]=0;&quot; &quot;;[$P1.O24]+[$P2.O24]+[$P3.O24]+[$P4.O24]+[$P5.O24]+[$P6.O24]+[$P7.O24]+[$P8.O24]+[$p9.O24]+[$P10.O24])" office:value-type="string" office:string-value=" " calcext:value-type="string">
            <text:p><text:s/></text:p>
          </table:table-cell>
          <table:table-cell table:style-name="ce242" table:formula="of:=IF([$P1.P24]+[$P2.P24]+[$P3.P24]+[$P4.P24]+[$P5.P24]+[$P6.P24]+[$P7.P24]+[$P8.P24]+[$p9.P24]+[$P10.P24]=0;&quot; &quot;;[$P1.P24]+[$P2.P24]+[$P3.P24]+[$P4.P24]+[$P5.P24]+[$P6.P24]+[$P7.P24]+[$P8.P24]+[$p9.P24]+[$P10.P24])" office:value-type="string" office:string-value=" " calcext:value-type="string">
            <text:p><text:s/></text:p>
          </table:table-cell>
          <table:table-cell table:style-name="ce242" table:formula="of:=IF([$P1.Q24]+[$P2.Q24]+[$P3.Q24]+[$P4.Q24]+[$P5.Q24]+[$P6.Q24]+[$P7.Q24]+[$P8.Q24]+[$p9.Q24]+[$P10.Q24]=0;&quot; &quot;;[$P1.Q24]+[$P2.Q24]+[$P3.Q24]+[$P4.Q24]+[$P5.Q24]+[$P6.Q24]+[$P7.Q24]+[$P8.Q24]+[$p9.Q24]+[$P10.Q24])" office:value-type="string" office:string-value=" " calcext:value-type="string">
            <text:p><text:s/></text:p>
          </table:table-cell>
          <table:table-cell table:style-name="ce242" table:formula="of:=IF([$P1.R24]+[$P2.R24]+[$P3.R24]+[$P4.R24]+[$P5.R24]+[$P6.R24]+[$P7.R24]+[$P8.R24]+[$p9.R24]+[$P10.R24]=0;&quot; &quot;;[$P1.R24]+[$P2.R24]+[$P3.R24]+[$P4.R24]+[$P5.R24]+[$P6.R24]+[$P7.R24]+[$P8.R24]+[$p9.R24]+[$P10.R24])" office:value-type="string" office:string-value=" " calcext:value-type="string">
            <text:p><text:s/></text:p>
          </table:table-cell>
          <table:table-cell table:style-name="ce242" table:formula="of:=IF([$P1.S24]+[$P2.S24]+[$P3.S24]+[$P4.S24]+[$P5.S24]+[$P6.S24]+[$P7.S24]+[$P8.S24]+[$p9.S24]+[$P10.S24]=0;&quot; &quot;;[$P1.S24]+[$P2.S24]+[$P3.S24]+[$P4.S24]+[$P5.S24]+[$P6.S24]+[$P7.S24]+[$P8.S24]+[$p9.S24]+[$P10.S24])" office:value-type="string" office:string-value=" " calcext:value-type="string">
            <text:p><text:s/></text:p>
          </table:table-cell>
          <table:table-cell table:style-name="ce242" table:formula="of:=IF([$P1.T24]+[$P2.T24]+[$P3.T24]+[$P4.T24]+[$P5.T24]+[$P6.T24]+[$P7.T24]+[$P8.T24]+[$p9.T24]+[$P10.T24]=0;&quot; &quot;;[$P1.T24]+[$P2.T24]+[$P3.T24]+[$P4.T24]+[$P5.T24]+[$P6.T24]+[$P7.T24]+[$P8.T24]+[$p9.T24]+[$P10.T24])" office:value-type="string" office:string-value=" " calcext:value-type="string">
            <text:p><text:s/></text:p>
          </table:table-cell>
          <table:table-cell table:style-name="ce242" table:formula="of:=IF([$P1.U24]+[$P2.U24]+[$P3.U24]+[$P4.U24]+[$P5.U24]+[$P6.U24]+[$P7.U24]+[$P8.U24]+[$p9.U24]+[$P10.U24]=0;&quot; &quot;;[$P1.U24]+[$P2.U24]+[$P3.U24]+[$P4.U24]+[$P5.U24]+[$P6.U24]+[$P7.U24]+[$P8.U24]+[$p9.U24]+[$P10.U24])" office:value-type="string" office:string-value=" " calcext:value-type="string">
            <text:p><text:s/></text:p>
          </table:table-cell>
          <table:table-cell table:style-name="ce242" table:formula="of:=IF([$P1.V24]+[$P2.V24]+[$P3.V24]+[$P4.V24]+[$P5.V24]+[$P6.V24]+[$P7.V24]+[$P8.V24]+[$p9.V24]+[$P10.V24]=0;&quot; &quot;;[$P1.V24]+[$P2.V24]+[$P3.V24]+[$P4.V24]+[$P5.V24]+[$P6.V24]+[$P7.V24]+[$P8.V24]+[$p9.V24]+[$P10.V24])" office:value-type="string" office:string-value=" " calcext:value-type="string">
            <text:p><text:s/></text:p>
          </table:table-cell>
          <table:table-cell table:style-name="ce242" table:formula="of:=IF([$P1.W24]+[$P2.W24]+[$P3.W24]+[$P4.W24]+[$P5.W24]+[$P6.W24]+[$P7.W24]+[$P8.W24]+[$p9.W24]+[$P10.W24]=0;&quot; &quot;;[$P1.W24]+[$P2.W24]+[$P3.W24]+[$P4.W24]+[$P5.W24]+[$P6.W24]+[$P7.W24]+[$P8.W24]+[$p9.W24]+[$P10.W24])" office:value-type="string" office:string-value=" " calcext:value-type="string">
            <text:p><text:s/></text:p>
          </table:table-cell>
          <table:table-cell table:style-name="ce242" table:formula="of:=IF([$P1.X24]+[$P2.X24]+[$P3.X24]+[$P4.X24]+[$P5.X24]+[$P6.X24]+[$P7.X24]+[$P8.X24]+[$p9.X24]+[$P10.X24]=0;&quot; &quot;;[$P1.X24]+[$P2.X24]+[$P3.X24]+[$P4.X24]+[$P5.X24]+[$P6.X24]+[$P7.X24]+[$P8.X24]+[$p9.X24]+[$P10.X24])" office:value-type="string" office:string-value=" " calcext:value-type="string">
            <text:p><text:s/></text:p>
          </table:table-cell>
          <table:table-cell table:style-name="ce242" table:formula="of:=IF([$P1.Y24]+[$P2.Y24]+[$P3.Y24]+[$P4.Y24]+[$P5.Y24]+[$P6.Y24]+[$P7.Y24]+[$P8.Y24]+[$p9.Y24]+[$P10.Y24]=0;&quot; &quot;;[$P1.Y24]+[$P2.Y24]+[$P3.Y24]+[$P4.Y24]+[$P5.Y24]+[$P6.Y24]+[$P7.Y24]+[$P8.Y24]+[$p9.Y24]+[$P10.Y24])" office:value-type="string" office:string-value=" " calcext:value-type="string">
            <text:p><text:s/></text:p>
          </table:table-cell>
          <table:table-cell table:style-name="ce242" table:formula="of:=IF([$P1.Z24]+[$P2.Z24]+[$P3.Z24]+[$P4.Z24]+[$P5.Z24]+[$P6.Z24]+[$P7.Z24]+[$P8.Z24]+[$p9.Z24]+[$P10.Z24]=0;&quot; &quot;;[$P1.Z24]+[$P2.Z24]+[$P3.Z24]+[$P4.Z24]+[$P5.Z24]+[$P6.Z24]+[$P7.Z24]+[$P8.Z24]+[$p9.Z24]+[$P10.Z24])" office:value-type="string" office:string-value=" " calcext:value-type="string">
            <text:p><text:s/></text:p>
          </table:table-cell>
          <table:table-cell table:style-name="ce242" table:formula="of:=IF([$P1.AA24]+[$P2.AA24]+[$P3.AA24]+[$P4.AA24]+[$P5.AA24]+[$P6.AA24]+[$P7.AA24]+[$P8.AA24]+[$p9.AA24]+[$P10.AA24]=0;&quot; &quot;;[$P1.AA24]+[$P2.AA24]+[$P3.AA24]+[$P4.AA24]+[$P5.AA24]+[$P6.AA24]+[$P7.AA24]+[$P8.AA24]+[$p9.AA24]+[$P10.AA24])" office:value-type="string" office:string-value=" " calcext:value-type="string">
            <text:p><text:s/></text:p>
          </table:table-cell>
          <table:table-cell table:style-name="ce242" table:formula="of:=IF([$P1.AB24]+[$P2.AB24]+[$P3.AB24]+[$P4.AB24]+[$P5.AB24]+[$P6.AB24]+[$P7.AB24]+[$P8.AB24]+[$p9.AB24]+[$P10.AB24]=0;&quot; &quot;;[$P1.AB24]+[$P2.AB24]+[$P3.AB24]+[$P4.AB24]+[$P5.AB24]+[$P6.AB24]+[$P7.AB24]+[$P8.AB24]+[$p9.AB24]+[$P10.AB24])" office:value-type="string" office:string-value=" " calcext:value-type="string">
            <text:p><text:s/></text:p>
          </table:table-cell>
          <table:table-cell table:style-name="ce250" table:formula="of:=IF([$P1.AC24]+[$P2.AC24]+[$P3.AC24]+[$P4.AC24]+[$P5.AC24]+[$P6.AC24]+[$P7.AC24]+[$P8.AC24]+[$p9.AC24]+[$P10.AC24]=0;&quot; &quot;;[$P1.AC24]+[$P2.AC24]+[$P3.AC24]+[$P4.AC24]+[$P5.AC24]+[$P6.AC24]+[$P7.AC24]+[$P8.AC24]+[$p9.AC24]+[$P10.AC24])" office:value-type="string" office:string-value=" " calcext:value-type="string">
            <text:p><text:s/></text:p>
          </table:table-cell>
          <table:table-cell table:style-name="ce256" table:formula="of:=SUM([.G24:.AC24])" office:value-type="float" office:value="0" calcext:value-type="float">
            <text:p>0</text:p>
          </table:table-cell>
          <table:table-cell table:style-name="ce182"/>
          <table:table-cell table:number-columns-repeated="993"/>
        </table:table-row>
        <table:table-row table:style-name="ro10">
          <table:table-cell table:style-name="ce104" table:formula="of:=[$Basplan.A25]" office:value-type="float" office:value="18" calcext:value-type="float">
            <text:p>18</text:p>
          </table:table-cell>
          <table:table-cell table:style-name="ce217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122"/>
          <table:table-cell table:style-name="ce235" table:formula="of:=IF([$P1.G25]+[$P2.G25]+[$P3.G25]+[$P4.G25]+[$P5.G25]+[$P6.G25]+[$P7.G25]+[$P8.G25]+[$p9.G25]+[$P10.G25]=0;&quot; &quot;;[$P1.G25]+[$P2.G25]+[$P3.G25]+[$P4.G25]+[$P5.G25]+[$P6.G25]+[$P7.G25]+[$P8.G25]+[$p9.G25]+[$P10.G25])" office:value-type="string" office:string-value=" " calcext:value-type="string">
            <text:p><text:s/></text:p>
          </table:table-cell>
          <table:table-cell table:style-name="ce242" table:formula="of:=IF([$P1.H25]+[$P2.H25]+[$P3.H25]+[$P4.H25]+[$P5.H25]+[$P6.H25]+[$P7.H25]+[$P8.H25]+[$p9.H25]+[$P10.H25]=0;&quot; &quot;;[$P1.H25]+[$P2.H25]+[$P3.H25]+[$P4.H25]+[$P5.H25]+[$P6.H25]+[$P7.H25]+[$P8.H25]+[$p9.H25]+[$P10.H25])" office:value-type="string" office:string-value=" " calcext:value-type="string">
            <text:p><text:s/></text:p>
          </table:table-cell>
          <table:table-cell table:style-name="ce242" table:formula="of:=IF([$P1.I25]+[$P2.I25]+[$P3.I25]+[$P4.I25]+[$P5.I25]+[$P6.I25]+[$P7.I25]+[$P8.I25]+[$p9.I25]+[$P10.I25]=0;&quot; &quot;;[$P1.I25]+[$P2.I25]+[$P3.I25]+[$P4.I25]+[$P5.I25]+[$P6.I25]+[$P7.I25]+[$P8.I25]+[$p9.I25]+[$P10.I25])" office:value-type="string" office:string-value=" " calcext:value-type="string">
            <text:p><text:s/></text:p>
          </table:table-cell>
          <table:table-cell table:style-name="ce242" table:formula="of:=IF([$P1.J25]+[$P2.J25]+[$P3.J25]+[$P4.J25]+[$P5.J25]+[$P6.J25]+[$P7.J25]+[$P8.J25]+[$p9.J25]+[$P10.J25]=0;&quot; &quot;;[$P1.J25]+[$P2.J25]+[$P3.J25]+[$P4.J25]+[$P5.J25]+[$P6.J25]+[$P7.J25]+[$P8.J25]+[$p9.J25]+[$P10.J25])" office:value-type="string" office:string-value=" " calcext:value-type="string">
            <text:p><text:s/></text:p>
          </table:table-cell>
          <table:table-cell table:style-name="ce242" table:formula="of:=IF([$P1.K25]+[$P2.K25]+[$P3.K25]+[$P4.K25]+[$P5.K25]+[$P6.K25]+[$P7.K25]+[$P8.K25]+[$p9.K25]+[$P10.K25]=0;&quot; &quot;;[$P1.K25]+[$P2.K25]+[$P3.K25]+[$P4.K25]+[$P5.K25]+[$P6.K25]+[$P7.K25]+[$P8.K25]+[$p9.K25]+[$P10.K25])" office:value-type="string" office:string-value=" " calcext:value-type="string">
            <text:p><text:s/></text:p>
          </table:table-cell>
          <table:table-cell table:style-name="ce242" table:formula="of:=IF([$P1.L25]+[$P2.L25]+[$P3.L25]+[$P4.L25]+[$P5.L25]+[$P6.L25]+[$P7.L25]+[$P8.L25]+[$p9.L25]+[$P10.L25]=0;&quot; &quot;;[$P1.L25]+[$P2.L25]+[$P3.L25]+[$P4.L25]+[$P5.L25]+[$P6.L25]+[$P7.L25]+[$P8.L25]+[$p9.L25]+[$P10.L25])" office:value-type="string" office:string-value=" " calcext:value-type="string">
            <text:p><text:s/></text:p>
          </table:table-cell>
          <table:table-cell table:style-name="ce242" table:formula="of:=IF([$P1.M25]+[$P2.M25]+[$P3.M25]+[$P4.M25]+[$P5.M25]+[$P6.M25]+[$P7.M25]+[$P8.M25]+[$p9.M25]+[$P10.M25]=0;&quot; &quot;;[$P1.M25]+[$P2.M25]+[$P3.M25]+[$P4.M25]+[$P5.M25]+[$P6.M25]+[$P7.M25]+[$P8.M25]+[$p9.M25]+[$P10.M25])" office:value-type="string" office:string-value=" " calcext:value-type="string">
            <text:p><text:s/></text:p>
          </table:table-cell>
          <table:table-cell table:style-name="ce242" table:formula="of:=IF([$P1.N25]+[$P2.N25]+[$P3.N25]+[$P4.N25]+[$P5.N25]+[$P6.N25]+[$P7.N25]+[$P8.N25]+[$p9.N25]+[$P10.N25]=0;&quot; &quot;;[$P1.N25]+[$P2.N25]+[$P3.N25]+[$P4.N25]+[$P5.N25]+[$P6.N25]+[$P7.N25]+[$P8.N25]+[$p9.N25]+[$P10.N25])" office:value-type="string" office:string-value=" " calcext:value-type="string">
            <text:p><text:s/></text:p>
          </table:table-cell>
          <table:table-cell table:style-name="ce242" table:formula="of:=IF([$P1.O25]+[$P2.O25]+[$P3.O25]+[$P4.O25]+[$P5.O25]+[$P6.O25]+[$P7.O25]+[$P8.O25]+[$p9.O25]+[$P10.O25]=0;&quot; &quot;;[$P1.O25]+[$P2.O25]+[$P3.O25]+[$P4.O25]+[$P5.O25]+[$P6.O25]+[$P7.O25]+[$P8.O25]+[$p9.O25]+[$P10.O25])" office:value-type="string" office:string-value=" " calcext:value-type="string">
            <text:p><text:s/></text:p>
          </table:table-cell>
          <table:table-cell table:style-name="ce242" table:formula="of:=IF([$P1.P25]+[$P2.P25]+[$P3.P25]+[$P4.P25]+[$P5.P25]+[$P6.P25]+[$P7.P25]+[$P8.P25]+[$p9.P25]+[$P10.P25]=0;&quot; &quot;;[$P1.P25]+[$P2.P25]+[$P3.P25]+[$P4.P25]+[$P5.P25]+[$P6.P25]+[$P7.P25]+[$P8.P25]+[$p9.P25]+[$P10.P25])" office:value-type="string" office:string-value=" " calcext:value-type="string">
            <text:p><text:s/></text:p>
          </table:table-cell>
          <table:table-cell table:style-name="ce242" table:formula="of:=IF([$P1.Q25]+[$P2.Q25]+[$P3.Q25]+[$P4.Q25]+[$P5.Q25]+[$P6.Q25]+[$P7.Q25]+[$P8.Q25]+[$p9.Q25]+[$P10.Q25]=0;&quot; &quot;;[$P1.Q25]+[$P2.Q25]+[$P3.Q25]+[$P4.Q25]+[$P5.Q25]+[$P6.Q25]+[$P7.Q25]+[$P8.Q25]+[$p9.Q25]+[$P10.Q25])" office:value-type="string" office:string-value=" " calcext:value-type="string">
            <text:p><text:s/></text:p>
          </table:table-cell>
          <table:table-cell table:style-name="ce242" table:formula="of:=IF([$P1.R25]+[$P2.R25]+[$P3.R25]+[$P4.R25]+[$P5.R25]+[$P6.R25]+[$P7.R25]+[$P8.R25]+[$p9.R25]+[$P10.R25]=0;&quot; &quot;;[$P1.R25]+[$P2.R25]+[$P3.R25]+[$P4.R25]+[$P5.R25]+[$P6.R25]+[$P7.R25]+[$P8.R25]+[$p9.R25]+[$P10.R25])" office:value-type="string" office:string-value=" " calcext:value-type="string">
            <text:p><text:s/></text:p>
          </table:table-cell>
          <table:table-cell table:style-name="ce242" table:formula="of:=IF([$P1.S25]+[$P2.S25]+[$P3.S25]+[$P4.S25]+[$P5.S25]+[$P6.S25]+[$P7.S25]+[$P8.S25]+[$p9.S25]+[$P10.S25]=0;&quot; &quot;;[$P1.S25]+[$P2.S25]+[$P3.S25]+[$P4.S25]+[$P5.S25]+[$P6.S25]+[$P7.S25]+[$P8.S25]+[$p9.S25]+[$P10.S25])" office:value-type="string" office:string-value=" " calcext:value-type="string">
            <text:p><text:s/></text:p>
          </table:table-cell>
          <table:table-cell table:style-name="ce242" table:formula="of:=IF([$P1.T25]+[$P2.T25]+[$P3.T25]+[$P4.T25]+[$P5.T25]+[$P6.T25]+[$P7.T25]+[$P8.T25]+[$p9.T25]+[$P10.T25]=0;&quot; &quot;;[$P1.T25]+[$P2.T25]+[$P3.T25]+[$P4.T25]+[$P5.T25]+[$P6.T25]+[$P7.T25]+[$P8.T25]+[$p9.T25]+[$P10.T25])" office:value-type="string" office:string-value=" " calcext:value-type="string">
            <text:p><text:s/></text:p>
          </table:table-cell>
          <table:table-cell table:style-name="ce242" table:formula="of:=IF([$P1.U25]+[$P2.U25]+[$P3.U25]+[$P4.U25]+[$P5.U25]+[$P6.U25]+[$P7.U25]+[$P8.U25]+[$p9.U25]+[$P10.U25]=0;&quot; &quot;;[$P1.U25]+[$P2.U25]+[$P3.U25]+[$P4.U25]+[$P5.U25]+[$P6.U25]+[$P7.U25]+[$P8.U25]+[$p9.U25]+[$P10.U25])" office:value-type="string" office:string-value=" " calcext:value-type="string">
            <text:p><text:s/></text:p>
          </table:table-cell>
          <table:table-cell table:style-name="ce242" table:formula="of:=IF([$P1.V25]+[$P2.V25]+[$P3.V25]+[$P4.V25]+[$P5.V25]+[$P6.V25]+[$P7.V25]+[$P8.V25]+[$p9.V25]+[$P10.V25]=0;&quot; &quot;;[$P1.V25]+[$P2.V25]+[$P3.V25]+[$P4.V25]+[$P5.V25]+[$P6.V25]+[$P7.V25]+[$P8.V25]+[$p9.V25]+[$P10.V25])" office:value-type="string" office:string-value=" " calcext:value-type="string">
            <text:p><text:s/></text:p>
          </table:table-cell>
          <table:table-cell table:style-name="ce242" table:formula="of:=IF([$P1.W25]+[$P2.W25]+[$P3.W25]+[$P4.W25]+[$P5.W25]+[$P6.W25]+[$P7.W25]+[$P8.W25]+[$p9.W25]+[$P10.W25]=0;&quot; &quot;;[$P1.W25]+[$P2.W25]+[$P3.W25]+[$P4.W25]+[$P5.W25]+[$P6.W25]+[$P7.W25]+[$P8.W25]+[$p9.W25]+[$P10.W25])" office:value-type="string" office:string-value=" " calcext:value-type="string">
            <text:p><text:s/></text:p>
          </table:table-cell>
          <table:table-cell table:style-name="ce242" table:formula="of:=IF([$P1.X25]+[$P2.X25]+[$P3.X25]+[$P4.X25]+[$P5.X25]+[$P6.X25]+[$P7.X25]+[$P8.X25]+[$p9.X25]+[$P10.X25]=0;&quot; &quot;;[$P1.X25]+[$P2.X25]+[$P3.X25]+[$P4.X25]+[$P5.X25]+[$P6.X25]+[$P7.X25]+[$P8.X25]+[$p9.X25]+[$P10.X25])" office:value-type="string" office:string-value=" " calcext:value-type="string">
            <text:p><text:s/></text:p>
          </table:table-cell>
          <table:table-cell table:style-name="ce242" table:formula="of:=IF([$P1.Y25]+[$P2.Y25]+[$P3.Y25]+[$P4.Y25]+[$P5.Y25]+[$P6.Y25]+[$P7.Y25]+[$P8.Y25]+[$p9.Y25]+[$P10.Y25]=0;&quot; &quot;;[$P1.Y25]+[$P2.Y25]+[$P3.Y25]+[$P4.Y25]+[$P5.Y25]+[$P6.Y25]+[$P7.Y25]+[$P8.Y25]+[$p9.Y25]+[$P10.Y25])" office:value-type="string" office:string-value=" " calcext:value-type="string">
            <text:p><text:s/></text:p>
          </table:table-cell>
          <table:table-cell table:style-name="ce242" table:formula="of:=IF([$P1.Z25]+[$P2.Z25]+[$P3.Z25]+[$P4.Z25]+[$P5.Z25]+[$P6.Z25]+[$P7.Z25]+[$P8.Z25]+[$p9.Z25]+[$P10.Z25]=0;&quot; &quot;;[$P1.Z25]+[$P2.Z25]+[$P3.Z25]+[$P4.Z25]+[$P5.Z25]+[$P6.Z25]+[$P7.Z25]+[$P8.Z25]+[$p9.Z25]+[$P10.Z25])" office:value-type="string" office:string-value=" " calcext:value-type="string">
            <text:p><text:s/></text:p>
          </table:table-cell>
          <table:table-cell table:style-name="ce242" table:formula="of:=IF([$P1.AA25]+[$P2.AA25]+[$P3.AA25]+[$P4.AA25]+[$P5.AA25]+[$P6.AA25]+[$P7.AA25]+[$P8.AA25]+[$p9.AA25]+[$P10.AA25]=0;&quot; &quot;;[$P1.AA25]+[$P2.AA25]+[$P3.AA25]+[$P4.AA25]+[$P5.AA25]+[$P6.AA25]+[$P7.AA25]+[$P8.AA25]+[$p9.AA25]+[$P10.AA25])" office:value-type="string" office:string-value=" " calcext:value-type="string">
            <text:p><text:s/></text:p>
          </table:table-cell>
          <table:table-cell table:style-name="ce242" table:formula="of:=IF([$P1.AB25]+[$P2.AB25]+[$P3.AB25]+[$P4.AB25]+[$P5.AB25]+[$P6.AB25]+[$P7.AB25]+[$P8.AB25]+[$p9.AB25]+[$P10.AB25]=0;&quot; &quot;;[$P1.AB25]+[$P2.AB25]+[$P3.AB25]+[$P4.AB25]+[$P5.AB25]+[$P6.AB25]+[$P7.AB25]+[$P8.AB25]+[$p9.AB25]+[$P10.AB25])" office:value-type="string" office:string-value=" " calcext:value-type="string">
            <text:p><text:s/></text:p>
          </table:table-cell>
          <table:table-cell table:style-name="ce250" table:formula="of:=IF([$P1.AC25]+[$P2.AC25]+[$P3.AC25]+[$P4.AC25]+[$P5.AC25]+[$P6.AC25]+[$P7.AC25]+[$P8.AC25]+[$p9.AC25]+[$P10.AC25]=0;&quot; &quot;;[$P1.AC25]+[$P2.AC25]+[$P3.AC25]+[$P4.AC25]+[$P5.AC25]+[$P6.AC25]+[$P7.AC25]+[$P8.AC25]+[$p9.AC25]+[$P10.AC25])" office:value-type="string" office:string-value=" " calcext:value-type="string">
            <text:p><text:s/></text:p>
          </table:table-cell>
          <table:table-cell table:style-name="ce256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6]" office:value-type="float" office:value="19" calcext:value-type="float">
            <text:p>19</text:p>
          </table:table-cell>
          <table:table-cell table:style-name="ce217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26]+[$P2.G26]+[$P3.G26]+[$P4.G26]+[$P5.G26]+[$P6.G26]+[$P7.G26]+[$P8.G26]+[$p9.G26]+[$P10.G26]=0;&quot; &quot;;[$P1.G26]+[$P2.G26]+[$P3.G26]+[$P4.G26]+[$P5.G26]+[$P6.G26]+[$P7.G26]+[$P8.G26]+[$p9.G26]+[$P10.G26])" office:value-type="string" office:string-value=" " calcext:value-type="string">
            <text:p><text:s/></text:p>
          </table:table-cell>
          <table:table-cell table:style-name="ce242" table:formula="of:=IF([$P1.H26]+[$P2.H26]+[$P3.H26]+[$P4.H26]+[$P5.H26]+[$P6.H26]+[$P7.H26]+[$P8.H26]+[$p9.H26]+[$P10.H26]=0;&quot; &quot;;[$P1.H26]+[$P2.H26]+[$P3.H26]+[$P4.H26]+[$P5.H26]+[$P6.H26]+[$P7.H26]+[$P8.H26]+[$p9.H26]+[$P10.H26])" office:value-type="string" office:string-value=" " calcext:value-type="string">
            <text:p><text:s/></text:p>
          </table:table-cell>
          <table:table-cell table:style-name="ce242" table:formula="of:=IF([$P1.I26]+[$P2.I26]+[$P3.I26]+[$P4.I26]+[$P5.I26]+[$P6.I26]+[$P7.I26]+[$P8.I26]+[$p9.I26]+[$P10.I26]=0;&quot; &quot;;[$P1.I26]+[$P2.I26]+[$P3.I26]+[$P4.I26]+[$P5.I26]+[$P6.I26]+[$P7.I26]+[$P8.I26]+[$p9.I26]+[$P10.I26])" office:value-type="string" office:string-value=" " calcext:value-type="string">
            <text:p><text:s/></text:p>
          </table:table-cell>
          <table:table-cell table:style-name="ce242" table:formula="of:=IF([$P1.J26]+[$P2.J26]+[$P3.J26]+[$P4.J26]+[$P5.J26]+[$P6.J26]+[$P7.J26]+[$P8.J26]+[$p9.J26]+[$P10.J26]=0;&quot; &quot;;[$P1.J26]+[$P2.J26]+[$P3.J26]+[$P4.J26]+[$P5.J26]+[$P6.J26]+[$P7.J26]+[$P8.J26]+[$p9.J26]+[$P10.J26])" office:value-type="string" office:string-value=" " calcext:value-type="string">
            <text:p><text:s/></text:p>
          </table:table-cell>
          <table:table-cell table:style-name="ce242" table:formula="of:=IF([$P1.K26]+[$P2.K26]+[$P3.K26]+[$P4.K26]+[$P5.K26]+[$P6.K26]+[$P7.K26]+[$P8.K26]+[$p9.K26]+[$P10.K26]=0;&quot; &quot;;[$P1.K26]+[$P2.K26]+[$P3.K26]+[$P4.K26]+[$P5.K26]+[$P6.K26]+[$P7.K26]+[$P8.K26]+[$p9.K26]+[$P10.K26])" office:value-type="string" office:string-value=" " calcext:value-type="string">
            <text:p><text:s/></text:p>
          </table:table-cell>
          <table:table-cell table:style-name="ce242" table:formula="of:=IF([$P1.L26]+[$P2.L26]+[$P3.L26]+[$P4.L26]+[$P5.L26]+[$P6.L26]+[$P7.L26]+[$P8.L26]+[$p9.L26]+[$P10.L26]=0;&quot; &quot;;[$P1.L26]+[$P2.L26]+[$P3.L26]+[$P4.L26]+[$P5.L26]+[$P6.L26]+[$P7.L26]+[$P8.L26]+[$p9.L26]+[$P10.L26])" office:value-type="string" office:string-value=" " calcext:value-type="string">
            <text:p><text:s/></text:p>
          </table:table-cell>
          <table:table-cell table:style-name="ce242" table:formula="of:=IF([$P1.M26]+[$P2.M26]+[$P3.M26]+[$P4.M26]+[$P5.M26]+[$P6.M26]+[$P7.M26]+[$P8.M26]+[$p9.M26]+[$P10.M26]=0;&quot; &quot;;[$P1.M26]+[$P2.M26]+[$P3.M26]+[$P4.M26]+[$P5.M26]+[$P6.M26]+[$P7.M26]+[$P8.M26]+[$p9.M26]+[$P10.M26])" office:value-type="string" office:string-value=" " calcext:value-type="string">
            <text:p><text:s/></text:p>
          </table:table-cell>
          <table:table-cell table:style-name="ce242" table:formula="of:=IF([$P1.N26]+[$P2.N26]+[$P3.N26]+[$P4.N26]+[$P5.N26]+[$P6.N26]+[$P7.N26]+[$P8.N26]+[$p9.N26]+[$P10.N26]=0;&quot; &quot;;[$P1.N26]+[$P2.N26]+[$P3.N26]+[$P4.N26]+[$P5.N26]+[$P6.N26]+[$P7.N26]+[$P8.N26]+[$p9.N26]+[$P10.N26])" office:value-type="string" office:string-value=" " calcext:value-type="string">
            <text:p><text:s/></text:p>
          </table:table-cell>
          <table:table-cell table:style-name="ce242" table:formula="of:=IF([$P1.O26]+[$P2.O26]+[$P3.O26]+[$P4.O26]+[$P5.O26]+[$P6.O26]+[$P7.O26]+[$P8.O26]+[$p9.O26]+[$P10.O26]=0;&quot; &quot;;[$P1.O26]+[$P2.O26]+[$P3.O26]+[$P4.O26]+[$P5.O26]+[$P6.O26]+[$P7.O26]+[$P8.O26]+[$p9.O26]+[$P10.O26])" office:value-type="string" office:string-value=" " calcext:value-type="string">
            <text:p><text:s/></text:p>
          </table:table-cell>
          <table:table-cell table:style-name="ce242" table:formula="of:=IF([$P1.P26]+[$P2.P26]+[$P3.P26]+[$P4.P26]+[$P5.P26]+[$P6.P26]+[$P7.P26]+[$P8.P26]+[$p9.P26]+[$P10.P26]=0;&quot; &quot;;[$P1.P26]+[$P2.P26]+[$P3.P26]+[$P4.P26]+[$P5.P26]+[$P6.P26]+[$P7.P26]+[$P8.P26]+[$p9.P26]+[$P10.P26])" office:value-type="string" office:string-value=" " calcext:value-type="string">
            <text:p><text:s/></text:p>
          </table:table-cell>
          <table:table-cell table:style-name="ce242" table:formula="of:=IF([$P1.Q26]+[$P2.Q26]+[$P3.Q26]+[$P4.Q26]+[$P5.Q26]+[$P6.Q26]+[$P7.Q26]+[$P8.Q26]+[$p9.Q26]+[$P10.Q26]=0;&quot; &quot;;[$P1.Q26]+[$P2.Q26]+[$P3.Q26]+[$P4.Q26]+[$P5.Q26]+[$P6.Q26]+[$P7.Q26]+[$P8.Q26]+[$p9.Q26]+[$P10.Q26])" office:value-type="string" office:string-value=" " calcext:value-type="string">
            <text:p><text:s/></text:p>
          </table:table-cell>
          <table:table-cell table:style-name="ce242" table:formula="of:=IF([$P1.R26]+[$P2.R26]+[$P3.R26]+[$P4.R26]+[$P5.R26]+[$P6.R26]+[$P7.R26]+[$P8.R26]+[$p9.R26]+[$P10.R26]=0;&quot; &quot;;[$P1.R26]+[$P2.R26]+[$P3.R26]+[$P4.R26]+[$P5.R26]+[$P6.R26]+[$P7.R26]+[$P8.R26]+[$p9.R26]+[$P10.R26])" office:value-type="string" office:string-value=" " calcext:value-type="string">
            <text:p><text:s/></text:p>
          </table:table-cell>
          <table:table-cell table:style-name="ce242" table:formula="of:=IF([$P1.S26]+[$P2.S26]+[$P3.S26]+[$P4.S26]+[$P5.S26]+[$P6.S26]+[$P7.S26]+[$P8.S26]+[$p9.S26]+[$P10.S26]=0;&quot; &quot;;[$P1.S26]+[$P2.S26]+[$P3.S26]+[$P4.S26]+[$P5.S26]+[$P6.S26]+[$P7.S26]+[$P8.S26]+[$p9.S26]+[$P10.S26])" office:value-type="string" office:string-value=" " calcext:value-type="string">
            <text:p><text:s/></text:p>
          </table:table-cell>
          <table:table-cell table:style-name="ce242" table:formula="of:=IF([$P1.T26]+[$P2.T26]+[$P3.T26]+[$P4.T26]+[$P5.T26]+[$P6.T26]+[$P7.T26]+[$P8.T26]+[$p9.T26]+[$P10.T26]=0;&quot; &quot;;[$P1.T26]+[$P2.T26]+[$P3.T26]+[$P4.T26]+[$P5.T26]+[$P6.T26]+[$P7.T26]+[$P8.T26]+[$p9.T26]+[$P10.T26])" office:value-type="string" office:string-value=" " calcext:value-type="string">
            <text:p><text:s/></text:p>
          </table:table-cell>
          <table:table-cell table:style-name="ce242" table:formula="of:=IF([$P1.U26]+[$P2.U26]+[$P3.U26]+[$P4.U26]+[$P5.U26]+[$P6.U26]+[$P7.U26]+[$P8.U26]+[$p9.U26]+[$P10.U26]=0;&quot; &quot;;[$P1.U26]+[$P2.U26]+[$P3.U26]+[$P4.U26]+[$P5.U26]+[$P6.U26]+[$P7.U26]+[$P8.U26]+[$p9.U26]+[$P10.U26])" office:value-type="string" office:string-value=" " calcext:value-type="string">
            <text:p><text:s/></text:p>
          </table:table-cell>
          <table:table-cell table:style-name="ce242" table:formula="of:=IF([$P1.V26]+[$P2.V26]+[$P3.V26]+[$P4.V26]+[$P5.V26]+[$P6.V26]+[$P7.V26]+[$P8.V26]+[$p9.V26]+[$P10.V26]=0;&quot; &quot;;[$P1.V26]+[$P2.V26]+[$P3.V26]+[$P4.V26]+[$P5.V26]+[$P6.V26]+[$P7.V26]+[$P8.V26]+[$p9.V26]+[$P10.V26])" office:value-type="string" office:string-value=" " calcext:value-type="string">
            <text:p><text:s/></text:p>
          </table:table-cell>
          <table:table-cell table:style-name="ce242" table:formula="of:=IF([$P1.W26]+[$P2.W26]+[$P3.W26]+[$P4.W26]+[$P5.W26]+[$P6.W26]+[$P7.W26]+[$P8.W26]+[$p9.W26]+[$P10.W26]=0;&quot; &quot;;[$P1.W26]+[$P2.W26]+[$P3.W26]+[$P4.W26]+[$P5.W26]+[$P6.W26]+[$P7.W26]+[$P8.W26]+[$p9.W26]+[$P10.W26])" office:value-type="string" office:string-value=" " calcext:value-type="string">
            <text:p><text:s/></text:p>
          </table:table-cell>
          <table:table-cell table:style-name="ce242" table:formula="of:=IF([$P1.X26]+[$P2.X26]+[$P3.X26]+[$P4.X26]+[$P5.X26]+[$P6.X26]+[$P7.X26]+[$P8.X26]+[$p9.X26]+[$P10.X26]=0;&quot; &quot;;[$P1.X26]+[$P2.X26]+[$P3.X26]+[$P4.X26]+[$P5.X26]+[$P6.X26]+[$P7.X26]+[$P8.X26]+[$p9.X26]+[$P10.X26])" office:value-type="string" office:string-value=" " calcext:value-type="string">
            <text:p><text:s/></text:p>
          </table:table-cell>
          <table:table-cell table:style-name="ce242" table:formula="of:=IF([$P1.Y26]+[$P2.Y26]+[$P3.Y26]+[$P4.Y26]+[$P5.Y26]+[$P6.Y26]+[$P7.Y26]+[$P8.Y26]+[$p9.Y26]+[$P10.Y26]=0;&quot; &quot;;[$P1.Y26]+[$P2.Y26]+[$P3.Y26]+[$P4.Y26]+[$P5.Y26]+[$P6.Y26]+[$P7.Y26]+[$P8.Y26]+[$p9.Y26]+[$P10.Y26])" office:value-type="string" office:string-value=" " calcext:value-type="string">
            <text:p><text:s/></text:p>
          </table:table-cell>
          <table:table-cell table:style-name="ce242" table:formula="of:=IF([$P1.Z26]+[$P2.Z26]+[$P3.Z26]+[$P4.Z26]+[$P5.Z26]+[$P6.Z26]+[$P7.Z26]+[$P8.Z26]+[$p9.Z26]+[$P10.Z26]=0;&quot; &quot;;[$P1.Z26]+[$P2.Z26]+[$P3.Z26]+[$P4.Z26]+[$P5.Z26]+[$P6.Z26]+[$P7.Z26]+[$P8.Z26]+[$p9.Z26]+[$P10.Z26])" office:value-type="string" office:string-value=" " calcext:value-type="string">
            <text:p><text:s/></text:p>
          </table:table-cell>
          <table:table-cell table:style-name="ce242" table:formula="of:=IF([$P1.AA26]+[$P2.AA26]+[$P3.AA26]+[$P4.AA26]+[$P5.AA26]+[$P6.AA26]+[$P7.AA26]+[$P8.AA26]+[$p9.AA26]+[$P10.AA26]=0;&quot; &quot;;[$P1.AA26]+[$P2.AA26]+[$P3.AA26]+[$P4.AA26]+[$P5.AA26]+[$P6.AA26]+[$P7.AA26]+[$P8.AA26]+[$p9.AA26]+[$P10.AA26])" office:value-type="string" office:string-value=" " calcext:value-type="string">
            <text:p><text:s/></text:p>
          </table:table-cell>
          <table:table-cell table:style-name="ce242" table:formula="of:=IF([$P1.AB26]+[$P2.AB26]+[$P3.AB26]+[$P4.AB26]+[$P5.AB26]+[$P6.AB26]+[$P7.AB26]+[$P8.AB26]+[$p9.AB26]+[$P10.AB26]=0;&quot; &quot;;[$P1.AB26]+[$P2.AB26]+[$P3.AB26]+[$P4.AB26]+[$P5.AB26]+[$P6.AB26]+[$P7.AB26]+[$P8.AB26]+[$p9.AB26]+[$P10.AB26])" office:value-type="string" office:string-value=" " calcext:value-type="string">
            <text:p><text:s/></text:p>
          </table:table-cell>
          <table:table-cell table:style-name="ce250" table:formula="of:=IF([$P1.AC26]+[$P2.AC26]+[$P3.AC26]+[$P4.AC26]+[$P5.AC26]+[$P6.AC26]+[$P7.AC26]+[$P8.AC26]+[$p9.AC26]+[$P10.AC26]=0;&quot; &quot;;[$P1.AC26]+[$P2.AC26]+[$P3.AC26]+[$P4.AC26]+[$P5.AC26]+[$P6.AC26]+[$P7.AC26]+[$P8.AC26]+[$p9.AC26]+[$P10.AC26])" office:value-type="string" office:string-value=" " calcext:value-type="string">
            <text:p><text:s/></text:p>
          </table:table-cell>
          <table:table-cell table:style-name="ce256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7]" office:value-type="float" office:value="20" calcext:value-type="float">
            <text:p>20</text:p>
          </table:table-cell>
          <table:table-cell table:style-name="ce217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27]+[$P2.G27]+[$P3.G27]+[$P4.G27]+[$P5.G27]+[$P6.G27]+[$P7.G27]+[$P8.G27]+[$p9.G27]+[$P10.G27]=0;&quot; &quot;;[$P1.G27]+[$P2.G27]+[$P3.G27]+[$P4.G27]+[$P5.G27]+[$P6.G27]+[$P7.G27]+[$P8.G27]+[$p9.G27]+[$P10.G27])" office:value-type="string" office:string-value=" " calcext:value-type="string">
            <text:p><text:s/></text:p>
          </table:table-cell>
          <table:table-cell table:style-name="ce242" table:formula="of:=IF([$P1.H27]+[$P2.H27]+[$P3.H27]+[$P4.H27]+[$P5.H27]+[$P6.H27]+[$P7.H27]+[$P8.H27]+[$p9.H27]+[$P10.H27]=0;&quot; &quot;;[$P1.H27]+[$P2.H27]+[$P3.H27]+[$P4.H27]+[$P5.H27]+[$P6.H27]+[$P7.H27]+[$P8.H27]+[$p9.H27]+[$P10.H27])" office:value-type="string" office:string-value=" " calcext:value-type="string">
            <text:p><text:s/></text:p>
          </table:table-cell>
          <table:table-cell table:style-name="ce242" table:formula="of:=IF([$P1.I27]+[$P2.I27]+[$P3.I27]+[$P4.I27]+[$P5.I27]+[$P6.I27]+[$P7.I27]+[$P8.I27]+[$p9.I27]+[$P10.I27]=0;&quot; &quot;;[$P1.I27]+[$P2.I27]+[$P3.I27]+[$P4.I27]+[$P5.I27]+[$P6.I27]+[$P7.I27]+[$P8.I27]+[$p9.I27]+[$P10.I27])" office:value-type="string" office:string-value=" " calcext:value-type="string">
            <text:p><text:s/></text:p>
          </table:table-cell>
          <table:table-cell table:style-name="ce242" table:formula="of:=IF([$P1.J27]+[$P2.J27]+[$P3.J27]+[$P4.J27]+[$P5.J27]+[$P6.J27]+[$P7.J27]+[$P8.J27]+[$p9.J27]+[$P10.J27]=0;&quot; &quot;;[$P1.J27]+[$P2.J27]+[$P3.J27]+[$P4.J27]+[$P5.J27]+[$P6.J27]+[$P7.J27]+[$P8.J27]+[$p9.J27]+[$P10.J27])" office:value-type="string" office:string-value=" " calcext:value-type="string">
            <text:p><text:s/></text:p>
          </table:table-cell>
          <table:table-cell table:style-name="ce242" table:formula="of:=IF([$P1.K27]+[$P2.K27]+[$P3.K27]+[$P4.K27]+[$P5.K27]+[$P6.K27]+[$P7.K27]+[$P8.K27]+[$p9.K27]+[$P10.K27]=0;&quot; &quot;;[$P1.K27]+[$P2.K27]+[$P3.K27]+[$P4.K27]+[$P5.K27]+[$P6.K27]+[$P7.K27]+[$P8.K27]+[$p9.K27]+[$P10.K27])" office:value-type="string" office:string-value=" " calcext:value-type="string">
            <text:p><text:s/></text:p>
          </table:table-cell>
          <table:table-cell table:style-name="ce242" table:formula="of:=IF([$P1.L27]+[$P2.L27]+[$P3.L27]+[$P4.L27]+[$P5.L27]+[$P6.L27]+[$P7.L27]+[$P8.L27]+[$p9.L27]+[$P10.L27]=0;&quot; &quot;;[$P1.L27]+[$P2.L27]+[$P3.L27]+[$P4.L27]+[$P5.L27]+[$P6.L27]+[$P7.L27]+[$P8.L27]+[$p9.L27]+[$P10.L27])" office:value-type="string" office:string-value=" " calcext:value-type="string">
            <text:p><text:s/></text:p>
          </table:table-cell>
          <table:table-cell table:style-name="ce242" table:formula="of:=IF([$P1.M27]+[$P2.M27]+[$P3.M27]+[$P4.M27]+[$P5.M27]+[$P6.M27]+[$P7.M27]+[$P8.M27]+[$p9.M27]+[$P10.M27]=0;&quot; &quot;;[$P1.M27]+[$P2.M27]+[$P3.M27]+[$P4.M27]+[$P5.M27]+[$P6.M27]+[$P7.M27]+[$P8.M27]+[$p9.M27]+[$P10.M27])" office:value-type="string" office:string-value=" " calcext:value-type="string">
            <text:p><text:s/></text:p>
          </table:table-cell>
          <table:table-cell table:style-name="ce242" table:formula="of:=IF([$P1.N27]+[$P2.N27]+[$P3.N27]+[$P4.N27]+[$P5.N27]+[$P6.N27]+[$P7.N27]+[$P8.N27]+[$p9.N27]+[$P10.N27]=0;&quot; &quot;;[$P1.N27]+[$P2.N27]+[$P3.N27]+[$P4.N27]+[$P5.N27]+[$P6.N27]+[$P7.N27]+[$P8.N27]+[$p9.N27]+[$P10.N27])" office:value-type="string" office:string-value=" " calcext:value-type="string">
            <text:p><text:s/></text:p>
          </table:table-cell>
          <table:table-cell table:style-name="ce242" table:formula="of:=IF([$P1.O27]+[$P2.O27]+[$P3.O27]+[$P4.O27]+[$P5.O27]+[$P6.O27]+[$P7.O27]+[$P8.O27]+[$p9.O27]+[$P10.O27]=0;&quot; &quot;;[$P1.O27]+[$P2.O27]+[$P3.O27]+[$P4.O27]+[$P5.O27]+[$P6.O27]+[$P7.O27]+[$P8.O27]+[$p9.O27]+[$P10.O27])" office:value-type="string" office:string-value=" " calcext:value-type="string">
            <text:p><text:s/></text:p>
          </table:table-cell>
          <table:table-cell table:style-name="ce242" table:formula="of:=IF([$P1.P27]+[$P2.P27]+[$P3.P27]+[$P4.P27]+[$P5.P27]+[$P6.P27]+[$P7.P27]+[$P8.P27]+[$p9.P27]+[$P10.P27]=0;&quot; &quot;;[$P1.P27]+[$P2.P27]+[$P3.P27]+[$P4.P27]+[$P5.P27]+[$P6.P27]+[$P7.P27]+[$P8.P27]+[$p9.P27]+[$P10.P27])" office:value-type="string" office:string-value=" " calcext:value-type="string">
            <text:p><text:s/></text:p>
          </table:table-cell>
          <table:table-cell table:style-name="ce242" table:formula="of:=IF([$P1.Q27]+[$P2.Q27]+[$P3.Q27]+[$P4.Q27]+[$P5.Q27]+[$P6.Q27]+[$P7.Q27]+[$P8.Q27]+[$p9.Q27]+[$P10.Q27]=0;&quot; &quot;;[$P1.Q27]+[$P2.Q27]+[$P3.Q27]+[$P4.Q27]+[$P5.Q27]+[$P6.Q27]+[$P7.Q27]+[$P8.Q27]+[$p9.Q27]+[$P10.Q27])" office:value-type="string" office:string-value=" " calcext:value-type="string">
            <text:p><text:s/></text:p>
          </table:table-cell>
          <table:table-cell table:style-name="ce242" table:formula="of:=IF([$P1.R27]+[$P2.R27]+[$P3.R27]+[$P4.R27]+[$P5.R27]+[$P6.R27]+[$P7.R27]+[$P8.R27]+[$p9.R27]+[$P10.R27]=0;&quot; &quot;;[$P1.R27]+[$P2.R27]+[$P3.R27]+[$P4.R27]+[$P5.R27]+[$P6.R27]+[$P7.R27]+[$P8.R27]+[$p9.R27]+[$P10.R27])" office:value-type="string" office:string-value=" " calcext:value-type="string">
            <text:p><text:s/></text:p>
          </table:table-cell>
          <table:table-cell table:style-name="ce242" table:formula="of:=IF([$P1.S27]+[$P2.S27]+[$P3.S27]+[$P4.S27]+[$P5.S27]+[$P6.S27]+[$P7.S27]+[$P8.S27]+[$p9.S27]+[$P10.S27]=0;&quot; &quot;;[$P1.S27]+[$P2.S27]+[$P3.S27]+[$P4.S27]+[$P5.S27]+[$P6.S27]+[$P7.S27]+[$P8.S27]+[$p9.S27]+[$P10.S27])" office:value-type="string" office:string-value=" " calcext:value-type="string">
            <text:p><text:s/></text:p>
          </table:table-cell>
          <table:table-cell table:style-name="ce242" table:formula="of:=IF([$P1.T27]+[$P2.T27]+[$P3.T27]+[$P4.T27]+[$P5.T27]+[$P6.T27]+[$P7.T27]+[$P8.T27]+[$p9.T27]+[$P10.T27]=0;&quot; &quot;;[$P1.T27]+[$P2.T27]+[$P3.T27]+[$P4.T27]+[$P5.T27]+[$P6.T27]+[$P7.T27]+[$P8.T27]+[$p9.T27]+[$P10.T27])" office:value-type="string" office:string-value=" " calcext:value-type="string">
            <text:p><text:s/></text:p>
          </table:table-cell>
          <table:table-cell table:style-name="ce242" table:formula="of:=IF([$P1.U27]+[$P2.U27]+[$P3.U27]+[$P4.U27]+[$P5.U27]+[$P6.U27]+[$P7.U27]+[$P8.U27]+[$p9.U27]+[$P10.U27]=0;&quot; &quot;;[$P1.U27]+[$P2.U27]+[$P3.U27]+[$P4.U27]+[$P5.U27]+[$P6.U27]+[$P7.U27]+[$P8.U27]+[$p9.U27]+[$P10.U27])" office:value-type="string" office:string-value=" " calcext:value-type="string">
            <text:p><text:s/></text:p>
          </table:table-cell>
          <table:table-cell table:style-name="ce242" table:formula="of:=IF([$P1.V27]+[$P2.V27]+[$P3.V27]+[$P4.V27]+[$P5.V27]+[$P6.V27]+[$P7.V27]+[$P8.V27]+[$p9.V27]+[$P10.V27]=0;&quot; &quot;;[$P1.V27]+[$P2.V27]+[$P3.V27]+[$P4.V27]+[$P5.V27]+[$P6.V27]+[$P7.V27]+[$P8.V27]+[$p9.V27]+[$P10.V27])" office:value-type="string" office:string-value=" " calcext:value-type="string">
            <text:p><text:s/></text:p>
          </table:table-cell>
          <table:table-cell table:style-name="ce242" table:formula="of:=IF([$P1.W27]+[$P2.W27]+[$P3.W27]+[$P4.W27]+[$P5.W27]+[$P6.W27]+[$P7.W27]+[$P8.W27]+[$p9.W27]+[$P10.W27]=0;&quot; &quot;;[$P1.W27]+[$P2.W27]+[$P3.W27]+[$P4.W27]+[$P5.W27]+[$P6.W27]+[$P7.W27]+[$P8.W27]+[$p9.W27]+[$P10.W27])" office:value-type="string" office:string-value=" " calcext:value-type="string">
            <text:p><text:s/></text:p>
          </table:table-cell>
          <table:table-cell table:style-name="ce242" table:formula="of:=IF([$P1.X27]+[$P2.X27]+[$P3.X27]+[$P4.X27]+[$P5.X27]+[$P6.X27]+[$P7.X27]+[$P8.X27]+[$p9.X27]+[$P10.X27]=0;&quot; &quot;;[$P1.X27]+[$P2.X27]+[$P3.X27]+[$P4.X27]+[$P5.X27]+[$P6.X27]+[$P7.X27]+[$P8.X27]+[$p9.X27]+[$P10.X27])" office:value-type="string" office:string-value=" " calcext:value-type="string">
            <text:p><text:s/></text:p>
          </table:table-cell>
          <table:table-cell table:style-name="ce242" table:formula="of:=IF([$P1.Y27]+[$P2.Y27]+[$P3.Y27]+[$P4.Y27]+[$P5.Y27]+[$P6.Y27]+[$P7.Y27]+[$P8.Y27]+[$p9.Y27]+[$P10.Y27]=0;&quot; &quot;;[$P1.Y27]+[$P2.Y27]+[$P3.Y27]+[$P4.Y27]+[$P5.Y27]+[$P6.Y27]+[$P7.Y27]+[$P8.Y27]+[$p9.Y27]+[$P10.Y27])" office:value-type="string" office:string-value=" " calcext:value-type="string">
            <text:p><text:s/></text:p>
          </table:table-cell>
          <table:table-cell table:style-name="ce242" table:formula="of:=IF([$P1.Z27]+[$P2.Z27]+[$P3.Z27]+[$P4.Z27]+[$P5.Z27]+[$P6.Z27]+[$P7.Z27]+[$P8.Z27]+[$p9.Z27]+[$P10.Z27]=0;&quot; &quot;;[$P1.Z27]+[$P2.Z27]+[$P3.Z27]+[$P4.Z27]+[$P5.Z27]+[$P6.Z27]+[$P7.Z27]+[$P8.Z27]+[$p9.Z27]+[$P10.Z27])" office:value-type="string" office:string-value=" " calcext:value-type="string">
            <text:p><text:s/></text:p>
          </table:table-cell>
          <table:table-cell table:style-name="ce242" table:formula="of:=IF([$P1.AA27]+[$P2.AA27]+[$P3.AA27]+[$P4.AA27]+[$P5.AA27]+[$P6.AA27]+[$P7.AA27]+[$P8.AA27]+[$p9.AA27]+[$P10.AA27]=0;&quot; &quot;;[$P1.AA27]+[$P2.AA27]+[$P3.AA27]+[$P4.AA27]+[$P5.AA27]+[$P6.AA27]+[$P7.AA27]+[$P8.AA27]+[$p9.AA27]+[$P10.AA27])" office:value-type="string" office:string-value=" " calcext:value-type="string">
            <text:p><text:s/></text:p>
          </table:table-cell>
          <table:table-cell table:style-name="ce242" table:formula="of:=IF([$P1.AB27]+[$P2.AB27]+[$P3.AB27]+[$P4.AB27]+[$P5.AB27]+[$P6.AB27]+[$P7.AB27]+[$P8.AB27]+[$p9.AB27]+[$P10.AB27]=0;&quot; &quot;;[$P1.AB27]+[$P2.AB27]+[$P3.AB27]+[$P4.AB27]+[$P5.AB27]+[$P6.AB27]+[$P7.AB27]+[$P8.AB27]+[$p9.AB27]+[$P10.AB27])" office:value-type="string" office:string-value=" " calcext:value-type="string">
            <text:p><text:s/></text:p>
          </table:table-cell>
          <table:table-cell table:style-name="ce250" table:formula="of:=IF([$P1.AC27]+[$P2.AC27]+[$P3.AC27]+[$P4.AC27]+[$P5.AC27]+[$P6.AC27]+[$P7.AC27]+[$P8.AC27]+[$p9.AC27]+[$P10.AC27]=0;&quot; &quot;;[$P1.AC27]+[$P2.AC27]+[$P3.AC27]+[$P4.AC27]+[$P5.AC27]+[$P6.AC27]+[$P7.AC27]+[$P8.AC27]+[$p9.AC27]+[$P10.AC27])" office:value-type="string" office:string-value=" " calcext:value-type="string">
            <text:p><text:s/></text:p>
          </table:table-cell>
          <table:table-cell table:style-name="ce256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8]" office:value-type="float" office:value="21" calcext:value-type="float">
            <text:p>21</text:p>
          </table:table-cell>
          <table:table-cell table:style-name="ce217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 table:formula="of:=IF([$P1.G28]+[$P2.G28]+[$P3.G28]+[$P4.G28]+[$P5.G28]+[$P6.G28]+[$P7.G28]+[$P8.G28]+[$p9.G28]+[$P10.G28]=0;&quot; &quot;;[$P1.G28]+[$P2.G28]+[$P3.G28]+[$P4.G28]+[$P5.G28]+[$P6.G28]+[$P7.G28]+[$P8.G28]+[$p9.G28]+[$P10.G28])" office:value-type="string" office:string-value=" " calcext:value-type="string">
            <text:p><text:s/></text:p>
          </table:table-cell>
          <table:table-cell table:style-name="ce242" table:formula="of:=IF([$P1.H28]+[$P2.H28]+[$P3.H28]+[$P4.H28]+[$P5.H28]+[$P6.H28]+[$P7.H28]+[$P8.H28]+[$p9.H28]+[$P10.H28]=0;&quot; &quot;;[$P1.H28]+[$P2.H28]+[$P3.H28]+[$P4.H28]+[$P5.H28]+[$P6.H28]+[$P7.H28]+[$P8.H28]+[$p9.H28]+[$P10.H28])" office:value-type="string" office:string-value=" " calcext:value-type="string">
            <text:p><text:s/></text:p>
          </table:table-cell>
          <table:table-cell table:style-name="ce242" table:formula="of:=IF([$P1.I28]+[$P2.I28]+[$P3.I28]+[$P4.I28]+[$P5.I28]+[$P6.I28]+[$P7.I28]+[$P8.I28]+[$p9.I28]+[$P10.I28]=0;&quot; &quot;;[$P1.I28]+[$P2.I28]+[$P3.I28]+[$P4.I28]+[$P5.I28]+[$P6.I28]+[$P7.I28]+[$P8.I28]+[$p9.I28]+[$P10.I28])" office:value-type="string" office:string-value=" " calcext:value-type="string">
            <text:p><text:s/></text:p>
          </table:table-cell>
          <table:table-cell table:style-name="ce242" table:formula="of:=IF([$P1.J28]+[$P2.J28]+[$P3.J28]+[$P4.J28]+[$P5.J28]+[$P6.J28]+[$P7.J28]+[$P8.J28]+[$p9.J28]+[$P10.J28]=0;&quot; &quot;;[$P1.J28]+[$P2.J28]+[$P3.J28]+[$P4.J28]+[$P5.J28]+[$P6.J28]+[$P7.J28]+[$P8.J28]+[$p9.J28]+[$P10.J28])" office:value-type="string" office:string-value=" " calcext:value-type="string">
            <text:p><text:s/></text:p>
          </table:table-cell>
          <table:table-cell table:style-name="ce242" table:formula="of:=IF([$P1.K28]+[$P2.K28]+[$P3.K28]+[$P4.K28]+[$P5.K28]+[$P6.K28]+[$P7.K28]+[$P8.K28]+[$p9.K28]+[$P10.K28]=0;&quot; &quot;;[$P1.K28]+[$P2.K28]+[$P3.K28]+[$P4.K28]+[$P5.K28]+[$P6.K28]+[$P7.K28]+[$P8.K28]+[$p9.K28]+[$P10.K28])" office:value-type="string" office:string-value=" " calcext:value-type="string">
            <text:p><text:s/></text:p>
          </table:table-cell>
          <table:table-cell table:style-name="ce242" table:formula="of:=IF([$P1.L28]+[$P2.L28]+[$P3.L28]+[$P4.L28]+[$P5.L28]+[$P6.L28]+[$P7.L28]+[$P8.L28]+[$p9.L28]+[$P10.L28]=0;&quot; &quot;;[$P1.L28]+[$P2.L28]+[$P3.L28]+[$P4.L28]+[$P5.L28]+[$P6.L28]+[$P7.L28]+[$P8.L28]+[$p9.L28]+[$P10.L28])" office:value-type="string" office:string-value=" " calcext:value-type="string">
            <text:p><text:s/></text:p>
          </table:table-cell>
          <table:table-cell table:style-name="ce242" table:formula="of:=IF([$P1.M28]+[$P2.M28]+[$P3.M28]+[$P4.M28]+[$P5.M28]+[$P6.M28]+[$P7.M28]+[$P8.M28]+[$p9.M28]+[$P10.M28]=0;&quot; &quot;;[$P1.M28]+[$P2.M28]+[$P3.M28]+[$P4.M28]+[$P5.M28]+[$P6.M28]+[$P7.M28]+[$P8.M28]+[$p9.M28]+[$P10.M28])" office:value-type="string" office:string-value=" " calcext:value-type="string">
            <text:p><text:s/></text:p>
          </table:table-cell>
          <table:table-cell table:style-name="ce242" table:formula="of:=IF([$P1.N28]+[$P2.N28]+[$P3.N28]+[$P4.N28]+[$P5.N28]+[$P6.N28]+[$P7.N28]+[$P8.N28]+[$p9.N28]+[$P10.N28]=0;&quot; &quot;;[$P1.N28]+[$P2.N28]+[$P3.N28]+[$P4.N28]+[$P5.N28]+[$P6.N28]+[$P7.N28]+[$P8.N28]+[$p9.N28]+[$P10.N28])" office:value-type="string" office:string-value=" " calcext:value-type="string">
            <text:p><text:s/></text:p>
          </table:table-cell>
          <table:table-cell table:style-name="ce242" table:formula="of:=IF([$P1.O28]+[$P2.O28]+[$P3.O28]+[$P4.O28]+[$P5.O28]+[$P6.O28]+[$P7.O28]+[$P8.O28]+[$p9.O28]+[$P10.O28]=0;&quot; &quot;;[$P1.O28]+[$P2.O28]+[$P3.O28]+[$P4.O28]+[$P5.O28]+[$P6.O28]+[$P7.O28]+[$P8.O28]+[$p9.O28]+[$P10.O28])" office:value-type="string" office:string-value=" " calcext:value-type="string">
            <text:p><text:s/></text:p>
          </table:table-cell>
          <table:table-cell table:style-name="ce242" table:formula="of:=IF([$P1.P28]+[$P2.P28]+[$P3.P28]+[$P4.P28]+[$P5.P28]+[$P6.P28]+[$P7.P28]+[$P8.P28]+[$p9.P28]+[$P10.P28]=0;&quot; &quot;;[$P1.P28]+[$P2.P28]+[$P3.P28]+[$P4.P28]+[$P5.P28]+[$P6.P28]+[$P7.P28]+[$P8.P28]+[$p9.P28]+[$P10.P28])" office:value-type="string" office:string-value=" " calcext:value-type="string">
            <text:p><text:s/></text:p>
          </table:table-cell>
          <table:table-cell table:style-name="ce242" table:formula="of:=IF([$P1.Q28]+[$P2.Q28]+[$P3.Q28]+[$P4.Q28]+[$P5.Q28]+[$P6.Q28]+[$P7.Q28]+[$P8.Q28]+[$p9.Q28]+[$P10.Q28]=0;&quot; &quot;;[$P1.Q28]+[$P2.Q28]+[$P3.Q28]+[$P4.Q28]+[$P5.Q28]+[$P6.Q28]+[$P7.Q28]+[$P8.Q28]+[$p9.Q28]+[$P10.Q28])" office:value-type="string" office:string-value=" " calcext:value-type="string">
            <text:p><text:s/></text:p>
          </table:table-cell>
          <table:table-cell table:style-name="ce242" table:formula="of:=IF([$P1.R28]+[$P2.R28]+[$P3.R28]+[$P4.R28]+[$P5.R28]+[$P6.R28]+[$P7.R28]+[$P8.R28]+[$p9.R28]+[$P10.R28]=0;&quot; &quot;;[$P1.R28]+[$P2.R28]+[$P3.R28]+[$P4.R28]+[$P5.R28]+[$P6.R28]+[$P7.R28]+[$P8.R28]+[$p9.R28]+[$P10.R28])" office:value-type="string" office:string-value=" " calcext:value-type="string">
            <text:p><text:s/></text:p>
          </table:table-cell>
          <table:table-cell table:style-name="ce242" table:formula="of:=IF([$P1.S28]+[$P2.S28]+[$P3.S28]+[$P4.S28]+[$P5.S28]+[$P6.S28]+[$P7.S28]+[$P8.S28]+[$p9.S28]+[$P10.S28]=0;&quot; &quot;;[$P1.S28]+[$P2.S28]+[$P3.S28]+[$P4.S28]+[$P5.S28]+[$P6.S28]+[$P7.S28]+[$P8.S28]+[$p9.S28]+[$P10.S28])" office:value-type="string" office:string-value=" " calcext:value-type="string">
            <text:p><text:s/></text:p>
          </table:table-cell>
          <table:table-cell table:style-name="ce242" table:formula="of:=IF([$P1.T28]+[$P2.T28]+[$P3.T28]+[$P4.T28]+[$P5.T28]+[$P6.T28]+[$P7.T28]+[$P8.T28]+[$p9.T28]+[$P10.T28]=0;&quot; &quot;;[$P1.T28]+[$P2.T28]+[$P3.T28]+[$P4.T28]+[$P5.T28]+[$P6.T28]+[$P7.T28]+[$P8.T28]+[$p9.T28]+[$P10.T28])" office:value-type="string" office:string-value=" " calcext:value-type="string">
            <text:p><text:s/></text:p>
          </table:table-cell>
          <table:table-cell table:style-name="ce242" table:formula="of:=IF([$P1.U28]+[$P2.U28]+[$P3.U28]+[$P4.U28]+[$P5.U28]+[$P6.U28]+[$P7.U28]+[$P8.U28]+[$p9.U28]+[$P10.U28]=0;&quot; &quot;;[$P1.U28]+[$P2.U28]+[$P3.U28]+[$P4.U28]+[$P5.U28]+[$P6.U28]+[$P7.U28]+[$P8.U28]+[$p9.U28]+[$P10.U28])" office:value-type="string" office:string-value=" " calcext:value-type="string">
            <text:p><text:s/></text:p>
          </table:table-cell>
          <table:table-cell table:style-name="ce242" table:formula="of:=IF([$P1.V28]+[$P2.V28]+[$P3.V28]+[$P4.V28]+[$P5.V28]+[$P6.V28]+[$P7.V28]+[$P8.V28]+[$p9.V28]+[$P10.V28]=0;&quot; &quot;;[$P1.V28]+[$P2.V28]+[$P3.V28]+[$P4.V28]+[$P5.V28]+[$P6.V28]+[$P7.V28]+[$P8.V28]+[$p9.V28]+[$P10.V28])" office:value-type="string" office:string-value=" " calcext:value-type="string">
            <text:p><text:s/></text:p>
          </table:table-cell>
          <table:table-cell table:style-name="ce242" table:formula="of:=IF([$P1.W28]+[$P2.W28]+[$P3.W28]+[$P4.W28]+[$P5.W28]+[$P6.W28]+[$P7.W28]+[$P8.W28]+[$p9.W28]+[$P10.W28]=0;&quot; &quot;;[$P1.W28]+[$P2.W28]+[$P3.W28]+[$P4.W28]+[$P5.W28]+[$P6.W28]+[$P7.W28]+[$P8.W28]+[$p9.W28]+[$P10.W28])" office:value-type="string" office:string-value=" " calcext:value-type="string">
            <text:p><text:s/></text:p>
          </table:table-cell>
          <table:table-cell table:style-name="ce242" table:formula="of:=IF([$P1.X28]+[$P2.X28]+[$P3.X28]+[$P4.X28]+[$P5.X28]+[$P6.X28]+[$P7.X28]+[$P8.X28]+[$p9.X28]+[$P10.X28]=0;&quot; &quot;;[$P1.X28]+[$P2.X28]+[$P3.X28]+[$P4.X28]+[$P5.X28]+[$P6.X28]+[$P7.X28]+[$P8.X28]+[$p9.X28]+[$P10.X28])" office:value-type="string" office:string-value=" " calcext:value-type="string">
            <text:p><text:s/></text:p>
          </table:table-cell>
          <table:table-cell table:style-name="ce242" table:formula="of:=IF([$P1.Y28]+[$P2.Y28]+[$P3.Y28]+[$P4.Y28]+[$P5.Y28]+[$P6.Y28]+[$P7.Y28]+[$P8.Y28]+[$p9.Y28]+[$P10.Y28]=0;&quot; &quot;;[$P1.Y28]+[$P2.Y28]+[$P3.Y28]+[$P4.Y28]+[$P5.Y28]+[$P6.Y28]+[$P7.Y28]+[$P8.Y28]+[$p9.Y28]+[$P10.Y28])" office:value-type="string" office:string-value=" " calcext:value-type="string">
            <text:p><text:s/></text:p>
          </table:table-cell>
          <table:table-cell table:style-name="ce242" table:formula="of:=IF([$P1.Z28]+[$P2.Z28]+[$P3.Z28]+[$P4.Z28]+[$P5.Z28]+[$P6.Z28]+[$P7.Z28]+[$P8.Z28]+[$p9.Z28]+[$P10.Z28]=0;&quot; &quot;;[$P1.Z28]+[$P2.Z28]+[$P3.Z28]+[$P4.Z28]+[$P5.Z28]+[$P6.Z28]+[$P7.Z28]+[$P8.Z28]+[$p9.Z28]+[$P10.Z28])" office:value-type="string" office:string-value=" " calcext:value-type="string">
            <text:p><text:s/></text:p>
          </table:table-cell>
          <table:table-cell table:style-name="ce242" table:formula="of:=IF([$P1.AA28]+[$P2.AA28]+[$P3.AA28]+[$P4.AA28]+[$P5.AA28]+[$P6.AA28]+[$P7.AA28]+[$P8.AA28]+[$p9.AA28]+[$P10.AA28]=0;&quot; &quot;;[$P1.AA28]+[$P2.AA28]+[$P3.AA28]+[$P4.AA28]+[$P5.AA28]+[$P6.AA28]+[$P7.AA28]+[$P8.AA28]+[$p9.AA28]+[$P10.AA28])" office:value-type="string" office:string-value=" " calcext:value-type="string">
            <text:p><text:s/></text:p>
          </table:table-cell>
          <table:table-cell table:style-name="ce242" table:formula="of:=IF([$P1.AB28]+[$P2.AB28]+[$P3.AB28]+[$P4.AB28]+[$P5.AB28]+[$P6.AB28]+[$P7.AB28]+[$P8.AB28]+[$p9.AB28]+[$P10.AB28]=0;&quot; &quot;;[$P1.AB28]+[$P2.AB28]+[$P3.AB28]+[$P4.AB28]+[$P5.AB28]+[$P6.AB28]+[$P7.AB28]+[$P8.AB28]+[$p9.AB28]+[$P10.AB28])" office:value-type="string" office:string-value=" " calcext:value-type="string">
            <text:p><text:s/></text:p>
          </table:table-cell>
          <table:table-cell table:style-name="ce250" table:formula="of:=IF([$P1.AC28]+[$P2.AC28]+[$P3.AC28]+[$P4.AC28]+[$P5.AC28]+[$P6.AC28]+[$P7.AC28]+[$P8.AC28]+[$p9.AC28]+[$P10.AC28]=0;&quot; &quot;;[$P1.AC28]+[$P2.AC28]+[$P3.AC28]+[$P4.AC28]+[$P5.AC28]+[$P6.AC28]+[$P7.AC28]+[$P8.AC28]+[$p9.AC28]+[$P10.AC28])" office:value-type="string" office:string-value=" " calcext:value-type="string">
            <text:p><text:s/></text:p>
          </table:table-cell>
          <table:table-cell table:style-name="ce256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29]" office:value-type="float" office:value="22" calcext:value-type="float">
            <text:p>22</text:p>
          </table:table-cell>
          <table:table-cell table:style-name="ce2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29]+[$P2.G29]+[$P3.G29]+[$P4.G29]+[$P5.G29]+[$P6.G29]+[$P7.G29]+[$P8.G29]+[$p9.G29]+[$P10.G29]=0;&quot; &quot;;[$P1.G29]+[$P2.G29]+[$P3.G29]+[$P4.G29]+[$P5.G29]+[$P6.G29]+[$P7.G29]+[$P8.G29]+[$p9.G29]+[$P10.G29])" office:value-type="string" office:string-value=" " calcext:value-type="string">
            <text:p><text:s/></text:p>
          </table:table-cell>
          <table:table-cell table:style-name="ce242" table:formula="of:=IF([$P1.H29]+[$P2.H29]+[$P3.H29]+[$P4.H29]+[$P5.H29]+[$P6.H29]+[$P7.H29]+[$P8.H29]+[$p9.H29]+[$P10.H29]=0;&quot; &quot;;[$P1.H29]+[$P2.H29]+[$P3.H29]+[$P4.H29]+[$P5.H29]+[$P6.H29]+[$P7.H29]+[$P8.H29]+[$p9.H29]+[$P10.H29])" office:value-type="string" office:string-value=" " calcext:value-type="string">
            <text:p><text:s/></text:p>
          </table:table-cell>
          <table:table-cell table:style-name="ce242" table:formula="of:=IF([$P1.I29]+[$P2.I29]+[$P3.I29]+[$P4.I29]+[$P5.I29]+[$P6.I29]+[$P7.I29]+[$P8.I29]+[$p9.I29]+[$P10.I29]=0;&quot; &quot;;[$P1.I29]+[$P2.I29]+[$P3.I29]+[$P4.I29]+[$P5.I29]+[$P6.I29]+[$P7.I29]+[$P8.I29]+[$p9.I29]+[$P10.I29])" office:value-type="string" office:string-value=" " calcext:value-type="string">
            <text:p><text:s/></text:p>
          </table:table-cell>
          <table:table-cell table:style-name="ce242" table:formula="of:=IF([$P1.J29]+[$P2.J29]+[$P3.J29]+[$P4.J29]+[$P5.J29]+[$P6.J29]+[$P7.J29]+[$P8.J29]+[$p9.J29]+[$P10.J29]=0;&quot; &quot;;[$P1.J29]+[$P2.J29]+[$P3.J29]+[$P4.J29]+[$P5.J29]+[$P6.J29]+[$P7.J29]+[$P8.J29]+[$p9.J29]+[$P10.J29])" office:value-type="string" office:string-value=" " calcext:value-type="string">
            <text:p><text:s/></text:p>
          </table:table-cell>
          <table:table-cell table:style-name="ce242" table:formula="of:=IF([$P1.K29]+[$P2.K29]+[$P3.K29]+[$P4.K29]+[$P5.K29]+[$P6.K29]+[$P7.K29]+[$P8.K29]+[$p9.K29]+[$P10.K29]=0;&quot; &quot;;[$P1.K29]+[$P2.K29]+[$P3.K29]+[$P4.K29]+[$P5.K29]+[$P6.K29]+[$P7.K29]+[$P8.K29]+[$p9.K29]+[$P10.K29])" office:value-type="string" office:string-value=" " calcext:value-type="string">
            <text:p><text:s/></text:p>
          </table:table-cell>
          <table:table-cell table:style-name="ce242" table:formula="of:=IF([$P1.L29]+[$P2.L29]+[$P3.L29]+[$P4.L29]+[$P5.L29]+[$P6.L29]+[$P7.L29]+[$P8.L29]+[$p9.L29]+[$P10.L29]=0;&quot; &quot;;[$P1.L29]+[$P2.L29]+[$P3.L29]+[$P4.L29]+[$P5.L29]+[$P6.L29]+[$P7.L29]+[$P8.L29]+[$p9.L29]+[$P10.L29])" office:value-type="string" office:string-value=" " calcext:value-type="string">
            <text:p><text:s/></text:p>
          </table:table-cell>
          <table:table-cell table:style-name="ce242" table:formula="of:=IF([$P1.M29]+[$P2.M29]+[$P3.M29]+[$P4.M29]+[$P5.M29]+[$P6.M29]+[$P7.M29]+[$P8.M29]+[$p9.M29]+[$P10.M29]=0;&quot; &quot;;[$P1.M29]+[$P2.M29]+[$P3.M29]+[$P4.M29]+[$P5.M29]+[$P6.M29]+[$P7.M29]+[$P8.M29]+[$p9.M29]+[$P10.M29])" office:value-type="string" office:string-value=" " calcext:value-type="string">
            <text:p><text:s/></text:p>
          </table:table-cell>
          <table:table-cell table:style-name="ce242" table:formula="of:=IF([$P1.N29]+[$P2.N29]+[$P3.N29]+[$P4.N29]+[$P5.N29]+[$P6.N29]+[$P7.N29]+[$P8.N29]+[$p9.N29]+[$P10.N29]=0;&quot; &quot;;[$P1.N29]+[$P2.N29]+[$P3.N29]+[$P4.N29]+[$P5.N29]+[$P6.N29]+[$P7.N29]+[$P8.N29]+[$p9.N29]+[$P10.N29])" office:value-type="string" office:string-value=" " calcext:value-type="string">
            <text:p><text:s/></text:p>
          </table:table-cell>
          <table:table-cell table:style-name="ce242" table:formula="of:=IF([$P1.O29]+[$P2.O29]+[$P3.O29]+[$P4.O29]+[$P5.O29]+[$P6.O29]+[$P7.O29]+[$P8.O29]+[$p9.O29]+[$P10.O29]=0;&quot; &quot;;[$P1.O29]+[$P2.O29]+[$P3.O29]+[$P4.O29]+[$P5.O29]+[$P6.O29]+[$P7.O29]+[$P8.O29]+[$p9.O29]+[$P10.O29])" office:value-type="string" office:string-value=" " calcext:value-type="string">
            <text:p><text:s/></text:p>
          </table:table-cell>
          <table:table-cell table:style-name="ce242" table:formula="of:=IF([$P1.P29]+[$P2.P29]+[$P3.P29]+[$P4.P29]+[$P5.P29]+[$P6.P29]+[$P7.P29]+[$P8.P29]+[$p9.P29]+[$P10.P29]=0;&quot; &quot;;[$P1.P29]+[$P2.P29]+[$P3.P29]+[$P4.P29]+[$P5.P29]+[$P6.P29]+[$P7.P29]+[$P8.P29]+[$p9.P29]+[$P10.P29])" office:value-type="string" office:string-value=" " calcext:value-type="string">
            <text:p><text:s/></text:p>
          </table:table-cell>
          <table:table-cell table:style-name="ce242" table:formula="of:=IF([$P1.Q29]+[$P2.Q29]+[$P3.Q29]+[$P4.Q29]+[$P5.Q29]+[$P6.Q29]+[$P7.Q29]+[$P8.Q29]+[$p9.Q29]+[$P10.Q29]=0;&quot; &quot;;[$P1.Q29]+[$P2.Q29]+[$P3.Q29]+[$P4.Q29]+[$P5.Q29]+[$P6.Q29]+[$P7.Q29]+[$P8.Q29]+[$p9.Q29]+[$P10.Q29])" office:value-type="string" office:string-value=" " calcext:value-type="string">
            <text:p><text:s/></text:p>
          </table:table-cell>
          <table:table-cell table:style-name="ce242" table:formula="of:=IF([$P1.R29]+[$P2.R29]+[$P3.R29]+[$P4.R29]+[$P5.R29]+[$P6.R29]+[$P7.R29]+[$P8.R29]+[$p9.R29]+[$P10.R29]=0;&quot; &quot;;[$P1.R29]+[$P2.R29]+[$P3.R29]+[$P4.R29]+[$P5.R29]+[$P6.R29]+[$P7.R29]+[$P8.R29]+[$p9.R29]+[$P10.R29])" office:value-type="string" office:string-value=" " calcext:value-type="string">
            <text:p><text:s/></text:p>
          </table:table-cell>
          <table:table-cell table:style-name="ce242" table:formula="of:=IF([$P1.S29]+[$P2.S29]+[$P3.S29]+[$P4.S29]+[$P5.S29]+[$P6.S29]+[$P7.S29]+[$P8.S29]+[$p9.S29]+[$P10.S29]=0;&quot; &quot;;[$P1.S29]+[$P2.S29]+[$P3.S29]+[$P4.S29]+[$P5.S29]+[$P6.S29]+[$P7.S29]+[$P8.S29]+[$p9.S29]+[$P10.S29])" office:value-type="string" office:string-value=" " calcext:value-type="string">
            <text:p><text:s/></text:p>
          </table:table-cell>
          <table:table-cell table:style-name="ce242" table:formula="of:=IF([$P1.T29]+[$P2.T29]+[$P3.T29]+[$P4.T29]+[$P5.T29]+[$P6.T29]+[$P7.T29]+[$P8.T29]+[$p9.T29]+[$P10.T29]=0;&quot; &quot;;[$P1.T29]+[$P2.T29]+[$P3.T29]+[$P4.T29]+[$P5.T29]+[$P6.T29]+[$P7.T29]+[$P8.T29]+[$p9.T29]+[$P10.T29])" office:value-type="string" office:string-value=" " calcext:value-type="string">
            <text:p><text:s/></text:p>
          </table:table-cell>
          <table:table-cell table:style-name="ce242" table:formula="of:=IF([$P1.U29]+[$P2.U29]+[$P3.U29]+[$P4.U29]+[$P5.U29]+[$P6.U29]+[$P7.U29]+[$P8.U29]+[$p9.U29]+[$P10.U29]=0;&quot; &quot;;[$P1.U29]+[$P2.U29]+[$P3.U29]+[$P4.U29]+[$P5.U29]+[$P6.U29]+[$P7.U29]+[$P8.U29]+[$p9.U29]+[$P10.U29])" office:value-type="string" office:string-value=" " calcext:value-type="string">
            <text:p><text:s/></text:p>
          </table:table-cell>
          <table:table-cell table:style-name="ce242" table:formula="of:=IF([$P1.V29]+[$P2.V29]+[$P3.V29]+[$P4.V29]+[$P5.V29]+[$P6.V29]+[$P7.V29]+[$P8.V29]+[$p9.V29]+[$P10.V29]=0;&quot; &quot;;[$P1.V29]+[$P2.V29]+[$P3.V29]+[$P4.V29]+[$P5.V29]+[$P6.V29]+[$P7.V29]+[$P8.V29]+[$p9.V29]+[$P10.V29])" office:value-type="string" office:string-value=" " calcext:value-type="string">
            <text:p><text:s/></text:p>
          </table:table-cell>
          <table:table-cell table:style-name="ce242" table:formula="of:=IF([$P1.W29]+[$P2.W29]+[$P3.W29]+[$P4.W29]+[$P5.W29]+[$P6.W29]+[$P7.W29]+[$P8.W29]+[$p9.W29]+[$P10.W29]=0;&quot; &quot;;[$P1.W29]+[$P2.W29]+[$P3.W29]+[$P4.W29]+[$P5.W29]+[$P6.W29]+[$P7.W29]+[$P8.W29]+[$p9.W29]+[$P10.W29])" office:value-type="string" office:string-value=" " calcext:value-type="string">
            <text:p><text:s/></text:p>
          </table:table-cell>
          <table:table-cell table:style-name="ce242" table:formula="of:=IF([$P1.X29]+[$P2.X29]+[$P3.X29]+[$P4.X29]+[$P5.X29]+[$P6.X29]+[$P7.X29]+[$P8.X29]+[$p9.X29]+[$P10.X29]=0;&quot; &quot;;[$P1.X29]+[$P2.X29]+[$P3.X29]+[$P4.X29]+[$P5.X29]+[$P6.X29]+[$P7.X29]+[$P8.X29]+[$p9.X29]+[$P10.X29])" office:value-type="string" office:string-value=" " calcext:value-type="string">
            <text:p><text:s/></text:p>
          </table:table-cell>
          <table:table-cell table:style-name="ce242" table:formula="of:=IF([$P1.Y29]+[$P2.Y29]+[$P3.Y29]+[$P4.Y29]+[$P5.Y29]+[$P6.Y29]+[$P7.Y29]+[$P8.Y29]+[$p9.Y29]+[$P10.Y29]=0;&quot; &quot;;[$P1.Y29]+[$P2.Y29]+[$P3.Y29]+[$P4.Y29]+[$P5.Y29]+[$P6.Y29]+[$P7.Y29]+[$P8.Y29]+[$p9.Y29]+[$P10.Y29])" office:value-type="string" office:string-value=" " calcext:value-type="string">
            <text:p><text:s/></text:p>
          </table:table-cell>
          <table:table-cell table:style-name="ce242" table:formula="of:=IF([$P1.Z29]+[$P2.Z29]+[$P3.Z29]+[$P4.Z29]+[$P5.Z29]+[$P6.Z29]+[$P7.Z29]+[$P8.Z29]+[$p9.Z29]+[$P10.Z29]=0;&quot; &quot;;[$P1.Z29]+[$P2.Z29]+[$P3.Z29]+[$P4.Z29]+[$P5.Z29]+[$P6.Z29]+[$P7.Z29]+[$P8.Z29]+[$p9.Z29]+[$P10.Z29])" office:value-type="string" office:string-value=" " calcext:value-type="string">
            <text:p><text:s/></text:p>
          </table:table-cell>
          <table:table-cell table:style-name="ce242" table:formula="of:=IF([$P1.AA29]+[$P2.AA29]+[$P3.AA29]+[$P4.AA29]+[$P5.AA29]+[$P6.AA29]+[$P7.AA29]+[$P8.AA29]+[$p9.AA29]+[$P10.AA29]=0;&quot; &quot;;[$P1.AA29]+[$P2.AA29]+[$P3.AA29]+[$P4.AA29]+[$P5.AA29]+[$P6.AA29]+[$P7.AA29]+[$P8.AA29]+[$p9.AA29]+[$P10.AA29])" office:value-type="string" office:string-value=" " calcext:value-type="string">
            <text:p><text:s/></text:p>
          </table:table-cell>
          <table:table-cell table:style-name="ce242" table:formula="of:=IF([$P1.AB29]+[$P2.AB29]+[$P3.AB29]+[$P4.AB29]+[$P5.AB29]+[$P6.AB29]+[$P7.AB29]+[$P8.AB29]+[$p9.AB29]+[$P10.AB29]=0;&quot; &quot;;[$P1.AB29]+[$P2.AB29]+[$P3.AB29]+[$P4.AB29]+[$P5.AB29]+[$P6.AB29]+[$P7.AB29]+[$P8.AB29]+[$p9.AB29]+[$P10.AB29])" office:value-type="string" office:string-value=" " calcext:value-type="string">
            <text:p><text:s/></text:p>
          </table:table-cell>
          <table:table-cell table:style-name="ce250" table:formula="of:=IF([$P1.AC29]+[$P2.AC29]+[$P3.AC29]+[$P4.AC29]+[$P5.AC29]+[$P6.AC29]+[$P7.AC29]+[$P8.AC29]+[$p9.AC29]+[$P10.AC29]=0;&quot; &quot;;[$P1.AC29]+[$P2.AC29]+[$P3.AC29]+[$P4.AC29]+[$P5.AC29]+[$P6.AC29]+[$P7.AC29]+[$P8.AC29]+[$p9.AC29]+[$P10.AC29])" office:value-type="string" office:string-value=" " calcext:value-type="string">
            <text:p><text:s/></text:p>
          </table:table-cell>
          <table:table-cell table:style-name="ce256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0]" office:value-type="float" office:value="23" calcext:value-type="float">
            <text:p>23</text:p>
          </table:table-cell>
          <table:table-cell table:style-name="ce2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122"/>
          <table:table-cell table:style-name="ce235" table:formula="of:=IF([$P1.G30]+[$P2.G30]+[$P3.G30]+[$P4.G30]+[$P5.G30]+[$P6.G30]+[$P7.G30]+[$P8.G30]+[$p9.G30]+[$P10.G30]=0;&quot; &quot;;[$P1.G30]+[$P2.G30]+[$P3.G30]+[$P4.G30]+[$P5.G30]+[$P6.G30]+[$P7.G30]+[$P8.G30]+[$p9.G30]+[$P10.G30])" office:value-type="string" office:string-value=" " calcext:value-type="string">
            <text:p><text:s/></text:p>
          </table:table-cell>
          <table:table-cell table:style-name="ce242" table:formula="of:=IF([$P1.H30]+[$P2.H30]+[$P3.H30]+[$P4.H30]+[$P5.H30]+[$P6.H30]+[$P7.H30]+[$P8.H30]+[$p9.H30]+[$P10.H30]=0;&quot; &quot;;[$P1.H30]+[$P2.H30]+[$P3.H30]+[$P4.H30]+[$P5.H30]+[$P6.H30]+[$P7.H30]+[$P8.H30]+[$p9.H30]+[$P10.H30])" office:value-type="string" office:string-value=" " calcext:value-type="string">
            <text:p><text:s/></text:p>
          </table:table-cell>
          <table:table-cell table:style-name="ce242" table:formula="of:=IF([$P1.I30]+[$P2.I30]+[$P3.I30]+[$P4.I30]+[$P5.I30]+[$P6.I30]+[$P7.I30]+[$P8.I30]+[$p9.I30]+[$P10.I30]=0;&quot; &quot;;[$P1.I30]+[$P2.I30]+[$P3.I30]+[$P4.I30]+[$P5.I30]+[$P6.I30]+[$P7.I30]+[$P8.I30]+[$p9.I30]+[$P10.I30])" office:value-type="string" office:string-value=" " calcext:value-type="string">
            <text:p><text:s/></text:p>
          </table:table-cell>
          <table:table-cell table:style-name="ce242" table:formula="of:=IF([$P1.J30]+[$P2.J30]+[$P3.J30]+[$P4.J30]+[$P5.J30]+[$P6.J30]+[$P7.J30]+[$P8.J30]+[$p9.J30]+[$P10.J30]=0;&quot; &quot;;[$P1.J30]+[$P2.J30]+[$P3.J30]+[$P4.J30]+[$P5.J30]+[$P6.J30]+[$P7.J30]+[$P8.J30]+[$p9.J30]+[$P10.J30])" office:value-type="string" office:string-value=" " calcext:value-type="string">
            <text:p><text:s/></text:p>
          </table:table-cell>
          <table:table-cell table:style-name="ce242" table:formula="of:=IF([$P1.K30]+[$P2.K30]+[$P3.K30]+[$P4.K30]+[$P5.K30]+[$P6.K30]+[$P7.K30]+[$P8.K30]+[$p9.K30]+[$P10.K30]=0;&quot; &quot;;[$P1.K30]+[$P2.K30]+[$P3.K30]+[$P4.K30]+[$P5.K30]+[$P6.K30]+[$P7.K30]+[$P8.K30]+[$p9.K30]+[$P10.K30])" office:value-type="string" office:string-value=" " calcext:value-type="string">
            <text:p><text:s/></text:p>
          </table:table-cell>
          <table:table-cell table:style-name="ce242" table:formula="of:=IF([$P1.L30]+[$P2.L30]+[$P3.L30]+[$P4.L30]+[$P5.L30]+[$P6.L30]+[$P7.L30]+[$P8.L30]+[$p9.L30]+[$P10.L30]=0;&quot; &quot;;[$P1.L30]+[$P2.L30]+[$P3.L30]+[$P4.L30]+[$P5.L30]+[$P6.L30]+[$P7.L30]+[$P8.L30]+[$p9.L30]+[$P10.L30])" office:value-type="string" office:string-value=" " calcext:value-type="string">
            <text:p><text:s/></text:p>
          </table:table-cell>
          <table:table-cell table:style-name="ce242" table:formula="of:=IF([$P1.M30]+[$P2.M30]+[$P3.M30]+[$P4.M30]+[$P5.M30]+[$P6.M30]+[$P7.M30]+[$P8.M30]+[$p9.M30]+[$P10.M30]=0;&quot; &quot;;[$P1.M30]+[$P2.M30]+[$P3.M30]+[$P4.M30]+[$P5.M30]+[$P6.M30]+[$P7.M30]+[$P8.M30]+[$p9.M30]+[$P10.M30])" office:value-type="string" office:string-value=" " calcext:value-type="string">
            <text:p><text:s/></text:p>
          </table:table-cell>
          <table:table-cell table:style-name="ce242" table:formula="of:=IF([$P1.N30]+[$P2.N30]+[$P3.N30]+[$P4.N30]+[$P5.N30]+[$P6.N30]+[$P7.N30]+[$P8.N30]+[$p9.N30]+[$P10.N30]=0;&quot; &quot;;[$P1.N30]+[$P2.N30]+[$P3.N30]+[$P4.N30]+[$P5.N30]+[$P6.N30]+[$P7.N30]+[$P8.N30]+[$p9.N30]+[$P10.N30])" office:value-type="string" office:string-value=" " calcext:value-type="string">
            <text:p><text:s/></text:p>
          </table:table-cell>
          <table:table-cell table:style-name="ce242" table:formula="of:=IF([$P1.O30]+[$P2.O30]+[$P3.O30]+[$P4.O30]+[$P5.O30]+[$P6.O30]+[$P7.O30]+[$P8.O30]+[$p9.O30]+[$P10.O30]=0;&quot; &quot;;[$P1.O30]+[$P2.O30]+[$P3.O30]+[$P4.O30]+[$P5.O30]+[$P6.O30]+[$P7.O30]+[$P8.O30]+[$p9.O30]+[$P10.O30])" office:value-type="string" office:string-value=" " calcext:value-type="string">
            <text:p><text:s/></text:p>
          </table:table-cell>
          <table:table-cell table:style-name="ce242" table:formula="of:=IF([$P1.P30]+[$P2.P30]+[$P3.P30]+[$P4.P30]+[$P5.P30]+[$P6.P30]+[$P7.P30]+[$P8.P30]+[$p9.P30]+[$P10.P30]=0;&quot; &quot;;[$P1.P30]+[$P2.P30]+[$P3.P30]+[$P4.P30]+[$P5.P30]+[$P6.P30]+[$P7.P30]+[$P8.P30]+[$p9.P30]+[$P10.P30])" office:value-type="string" office:string-value=" " calcext:value-type="string">
            <text:p><text:s/></text:p>
          </table:table-cell>
          <table:table-cell table:style-name="ce242" table:formula="of:=IF([$P1.Q30]+[$P2.Q30]+[$P3.Q30]+[$P4.Q30]+[$P5.Q30]+[$P6.Q30]+[$P7.Q30]+[$P8.Q30]+[$p9.Q30]+[$P10.Q30]=0;&quot; &quot;;[$P1.Q30]+[$P2.Q30]+[$P3.Q30]+[$P4.Q30]+[$P5.Q30]+[$P6.Q30]+[$P7.Q30]+[$P8.Q30]+[$p9.Q30]+[$P10.Q30])" office:value-type="string" office:string-value=" " calcext:value-type="string">
            <text:p><text:s/></text:p>
          </table:table-cell>
          <table:table-cell table:style-name="ce242" table:formula="of:=IF([$P1.R30]+[$P2.R30]+[$P3.R30]+[$P4.R30]+[$P5.R30]+[$P6.R30]+[$P7.R30]+[$P8.R30]+[$p9.R30]+[$P10.R30]=0;&quot; &quot;;[$P1.R30]+[$P2.R30]+[$P3.R30]+[$P4.R30]+[$P5.R30]+[$P6.R30]+[$P7.R30]+[$P8.R30]+[$p9.R30]+[$P10.R30])" office:value-type="string" office:string-value=" " calcext:value-type="string">
            <text:p><text:s/></text:p>
          </table:table-cell>
          <table:table-cell table:style-name="ce242" table:formula="of:=IF([$P1.S30]+[$P2.S30]+[$P3.S30]+[$P4.S30]+[$P5.S30]+[$P6.S30]+[$P7.S30]+[$P8.S30]+[$p9.S30]+[$P10.S30]=0;&quot; &quot;;[$P1.S30]+[$P2.S30]+[$P3.S30]+[$P4.S30]+[$P5.S30]+[$P6.S30]+[$P7.S30]+[$P8.S30]+[$p9.S30]+[$P10.S30])" office:value-type="string" office:string-value=" " calcext:value-type="string">
            <text:p><text:s/></text:p>
          </table:table-cell>
          <table:table-cell table:style-name="ce242" table:formula="of:=IF([$P1.T30]+[$P2.T30]+[$P3.T30]+[$P4.T30]+[$P5.T30]+[$P6.T30]+[$P7.T30]+[$P8.T30]+[$p9.T30]+[$P10.T30]=0;&quot; &quot;;[$P1.T30]+[$P2.T30]+[$P3.T30]+[$P4.T30]+[$P5.T30]+[$P6.T30]+[$P7.T30]+[$P8.T30]+[$p9.T30]+[$P10.T30])" office:value-type="string" office:string-value=" " calcext:value-type="string">
            <text:p><text:s/></text:p>
          </table:table-cell>
          <table:table-cell table:style-name="ce242" table:formula="of:=IF([$P1.U30]+[$P2.U30]+[$P3.U30]+[$P4.U30]+[$P5.U30]+[$P6.U30]+[$P7.U30]+[$P8.U30]+[$p9.U30]+[$P10.U30]=0;&quot; &quot;;[$P1.U30]+[$P2.U30]+[$P3.U30]+[$P4.U30]+[$P5.U30]+[$P6.U30]+[$P7.U30]+[$P8.U30]+[$p9.U30]+[$P10.U30])" office:value-type="string" office:string-value=" " calcext:value-type="string">
            <text:p><text:s/></text:p>
          </table:table-cell>
          <table:table-cell table:style-name="ce242" table:formula="of:=IF([$P1.V30]+[$P2.V30]+[$P3.V30]+[$P4.V30]+[$P5.V30]+[$P6.V30]+[$P7.V30]+[$P8.V30]+[$p9.V30]+[$P10.V30]=0;&quot; &quot;;[$P1.V30]+[$P2.V30]+[$P3.V30]+[$P4.V30]+[$P5.V30]+[$P6.V30]+[$P7.V30]+[$P8.V30]+[$p9.V30]+[$P10.V30])" office:value-type="string" office:string-value=" " calcext:value-type="string">
            <text:p><text:s/></text:p>
          </table:table-cell>
          <table:table-cell table:style-name="ce242" table:formula="of:=IF([$P1.W30]+[$P2.W30]+[$P3.W30]+[$P4.W30]+[$P5.W30]+[$P6.W30]+[$P7.W30]+[$P8.W30]+[$p9.W30]+[$P10.W30]=0;&quot; &quot;;[$P1.W30]+[$P2.W30]+[$P3.W30]+[$P4.W30]+[$P5.W30]+[$P6.W30]+[$P7.W30]+[$P8.W30]+[$p9.W30]+[$P10.W30])" office:value-type="string" office:string-value=" " calcext:value-type="string">
            <text:p><text:s/></text:p>
          </table:table-cell>
          <table:table-cell table:style-name="ce242" table:formula="of:=IF([$P1.X30]+[$P2.X30]+[$P3.X30]+[$P4.X30]+[$P5.X30]+[$P6.X30]+[$P7.X30]+[$P8.X30]+[$p9.X30]+[$P10.X30]=0;&quot; &quot;;[$P1.X30]+[$P2.X30]+[$P3.X30]+[$P4.X30]+[$P5.X30]+[$P6.X30]+[$P7.X30]+[$P8.X30]+[$p9.X30]+[$P10.X30])" office:value-type="string" office:string-value=" " calcext:value-type="string">
            <text:p><text:s/></text:p>
          </table:table-cell>
          <table:table-cell table:style-name="ce242" table:formula="of:=IF([$P1.Y30]+[$P2.Y30]+[$P3.Y30]+[$P4.Y30]+[$P5.Y30]+[$P6.Y30]+[$P7.Y30]+[$P8.Y30]+[$p9.Y30]+[$P10.Y30]=0;&quot; &quot;;[$P1.Y30]+[$P2.Y30]+[$P3.Y30]+[$P4.Y30]+[$P5.Y30]+[$P6.Y30]+[$P7.Y30]+[$P8.Y30]+[$p9.Y30]+[$P10.Y30])" office:value-type="string" office:string-value=" " calcext:value-type="string">
            <text:p><text:s/></text:p>
          </table:table-cell>
          <table:table-cell table:style-name="ce242" table:formula="of:=IF([$P1.Z30]+[$P2.Z30]+[$P3.Z30]+[$P4.Z30]+[$P5.Z30]+[$P6.Z30]+[$P7.Z30]+[$P8.Z30]+[$p9.Z30]+[$P10.Z30]=0;&quot; &quot;;[$P1.Z30]+[$P2.Z30]+[$P3.Z30]+[$P4.Z30]+[$P5.Z30]+[$P6.Z30]+[$P7.Z30]+[$P8.Z30]+[$p9.Z30]+[$P10.Z30])" office:value-type="string" office:string-value=" " calcext:value-type="string">
            <text:p><text:s/></text:p>
          </table:table-cell>
          <table:table-cell table:style-name="ce242" table:formula="of:=IF([$P1.AA30]+[$P2.AA30]+[$P3.AA30]+[$P4.AA30]+[$P5.AA30]+[$P6.AA30]+[$P7.AA30]+[$P8.AA30]+[$p9.AA30]+[$P10.AA30]=0;&quot; &quot;;[$P1.AA30]+[$P2.AA30]+[$P3.AA30]+[$P4.AA30]+[$P5.AA30]+[$P6.AA30]+[$P7.AA30]+[$P8.AA30]+[$p9.AA30]+[$P10.AA30])" office:value-type="string" office:string-value=" " calcext:value-type="string">
            <text:p><text:s/></text:p>
          </table:table-cell>
          <table:table-cell table:style-name="ce242" table:formula="of:=IF([$P1.AB30]+[$P2.AB30]+[$P3.AB30]+[$P4.AB30]+[$P5.AB30]+[$P6.AB30]+[$P7.AB30]+[$P8.AB30]+[$p9.AB30]+[$P10.AB30]=0;&quot; &quot;;[$P1.AB30]+[$P2.AB30]+[$P3.AB30]+[$P4.AB30]+[$P5.AB30]+[$P6.AB30]+[$P7.AB30]+[$P8.AB30]+[$p9.AB30]+[$P10.AB30])" office:value-type="string" office:string-value=" " calcext:value-type="string">
            <text:p><text:s/></text:p>
          </table:table-cell>
          <table:table-cell table:style-name="ce250" table:formula="of:=IF([$P1.AC30]+[$P2.AC30]+[$P3.AC30]+[$P4.AC30]+[$P5.AC30]+[$P6.AC30]+[$P7.AC30]+[$P8.AC30]+[$p9.AC30]+[$P10.AC30]=0;&quot; &quot;;[$P1.AC30]+[$P2.AC30]+[$P3.AC30]+[$P4.AC30]+[$P5.AC30]+[$P6.AC30]+[$P7.AC30]+[$P8.AC30]+[$p9.AC30]+[$P10.AC30])" office:value-type="string" office:string-value=" " calcext:value-type="string">
            <text:p><text:s/></text:p>
          </table:table-cell>
          <table:table-cell table:style-name="ce256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1]" office:value-type="float" office:value="24" calcext:value-type="float">
            <text:p>24</text:p>
          </table:table-cell>
          <table:table-cell table:style-name="ce2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4" table:style-name="ce122"/>
          <table:table-cell table:style-name="ce235" table:formula="of:=IF([$P1.G31]+[$P2.G31]+[$P3.G31]+[$P4.G31]+[$P5.G31]+[$P6.G31]+[$P7.G31]+[$P8.G31]+[$p9.G31]+[$P10.G31]=0;&quot; &quot;;[$P1.G31]+[$P2.G31]+[$P3.G31]+[$P4.G31]+[$P5.G31]+[$P6.G31]+[$P7.G31]+[$P8.G31]+[$p9.G31]+[$P10.G31])" office:value-type="string" office:string-value=" " calcext:value-type="string">
            <text:p><text:s/></text:p>
          </table:table-cell>
          <table:table-cell table:style-name="ce242" table:formula="of:=IF([$P1.H31]+[$P2.H31]+[$P3.H31]+[$P4.H31]+[$P5.H31]+[$P6.H31]+[$P7.H31]+[$P8.H31]+[$p9.H31]+[$P10.H31]=0;&quot; &quot;;[$P1.H31]+[$P2.H31]+[$P3.H31]+[$P4.H31]+[$P5.H31]+[$P6.H31]+[$P7.H31]+[$P8.H31]+[$p9.H31]+[$P10.H31])" office:value-type="string" office:string-value=" " calcext:value-type="string">
            <text:p><text:s/></text:p>
          </table:table-cell>
          <table:table-cell table:style-name="ce242" table:formula="of:=IF([$P1.I31]+[$P2.I31]+[$P3.I31]+[$P4.I31]+[$P5.I31]+[$P6.I31]+[$P7.I31]+[$P8.I31]+[$p9.I31]+[$P10.I31]=0;&quot; &quot;;[$P1.I31]+[$P2.I31]+[$P3.I31]+[$P4.I31]+[$P5.I31]+[$P6.I31]+[$P7.I31]+[$P8.I31]+[$p9.I31]+[$P10.I31])" office:value-type="string" office:string-value=" " calcext:value-type="string">
            <text:p><text:s/></text:p>
          </table:table-cell>
          <table:table-cell table:style-name="ce242" table:formula="of:=IF([$P1.J31]+[$P2.J31]+[$P3.J31]+[$P4.J31]+[$P5.J31]+[$P6.J31]+[$P7.J31]+[$P8.J31]+[$p9.J31]+[$P10.J31]=0;&quot; &quot;;[$P1.J31]+[$P2.J31]+[$P3.J31]+[$P4.J31]+[$P5.J31]+[$P6.J31]+[$P7.J31]+[$P8.J31]+[$p9.J31]+[$P10.J31])" office:value-type="string" office:string-value=" " calcext:value-type="string">
            <text:p><text:s/></text:p>
          </table:table-cell>
          <table:table-cell table:style-name="ce242" table:formula="of:=IF([$P1.K31]+[$P2.K31]+[$P3.K31]+[$P4.K31]+[$P5.K31]+[$P6.K31]+[$P7.K31]+[$P8.K31]+[$p9.K31]+[$P10.K31]=0;&quot; &quot;;[$P1.K31]+[$P2.K31]+[$P3.K31]+[$P4.K31]+[$P5.K31]+[$P6.K31]+[$P7.K31]+[$P8.K31]+[$p9.K31]+[$P10.K31])" office:value-type="string" office:string-value=" " calcext:value-type="string">
            <text:p><text:s/></text:p>
          </table:table-cell>
          <table:table-cell table:style-name="ce242" table:formula="of:=IF([$P1.L31]+[$P2.L31]+[$P3.L31]+[$P4.L31]+[$P5.L31]+[$P6.L31]+[$P7.L31]+[$P8.L31]+[$p9.L31]+[$P10.L31]=0;&quot; &quot;;[$P1.L31]+[$P2.L31]+[$P3.L31]+[$P4.L31]+[$P5.L31]+[$P6.L31]+[$P7.L31]+[$P8.L31]+[$p9.L31]+[$P10.L31])" office:value-type="string" office:string-value=" " calcext:value-type="string">
            <text:p><text:s/></text:p>
          </table:table-cell>
          <table:table-cell table:style-name="ce242" table:formula="of:=IF([$P1.M31]+[$P2.M31]+[$P3.M31]+[$P4.M31]+[$P5.M31]+[$P6.M31]+[$P7.M31]+[$P8.M31]+[$p9.M31]+[$P10.M31]=0;&quot; &quot;;[$P1.M31]+[$P2.M31]+[$P3.M31]+[$P4.M31]+[$P5.M31]+[$P6.M31]+[$P7.M31]+[$P8.M31]+[$p9.M31]+[$P10.M31])" office:value-type="string" office:string-value=" " calcext:value-type="string">
            <text:p><text:s/></text:p>
          </table:table-cell>
          <table:table-cell table:style-name="ce242" table:formula="of:=IF([$P1.N31]+[$P2.N31]+[$P3.N31]+[$P4.N31]+[$P5.N31]+[$P6.N31]+[$P7.N31]+[$P8.N31]+[$p9.N31]+[$P10.N31]=0;&quot; &quot;;[$P1.N31]+[$P2.N31]+[$P3.N31]+[$P4.N31]+[$P5.N31]+[$P6.N31]+[$P7.N31]+[$P8.N31]+[$p9.N31]+[$P10.N31])" office:value-type="string" office:string-value=" " calcext:value-type="string">
            <text:p><text:s/></text:p>
          </table:table-cell>
          <table:table-cell table:style-name="ce242" table:formula="of:=IF([$P1.O31]+[$P2.O31]+[$P3.O31]+[$P4.O31]+[$P5.O31]+[$P6.O31]+[$P7.O31]+[$P8.O31]+[$p9.O31]+[$P10.O31]=0;&quot; &quot;;[$P1.O31]+[$P2.O31]+[$P3.O31]+[$P4.O31]+[$P5.O31]+[$P6.O31]+[$P7.O31]+[$P8.O31]+[$p9.O31]+[$P10.O31])" office:value-type="string" office:string-value=" " calcext:value-type="string">
            <text:p><text:s/></text:p>
          </table:table-cell>
          <table:table-cell table:style-name="ce242" table:formula="of:=IF([$P1.P31]+[$P2.P31]+[$P3.P31]+[$P4.P31]+[$P5.P31]+[$P6.P31]+[$P7.P31]+[$P8.P31]+[$p9.P31]+[$P10.P31]=0;&quot; &quot;;[$P1.P31]+[$P2.P31]+[$P3.P31]+[$P4.P31]+[$P5.P31]+[$P6.P31]+[$P7.P31]+[$P8.P31]+[$p9.P31]+[$P10.P31])" office:value-type="string" office:string-value=" " calcext:value-type="string">
            <text:p><text:s/></text:p>
          </table:table-cell>
          <table:table-cell table:style-name="ce242" table:formula="of:=IF([$P1.Q31]+[$P2.Q31]+[$P3.Q31]+[$P4.Q31]+[$P5.Q31]+[$P6.Q31]+[$P7.Q31]+[$P8.Q31]+[$p9.Q31]+[$P10.Q31]=0;&quot; &quot;;[$P1.Q31]+[$P2.Q31]+[$P3.Q31]+[$P4.Q31]+[$P5.Q31]+[$P6.Q31]+[$P7.Q31]+[$P8.Q31]+[$p9.Q31]+[$P10.Q31])" office:value-type="string" office:string-value=" " calcext:value-type="string">
            <text:p><text:s/></text:p>
          </table:table-cell>
          <table:table-cell table:style-name="ce242" table:formula="of:=IF([$P1.R31]+[$P2.R31]+[$P3.R31]+[$P4.R31]+[$P5.R31]+[$P6.R31]+[$P7.R31]+[$P8.R31]+[$p9.R31]+[$P10.R31]=0;&quot; &quot;;[$P1.R31]+[$P2.R31]+[$P3.R31]+[$P4.R31]+[$P5.R31]+[$P6.R31]+[$P7.R31]+[$P8.R31]+[$p9.R31]+[$P10.R31])" office:value-type="string" office:string-value=" " calcext:value-type="string">
            <text:p><text:s/></text:p>
          </table:table-cell>
          <table:table-cell table:style-name="ce242" table:formula="of:=IF([$P1.S31]+[$P2.S31]+[$P3.S31]+[$P4.S31]+[$P5.S31]+[$P6.S31]+[$P7.S31]+[$P8.S31]+[$p9.S31]+[$P10.S31]=0;&quot; &quot;;[$P1.S31]+[$P2.S31]+[$P3.S31]+[$P4.S31]+[$P5.S31]+[$P6.S31]+[$P7.S31]+[$P8.S31]+[$p9.S31]+[$P10.S31])" office:value-type="string" office:string-value=" " calcext:value-type="string">
            <text:p><text:s/></text:p>
          </table:table-cell>
          <table:table-cell table:style-name="ce242" table:formula="of:=IF([$P1.T31]+[$P2.T31]+[$P3.T31]+[$P4.T31]+[$P5.T31]+[$P6.T31]+[$P7.T31]+[$P8.T31]+[$p9.T31]+[$P10.T31]=0;&quot; &quot;;[$P1.T31]+[$P2.T31]+[$P3.T31]+[$P4.T31]+[$P5.T31]+[$P6.T31]+[$P7.T31]+[$P8.T31]+[$p9.T31]+[$P10.T31])" office:value-type="string" office:string-value=" " calcext:value-type="string">
            <text:p><text:s/></text:p>
          </table:table-cell>
          <table:table-cell table:style-name="ce242" table:formula="of:=IF([$P1.U31]+[$P2.U31]+[$P3.U31]+[$P4.U31]+[$P5.U31]+[$P6.U31]+[$P7.U31]+[$P8.U31]+[$p9.U31]+[$P10.U31]=0;&quot; &quot;;[$P1.U31]+[$P2.U31]+[$P3.U31]+[$P4.U31]+[$P5.U31]+[$P6.U31]+[$P7.U31]+[$P8.U31]+[$p9.U31]+[$P10.U31])" office:value-type="string" office:string-value=" " calcext:value-type="string">
            <text:p><text:s/></text:p>
          </table:table-cell>
          <table:table-cell table:style-name="ce242" table:formula="of:=IF([$P1.V31]+[$P2.V31]+[$P3.V31]+[$P4.V31]+[$P5.V31]+[$P6.V31]+[$P7.V31]+[$P8.V31]+[$p9.V31]+[$P10.V31]=0;&quot; &quot;;[$P1.V31]+[$P2.V31]+[$P3.V31]+[$P4.V31]+[$P5.V31]+[$P6.V31]+[$P7.V31]+[$P8.V31]+[$p9.V31]+[$P10.V31])" office:value-type="string" office:string-value=" " calcext:value-type="string">
            <text:p><text:s/></text:p>
          </table:table-cell>
          <table:table-cell table:style-name="ce242" table:formula="of:=IF([$P1.W31]+[$P2.W31]+[$P3.W31]+[$P4.W31]+[$P5.W31]+[$P6.W31]+[$P7.W31]+[$P8.W31]+[$p9.W31]+[$P10.W31]=0;&quot; &quot;;[$P1.W31]+[$P2.W31]+[$P3.W31]+[$P4.W31]+[$P5.W31]+[$P6.W31]+[$P7.W31]+[$P8.W31]+[$p9.W31]+[$P10.W31])" office:value-type="string" office:string-value=" " calcext:value-type="string">
            <text:p><text:s/></text:p>
          </table:table-cell>
          <table:table-cell table:style-name="ce242" table:formula="of:=IF([$P1.X31]+[$P2.X31]+[$P3.X31]+[$P4.X31]+[$P5.X31]+[$P6.X31]+[$P7.X31]+[$P8.X31]+[$p9.X31]+[$P10.X31]=0;&quot; &quot;;[$P1.X31]+[$P2.X31]+[$P3.X31]+[$P4.X31]+[$P5.X31]+[$P6.X31]+[$P7.X31]+[$P8.X31]+[$p9.X31]+[$P10.X31])" office:value-type="string" office:string-value=" " calcext:value-type="string">
            <text:p><text:s/></text:p>
          </table:table-cell>
          <table:table-cell table:style-name="ce242" table:formula="of:=IF([$P1.Y31]+[$P2.Y31]+[$P3.Y31]+[$P4.Y31]+[$P5.Y31]+[$P6.Y31]+[$P7.Y31]+[$P8.Y31]+[$p9.Y31]+[$P10.Y31]=0;&quot; &quot;;[$P1.Y31]+[$P2.Y31]+[$P3.Y31]+[$P4.Y31]+[$P5.Y31]+[$P6.Y31]+[$P7.Y31]+[$P8.Y31]+[$p9.Y31]+[$P10.Y31])" office:value-type="string" office:string-value=" " calcext:value-type="string">
            <text:p><text:s/></text:p>
          </table:table-cell>
          <table:table-cell table:style-name="ce242" table:formula="of:=IF([$P1.Z31]+[$P2.Z31]+[$P3.Z31]+[$P4.Z31]+[$P5.Z31]+[$P6.Z31]+[$P7.Z31]+[$P8.Z31]+[$p9.Z31]+[$P10.Z31]=0;&quot; &quot;;[$P1.Z31]+[$P2.Z31]+[$P3.Z31]+[$P4.Z31]+[$P5.Z31]+[$P6.Z31]+[$P7.Z31]+[$P8.Z31]+[$p9.Z31]+[$P10.Z31])" office:value-type="string" office:string-value=" " calcext:value-type="string">
            <text:p><text:s/></text:p>
          </table:table-cell>
          <table:table-cell table:style-name="ce242" table:formula="of:=IF([$P1.AA31]+[$P2.AA31]+[$P3.AA31]+[$P4.AA31]+[$P5.AA31]+[$P6.AA31]+[$P7.AA31]+[$P8.AA31]+[$p9.AA31]+[$P10.AA31]=0;&quot; &quot;;[$P1.AA31]+[$P2.AA31]+[$P3.AA31]+[$P4.AA31]+[$P5.AA31]+[$P6.AA31]+[$P7.AA31]+[$P8.AA31]+[$p9.AA31]+[$P10.AA31])" office:value-type="string" office:string-value=" " calcext:value-type="string">
            <text:p><text:s/></text:p>
          </table:table-cell>
          <table:table-cell table:style-name="ce242" table:formula="of:=IF([$P1.AB31]+[$P2.AB31]+[$P3.AB31]+[$P4.AB31]+[$P5.AB31]+[$P6.AB31]+[$P7.AB31]+[$P8.AB31]+[$p9.AB31]+[$P10.AB31]=0;&quot; &quot;;[$P1.AB31]+[$P2.AB31]+[$P3.AB31]+[$P4.AB31]+[$P5.AB31]+[$P6.AB31]+[$P7.AB31]+[$P8.AB31]+[$p9.AB31]+[$P10.AB31])" office:value-type="string" office:string-value=" " calcext:value-type="string">
            <text:p><text:s/></text:p>
          </table:table-cell>
          <table:table-cell table:style-name="ce250" table:formula="of:=IF([$P1.AC31]+[$P2.AC31]+[$P3.AC31]+[$P4.AC31]+[$P5.AC31]+[$P6.AC31]+[$P7.AC31]+[$P8.AC31]+[$p9.AC31]+[$P10.AC31]=0;&quot; &quot;;[$P1.AC31]+[$P2.AC31]+[$P3.AC31]+[$P4.AC31]+[$P5.AC31]+[$P6.AC31]+[$P7.AC31]+[$P8.AC31]+[$p9.AC31]+[$P10.AC31])" office:value-type="string" office:string-value=" " calcext:value-type="string">
            <text:p><text:s/></text:p>
          </table:table-cell>
          <table:table-cell table:style-name="ce256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2]" office:value-type="float" office:value="25" calcext:value-type="float">
            <text:p>25</text:p>
          </table:table-cell>
          <table:table-cell table:style-name="ce2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4" table:style-name="ce122"/>
          <table:table-cell table:style-name="ce235" table:formula="of:=IF([$P1.G32]+[$P2.G32]+[$P3.G32]+[$P4.G32]+[$P5.G32]+[$P6.G32]+[$P7.G32]+[$P8.G32]+[$p9.G32]+[$P10.G32]=0;&quot; &quot;;[$P1.G32]+[$P2.G32]+[$P3.G32]+[$P4.G32]+[$P5.G32]+[$P6.G32]+[$P7.G32]+[$P8.G32]+[$p9.G32]+[$P10.G32])" office:value-type="string" office:string-value=" " calcext:value-type="string">
            <text:p><text:s/></text:p>
          </table:table-cell>
          <table:table-cell table:style-name="ce242" table:formula="of:=IF([$P1.H32]+[$P2.H32]+[$P3.H32]+[$P4.H32]+[$P5.H32]+[$P6.H32]+[$P7.H32]+[$P8.H32]+[$p9.H32]+[$P10.H32]=0;&quot; &quot;;[$P1.H32]+[$P2.H32]+[$P3.H32]+[$P4.H32]+[$P5.H32]+[$P6.H32]+[$P7.H32]+[$P8.H32]+[$p9.H32]+[$P10.H32])" office:value-type="string" office:string-value=" " calcext:value-type="string">
            <text:p><text:s/></text:p>
          </table:table-cell>
          <table:table-cell table:style-name="ce242" table:formula="of:=IF([$P1.I32]+[$P2.I32]+[$P3.I32]+[$P4.I32]+[$P5.I32]+[$P6.I32]+[$P7.I32]+[$P8.I32]+[$p9.I32]+[$P10.I32]=0;&quot; &quot;;[$P1.I32]+[$P2.I32]+[$P3.I32]+[$P4.I32]+[$P5.I32]+[$P6.I32]+[$P7.I32]+[$P8.I32]+[$p9.I32]+[$P10.I32])" office:value-type="string" office:string-value=" " calcext:value-type="string">
            <text:p><text:s/></text:p>
          </table:table-cell>
          <table:table-cell table:style-name="ce242" table:formula="of:=IF([$P1.J32]+[$P2.J32]+[$P3.J32]+[$P4.J32]+[$P5.J32]+[$P6.J32]+[$P7.J32]+[$P8.J32]+[$p9.J32]+[$P10.J32]=0;&quot; &quot;;[$P1.J32]+[$P2.J32]+[$P3.J32]+[$P4.J32]+[$P5.J32]+[$P6.J32]+[$P7.J32]+[$P8.J32]+[$p9.J32]+[$P10.J32])" office:value-type="string" office:string-value=" " calcext:value-type="string">
            <text:p><text:s/></text:p>
          </table:table-cell>
          <table:table-cell table:style-name="ce242" table:formula="of:=IF([$P1.K32]+[$P2.K32]+[$P3.K32]+[$P4.K32]+[$P5.K32]+[$P6.K32]+[$P7.K32]+[$P8.K32]+[$p9.K32]+[$P10.K32]=0;&quot; &quot;;[$P1.K32]+[$P2.K32]+[$P3.K32]+[$P4.K32]+[$P5.K32]+[$P6.K32]+[$P7.K32]+[$P8.K32]+[$p9.K32]+[$P10.K32])" office:value-type="string" office:string-value=" " calcext:value-type="string">
            <text:p><text:s/></text:p>
          </table:table-cell>
          <table:table-cell table:style-name="ce242" table:formula="of:=IF([$P1.L32]+[$P2.L32]+[$P3.L32]+[$P4.L32]+[$P5.L32]+[$P6.L32]+[$P7.L32]+[$P8.L32]+[$p9.L32]+[$P10.L32]=0;&quot; &quot;;[$P1.L32]+[$P2.L32]+[$P3.L32]+[$P4.L32]+[$P5.L32]+[$P6.L32]+[$P7.L32]+[$P8.L32]+[$p9.L32]+[$P10.L32])" office:value-type="string" office:string-value=" " calcext:value-type="string">
            <text:p><text:s/></text:p>
          </table:table-cell>
          <table:table-cell table:style-name="ce242" table:formula="of:=IF([$P1.M32]+[$P2.M32]+[$P3.M32]+[$P4.M32]+[$P5.M32]+[$P6.M32]+[$P7.M32]+[$P8.M32]+[$p9.M32]+[$P10.M32]=0;&quot; &quot;;[$P1.M32]+[$P2.M32]+[$P3.M32]+[$P4.M32]+[$P5.M32]+[$P6.M32]+[$P7.M32]+[$P8.M32]+[$p9.M32]+[$P10.M32])" office:value-type="string" office:string-value=" " calcext:value-type="string">
            <text:p><text:s/></text:p>
          </table:table-cell>
          <table:table-cell table:style-name="ce242" table:formula="of:=IF([$P1.N32]+[$P2.N32]+[$P3.N32]+[$P4.N32]+[$P5.N32]+[$P6.N32]+[$P7.N32]+[$P8.N32]+[$p9.N32]+[$P10.N32]=0;&quot; &quot;;[$P1.N32]+[$P2.N32]+[$P3.N32]+[$P4.N32]+[$P5.N32]+[$P6.N32]+[$P7.N32]+[$P8.N32]+[$p9.N32]+[$P10.N32])" office:value-type="string" office:string-value=" " calcext:value-type="string">
            <text:p><text:s/></text:p>
          </table:table-cell>
          <table:table-cell table:style-name="ce242" table:formula="of:=IF([$P1.O32]+[$P2.O32]+[$P3.O32]+[$P4.O32]+[$P5.O32]+[$P6.O32]+[$P7.O32]+[$P8.O32]+[$p9.O32]+[$P10.O32]=0;&quot; &quot;;[$P1.O32]+[$P2.O32]+[$P3.O32]+[$P4.O32]+[$P5.O32]+[$P6.O32]+[$P7.O32]+[$P8.O32]+[$p9.O32]+[$P10.O32])" office:value-type="string" office:string-value=" " calcext:value-type="string">
            <text:p><text:s/></text:p>
          </table:table-cell>
          <table:table-cell table:style-name="ce242" table:formula="of:=IF([$P1.P32]+[$P2.P32]+[$P3.P32]+[$P4.P32]+[$P5.P32]+[$P6.P32]+[$P7.P32]+[$P8.P32]+[$p9.P32]+[$P10.P32]=0;&quot; &quot;;[$P1.P32]+[$P2.P32]+[$P3.P32]+[$P4.P32]+[$P5.P32]+[$P6.P32]+[$P7.P32]+[$P8.P32]+[$p9.P32]+[$P10.P32])" office:value-type="string" office:string-value=" " calcext:value-type="string">
            <text:p><text:s/></text:p>
          </table:table-cell>
          <table:table-cell table:style-name="ce242" table:formula="of:=IF([$P1.Q32]+[$P2.Q32]+[$P3.Q32]+[$P4.Q32]+[$P5.Q32]+[$P6.Q32]+[$P7.Q32]+[$P8.Q32]+[$p9.Q32]+[$P10.Q32]=0;&quot; &quot;;[$P1.Q32]+[$P2.Q32]+[$P3.Q32]+[$P4.Q32]+[$P5.Q32]+[$P6.Q32]+[$P7.Q32]+[$P8.Q32]+[$p9.Q32]+[$P10.Q32])" office:value-type="string" office:string-value=" " calcext:value-type="string">
            <text:p><text:s/></text:p>
          </table:table-cell>
          <table:table-cell table:style-name="ce242" table:formula="of:=IF([$P1.R32]+[$P2.R32]+[$P3.R32]+[$P4.R32]+[$P5.R32]+[$P6.R32]+[$P7.R32]+[$P8.R32]+[$p9.R32]+[$P10.R32]=0;&quot; &quot;;[$P1.R32]+[$P2.R32]+[$P3.R32]+[$P4.R32]+[$P5.R32]+[$P6.R32]+[$P7.R32]+[$P8.R32]+[$p9.R32]+[$P10.R32])" office:value-type="string" office:string-value=" " calcext:value-type="string">
            <text:p><text:s/></text:p>
          </table:table-cell>
          <table:table-cell table:style-name="ce242" table:formula="of:=IF([$P1.S32]+[$P2.S32]+[$P3.S32]+[$P4.S32]+[$P5.S32]+[$P6.S32]+[$P7.S32]+[$P8.S32]+[$p9.S32]+[$P10.S32]=0;&quot; &quot;;[$P1.S32]+[$P2.S32]+[$P3.S32]+[$P4.S32]+[$P5.S32]+[$P6.S32]+[$P7.S32]+[$P8.S32]+[$p9.S32]+[$P10.S32])" office:value-type="string" office:string-value=" " calcext:value-type="string">
            <text:p><text:s/></text:p>
          </table:table-cell>
          <table:table-cell table:style-name="ce242" table:formula="of:=IF([$P1.T32]+[$P2.T32]+[$P3.T32]+[$P4.T32]+[$P5.T32]+[$P6.T32]+[$P7.T32]+[$P8.T32]+[$p9.T32]+[$P10.T32]=0;&quot; &quot;;[$P1.T32]+[$P2.T32]+[$P3.T32]+[$P4.T32]+[$P5.T32]+[$P6.T32]+[$P7.T32]+[$P8.T32]+[$p9.T32]+[$P10.T32])" office:value-type="string" office:string-value=" " calcext:value-type="string">
            <text:p><text:s/></text:p>
          </table:table-cell>
          <table:table-cell table:style-name="ce242" table:formula="of:=IF([$P1.U32]+[$P2.U32]+[$P3.U32]+[$P4.U32]+[$P5.U32]+[$P6.U32]+[$P7.U32]+[$P8.U32]+[$p9.U32]+[$P10.U32]=0;&quot; &quot;;[$P1.U32]+[$P2.U32]+[$P3.U32]+[$P4.U32]+[$P5.U32]+[$P6.U32]+[$P7.U32]+[$P8.U32]+[$p9.U32]+[$P10.U32])" office:value-type="string" office:string-value=" " calcext:value-type="string">
            <text:p><text:s/></text:p>
          </table:table-cell>
          <table:table-cell table:style-name="ce242" table:formula="of:=IF([$P1.V32]+[$P2.V32]+[$P3.V32]+[$P4.V32]+[$P5.V32]+[$P6.V32]+[$P7.V32]+[$P8.V32]+[$p9.V32]+[$P10.V32]=0;&quot; &quot;;[$P1.V32]+[$P2.V32]+[$P3.V32]+[$P4.V32]+[$P5.V32]+[$P6.V32]+[$P7.V32]+[$P8.V32]+[$p9.V32]+[$P10.V32])" office:value-type="string" office:string-value=" " calcext:value-type="string">
            <text:p><text:s/></text:p>
          </table:table-cell>
          <table:table-cell table:style-name="ce242" table:formula="of:=IF([$P1.W32]+[$P2.W32]+[$P3.W32]+[$P4.W32]+[$P5.W32]+[$P6.W32]+[$P7.W32]+[$P8.W32]+[$p9.W32]+[$P10.W32]=0;&quot; &quot;;[$P1.W32]+[$P2.W32]+[$P3.W32]+[$P4.W32]+[$P5.W32]+[$P6.W32]+[$P7.W32]+[$P8.W32]+[$p9.W32]+[$P10.W32])" office:value-type="string" office:string-value=" " calcext:value-type="string">
            <text:p><text:s/></text:p>
          </table:table-cell>
          <table:table-cell table:style-name="ce242" table:formula="of:=IF([$P1.X32]+[$P2.X32]+[$P3.X32]+[$P4.X32]+[$P5.X32]+[$P6.X32]+[$P7.X32]+[$P8.X32]+[$p9.X32]+[$P10.X32]=0;&quot; &quot;;[$P1.X32]+[$P2.X32]+[$P3.X32]+[$P4.X32]+[$P5.X32]+[$P6.X32]+[$P7.X32]+[$P8.X32]+[$p9.X32]+[$P10.X32])" office:value-type="string" office:string-value=" " calcext:value-type="string">
            <text:p><text:s/></text:p>
          </table:table-cell>
          <table:table-cell table:style-name="ce242" table:formula="of:=IF([$P1.Y32]+[$P2.Y32]+[$P3.Y32]+[$P4.Y32]+[$P5.Y32]+[$P6.Y32]+[$P7.Y32]+[$P8.Y32]+[$p9.Y32]+[$P10.Y32]=0;&quot; &quot;;[$P1.Y32]+[$P2.Y32]+[$P3.Y32]+[$P4.Y32]+[$P5.Y32]+[$P6.Y32]+[$P7.Y32]+[$P8.Y32]+[$p9.Y32]+[$P10.Y32])" office:value-type="string" office:string-value=" " calcext:value-type="string">
            <text:p><text:s/></text:p>
          </table:table-cell>
          <table:table-cell table:style-name="ce242" table:formula="of:=IF([$P1.Z32]+[$P2.Z32]+[$P3.Z32]+[$P4.Z32]+[$P5.Z32]+[$P6.Z32]+[$P7.Z32]+[$P8.Z32]+[$p9.Z32]+[$P10.Z32]=0;&quot; &quot;;[$P1.Z32]+[$P2.Z32]+[$P3.Z32]+[$P4.Z32]+[$P5.Z32]+[$P6.Z32]+[$P7.Z32]+[$P8.Z32]+[$p9.Z32]+[$P10.Z32])" office:value-type="string" office:string-value=" " calcext:value-type="string">
            <text:p><text:s/></text:p>
          </table:table-cell>
          <table:table-cell table:style-name="ce242" table:formula="of:=IF([$P1.AA32]+[$P2.AA32]+[$P3.AA32]+[$P4.AA32]+[$P5.AA32]+[$P6.AA32]+[$P7.AA32]+[$P8.AA32]+[$p9.AA32]+[$P10.AA32]=0;&quot; &quot;;[$P1.AA32]+[$P2.AA32]+[$P3.AA32]+[$P4.AA32]+[$P5.AA32]+[$P6.AA32]+[$P7.AA32]+[$P8.AA32]+[$p9.AA32]+[$P10.AA32])" office:value-type="string" office:string-value=" " calcext:value-type="string">
            <text:p><text:s/></text:p>
          </table:table-cell>
          <table:table-cell table:style-name="ce242" table:formula="of:=IF([$P1.AB32]+[$P2.AB32]+[$P3.AB32]+[$P4.AB32]+[$P5.AB32]+[$P6.AB32]+[$P7.AB32]+[$P8.AB32]+[$p9.AB32]+[$P10.AB32]=0;&quot; &quot;;[$P1.AB32]+[$P2.AB32]+[$P3.AB32]+[$P4.AB32]+[$P5.AB32]+[$P6.AB32]+[$P7.AB32]+[$P8.AB32]+[$p9.AB32]+[$P10.AB32])" office:value-type="string" office:string-value=" " calcext:value-type="string">
            <text:p><text:s/></text:p>
          </table:table-cell>
          <table:table-cell table:style-name="ce250" table:formula="of:=IF([$P1.AC32]+[$P2.AC32]+[$P3.AC32]+[$P4.AC32]+[$P5.AC32]+[$P6.AC32]+[$P7.AC32]+[$P8.AC32]+[$p9.AC32]+[$P10.AC32]=0;&quot; &quot;;[$P1.AC32]+[$P2.AC32]+[$P3.AC32]+[$P4.AC32]+[$P5.AC32]+[$P6.AC32]+[$P7.AC32]+[$P8.AC32]+[$p9.AC32]+[$P10.AC32])" office:value-type="string" office:string-value=" " calcext:value-type="string">
            <text:p><text:s/></text:p>
          </table:table-cell>
          <table:table-cell table:style-name="ce256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3]" office:value-type="float" office:value="26" calcext:value-type="float">
            <text:p>26</text:p>
          </table:table-cell>
          <table:table-cell table:style-name="ce2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4" table:style-name="ce122"/>
          <table:table-cell table:style-name="ce235" table:formula="of:=IF([$P1.G33]+[$P2.G33]+[$P3.G33]+[$P4.G33]+[$P5.G33]+[$P6.G33]+[$P7.G33]+[$P8.G33]+[$p9.G33]+[$P10.G33]=0;&quot; &quot;;[$P1.G33]+[$P2.G33]+[$P3.G33]+[$P4.G33]+[$P5.G33]+[$P6.G33]+[$P7.G33]+[$P8.G33]+[$p9.G33]+[$P10.G33])" office:value-type="string" office:string-value=" " calcext:value-type="string">
            <text:p><text:s/></text:p>
          </table:table-cell>
          <table:table-cell table:style-name="ce242" table:formula="of:=IF([$P1.H33]+[$P2.H33]+[$P3.H33]+[$P4.H33]+[$P5.H33]+[$P6.H33]+[$P7.H33]+[$P8.H33]+[$p9.H33]+[$P10.H33]=0;&quot; &quot;;[$P1.H33]+[$P2.H33]+[$P3.H33]+[$P4.H33]+[$P5.H33]+[$P6.H33]+[$P7.H33]+[$P8.H33]+[$p9.H33]+[$P10.H33])" office:value-type="string" office:string-value=" " calcext:value-type="string">
            <text:p><text:s/></text:p>
          </table:table-cell>
          <table:table-cell table:style-name="ce242" table:formula="of:=IF([$P1.I33]+[$P2.I33]+[$P3.I33]+[$P4.I33]+[$P5.I33]+[$P6.I33]+[$P7.I33]+[$P8.I33]+[$p9.I33]+[$P10.I33]=0;&quot; &quot;;[$P1.I33]+[$P2.I33]+[$P3.I33]+[$P4.I33]+[$P5.I33]+[$P6.I33]+[$P7.I33]+[$P8.I33]+[$p9.I33]+[$P10.I33])" office:value-type="string" office:string-value=" " calcext:value-type="string">
            <text:p><text:s/></text:p>
          </table:table-cell>
          <table:table-cell table:style-name="ce242" table:formula="of:=IF([$P1.J33]+[$P2.J33]+[$P3.J33]+[$P4.J33]+[$P5.J33]+[$P6.J33]+[$P7.J33]+[$P8.J33]+[$p9.J33]+[$P10.J33]=0;&quot; &quot;;[$P1.J33]+[$P2.J33]+[$P3.J33]+[$P4.J33]+[$P5.J33]+[$P6.J33]+[$P7.J33]+[$P8.J33]+[$p9.J33]+[$P10.J33])" office:value-type="string" office:string-value=" " calcext:value-type="string">
            <text:p><text:s/></text:p>
          </table:table-cell>
          <table:table-cell table:style-name="ce242" table:formula="of:=IF([$P1.K33]+[$P2.K33]+[$P3.K33]+[$P4.K33]+[$P5.K33]+[$P6.K33]+[$P7.K33]+[$P8.K33]+[$p9.K33]+[$P10.K33]=0;&quot; &quot;;[$P1.K33]+[$P2.K33]+[$P3.K33]+[$P4.K33]+[$P5.K33]+[$P6.K33]+[$P7.K33]+[$P8.K33]+[$p9.K33]+[$P10.K33])" office:value-type="string" office:string-value=" " calcext:value-type="string">
            <text:p><text:s/></text:p>
          </table:table-cell>
          <table:table-cell table:style-name="ce242" table:formula="of:=IF([$P1.L33]+[$P2.L33]+[$P3.L33]+[$P4.L33]+[$P5.L33]+[$P6.L33]+[$P7.L33]+[$P8.L33]+[$p9.L33]+[$P10.L33]=0;&quot; &quot;;[$P1.L33]+[$P2.L33]+[$P3.L33]+[$P4.L33]+[$P5.L33]+[$P6.L33]+[$P7.L33]+[$P8.L33]+[$p9.L33]+[$P10.L33])" office:value-type="string" office:string-value=" " calcext:value-type="string">
            <text:p><text:s/></text:p>
          </table:table-cell>
          <table:table-cell table:style-name="ce242" table:formula="of:=IF([$P1.M33]+[$P2.M33]+[$P3.M33]+[$P4.M33]+[$P5.M33]+[$P6.M33]+[$P7.M33]+[$P8.M33]+[$p9.M33]+[$P10.M33]=0;&quot; &quot;;[$P1.M33]+[$P2.M33]+[$P3.M33]+[$P4.M33]+[$P5.M33]+[$P6.M33]+[$P7.M33]+[$P8.M33]+[$p9.M33]+[$P10.M33])" office:value-type="string" office:string-value=" " calcext:value-type="string">
            <text:p><text:s/></text:p>
          </table:table-cell>
          <table:table-cell table:style-name="ce242" table:formula="of:=IF([$P1.N33]+[$P2.N33]+[$P3.N33]+[$P4.N33]+[$P5.N33]+[$P6.N33]+[$P7.N33]+[$P8.N33]+[$p9.N33]+[$P10.N33]=0;&quot; &quot;;[$P1.N33]+[$P2.N33]+[$P3.N33]+[$P4.N33]+[$P5.N33]+[$P6.N33]+[$P7.N33]+[$P8.N33]+[$p9.N33]+[$P10.N33])" office:value-type="string" office:string-value=" " calcext:value-type="string">
            <text:p><text:s/></text:p>
          </table:table-cell>
          <table:table-cell table:style-name="ce242" table:formula="of:=IF([$P1.O33]+[$P2.O33]+[$P3.O33]+[$P4.O33]+[$P5.O33]+[$P6.O33]+[$P7.O33]+[$P8.O33]+[$p9.O33]+[$P10.O33]=0;&quot; &quot;;[$P1.O33]+[$P2.O33]+[$P3.O33]+[$P4.O33]+[$P5.O33]+[$P6.O33]+[$P7.O33]+[$P8.O33]+[$p9.O33]+[$P10.O33])" office:value-type="string" office:string-value=" " calcext:value-type="string">
            <text:p><text:s/></text:p>
          </table:table-cell>
          <table:table-cell table:style-name="ce242" table:formula="of:=IF([$P1.P33]+[$P2.P33]+[$P3.P33]+[$P4.P33]+[$P5.P33]+[$P6.P33]+[$P7.P33]+[$P8.P33]+[$p9.P33]+[$P10.P33]=0;&quot; &quot;;[$P1.P33]+[$P2.P33]+[$P3.P33]+[$P4.P33]+[$P5.P33]+[$P6.P33]+[$P7.P33]+[$P8.P33]+[$p9.P33]+[$P10.P33])" office:value-type="string" office:string-value=" " calcext:value-type="string">
            <text:p><text:s/></text:p>
          </table:table-cell>
          <table:table-cell table:style-name="ce242" table:formula="of:=IF([$P1.Q33]+[$P2.Q33]+[$P3.Q33]+[$P4.Q33]+[$P5.Q33]+[$P6.Q33]+[$P7.Q33]+[$P8.Q33]+[$p9.Q33]+[$P10.Q33]=0;&quot; &quot;;[$P1.Q33]+[$P2.Q33]+[$P3.Q33]+[$P4.Q33]+[$P5.Q33]+[$P6.Q33]+[$P7.Q33]+[$P8.Q33]+[$p9.Q33]+[$P10.Q33])" office:value-type="string" office:string-value=" " calcext:value-type="string">
            <text:p><text:s/></text:p>
          </table:table-cell>
          <table:table-cell table:style-name="ce242" table:formula="of:=IF([$P1.R33]+[$P2.R33]+[$P3.R33]+[$P4.R33]+[$P5.R33]+[$P6.R33]+[$P7.R33]+[$P8.R33]+[$p9.R33]+[$P10.R33]=0;&quot; &quot;;[$P1.R33]+[$P2.R33]+[$P3.R33]+[$P4.R33]+[$P5.R33]+[$P6.R33]+[$P7.R33]+[$P8.R33]+[$p9.R33]+[$P10.R33])" office:value-type="string" office:string-value=" " calcext:value-type="string">
            <text:p><text:s/></text:p>
          </table:table-cell>
          <table:table-cell table:style-name="ce242" table:formula="of:=IF([$P1.S33]+[$P2.S33]+[$P3.S33]+[$P4.S33]+[$P5.S33]+[$P6.S33]+[$P7.S33]+[$P8.S33]+[$p9.S33]+[$P10.S33]=0;&quot; &quot;;[$P1.S33]+[$P2.S33]+[$P3.S33]+[$P4.S33]+[$P5.S33]+[$P6.S33]+[$P7.S33]+[$P8.S33]+[$p9.S33]+[$P10.S33])" office:value-type="string" office:string-value=" " calcext:value-type="string">
            <text:p><text:s/></text:p>
          </table:table-cell>
          <table:table-cell table:style-name="ce242" table:formula="of:=IF([$P1.T33]+[$P2.T33]+[$P3.T33]+[$P4.T33]+[$P5.T33]+[$P6.T33]+[$P7.T33]+[$P8.T33]+[$p9.T33]+[$P10.T33]=0;&quot; &quot;;[$P1.T33]+[$P2.T33]+[$P3.T33]+[$P4.T33]+[$P5.T33]+[$P6.T33]+[$P7.T33]+[$P8.T33]+[$p9.T33]+[$P10.T33])" office:value-type="string" office:string-value=" " calcext:value-type="string">
            <text:p><text:s/></text:p>
          </table:table-cell>
          <table:table-cell table:style-name="ce242" table:formula="of:=IF([$P1.U33]+[$P2.U33]+[$P3.U33]+[$P4.U33]+[$P5.U33]+[$P6.U33]+[$P7.U33]+[$P8.U33]+[$p9.U33]+[$P10.U33]=0;&quot; &quot;;[$P1.U33]+[$P2.U33]+[$P3.U33]+[$P4.U33]+[$P5.U33]+[$P6.U33]+[$P7.U33]+[$P8.U33]+[$p9.U33]+[$P10.U33])" office:value-type="string" office:string-value=" " calcext:value-type="string">
            <text:p><text:s/></text:p>
          </table:table-cell>
          <table:table-cell table:style-name="ce242" table:formula="of:=IF([$P1.V33]+[$P2.V33]+[$P3.V33]+[$P4.V33]+[$P5.V33]+[$P6.V33]+[$P7.V33]+[$P8.V33]+[$p9.V33]+[$P10.V33]=0;&quot; &quot;;[$P1.V33]+[$P2.V33]+[$P3.V33]+[$P4.V33]+[$P5.V33]+[$P6.V33]+[$P7.V33]+[$P8.V33]+[$p9.V33]+[$P10.V33])" office:value-type="string" office:string-value=" " calcext:value-type="string">
            <text:p><text:s/></text:p>
          </table:table-cell>
          <table:table-cell table:style-name="ce242" table:formula="of:=IF([$P1.W33]+[$P2.W33]+[$P3.W33]+[$P4.W33]+[$P5.W33]+[$P6.W33]+[$P7.W33]+[$P8.W33]+[$p9.W33]+[$P10.W33]=0;&quot; &quot;;[$P1.W33]+[$P2.W33]+[$P3.W33]+[$P4.W33]+[$P5.W33]+[$P6.W33]+[$P7.W33]+[$P8.W33]+[$p9.W33]+[$P10.W33])" office:value-type="string" office:string-value=" " calcext:value-type="string">
            <text:p><text:s/></text:p>
          </table:table-cell>
          <table:table-cell table:style-name="ce242" table:formula="of:=IF([$P1.X33]+[$P2.X33]+[$P3.X33]+[$P4.X33]+[$P5.X33]+[$P6.X33]+[$P7.X33]+[$P8.X33]+[$p9.X33]+[$P10.X33]=0;&quot; &quot;;[$P1.X33]+[$P2.X33]+[$P3.X33]+[$P4.X33]+[$P5.X33]+[$P6.X33]+[$P7.X33]+[$P8.X33]+[$p9.X33]+[$P10.X33])" office:value-type="string" office:string-value=" " calcext:value-type="string">
            <text:p><text:s/></text:p>
          </table:table-cell>
          <table:table-cell table:style-name="ce242" table:formula="of:=IF([$P1.Y33]+[$P2.Y33]+[$P3.Y33]+[$P4.Y33]+[$P5.Y33]+[$P6.Y33]+[$P7.Y33]+[$P8.Y33]+[$p9.Y33]+[$P10.Y33]=0;&quot; &quot;;[$P1.Y33]+[$P2.Y33]+[$P3.Y33]+[$P4.Y33]+[$P5.Y33]+[$P6.Y33]+[$P7.Y33]+[$P8.Y33]+[$p9.Y33]+[$P10.Y33])" office:value-type="string" office:string-value=" " calcext:value-type="string">
            <text:p><text:s/></text:p>
          </table:table-cell>
          <table:table-cell table:style-name="ce242" table:formula="of:=IF([$P1.Z33]+[$P2.Z33]+[$P3.Z33]+[$P4.Z33]+[$P5.Z33]+[$P6.Z33]+[$P7.Z33]+[$P8.Z33]+[$p9.Z33]+[$P10.Z33]=0;&quot; &quot;;[$P1.Z33]+[$P2.Z33]+[$P3.Z33]+[$P4.Z33]+[$P5.Z33]+[$P6.Z33]+[$P7.Z33]+[$P8.Z33]+[$p9.Z33]+[$P10.Z33])" office:value-type="string" office:string-value=" " calcext:value-type="string">
            <text:p><text:s/></text:p>
          </table:table-cell>
          <table:table-cell table:style-name="ce242" table:formula="of:=IF([$P1.AA33]+[$P2.AA33]+[$P3.AA33]+[$P4.AA33]+[$P5.AA33]+[$P6.AA33]+[$P7.AA33]+[$P8.AA33]+[$p9.AA33]+[$P10.AA33]=0;&quot; &quot;;[$P1.AA33]+[$P2.AA33]+[$P3.AA33]+[$P4.AA33]+[$P5.AA33]+[$P6.AA33]+[$P7.AA33]+[$P8.AA33]+[$p9.AA33]+[$P10.AA33])" office:value-type="string" office:string-value=" " calcext:value-type="string">
            <text:p><text:s/></text:p>
          </table:table-cell>
          <table:table-cell table:style-name="ce242" table:formula="of:=IF([$P1.AB33]+[$P2.AB33]+[$P3.AB33]+[$P4.AB33]+[$P5.AB33]+[$P6.AB33]+[$P7.AB33]+[$P8.AB33]+[$p9.AB33]+[$P10.AB33]=0;&quot; &quot;;[$P1.AB33]+[$P2.AB33]+[$P3.AB33]+[$P4.AB33]+[$P5.AB33]+[$P6.AB33]+[$P7.AB33]+[$P8.AB33]+[$p9.AB33]+[$P10.AB33])" office:value-type="string" office:string-value=" " calcext:value-type="string">
            <text:p><text:s/></text:p>
          </table:table-cell>
          <table:table-cell table:style-name="ce250" table:formula="of:=IF([$P1.AC33]+[$P2.AC33]+[$P3.AC33]+[$P4.AC33]+[$P5.AC33]+[$P6.AC33]+[$P7.AC33]+[$P8.AC33]+[$p9.AC33]+[$P10.AC33]=0;&quot; &quot;;[$P1.AC33]+[$P2.AC33]+[$P3.AC33]+[$P4.AC33]+[$P5.AC33]+[$P6.AC33]+[$P7.AC33]+[$P8.AC33]+[$p9.AC33]+[$P10.AC33])" office:value-type="string" office:string-value=" " calcext:value-type="string">
            <text:p><text:s/></text:p>
          </table:table-cell>
          <table:table-cell table:style-name="ce256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4]" office:value-type="float" office:value="0" calcext:value-type="float">
            <text:p>0</text:p>
          </table:table-cell>
          <table:table-cell table:style-name="ce217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122"/>
          <table:table-cell table:style-name="ce235" table:formula="of:=IF([$P1.G34]+[$P2.G34]+[$P3.G34]+[$P4.G34]+[$P5.G34]+[$P6.G34]+[$P7.G34]+[$P8.G34]+[$p9.G34]+[$P10.G34]=0;&quot; &quot;;[$P1.G34]+[$P2.G34]+[$P3.G34]+[$P4.G34]+[$P5.G34]+[$P6.G34]+[$P7.G34]+[$P8.G34]+[$p9.G34]+[$P10.G34])" office:value-type="string" office:string-value=" " calcext:value-type="string">
            <text:p><text:s/></text:p>
          </table:table-cell>
          <table:table-cell table:style-name="ce242" table:formula="of:=IF([$P1.H34]+[$P2.H34]+[$P3.H34]+[$P4.H34]+[$P5.H34]+[$P6.H34]+[$P7.H34]+[$P8.H34]+[$p9.H34]+[$P10.H34]=0;&quot; &quot;;[$P1.H34]+[$P2.H34]+[$P3.H34]+[$P4.H34]+[$P5.H34]+[$P6.H34]+[$P7.H34]+[$P8.H34]+[$p9.H34]+[$P10.H34])" office:value-type="string" office:string-value=" " calcext:value-type="string">
            <text:p><text:s/></text:p>
          </table:table-cell>
          <table:table-cell table:style-name="ce242" table:formula="of:=IF([$P1.I34]+[$P2.I34]+[$P3.I34]+[$P4.I34]+[$P5.I34]+[$P6.I34]+[$P7.I34]+[$P8.I34]+[$p9.I34]+[$P10.I34]=0;&quot; &quot;;[$P1.I34]+[$P2.I34]+[$P3.I34]+[$P4.I34]+[$P5.I34]+[$P6.I34]+[$P7.I34]+[$P8.I34]+[$p9.I34]+[$P10.I34])" office:value-type="string" office:string-value=" " calcext:value-type="string">
            <text:p><text:s/></text:p>
          </table:table-cell>
          <table:table-cell table:style-name="ce242" table:formula="of:=IF([$P1.J34]+[$P2.J34]+[$P3.J34]+[$P4.J34]+[$P5.J34]+[$P6.J34]+[$P7.J34]+[$P8.J34]+[$p9.J34]+[$P10.J34]=0;&quot; &quot;;[$P1.J34]+[$P2.J34]+[$P3.J34]+[$P4.J34]+[$P5.J34]+[$P6.J34]+[$P7.J34]+[$P8.J34]+[$p9.J34]+[$P10.J34])" office:value-type="string" office:string-value=" " calcext:value-type="string">
            <text:p><text:s/></text:p>
          </table:table-cell>
          <table:table-cell table:style-name="ce242" table:formula="of:=IF([$P1.K34]+[$P2.K34]+[$P3.K34]+[$P4.K34]+[$P5.K34]+[$P6.K34]+[$P7.K34]+[$P8.K34]+[$p9.K34]+[$P10.K34]=0;&quot; &quot;;[$P1.K34]+[$P2.K34]+[$P3.K34]+[$P4.K34]+[$P5.K34]+[$P6.K34]+[$P7.K34]+[$P8.K34]+[$p9.K34]+[$P10.K34])" office:value-type="string" office:string-value=" " calcext:value-type="string">
            <text:p><text:s/></text:p>
          </table:table-cell>
          <table:table-cell table:style-name="ce242" table:formula="of:=IF([$P1.L34]+[$P2.L34]+[$P3.L34]+[$P4.L34]+[$P5.L34]+[$P6.L34]+[$P7.L34]+[$P8.L34]+[$p9.L34]+[$P10.L34]=0;&quot; &quot;;[$P1.L34]+[$P2.L34]+[$P3.L34]+[$P4.L34]+[$P5.L34]+[$P6.L34]+[$P7.L34]+[$P8.L34]+[$p9.L34]+[$P10.L34])" office:value-type="string" office:string-value=" " calcext:value-type="string">
            <text:p><text:s/></text:p>
          </table:table-cell>
          <table:table-cell table:style-name="ce242" table:formula="of:=IF([$P1.M34]+[$P2.M34]+[$P3.M34]+[$P4.M34]+[$P5.M34]+[$P6.M34]+[$P7.M34]+[$P8.M34]+[$p9.M34]+[$P10.M34]=0;&quot; &quot;;[$P1.M34]+[$P2.M34]+[$P3.M34]+[$P4.M34]+[$P5.M34]+[$P6.M34]+[$P7.M34]+[$P8.M34]+[$p9.M34]+[$P10.M34])" office:value-type="string" office:string-value=" " calcext:value-type="string">
            <text:p><text:s/></text:p>
          </table:table-cell>
          <table:table-cell table:style-name="ce242" table:formula="of:=IF([$P1.N34]+[$P2.N34]+[$P3.N34]+[$P4.N34]+[$P5.N34]+[$P6.N34]+[$P7.N34]+[$P8.N34]+[$p9.N34]+[$P10.N34]=0;&quot; &quot;;[$P1.N34]+[$P2.N34]+[$P3.N34]+[$P4.N34]+[$P5.N34]+[$P6.N34]+[$P7.N34]+[$P8.N34]+[$p9.N34]+[$P10.N34])" office:value-type="string" office:string-value=" " calcext:value-type="string">
            <text:p><text:s/></text:p>
          </table:table-cell>
          <table:table-cell table:style-name="ce242" table:formula="of:=IF([$P1.O34]+[$P2.O34]+[$P3.O34]+[$P4.O34]+[$P5.O34]+[$P6.O34]+[$P7.O34]+[$P8.O34]+[$p9.O34]+[$P10.O34]=0;&quot; &quot;;[$P1.O34]+[$P2.O34]+[$P3.O34]+[$P4.O34]+[$P5.O34]+[$P6.O34]+[$P7.O34]+[$P8.O34]+[$p9.O34]+[$P10.O34])" office:value-type="string" office:string-value=" " calcext:value-type="string">
            <text:p><text:s/></text:p>
          </table:table-cell>
          <table:table-cell table:style-name="ce242" table:formula="of:=IF([$P1.P34]+[$P2.P34]+[$P3.P34]+[$P4.P34]+[$P5.P34]+[$P6.P34]+[$P7.P34]+[$P8.P34]+[$p9.P34]+[$P10.P34]=0;&quot; &quot;;[$P1.P34]+[$P2.P34]+[$P3.P34]+[$P4.P34]+[$P5.P34]+[$P6.P34]+[$P7.P34]+[$P8.P34]+[$p9.P34]+[$P10.P34])" office:value-type="string" office:string-value=" " calcext:value-type="string">
            <text:p><text:s/></text:p>
          </table:table-cell>
          <table:table-cell table:style-name="ce242" table:formula="of:=IF([$P1.Q34]+[$P2.Q34]+[$P3.Q34]+[$P4.Q34]+[$P5.Q34]+[$P6.Q34]+[$P7.Q34]+[$P8.Q34]+[$p9.Q34]+[$P10.Q34]=0;&quot; &quot;;[$P1.Q34]+[$P2.Q34]+[$P3.Q34]+[$P4.Q34]+[$P5.Q34]+[$P6.Q34]+[$P7.Q34]+[$P8.Q34]+[$p9.Q34]+[$P10.Q34])" office:value-type="string" office:string-value=" " calcext:value-type="string">
            <text:p><text:s/></text:p>
          </table:table-cell>
          <table:table-cell table:style-name="ce242" table:formula="of:=IF([$P1.R34]+[$P2.R34]+[$P3.R34]+[$P4.R34]+[$P5.R34]+[$P6.R34]+[$P7.R34]+[$P8.R34]+[$p9.R34]+[$P10.R34]=0;&quot; &quot;;[$P1.R34]+[$P2.R34]+[$P3.R34]+[$P4.R34]+[$P5.R34]+[$P6.R34]+[$P7.R34]+[$P8.R34]+[$p9.R34]+[$P10.R34])" office:value-type="string" office:string-value=" " calcext:value-type="string">
            <text:p><text:s/></text:p>
          </table:table-cell>
          <table:table-cell table:style-name="ce242" table:formula="of:=IF([$P1.S34]+[$P2.S34]+[$P3.S34]+[$P4.S34]+[$P5.S34]+[$P6.S34]+[$P7.S34]+[$P8.S34]+[$p9.S34]+[$P10.S34]=0;&quot; &quot;;[$P1.S34]+[$P2.S34]+[$P3.S34]+[$P4.S34]+[$P5.S34]+[$P6.S34]+[$P7.S34]+[$P8.S34]+[$p9.S34]+[$P10.S34])" office:value-type="string" office:string-value=" " calcext:value-type="string">
            <text:p><text:s/></text:p>
          </table:table-cell>
          <table:table-cell table:style-name="ce242" table:formula="of:=IF([$P1.T34]+[$P2.T34]+[$P3.T34]+[$P4.T34]+[$P5.T34]+[$P6.T34]+[$P7.T34]+[$P8.T34]+[$p9.T34]+[$P10.T34]=0;&quot; &quot;;[$P1.T34]+[$P2.T34]+[$P3.T34]+[$P4.T34]+[$P5.T34]+[$P6.T34]+[$P7.T34]+[$P8.T34]+[$p9.T34]+[$P10.T34])" office:value-type="string" office:string-value=" " calcext:value-type="string">
            <text:p><text:s/></text:p>
          </table:table-cell>
          <table:table-cell table:style-name="ce242" table:formula="of:=IF([$P1.U34]+[$P2.U34]+[$P3.U34]+[$P4.U34]+[$P5.U34]+[$P6.U34]+[$P7.U34]+[$P8.U34]+[$p9.U34]+[$P10.U34]=0;&quot; &quot;;[$P1.U34]+[$P2.U34]+[$P3.U34]+[$P4.U34]+[$P5.U34]+[$P6.U34]+[$P7.U34]+[$P8.U34]+[$p9.U34]+[$P10.U34])" office:value-type="string" office:string-value=" " calcext:value-type="string">
            <text:p><text:s/></text:p>
          </table:table-cell>
          <table:table-cell table:style-name="ce242" table:formula="of:=IF([$P1.V34]+[$P2.V34]+[$P3.V34]+[$P4.V34]+[$P5.V34]+[$P6.V34]+[$P7.V34]+[$P8.V34]+[$p9.V34]+[$P10.V34]=0;&quot; &quot;;[$P1.V34]+[$P2.V34]+[$P3.V34]+[$P4.V34]+[$P5.V34]+[$P6.V34]+[$P7.V34]+[$P8.V34]+[$p9.V34]+[$P10.V34])" office:value-type="string" office:string-value=" " calcext:value-type="string">
            <text:p><text:s/></text:p>
          </table:table-cell>
          <table:table-cell table:style-name="ce242" table:formula="of:=IF([$P1.W34]+[$P2.W34]+[$P3.W34]+[$P4.W34]+[$P5.W34]+[$P6.W34]+[$P7.W34]+[$P8.W34]+[$p9.W34]+[$P10.W34]=0;&quot; &quot;;[$P1.W34]+[$P2.W34]+[$P3.W34]+[$P4.W34]+[$P5.W34]+[$P6.W34]+[$P7.W34]+[$P8.W34]+[$p9.W34]+[$P10.W34])" office:value-type="string" office:string-value=" " calcext:value-type="string">
            <text:p><text:s/></text:p>
          </table:table-cell>
          <table:table-cell table:style-name="ce242" table:formula="of:=IF([$P1.X34]+[$P2.X34]+[$P3.X34]+[$P4.X34]+[$P5.X34]+[$P6.X34]+[$P7.X34]+[$P8.X34]+[$p9.X34]+[$P10.X34]=0;&quot; &quot;;[$P1.X34]+[$P2.X34]+[$P3.X34]+[$P4.X34]+[$P5.X34]+[$P6.X34]+[$P7.X34]+[$P8.X34]+[$p9.X34]+[$P10.X34])" office:value-type="string" office:string-value=" " calcext:value-type="string">
            <text:p><text:s/></text:p>
          </table:table-cell>
          <table:table-cell table:style-name="ce242" table:formula="of:=IF([$P1.Y34]+[$P2.Y34]+[$P3.Y34]+[$P4.Y34]+[$P5.Y34]+[$P6.Y34]+[$P7.Y34]+[$P8.Y34]+[$p9.Y34]+[$P10.Y34]=0;&quot; &quot;;[$P1.Y34]+[$P2.Y34]+[$P3.Y34]+[$P4.Y34]+[$P5.Y34]+[$P6.Y34]+[$P7.Y34]+[$P8.Y34]+[$p9.Y34]+[$P10.Y34])" office:value-type="string" office:string-value=" " calcext:value-type="string">
            <text:p><text:s/></text:p>
          </table:table-cell>
          <table:table-cell table:style-name="ce242" table:formula="of:=IF([$P1.Z34]+[$P2.Z34]+[$P3.Z34]+[$P4.Z34]+[$P5.Z34]+[$P6.Z34]+[$P7.Z34]+[$P8.Z34]+[$p9.Z34]+[$P10.Z34]=0;&quot; &quot;;[$P1.Z34]+[$P2.Z34]+[$P3.Z34]+[$P4.Z34]+[$P5.Z34]+[$P6.Z34]+[$P7.Z34]+[$P8.Z34]+[$p9.Z34]+[$P10.Z34])" office:value-type="string" office:string-value=" " calcext:value-type="string">
            <text:p><text:s/></text:p>
          </table:table-cell>
          <table:table-cell table:style-name="ce242" table:formula="of:=IF([$P1.AA34]+[$P2.AA34]+[$P3.AA34]+[$P4.AA34]+[$P5.AA34]+[$P6.AA34]+[$P7.AA34]+[$P8.AA34]+[$p9.AA34]+[$P10.AA34]=0;&quot; &quot;;[$P1.AA34]+[$P2.AA34]+[$P3.AA34]+[$P4.AA34]+[$P5.AA34]+[$P6.AA34]+[$P7.AA34]+[$P8.AA34]+[$p9.AA34]+[$P10.AA34])" office:value-type="string" office:string-value=" " calcext:value-type="string">
            <text:p><text:s/></text:p>
          </table:table-cell>
          <table:table-cell table:style-name="ce242" table:formula="of:=IF([$P1.AB34]+[$P2.AB34]+[$P3.AB34]+[$P4.AB34]+[$P5.AB34]+[$P6.AB34]+[$P7.AB34]+[$P8.AB34]+[$p9.AB34]+[$P10.AB34]=0;&quot; &quot;;[$P1.AB34]+[$P2.AB34]+[$P3.AB34]+[$P4.AB34]+[$P5.AB34]+[$P6.AB34]+[$P7.AB34]+[$P8.AB34]+[$p9.AB34]+[$P10.AB34])" office:value-type="string" office:string-value=" " calcext:value-type="string">
            <text:p><text:s/></text:p>
          </table:table-cell>
          <table:table-cell table:style-name="ce250" table:formula="of:=IF([$P1.AC34]+[$P2.AC34]+[$P3.AC34]+[$P4.AC34]+[$P5.AC34]+[$P6.AC34]+[$P7.AC34]+[$P8.AC34]+[$p9.AC34]+[$P10.AC34]=0;&quot; &quot;;[$P1.AC34]+[$P2.AC34]+[$P3.AC34]+[$P4.AC34]+[$P5.AC34]+[$P6.AC34]+[$P7.AC34]+[$P8.AC34]+[$p9.AC34]+[$P10.AC34])" office:value-type="string" office:string-value=" " calcext:value-type="string">
            <text:p><text:s/></text:p>
          </table:table-cell>
          <table:table-cell table:style-name="ce256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5]" office:value-type="float" office:value="0" calcext:value-type="float">
            <text:p>0</text:p>
          </table:table-cell>
          <table:table-cell table:style-name="ce217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35]+[$P2.G35]+[$P3.G35]+[$P4.G35]+[$P5.G35]+[$P6.G35]+[$P7.G35]+[$P8.G35]+[$p9.G35]+[$P10.G35]=0;&quot; &quot;;[$P1.G35]+[$P2.G35]+[$P3.G35]+[$P4.G35]+[$P5.G35]+[$P6.G35]+[$P7.G35]+[$P8.G35]+[$p9.G35]+[$P10.G35])" office:value-type="string" office:string-value=" " calcext:value-type="string">
            <text:p><text:s/></text:p>
          </table:table-cell>
          <table:table-cell table:style-name="ce242" table:formula="of:=IF([$P1.H35]+[$P2.H35]+[$P3.H35]+[$P4.H35]+[$P5.H35]+[$P6.H35]+[$P7.H35]+[$P8.H35]+[$p9.H35]+[$P10.H35]=0;&quot; &quot;;[$P1.H35]+[$P2.H35]+[$P3.H35]+[$P4.H35]+[$P5.H35]+[$P6.H35]+[$P7.H35]+[$P8.H35]+[$p9.H35]+[$P10.H35])" office:value-type="string" office:string-value=" " calcext:value-type="string">
            <text:p><text:s/></text:p>
          </table:table-cell>
          <table:table-cell table:style-name="ce242" table:formula="of:=IF([$P1.I35]+[$P2.I35]+[$P3.I35]+[$P4.I35]+[$P5.I35]+[$P6.I35]+[$P7.I35]+[$P8.I35]+[$p9.I35]+[$P10.I35]=0;&quot; &quot;;[$P1.I35]+[$P2.I35]+[$P3.I35]+[$P4.I35]+[$P5.I35]+[$P6.I35]+[$P7.I35]+[$P8.I35]+[$p9.I35]+[$P10.I35])" office:value-type="string" office:string-value=" " calcext:value-type="string">
            <text:p><text:s/></text:p>
          </table:table-cell>
          <table:table-cell table:style-name="ce242" table:formula="of:=IF([$P1.J35]+[$P2.J35]+[$P3.J35]+[$P4.J35]+[$P5.J35]+[$P6.J35]+[$P7.J35]+[$P8.J35]+[$p9.J35]+[$P10.J35]=0;&quot; &quot;;[$P1.J35]+[$P2.J35]+[$P3.J35]+[$P4.J35]+[$P5.J35]+[$P6.J35]+[$P7.J35]+[$P8.J35]+[$p9.J35]+[$P10.J35])" office:value-type="string" office:string-value=" " calcext:value-type="string">
            <text:p><text:s/></text:p>
          </table:table-cell>
          <table:table-cell table:style-name="ce242" table:formula="of:=IF([$P1.K35]+[$P2.K35]+[$P3.K35]+[$P4.K35]+[$P5.K35]+[$P6.K35]+[$P7.K35]+[$P8.K35]+[$p9.K35]+[$P10.K35]=0;&quot; &quot;;[$P1.K35]+[$P2.K35]+[$P3.K35]+[$P4.K35]+[$P5.K35]+[$P6.K35]+[$P7.K35]+[$P8.K35]+[$p9.K35]+[$P10.K35])" office:value-type="string" office:string-value=" " calcext:value-type="string">
            <text:p><text:s/></text:p>
          </table:table-cell>
          <table:table-cell table:style-name="ce242" table:formula="of:=IF([$P1.L35]+[$P2.L35]+[$P3.L35]+[$P4.L35]+[$P5.L35]+[$P6.L35]+[$P7.L35]+[$P8.L35]+[$p9.L35]+[$P10.L35]=0;&quot; &quot;;[$P1.L35]+[$P2.L35]+[$P3.L35]+[$P4.L35]+[$P5.L35]+[$P6.L35]+[$P7.L35]+[$P8.L35]+[$p9.L35]+[$P10.L35])" office:value-type="string" office:string-value=" " calcext:value-type="string">
            <text:p><text:s/></text:p>
          </table:table-cell>
          <table:table-cell table:style-name="ce242" table:formula="of:=IF([$P1.M35]+[$P2.M35]+[$P3.M35]+[$P4.M35]+[$P5.M35]+[$P6.M35]+[$P7.M35]+[$P8.M35]+[$p9.M35]+[$P10.M35]=0;&quot; &quot;;[$P1.M35]+[$P2.M35]+[$P3.M35]+[$P4.M35]+[$P5.M35]+[$P6.M35]+[$P7.M35]+[$P8.M35]+[$p9.M35]+[$P10.M35])" office:value-type="string" office:string-value=" " calcext:value-type="string">
            <text:p><text:s/></text:p>
          </table:table-cell>
          <table:table-cell table:style-name="ce242" table:formula="of:=IF([$P1.N35]+[$P2.N35]+[$P3.N35]+[$P4.N35]+[$P5.N35]+[$P6.N35]+[$P7.N35]+[$P8.N35]+[$p9.N35]+[$P10.N35]=0;&quot; &quot;;[$P1.N35]+[$P2.N35]+[$P3.N35]+[$P4.N35]+[$P5.N35]+[$P6.N35]+[$P7.N35]+[$P8.N35]+[$p9.N35]+[$P10.N35])" office:value-type="string" office:string-value=" " calcext:value-type="string">
            <text:p><text:s/></text:p>
          </table:table-cell>
          <table:table-cell table:style-name="ce242" table:formula="of:=IF([$P1.O35]+[$P2.O35]+[$P3.O35]+[$P4.O35]+[$P5.O35]+[$P6.O35]+[$P7.O35]+[$P8.O35]+[$p9.O35]+[$P10.O35]=0;&quot; &quot;;[$P1.O35]+[$P2.O35]+[$P3.O35]+[$P4.O35]+[$P5.O35]+[$P6.O35]+[$P7.O35]+[$P8.O35]+[$p9.O35]+[$P10.O35])" office:value-type="string" office:string-value=" " calcext:value-type="string">
            <text:p><text:s/></text:p>
          </table:table-cell>
          <table:table-cell table:style-name="ce242" table:formula="of:=IF([$P1.P35]+[$P2.P35]+[$P3.P35]+[$P4.P35]+[$P5.P35]+[$P6.P35]+[$P7.P35]+[$P8.P35]+[$p9.P35]+[$P10.P35]=0;&quot; &quot;;[$P1.P35]+[$P2.P35]+[$P3.P35]+[$P4.P35]+[$P5.P35]+[$P6.P35]+[$P7.P35]+[$P8.P35]+[$p9.P35]+[$P10.P35])" office:value-type="string" office:string-value=" " calcext:value-type="string">
            <text:p><text:s/></text:p>
          </table:table-cell>
          <table:table-cell table:style-name="ce242" table:formula="of:=IF([$P1.Q35]+[$P2.Q35]+[$P3.Q35]+[$P4.Q35]+[$P5.Q35]+[$P6.Q35]+[$P7.Q35]+[$P8.Q35]+[$p9.Q35]+[$P10.Q35]=0;&quot; &quot;;[$P1.Q35]+[$P2.Q35]+[$P3.Q35]+[$P4.Q35]+[$P5.Q35]+[$P6.Q35]+[$P7.Q35]+[$P8.Q35]+[$p9.Q35]+[$P10.Q35])" office:value-type="string" office:string-value=" " calcext:value-type="string">
            <text:p><text:s/></text:p>
          </table:table-cell>
          <table:table-cell table:style-name="ce242" table:formula="of:=IF([$P1.R35]+[$P2.R35]+[$P3.R35]+[$P4.R35]+[$P5.R35]+[$P6.R35]+[$P7.R35]+[$P8.R35]+[$p9.R35]+[$P10.R35]=0;&quot; &quot;;[$P1.R35]+[$P2.R35]+[$P3.R35]+[$P4.R35]+[$P5.R35]+[$P6.R35]+[$P7.R35]+[$P8.R35]+[$p9.R35]+[$P10.R35])" office:value-type="string" office:string-value=" " calcext:value-type="string">
            <text:p><text:s/></text:p>
          </table:table-cell>
          <table:table-cell table:style-name="ce242" table:formula="of:=IF([$P1.S35]+[$P2.S35]+[$P3.S35]+[$P4.S35]+[$P5.S35]+[$P6.S35]+[$P7.S35]+[$P8.S35]+[$p9.S35]+[$P10.S35]=0;&quot; &quot;;[$P1.S35]+[$P2.S35]+[$P3.S35]+[$P4.S35]+[$P5.S35]+[$P6.S35]+[$P7.S35]+[$P8.S35]+[$p9.S35]+[$P10.S35])" office:value-type="string" office:string-value=" " calcext:value-type="string">
            <text:p><text:s/></text:p>
          </table:table-cell>
          <table:table-cell table:style-name="ce242" table:formula="of:=IF([$P1.T35]+[$P2.T35]+[$P3.T35]+[$P4.T35]+[$P5.T35]+[$P6.T35]+[$P7.T35]+[$P8.T35]+[$p9.T35]+[$P10.T35]=0;&quot; &quot;;[$P1.T35]+[$P2.T35]+[$P3.T35]+[$P4.T35]+[$P5.T35]+[$P6.T35]+[$P7.T35]+[$P8.T35]+[$p9.T35]+[$P10.T35])" office:value-type="string" office:string-value=" " calcext:value-type="string">
            <text:p><text:s/></text:p>
          </table:table-cell>
          <table:table-cell table:style-name="ce242" table:formula="of:=IF([$P1.U35]+[$P2.U35]+[$P3.U35]+[$P4.U35]+[$P5.U35]+[$P6.U35]+[$P7.U35]+[$P8.U35]+[$p9.U35]+[$P10.U35]=0;&quot; &quot;;[$P1.U35]+[$P2.U35]+[$P3.U35]+[$P4.U35]+[$P5.U35]+[$P6.U35]+[$P7.U35]+[$P8.U35]+[$p9.U35]+[$P10.U35])" office:value-type="string" office:string-value=" " calcext:value-type="string">
            <text:p><text:s/></text:p>
          </table:table-cell>
          <table:table-cell table:style-name="ce242" table:formula="of:=IF([$P1.V35]+[$P2.V35]+[$P3.V35]+[$P4.V35]+[$P5.V35]+[$P6.V35]+[$P7.V35]+[$P8.V35]+[$p9.V35]+[$P10.V35]=0;&quot; &quot;;[$P1.V35]+[$P2.V35]+[$P3.V35]+[$P4.V35]+[$P5.V35]+[$P6.V35]+[$P7.V35]+[$P8.V35]+[$p9.V35]+[$P10.V35])" office:value-type="string" office:string-value=" " calcext:value-type="string">
            <text:p><text:s/></text:p>
          </table:table-cell>
          <table:table-cell table:style-name="ce242" table:formula="of:=IF([$P1.W35]+[$P2.W35]+[$P3.W35]+[$P4.W35]+[$P5.W35]+[$P6.W35]+[$P7.W35]+[$P8.W35]+[$p9.W35]+[$P10.W35]=0;&quot; &quot;;[$P1.W35]+[$P2.W35]+[$P3.W35]+[$P4.W35]+[$P5.W35]+[$P6.W35]+[$P7.W35]+[$P8.W35]+[$p9.W35]+[$P10.W35])" office:value-type="string" office:string-value=" " calcext:value-type="string">
            <text:p><text:s/></text:p>
          </table:table-cell>
          <table:table-cell table:style-name="ce242" table:formula="of:=IF([$P1.X35]+[$P2.X35]+[$P3.X35]+[$P4.X35]+[$P5.X35]+[$P6.X35]+[$P7.X35]+[$P8.X35]+[$p9.X35]+[$P10.X35]=0;&quot; &quot;;[$P1.X35]+[$P2.X35]+[$P3.X35]+[$P4.X35]+[$P5.X35]+[$P6.X35]+[$P7.X35]+[$P8.X35]+[$p9.X35]+[$P10.X35])" office:value-type="string" office:string-value=" " calcext:value-type="string">
            <text:p><text:s/></text:p>
          </table:table-cell>
          <table:table-cell table:style-name="ce242" table:formula="of:=IF([$P1.Y35]+[$P2.Y35]+[$P3.Y35]+[$P4.Y35]+[$P5.Y35]+[$P6.Y35]+[$P7.Y35]+[$P8.Y35]+[$p9.Y35]+[$P10.Y35]=0;&quot; &quot;;[$P1.Y35]+[$P2.Y35]+[$P3.Y35]+[$P4.Y35]+[$P5.Y35]+[$P6.Y35]+[$P7.Y35]+[$P8.Y35]+[$p9.Y35]+[$P10.Y35])" office:value-type="string" office:string-value=" " calcext:value-type="string">
            <text:p><text:s/></text:p>
          </table:table-cell>
          <table:table-cell table:style-name="ce242" table:formula="of:=IF([$P1.Z35]+[$P2.Z35]+[$P3.Z35]+[$P4.Z35]+[$P5.Z35]+[$P6.Z35]+[$P7.Z35]+[$P8.Z35]+[$p9.Z35]+[$P10.Z35]=0;&quot; &quot;;[$P1.Z35]+[$P2.Z35]+[$P3.Z35]+[$P4.Z35]+[$P5.Z35]+[$P6.Z35]+[$P7.Z35]+[$P8.Z35]+[$p9.Z35]+[$P10.Z35])" office:value-type="string" office:string-value=" " calcext:value-type="string">
            <text:p><text:s/></text:p>
          </table:table-cell>
          <table:table-cell table:style-name="ce242" table:formula="of:=IF([$P1.AA35]+[$P2.AA35]+[$P3.AA35]+[$P4.AA35]+[$P5.AA35]+[$P6.AA35]+[$P7.AA35]+[$P8.AA35]+[$p9.AA35]+[$P10.AA35]=0;&quot; &quot;;[$P1.AA35]+[$P2.AA35]+[$P3.AA35]+[$P4.AA35]+[$P5.AA35]+[$P6.AA35]+[$P7.AA35]+[$P8.AA35]+[$p9.AA35]+[$P10.AA35])" office:value-type="string" office:string-value=" " calcext:value-type="string">
            <text:p><text:s/></text:p>
          </table:table-cell>
          <table:table-cell table:style-name="ce242" table:formula="of:=IF([$P1.AB35]+[$P2.AB35]+[$P3.AB35]+[$P4.AB35]+[$P5.AB35]+[$P6.AB35]+[$P7.AB35]+[$P8.AB35]+[$p9.AB35]+[$P10.AB35]=0;&quot; &quot;;[$P1.AB35]+[$P2.AB35]+[$P3.AB35]+[$P4.AB35]+[$P5.AB35]+[$P6.AB35]+[$P7.AB35]+[$P8.AB35]+[$p9.AB35]+[$P10.AB35])" office:value-type="string" office:string-value=" " calcext:value-type="string">
            <text:p><text:s/></text:p>
          </table:table-cell>
          <table:table-cell table:style-name="ce250" table:formula="of:=IF([$P1.AC35]+[$P2.AC35]+[$P3.AC35]+[$P4.AC35]+[$P5.AC35]+[$P6.AC35]+[$P7.AC35]+[$P8.AC35]+[$p9.AC35]+[$P10.AC35]=0;&quot; &quot;;[$P1.AC35]+[$P2.AC35]+[$P3.AC35]+[$P4.AC35]+[$P5.AC35]+[$P6.AC35]+[$P7.AC35]+[$P8.AC35]+[$p9.AC35]+[$P10.AC35])" office:value-type="string" office:string-value=" " calcext:value-type="string">
            <text:p><text:s/></text:p>
          </table:table-cell>
          <table:table-cell table:style-name="ce256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6]" office:value-type="float" office:value="0" calcext:value-type="float">
            <text:p>0</text:p>
          </table:table-cell>
          <table:table-cell table:style-name="ce217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36]+[$P2.G36]+[$P3.G36]+[$P4.G36]+[$P5.G36]+[$P6.G36]+[$P7.G36]+[$P8.G36]+[$p9.G36]+[$P10.G36]=0;&quot; &quot;;[$P1.G36]+[$P2.G36]+[$P3.G36]+[$P4.G36]+[$P5.G36]+[$P6.G36]+[$P7.G36]+[$P8.G36]+[$p9.G36]+[$P10.G36])" office:value-type="string" office:string-value=" " calcext:value-type="string">
            <text:p><text:s/></text:p>
          </table:table-cell>
          <table:table-cell table:style-name="ce242" table:formula="of:=IF([$P1.H36]+[$P2.H36]+[$P3.H36]+[$P4.H36]+[$P5.H36]+[$P6.H36]+[$P7.H36]+[$P8.H36]+[$p9.H36]+[$P10.H36]=0;&quot; &quot;;[$P1.H36]+[$P2.H36]+[$P3.H36]+[$P4.H36]+[$P5.H36]+[$P6.H36]+[$P7.H36]+[$P8.H36]+[$p9.H36]+[$P10.H36])" office:value-type="string" office:string-value=" " calcext:value-type="string">
            <text:p><text:s/></text:p>
          </table:table-cell>
          <table:table-cell table:style-name="ce242" table:formula="of:=IF([$P1.I36]+[$P2.I36]+[$P3.I36]+[$P4.I36]+[$P5.I36]+[$P6.I36]+[$P7.I36]+[$P8.I36]+[$p9.I36]+[$P10.I36]=0;&quot; &quot;;[$P1.I36]+[$P2.I36]+[$P3.I36]+[$P4.I36]+[$P5.I36]+[$P6.I36]+[$P7.I36]+[$P8.I36]+[$p9.I36]+[$P10.I36])" office:value-type="string" office:string-value=" " calcext:value-type="string">
            <text:p><text:s/></text:p>
          </table:table-cell>
          <table:table-cell table:style-name="ce242" table:formula="of:=IF([$P1.J36]+[$P2.J36]+[$P3.J36]+[$P4.J36]+[$P5.J36]+[$P6.J36]+[$P7.J36]+[$P8.J36]+[$p9.J36]+[$P10.J36]=0;&quot; &quot;;[$P1.J36]+[$P2.J36]+[$P3.J36]+[$P4.J36]+[$P5.J36]+[$P6.J36]+[$P7.J36]+[$P8.J36]+[$p9.J36]+[$P10.J36])" office:value-type="string" office:string-value=" " calcext:value-type="string">
            <text:p><text:s/></text:p>
          </table:table-cell>
          <table:table-cell table:style-name="ce242" table:formula="of:=IF([$P1.K36]+[$P2.K36]+[$P3.K36]+[$P4.K36]+[$P5.K36]+[$P6.K36]+[$P7.K36]+[$P8.K36]+[$p9.K36]+[$P10.K36]=0;&quot; &quot;;[$P1.K36]+[$P2.K36]+[$P3.K36]+[$P4.K36]+[$P5.K36]+[$P6.K36]+[$P7.K36]+[$P8.K36]+[$p9.K36]+[$P10.K36])" office:value-type="string" office:string-value=" " calcext:value-type="string">
            <text:p><text:s/></text:p>
          </table:table-cell>
          <table:table-cell table:style-name="ce242" table:formula="of:=IF([$P1.L36]+[$P2.L36]+[$P3.L36]+[$P4.L36]+[$P5.L36]+[$P6.L36]+[$P7.L36]+[$P8.L36]+[$p9.L36]+[$P10.L36]=0;&quot; &quot;;[$P1.L36]+[$P2.L36]+[$P3.L36]+[$P4.L36]+[$P5.L36]+[$P6.L36]+[$P7.L36]+[$P8.L36]+[$p9.L36]+[$P10.L36])" office:value-type="string" office:string-value=" " calcext:value-type="string">
            <text:p><text:s/></text:p>
          </table:table-cell>
          <table:table-cell table:style-name="ce242" table:formula="of:=IF([$P1.M36]+[$P2.M36]+[$P3.M36]+[$P4.M36]+[$P5.M36]+[$P6.M36]+[$P7.M36]+[$P8.M36]+[$p9.M36]+[$P10.M36]=0;&quot; &quot;;[$P1.M36]+[$P2.M36]+[$P3.M36]+[$P4.M36]+[$P5.M36]+[$P6.M36]+[$P7.M36]+[$P8.M36]+[$p9.M36]+[$P10.M36])" office:value-type="string" office:string-value=" " calcext:value-type="string">
            <text:p><text:s/></text:p>
          </table:table-cell>
          <table:table-cell table:style-name="ce242" table:formula="of:=IF([$P1.N36]+[$P2.N36]+[$P3.N36]+[$P4.N36]+[$P5.N36]+[$P6.N36]+[$P7.N36]+[$P8.N36]+[$p9.N36]+[$P10.N36]=0;&quot; &quot;;[$P1.N36]+[$P2.N36]+[$P3.N36]+[$P4.N36]+[$P5.N36]+[$P6.N36]+[$P7.N36]+[$P8.N36]+[$p9.N36]+[$P10.N36])" office:value-type="string" office:string-value=" " calcext:value-type="string">
            <text:p><text:s/></text:p>
          </table:table-cell>
          <table:table-cell table:style-name="ce242" table:formula="of:=IF([$P1.O36]+[$P2.O36]+[$P3.O36]+[$P4.O36]+[$P5.O36]+[$P6.O36]+[$P7.O36]+[$P8.O36]+[$p9.O36]+[$P10.O36]=0;&quot; &quot;;[$P1.O36]+[$P2.O36]+[$P3.O36]+[$P4.O36]+[$P5.O36]+[$P6.O36]+[$P7.O36]+[$P8.O36]+[$p9.O36]+[$P10.O36])" office:value-type="string" office:string-value=" " calcext:value-type="string">
            <text:p><text:s/></text:p>
          </table:table-cell>
          <table:table-cell table:style-name="ce242" table:formula="of:=IF([$P1.P36]+[$P2.P36]+[$P3.P36]+[$P4.P36]+[$P5.P36]+[$P6.P36]+[$P7.P36]+[$P8.P36]+[$p9.P36]+[$P10.P36]=0;&quot; &quot;;[$P1.P36]+[$P2.P36]+[$P3.P36]+[$P4.P36]+[$P5.P36]+[$P6.P36]+[$P7.P36]+[$P8.P36]+[$p9.P36]+[$P10.P36])" office:value-type="string" office:string-value=" " calcext:value-type="string">
            <text:p><text:s/></text:p>
          </table:table-cell>
          <table:table-cell table:style-name="ce242" table:formula="of:=IF([$P1.Q36]+[$P2.Q36]+[$P3.Q36]+[$P4.Q36]+[$P5.Q36]+[$P6.Q36]+[$P7.Q36]+[$P8.Q36]+[$p9.Q36]+[$P10.Q36]=0;&quot; &quot;;[$P1.Q36]+[$P2.Q36]+[$P3.Q36]+[$P4.Q36]+[$P5.Q36]+[$P6.Q36]+[$P7.Q36]+[$P8.Q36]+[$p9.Q36]+[$P10.Q36])" office:value-type="string" office:string-value=" " calcext:value-type="string">
            <text:p><text:s/></text:p>
          </table:table-cell>
          <table:table-cell table:style-name="ce242" table:formula="of:=IF([$P1.R36]+[$P2.R36]+[$P3.R36]+[$P4.R36]+[$P5.R36]+[$P6.R36]+[$P7.R36]+[$P8.R36]+[$p9.R36]+[$P10.R36]=0;&quot; &quot;;[$P1.R36]+[$P2.R36]+[$P3.R36]+[$P4.R36]+[$P5.R36]+[$P6.R36]+[$P7.R36]+[$P8.R36]+[$p9.R36]+[$P10.R36])" office:value-type="string" office:string-value=" " calcext:value-type="string">
            <text:p><text:s/></text:p>
          </table:table-cell>
          <table:table-cell table:style-name="ce242" table:formula="of:=IF([$P1.S36]+[$P2.S36]+[$P3.S36]+[$P4.S36]+[$P5.S36]+[$P6.S36]+[$P7.S36]+[$P8.S36]+[$p9.S36]+[$P10.S36]=0;&quot; &quot;;[$P1.S36]+[$P2.S36]+[$P3.S36]+[$P4.S36]+[$P5.S36]+[$P6.S36]+[$P7.S36]+[$P8.S36]+[$p9.S36]+[$P10.S36])" office:value-type="string" office:string-value=" " calcext:value-type="string">
            <text:p><text:s/></text:p>
          </table:table-cell>
          <table:table-cell table:style-name="ce242" table:formula="of:=IF([$P1.T36]+[$P2.T36]+[$P3.T36]+[$P4.T36]+[$P5.T36]+[$P6.T36]+[$P7.T36]+[$P8.T36]+[$p9.T36]+[$P10.T36]=0;&quot; &quot;;[$P1.T36]+[$P2.T36]+[$P3.T36]+[$P4.T36]+[$P5.T36]+[$P6.T36]+[$P7.T36]+[$P8.T36]+[$p9.T36]+[$P10.T36])" office:value-type="string" office:string-value=" " calcext:value-type="string">
            <text:p><text:s/></text:p>
          </table:table-cell>
          <table:table-cell table:style-name="ce242" table:formula="of:=IF([$P1.U36]+[$P2.U36]+[$P3.U36]+[$P4.U36]+[$P5.U36]+[$P6.U36]+[$P7.U36]+[$P8.U36]+[$p9.U36]+[$P10.U36]=0;&quot; &quot;;[$P1.U36]+[$P2.U36]+[$P3.U36]+[$P4.U36]+[$P5.U36]+[$P6.U36]+[$P7.U36]+[$P8.U36]+[$p9.U36]+[$P10.U36])" office:value-type="string" office:string-value=" " calcext:value-type="string">
            <text:p><text:s/></text:p>
          </table:table-cell>
          <table:table-cell table:style-name="ce242" table:formula="of:=IF([$P1.V36]+[$P2.V36]+[$P3.V36]+[$P4.V36]+[$P5.V36]+[$P6.V36]+[$P7.V36]+[$P8.V36]+[$p9.V36]+[$P10.V36]=0;&quot; &quot;;[$P1.V36]+[$P2.V36]+[$P3.V36]+[$P4.V36]+[$P5.V36]+[$P6.V36]+[$P7.V36]+[$P8.V36]+[$p9.V36]+[$P10.V36])" office:value-type="string" office:string-value=" " calcext:value-type="string">
            <text:p><text:s/></text:p>
          </table:table-cell>
          <table:table-cell table:style-name="ce242" table:formula="of:=IF([$P1.W36]+[$P2.W36]+[$P3.W36]+[$P4.W36]+[$P5.W36]+[$P6.W36]+[$P7.W36]+[$P8.W36]+[$p9.W36]+[$P10.W36]=0;&quot; &quot;;[$P1.W36]+[$P2.W36]+[$P3.W36]+[$P4.W36]+[$P5.W36]+[$P6.W36]+[$P7.W36]+[$P8.W36]+[$p9.W36]+[$P10.W36])" office:value-type="string" office:string-value=" " calcext:value-type="string">
            <text:p><text:s/></text:p>
          </table:table-cell>
          <table:table-cell table:style-name="ce242" table:formula="of:=IF([$P1.X36]+[$P2.X36]+[$P3.X36]+[$P4.X36]+[$P5.X36]+[$P6.X36]+[$P7.X36]+[$P8.X36]+[$p9.X36]+[$P10.X36]=0;&quot; &quot;;[$P1.X36]+[$P2.X36]+[$P3.X36]+[$P4.X36]+[$P5.X36]+[$P6.X36]+[$P7.X36]+[$P8.X36]+[$p9.X36]+[$P10.X36])" office:value-type="string" office:string-value=" " calcext:value-type="string">
            <text:p><text:s/></text:p>
          </table:table-cell>
          <table:table-cell table:style-name="ce242" table:formula="of:=IF([$P1.Y36]+[$P2.Y36]+[$P3.Y36]+[$P4.Y36]+[$P5.Y36]+[$P6.Y36]+[$P7.Y36]+[$P8.Y36]+[$p9.Y36]+[$P10.Y36]=0;&quot; &quot;;[$P1.Y36]+[$P2.Y36]+[$P3.Y36]+[$P4.Y36]+[$P5.Y36]+[$P6.Y36]+[$P7.Y36]+[$P8.Y36]+[$p9.Y36]+[$P10.Y36])" office:value-type="string" office:string-value=" " calcext:value-type="string">
            <text:p><text:s/></text:p>
          </table:table-cell>
          <table:table-cell table:style-name="ce242" table:formula="of:=IF([$P1.Z36]+[$P2.Z36]+[$P3.Z36]+[$P4.Z36]+[$P5.Z36]+[$P6.Z36]+[$P7.Z36]+[$P8.Z36]+[$p9.Z36]+[$P10.Z36]=0;&quot; &quot;;[$P1.Z36]+[$P2.Z36]+[$P3.Z36]+[$P4.Z36]+[$P5.Z36]+[$P6.Z36]+[$P7.Z36]+[$P8.Z36]+[$p9.Z36]+[$P10.Z36])" office:value-type="string" office:string-value=" " calcext:value-type="string">
            <text:p><text:s/></text:p>
          </table:table-cell>
          <table:table-cell table:style-name="ce242" table:formula="of:=IF([$P1.AA36]+[$P2.AA36]+[$P3.AA36]+[$P4.AA36]+[$P5.AA36]+[$P6.AA36]+[$P7.AA36]+[$P8.AA36]+[$p9.AA36]+[$P10.AA36]=0;&quot; &quot;;[$P1.AA36]+[$P2.AA36]+[$P3.AA36]+[$P4.AA36]+[$P5.AA36]+[$P6.AA36]+[$P7.AA36]+[$P8.AA36]+[$p9.AA36]+[$P10.AA36])" office:value-type="string" office:string-value=" " calcext:value-type="string">
            <text:p><text:s/></text:p>
          </table:table-cell>
          <table:table-cell table:style-name="ce242" table:formula="of:=IF([$P1.AB36]+[$P2.AB36]+[$P3.AB36]+[$P4.AB36]+[$P5.AB36]+[$P6.AB36]+[$P7.AB36]+[$P8.AB36]+[$p9.AB36]+[$P10.AB36]=0;&quot; &quot;;[$P1.AB36]+[$P2.AB36]+[$P3.AB36]+[$P4.AB36]+[$P5.AB36]+[$P6.AB36]+[$P7.AB36]+[$P8.AB36]+[$p9.AB36]+[$P10.AB36])" office:value-type="string" office:string-value=" " calcext:value-type="string">
            <text:p><text:s/></text:p>
          </table:table-cell>
          <table:table-cell table:style-name="ce250" table:formula="of:=IF([$P1.AC36]+[$P2.AC36]+[$P3.AC36]+[$P4.AC36]+[$P5.AC36]+[$P6.AC36]+[$P7.AC36]+[$P8.AC36]+[$p9.AC36]+[$P10.AC36]=0;&quot; &quot;;[$P1.AC36]+[$P2.AC36]+[$P3.AC36]+[$P4.AC36]+[$P5.AC36]+[$P6.AC36]+[$P7.AC36]+[$P8.AC36]+[$p9.AC36]+[$P10.AC36])" office:value-type="string" office:string-value=" " calcext:value-type="string">
            <text:p><text:s/></text:p>
          </table:table-cell>
          <table:table-cell table:style-name="ce256" table:formula="of:=SUM([.G36:.AC36])" office:value-type="float" office:value="0" calcext:value-type="float">
            <text:p>0</text:p>
          </table:table-cell>
          <table:table-cell table:style-name="ce182"/>
          <table:table-cell table:number-columns-repeated="993"/>
        </table:table-row>
        <table:table-row table:style-name="ro10">
          <table:table-cell table:style-name="ce104" table:formula="of:=[$Basplan.A37]" office:value-type="float" office:value="0" calcext:value-type="float">
            <text:p>0</text:p>
          </table:table-cell>
          <table:table-cell table:style-name="ce217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37]+[$P2.G37]+[$P3.G37]+[$P4.G37]+[$P5.G37]+[$P6.G37]+[$P7.G37]+[$P8.G37]+[$p9.G37]+[$P10.G37]=0;&quot; &quot;;[$P1.G37]+[$P2.G37]+[$P3.G37]+[$P4.G37]+[$P5.G37]+[$P6.G37]+[$P7.G37]+[$P8.G37]+[$p9.G37]+[$P10.G37])" office:value-type="string" office:string-value=" " calcext:value-type="string">
            <text:p><text:s/></text:p>
          </table:table-cell>
          <table:table-cell table:style-name="ce242" table:formula="of:=IF([$P1.H37]+[$P2.H37]+[$P3.H37]+[$P4.H37]+[$P5.H37]+[$P6.H37]+[$P7.H37]+[$P8.H37]+[$p9.H37]+[$P10.H37]=0;&quot; &quot;;[$P1.H37]+[$P2.H37]+[$P3.H37]+[$P4.H37]+[$P5.H37]+[$P6.H37]+[$P7.H37]+[$P8.H37]+[$p9.H37]+[$P10.H37])" office:value-type="string" office:string-value=" " calcext:value-type="string">
            <text:p><text:s/></text:p>
          </table:table-cell>
          <table:table-cell table:style-name="ce242" table:formula="of:=IF([$P1.I37]+[$P2.I37]+[$P3.I37]+[$P4.I37]+[$P5.I37]+[$P6.I37]+[$P7.I37]+[$P8.I37]+[$p9.I37]+[$P10.I37]=0;&quot; &quot;;[$P1.I37]+[$P2.I37]+[$P3.I37]+[$P4.I37]+[$P5.I37]+[$P6.I37]+[$P7.I37]+[$P8.I37]+[$p9.I37]+[$P10.I37])" office:value-type="string" office:string-value=" " calcext:value-type="string">
            <text:p><text:s/></text:p>
          </table:table-cell>
          <table:table-cell table:style-name="ce242" table:formula="of:=IF([$P1.J37]+[$P2.J37]+[$P3.J37]+[$P4.J37]+[$P5.J37]+[$P6.J37]+[$P7.J37]+[$P8.J37]+[$p9.J37]+[$P10.J37]=0;&quot; &quot;;[$P1.J37]+[$P2.J37]+[$P3.J37]+[$P4.J37]+[$P5.J37]+[$P6.J37]+[$P7.J37]+[$P8.J37]+[$p9.J37]+[$P10.J37])" office:value-type="string" office:string-value=" " calcext:value-type="string">
            <text:p><text:s/></text:p>
          </table:table-cell>
          <table:table-cell table:style-name="ce242" table:formula="of:=IF([$P1.K37]+[$P2.K37]+[$P3.K37]+[$P4.K37]+[$P5.K37]+[$P6.K37]+[$P7.K37]+[$P8.K37]+[$p9.K37]+[$P10.K37]=0;&quot; &quot;;[$P1.K37]+[$P2.K37]+[$P3.K37]+[$P4.K37]+[$P5.K37]+[$P6.K37]+[$P7.K37]+[$P8.K37]+[$p9.K37]+[$P10.K37])" office:value-type="string" office:string-value=" " calcext:value-type="string">
            <text:p><text:s/></text:p>
          </table:table-cell>
          <table:table-cell table:style-name="ce242" table:formula="of:=IF([$P1.L37]+[$P2.L37]+[$P3.L37]+[$P4.L37]+[$P5.L37]+[$P6.L37]+[$P7.L37]+[$P8.L37]+[$p9.L37]+[$P10.L37]=0;&quot; &quot;;[$P1.L37]+[$P2.L37]+[$P3.L37]+[$P4.L37]+[$P5.L37]+[$P6.L37]+[$P7.L37]+[$P8.L37]+[$p9.L37]+[$P10.L37])" office:value-type="string" office:string-value=" " calcext:value-type="string">
            <text:p><text:s/></text:p>
          </table:table-cell>
          <table:table-cell table:style-name="ce242" table:formula="of:=IF([$P1.M37]+[$P2.M37]+[$P3.M37]+[$P4.M37]+[$P5.M37]+[$P6.M37]+[$P7.M37]+[$P8.M37]+[$p9.M37]+[$P10.M37]=0;&quot; &quot;;[$P1.M37]+[$P2.M37]+[$P3.M37]+[$P4.M37]+[$P5.M37]+[$P6.M37]+[$P7.M37]+[$P8.M37]+[$p9.M37]+[$P10.M37])" office:value-type="string" office:string-value=" " calcext:value-type="string">
            <text:p><text:s/></text:p>
          </table:table-cell>
          <table:table-cell table:style-name="ce242" table:formula="of:=IF([$P1.N37]+[$P2.N37]+[$P3.N37]+[$P4.N37]+[$P5.N37]+[$P6.N37]+[$P7.N37]+[$P8.N37]+[$p9.N37]+[$P10.N37]=0;&quot; &quot;;[$P1.N37]+[$P2.N37]+[$P3.N37]+[$P4.N37]+[$P5.N37]+[$P6.N37]+[$P7.N37]+[$P8.N37]+[$p9.N37]+[$P10.N37])" office:value-type="string" office:string-value=" " calcext:value-type="string">
            <text:p><text:s/></text:p>
          </table:table-cell>
          <table:table-cell table:style-name="ce242" table:formula="of:=IF([$P1.O37]+[$P2.O37]+[$P3.O37]+[$P4.O37]+[$P5.O37]+[$P6.O37]+[$P7.O37]+[$P8.O37]+[$p9.O37]+[$P10.O37]=0;&quot; &quot;;[$P1.O37]+[$P2.O37]+[$P3.O37]+[$P4.O37]+[$P5.O37]+[$P6.O37]+[$P7.O37]+[$P8.O37]+[$p9.O37]+[$P10.O37])" office:value-type="string" office:string-value=" " calcext:value-type="string">
            <text:p><text:s/></text:p>
          </table:table-cell>
          <table:table-cell table:style-name="ce242" table:formula="of:=IF([$P1.P37]+[$P2.P37]+[$P3.P37]+[$P4.P37]+[$P5.P37]+[$P6.P37]+[$P7.P37]+[$P8.P37]+[$p9.P37]+[$P10.P37]=0;&quot; &quot;;[$P1.P37]+[$P2.P37]+[$P3.P37]+[$P4.P37]+[$P5.P37]+[$P6.P37]+[$P7.P37]+[$P8.P37]+[$p9.P37]+[$P10.P37])" office:value-type="string" office:string-value=" " calcext:value-type="string">
            <text:p><text:s/></text:p>
          </table:table-cell>
          <table:table-cell table:style-name="ce242" table:formula="of:=IF([$P1.Q37]+[$P2.Q37]+[$P3.Q37]+[$P4.Q37]+[$P5.Q37]+[$P6.Q37]+[$P7.Q37]+[$P8.Q37]+[$p9.Q37]+[$P10.Q37]=0;&quot; &quot;;[$P1.Q37]+[$P2.Q37]+[$P3.Q37]+[$P4.Q37]+[$P5.Q37]+[$P6.Q37]+[$P7.Q37]+[$P8.Q37]+[$p9.Q37]+[$P10.Q37])" office:value-type="string" office:string-value=" " calcext:value-type="string">
            <text:p><text:s/></text:p>
          </table:table-cell>
          <table:table-cell table:style-name="ce242" table:formula="of:=IF([$P1.R37]+[$P2.R37]+[$P3.R37]+[$P4.R37]+[$P5.R37]+[$P6.R37]+[$P7.R37]+[$P8.R37]+[$p9.R37]+[$P10.R37]=0;&quot; &quot;;[$P1.R37]+[$P2.R37]+[$P3.R37]+[$P4.R37]+[$P5.R37]+[$P6.R37]+[$P7.R37]+[$P8.R37]+[$p9.R37]+[$P10.R37])" office:value-type="string" office:string-value=" " calcext:value-type="string">
            <text:p><text:s/></text:p>
          </table:table-cell>
          <table:table-cell table:style-name="ce242" table:formula="of:=IF([$P1.S37]+[$P2.S37]+[$P3.S37]+[$P4.S37]+[$P5.S37]+[$P6.S37]+[$P7.S37]+[$P8.S37]+[$p9.S37]+[$P10.S37]=0;&quot; &quot;;[$P1.S37]+[$P2.S37]+[$P3.S37]+[$P4.S37]+[$P5.S37]+[$P6.S37]+[$P7.S37]+[$P8.S37]+[$p9.S37]+[$P10.S37])" office:value-type="string" office:string-value=" " calcext:value-type="string">
            <text:p><text:s/></text:p>
          </table:table-cell>
          <table:table-cell table:style-name="ce242" table:formula="of:=IF([$P1.T37]+[$P2.T37]+[$P3.T37]+[$P4.T37]+[$P5.T37]+[$P6.T37]+[$P7.T37]+[$P8.T37]+[$p9.T37]+[$P10.T37]=0;&quot; &quot;;[$P1.T37]+[$P2.T37]+[$P3.T37]+[$P4.T37]+[$P5.T37]+[$P6.T37]+[$P7.T37]+[$P8.T37]+[$p9.T37]+[$P10.T37])" office:value-type="string" office:string-value=" " calcext:value-type="string">
            <text:p><text:s/></text:p>
          </table:table-cell>
          <table:table-cell table:style-name="ce242" table:formula="of:=IF([$P1.U37]+[$P2.U37]+[$P3.U37]+[$P4.U37]+[$P5.U37]+[$P6.U37]+[$P7.U37]+[$P8.U37]+[$p9.U37]+[$P10.U37]=0;&quot; &quot;;[$P1.U37]+[$P2.U37]+[$P3.U37]+[$P4.U37]+[$P5.U37]+[$P6.U37]+[$P7.U37]+[$P8.U37]+[$p9.U37]+[$P10.U37])" office:value-type="string" office:string-value=" " calcext:value-type="string">
            <text:p><text:s/></text:p>
          </table:table-cell>
          <table:table-cell table:style-name="ce242" table:formula="of:=IF([$P1.V37]+[$P2.V37]+[$P3.V37]+[$P4.V37]+[$P5.V37]+[$P6.V37]+[$P7.V37]+[$P8.V37]+[$p9.V37]+[$P10.V37]=0;&quot; &quot;;[$P1.V37]+[$P2.V37]+[$P3.V37]+[$P4.V37]+[$P5.V37]+[$P6.V37]+[$P7.V37]+[$P8.V37]+[$p9.V37]+[$P10.V37])" office:value-type="string" office:string-value=" " calcext:value-type="string">
            <text:p><text:s/></text:p>
          </table:table-cell>
          <table:table-cell table:style-name="ce242" table:formula="of:=IF([$P1.W37]+[$P2.W37]+[$P3.W37]+[$P4.W37]+[$P5.W37]+[$P6.W37]+[$P7.W37]+[$P8.W37]+[$p9.W37]+[$P10.W37]=0;&quot; &quot;;[$P1.W37]+[$P2.W37]+[$P3.W37]+[$P4.W37]+[$P5.W37]+[$P6.W37]+[$P7.W37]+[$P8.W37]+[$p9.W37]+[$P10.W37])" office:value-type="string" office:string-value=" " calcext:value-type="string">
            <text:p><text:s/></text:p>
          </table:table-cell>
          <table:table-cell table:style-name="ce242" table:formula="of:=IF([$P1.X37]+[$P2.X37]+[$P3.X37]+[$P4.X37]+[$P5.X37]+[$P6.X37]+[$P7.X37]+[$P8.X37]+[$p9.X37]+[$P10.X37]=0;&quot; &quot;;[$P1.X37]+[$P2.X37]+[$P3.X37]+[$P4.X37]+[$P5.X37]+[$P6.X37]+[$P7.X37]+[$P8.X37]+[$p9.X37]+[$P10.X37])" office:value-type="string" office:string-value=" " calcext:value-type="string">
            <text:p><text:s/></text:p>
          </table:table-cell>
          <table:table-cell table:style-name="ce242" table:formula="of:=IF([$P1.Y37]+[$P2.Y37]+[$P3.Y37]+[$P4.Y37]+[$P5.Y37]+[$P6.Y37]+[$P7.Y37]+[$P8.Y37]+[$p9.Y37]+[$P10.Y37]=0;&quot; &quot;;[$P1.Y37]+[$P2.Y37]+[$P3.Y37]+[$P4.Y37]+[$P5.Y37]+[$P6.Y37]+[$P7.Y37]+[$P8.Y37]+[$p9.Y37]+[$P10.Y37])" office:value-type="string" office:string-value=" " calcext:value-type="string">
            <text:p><text:s/></text:p>
          </table:table-cell>
          <table:table-cell table:style-name="ce242" table:formula="of:=IF([$P1.Z37]+[$P2.Z37]+[$P3.Z37]+[$P4.Z37]+[$P5.Z37]+[$P6.Z37]+[$P7.Z37]+[$P8.Z37]+[$p9.Z37]+[$P10.Z37]=0;&quot; &quot;;[$P1.Z37]+[$P2.Z37]+[$P3.Z37]+[$P4.Z37]+[$P5.Z37]+[$P6.Z37]+[$P7.Z37]+[$P8.Z37]+[$p9.Z37]+[$P10.Z37])" office:value-type="string" office:string-value=" " calcext:value-type="string">
            <text:p><text:s/></text:p>
          </table:table-cell>
          <table:table-cell table:style-name="ce242" table:formula="of:=IF([$P1.AA37]+[$P2.AA37]+[$P3.AA37]+[$P4.AA37]+[$P5.AA37]+[$P6.AA37]+[$P7.AA37]+[$P8.AA37]+[$p9.AA37]+[$P10.AA37]=0;&quot; &quot;;[$P1.AA37]+[$P2.AA37]+[$P3.AA37]+[$P4.AA37]+[$P5.AA37]+[$P6.AA37]+[$P7.AA37]+[$P8.AA37]+[$p9.AA37]+[$P10.AA37])" office:value-type="string" office:string-value=" " calcext:value-type="string">
            <text:p><text:s/></text:p>
          </table:table-cell>
          <table:table-cell table:style-name="ce242" table:formula="of:=IF([$P1.AB37]+[$P2.AB37]+[$P3.AB37]+[$P4.AB37]+[$P5.AB37]+[$P6.AB37]+[$P7.AB37]+[$P8.AB37]+[$p9.AB37]+[$P10.AB37]=0;&quot; &quot;;[$P1.AB37]+[$P2.AB37]+[$P3.AB37]+[$P4.AB37]+[$P5.AB37]+[$P6.AB37]+[$P7.AB37]+[$P8.AB37]+[$p9.AB37]+[$P10.AB37])" office:value-type="string" office:string-value=" " calcext:value-type="string">
            <text:p><text:s/></text:p>
          </table:table-cell>
          <table:table-cell table:style-name="ce250" table:formula="of:=IF([$P1.AC37]+[$P2.AC37]+[$P3.AC37]+[$P4.AC37]+[$P5.AC37]+[$P6.AC37]+[$P7.AC37]+[$P8.AC37]+[$p9.AC37]+[$P10.AC37]=0;&quot; &quot;;[$P1.AC37]+[$P2.AC37]+[$P3.AC37]+[$P4.AC37]+[$P5.AC37]+[$P6.AC37]+[$P7.AC37]+[$P8.AC37]+[$p9.AC37]+[$P10.AC37])" office:value-type="string" office:string-value=" " calcext:value-type="string">
            <text:p><text:s/></text:p>
          </table:table-cell>
          <table:table-cell table:style-name="ce256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8]" office:value-type="float" office:value="0" calcext:value-type="float">
            <text:p>0</text:p>
          </table:table-cell>
          <table:table-cell table:style-name="ce217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38]+[$P2.G38]+[$P3.G38]+[$P4.G38]+[$P5.G38]+[$P6.G38]+[$P7.G38]+[$P8.G38]+[$p9.G38]+[$P10.G38]=0;&quot; &quot;;[$P1.G38]+[$P2.G38]+[$P3.G38]+[$P4.G38]+[$P5.G38]+[$P6.G38]+[$P7.G38]+[$P8.G38]+[$p9.G38]+[$P10.G38])" office:value-type="string" office:string-value=" " calcext:value-type="string">
            <text:p><text:s/></text:p>
          </table:table-cell>
          <table:table-cell table:style-name="ce242" table:formula="of:=IF([$P1.H38]+[$P2.H38]+[$P3.H38]+[$P4.H38]+[$P5.H38]+[$P6.H38]+[$P7.H38]+[$P8.H38]+[$p9.H38]+[$P10.H38]=0;&quot; &quot;;[$P1.H38]+[$P2.H38]+[$P3.H38]+[$P4.H38]+[$P5.H38]+[$P6.H38]+[$P7.H38]+[$P8.H38]+[$p9.H38]+[$P10.H38])" office:value-type="string" office:string-value=" " calcext:value-type="string">
            <text:p><text:s/></text:p>
          </table:table-cell>
          <table:table-cell table:style-name="ce242" table:formula="of:=IF([$P1.I38]+[$P2.I38]+[$P3.I38]+[$P4.I38]+[$P5.I38]+[$P6.I38]+[$P7.I38]+[$P8.I38]+[$p9.I38]+[$P10.I38]=0;&quot; &quot;;[$P1.I38]+[$P2.I38]+[$P3.I38]+[$P4.I38]+[$P5.I38]+[$P6.I38]+[$P7.I38]+[$P8.I38]+[$p9.I38]+[$P10.I38])" office:value-type="string" office:string-value=" " calcext:value-type="string">
            <text:p><text:s/></text:p>
          </table:table-cell>
          <table:table-cell table:style-name="ce242" table:formula="of:=IF([$P1.J38]+[$P2.J38]+[$P3.J38]+[$P4.J38]+[$P5.J38]+[$P6.J38]+[$P7.J38]+[$P8.J38]+[$p9.J38]+[$P10.J38]=0;&quot; &quot;;[$P1.J38]+[$P2.J38]+[$P3.J38]+[$P4.J38]+[$P5.J38]+[$P6.J38]+[$P7.J38]+[$P8.J38]+[$p9.J38]+[$P10.J38])" office:value-type="string" office:string-value=" " calcext:value-type="string">
            <text:p><text:s/></text:p>
          </table:table-cell>
          <table:table-cell table:style-name="ce242" table:formula="of:=IF([$P1.K38]+[$P2.K38]+[$P3.K38]+[$P4.K38]+[$P5.K38]+[$P6.K38]+[$P7.K38]+[$P8.K38]+[$p9.K38]+[$P10.K38]=0;&quot; &quot;;[$P1.K38]+[$P2.K38]+[$P3.K38]+[$P4.K38]+[$P5.K38]+[$P6.K38]+[$P7.K38]+[$P8.K38]+[$p9.K38]+[$P10.K38])" office:value-type="string" office:string-value=" " calcext:value-type="string">
            <text:p><text:s/></text:p>
          </table:table-cell>
          <table:table-cell table:style-name="ce242" table:formula="of:=IF([$P1.L38]+[$P2.L38]+[$P3.L38]+[$P4.L38]+[$P5.L38]+[$P6.L38]+[$P7.L38]+[$P8.L38]+[$p9.L38]+[$P10.L38]=0;&quot; &quot;;[$P1.L38]+[$P2.L38]+[$P3.L38]+[$P4.L38]+[$P5.L38]+[$P6.L38]+[$P7.L38]+[$P8.L38]+[$p9.L38]+[$P10.L38])" office:value-type="string" office:string-value=" " calcext:value-type="string">
            <text:p><text:s/></text:p>
          </table:table-cell>
          <table:table-cell table:style-name="ce242" table:formula="of:=IF([$P1.M38]+[$P2.M38]+[$P3.M38]+[$P4.M38]+[$P5.M38]+[$P6.M38]+[$P7.M38]+[$P8.M38]+[$p9.M38]+[$P10.M38]=0;&quot; &quot;;[$P1.M38]+[$P2.M38]+[$P3.M38]+[$P4.M38]+[$P5.M38]+[$P6.M38]+[$P7.M38]+[$P8.M38]+[$p9.M38]+[$P10.M38])" office:value-type="string" office:string-value=" " calcext:value-type="string">
            <text:p><text:s/></text:p>
          </table:table-cell>
          <table:table-cell table:style-name="ce242" table:formula="of:=IF([$P1.N38]+[$P2.N38]+[$P3.N38]+[$P4.N38]+[$P5.N38]+[$P6.N38]+[$P7.N38]+[$P8.N38]+[$p9.N38]+[$P10.N38]=0;&quot; &quot;;[$P1.N38]+[$P2.N38]+[$P3.N38]+[$P4.N38]+[$P5.N38]+[$P6.N38]+[$P7.N38]+[$P8.N38]+[$p9.N38]+[$P10.N38])" office:value-type="string" office:string-value=" " calcext:value-type="string">
            <text:p><text:s/></text:p>
          </table:table-cell>
          <table:table-cell table:style-name="ce242" table:formula="of:=IF([$P1.O38]+[$P2.O38]+[$P3.O38]+[$P4.O38]+[$P5.O38]+[$P6.O38]+[$P7.O38]+[$P8.O38]+[$p9.O38]+[$P10.O38]=0;&quot; &quot;;[$P1.O38]+[$P2.O38]+[$P3.O38]+[$P4.O38]+[$P5.O38]+[$P6.O38]+[$P7.O38]+[$P8.O38]+[$p9.O38]+[$P10.O38])" office:value-type="string" office:string-value=" " calcext:value-type="string">
            <text:p><text:s/></text:p>
          </table:table-cell>
          <table:table-cell table:style-name="ce242" table:formula="of:=IF([$P1.P38]+[$P2.P38]+[$P3.P38]+[$P4.P38]+[$P5.P38]+[$P6.P38]+[$P7.P38]+[$P8.P38]+[$p9.P38]+[$P10.P38]=0;&quot; &quot;;[$P1.P38]+[$P2.P38]+[$P3.P38]+[$P4.P38]+[$P5.P38]+[$P6.P38]+[$P7.P38]+[$P8.P38]+[$p9.P38]+[$P10.P38])" office:value-type="string" office:string-value=" " calcext:value-type="string">
            <text:p><text:s/></text:p>
          </table:table-cell>
          <table:table-cell table:style-name="ce242" table:formula="of:=IF([$P1.Q38]+[$P2.Q38]+[$P3.Q38]+[$P4.Q38]+[$P5.Q38]+[$P6.Q38]+[$P7.Q38]+[$P8.Q38]+[$p9.Q38]+[$P10.Q38]=0;&quot; &quot;;[$P1.Q38]+[$P2.Q38]+[$P3.Q38]+[$P4.Q38]+[$P5.Q38]+[$P6.Q38]+[$P7.Q38]+[$P8.Q38]+[$p9.Q38]+[$P10.Q38])" office:value-type="string" office:string-value=" " calcext:value-type="string">
            <text:p><text:s/></text:p>
          </table:table-cell>
          <table:table-cell table:style-name="ce242" table:formula="of:=IF([$P1.R38]+[$P2.R38]+[$P3.R38]+[$P4.R38]+[$P5.R38]+[$P6.R38]+[$P7.R38]+[$P8.R38]+[$p9.R38]+[$P10.R38]=0;&quot; &quot;;[$P1.R38]+[$P2.R38]+[$P3.R38]+[$P4.R38]+[$P5.R38]+[$P6.R38]+[$P7.R38]+[$P8.R38]+[$p9.R38]+[$P10.R38])" office:value-type="string" office:string-value=" " calcext:value-type="string">
            <text:p><text:s/></text:p>
          </table:table-cell>
          <table:table-cell table:style-name="ce242" table:formula="of:=IF([$P1.S38]+[$P2.S38]+[$P3.S38]+[$P4.S38]+[$P5.S38]+[$P6.S38]+[$P7.S38]+[$P8.S38]+[$p9.S38]+[$P10.S38]=0;&quot; &quot;;[$P1.S38]+[$P2.S38]+[$P3.S38]+[$P4.S38]+[$P5.S38]+[$P6.S38]+[$P7.S38]+[$P8.S38]+[$p9.S38]+[$P10.S38])" office:value-type="string" office:string-value=" " calcext:value-type="string">
            <text:p><text:s/></text:p>
          </table:table-cell>
          <table:table-cell table:style-name="ce242" table:formula="of:=IF([$P1.T38]+[$P2.T38]+[$P3.T38]+[$P4.T38]+[$P5.T38]+[$P6.T38]+[$P7.T38]+[$P8.T38]+[$p9.T38]+[$P10.T38]=0;&quot; &quot;;[$P1.T38]+[$P2.T38]+[$P3.T38]+[$P4.T38]+[$P5.T38]+[$P6.T38]+[$P7.T38]+[$P8.T38]+[$p9.T38]+[$P10.T38])" office:value-type="string" office:string-value=" " calcext:value-type="string">
            <text:p><text:s/></text:p>
          </table:table-cell>
          <table:table-cell table:style-name="ce242" table:formula="of:=IF([$P1.U38]+[$P2.U38]+[$P3.U38]+[$P4.U38]+[$P5.U38]+[$P6.U38]+[$P7.U38]+[$P8.U38]+[$p9.U38]+[$P10.U38]=0;&quot; &quot;;[$P1.U38]+[$P2.U38]+[$P3.U38]+[$P4.U38]+[$P5.U38]+[$P6.U38]+[$P7.U38]+[$P8.U38]+[$p9.U38]+[$P10.U38])" office:value-type="string" office:string-value=" " calcext:value-type="string">
            <text:p><text:s/></text:p>
          </table:table-cell>
          <table:table-cell table:style-name="ce242" table:formula="of:=IF([$P1.V38]+[$P2.V38]+[$P3.V38]+[$P4.V38]+[$P5.V38]+[$P6.V38]+[$P7.V38]+[$P8.V38]+[$p9.V38]+[$P10.V38]=0;&quot; &quot;;[$P1.V38]+[$P2.V38]+[$P3.V38]+[$P4.V38]+[$P5.V38]+[$P6.V38]+[$P7.V38]+[$P8.V38]+[$p9.V38]+[$P10.V38])" office:value-type="string" office:string-value=" " calcext:value-type="string">
            <text:p><text:s/></text:p>
          </table:table-cell>
          <table:table-cell table:style-name="ce242" table:formula="of:=IF([$P1.W38]+[$P2.W38]+[$P3.W38]+[$P4.W38]+[$P5.W38]+[$P6.W38]+[$P7.W38]+[$P8.W38]+[$p9.W38]+[$P10.W38]=0;&quot; &quot;;[$P1.W38]+[$P2.W38]+[$P3.W38]+[$P4.W38]+[$P5.W38]+[$P6.W38]+[$P7.W38]+[$P8.W38]+[$p9.W38]+[$P10.W38])" office:value-type="string" office:string-value=" " calcext:value-type="string">
            <text:p><text:s/></text:p>
          </table:table-cell>
          <table:table-cell table:style-name="ce242" table:formula="of:=IF([$P1.X38]+[$P2.X38]+[$P3.X38]+[$P4.X38]+[$P5.X38]+[$P6.X38]+[$P7.X38]+[$P8.X38]+[$p9.X38]+[$P10.X38]=0;&quot; &quot;;[$P1.X38]+[$P2.X38]+[$P3.X38]+[$P4.X38]+[$P5.X38]+[$P6.X38]+[$P7.X38]+[$P8.X38]+[$p9.X38]+[$P10.X38])" office:value-type="string" office:string-value=" " calcext:value-type="string">
            <text:p><text:s/></text:p>
          </table:table-cell>
          <table:table-cell table:style-name="ce242" table:formula="of:=IF([$P1.Y38]+[$P2.Y38]+[$P3.Y38]+[$P4.Y38]+[$P5.Y38]+[$P6.Y38]+[$P7.Y38]+[$P8.Y38]+[$p9.Y38]+[$P10.Y38]=0;&quot; &quot;;[$P1.Y38]+[$P2.Y38]+[$P3.Y38]+[$P4.Y38]+[$P5.Y38]+[$P6.Y38]+[$P7.Y38]+[$P8.Y38]+[$p9.Y38]+[$P10.Y38])" office:value-type="string" office:string-value=" " calcext:value-type="string">
            <text:p><text:s/></text:p>
          </table:table-cell>
          <table:table-cell table:style-name="ce242" table:formula="of:=IF([$P1.Z38]+[$P2.Z38]+[$P3.Z38]+[$P4.Z38]+[$P5.Z38]+[$P6.Z38]+[$P7.Z38]+[$P8.Z38]+[$p9.Z38]+[$P10.Z38]=0;&quot; &quot;;[$P1.Z38]+[$P2.Z38]+[$P3.Z38]+[$P4.Z38]+[$P5.Z38]+[$P6.Z38]+[$P7.Z38]+[$P8.Z38]+[$p9.Z38]+[$P10.Z38])" office:value-type="string" office:string-value=" " calcext:value-type="string">
            <text:p><text:s/></text:p>
          </table:table-cell>
          <table:table-cell table:style-name="ce242" table:formula="of:=IF([$P1.AA38]+[$P2.AA38]+[$P3.AA38]+[$P4.AA38]+[$P5.AA38]+[$P6.AA38]+[$P7.AA38]+[$P8.AA38]+[$p9.AA38]+[$P10.AA38]=0;&quot; &quot;;[$P1.AA38]+[$P2.AA38]+[$P3.AA38]+[$P4.AA38]+[$P5.AA38]+[$P6.AA38]+[$P7.AA38]+[$P8.AA38]+[$p9.AA38]+[$P10.AA38])" office:value-type="string" office:string-value=" " calcext:value-type="string">
            <text:p><text:s/></text:p>
          </table:table-cell>
          <table:table-cell table:style-name="ce242" table:formula="of:=IF([$P1.AB38]+[$P2.AB38]+[$P3.AB38]+[$P4.AB38]+[$P5.AB38]+[$P6.AB38]+[$P7.AB38]+[$P8.AB38]+[$p9.AB38]+[$P10.AB38]=0;&quot; &quot;;[$P1.AB38]+[$P2.AB38]+[$P3.AB38]+[$P4.AB38]+[$P5.AB38]+[$P6.AB38]+[$P7.AB38]+[$P8.AB38]+[$p9.AB38]+[$P10.AB38])" office:value-type="string" office:string-value=" " calcext:value-type="string">
            <text:p><text:s/></text:p>
          </table:table-cell>
          <table:table-cell table:style-name="ce250" table:formula="of:=IF([$P1.AC38]+[$P2.AC38]+[$P3.AC38]+[$P4.AC38]+[$P5.AC38]+[$P6.AC38]+[$P7.AC38]+[$P8.AC38]+[$p9.AC38]+[$P10.AC38]=0;&quot; &quot;;[$P1.AC38]+[$P2.AC38]+[$P3.AC38]+[$P4.AC38]+[$P5.AC38]+[$P6.AC38]+[$P7.AC38]+[$P8.AC38]+[$p9.AC38]+[$P10.AC38])" office:value-type="string" office:string-value=" " calcext:value-type="string">
            <text:p><text:s/></text:p>
          </table:table-cell>
          <table:table-cell table:style-name="ce256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39]" office:value-type="float" office:value="0" calcext:value-type="float">
            <text:p>0</text:p>
          </table:table-cell>
          <table:table-cell table:style-name="ce2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39]+[$P2.G39]+[$P3.G39]+[$P4.G39]+[$P5.G39]+[$P6.G39]+[$P7.G39]+[$P8.G39]+[$p9.G39]+[$P10.G39]=0;&quot; &quot;;[$P1.G39]+[$P2.G39]+[$P3.G39]+[$P4.G39]+[$P5.G39]+[$P6.G39]+[$P7.G39]+[$P8.G39]+[$p9.G39]+[$P10.G39])" office:value-type="string" office:string-value=" " calcext:value-type="string">
            <text:p><text:s/></text:p>
          </table:table-cell>
          <table:table-cell table:style-name="ce242" table:formula="of:=IF([$P1.H39]+[$P2.H39]+[$P3.H39]+[$P4.H39]+[$P5.H39]+[$P6.H39]+[$P7.H39]+[$P8.H39]+[$p9.H39]+[$P10.H39]=0;&quot; &quot;;[$P1.H39]+[$P2.H39]+[$P3.H39]+[$P4.H39]+[$P5.H39]+[$P6.H39]+[$P7.H39]+[$P8.H39]+[$p9.H39]+[$P10.H39])" office:value-type="string" office:string-value=" " calcext:value-type="string">
            <text:p><text:s/></text:p>
          </table:table-cell>
          <table:table-cell table:style-name="ce242" table:formula="of:=IF([$P1.I39]+[$P2.I39]+[$P3.I39]+[$P4.I39]+[$P5.I39]+[$P6.I39]+[$P7.I39]+[$P8.I39]+[$p9.I39]+[$P10.I39]=0;&quot; &quot;;[$P1.I39]+[$P2.I39]+[$P3.I39]+[$P4.I39]+[$P5.I39]+[$P6.I39]+[$P7.I39]+[$P8.I39]+[$p9.I39]+[$P10.I39])" office:value-type="string" office:string-value=" " calcext:value-type="string">
            <text:p><text:s/></text:p>
          </table:table-cell>
          <table:table-cell table:style-name="ce242" table:formula="of:=IF([$P1.J39]+[$P2.J39]+[$P3.J39]+[$P4.J39]+[$P5.J39]+[$P6.J39]+[$P7.J39]+[$P8.J39]+[$p9.J39]+[$P10.J39]=0;&quot; &quot;;[$P1.J39]+[$P2.J39]+[$P3.J39]+[$P4.J39]+[$P5.J39]+[$P6.J39]+[$P7.J39]+[$P8.J39]+[$p9.J39]+[$P10.J39])" office:value-type="string" office:string-value=" " calcext:value-type="string">
            <text:p><text:s/></text:p>
          </table:table-cell>
          <table:table-cell table:style-name="ce242" table:formula="of:=IF([$P1.K39]+[$P2.K39]+[$P3.K39]+[$P4.K39]+[$P5.K39]+[$P6.K39]+[$P7.K39]+[$P8.K39]+[$p9.K39]+[$P10.K39]=0;&quot; &quot;;[$P1.K39]+[$P2.K39]+[$P3.K39]+[$P4.K39]+[$P5.K39]+[$P6.K39]+[$P7.K39]+[$P8.K39]+[$p9.K39]+[$P10.K39])" office:value-type="string" office:string-value=" " calcext:value-type="string">
            <text:p><text:s/></text:p>
          </table:table-cell>
          <table:table-cell table:style-name="ce242" table:formula="of:=IF([$P1.L39]+[$P2.L39]+[$P3.L39]+[$P4.L39]+[$P5.L39]+[$P6.L39]+[$P7.L39]+[$P8.L39]+[$p9.L39]+[$P10.L39]=0;&quot; &quot;;[$P1.L39]+[$P2.L39]+[$P3.L39]+[$P4.L39]+[$P5.L39]+[$P6.L39]+[$P7.L39]+[$P8.L39]+[$p9.L39]+[$P10.L39])" office:value-type="string" office:string-value=" " calcext:value-type="string">
            <text:p><text:s/></text:p>
          </table:table-cell>
          <table:table-cell table:style-name="ce242" table:formula="of:=IF([$P1.M39]+[$P2.M39]+[$P3.M39]+[$P4.M39]+[$P5.M39]+[$P6.M39]+[$P7.M39]+[$P8.M39]+[$p9.M39]+[$P10.M39]=0;&quot; &quot;;[$P1.M39]+[$P2.M39]+[$P3.M39]+[$P4.M39]+[$P5.M39]+[$P6.M39]+[$P7.M39]+[$P8.M39]+[$p9.M39]+[$P10.M39])" office:value-type="string" office:string-value=" " calcext:value-type="string">
            <text:p><text:s/></text:p>
          </table:table-cell>
          <table:table-cell table:style-name="ce242" table:formula="of:=IF([$P1.N39]+[$P2.N39]+[$P3.N39]+[$P4.N39]+[$P5.N39]+[$P6.N39]+[$P7.N39]+[$P8.N39]+[$p9.N39]+[$P10.N39]=0;&quot; &quot;;[$P1.N39]+[$P2.N39]+[$P3.N39]+[$P4.N39]+[$P5.N39]+[$P6.N39]+[$P7.N39]+[$P8.N39]+[$p9.N39]+[$P10.N39])" office:value-type="string" office:string-value=" " calcext:value-type="string">
            <text:p><text:s/></text:p>
          </table:table-cell>
          <table:table-cell table:style-name="ce242" table:formula="of:=IF([$P1.O39]+[$P2.O39]+[$P3.O39]+[$P4.O39]+[$P5.O39]+[$P6.O39]+[$P7.O39]+[$P8.O39]+[$p9.O39]+[$P10.O39]=0;&quot; &quot;;[$P1.O39]+[$P2.O39]+[$P3.O39]+[$P4.O39]+[$P5.O39]+[$P6.O39]+[$P7.O39]+[$P8.O39]+[$p9.O39]+[$P10.O39])" office:value-type="string" office:string-value=" " calcext:value-type="string">
            <text:p><text:s/></text:p>
          </table:table-cell>
          <table:table-cell table:style-name="ce242" table:formula="of:=IF([$P1.P39]+[$P2.P39]+[$P3.P39]+[$P4.P39]+[$P5.P39]+[$P6.P39]+[$P7.P39]+[$P8.P39]+[$p9.P39]+[$P10.P39]=0;&quot; &quot;;[$P1.P39]+[$P2.P39]+[$P3.P39]+[$P4.P39]+[$P5.P39]+[$P6.P39]+[$P7.P39]+[$P8.P39]+[$p9.P39]+[$P10.P39])" office:value-type="string" office:string-value=" " calcext:value-type="string">
            <text:p><text:s/></text:p>
          </table:table-cell>
          <table:table-cell table:style-name="ce242" table:formula="of:=IF([$P1.Q39]+[$P2.Q39]+[$P3.Q39]+[$P4.Q39]+[$P5.Q39]+[$P6.Q39]+[$P7.Q39]+[$P8.Q39]+[$p9.Q39]+[$P10.Q39]=0;&quot; &quot;;[$P1.Q39]+[$P2.Q39]+[$P3.Q39]+[$P4.Q39]+[$P5.Q39]+[$P6.Q39]+[$P7.Q39]+[$P8.Q39]+[$p9.Q39]+[$P10.Q39])" office:value-type="string" office:string-value=" " calcext:value-type="string">
            <text:p><text:s/></text:p>
          </table:table-cell>
          <table:table-cell table:style-name="ce242" table:formula="of:=IF([$P1.R39]+[$P2.R39]+[$P3.R39]+[$P4.R39]+[$P5.R39]+[$P6.R39]+[$P7.R39]+[$P8.R39]+[$p9.R39]+[$P10.R39]=0;&quot; &quot;;[$P1.R39]+[$P2.R39]+[$P3.R39]+[$P4.R39]+[$P5.R39]+[$P6.R39]+[$P7.R39]+[$P8.R39]+[$p9.R39]+[$P10.R39])" office:value-type="string" office:string-value=" " calcext:value-type="string">
            <text:p><text:s/></text:p>
          </table:table-cell>
          <table:table-cell table:style-name="ce242" table:formula="of:=IF([$P1.S39]+[$P2.S39]+[$P3.S39]+[$P4.S39]+[$P5.S39]+[$P6.S39]+[$P7.S39]+[$P8.S39]+[$p9.S39]+[$P10.S39]=0;&quot; &quot;;[$P1.S39]+[$P2.S39]+[$P3.S39]+[$P4.S39]+[$P5.S39]+[$P6.S39]+[$P7.S39]+[$P8.S39]+[$p9.S39]+[$P10.S39])" office:value-type="string" office:string-value=" " calcext:value-type="string">
            <text:p><text:s/></text:p>
          </table:table-cell>
          <table:table-cell table:style-name="ce242" table:formula="of:=IF([$P1.T39]+[$P2.T39]+[$P3.T39]+[$P4.T39]+[$P5.T39]+[$P6.T39]+[$P7.T39]+[$P8.T39]+[$p9.T39]+[$P10.T39]=0;&quot; &quot;;[$P1.T39]+[$P2.T39]+[$P3.T39]+[$P4.T39]+[$P5.T39]+[$P6.T39]+[$P7.T39]+[$P8.T39]+[$p9.T39]+[$P10.T39])" office:value-type="string" office:string-value=" " calcext:value-type="string">
            <text:p><text:s/></text:p>
          </table:table-cell>
          <table:table-cell table:style-name="ce242" table:formula="of:=IF([$P1.U39]+[$P2.U39]+[$P3.U39]+[$P4.U39]+[$P5.U39]+[$P6.U39]+[$P7.U39]+[$P8.U39]+[$p9.U39]+[$P10.U39]=0;&quot; &quot;;[$P1.U39]+[$P2.U39]+[$P3.U39]+[$P4.U39]+[$P5.U39]+[$P6.U39]+[$P7.U39]+[$P8.U39]+[$p9.U39]+[$P10.U39])" office:value-type="string" office:string-value=" " calcext:value-type="string">
            <text:p><text:s/></text:p>
          </table:table-cell>
          <table:table-cell table:style-name="ce242" table:formula="of:=IF([$P1.V39]+[$P2.V39]+[$P3.V39]+[$P4.V39]+[$P5.V39]+[$P6.V39]+[$P7.V39]+[$P8.V39]+[$p9.V39]+[$P10.V39]=0;&quot; &quot;;[$P1.V39]+[$P2.V39]+[$P3.V39]+[$P4.V39]+[$P5.V39]+[$P6.V39]+[$P7.V39]+[$P8.V39]+[$p9.V39]+[$P10.V39])" office:value-type="string" office:string-value=" " calcext:value-type="string">
            <text:p><text:s/></text:p>
          </table:table-cell>
          <table:table-cell table:style-name="ce242" table:formula="of:=IF([$P1.W39]+[$P2.W39]+[$P3.W39]+[$P4.W39]+[$P5.W39]+[$P6.W39]+[$P7.W39]+[$P8.W39]+[$p9.W39]+[$P10.W39]=0;&quot; &quot;;[$P1.W39]+[$P2.W39]+[$P3.W39]+[$P4.W39]+[$P5.W39]+[$P6.W39]+[$P7.W39]+[$P8.W39]+[$p9.W39]+[$P10.W39])" office:value-type="string" office:string-value=" " calcext:value-type="string">
            <text:p><text:s/></text:p>
          </table:table-cell>
          <table:table-cell table:style-name="ce242" table:formula="of:=IF([$P1.X39]+[$P2.X39]+[$P3.X39]+[$P4.X39]+[$P5.X39]+[$P6.X39]+[$P7.X39]+[$P8.X39]+[$p9.X39]+[$P10.X39]=0;&quot; &quot;;[$P1.X39]+[$P2.X39]+[$P3.X39]+[$P4.X39]+[$P5.X39]+[$P6.X39]+[$P7.X39]+[$P8.X39]+[$p9.X39]+[$P10.X39])" office:value-type="string" office:string-value=" " calcext:value-type="string">
            <text:p><text:s/></text:p>
          </table:table-cell>
          <table:table-cell table:style-name="ce242" table:formula="of:=IF([$P1.Y39]+[$P2.Y39]+[$P3.Y39]+[$P4.Y39]+[$P5.Y39]+[$P6.Y39]+[$P7.Y39]+[$P8.Y39]+[$p9.Y39]+[$P10.Y39]=0;&quot; &quot;;[$P1.Y39]+[$P2.Y39]+[$P3.Y39]+[$P4.Y39]+[$P5.Y39]+[$P6.Y39]+[$P7.Y39]+[$P8.Y39]+[$p9.Y39]+[$P10.Y39])" office:value-type="string" office:string-value=" " calcext:value-type="string">
            <text:p><text:s/></text:p>
          </table:table-cell>
          <table:table-cell table:style-name="ce242" table:formula="of:=IF([$P1.Z39]+[$P2.Z39]+[$P3.Z39]+[$P4.Z39]+[$P5.Z39]+[$P6.Z39]+[$P7.Z39]+[$P8.Z39]+[$p9.Z39]+[$P10.Z39]=0;&quot; &quot;;[$P1.Z39]+[$P2.Z39]+[$P3.Z39]+[$P4.Z39]+[$P5.Z39]+[$P6.Z39]+[$P7.Z39]+[$P8.Z39]+[$p9.Z39]+[$P10.Z39])" office:value-type="string" office:string-value=" " calcext:value-type="string">
            <text:p><text:s/></text:p>
          </table:table-cell>
          <table:table-cell table:style-name="ce242" table:formula="of:=IF([$P1.AA39]+[$P2.AA39]+[$P3.AA39]+[$P4.AA39]+[$P5.AA39]+[$P6.AA39]+[$P7.AA39]+[$P8.AA39]+[$p9.AA39]+[$P10.AA39]=0;&quot; &quot;;[$P1.AA39]+[$P2.AA39]+[$P3.AA39]+[$P4.AA39]+[$P5.AA39]+[$P6.AA39]+[$P7.AA39]+[$P8.AA39]+[$p9.AA39]+[$P10.AA39])" office:value-type="string" office:string-value=" " calcext:value-type="string">
            <text:p><text:s/></text:p>
          </table:table-cell>
          <table:table-cell table:style-name="ce242" table:formula="of:=IF([$P1.AB39]+[$P2.AB39]+[$P3.AB39]+[$P4.AB39]+[$P5.AB39]+[$P6.AB39]+[$P7.AB39]+[$P8.AB39]+[$p9.AB39]+[$P10.AB39]=0;&quot; &quot;;[$P1.AB39]+[$P2.AB39]+[$P3.AB39]+[$P4.AB39]+[$P5.AB39]+[$P6.AB39]+[$P7.AB39]+[$P8.AB39]+[$p9.AB39]+[$P10.AB39])" office:value-type="string" office:string-value=" " calcext:value-type="string">
            <text:p><text:s/></text:p>
          </table:table-cell>
          <table:table-cell table:style-name="ce250" table:formula="of:=IF([$P1.AC39]+[$P2.AC39]+[$P3.AC39]+[$P4.AC39]+[$P5.AC39]+[$P6.AC39]+[$P7.AC39]+[$P8.AC39]+[$p9.AC39]+[$P10.AC39]=0;&quot; &quot;;[$P1.AC39]+[$P2.AC39]+[$P3.AC39]+[$P4.AC39]+[$P5.AC39]+[$P6.AC39]+[$P7.AC39]+[$P8.AC39]+[$p9.AC39]+[$P10.AC39])" office:value-type="string" office:string-value=" " calcext:value-type="string">
            <text:p><text:s/></text:p>
          </table:table-cell>
          <table:table-cell table:style-name="ce256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0]" office:value-type="float" office:value="0" calcext:value-type="float">
            <text:p>0</text:p>
          </table:table-cell>
          <table:table-cell table:style-name="ce2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0]+[$P2.G40]+[$P3.G40]+[$P4.G40]+[$P5.G40]+[$P6.G40]+[$P7.G40]+[$P8.G40]+[$p9.G40]+[$P10.G40]=0;&quot; &quot;;[$P1.G40]+[$P2.G40]+[$P3.G40]+[$P4.G40]+[$P5.G40]+[$P6.G40]+[$P7.G40]+[$P8.G40]+[$p9.G40]+[$P10.G40])" office:value-type="string" office:string-value=" " calcext:value-type="string">
            <text:p><text:s/></text:p>
          </table:table-cell>
          <table:table-cell table:style-name="ce242" table:formula="of:=IF([$P1.H40]+[$P2.H40]+[$P3.H40]+[$P4.H40]+[$P5.H40]+[$P6.H40]+[$P7.H40]+[$P8.H40]+[$p9.H40]+[$P10.H40]=0;&quot; &quot;;[$P1.H40]+[$P2.H40]+[$P3.H40]+[$P4.H40]+[$P5.H40]+[$P6.H40]+[$P7.H40]+[$P8.H40]+[$p9.H40]+[$P10.H40])" office:value-type="string" office:string-value=" " calcext:value-type="string">
            <text:p><text:s/></text:p>
          </table:table-cell>
          <table:table-cell table:style-name="ce242" table:formula="of:=IF([$P1.I40]+[$P2.I40]+[$P3.I40]+[$P4.I40]+[$P5.I40]+[$P6.I40]+[$P7.I40]+[$P8.I40]+[$p9.I40]+[$P10.I40]=0;&quot; &quot;;[$P1.I40]+[$P2.I40]+[$P3.I40]+[$P4.I40]+[$P5.I40]+[$P6.I40]+[$P7.I40]+[$P8.I40]+[$p9.I40]+[$P10.I40])" office:value-type="string" office:string-value=" " calcext:value-type="string">
            <text:p><text:s/></text:p>
          </table:table-cell>
          <table:table-cell table:style-name="ce242" table:formula="of:=IF([$P1.J40]+[$P2.J40]+[$P3.J40]+[$P4.J40]+[$P5.J40]+[$P6.J40]+[$P7.J40]+[$P8.J40]+[$p9.J40]+[$P10.J40]=0;&quot; &quot;;[$P1.J40]+[$P2.J40]+[$P3.J40]+[$P4.J40]+[$P5.J40]+[$P6.J40]+[$P7.J40]+[$P8.J40]+[$p9.J40]+[$P10.J40])" office:value-type="string" office:string-value=" " calcext:value-type="string">
            <text:p><text:s/></text:p>
          </table:table-cell>
          <table:table-cell table:style-name="ce242" table:formula="of:=IF([$P1.K40]+[$P2.K40]+[$P3.K40]+[$P4.K40]+[$P5.K40]+[$P6.K40]+[$P7.K40]+[$P8.K40]+[$p9.K40]+[$P10.K40]=0;&quot; &quot;;[$P1.K40]+[$P2.K40]+[$P3.K40]+[$P4.K40]+[$P5.K40]+[$P6.K40]+[$P7.K40]+[$P8.K40]+[$p9.K40]+[$P10.K40])" office:value-type="string" office:string-value=" " calcext:value-type="string">
            <text:p><text:s/></text:p>
          </table:table-cell>
          <table:table-cell table:style-name="ce242" table:formula="of:=IF([$P1.L40]+[$P2.L40]+[$P3.L40]+[$P4.L40]+[$P5.L40]+[$P6.L40]+[$P7.L40]+[$P8.L40]+[$p9.L40]+[$P10.L40]=0;&quot; &quot;;[$P1.L40]+[$P2.L40]+[$P3.L40]+[$P4.L40]+[$P5.L40]+[$P6.L40]+[$P7.L40]+[$P8.L40]+[$p9.L40]+[$P10.L40])" office:value-type="string" office:string-value=" " calcext:value-type="string">
            <text:p><text:s/></text:p>
          </table:table-cell>
          <table:table-cell table:style-name="ce242" table:formula="of:=IF([$P1.M40]+[$P2.M40]+[$P3.M40]+[$P4.M40]+[$P5.M40]+[$P6.M40]+[$P7.M40]+[$P8.M40]+[$p9.M40]+[$P10.M40]=0;&quot; &quot;;[$P1.M40]+[$P2.M40]+[$P3.M40]+[$P4.M40]+[$P5.M40]+[$P6.M40]+[$P7.M40]+[$P8.M40]+[$p9.M40]+[$P10.M40])" office:value-type="string" office:string-value=" " calcext:value-type="string">
            <text:p><text:s/></text:p>
          </table:table-cell>
          <table:table-cell table:style-name="ce242" table:formula="of:=IF([$P1.N40]+[$P2.N40]+[$P3.N40]+[$P4.N40]+[$P5.N40]+[$P6.N40]+[$P7.N40]+[$P8.N40]+[$p9.N40]+[$P10.N40]=0;&quot; &quot;;[$P1.N40]+[$P2.N40]+[$P3.N40]+[$P4.N40]+[$P5.N40]+[$P6.N40]+[$P7.N40]+[$P8.N40]+[$p9.N40]+[$P10.N40])" office:value-type="string" office:string-value=" " calcext:value-type="string">
            <text:p><text:s/></text:p>
          </table:table-cell>
          <table:table-cell table:style-name="ce242" table:formula="of:=IF([$P1.O40]+[$P2.O40]+[$P3.O40]+[$P4.O40]+[$P5.O40]+[$P6.O40]+[$P7.O40]+[$P8.O40]+[$p9.O40]+[$P10.O40]=0;&quot; &quot;;[$P1.O40]+[$P2.O40]+[$P3.O40]+[$P4.O40]+[$P5.O40]+[$P6.O40]+[$P7.O40]+[$P8.O40]+[$p9.O40]+[$P10.O40])" office:value-type="string" office:string-value=" " calcext:value-type="string">
            <text:p><text:s/></text:p>
          </table:table-cell>
          <table:table-cell table:style-name="ce242" table:formula="of:=IF([$P1.P40]+[$P2.P40]+[$P3.P40]+[$P4.P40]+[$P5.P40]+[$P6.P40]+[$P7.P40]+[$P8.P40]+[$p9.P40]+[$P10.P40]=0;&quot; &quot;;[$P1.P40]+[$P2.P40]+[$P3.P40]+[$P4.P40]+[$P5.P40]+[$P6.P40]+[$P7.P40]+[$P8.P40]+[$p9.P40]+[$P10.P40])" office:value-type="string" office:string-value=" " calcext:value-type="string">
            <text:p><text:s/></text:p>
          </table:table-cell>
          <table:table-cell table:style-name="ce242" table:formula="of:=IF([$P1.Q40]+[$P2.Q40]+[$P3.Q40]+[$P4.Q40]+[$P5.Q40]+[$P6.Q40]+[$P7.Q40]+[$P8.Q40]+[$p9.Q40]+[$P10.Q40]=0;&quot; &quot;;[$P1.Q40]+[$P2.Q40]+[$P3.Q40]+[$P4.Q40]+[$P5.Q40]+[$P6.Q40]+[$P7.Q40]+[$P8.Q40]+[$p9.Q40]+[$P10.Q40])" office:value-type="string" office:string-value=" " calcext:value-type="string">
            <text:p><text:s/></text:p>
          </table:table-cell>
          <table:table-cell table:style-name="ce242" table:formula="of:=IF([$P1.R40]+[$P2.R40]+[$P3.R40]+[$P4.R40]+[$P5.R40]+[$P6.R40]+[$P7.R40]+[$P8.R40]+[$p9.R40]+[$P10.R40]=0;&quot; &quot;;[$P1.R40]+[$P2.R40]+[$P3.R40]+[$P4.R40]+[$P5.R40]+[$P6.R40]+[$P7.R40]+[$P8.R40]+[$p9.R40]+[$P10.R40])" office:value-type="string" office:string-value=" " calcext:value-type="string">
            <text:p><text:s/></text:p>
          </table:table-cell>
          <table:table-cell table:style-name="ce242" table:formula="of:=IF([$P1.S40]+[$P2.S40]+[$P3.S40]+[$P4.S40]+[$P5.S40]+[$P6.S40]+[$P7.S40]+[$P8.S40]+[$p9.S40]+[$P10.S40]=0;&quot; &quot;;[$P1.S40]+[$P2.S40]+[$P3.S40]+[$P4.S40]+[$P5.S40]+[$P6.S40]+[$P7.S40]+[$P8.S40]+[$p9.S40]+[$P10.S40])" office:value-type="string" office:string-value=" " calcext:value-type="string">
            <text:p><text:s/></text:p>
          </table:table-cell>
          <table:table-cell table:style-name="ce242" table:formula="of:=IF([$P1.T40]+[$P2.T40]+[$P3.T40]+[$P4.T40]+[$P5.T40]+[$P6.T40]+[$P7.T40]+[$P8.T40]+[$p9.T40]+[$P10.T40]=0;&quot; &quot;;[$P1.T40]+[$P2.T40]+[$P3.T40]+[$P4.T40]+[$P5.T40]+[$P6.T40]+[$P7.T40]+[$P8.T40]+[$p9.T40]+[$P10.T40])" office:value-type="string" office:string-value=" " calcext:value-type="string">
            <text:p><text:s/></text:p>
          </table:table-cell>
          <table:table-cell table:style-name="ce242" table:formula="of:=IF([$P1.U40]+[$P2.U40]+[$P3.U40]+[$P4.U40]+[$P5.U40]+[$P6.U40]+[$P7.U40]+[$P8.U40]+[$p9.U40]+[$P10.U40]=0;&quot; &quot;;[$P1.U40]+[$P2.U40]+[$P3.U40]+[$P4.U40]+[$P5.U40]+[$P6.U40]+[$P7.U40]+[$P8.U40]+[$p9.U40]+[$P10.U40])" office:value-type="string" office:string-value=" " calcext:value-type="string">
            <text:p><text:s/></text:p>
          </table:table-cell>
          <table:table-cell table:style-name="ce242" table:formula="of:=IF([$P1.V40]+[$P2.V40]+[$P3.V40]+[$P4.V40]+[$P5.V40]+[$P6.V40]+[$P7.V40]+[$P8.V40]+[$p9.V40]+[$P10.V40]=0;&quot; &quot;;[$P1.V40]+[$P2.V40]+[$P3.V40]+[$P4.V40]+[$P5.V40]+[$P6.V40]+[$P7.V40]+[$P8.V40]+[$p9.V40]+[$P10.V40])" office:value-type="string" office:string-value=" " calcext:value-type="string">
            <text:p><text:s/></text:p>
          </table:table-cell>
          <table:table-cell table:style-name="ce242" table:formula="of:=IF([$P1.W40]+[$P2.W40]+[$P3.W40]+[$P4.W40]+[$P5.W40]+[$P6.W40]+[$P7.W40]+[$P8.W40]+[$p9.W40]+[$P10.W40]=0;&quot; &quot;;[$P1.W40]+[$P2.W40]+[$P3.W40]+[$P4.W40]+[$P5.W40]+[$P6.W40]+[$P7.W40]+[$P8.W40]+[$p9.W40]+[$P10.W40])" office:value-type="string" office:string-value=" " calcext:value-type="string">
            <text:p><text:s/></text:p>
          </table:table-cell>
          <table:table-cell table:style-name="ce242" table:formula="of:=IF([$P1.X40]+[$P2.X40]+[$P3.X40]+[$P4.X40]+[$P5.X40]+[$P6.X40]+[$P7.X40]+[$P8.X40]+[$p9.X40]+[$P10.X40]=0;&quot; &quot;;[$P1.X40]+[$P2.X40]+[$P3.X40]+[$P4.X40]+[$P5.X40]+[$P6.X40]+[$P7.X40]+[$P8.X40]+[$p9.X40]+[$P10.X40])" office:value-type="string" office:string-value=" " calcext:value-type="string">
            <text:p><text:s/></text:p>
          </table:table-cell>
          <table:table-cell table:style-name="ce242" table:formula="of:=IF([$P1.Y40]+[$P2.Y40]+[$P3.Y40]+[$P4.Y40]+[$P5.Y40]+[$P6.Y40]+[$P7.Y40]+[$P8.Y40]+[$p9.Y40]+[$P10.Y40]=0;&quot; &quot;;[$P1.Y40]+[$P2.Y40]+[$P3.Y40]+[$P4.Y40]+[$P5.Y40]+[$P6.Y40]+[$P7.Y40]+[$P8.Y40]+[$p9.Y40]+[$P10.Y40])" office:value-type="string" office:string-value=" " calcext:value-type="string">
            <text:p><text:s/></text:p>
          </table:table-cell>
          <table:table-cell table:style-name="ce242" table:formula="of:=IF([$P1.Z40]+[$P2.Z40]+[$P3.Z40]+[$P4.Z40]+[$P5.Z40]+[$P6.Z40]+[$P7.Z40]+[$P8.Z40]+[$p9.Z40]+[$P10.Z40]=0;&quot; &quot;;[$P1.Z40]+[$P2.Z40]+[$P3.Z40]+[$P4.Z40]+[$P5.Z40]+[$P6.Z40]+[$P7.Z40]+[$P8.Z40]+[$p9.Z40]+[$P10.Z40])" office:value-type="string" office:string-value=" " calcext:value-type="string">
            <text:p><text:s/></text:p>
          </table:table-cell>
          <table:table-cell table:style-name="ce242" table:formula="of:=IF([$P1.AA40]+[$P2.AA40]+[$P3.AA40]+[$P4.AA40]+[$P5.AA40]+[$P6.AA40]+[$P7.AA40]+[$P8.AA40]+[$p9.AA40]+[$P10.AA40]=0;&quot; &quot;;[$P1.AA40]+[$P2.AA40]+[$P3.AA40]+[$P4.AA40]+[$P5.AA40]+[$P6.AA40]+[$P7.AA40]+[$P8.AA40]+[$p9.AA40]+[$P10.AA40])" office:value-type="string" office:string-value=" " calcext:value-type="string">
            <text:p><text:s/></text:p>
          </table:table-cell>
          <table:table-cell table:style-name="ce242" table:formula="of:=IF([$P1.AB40]+[$P2.AB40]+[$P3.AB40]+[$P4.AB40]+[$P5.AB40]+[$P6.AB40]+[$P7.AB40]+[$P8.AB40]+[$p9.AB40]+[$P10.AB40]=0;&quot; &quot;;[$P1.AB40]+[$P2.AB40]+[$P3.AB40]+[$P4.AB40]+[$P5.AB40]+[$P6.AB40]+[$P7.AB40]+[$P8.AB40]+[$p9.AB40]+[$P10.AB40])" office:value-type="string" office:string-value=" " calcext:value-type="string">
            <text:p><text:s/></text:p>
          </table:table-cell>
          <table:table-cell table:style-name="ce250" table:formula="of:=IF([$P1.AC40]+[$P2.AC40]+[$P3.AC40]+[$P4.AC40]+[$P5.AC40]+[$P6.AC40]+[$P7.AC40]+[$P8.AC40]+[$p9.AC40]+[$P10.AC40]=0;&quot; &quot;;[$P1.AC40]+[$P2.AC40]+[$P3.AC40]+[$P4.AC40]+[$P5.AC40]+[$P6.AC40]+[$P7.AC40]+[$P8.AC40]+[$p9.AC40]+[$P10.AC40])" office:value-type="string" office:string-value=" " calcext:value-type="string">
            <text:p><text:s/></text:p>
          </table:table-cell>
          <table:table-cell table:style-name="ce256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1]" office:value-type="float" office:value="0" calcext:value-type="float">
            <text:p>0</text:p>
          </table:table-cell>
          <table:table-cell table:style-name="ce2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1]+[$P2.G41]+[$P3.G41]+[$P4.G41]+[$P5.G41]+[$P6.G41]+[$P7.G41]+[$P8.G41]+[$p9.G41]+[$P10.G41]=0;&quot; &quot;;[$P1.G41]+[$P2.G41]+[$P3.G41]+[$P4.G41]+[$P5.G41]+[$P6.G41]+[$P7.G41]+[$P8.G41]+[$p9.G41]+[$P10.G41])" office:value-type="string" office:string-value=" " calcext:value-type="string">
            <text:p><text:s/></text:p>
          </table:table-cell>
          <table:table-cell table:style-name="ce242" table:formula="of:=IF([$P1.H41]+[$P2.H41]+[$P3.H41]+[$P4.H41]+[$P5.H41]+[$P6.H41]+[$P7.H41]+[$P8.H41]+[$p9.H41]+[$P10.H41]=0;&quot; &quot;;[$P1.H41]+[$P2.H41]+[$P3.H41]+[$P4.H41]+[$P5.H41]+[$P6.H41]+[$P7.H41]+[$P8.H41]+[$p9.H41]+[$P10.H41])" office:value-type="string" office:string-value=" " calcext:value-type="string">
            <text:p><text:s/></text:p>
          </table:table-cell>
          <table:table-cell table:style-name="ce242" table:formula="of:=IF([$P1.I41]+[$P2.I41]+[$P3.I41]+[$P4.I41]+[$P5.I41]+[$P6.I41]+[$P7.I41]+[$P8.I41]+[$p9.I41]+[$P10.I41]=0;&quot; &quot;;[$P1.I41]+[$P2.I41]+[$P3.I41]+[$P4.I41]+[$P5.I41]+[$P6.I41]+[$P7.I41]+[$P8.I41]+[$p9.I41]+[$P10.I41])" office:value-type="string" office:string-value=" " calcext:value-type="string">
            <text:p><text:s/></text:p>
          </table:table-cell>
          <table:table-cell table:style-name="ce242" table:formula="of:=IF([$P1.J41]+[$P2.J41]+[$P3.J41]+[$P4.J41]+[$P5.J41]+[$P6.J41]+[$P7.J41]+[$P8.J41]+[$p9.J41]+[$P10.J41]=0;&quot; &quot;;[$P1.J41]+[$P2.J41]+[$P3.J41]+[$P4.J41]+[$P5.J41]+[$P6.J41]+[$P7.J41]+[$P8.J41]+[$p9.J41]+[$P10.J41])" office:value-type="string" office:string-value=" " calcext:value-type="string">
            <text:p><text:s/></text:p>
          </table:table-cell>
          <table:table-cell table:style-name="ce242" table:formula="of:=IF([$P1.K41]+[$P2.K41]+[$P3.K41]+[$P4.K41]+[$P5.K41]+[$P6.K41]+[$P7.K41]+[$P8.K41]+[$p9.K41]+[$P10.K41]=0;&quot; &quot;;[$P1.K41]+[$P2.K41]+[$P3.K41]+[$P4.K41]+[$P5.K41]+[$P6.K41]+[$P7.K41]+[$P8.K41]+[$p9.K41]+[$P10.K41])" office:value-type="string" office:string-value=" " calcext:value-type="string">
            <text:p><text:s/></text:p>
          </table:table-cell>
          <table:table-cell table:style-name="ce242" table:formula="of:=IF([$P1.L41]+[$P2.L41]+[$P3.L41]+[$P4.L41]+[$P5.L41]+[$P6.L41]+[$P7.L41]+[$P8.L41]+[$p9.L41]+[$P10.L41]=0;&quot; &quot;;[$P1.L41]+[$P2.L41]+[$P3.L41]+[$P4.L41]+[$P5.L41]+[$P6.L41]+[$P7.L41]+[$P8.L41]+[$p9.L41]+[$P10.L41])" office:value-type="string" office:string-value=" " calcext:value-type="string">
            <text:p><text:s/></text:p>
          </table:table-cell>
          <table:table-cell table:style-name="ce242" table:formula="of:=IF([$P1.M41]+[$P2.M41]+[$P3.M41]+[$P4.M41]+[$P5.M41]+[$P6.M41]+[$P7.M41]+[$P8.M41]+[$p9.M41]+[$P10.M41]=0;&quot; &quot;;[$P1.M41]+[$P2.M41]+[$P3.M41]+[$P4.M41]+[$P5.M41]+[$P6.M41]+[$P7.M41]+[$P8.M41]+[$p9.M41]+[$P10.M41])" office:value-type="string" office:string-value=" " calcext:value-type="string">
            <text:p><text:s/></text:p>
          </table:table-cell>
          <table:table-cell table:style-name="ce242" table:formula="of:=IF([$P1.N41]+[$P2.N41]+[$P3.N41]+[$P4.N41]+[$P5.N41]+[$P6.N41]+[$P7.N41]+[$P8.N41]+[$p9.N41]+[$P10.N41]=0;&quot; &quot;;[$P1.N41]+[$P2.N41]+[$P3.N41]+[$P4.N41]+[$P5.N41]+[$P6.N41]+[$P7.N41]+[$P8.N41]+[$p9.N41]+[$P10.N41])" office:value-type="string" office:string-value=" " calcext:value-type="string">
            <text:p><text:s/></text:p>
          </table:table-cell>
          <table:table-cell table:style-name="ce242" table:formula="of:=IF([$P1.O41]+[$P2.O41]+[$P3.O41]+[$P4.O41]+[$P5.O41]+[$P6.O41]+[$P7.O41]+[$P8.O41]+[$p9.O41]+[$P10.O41]=0;&quot; &quot;;[$P1.O41]+[$P2.O41]+[$P3.O41]+[$P4.O41]+[$P5.O41]+[$P6.O41]+[$P7.O41]+[$P8.O41]+[$p9.O41]+[$P10.O41])" office:value-type="string" office:string-value=" " calcext:value-type="string">
            <text:p><text:s/></text:p>
          </table:table-cell>
          <table:table-cell table:style-name="ce242" table:formula="of:=IF([$P1.P41]+[$P2.P41]+[$P3.P41]+[$P4.P41]+[$P5.P41]+[$P6.P41]+[$P7.P41]+[$P8.P41]+[$p9.P41]+[$P10.P41]=0;&quot; &quot;;[$P1.P41]+[$P2.P41]+[$P3.P41]+[$P4.P41]+[$P5.P41]+[$P6.P41]+[$P7.P41]+[$P8.P41]+[$p9.P41]+[$P10.P41])" office:value-type="string" office:string-value=" " calcext:value-type="string">
            <text:p><text:s/></text:p>
          </table:table-cell>
          <table:table-cell table:style-name="ce242" table:formula="of:=IF([$P1.Q41]+[$P2.Q41]+[$P3.Q41]+[$P4.Q41]+[$P5.Q41]+[$P6.Q41]+[$P7.Q41]+[$P8.Q41]+[$p9.Q41]+[$P10.Q41]=0;&quot; &quot;;[$P1.Q41]+[$P2.Q41]+[$P3.Q41]+[$P4.Q41]+[$P5.Q41]+[$P6.Q41]+[$P7.Q41]+[$P8.Q41]+[$p9.Q41]+[$P10.Q41])" office:value-type="string" office:string-value=" " calcext:value-type="string">
            <text:p><text:s/></text:p>
          </table:table-cell>
          <table:table-cell table:style-name="ce242" table:formula="of:=IF([$P1.R41]+[$P2.R41]+[$P3.R41]+[$P4.R41]+[$P5.R41]+[$P6.R41]+[$P7.R41]+[$P8.R41]+[$p9.R41]+[$P10.R41]=0;&quot; &quot;;[$P1.R41]+[$P2.R41]+[$P3.R41]+[$P4.R41]+[$P5.R41]+[$P6.R41]+[$P7.R41]+[$P8.R41]+[$p9.R41]+[$P10.R41])" office:value-type="string" office:string-value=" " calcext:value-type="string">
            <text:p><text:s/></text:p>
          </table:table-cell>
          <table:table-cell table:style-name="ce242" table:formula="of:=IF([$P1.S41]+[$P2.S41]+[$P3.S41]+[$P4.S41]+[$P5.S41]+[$P6.S41]+[$P7.S41]+[$P8.S41]+[$p9.S41]+[$P10.S41]=0;&quot; &quot;;[$P1.S41]+[$P2.S41]+[$P3.S41]+[$P4.S41]+[$P5.S41]+[$P6.S41]+[$P7.S41]+[$P8.S41]+[$p9.S41]+[$P10.S41])" office:value-type="string" office:string-value=" " calcext:value-type="string">
            <text:p><text:s/></text:p>
          </table:table-cell>
          <table:table-cell table:style-name="ce242" table:formula="of:=IF([$P1.T41]+[$P2.T41]+[$P3.T41]+[$P4.T41]+[$P5.T41]+[$P6.T41]+[$P7.T41]+[$P8.T41]+[$p9.T41]+[$P10.T41]=0;&quot; &quot;;[$P1.T41]+[$P2.T41]+[$P3.T41]+[$P4.T41]+[$P5.T41]+[$P6.T41]+[$P7.T41]+[$P8.T41]+[$p9.T41]+[$P10.T41])" office:value-type="string" office:string-value=" " calcext:value-type="string">
            <text:p><text:s/></text:p>
          </table:table-cell>
          <table:table-cell table:style-name="ce242" table:formula="of:=IF([$P1.U41]+[$P2.U41]+[$P3.U41]+[$P4.U41]+[$P5.U41]+[$P6.U41]+[$P7.U41]+[$P8.U41]+[$p9.U41]+[$P10.U41]=0;&quot; &quot;;[$P1.U41]+[$P2.U41]+[$P3.U41]+[$P4.U41]+[$P5.U41]+[$P6.U41]+[$P7.U41]+[$P8.U41]+[$p9.U41]+[$P10.U41])" office:value-type="string" office:string-value=" " calcext:value-type="string">
            <text:p><text:s/></text:p>
          </table:table-cell>
          <table:table-cell table:style-name="ce242" table:formula="of:=IF([$P1.V41]+[$P2.V41]+[$P3.V41]+[$P4.V41]+[$P5.V41]+[$P6.V41]+[$P7.V41]+[$P8.V41]+[$p9.V41]+[$P10.V41]=0;&quot; &quot;;[$P1.V41]+[$P2.V41]+[$P3.V41]+[$P4.V41]+[$P5.V41]+[$P6.V41]+[$P7.V41]+[$P8.V41]+[$p9.V41]+[$P10.V41])" office:value-type="string" office:string-value=" " calcext:value-type="string">
            <text:p><text:s/></text:p>
          </table:table-cell>
          <table:table-cell table:style-name="ce242" table:formula="of:=IF([$P1.W41]+[$P2.W41]+[$P3.W41]+[$P4.W41]+[$P5.W41]+[$P6.W41]+[$P7.W41]+[$P8.W41]+[$p9.W41]+[$P10.W41]=0;&quot; &quot;;[$P1.W41]+[$P2.W41]+[$P3.W41]+[$P4.W41]+[$P5.W41]+[$P6.W41]+[$P7.W41]+[$P8.W41]+[$p9.W41]+[$P10.W41])" office:value-type="string" office:string-value=" " calcext:value-type="string">
            <text:p><text:s/></text:p>
          </table:table-cell>
          <table:table-cell table:style-name="ce242" table:formula="of:=IF([$P1.X41]+[$P2.X41]+[$P3.X41]+[$P4.X41]+[$P5.X41]+[$P6.X41]+[$P7.X41]+[$P8.X41]+[$p9.X41]+[$P10.X41]=0;&quot; &quot;;[$P1.X41]+[$P2.X41]+[$P3.X41]+[$P4.X41]+[$P5.X41]+[$P6.X41]+[$P7.X41]+[$P8.X41]+[$p9.X41]+[$P10.X41])" office:value-type="string" office:string-value=" " calcext:value-type="string">
            <text:p><text:s/></text:p>
          </table:table-cell>
          <table:table-cell table:style-name="ce242" table:formula="of:=IF([$P1.Y41]+[$P2.Y41]+[$P3.Y41]+[$P4.Y41]+[$P5.Y41]+[$P6.Y41]+[$P7.Y41]+[$P8.Y41]+[$p9.Y41]+[$P10.Y41]=0;&quot; &quot;;[$P1.Y41]+[$P2.Y41]+[$P3.Y41]+[$P4.Y41]+[$P5.Y41]+[$P6.Y41]+[$P7.Y41]+[$P8.Y41]+[$p9.Y41]+[$P10.Y41])" office:value-type="string" office:string-value=" " calcext:value-type="string">
            <text:p><text:s/></text:p>
          </table:table-cell>
          <table:table-cell table:style-name="ce242" table:formula="of:=IF([$P1.Z41]+[$P2.Z41]+[$P3.Z41]+[$P4.Z41]+[$P5.Z41]+[$P6.Z41]+[$P7.Z41]+[$P8.Z41]+[$p9.Z41]+[$P10.Z41]=0;&quot; &quot;;[$P1.Z41]+[$P2.Z41]+[$P3.Z41]+[$P4.Z41]+[$P5.Z41]+[$P6.Z41]+[$P7.Z41]+[$P8.Z41]+[$p9.Z41]+[$P10.Z41])" office:value-type="string" office:string-value=" " calcext:value-type="string">
            <text:p><text:s/></text:p>
          </table:table-cell>
          <table:table-cell table:style-name="ce242" table:formula="of:=IF([$P1.AA41]+[$P2.AA41]+[$P3.AA41]+[$P4.AA41]+[$P5.AA41]+[$P6.AA41]+[$P7.AA41]+[$P8.AA41]+[$p9.AA41]+[$P10.AA41]=0;&quot; &quot;;[$P1.AA41]+[$P2.AA41]+[$P3.AA41]+[$P4.AA41]+[$P5.AA41]+[$P6.AA41]+[$P7.AA41]+[$P8.AA41]+[$p9.AA41]+[$P10.AA41])" office:value-type="string" office:string-value=" " calcext:value-type="string">
            <text:p><text:s/></text:p>
          </table:table-cell>
          <table:table-cell table:style-name="ce242" table:formula="of:=IF([$P1.AB41]+[$P2.AB41]+[$P3.AB41]+[$P4.AB41]+[$P5.AB41]+[$P6.AB41]+[$P7.AB41]+[$P8.AB41]+[$p9.AB41]+[$P10.AB41]=0;&quot; &quot;;[$P1.AB41]+[$P2.AB41]+[$P3.AB41]+[$P4.AB41]+[$P5.AB41]+[$P6.AB41]+[$P7.AB41]+[$P8.AB41]+[$p9.AB41]+[$P10.AB41])" office:value-type="string" office:string-value=" " calcext:value-type="string">
            <text:p><text:s/></text:p>
          </table:table-cell>
          <table:table-cell table:style-name="ce250" table:formula="of:=IF([$P1.AC41]+[$P2.AC41]+[$P3.AC41]+[$P4.AC41]+[$P5.AC41]+[$P6.AC41]+[$P7.AC41]+[$P8.AC41]+[$p9.AC41]+[$P10.AC41]=0;&quot; &quot;;[$P1.AC41]+[$P2.AC41]+[$P3.AC41]+[$P4.AC41]+[$P5.AC41]+[$P6.AC41]+[$P7.AC41]+[$P8.AC41]+[$p9.AC41]+[$P10.AC41])" office:value-type="string" office:string-value=" " calcext:value-type="string">
            <text:p><text:s/></text:p>
          </table:table-cell>
          <table:table-cell table:style-name="ce256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2]" office:value-type="float" office:value="0" calcext:value-type="float">
            <text:p>0</text:p>
          </table:table-cell>
          <table:table-cell table:style-name="ce2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2]+[$P2.G42]+[$P3.G42]+[$P4.G42]+[$P5.G42]+[$P6.G42]+[$P7.G42]+[$P8.G42]+[$p9.G42]+[$P10.G42]=0;&quot; &quot;;[$P1.G42]+[$P2.G42]+[$P3.G42]+[$P4.G42]+[$P5.G42]+[$P6.G42]+[$P7.G42]+[$P8.G42]+[$p9.G42]+[$P10.G42])" office:value-type="string" office:string-value=" " calcext:value-type="string">
            <text:p><text:s/></text:p>
          </table:table-cell>
          <table:table-cell table:style-name="ce242" table:formula="of:=IF([$P1.H42]+[$P2.H42]+[$P3.H42]+[$P4.H42]+[$P5.H42]+[$P6.H42]+[$P7.H42]+[$P8.H42]+[$p9.H42]+[$P10.H42]=0;&quot; &quot;;[$P1.H42]+[$P2.H42]+[$P3.H42]+[$P4.H42]+[$P5.H42]+[$P6.H42]+[$P7.H42]+[$P8.H42]+[$p9.H42]+[$P10.H42])" office:value-type="string" office:string-value=" " calcext:value-type="string">
            <text:p><text:s/></text:p>
          </table:table-cell>
          <table:table-cell table:style-name="ce242" table:formula="of:=IF([$P1.I42]+[$P2.I42]+[$P3.I42]+[$P4.I42]+[$P5.I42]+[$P6.I42]+[$P7.I42]+[$P8.I42]+[$p9.I42]+[$P10.I42]=0;&quot; &quot;;[$P1.I42]+[$P2.I42]+[$P3.I42]+[$P4.I42]+[$P5.I42]+[$P6.I42]+[$P7.I42]+[$P8.I42]+[$p9.I42]+[$P10.I42])" office:value-type="string" office:string-value=" " calcext:value-type="string">
            <text:p><text:s/></text:p>
          </table:table-cell>
          <table:table-cell table:style-name="ce242" table:formula="of:=IF([$P1.J42]+[$P2.J42]+[$P3.J42]+[$P4.J42]+[$P5.J42]+[$P6.J42]+[$P7.J42]+[$P8.J42]+[$p9.J42]+[$P10.J42]=0;&quot; &quot;;[$P1.J42]+[$P2.J42]+[$P3.J42]+[$P4.J42]+[$P5.J42]+[$P6.J42]+[$P7.J42]+[$P8.J42]+[$p9.J42]+[$P10.J42])" office:value-type="string" office:string-value=" " calcext:value-type="string">
            <text:p><text:s/></text:p>
          </table:table-cell>
          <table:table-cell table:style-name="ce242" table:formula="of:=IF([$P1.K42]+[$P2.K42]+[$P3.K42]+[$P4.K42]+[$P5.K42]+[$P6.K42]+[$P7.K42]+[$P8.K42]+[$p9.K42]+[$P10.K42]=0;&quot; &quot;;[$P1.K42]+[$P2.K42]+[$P3.K42]+[$P4.K42]+[$P5.K42]+[$P6.K42]+[$P7.K42]+[$P8.K42]+[$p9.K42]+[$P10.K42])" office:value-type="string" office:string-value=" " calcext:value-type="string">
            <text:p><text:s/></text:p>
          </table:table-cell>
          <table:table-cell table:style-name="ce242" table:formula="of:=IF([$P1.L42]+[$P2.L42]+[$P3.L42]+[$P4.L42]+[$P5.L42]+[$P6.L42]+[$P7.L42]+[$P8.L42]+[$p9.L42]+[$P10.L42]=0;&quot; &quot;;[$P1.L42]+[$P2.L42]+[$P3.L42]+[$P4.L42]+[$P5.L42]+[$P6.L42]+[$P7.L42]+[$P8.L42]+[$p9.L42]+[$P10.L42])" office:value-type="string" office:string-value=" " calcext:value-type="string">
            <text:p><text:s/></text:p>
          </table:table-cell>
          <table:table-cell table:style-name="ce242" table:formula="of:=IF([$P1.M42]+[$P2.M42]+[$P3.M42]+[$P4.M42]+[$P5.M42]+[$P6.M42]+[$P7.M42]+[$P8.M42]+[$p9.M42]+[$P10.M42]=0;&quot; &quot;;[$P1.M42]+[$P2.M42]+[$P3.M42]+[$P4.M42]+[$P5.M42]+[$P6.M42]+[$P7.M42]+[$P8.M42]+[$p9.M42]+[$P10.M42])" office:value-type="string" office:string-value=" " calcext:value-type="string">
            <text:p><text:s/></text:p>
          </table:table-cell>
          <table:table-cell table:style-name="ce242" table:formula="of:=IF([$P1.N42]+[$P2.N42]+[$P3.N42]+[$P4.N42]+[$P5.N42]+[$P6.N42]+[$P7.N42]+[$P8.N42]+[$p9.N42]+[$P10.N42]=0;&quot; &quot;;[$P1.N42]+[$P2.N42]+[$P3.N42]+[$P4.N42]+[$P5.N42]+[$P6.N42]+[$P7.N42]+[$P8.N42]+[$p9.N42]+[$P10.N42])" office:value-type="string" office:string-value=" " calcext:value-type="string">
            <text:p><text:s/></text:p>
          </table:table-cell>
          <table:table-cell table:style-name="ce242" table:formula="of:=IF([$P1.O42]+[$P2.O42]+[$P3.O42]+[$P4.O42]+[$P5.O42]+[$P6.O42]+[$P7.O42]+[$P8.O42]+[$p9.O42]+[$P10.O42]=0;&quot; &quot;;[$P1.O42]+[$P2.O42]+[$P3.O42]+[$P4.O42]+[$P5.O42]+[$P6.O42]+[$P7.O42]+[$P8.O42]+[$p9.O42]+[$P10.O42])" office:value-type="string" office:string-value=" " calcext:value-type="string">
            <text:p><text:s/></text:p>
          </table:table-cell>
          <table:table-cell table:style-name="ce242" table:formula="of:=IF([$P1.P42]+[$P2.P42]+[$P3.P42]+[$P4.P42]+[$P5.P42]+[$P6.P42]+[$P7.P42]+[$P8.P42]+[$p9.P42]+[$P10.P42]=0;&quot; &quot;;[$P1.P42]+[$P2.P42]+[$P3.P42]+[$P4.P42]+[$P5.P42]+[$P6.P42]+[$P7.P42]+[$P8.P42]+[$p9.P42]+[$P10.P42])" office:value-type="string" office:string-value=" " calcext:value-type="string">
            <text:p><text:s/></text:p>
          </table:table-cell>
          <table:table-cell table:style-name="ce242" table:formula="of:=IF([$P1.Q42]+[$P2.Q42]+[$P3.Q42]+[$P4.Q42]+[$P5.Q42]+[$P6.Q42]+[$P7.Q42]+[$P8.Q42]+[$p9.Q42]+[$P10.Q42]=0;&quot; &quot;;[$P1.Q42]+[$P2.Q42]+[$P3.Q42]+[$P4.Q42]+[$P5.Q42]+[$P6.Q42]+[$P7.Q42]+[$P8.Q42]+[$p9.Q42]+[$P10.Q42])" office:value-type="string" office:string-value=" " calcext:value-type="string">
            <text:p><text:s/></text:p>
          </table:table-cell>
          <table:table-cell table:style-name="ce242" table:formula="of:=IF([$P1.R42]+[$P2.R42]+[$P3.R42]+[$P4.R42]+[$P5.R42]+[$P6.R42]+[$P7.R42]+[$P8.R42]+[$p9.R42]+[$P10.R42]=0;&quot; &quot;;[$P1.R42]+[$P2.R42]+[$P3.R42]+[$P4.R42]+[$P5.R42]+[$P6.R42]+[$P7.R42]+[$P8.R42]+[$p9.R42]+[$P10.R42])" office:value-type="string" office:string-value=" " calcext:value-type="string">
            <text:p><text:s/></text:p>
          </table:table-cell>
          <table:table-cell table:style-name="ce242" table:formula="of:=IF([$P1.S42]+[$P2.S42]+[$P3.S42]+[$P4.S42]+[$P5.S42]+[$P6.S42]+[$P7.S42]+[$P8.S42]+[$p9.S42]+[$P10.S42]=0;&quot; &quot;;[$P1.S42]+[$P2.S42]+[$P3.S42]+[$P4.S42]+[$P5.S42]+[$P6.S42]+[$P7.S42]+[$P8.S42]+[$p9.S42]+[$P10.S42])" office:value-type="string" office:string-value=" " calcext:value-type="string">
            <text:p><text:s/></text:p>
          </table:table-cell>
          <table:table-cell table:style-name="ce242" table:formula="of:=IF([$P1.T42]+[$P2.T42]+[$P3.T42]+[$P4.T42]+[$P5.T42]+[$P6.T42]+[$P7.T42]+[$P8.T42]+[$p9.T42]+[$P10.T42]=0;&quot; &quot;;[$P1.T42]+[$P2.T42]+[$P3.T42]+[$P4.T42]+[$P5.T42]+[$P6.T42]+[$P7.T42]+[$P8.T42]+[$p9.T42]+[$P10.T42])" office:value-type="string" office:string-value=" " calcext:value-type="string">
            <text:p><text:s/></text:p>
          </table:table-cell>
          <table:table-cell table:style-name="ce242" table:formula="of:=IF([$P1.U42]+[$P2.U42]+[$P3.U42]+[$P4.U42]+[$P5.U42]+[$P6.U42]+[$P7.U42]+[$P8.U42]+[$p9.U42]+[$P10.U42]=0;&quot; &quot;;[$P1.U42]+[$P2.U42]+[$P3.U42]+[$P4.U42]+[$P5.U42]+[$P6.U42]+[$P7.U42]+[$P8.U42]+[$p9.U42]+[$P10.U42])" office:value-type="string" office:string-value=" " calcext:value-type="string">
            <text:p><text:s/></text:p>
          </table:table-cell>
          <table:table-cell table:style-name="ce242" table:formula="of:=IF([$P1.V42]+[$P2.V42]+[$P3.V42]+[$P4.V42]+[$P5.V42]+[$P6.V42]+[$P7.V42]+[$P8.V42]+[$p9.V42]+[$P10.V42]=0;&quot; &quot;;[$P1.V42]+[$P2.V42]+[$P3.V42]+[$P4.V42]+[$P5.V42]+[$P6.V42]+[$P7.V42]+[$P8.V42]+[$p9.V42]+[$P10.V42])" office:value-type="string" office:string-value=" " calcext:value-type="string">
            <text:p><text:s/></text:p>
          </table:table-cell>
          <table:table-cell table:style-name="ce242" table:formula="of:=IF([$P1.W42]+[$P2.W42]+[$P3.W42]+[$P4.W42]+[$P5.W42]+[$P6.W42]+[$P7.W42]+[$P8.W42]+[$p9.W42]+[$P10.W42]=0;&quot; &quot;;[$P1.W42]+[$P2.W42]+[$P3.W42]+[$P4.W42]+[$P5.W42]+[$P6.W42]+[$P7.W42]+[$P8.W42]+[$p9.W42]+[$P10.W42])" office:value-type="string" office:string-value=" " calcext:value-type="string">
            <text:p><text:s/></text:p>
          </table:table-cell>
          <table:table-cell table:style-name="ce242" table:formula="of:=IF([$P1.X42]+[$P2.X42]+[$P3.X42]+[$P4.X42]+[$P5.X42]+[$P6.X42]+[$P7.X42]+[$P8.X42]+[$p9.X42]+[$P10.X42]=0;&quot; &quot;;[$P1.X42]+[$P2.X42]+[$P3.X42]+[$P4.X42]+[$P5.X42]+[$P6.X42]+[$P7.X42]+[$P8.X42]+[$p9.X42]+[$P10.X42])" office:value-type="string" office:string-value=" " calcext:value-type="string">
            <text:p><text:s/></text:p>
          </table:table-cell>
          <table:table-cell table:style-name="ce242" table:formula="of:=IF([$P1.Y42]+[$P2.Y42]+[$P3.Y42]+[$P4.Y42]+[$P5.Y42]+[$P6.Y42]+[$P7.Y42]+[$P8.Y42]+[$p9.Y42]+[$P10.Y42]=0;&quot; &quot;;[$P1.Y42]+[$P2.Y42]+[$P3.Y42]+[$P4.Y42]+[$P5.Y42]+[$P6.Y42]+[$P7.Y42]+[$P8.Y42]+[$p9.Y42]+[$P10.Y42])" office:value-type="string" office:string-value=" " calcext:value-type="string">
            <text:p><text:s/></text:p>
          </table:table-cell>
          <table:table-cell table:style-name="ce242" table:formula="of:=IF([$P1.Z42]+[$P2.Z42]+[$P3.Z42]+[$P4.Z42]+[$P5.Z42]+[$P6.Z42]+[$P7.Z42]+[$P8.Z42]+[$p9.Z42]+[$P10.Z42]=0;&quot; &quot;;[$P1.Z42]+[$P2.Z42]+[$P3.Z42]+[$P4.Z42]+[$P5.Z42]+[$P6.Z42]+[$P7.Z42]+[$P8.Z42]+[$p9.Z42]+[$P10.Z42])" office:value-type="string" office:string-value=" " calcext:value-type="string">
            <text:p><text:s/></text:p>
          </table:table-cell>
          <table:table-cell table:style-name="ce242" table:formula="of:=IF([$P1.AA42]+[$P2.AA42]+[$P3.AA42]+[$P4.AA42]+[$P5.AA42]+[$P6.AA42]+[$P7.AA42]+[$P8.AA42]+[$p9.AA42]+[$P10.AA42]=0;&quot; &quot;;[$P1.AA42]+[$P2.AA42]+[$P3.AA42]+[$P4.AA42]+[$P5.AA42]+[$P6.AA42]+[$P7.AA42]+[$P8.AA42]+[$p9.AA42]+[$P10.AA42])" office:value-type="string" office:string-value=" " calcext:value-type="string">
            <text:p><text:s/></text:p>
          </table:table-cell>
          <table:table-cell table:style-name="ce242" table:formula="of:=IF([$P1.AB42]+[$P2.AB42]+[$P3.AB42]+[$P4.AB42]+[$P5.AB42]+[$P6.AB42]+[$P7.AB42]+[$P8.AB42]+[$p9.AB42]+[$P10.AB42]=0;&quot; &quot;;[$P1.AB42]+[$P2.AB42]+[$P3.AB42]+[$P4.AB42]+[$P5.AB42]+[$P6.AB42]+[$P7.AB42]+[$P8.AB42]+[$p9.AB42]+[$P10.AB42])" office:value-type="string" office:string-value=" " calcext:value-type="string">
            <text:p><text:s/></text:p>
          </table:table-cell>
          <table:table-cell table:style-name="ce250" table:formula="of:=IF([$P1.AC42]+[$P2.AC42]+[$P3.AC42]+[$P4.AC42]+[$P5.AC42]+[$P6.AC42]+[$P7.AC42]+[$P8.AC42]+[$p9.AC42]+[$P10.AC42]=0;&quot; &quot;;[$P1.AC42]+[$P2.AC42]+[$P3.AC42]+[$P4.AC42]+[$P5.AC42]+[$P6.AC42]+[$P7.AC42]+[$P8.AC42]+[$p9.AC42]+[$P10.AC42])" office:value-type="string" office:string-value=" " calcext:value-type="string">
            <text:p><text:s/></text:p>
          </table:table-cell>
          <table:table-cell table:style-name="ce256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3]" office:value-type="float" office:value="0" calcext:value-type="float">
            <text:p>0</text:p>
          </table:table-cell>
          <table:table-cell table:style-name="ce2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3]+[$P2.G43]+[$P3.G43]+[$P4.G43]+[$P5.G43]+[$P6.G43]+[$P7.G43]+[$P8.G43]+[$p9.G43]+[$P10.G43]=0;&quot; &quot;;[$P1.G43]+[$P2.G43]+[$P3.G43]+[$P4.G43]+[$P5.G43]+[$P6.G43]+[$P7.G43]+[$P8.G43]+[$p9.G43]+[$P10.G43])" office:value-type="string" office:string-value=" " calcext:value-type="string">
            <text:p><text:s/></text:p>
          </table:table-cell>
          <table:table-cell table:style-name="ce242" table:formula="of:=IF([$P1.H43]+[$P2.H43]+[$P3.H43]+[$P4.H43]+[$P5.H43]+[$P6.H43]+[$P7.H43]+[$P8.H43]+[$p9.H43]+[$P10.H43]=0;&quot; &quot;;[$P1.H43]+[$P2.H43]+[$P3.H43]+[$P4.H43]+[$P5.H43]+[$P6.H43]+[$P7.H43]+[$P8.H43]+[$p9.H43]+[$P10.H43])" office:value-type="string" office:string-value=" " calcext:value-type="string">
            <text:p><text:s/></text:p>
          </table:table-cell>
          <table:table-cell table:style-name="ce242" table:formula="of:=IF([$P1.I43]+[$P2.I43]+[$P3.I43]+[$P4.I43]+[$P5.I43]+[$P6.I43]+[$P7.I43]+[$P8.I43]+[$p9.I43]+[$P10.I43]=0;&quot; &quot;;[$P1.I43]+[$P2.I43]+[$P3.I43]+[$P4.I43]+[$P5.I43]+[$P6.I43]+[$P7.I43]+[$P8.I43]+[$p9.I43]+[$P10.I43])" office:value-type="string" office:string-value=" " calcext:value-type="string">
            <text:p><text:s/></text:p>
          </table:table-cell>
          <table:table-cell table:style-name="ce242" table:formula="of:=IF([$P1.J43]+[$P2.J43]+[$P3.J43]+[$P4.J43]+[$P5.J43]+[$P6.J43]+[$P7.J43]+[$P8.J43]+[$p9.J43]+[$P10.J43]=0;&quot; &quot;;[$P1.J43]+[$P2.J43]+[$P3.J43]+[$P4.J43]+[$P5.J43]+[$P6.J43]+[$P7.J43]+[$P8.J43]+[$p9.J43]+[$P10.J43])" office:value-type="string" office:string-value=" " calcext:value-type="string">
            <text:p><text:s/></text:p>
          </table:table-cell>
          <table:table-cell table:style-name="ce242" table:formula="of:=IF([$P1.K43]+[$P2.K43]+[$P3.K43]+[$P4.K43]+[$P5.K43]+[$P6.K43]+[$P7.K43]+[$P8.K43]+[$p9.K43]+[$P10.K43]=0;&quot; &quot;;[$P1.K43]+[$P2.K43]+[$P3.K43]+[$P4.K43]+[$P5.K43]+[$P6.K43]+[$P7.K43]+[$P8.K43]+[$p9.K43]+[$P10.K43])" office:value-type="string" office:string-value=" " calcext:value-type="string">
            <text:p><text:s/></text:p>
          </table:table-cell>
          <table:table-cell table:style-name="ce242" table:formula="of:=IF([$P1.L43]+[$P2.L43]+[$P3.L43]+[$P4.L43]+[$P5.L43]+[$P6.L43]+[$P7.L43]+[$P8.L43]+[$p9.L43]+[$P10.L43]=0;&quot; &quot;;[$P1.L43]+[$P2.L43]+[$P3.L43]+[$P4.L43]+[$P5.L43]+[$P6.L43]+[$P7.L43]+[$P8.L43]+[$p9.L43]+[$P10.L43])" office:value-type="string" office:string-value=" " calcext:value-type="string">
            <text:p><text:s/></text:p>
          </table:table-cell>
          <table:table-cell table:style-name="ce242" table:formula="of:=IF([$P1.M43]+[$P2.M43]+[$P3.M43]+[$P4.M43]+[$P5.M43]+[$P6.M43]+[$P7.M43]+[$P8.M43]+[$p9.M43]+[$P10.M43]=0;&quot; &quot;;[$P1.M43]+[$P2.M43]+[$P3.M43]+[$P4.M43]+[$P5.M43]+[$P6.M43]+[$P7.M43]+[$P8.M43]+[$p9.M43]+[$P10.M43])" office:value-type="string" office:string-value=" " calcext:value-type="string">
            <text:p><text:s/></text:p>
          </table:table-cell>
          <table:table-cell table:style-name="ce242" table:formula="of:=IF([$P1.N43]+[$P2.N43]+[$P3.N43]+[$P4.N43]+[$P5.N43]+[$P6.N43]+[$P7.N43]+[$P8.N43]+[$p9.N43]+[$P10.N43]=0;&quot; &quot;;[$P1.N43]+[$P2.N43]+[$P3.N43]+[$P4.N43]+[$P5.N43]+[$P6.N43]+[$P7.N43]+[$P8.N43]+[$p9.N43]+[$P10.N43])" office:value-type="string" office:string-value=" " calcext:value-type="string">
            <text:p><text:s/></text:p>
          </table:table-cell>
          <table:table-cell table:style-name="ce242" table:formula="of:=IF([$P1.O43]+[$P2.O43]+[$P3.O43]+[$P4.O43]+[$P5.O43]+[$P6.O43]+[$P7.O43]+[$P8.O43]+[$p9.O43]+[$P10.O43]=0;&quot; &quot;;[$P1.O43]+[$P2.O43]+[$P3.O43]+[$P4.O43]+[$P5.O43]+[$P6.O43]+[$P7.O43]+[$P8.O43]+[$p9.O43]+[$P10.O43])" office:value-type="string" office:string-value=" " calcext:value-type="string">
            <text:p><text:s/></text:p>
          </table:table-cell>
          <table:table-cell table:style-name="ce242" table:formula="of:=IF([$P1.P43]+[$P2.P43]+[$P3.P43]+[$P4.P43]+[$P5.P43]+[$P6.P43]+[$P7.P43]+[$P8.P43]+[$p9.P43]+[$P10.P43]=0;&quot; &quot;;[$P1.P43]+[$P2.P43]+[$P3.P43]+[$P4.P43]+[$P5.P43]+[$P6.P43]+[$P7.P43]+[$P8.P43]+[$p9.P43]+[$P10.P43])" office:value-type="string" office:string-value=" " calcext:value-type="string">
            <text:p><text:s/></text:p>
          </table:table-cell>
          <table:table-cell table:style-name="ce242" table:formula="of:=IF([$P1.Q43]+[$P2.Q43]+[$P3.Q43]+[$P4.Q43]+[$P5.Q43]+[$P6.Q43]+[$P7.Q43]+[$P8.Q43]+[$p9.Q43]+[$P10.Q43]=0;&quot; &quot;;[$P1.Q43]+[$P2.Q43]+[$P3.Q43]+[$P4.Q43]+[$P5.Q43]+[$P6.Q43]+[$P7.Q43]+[$P8.Q43]+[$p9.Q43]+[$P10.Q43])" office:value-type="string" office:string-value=" " calcext:value-type="string">
            <text:p><text:s/></text:p>
          </table:table-cell>
          <table:table-cell table:style-name="ce242" table:formula="of:=IF([$P1.R43]+[$P2.R43]+[$P3.R43]+[$P4.R43]+[$P5.R43]+[$P6.R43]+[$P7.R43]+[$P8.R43]+[$p9.R43]+[$P10.R43]=0;&quot; &quot;;[$P1.R43]+[$P2.R43]+[$P3.R43]+[$P4.R43]+[$P5.R43]+[$P6.R43]+[$P7.R43]+[$P8.R43]+[$p9.R43]+[$P10.R43])" office:value-type="string" office:string-value=" " calcext:value-type="string">
            <text:p><text:s/></text:p>
          </table:table-cell>
          <table:table-cell table:style-name="ce242" table:formula="of:=IF([$P1.S43]+[$P2.S43]+[$P3.S43]+[$P4.S43]+[$P5.S43]+[$P6.S43]+[$P7.S43]+[$P8.S43]+[$p9.S43]+[$P10.S43]=0;&quot; &quot;;[$P1.S43]+[$P2.S43]+[$P3.S43]+[$P4.S43]+[$P5.S43]+[$P6.S43]+[$P7.S43]+[$P8.S43]+[$p9.S43]+[$P10.S43])" office:value-type="string" office:string-value=" " calcext:value-type="string">
            <text:p><text:s/></text:p>
          </table:table-cell>
          <table:table-cell table:style-name="ce242" table:formula="of:=IF([$P1.T43]+[$P2.T43]+[$P3.T43]+[$P4.T43]+[$P5.T43]+[$P6.T43]+[$P7.T43]+[$P8.T43]+[$p9.T43]+[$P10.T43]=0;&quot; &quot;;[$P1.T43]+[$P2.T43]+[$P3.T43]+[$P4.T43]+[$P5.T43]+[$P6.T43]+[$P7.T43]+[$P8.T43]+[$p9.T43]+[$P10.T43])" office:value-type="string" office:string-value=" " calcext:value-type="string">
            <text:p><text:s/></text:p>
          </table:table-cell>
          <table:table-cell table:style-name="ce242" table:formula="of:=IF([$P1.U43]+[$P2.U43]+[$P3.U43]+[$P4.U43]+[$P5.U43]+[$P6.U43]+[$P7.U43]+[$P8.U43]+[$p9.U43]+[$P10.U43]=0;&quot; &quot;;[$P1.U43]+[$P2.U43]+[$P3.U43]+[$P4.U43]+[$P5.U43]+[$P6.U43]+[$P7.U43]+[$P8.U43]+[$p9.U43]+[$P10.U43])" office:value-type="string" office:string-value=" " calcext:value-type="string">
            <text:p><text:s/></text:p>
          </table:table-cell>
          <table:table-cell table:style-name="ce242" table:formula="of:=IF([$P1.V43]+[$P2.V43]+[$P3.V43]+[$P4.V43]+[$P5.V43]+[$P6.V43]+[$P7.V43]+[$P8.V43]+[$p9.V43]+[$P10.V43]=0;&quot; &quot;;[$P1.V43]+[$P2.V43]+[$P3.V43]+[$P4.V43]+[$P5.V43]+[$P6.V43]+[$P7.V43]+[$P8.V43]+[$p9.V43]+[$P10.V43])" office:value-type="string" office:string-value=" " calcext:value-type="string">
            <text:p><text:s/></text:p>
          </table:table-cell>
          <table:table-cell table:style-name="ce242" table:formula="of:=IF([$P1.W43]+[$P2.W43]+[$P3.W43]+[$P4.W43]+[$P5.W43]+[$P6.W43]+[$P7.W43]+[$P8.W43]+[$p9.W43]+[$P10.W43]=0;&quot; &quot;;[$P1.W43]+[$P2.W43]+[$P3.W43]+[$P4.W43]+[$P5.W43]+[$P6.W43]+[$P7.W43]+[$P8.W43]+[$p9.W43]+[$P10.W43])" office:value-type="string" office:string-value=" " calcext:value-type="string">
            <text:p><text:s/></text:p>
          </table:table-cell>
          <table:table-cell table:style-name="ce242" table:formula="of:=IF([$P1.X43]+[$P2.X43]+[$P3.X43]+[$P4.X43]+[$P5.X43]+[$P6.X43]+[$P7.X43]+[$P8.X43]+[$p9.X43]+[$P10.X43]=0;&quot; &quot;;[$P1.X43]+[$P2.X43]+[$P3.X43]+[$P4.X43]+[$P5.X43]+[$P6.X43]+[$P7.X43]+[$P8.X43]+[$p9.X43]+[$P10.X43])" office:value-type="string" office:string-value=" " calcext:value-type="string">
            <text:p><text:s/></text:p>
          </table:table-cell>
          <table:table-cell table:style-name="ce242" table:formula="of:=IF([$P1.Y43]+[$P2.Y43]+[$P3.Y43]+[$P4.Y43]+[$P5.Y43]+[$P6.Y43]+[$P7.Y43]+[$P8.Y43]+[$p9.Y43]+[$P10.Y43]=0;&quot; &quot;;[$P1.Y43]+[$P2.Y43]+[$P3.Y43]+[$P4.Y43]+[$P5.Y43]+[$P6.Y43]+[$P7.Y43]+[$P8.Y43]+[$p9.Y43]+[$P10.Y43])" office:value-type="string" office:string-value=" " calcext:value-type="string">
            <text:p><text:s/></text:p>
          </table:table-cell>
          <table:table-cell table:style-name="ce242" table:formula="of:=IF([$P1.Z43]+[$P2.Z43]+[$P3.Z43]+[$P4.Z43]+[$P5.Z43]+[$P6.Z43]+[$P7.Z43]+[$P8.Z43]+[$p9.Z43]+[$P10.Z43]=0;&quot; &quot;;[$P1.Z43]+[$P2.Z43]+[$P3.Z43]+[$P4.Z43]+[$P5.Z43]+[$P6.Z43]+[$P7.Z43]+[$P8.Z43]+[$p9.Z43]+[$P10.Z43])" office:value-type="string" office:string-value=" " calcext:value-type="string">
            <text:p><text:s/></text:p>
          </table:table-cell>
          <table:table-cell table:style-name="ce242" table:formula="of:=IF([$P1.AA43]+[$P2.AA43]+[$P3.AA43]+[$P4.AA43]+[$P5.AA43]+[$P6.AA43]+[$P7.AA43]+[$P8.AA43]+[$p9.AA43]+[$P10.AA43]=0;&quot; &quot;;[$P1.AA43]+[$P2.AA43]+[$P3.AA43]+[$P4.AA43]+[$P5.AA43]+[$P6.AA43]+[$P7.AA43]+[$P8.AA43]+[$p9.AA43]+[$P10.AA43])" office:value-type="string" office:string-value=" " calcext:value-type="string">
            <text:p><text:s/></text:p>
          </table:table-cell>
          <table:table-cell table:style-name="ce242" table:formula="of:=IF([$P1.AB43]+[$P2.AB43]+[$P3.AB43]+[$P4.AB43]+[$P5.AB43]+[$P6.AB43]+[$P7.AB43]+[$P8.AB43]+[$p9.AB43]+[$P10.AB43]=0;&quot; &quot;;[$P1.AB43]+[$P2.AB43]+[$P3.AB43]+[$P4.AB43]+[$P5.AB43]+[$P6.AB43]+[$P7.AB43]+[$P8.AB43]+[$p9.AB43]+[$P10.AB43])" office:value-type="string" office:string-value=" " calcext:value-type="string">
            <text:p><text:s/></text:p>
          </table:table-cell>
          <table:table-cell table:style-name="ce250" table:formula="of:=IF([$P1.AC43]+[$P2.AC43]+[$P3.AC43]+[$P4.AC43]+[$P5.AC43]+[$P6.AC43]+[$P7.AC43]+[$P8.AC43]+[$p9.AC43]+[$P10.AC43]=0;&quot; &quot;;[$P1.AC43]+[$P2.AC43]+[$P3.AC43]+[$P4.AC43]+[$P5.AC43]+[$P6.AC43]+[$P7.AC43]+[$P8.AC43]+[$p9.AC43]+[$P10.AC43])" office:value-type="string" office:string-value=" " calcext:value-type="string">
            <text:p><text:s/></text:p>
          </table:table-cell>
          <table:table-cell table:style-name="ce256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4]" office:value-type="float" office:value="0" calcext:value-type="float">
            <text:p>0</text:p>
          </table:table-cell>
          <table:table-cell table:style-name="ce217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4]+[$P2.G44]+[$P3.G44]+[$P4.G44]+[$P5.G44]+[$P6.G44]+[$P7.G44]+[$P8.G44]+[$p9.G44]+[$P10.G44]=0;&quot; &quot;;[$P1.G44]+[$P2.G44]+[$P3.G44]+[$P4.G44]+[$P5.G44]+[$P6.G44]+[$P7.G44]+[$P8.G44]+[$p9.G44]+[$P10.G44])" office:value-type="string" office:string-value=" " calcext:value-type="string">
            <text:p><text:s/></text:p>
          </table:table-cell>
          <table:table-cell table:style-name="ce242" table:formula="of:=IF([$P1.H44]+[$P2.H44]+[$P3.H44]+[$P4.H44]+[$P5.H44]+[$P6.H44]+[$P7.H44]+[$P8.H44]+[$p9.H44]+[$P10.H44]=0;&quot; &quot;;[$P1.H44]+[$P2.H44]+[$P3.H44]+[$P4.H44]+[$P5.H44]+[$P6.H44]+[$P7.H44]+[$P8.H44]+[$p9.H44]+[$P10.H44])" office:value-type="string" office:string-value=" " calcext:value-type="string">
            <text:p><text:s/></text:p>
          </table:table-cell>
          <table:table-cell table:style-name="ce242" table:formula="of:=IF([$P1.I44]+[$P2.I44]+[$P3.I44]+[$P4.I44]+[$P5.I44]+[$P6.I44]+[$P7.I44]+[$P8.I44]+[$p9.I44]+[$P10.I44]=0;&quot; &quot;;[$P1.I44]+[$P2.I44]+[$P3.I44]+[$P4.I44]+[$P5.I44]+[$P6.I44]+[$P7.I44]+[$P8.I44]+[$p9.I44]+[$P10.I44])" office:value-type="string" office:string-value=" " calcext:value-type="string">
            <text:p><text:s/></text:p>
          </table:table-cell>
          <table:table-cell table:style-name="ce242" table:formula="of:=IF([$P1.J44]+[$P2.J44]+[$P3.J44]+[$P4.J44]+[$P5.J44]+[$P6.J44]+[$P7.J44]+[$P8.J44]+[$p9.J44]+[$P10.J44]=0;&quot; &quot;;[$P1.J44]+[$P2.J44]+[$P3.J44]+[$P4.J44]+[$P5.J44]+[$P6.J44]+[$P7.J44]+[$P8.J44]+[$p9.J44]+[$P10.J44])" office:value-type="string" office:string-value=" " calcext:value-type="string">
            <text:p><text:s/></text:p>
          </table:table-cell>
          <table:table-cell table:style-name="ce242" table:formula="of:=IF([$P1.K44]+[$P2.K44]+[$P3.K44]+[$P4.K44]+[$P5.K44]+[$P6.K44]+[$P7.K44]+[$P8.K44]+[$p9.K44]+[$P10.K44]=0;&quot; &quot;;[$P1.K44]+[$P2.K44]+[$P3.K44]+[$P4.K44]+[$P5.K44]+[$P6.K44]+[$P7.K44]+[$P8.K44]+[$p9.K44]+[$P10.K44])" office:value-type="string" office:string-value=" " calcext:value-type="string">
            <text:p><text:s/></text:p>
          </table:table-cell>
          <table:table-cell table:style-name="ce242" table:formula="of:=IF([$P1.L44]+[$P2.L44]+[$P3.L44]+[$P4.L44]+[$P5.L44]+[$P6.L44]+[$P7.L44]+[$P8.L44]+[$p9.L44]+[$P10.L44]=0;&quot; &quot;;[$P1.L44]+[$P2.L44]+[$P3.L44]+[$P4.L44]+[$P5.L44]+[$P6.L44]+[$P7.L44]+[$P8.L44]+[$p9.L44]+[$P10.L44])" office:value-type="string" office:string-value=" " calcext:value-type="string">
            <text:p><text:s/></text:p>
          </table:table-cell>
          <table:table-cell table:style-name="ce242" table:formula="of:=IF([$P1.M44]+[$P2.M44]+[$P3.M44]+[$P4.M44]+[$P5.M44]+[$P6.M44]+[$P7.M44]+[$P8.M44]+[$p9.M44]+[$P10.M44]=0;&quot; &quot;;[$P1.M44]+[$P2.M44]+[$P3.M44]+[$P4.M44]+[$P5.M44]+[$P6.M44]+[$P7.M44]+[$P8.M44]+[$p9.M44]+[$P10.M44])" office:value-type="string" office:string-value=" " calcext:value-type="string">
            <text:p><text:s/></text:p>
          </table:table-cell>
          <table:table-cell table:style-name="ce242" table:formula="of:=IF([$P1.N44]+[$P2.N44]+[$P3.N44]+[$P4.N44]+[$P5.N44]+[$P6.N44]+[$P7.N44]+[$P8.N44]+[$p9.N44]+[$P10.N44]=0;&quot; &quot;;[$P1.N44]+[$P2.N44]+[$P3.N44]+[$P4.N44]+[$P5.N44]+[$P6.N44]+[$P7.N44]+[$P8.N44]+[$p9.N44]+[$P10.N44])" office:value-type="string" office:string-value=" " calcext:value-type="string">
            <text:p><text:s/></text:p>
          </table:table-cell>
          <table:table-cell table:style-name="ce242" table:formula="of:=IF([$P1.O44]+[$P2.O44]+[$P3.O44]+[$P4.O44]+[$P5.O44]+[$P6.O44]+[$P7.O44]+[$P8.O44]+[$p9.O44]+[$P10.O44]=0;&quot; &quot;;[$P1.O44]+[$P2.O44]+[$P3.O44]+[$P4.O44]+[$P5.O44]+[$P6.O44]+[$P7.O44]+[$P8.O44]+[$p9.O44]+[$P10.O44])" office:value-type="string" office:string-value=" " calcext:value-type="string">
            <text:p><text:s/></text:p>
          </table:table-cell>
          <table:table-cell table:style-name="ce242" table:formula="of:=IF([$P1.P44]+[$P2.P44]+[$P3.P44]+[$P4.P44]+[$P5.P44]+[$P6.P44]+[$P7.P44]+[$P8.P44]+[$p9.P44]+[$P10.P44]=0;&quot; &quot;;[$P1.P44]+[$P2.P44]+[$P3.P44]+[$P4.P44]+[$P5.P44]+[$P6.P44]+[$P7.P44]+[$P8.P44]+[$p9.P44]+[$P10.P44])" office:value-type="string" office:string-value=" " calcext:value-type="string">
            <text:p><text:s/></text:p>
          </table:table-cell>
          <table:table-cell table:style-name="ce242" table:formula="of:=IF([$P1.Q44]+[$P2.Q44]+[$P3.Q44]+[$P4.Q44]+[$P5.Q44]+[$P6.Q44]+[$P7.Q44]+[$P8.Q44]+[$p9.Q44]+[$P10.Q44]=0;&quot; &quot;;[$P1.Q44]+[$P2.Q44]+[$P3.Q44]+[$P4.Q44]+[$P5.Q44]+[$P6.Q44]+[$P7.Q44]+[$P8.Q44]+[$p9.Q44]+[$P10.Q44])" office:value-type="string" office:string-value=" " calcext:value-type="string">
            <text:p><text:s/></text:p>
          </table:table-cell>
          <table:table-cell table:style-name="ce242" table:formula="of:=IF([$P1.R44]+[$P2.R44]+[$P3.R44]+[$P4.R44]+[$P5.R44]+[$P6.R44]+[$P7.R44]+[$P8.R44]+[$p9.R44]+[$P10.R44]=0;&quot; &quot;;[$P1.R44]+[$P2.R44]+[$P3.R44]+[$P4.R44]+[$P5.R44]+[$P6.R44]+[$P7.R44]+[$P8.R44]+[$p9.R44]+[$P10.R44])" office:value-type="string" office:string-value=" " calcext:value-type="string">
            <text:p><text:s/></text:p>
          </table:table-cell>
          <table:table-cell table:style-name="ce242" table:formula="of:=IF([$P1.S44]+[$P2.S44]+[$P3.S44]+[$P4.S44]+[$P5.S44]+[$P6.S44]+[$P7.S44]+[$P8.S44]+[$p9.S44]+[$P10.S44]=0;&quot; &quot;;[$P1.S44]+[$P2.S44]+[$P3.S44]+[$P4.S44]+[$P5.S44]+[$P6.S44]+[$P7.S44]+[$P8.S44]+[$p9.S44]+[$P10.S44])" office:value-type="string" office:string-value=" " calcext:value-type="string">
            <text:p><text:s/></text:p>
          </table:table-cell>
          <table:table-cell table:style-name="ce242" table:formula="of:=IF([$P1.T44]+[$P2.T44]+[$P3.T44]+[$P4.T44]+[$P5.T44]+[$P6.T44]+[$P7.T44]+[$P8.T44]+[$p9.T44]+[$P10.T44]=0;&quot; &quot;;[$P1.T44]+[$P2.T44]+[$P3.T44]+[$P4.T44]+[$P5.T44]+[$P6.T44]+[$P7.T44]+[$P8.T44]+[$p9.T44]+[$P10.T44])" office:value-type="string" office:string-value=" " calcext:value-type="string">
            <text:p><text:s/></text:p>
          </table:table-cell>
          <table:table-cell table:style-name="ce242" table:formula="of:=IF([$P1.U44]+[$P2.U44]+[$P3.U44]+[$P4.U44]+[$P5.U44]+[$P6.U44]+[$P7.U44]+[$P8.U44]+[$p9.U44]+[$P10.U44]=0;&quot; &quot;;[$P1.U44]+[$P2.U44]+[$P3.U44]+[$P4.U44]+[$P5.U44]+[$P6.U44]+[$P7.U44]+[$P8.U44]+[$p9.U44]+[$P10.U44])" office:value-type="string" office:string-value=" " calcext:value-type="string">
            <text:p><text:s/></text:p>
          </table:table-cell>
          <table:table-cell table:style-name="ce242" table:formula="of:=IF([$P1.V44]+[$P2.V44]+[$P3.V44]+[$P4.V44]+[$P5.V44]+[$P6.V44]+[$P7.V44]+[$P8.V44]+[$p9.V44]+[$P10.V44]=0;&quot; &quot;;[$P1.V44]+[$P2.V44]+[$P3.V44]+[$P4.V44]+[$P5.V44]+[$P6.V44]+[$P7.V44]+[$P8.V44]+[$p9.V44]+[$P10.V44])" office:value-type="string" office:string-value=" " calcext:value-type="string">
            <text:p><text:s/></text:p>
          </table:table-cell>
          <table:table-cell table:style-name="ce242" table:formula="of:=IF([$P1.W44]+[$P2.W44]+[$P3.W44]+[$P4.W44]+[$P5.W44]+[$P6.W44]+[$P7.W44]+[$P8.W44]+[$p9.W44]+[$P10.W44]=0;&quot; &quot;;[$P1.W44]+[$P2.W44]+[$P3.W44]+[$P4.W44]+[$P5.W44]+[$P6.W44]+[$P7.W44]+[$P8.W44]+[$p9.W44]+[$P10.W44])" office:value-type="string" office:string-value=" " calcext:value-type="string">
            <text:p><text:s/></text:p>
          </table:table-cell>
          <table:table-cell table:style-name="ce242" table:formula="of:=IF([$P1.X44]+[$P2.X44]+[$P3.X44]+[$P4.X44]+[$P5.X44]+[$P6.X44]+[$P7.X44]+[$P8.X44]+[$p9.X44]+[$P10.X44]=0;&quot; &quot;;[$P1.X44]+[$P2.X44]+[$P3.X44]+[$P4.X44]+[$P5.X44]+[$P6.X44]+[$P7.X44]+[$P8.X44]+[$p9.X44]+[$P10.X44])" office:value-type="string" office:string-value=" " calcext:value-type="string">
            <text:p><text:s/></text:p>
          </table:table-cell>
          <table:table-cell table:style-name="ce242" table:formula="of:=IF([$P1.Y44]+[$P2.Y44]+[$P3.Y44]+[$P4.Y44]+[$P5.Y44]+[$P6.Y44]+[$P7.Y44]+[$P8.Y44]+[$p9.Y44]+[$P10.Y44]=0;&quot; &quot;;[$P1.Y44]+[$P2.Y44]+[$P3.Y44]+[$P4.Y44]+[$P5.Y44]+[$P6.Y44]+[$P7.Y44]+[$P8.Y44]+[$p9.Y44]+[$P10.Y44])" office:value-type="string" office:string-value=" " calcext:value-type="string">
            <text:p><text:s/></text:p>
          </table:table-cell>
          <table:table-cell table:style-name="ce242" table:formula="of:=IF([$P1.Z44]+[$P2.Z44]+[$P3.Z44]+[$P4.Z44]+[$P5.Z44]+[$P6.Z44]+[$P7.Z44]+[$P8.Z44]+[$p9.Z44]+[$P10.Z44]=0;&quot; &quot;;[$P1.Z44]+[$P2.Z44]+[$P3.Z44]+[$P4.Z44]+[$P5.Z44]+[$P6.Z44]+[$P7.Z44]+[$P8.Z44]+[$p9.Z44]+[$P10.Z44])" office:value-type="string" office:string-value=" " calcext:value-type="string">
            <text:p><text:s/></text:p>
          </table:table-cell>
          <table:table-cell table:style-name="ce242" table:formula="of:=IF([$P1.AA44]+[$P2.AA44]+[$P3.AA44]+[$P4.AA44]+[$P5.AA44]+[$P6.AA44]+[$P7.AA44]+[$P8.AA44]+[$p9.AA44]+[$P10.AA44]=0;&quot; &quot;;[$P1.AA44]+[$P2.AA44]+[$P3.AA44]+[$P4.AA44]+[$P5.AA44]+[$P6.AA44]+[$P7.AA44]+[$P8.AA44]+[$p9.AA44]+[$P10.AA44])" office:value-type="string" office:string-value=" " calcext:value-type="string">
            <text:p><text:s/></text:p>
          </table:table-cell>
          <table:table-cell table:style-name="ce242" table:formula="of:=IF([$P1.AB44]+[$P2.AB44]+[$P3.AB44]+[$P4.AB44]+[$P5.AB44]+[$P6.AB44]+[$P7.AB44]+[$P8.AB44]+[$p9.AB44]+[$P10.AB44]=0;&quot; &quot;;[$P1.AB44]+[$P2.AB44]+[$P3.AB44]+[$P4.AB44]+[$P5.AB44]+[$P6.AB44]+[$P7.AB44]+[$P8.AB44]+[$p9.AB44]+[$P10.AB44])" office:value-type="string" office:string-value=" " calcext:value-type="string">
            <text:p><text:s/></text:p>
          </table:table-cell>
          <table:table-cell table:style-name="ce250" table:formula="of:=IF([$P1.AC44]+[$P2.AC44]+[$P3.AC44]+[$P4.AC44]+[$P5.AC44]+[$P6.AC44]+[$P7.AC44]+[$P8.AC44]+[$p9.AC44]+[$P10.AC44]=0;&quot; &quot;;[$P1.AC44]+[$P2.AC44]+[$P3.AC44]+[$P4.AC44]+[$P5.AC44]+[$P6.AC44]+[$P7.AC44]+[$P8.AC44]+[$p9.AC44]+[$P10.AC44])" office:value-type="string" office:string-value=" " calcext:value-type="string">
            <text:p><text:s/></text:p>
          </table:table-cell>
          <table:table-cell table:style-name="ce256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5]" office:value-type="float" office:value="0" calcext:value-type="float">
            <text:p>0</text:p>
          </table:table-cell>
          <table:table-cell table:style-name="ce217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5]+[$P2.G45]+[$P3.G45]+[$P4.G45]+[$P5.G45]+[$P6.G45]+[$P7.G45]+[$P8.G45]+[$p9.G45]+[$P10.G45]=0;&quot; &quot;;[$P1.G45]+[$P2.G45]+[$P3.G45]+[$P4.G45]+[$P5.G45]+[$P6.G45]+[$P7.G45]+[$P8.G45]+[$p9.G45]+[$P10.G45])" office:value-type="string" office:string-value=" " calcext:value-type="string">
            <text:p><text:s/></text:p>
          </table:table-cell>
          <table:table-cell table:style-name="ce242" table:formula="of:=IF([$P1.H45]+[$P2.H45]+[$P3.H45]+[$P4.H45]+[$P5.H45]+[$P6.H45]+[$P7.H45]+[$P8.H45]+[$p9.H45]+[$P10.H45]=0;&quot; &quot;;[$P1.H45]+[$P2.H45]+[$P3.H45]+[$P4.H45]+[$P5.H45]+[$P6.H45]+[$P7.H45]+[$P8.H45]+[$p9.H45]+[$P10.H45])" office:value-type="string" office:string-value=" " calcext:value-type="string">
            <text:p><text:s/></text:p>
          </table:table-cell>
          <table:table-cell table:style-name="ce242" table:formula="of:=IF([$P1.I45]+[$P2.I45]+[$P3.I45]+[$P4.I45]+[$P5.I45]+[$P6.I45]+[$P7.I45]+[$P8.I45]+[$p9.I45]+[$P10.I45]=0;&quot; &quot;;[$P1.I45]+[$P2.I45]+[$P3.I45]+[$P4.I45]+[$P5.I45]+[$P6.I45]+[$P7.I45]+[$P8.I45]+[$p9.I45]+[$P10.I45])" office:value-type="string" office:string-value=" " calcext:value-type="string">
            <text:p><text:s/></text:p>
          </table:table-cell>
          <table:table-cell table:style-name="ce242" table:formula="of:=IF([$P1.J45]+[$P2.J45]+[$P3.J45]+[$P4.J45]+[$P5.J45]+[$P6.J45]+[$P7.J45]+[$P8.J45]+[$p9.J45]+[$P10.J45]=0;&quot; &quot;;[$P1.J45]+[$P2.J45]+[$P3.J45]+[$P4.J45]+[$P5.J45]+[$P6.J45]+[$P7.J45]+[$P8.J45]+[$p9.J45]+[$P10.J45])" office:value-type="string" office:string-value=" " calcext:value-type="string">
            <text:p><text:s/></text:p>
          </table:table-cell>
          <table:table-cell table:style-name="ce242" table:formula="of:=IF([$P1.K45]+[$P2.K45]+[$P3.K45]+[$P4.K45]+[$P5.K45]+[$P6.K45]+[$P7.K45]+[$P8.K45]+[$p9.K45]+[$P10.K45]=0;&quot; &quot;;[$P1.K45]+[$P2.K45]+[$P3.K45]+[$P4.K45]+[$P5.K45]+[$P6.K45]+[$P7.K45]+[$P8.K45]+[$p9.K45]+[$P10.K45])" office:value-type="string" office:string-value=" " calcext:value-type="string">
            <text:p><text:s/></text:p>
          </table:table-cell>
          <table:table-cell table:style-name="ce242" table:formula="of:=IF([$P1.L45]+[$P2.L45]+[$P3.L45]+[$P4.L45]+[$P5.L45]+[$P6.L45]+[$P7.L45]+[$P8.L45]+[$p9.L45]+[$P10.L45]=0;&quot; &quot;;[$P1.L45]+[$P2.L45]+[$P3.L45]+[$P4.L45]+[$P5.L45]+[$P6.L45]+[$P7.L45]+[$P8.L45]+[$p9.L45]+[$P10.L45])" office:value-type="string" office:string-value=" " calcext:value-type="string">
            <text:p><text:s/></text:p>
          </table:table-cell>
          <table:table-cell table:style-name="ce242" table:formula="of:=IF([$P1.M45]+[$P2.M45]+[$P3.M45]+[$P4.M45]+[$P5.M45]+[$P6.M45]+[$P7.M45]+[$P8.M45]+[$p9.M45]+[$P10.M45]=0;&quot; &quot;;[$P1.M45]+[$P2.M45]+[$P3.M45]+[$P4.M45]+[$P5.M45]+[$P6.M45]+[$P7.M45]+[$P8.M45]+[$p9.M45]+[$P10.M45])" office:value-type="string" office:string-value=" " calcext:value-type="string">
            <text:p><text:s/></text:p>
          </table:table-cell>
          <table:table-cell table:style-name="ce242" table:formula="of:=IF([$P1.N45]+[$P2.N45]+[$P3.N45]+[$P4.N45]+[$P5.N45]+[$P6.N45]+[$P7.N45]+[$P8.N45]+[$p9.N45]+[$P10.N45]=0;&quot; &quot;;[$P1.N45]+[$P2.N45]+[$P3.N45]+[$P4.N45]+[$P5.N45]+[$P6.N45]+[$P7.N45]+[$P8.N45]+[$p9.N45]+[$P10.N45])" office:value-type="string" office:string-value=" " calcext:value-type="string">
            <text:p><text:s/></text:p>
          </table:table-cell>
          <table:table-cell table:style-name="ce242" table:formula="of:=IF([$P1.O45]+[$P2.O45]+[$P3.O45]+[$P4.O45]+[$P5.O45]+[$P6.O45]+[$P7.O45]+[$P8.O45]+[$p9.O45]+[$P10.O45]=0;&quot; &quot;;[$P1.O45]+[$P2.O45]+[$P3.O45]+[$P4.O45]+[$P5.O45]+[$P6.O45]+[$P7.O45]+[$P8.O45]+[$p9.O45]+[$P10.O45])" office:value-type="string" office:string-value=" " calcext:value-type="string">
            <text:p><text:s/></text:p>
          </table:table-cell>
          <table:table-cell table:style-name="ce242" table:formula="of:=IF([$P1.P45]+[$P2.P45]+[$P3.P45]+[$P4.P45]+[$P5.P45]+[$P6.P45]+[$P7.P45]+[$P8.P45]+[$p9.P45]+[$P10.P45]=0;&quot; &quot;;[$P1.P45]+[$P2.P45]+[$P3.P45]+[$P4.P45]+[$P5.P45]+[$P6.P45]+[$P7.P45]+[$P8.P45]+[$p9.P45]+[$P10.P45])" office:value-type="string" office:string-value=" " calcext:value-type="string">
            <text:p><text:s/></text:p>
          </table:table-cell>
          <table:table-cell table:style-name="ce242" table:formula="of:=IF([$P1.Q45]+[$P2.Q45]+[$P3.Q45]+[$P4.Q45]+[$P5.Q45]+[$P6.Q45]+[$P7.Q45]+[$P8.Q45]+[$p9.Q45]+[$P10.Q45]=0;&quot; &quot;;[$P1.Q45]+[$P2.Q45]+[$P3.Q45]+[$P4.Q45]+[$P5.Q45]+[$P6.Q45]+[$P7.Q45]+[$P8.Q45]+[$p9.Q45]+[$P10.Q45])" office:value-type="string" office:string-value=" " calcext:value-type="string">
            <text:p><text:s/></text:p>
          </table:table-cell>
          <table:table-cell table:style-name="ce242" table:formula="of:=IF([$P1.R45]+[$P2.R45]+[$P3.R45]+[$P4.R45]+[$P5.R45]+[$P6.R45]+[$P7.R45]+[$P8.R45]+[$p9.R45]+[$P10.R45]=0;&quot; &quot;;[$P1.R45]+[$P2.R45]+[$P3.R45]+[$P4.R45]+[$P5.R45]+[$P6.R45]+[$P7.R45]+[$P8.R45]+[$p9.R45]+[$P10.R45])" office:value-type="string" office:string-value=" " calcext:value-type="string">
            <text:p><text:s/></text:p>
          </table:table-cell>
          <table:table-cell table:style-name="ce242" table:formula="of:=IF([$P1.S45]+[$P2.S45]+[$P3.S45]+[$P4.S45]+[$P5.S45]+[$P6.S45]+[$P7.S45]+[$P8.S45]+[$p9.S45]+[$P10.S45]=0;&quot; &quot;;[$P1.S45]+[$P2.S45]+[$P3.S45]+[$P4.S45]+[$P5.S45]+[$P6.S45]+[$P7.S45]+[$P8.S45]+[$p9.S45]+[$P10.S45])" office:value-type="string" office:string-value=" " calcext:value-type="string">
            <text:p><text:s/></text:p>
          </table:table-cell>
          <table:table-cell table:style-name="ce242" table:formula="of:=IF([$P1.T45]+[$P2.T45]+[$P3.T45]+[$P4.T45]+[$P5.T45]+[$P6.T45]+[$P7.T45]+[$P8.T45]+[$p9.T45]+[$P10.T45]=0;&quot; &quot;;[$P1.T45]+[$P2.T45]+[$P3.T45]+[$P4.T45]+[$P5.T45]+[$P6.T45]+[$P7.T45]+[$P8.T45]+[$p9.T45]+[$P10.T45])" office:value-type="string" office:string-value=" " calcext:value-type="string">
            <text:p><text:s/></text:p>
          </table:table-cell>
          <table:table-cell table:style-name="ce242" table:formula="of:=IF([$P1.U45]+[$P2.U45]+[$P3.U45]+[$P4.U45]+[$P5.U45]+[$P6.U45]+[$P7.U45]+[$P8.U45]+[$p9.U45]+[$P10.U45]=0;&quot; &quot;;[$P1.U45]+[$P2.U45]+[$P3.U45]+[$P4.U45]+[$P5.U45]+[$P6.U45]+[$P7.U45]+[$P8.U45]+[$p9.U45]+[$P10.U45])" office:value-type="string" office:string-value=" " calcext:value-type="string">
            <text:p><text:s/></text:p>
          </table:table-cell>
          <table:table-cell table:style-name="ce242" table:formula="of:=IF([$P1.V45]+[$P2.V45]+[$P3.V45]+[$P4.V45]+[$P5.V45]+[$P6.V45]+[$P7.V45]+[$P8.V45]+[$p9.V45]+[$P10.V45]=0;&quot; &quot;;[$P1.V45]+[$P2.V45]+[$P3.V45]+[$P4.V45]+[$P5.V45]+[$P6.V45]+[$P7.V45]+[$P8.V45]+[$p9.V45]+[$P10.V45])" office:value-type="string" office:string-value=" " calcext:value-type="string">
            <text:p><text:s/></text:p>
          </table:table-cell>
          <table:table-cell table:style-name="ce242" table:formula="of:=IF([$P1.W45]+[$P2.W45]+[$P3.W45]+[$P4.W45]+[$P5.W45]+[$P6.W45]+[$P7.W45]+[$P8.W45]+[$p9.W45]+[$P10.W45]=0;&quot; &quot;;[$P1.W45]+[$P2.W45]+[$P3.W45]+[$P4.W45]+[$P5.W45]+[$P6.W45]+[$P7.W45]+[$P8.W45]+[$p9.W45]+[$P10.W45])" office:value-type="string" office:string-value=" " calcext:value-type="string">
            <text:p><text:s/></text:p>
          </table:table-cell>
          <table:table-cell table:style-name="ce242" table:formula="of:=IF([$P1.X45]+[$P2.X45]+[$P3.X45]+[$P4.X45]+[$P5.X45]+[$P6.X45]+[$P7.X45]+[$P8.X45]+[$p9.X45]+[$P10.X45]=0;&quot; &quot;;[$P1.X45]+[$P2.X45]+[$P3.X45]+[$P4.X45]+[$P5.X45]+[$P6.X45]+[$P7.X45]+[$P8.X45]+[$p9.X45]+[$P10.X45])" office:value-type="string" office:string-value=" " calcext:value-type="string">
            <text:p><text:s/></text:p>
          </table:table-cell>
          <table:table-cell table:style-name="ce242" table:formula="of:=IF([$P1.Y45]+[$P2.Y45]+[$P3.Y45]+[$P4.Y45]+[$P5.Y45]+[$P6.Y45]+[$P7.Y45]+[$P8.Y45]+[$p9.Y45]+[$P10.Y45]=0;&quot; &quot;;[$P1.Y45]+[$P2.Y45]+[$P3.Y45]+[$P4.Y45]+[$P5.Y45]+[$P6.Y45]+[$P7.Y45]+[$P8.Y45]+[$p9.Y45]+[$P10.Y45])" office:value-type="string" office:string-value=" " calcext:value-type="string">
            <text:p><text:s/></text:p>
          </table:table-cell>
          <table:table-cell table:style-name="ce242" table:formula="of:=IF([$P1.Z45]+[$P2.Z45]+[$P3.Z45]+[$P4.Z45]+[$P5.Z45]+[$P6.Z45]+[$P7.Z45]+[$P8.Z45]+[$p9.Z45]+[$P10.Z45]=0;&quot; &quot;;[$P1.Z45]+[$P2.Z45]+[$P3.Z45]+[$P4.Z45]+[$P5.Z45]+[$P6.Z45]+[$P7.Z45]+[$P8.Z45]+[$p9.Z45]+[$P10.Z45])" office:value-type="string" office:string-value=" " calcext:value-type="string">
            <text:p><text:s/></text:p>
          </table:table-cell>
          <table:table-cell table:style-name="ce242" table:formula="of:=IF([$P1.AA45]+[$P2.AA45]+[$P3.AA45]+[$P4.AA45]+[$P5.AA45]+[$P6.AA45]+[$P7.AA45]+[$P8.AA45]+[$p9.AA45]+[$P10.AA45]=0;&quot; &quot;;[$P1.AA45]+[$P2.AA45]+[$P3.AA45]+[$P4.AA45]+[$P5.AA45]+[$P6.AA45]+[$P7.AA45]+[$P8.AA45]+[$p9.AA45]+[$P10.AA45])" office:value-type="string" office:string-value=" " calcext:value-type="string">
            <text:p><text:s/></text:p>
          </table:table-cell>
          <table:table-cell table:style-name="ce242" table:formula="of:=IF([$P1.AB45]+[$P2.AB45]+[$P3.AB45]+[$P4.AB45]+[$P5.AB45]+[$P6.AB45]+[$P7.AB45]+[$P8.AB45]+[$p9.AB45]+[$P10.AB45]=0;&quot; &quot;;[$P1.AB45]+[$P2.AB45]+[$P3.AB45]+[$P4.AB45]+[$P5.AB45]+[$P6.AB45]+[$P7.AB45]+[$P8.AB45]+[$p9.AB45]+[$P10.AB45])" office:value-type="string" office:string-value=" " calcext:value-type="string">
            <text:p><text:s/></text:p>
          </table:table-cell>
          <table:table-cell table:style-name="ce250" table:formula="of:=IF([$P1.AC45]+[$P2.AC45]+[$P3.AC45]+[$P4.AC45]+[$P5.AC45]+[$P6.AC45]+[$P7.AC45]+[$P8.AC45]+[$p9.AC45]+[$P10.AC45]=0;&quot; &quot;;[$P1.AC45]+[$P2.AC45]+[$P3.AC45]+[$P4.AC45]+[$P5.AC45]+[$P6.AC45]+[$P7.AC45]+[$P8.AC45]+[$p9.AC45]+[$P10.AC45])" office:value-type="string" office:string-value=" " calcext:value-type="string">
            <text:p><text:s/></text:p>
          </table:table-cell>
          <table:table-cell table:style-name="ce256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6]" office:value-type="float" office:value="0" calcext:value-type="float">
            <text:p>0</text:p>
          </table:table-cell>
          <table:table-cell table:style-name="ce217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6]+[$P2.G46]+[$P3.G46]+[$P4.G46]+[$P5.G46]+[$P6.G46]+[$P7.G46]+[$P8.G46]+[$p9.G46]+[$P10.G46]=0;&quot; &quot;;[$P1.G46]+[$P2.G46]+[$P3.G46]+[$P4.G46]+[$P5.G46]+[$P6.G46]+[$P7.G46]+[$P8.G46]+[$p9.G46]+[$P10.G46])" office:value-type="string" office:string-value=" " calcext:value-type="string">
            <text:p><text:s/></text:p>
          </table:table-cell>
          <table:table-cell table:style-name="ce242" table:formula="of:=IF([$P1.H46]+[$P2.H46]+[$P3.H46]+[$P4.H46]+[$P5.H46]+[$P6.H46]+[$P7.H46]+[$P8.H46]+[$p9.H46]+[$P10.H46]=0;&quot; &quot;;[$P1.H46]+[$P2.H46]+[$P3.H46]+[$P4.H46]+[$P5.H46]+[$P6.H46]+[$P7.H46]+[$P8.H46]+[$p9.H46]+[$P10.H46])" office:value-type="string" office:string-value=" " calcext:value-type="string">
            <text:p><text:s/></text:p>
          </table:table-cell>
          <table:table-cell table:style-name="ce242" table:formula="of:=IF([$P1.I46]+[$P2.I46]+[$P3.I46]+[$P4.I46]+[$P5.I46]+[$P6.I46]+[$P7.I46]+[$P8.I46]+[$p9.I46]+[$P10.I46]=0;&quot; &quot;;[$P1.I46]+[$P2.I46]+[$P3.I46]+[$P4.I46]+[$P5.I46]+[$P6.I46]+[$P7.I46]+[$P8.I46]+[$p9.I46]+[$P10.I46])" office:value-type="string" office:string-value=" " calcext:value-type="string">
            <text:p><text:s/></text:p>
          </table:table-cell>
          <table:table-cell table:style-name="ce242" table:formula="of:=IF([$P1.J46]+[$P2.J46]+[$P3.J46]+[$P4.J46]+[$P5.J46]+[$P6.J46]+[$P7.J46]+[$P8.J46]+[$p9.J46]+[$P10.J46]=0;&quot; &quot;;[$P1.J46]+[$P2.J46]+[$P3.J46]+[$P4.J46]+[$P5.J46]+[$P6.J46]+[$P7.J46]+[$P8.J46]+[$p9.J46]+[$P10.J46])" office:value-type="string" office:string-value=" " calcext:value-type="string">
            <text:p><text:s/></text:p>
          </table:table-cell>
          <table:table-cell table:style-name="ce242" table:formula="of:=IF([$P1.K46]+[$P2.K46]+[$P3.K46]+[$P4.K46]+[$P5.K46]+[$P6.K46]+[$P7.K46]+[$P8.K46]+[$p9.K46]+[$P10.K46]=0;&quot; &quot;;[$P1.K46]+[$P2.K46]+[$P3.K46]+[$P4.K46]+[$P5.K46]+[$P6.K46]+[$P7.K46]+[$P8.K46]+[$p9.K46]+[$P10.K46])" office:value-type="string" office:string-value=" " calcext:value-type="string">
            <text:p><text:s/></text:p>
          </table:table-cell>
          <table:table-cell table:style-name="ce242" table:formula="of:=IF([$P1.L46]+[$P2.L46]+[$P3.L46]+[$P4.L46]+[$P5.L46]+[$P6.L46]+[$P7.L46]+[$P8.L46]+[$p9.L46]+[$P10.L46]=0;&quot; &quot;;[$P1.L46]+[$P2.L46]+[$P3.L46]+[$P4.L46]+[$P5.L46]+[$P6.L46]+[$P7.L46]+[$P8.L46]+[$p9.L46]+[$P10.L46])" office:value-type="string" office:string-value=" " calcext:value-type="string">
            <text:p><text:s/></text:p>
          </table:table-cell>
          <table:table-cell table:style-name="ce242" table:formula="of:=IF([$P1.M46]+[$P2.M46]+[$P3.M46]+[$P4.M46]+[$P5.M46]+[$P6.M46]+[$P7.M46]+[$P8.M46]+[$p9.M46]+[$P10.M46]=0;&quot; &quot;;[$P1.M46]+[$P2.M46]+[$P3.M46]+[$P4.M46]+[$P5.M46]+[$P6.M46]+[$P7.M46]+[$P8.M46]+[$p9.M46]+[$P10.M46])" office:value-type="string" office:string-value=" " calcext:value-type="string">
            <text:p><text:s/></text:p>
          </table:table-cell>
          <table:table-cell table:style-name="ce242" table:formula="of:=IF([$P1.N46]+[$P2.N46]+[$P3.N46]+[$P4.N46]+[$P5.N46]+[$P6.N46]+[$P7.N46]+[$P8.N46]+[$p9.N46]+[$P10.N46]=0;&quot; &quot;;[$P1.N46]+[$P2.N46]+[$P3.N46]+[$P4.N46]+[$P5.N46]+[$P6.N46]+[$P7.N46]+[$P8.N46]+[$p9.N46]+[$P10.N46])" office:value-type="string" office:string-value=" " calcext:value-type="string">
            <text:p><text:s/></text:p>
          </table:table-cell>
          <table:table-cell table:style-name="ce242" table:formula="of:=IF([$P1.O46]+[$P2.O46]+[$P3.O46]+[$P4.O46]+[$P5.O46]+[$P6.O46]+[$P7.O46]+[$P8.O46]+[$p9.O46]+[$P10.O46]=0;&quot; &quot;;[$P1.O46]+[$P2.O46]+[$P3.O46]+[$P4.O46]+[$P5.O46]+[$P6.O46]+[$P7.O46]+[$P8.O46]+[$p9.O46]+[$P10.O46])" office:value-type="string" office:string-value=" " calcext:value-type="string">
            <text:p><text:s/></text:p>
          </table:table-cell>
          <table:table-cell table:style-name="ce242" table:formula="of:=IF([$P1.P46]+[$P2.P46]+[$P3.P46]+[$P4.P46]+[$P5.P46]+[$P6.P46]+[$P7.P46]+[$P8.P46]+[$p9.P46]+[$P10.P46]=0;&quot; &quot;;[$P1.P46]+[$P2.P46]+[$P3.P46]+[$P4.P46]+[$P5.P46]+[$P6.P46]+[$P7.P46]+[$P8.P46]+[$p9.P46]+[$P10.P46])" office:value-type="string" office:string-value=" " calcext:value-type="string">
            <text:p><text:s/></text:p>
          </table:table-cell>
          <table:table-cell table:style-name="ce242" table:formula="of:=IF([$P1.Q46]+[$P2.Q46]+[$P3.Q46]+[$P4.Q46]+[$P5.Q46]+[$P6.Q46]+[$P7.Q46]+[$P8.Q46]+[$p9.Q46]+[$P10.Q46]=0;&quot; &quot;;[$P1.Q46]+[$P2.Q46]+[$P3.Q46]+[$P4.Q46]+[$P5.Q46]+[$P6.Q46]+[$P7.Q46]+[$P8.Q46]+[$p9.Q46]+[$P10.Q46])" office:value-type="string" office:string-value=" " calcext:value-type="string">
            <text:p><text:s/></text:p>
          </table:table-cell>
          <table:table-cell table:style-name="ce242" table:formula="of:=IF([$P1.R46]+[$P2.R46]+[$P3.R46]+[$P4.R46]+[$P5.R46]+[$P6.R46]+[$P7.R46]+[$P8.R46]+[$p9.R46]+[$P10.R46]=0;&quot; &quot;;[$P1.R46]+[$P2.R46]+[$P3.R46]+[$P4.R46]+[$P5.R46]+[$P6.R46]+[$P7.R46]+[$P8.R46]+[$p9.R46]+[$P10.R46])" office:value-type="string" office:string-value=" " calcext:value-type="string">
            <text:p><text:s/></text:p>
          </table:table-cell>
          <table:table-cell table:style-name="ce242" table:formula="of:=IF([$P1.S46]+[$P2.S46]+[$P3.S46]+[$P4.S46]+[$P5.S46]+[$P6.S46]+[$P7.S46]+[$P8.S46]+[$p9.S46]+[$P10.S46]=0;&quot; &quot;;[$P1.S46]+[$P2.S46]+[$P3.S46]+[$P4.S46]+[$P5.S46]+[$P6.S46]+[$P7.S46]+[$P8.S46]+[$p9.S46]+[$P10.S46])" office:value-type="string" office:string-value=" " calcext:value-type="string">
            <text:p><text:s/></text:p>
          </table:table-cell>
          <table:table-cell table:style-name="ce242" table:formula="of:=IF([$P1.T46]+[$P2.T46]+[$P3.T46]+[$P4.T46]+[$P5.T46]+[$P6.T46]+[$P7.T46]+[$P8.T46]+[$p9.T46]+[$P10.T46]=0;&quot; &quot;;[$P1.T46]+[$P2.T46]+[$P3.T46]+[$P4.T46]+[$P5.T46]+[$P6.T46]+[$P7.T46]+[$P8.T46]+[$p9.T46]+[$P10.T46])" office:value-type="string" office:string-value=" " calcext:value-type="string">
            <text:p><text:s/></text:p>
          </table:table-cell>
          <table:table-cell table:style-name="ce242" table:formula="of:=IF([$P1.U46]+[$P2.U46]+[$P3.U46]+[$P4.U46]+[$P5.U46]+[$P6.U46]+[$P7.U46]+[$P8.U46]+[$p9.U46]+[$P10.U46]=0;&quot; &quot;;[$P1.U46]+[$P2.U46]+[$P3.U46]+[$P4.U46]+[$P5.U46]+[$P6.U46]+[$P7.U46]+[$P8.U46]+[$p9.U46]+[$P10.U46])" office:value-type="string" office:string-value=" " calcext:value-type="string">
            <text:p><text:s/></text:p>
          </table:table-cell>
          <table:table-cell table:style-name="ce242" table:formula="of:=IF([$P1.V46]+[$P2.V46]+[$P3.V46]+[$P4.V46]+[$P5.V46]+[$P6.V46]+[$P7.V46]+[$P8.V46]+[$p9.V46]+[$P10.V46]=0;&quot; &quot;;[$P1.V46]+[$P2.V46]+[$P3.V46]+[$P4.V46]+[$P5.V46]+[$P6.V46]+[$P7.V46]+[$P8.V46]+[$p9.V46]+[$P10.V46])" office:value-type="string" office:string-value=" " calcext:value-type="string">
            <text:p><text:s/></text:p>
          </table:table-cell>
          <table:table-cell table:style-name="ce242" table:formula="of:=IF([$P1.W46]+[$P2.W46]+[$P3.W46]+[$P4.W46]+[$P5.W46]+[$P6.W46]+[$P7.W46]+[$P8.W46]+[$p9.W46]+[$P10.W46]=0;&quot; &quot;;[$P1.W46]+[$P2.W46]+[$P3.W46]+[$P4.W46]+[$P5.W46]+[$P6.W46]+[$P7.W46]+[$P8.W46]+[$p9.W46]+[$P10.W46])" office:value-type="string" office:string-value=" " calcext:value-type="string">
            <text:p><text:s/></text:p>
          </table:table-cell>
          <table:table-cell table:style-name="ce242" table:formula="of:=IF([$P1.X46]+[$P2.X46]+[$P3.X46]+[$P4.X46]+[$P5.X46]+[$P6.X46]+[$P7.X46]+[$P8.X46]+[$p9.X46]+[$P10.X46]=0;&quot; &quot;;[$P1.X46]+[$P2.X46]+[$P3.X46]+[$P4.X46]+[$P5.X46]+[$P6.X46]+[$P7.X46]+[$P8.X46]+[$p9.X46]+[$P10.X46])" office:value-type="string" office:string-value=" " calcext:value-type="string">
            <text:p><text:s/></text:p>
          </table:table-cell>
          <table:table-cell table:style-name="ce242" table:formula="of:=IF([$P1.Y46]+[$P2.Y46]+[$P3.Y46]+[$P4.Y46]+[$P5.Y46]+[$P6.Y46]+[$P7.Y46]+[$P8.Y46]+[$p9.Y46]+[$P10.Y46]=0;&quot; &quot;;[$P1.Y46]+[$P2.Y46]+[$P3.Y46]+[$P4.Y46]+[$P5.Y46]+[$P6.Y46]+[$P7.Y46]+[$P8.Y46]+[$p9.Y46]+[$P10.Y46])" office:value-type="string" office:string-value=" " calcext:value-type="string">
            <text:p><text:s/></text:p>
          </table:table-cell>
          <table:table-cell table:style-name="ce242" table:formula="of:=IF([$P1.Z46]+[$P2.Z46]+[$P3.Z46]+[$P4.Z46]+[$P5.Z46]+[$P6.Z46]+[$P7.Z46]+[$P8.Z46]+[$p9.Z46]+[$P10.Z46]=0;&quot; &quot;;[$P1.Z46]+[$P2.Z46]+[$P3.Z46]+[$P4.Z46]+[$P5.Z46]+[$P6.Z46]+[$P7.Z46]+[$P8.Z46]+[$p9.Z46]+[$P10.Z46])" office:value-type="string" office:string-value=" " calcext:value-type="string">
            <text:p><text:s/></text:p>
          </table:table-cell>
          <table:table-cell table:style-name="ce242" table:formula="of:=IF([$P1.AA46]+[$P2.AA46]+[$P3.AA46]+[$P4.AA46]+[$P5.AA46]+[$P6.AA46]+[$P7.AA46]+[$P8.AA46]+[$p9.AA46]+[$P10.AA46]=0;&quot; &quot;;[$P1.AA46]+[$P2.AA46]+[$P3.AA46]+[$P4.AA46]+[$P5.AA46]+[$P6.AA46]+[$P7.AA46]+[$P8.AA46]+[$p9.AA46]+[$P10.AA46])" office:value-type="string" office:string-value=" " calcext:value-type="string">
            <text:p><text:s/></text:p>
          </table:table-cell>
          <table:table-cell table:style-name="ce242" table:formula="of:=IF([$P1.AB46]+[$P2.AB46]+[$P3.AB46]+[$P4.AB46]+[$P5.AB46]+[$P6.AB46]+[$P7.AB46]+[$P8.AB46]+[$p9.AB46]+[$P10.AB46]=0;&quot; &quot;;[$P1.AB46]+[$P2.AB46]+[$P3.AB46]+[$P4.AB46]+[$P5.AB46]+[$P6.AB46]+[$P7.AB46]+[$P8.AB46]+[$p9.AB46]+[$P10.AB46])" office:value-type="string" office:string-value=" " calcext:value-type="string">
            <text:p><text:s/></text:p>
          </table:table-cell>
          <table:table-cell table:style-name="ce250" table:formula="of:=IF([$P1.AC46]+[$P2.AC46]+[$P3.AC46]+[$P4.AC46]+[$P5.AC46]+[$P6.AC46]+[$P7.AC46]+[$P8.AC46]+[$p9.AC46]+[$P10.AC46]=0;&quot; &quot;;[$P1.AC46]+[$P2.AC46]+[$P3.AC46]+[$P4.AC46]+[$P5.AC46]+[$P6.AC46]+[$P7.AC46]+[$P8.AC46]+[$p9.AC46]+[$P10.AC46])" office:value-type="string" office:string-value=" " calcext:value-type="string">
            <text:p><text:s/></text:p>
          </table:table-cell>
          <table:table-cell table:style-name="ce256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7]" office:value-type="float" office:value="0" calcext:value-type="float">
            <text:p>0</text:p>
          </table:table-cell>
          <table:table-cell table:style-name="ce217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7]+[$P2.G47]+[$P3.G47]+[$P4.G47]+[$P5.G47]+[$P6.G47]+[$P7.G47]+[$P8.G47]+[$p9.G47]+[$P10.G47]=0;&quot; &quot;;[$P1.G47]+[$P2.G47]+[$P3.G47]+[$P4.G47]+[$P5.G47]+[$P6.G47]+[$P7.G47]+[$P8.G47]+[$p9.G47]+[$P10.G47])" office:value-type="string" office:string-value=" " calcext:value-type="string">
            <text:p><text:s/></text:p>
          </table:table-cell>
          <table:table-cell table:style-name="ce242" table:formula="of:=IF([$P1.H47]+[$P2.H47]+[$P3.H47]+[$P4.H47]+[$P5.H47]+[$P6.H47]+[$P7.H47]+[$P8.H47]+[$p9.H47]+[$P10.H47]=0;&quot; &quot;;[$P1.H47]+[$P2.H47]+[$P3.H47]+[$P4.H47]+[$P5.H47]+[$P6.H47]+[$P7.H47]+[$P8.H47]+[$p9.H47]+[$P10.H47])" office:value-type="string" office:string-value=" " calcext:value-type="string">
            <text:p><text:s/></text:p>
          </table:table-cell>
          <table:table-cell table:style-name="ce242" table:formula="of:=IF([$P1.I47]+[$P2.I47]+[$P3.I47]+[$P4.I47]+[$P5.I47]+[$P6.I47]+[$P7.I47]+[$P8.I47]+[$p9.I47]+[$P10.I47]=0;&quot; &quot;;[$P1.I47]+[$P2.I47]+[$P3.I47]+[$P4.I47]+[$P5.I47]+[$P6.I47]+[$P7.I47]+[$P8.I47]+[$p9.I47]+[$P10.I47])" office:value-type="string" office:string-value=" " calcext:value-type="string">
            <text:p><text:s/></text:p>
          </table:table-cell>
          <table:table-cell table:style-name="ce242" table:formula="of:=IF([$P1.J47]+[$P2.J47]+[$P3.J47]+[$P4.J47]+[$P5.J47]+[$P6.J47]+[$P7.J47]+[$P8.J47]+[$p9.J47]+[$P10.J47]=0;&quot; &quot;;[$P1.J47]+[$P2.J47]+[$P3.J47]+[$P4.J47]+[$P5.J47]+[$P6.J47]+[$P7.J47]+[$P8.J47]+[$p9.J47]+[$P10.J47])" office:value-type="string" office:string-value=" " calcext:value-type="string">
            <text:p><text:s/></text:p>
          </table:table-cell>
          <table:table-cell table:style-name="ce242" table:formula="of:=IF([$P1.K47]+[$P2.K47]+[$P3.K47]+[$P4.K47]+[$P5.K47]+[$P6.K47]+[$P7.K47]+[$P8.K47]+[$p9.K47]+[$P10.K47]=0;&quot; &quot;;[$P1.K47]+[$P2.K47]+[$P3.K47]+[$P4.K47]+[$P5.K47]+[$P6.K47]+[$P7.K47]+[$P8.K47]+[$p9.K47]+[$P10.K47])" office:value-type="string" office:string-value=" " calcext:value-type="string">
            <text:p><text:s/></text:p>
          </table:table-cell>
          <table:table-cell table:style-name="ce242" table:formula="of:=IF([$P1.L47]+[$P2.L47]+[$P3.L47]+[$P4.L47]+[$P5.L47]+[$P6.L47]+[$P7.L47]+[$P8.L47]+[$p9.L47]+[$P10.L47]=0;&quot; &quot;;[$P1.L47]+[$P2.L47]+[$P3.L47]+[$P4.L47]+[$P5.L47]+[$P6.L47]+[$P7.L47]+[$P8.L47]+[$p9.L47]+[$P10.L47])" office:value-type="string" office:string-value=" " calcext:value-type="string">
            <text:p><text:s/></text:p>
          </table:table-cell>
          <table:table-cell table:style-name="ce242" table:formula="of:=IF([$P1.M47]+[$P2.M47]+[$P3.M47]+[$P4.M47]+[$P5.M47]+[$P6.M47]+[$P7.M47]+[$P8.M47]+[$p9.M47]+[$P10.M47]=0;&quot; &quot;;[$P1.M47]+[$P2.M47]+[$P3.M47]+[$P4.M47]+[$P5.M47]+[$P6.M47]+[$P7.M47]+[$P8.M47]+[$p9.M47]+[$P10.M47])" office:value-type="string" office:string-value=" " calcext:value-type="string">
            <text:p><text:s/></text:p>
          </table:table-cell>
          <table:table-cell table:style-name="ce242" table:formula="of:=IF([$P1.N47]+[$P2.N47]+[$P3.N47]+[$P4.N47]+[$P5.N47]+[$P6.N47]+[$P7.N47]+[$P8.N47]+[$p9.N47]+[$P10.N47]=0;&quot; &quot;;[$P1.N47]+[$P2.N47]+[$P3.N47]+[$P4.N47]+[$P5.N47]+[$P6.N47]+[$P7.N47]+[$P8.N47]+[$p9.N47]+[$P10.N47])" office:value-type="string" office:string-value=" " calcext:value-type="string">
            <text:p><text:s/></text:p>
          </table:table-cell>
          <table:table-cell table:style-name="ce242" table:formula="of:=IF([$P1.O47]+[$P2.O47]+[$P3.O47]+[$P4.O47]+[$P5.O47]+[$P6.O47]+[$P7.O47]+[$P8.O47]+[$p9.O47]+[$P10.O47]=0;&quot; &quot;;[$P1.O47]+[$P2.O47]+[$P3.O47]+[$P4.O47]+[$P5.O47]+[$P6.O47]+[$P7.O47]+[$P8.O47]+[$p9.O47]+[$P10.O47])" office:value-type="string" office:string-value=" " calcext:value-type="string">
            <text:p><text:s/></text:p>
          </table:table-cell>
          <table:table-cell table:style-name="ce242" table:formula="of:=IF([$P1.P47]+[$P2.P47]+[$P3.P47]+[$P4.P47]+[$P5.P47]+[$P6.P47]+[$P7.P47]+[$P8.P47]+[$p9.P47]+[$P10.P47]=0;&quot; &quot;;[$P1.P47]+[$P2.P47]+[$P3.P47]+[$P4.P47]+[$P5.P47]+[$P6.P47]+[$P7.P47]+[$P8.P47]+[$p9.P47]+[$P10.P47])" office:value-type="string" office:string-value=" " calcext:value-type="string">
            <text:p><text:s/></text:p>
          </table:table-cell>
          <table:table-cell table:style-name="ce242" table:formula="of:=IF([$P1.Q47]+[$P2.Q47]+[$P3.Q47]+[$P4.Q47]+[$P5.Q47]+[$P6.Q47]+[$P7.Q47]+[$P8.Q47]+[$p9.Q47]+[$P10.Q47]=0;&quot; &quot;;[$P1.Q47]+[$P2.Q47]+[$P3.Q47]+[$P4.Q47]+[$P5.Q47]+[$P6.Q47]+[$P7.Q47]+[$P8.Q47]+[$p9.Q47]+[$P10.Q47])" office:value-type="string" office:string-value=" " calcext:value-type="string">
            <text:p><text:s/></text:p>
          </table:table-cell>
          <table:table-cell table:style-name="ce242" table:formula="of:=IF([$P1.R47]+[$P2.R47]+[$P3.R47]+[$P4.R47]+[$P5.R47]+[$P6.R47]+[$P7.R47]+[$P8.R47]+[$p9.R47]+[$P10.R47]=0;&quot; &quot;;[$P1.R47]+[$P2.R47]+[$P3.R47]+[$P4.R47]+[$P5.R47]+[$P6.R47]+[$P7.R47]+[$P8.R47]+[$p9.R47]+[$P10.R47])" office:value-type="string" office:string-value=" " calcext:value-type="string">
            <text:p><text:s/></text:p>
          </table:table-cell>
          <table:table-cell table:style-name="ce242" table:formula="of:=IF([$P1.S47]+[$P2.S47]+[$P3.S47]+[$P4.S47]+[$P5.S47]+[$P6.S47]+[$P7.S47]+[$P8.S47]+[$p9.S47]+[$P10.S47]=0;&quot; &quot;;[$P1.S47]+[$P2.S47]+[$P3.S47]+[$P4.S47]+[$P5.S47]+[$P6.S47]+[$P7.S47]+[$P8.S47]+[$p9.S47]+[$P10.S47])" office:value-type="string" office:string-value=" " calcext:value-type="string">
            <text:p><text:s/></text:p>
          </table:table-cell>
          <table:table-cell table:style-name="ce242" table:formula="of:=IF([$P1.T47]+[$P2.T47]+[$P3.T47]+[$P4.T47]+[$P5.T47]+[$P6.T47]+[$P7.T47]+[$P8.T47]+[$p9.T47]+[$P10.T47]=0;&quot; &quot;;[$P1.T47]+[$P2.T47]+[$P3.T47]+[$P4.T47]+[$P5.T47]+[$P6.T47]+[$P7.T47]+[$P8.T47]+[$p9.T47]+[$P10.T47])" office:value-type="string" office:string-value=" " calcext:value-type="string">
            <text:p><text:s/></text:p>
          </table:table-cell>
          <table:table-cell table:style-name="ce242" table:formula="of:=IF([$P1.U47]+[$P2.U47]+[$P3.U47]+[$P4.U47]+[$P5.U47]+[$P6.U47]+[$P7.U47]+[$P8.U47]+[$p9.U47]+[$P10.U47]=0;&quot; &quot;;[$P1.U47]+[$P2.U47]+[$P3.U47]+[$P4.U47]+[$P5.U47]+[$P6.U47]+[$P7.U47]+[$P8.U47]+[$p9.U47]+[$P10.U47])" office:value-type="string" office:string-value=" " calcext:value-type="string">
            <text:p><text:s/></text:p>
          </table:table-cell>
          <table:table-cell table:style-name="ce242" table:formula="of:=IF([$P1.V47]+[$P2.V47]+[$P3.V47]+[$P4.V47]+[$P5.V47]+[$P6.V47]+[$P7.V47]+[$P8.V47]+[$p9.V47]+[$P10.V47]=0;&quot; &quot;;[$P1.V47]+[$P2.V47]+[$P3.V47]+[$P4.V47]+[$P5.V47]+[$P6.V47]+[$P7.V47]+[$P8.V47]+[$p9.V47]+[$P10.V47])" office:value-type="string" office:string-value=" " calcext:value-type="string">
            <text:p><text:s/></text:p>
          </table:table-cell>
          <table:table-cell table:style-name="ce242" table:formula="of:=IF([$P1.W47]+[$P2.W47]+[$P3.W47]+[$P4.W47]+[$P5.W47]+[$P6.W47]+[$P7.W47]+[$P8.W47]+[$p9.W47]+[$P10.W47]=0;&quot; &quot;;[$P1.W47]+[$P2.W47]+[$P3.W47]+[$P4.W47]+[$P5.W47]+[$P6.W47]+[$P7.W47]+[$P8.W47]+[$p9.W47]+[$P10.W47])" office:value-type="string" office:string-value=" " calcext:value-type="string">
            <text:p><text:s/></text:p>
          </table:table-cell>
          <table:table-cell table:style-name="ce242" table:formula="of:=IF([$P1.X47]+[$P2.X47]+[$P3.X47]+[$P4.X47]+[$P5.X47]+[$P6.X47]+[$P7.X47]+[$P8.X47]+[$p9.X47]+[$P10.X47]=0;&quot; &quot;;[$P1.X47]+[$P2.X47]+[$P3.X47]+[$P4.X47]+[$P5.X47]+[$P6.X47]+[$P7.X47]+[$P8.X47]+[$p9.X47]+[$P10.X47])" office:value-type="string" office:string-value=" " calcext:value-type="string">
            <text:p><text:s/></text:p>
          </table:table-cell>
          <table:table-cell table:style-name="ce242" table:formula="of:=IF([$P1.Y47]+[$P2.Y47]+[$P3.Y47]+[$P4.Y47]+[$P5.Y47]+[$P6.Y47]+[$P7.Y47]+[$P8.Y47]+[$p9.Y47]+[$P10.Y47]=0;&quot; &quot;;[$P1.Y47]+[$P2.Y47]+[$P3.Y47]+[$P4.Y47]+[$P5.Y47]+[$P6.Y47]+[$P7.Y47]+[$P8.Y47]+[$p9.Y47]+[$P10.Y47])" office:value-type="string" office:string-value=" " calcext:value-type="string">
            <text:p><text:s/></text:p>
          </table:table-cell>
          <table:table-cell table:style-name="ce242" table:formula="of:=IF([$P1.Z47]+[$P2.Z47]+[$P3.Z47]+[$P4.Z47]+[$P5.Z47]+[$P6.Z47]+[$P7.Z47]+[$P8.Z47]+[$p9.Z47]+[$P10.Z47]=0;&quot; &quot;;[$P1.Z47]+[$P2.Z47]+[$P3.Z47]+[$P4.Z47]+[$P5.Z47]+[$P6.Z47]+[$P7.Z47]+[$P8.Z47]+[$p9.Z47]+[$P10.Z47])" office:value-type="string" office:string-value=" " calcext:value-type="string">
            <text:p><text:s/></text:p>
          </table:table-cell>
          <table:table-cell table:style-name="ce242" table:formula="of:=IF([$P1.AA47]+[$P2.AA47]+[$P3.AA47]+[$P4.AA47]+[$P5.AA47]+[$P6.AA47]+[$P7.AA47]+[$P8.AA47]+[$p9.AA47]+[$P10.AA47]=0;&quot; &quot;;[$P1.AA47]+[$P2.AA47]+[$P3.AA47]+[$P4.AA47]+[$P5.AA47]+[$P6.AA47]+[$P7.AA47]+[$P8.AA47]+[$p9.AA47]+[$P10.AA47])" office:value-type="string" office:string-value=" " calcext:value-type="string">
            <text:p><text:s/></text:p>
          </table:table-cell>
          <table:table-cell table:style-name="ce242" table:formula="of:=IF([$P1.AB47]+[$P2.AB47]+[$P3.AB47]+[$P4.AB47]+[$P5.AB47]+[$P6.AB47]+[$P7.AB47]+[$P8.AB47]+[$p9.AB47]+[$P10.AB47]=0;&quot; &quot;;[$P1.AB47]+[$P2.AB47]+[$P3.AB47]+[$P4.AB47]+[$P5.AB47]+[$P6.AB47]+[$P7.AB47]+[$P8.AB47]+[$p9.AB47]+[$P10.AB47])" office:value-type="string" office:string-value=" " calcext:value-type="string">
            <text:p><text:s/></text:p>
          </table:table-cell>
          <table:table-cell table:style-name="ce250" table:formula="of:=IF([$P1.AC47]+[$P2.AC47]+[$P3.AC47]+[$P4.AC47]+[$P5.AC47]+[$P6.AC47]+[$P7.AC47]+[$P8.AC47]+[$p9.AC47]+[$P10.AC47]=0;&quot; &quot;;[$P1.AC47]+[$P2.AC47]+[$P3.AC47]+[$P4.AC47]+[$P5.AC47]+[$P6.AC47]+[$P7.AC47]+[$P8.AC47]+[$p9.AC47]+[$P10.AC47])" office:value-type="string" office:string-value=" " calcext:value-type="string">
            <text:p><text:s/></text:p>
          </table:table-cell>
          <table:table-cell table:style-name="ce256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8]" office:value-type="float" office:value="0" calcext:value-type="float">
            <text:p>0</text:p>
          </table:table-cell>
          <table:table-cell table:style-name="ce217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8]+[$P2.G48]+[$P3.G48]+[$P4.G48]+[$P5.G48]+[$P6.G48]+[$P7.G48]+[$P8.G48]+[$p9.G48]+[$P10.G48]=0;&quot; &quot;;[$P1.G48]+[$P2.G48]+[$P3.G48]+[$P4.G48]+[$P5.G48]+[$P6.G48]+[$P7.G48]+[$P8.G48]+[$p9.G48]+[$P10.G48])" office:value-type="string" office:string-value=" " calcext:value-type="string">
            <text:p><text:s/></text:p>
          </table:table-cell>
          <table:table-cell table:style-name="ce242" table:formula="of:=IF([$P1.H48]+[$P2.H48]+[$P3.H48]+[$P4.H48]+[$P5.H48]+[$P6.H48]+[$P7.H48]+[$P8.H48]+[$p9.H48]+[$P10.H48]=0;&quot; &quot;;[$P1.H48]+[$P2.H48]+[$P3.H48]+[$P4.H48]+[$P5.H48]+[$P6.H48]+[$P7.H48]+[$P8.H48]+[$p9.H48]+[$P10.H48])" office:value-type="string" office:string-value=" " calcext:value-type="string">
            <text:p><text:s/></text:p>
          </table:table-cell>
          <table:table-cell table:style-name="ce242" table:formula="of:=IF([$P1.I48]+[$P2.I48]+[$P3.I48]+[$P4.I48]+[$P5.I48]+[$P6.I48]+[$P7.I48]+[$P8.I48]+[$p9.I48]+[$P10.I48]=0;&quot; &quot;;[$P1.I48]+[$P2.I48]+[$P3.I48]+[$P4.I48]+[$P5.I48]+[$P6.I48]+[$P7.I48]+[$P8.I48]+[$p9.I48]+[$P10.I48])" office:value-type="string" office:string-value=" " calcext:value-type="string">
            <text:p><text:s/></text:p>
          </table:table-cell>
          <table:table-cell table:style-name="ce242" table:formula="of:=IF([$P1.J48]+[$P2.J48]+[$P3.J48]+[$P4.J48]+[$P5.J48]+[$P6.J48]+[$P7.J48]+[$P8.J48]+[$p9.J48]+[$P10.J48]=0;&quot; &quot;;[$P1.J48]+[$P2.J48]+[$P3.J48]+[$P4.J48]+[$P5.J48]+[$P6.J48]+[$P7.J48]+[$P8.J48]+[$p9.J48]+[$P10.J48])" office:value-type="string" office:string-value=" " calcext:value-type="string">
            <text:p><text:s/></text:p>
          </table:table-cell>
          <table:table-cell table:style-name="ce242" table:formula="of:=IF([$P1.K48]+[$P2.K48]+[$P3.K48]+[$P4.K48]+[$P5.K48]+[$P6.K48]+[$P7.K48]+[$P8.K48]+[$p9.K48]+[$P10.K48]=0;&quot; &quot;;[$P1.K48]+[$P2.K48]+[$P3.K48]+[$P4.K48]+[$P5.K48]+[$P6.K48]+[$P7.K48]+[$P8.K48]+[$p9.K48]+[$P10.K48])" office:value-type="string" office:string-value=" " calcext:value-type="string">
            <text:p><text:s/></text:p>
          </table:table-cell>
          <table:table-cell table:style-name="ce242" table:formula="of:=IF([$P1.L48]+[$P2.L48]+[$P3.L48]+[$P4.L48]+[$P5.L48]+[$P6.L48]+[$P7.L48]+[$P8.L48]+[$p9.L48]+[$P10.L48]=0;&quot; &quot;;[$P1.L48]+[$P2.L48]+[$P3.L48]+[$P4.L48]+[$P5.L48]+[$P6.L48]+[$P7.L48]+[$P8.L48]+[$p9.L48]+[$P10.L48])" office:value-type="string" office:string-value=" " calcext:value-type="string">
            <text:p><text:s/></text:p>
          </table:table-cell>
          <table:table-cell table:style-name="ce242" table:formula="of:=IF([$P1.M48]+[$P2.M48]+[$P3.M48]+[$P4.M48]+[$P5.M48]+[$P6.M48]+[$P7.M48]+[$P8.M48]+[$p9.M48]+[$P10.M48]=0;&quot; &quot;;[$P1.M48]+[$P2.M48]+[$P3.M48]+[$P4.M48]+[$P5.M48]+[$P6.M48]+[$P7.M48]+[$P8.M48]+[$p9.M48]+[$P10.M48])" office:value-type="string" office:string-value=" " calcext:value-type="string">
            <text:p><text:s/></text:p>
          </table:table-cell>
          <table:table-cell table:style-name="ce242" table:formula="of:=IF([$P1.N48]+[$P2.N48]+[$P3.N48]+[$P4.N48]+[$P5.N48]+[$P6.N48]+[$P7.N48]+[$P8.N48]+[$p9.N48]+[$P10.N48]=0;&quot; &quot;;[$P1.N48]+[$P2.N48]+[$P3.N48]+[$P4.N48]+[$P5.N48]+[$P6.N48]+[$P7.N48]+[$P8.N48]+[$p9.N48]+[$P10.N48])" office:value-type="string" office:string-value=" " calcext:value-type="string">
            <text:p><text:s/></text:p>
          </table:table-cell>
          <table:table-cell table:style-name="ce242" table:formula="of:=IF([$P1.O48]+[$P2.O48]+[$P3.O48]+[$P4.O48]+[$P5.O48]+[$P6.O48]+[$P7.O48]+[$P8.O48]+[$p9.O48]+[$P10.O48]=0;&quot; &quot;;[$P1.O48]+[$P2.O48]+[$P3.O48]+[$P4.O48]+[$P5.O48]+[$P6.O48]+[$P7.O48]+[$P8.O48]+[$p9.O48]+[$P10.O48])" office:value-type="string" office:string-value=" " calcext:value-type="string">
            <text:p><text:s/></text:p>
          </table:table-cell>
          <table:table-cell table:style-name="ce242" table:formula="of:=IF([$P1.P48]+[$P2.P48]+[$P3.P48]+[$P4.P48]+[$P5.P48]+[$P6.P48]+[$P7.P48]+[$P8.P48]+[$p9.P48]+[$P10.P48]=0;&quot; &quot;;[$P1.P48]+[$P2.P48]+[$P3.P48]+[$P4.P48]+[$P5.P48]+[$P6.P48]+[$P7.P48]+[$P8.P48]+[$p9.P48]+[$P10.P48])" office:value-type="string" office:string-value=" " calcext:value-type="string">
            <text:p><text:s/></text:p>
          </table:table-cell>
          <table:table-cell table:style-name="ce242" table:formula="of:=IF([$P1.Q48]+[$P2.Q48]+[$P3.Q48]+[$P4.Q48]+[$P5.Q48]+[$P6.Q48]+[$P7.Q48]+[$P8.Q48]+[$p9.Q48]+[$P10.Q48]=0;&quot; &quot;;[$P1.Q48]+[$P2.Q48]+[$P3.Q48]+[$P4.Q48]+[$P5.Q48]+[$P6.Q48]+[$P7.Q48]+[$P8.Q48]+[$p9.Q48]+[$P10.Q48])" office:value-type="string" office:string-value=" " calcext:value-type="string">
            <text:p><text:s/></text:p>
          </table:table-cell>
          <table:table-cell table:style-name="ce242" table:formula="of:=IF([$P1.R48]+[$P2.R48]+[$P3.R48]+[$P4.R48]+[$P5.R48]+[$P6.R48]+[$P7.R48]+[$P8.R48]+[$p9.R48]+[$P10.R48]=0;&quot; &quot;;[$P1.R48]+[$P2.R48]+[$P3.R48]+[$P4.R48]+[$P5.R48]+[$P6.R48]+[$P7.R48]+[$P8.R48]+[$p9.R48]+[$P10.R48])" office:value-type="string" office:string-value=" " calcext:value-type="string">
            <text:p><text:s/></text:p>
          </table:table-cell>
          <table:table-cell table:style-name="ce242" table:formula="of:=IF([$P1.S48]+[$P2.S48]+[$P3.S48]+[$P4.S48]+[$P5.S48]+[$P6.S48]+[$P7.S48]+[$P8.S48]+[$p9.S48]+[$P10.S48]=0;&quot; &quot;;[$P1.S48]+[$P2.S48]+[$P3.S48]+[$P4.S48]+[$P5.S48]+[$P6.S48]+[$P7.S48]+[$P8.S48]+[$p9.S48]+[$P10.S48])" office:value-type="string" office:string-value=" " calcext:value-type="string">
            <text:p><text:s/></text:p>
          </table:table-cell>
          <table:table-cell table:style-name="ce242" table:formula="of:=IF([$P1.T48]+[$P2.T48]+[$P3.T48]+[$P4.T48]+[$P5.T48]+[$P6.T48]+[$P7.T48]+[$P8.T48]+[$p9.T48]+[$P10.T48]=0;&quot; &quot;;[$P1.T48]+[$P2.T48]+[$P3.T48]+[$P4.T48]+[$P5.T48]+[$P6.T48]+[$P7.T48]+[$P8.T48]+[$p9.T48]+[$P10.T48])" office:value-type="string" office:string-value=" " calcext:value-type="string">
            <text:p><text:s/></text:p>
          </table:table-cell>
          <table:table-cell table:style-name="ce242" table:formula="of:=IF([$P1.U48]+[$P2.U48]+[$P3.U48]+[$P4.U48]+[$P5.U48]+[$P6.U48]+[$P7.U48]+[$P8.U48]+[$p9.U48]+[$P10.U48]=0;&quot; &quot;;[$P1.U48]+[$P2.U48]+[$P3.U48]+[$P4.U48]+[$P5.U48]+[$P6.U48]+[$P7.U48]+[$P8.U48]+[$p9.U48]+[$P10.U48])" office:value-type="string" office:string-value=" " calcext:value-type="string">
            <text:p><text:s/></text:p>
          </table:table-cell>
          <table:table-cell table:style-name="ce242" table:formula="of:=IF([$P1.V48]+[$P2.V48]+[$P3.V48]+[$P4.V48]+[$P5.V48]+[$P6.V48]+[$P7.V48]+[$P8.V48]+[$p9.V48]+[$P10.V48]=0;&quot; &quot;;[$P1.V48]+[$P2.V48]+[$P3.V48]+[$P4.V48]+[$P5.V48]+[$P6.V48]+[$P7.V48]+[$P8.V48]+[$p9.V48]+[$P10.V48])" office:value-type="string" office:string-value=" " calcext:value-type="string">
            <text:p><text:s/></text:p>
          </table:table-cell>
          <table:table-cell table:style-name="ce242" table:formula="of:=IF([$P1.W48]+[$P2.W48]+[$P3.W48]+[$P4.W48]+[$P5.W48]+[$P6.W48]+[$P7.W48]+[$P8.W48]+[$p9.W48]+[$P10.W48]=0;&quot; &quot;;[$P1.W48]+[$P2.W48]+[$P3.W48]+[$P4.W48]+[$P5.W48]+[$P6.W48]+[$P7.W48]+[$P8.W48]+[$p9.W48]+[$P10.W48])" office:value-type="string" office:string-value=" " calcext:value-type="string">
            <text:p><text:s/></text:p>
          </table:table-cell>
          <table:table-cell table:style-name="ce242" table:formula="of:=IF([$P1.X48]+[$P2.X48]+[$P3.X48]+[$P4.X48]+[$P5.X48]+[$P6.X48]+[$P7.X48]+[$P8.X48]+[$p9.X48]+[$P10.X48]=0;&quot; &quot;;[$P1.X48]+[$P2.X48]+[$P3.X48]+[$P4.X48]+[$P5.X48]+[$P6.X48]+[$P7.X48]+[$P8.X48]+[$p9.X48]+[$P10.X48])" office:value-type="string" office:string-value=" " calcext:value-type="string">
            <text:p><text:s/></text:p>
          </table:table-cell>
          <table:table-cell table:style-name="ce242" table:formula="of:=IF([$P1.Y48]+[$P2.Y48]+[$P3.Y48]+[$P4.Y48]+[$P5.Y48]+[$P6.Y48]+[$P7.Y48]+[$P8.Y48]+[$p9.Y48]+[$P10.Y48]=0;&quot; &quot;;[$P1.Y48]+[$P2.Y48]+[$P3.Y48]+[$P4.Y48]+[$P5.Y48]+[$P6.Y48]+[$P7.Y48]+[$P8.Y48]+[$p9.Y48]+[$P10.Y48])" office:value-type="string" office:string-value=" " calcext:value-type="string">
            <text:p><text:s/></text:p>
          </table:table-cell>
          <table:table-cell table:style-name="ce242" table:formula="of:=IF([$P1.Z48]+[$P2.Z48]+[$P3.Z48]+[$P4.Z48]+[$P5.Z48]+[$P6.Z48]+[$P7.Z48]+[$P8.Z48]+[$p9.Z48]+[$P10.Z48]=0;&quot; &quot;;[$P1.Z48]+[$P2.Z48]+[$P3.Z48]+[$P4.Z48]+[$P5.Z48]+[$P6.Z48]+[$P7.Z48]+[$P8.Z48]+[$p9.Z48]+[$P10.Z48])" office:value-type="string" office:string-value=" " calcext:value-type="string">
            <text:p><text:s/></text:p>
          </table:table-cell>
          <table:table-cell table:style-name="ce242" table:formula="of:=IF([$P1.AA48]+[$P2.AA48]+[$P3.AA48]+[$P4.AA48]+[$P5.AA48]+[$P6.AA48]+[$P7.AA48]+[$P8.AA48]+[$p9.AA48]+[$P10.AA48]=0;&quot; &quot;;[$P1.AA48]+[$P2.AA48]+[$P3.AA48]+[$P4.AA48]+[$P5.AA48]+[$P6.AA48]+[$P7.AA48]+[$P8.AA48]+[$p9.AA48]+[$P10.AA48])" office:value-type="string" office:string-value=" " calcext:value-type="string">
            <text:p><text:s/></text:p>
          </table:table-cell>
          <table:table-cell table:style-name="ce242" table:formula="of:=IF([$P1.AB48]+[$P2.AB48]+[$P3.AB48]+[$P4.AB48]+[$P5.AB48]+[$P6.AB48]+[$P7.AB48]+[$P8.AB48]+[$p9.AB48]+[$P10.AB48]=0;&quot; &quot;;[$P1.AB48]+[$P2.AB48]+[$P3.AB48]+[$P4.AB48]+[$P5.AB48]+[$P6.AB48]+[$P7.AB48]+[$P8.AB48]+[$p9.AB48]+[$P10.AB48])" office:value-type="string" office:string-value=" " calcext:value-type="string">
            <text:p><text:s/></text:p>
          </table:table-cell>
          <table:table-cell table:style-name="ce250" table:formula="of:=IF([$P1.AC48]+[$P2.AC48]+[$P3.AC48]+[$P4.AC48]+[$P5.AC48]+[$P6.AC48]+[$P7.AC48]+[$P8.AC48]+[$p9.AC48]+[$P10.AC48]=0;&quot; &quot;;[$P1.AC48]+[$P2.AC48]+[$P3.AC48]+[$P4.AC48]+[$P5.AC48]+[$P6.AC48]+[$P7.AC48]+[$P8.AC48]+[$p9.AC48]+[$P10.AC48])" office:value-type="string" office:string-value=" " calcext:value-type="string">
            <text:p><text:s/></text:p>
          </table:table-cell>
          <table:table-cell table:style-name="ce256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49]" office:value-type="float" office:value="0" calcext:value-type="float">
            <text:p>0</text:p>
          </table:table-cell>
          <table:table-cell table:style-name="ce2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49]+[$P2.G49]+[$P3.G49]+[$P4.G49]+[$P5.G49]+[$P6.G49]+[$P7.G49]+[$P8.G49]+[$p9.G49]+[$P10.G49]=0;&quot; &quot;;[$P1.G49]+[$P2.G49]+[$P3.G49]+[$P4.G49]+[$P5.G49]+[$P6.G49]+[$P7.G49]+[$P8.G49]+[$p9.G49]+[$P10.G49])" office:value-type="string" office:string-value=" " calcext:value-type="string">
            <text:p><text:s/></text:p>
          </table:table-cell>
          <table:table-cell table:style-name="ce242" table:formula="of:=IF([$P1.H49]+[$P2.H49]+[$P3.H49]+[$P4.H49]+[$P5.H49]+[$P6.H49]+[$P7.H49]+[$P8.H49]+[$p9.H49]+[$P10.H49]=0;&quot; &quot;;[$P1.H49]+[$P2.H49]+[$P3.H49]+[$P4.H49]+[$P5.H49]+[$P6.H49]+[$P7.H49]+[$P8.H49]+[$p9.H49]+[$P10.H49])" office:value-type="string" office:string-value=" " calcext:value-type="string">
            <text:p><text:s/></text:p>
          </table:table-cell>
          <table:table-cell table:style-name="ce242" table:formula="of:=IF([$P1.I49]+[$P2.I49]+[$P3.I49]+[$P4.I49]+[$P5.I49]+[$P6.I49]+[$P7.I49]+[$P8.I49]+[$p9.I49]+[$P10.I49]=0;&quot; &quot;;[$P1.I49]+[$P2.I49]+[$P3.I49]+[$P4.I49]+[$P5.I49]+[$P6.I49]+[$P7.I49]+[$P8.I49]+[$p9.I49]+[$P10.I49])" office:value-type="string" office:string-value=" " calcext:value-type="string">
            <text:p><text:s/></text:p>
          </table:table-cell>
          <table:table-cell table:style-name="ce242" table:formula="of:=IF([$P1.J49]+[$P2.J49]+[$P3.J49]+[$P4.J49]+[$P5.J49]+[$P6.J49]+[$P7.J49]+[$P8.J49]+[$p9.J49]+[$P10.J49]=0;&quot; &quot;;[$P1.J49]+[$P2.J49]+[$P3.J49]+[$P4.J49]+[$P5.J49]+[$P6.J49]+[$P7.J49]+[$P8.J49]+[$p9.J49]+[$P10.J49])" office:value-type="string" office:string-value=" " calcext:value-type="string">
            <text:p><text:s/></text:p>
          </table:table-cell>
          <table:table-cell table:style-name="ce242" table:formula="of:=IF([$P1.K49]+[$P2.K49]+[$P3.K49]+[$P4.K49]+[$P5.K49]+[$P6.K49]+[$P7.K49]+[$P8.K49]+[$p9.K49]+[$P10.K49]=0;&quot; &quot;;[$P1.K49]+[$P2.K49]+[$P3.K49]+[$P4.K49]+[$P5.K49]+[$P6.K49]+[$P7.K49]+[$P8.K49]+[$p9.K49]+[$P10.K49])" office:value-type="string" office:string-value=" " calcext:value-type="string">
            <text:p><text:s/></text:p>
          </table:table-cell>
          <table:table-cell table:style-name="ce242" table:formula="of:=IF([$P1.L49]+[$P2.L49]+[$P3.L49]+[$P4.L49]+[$P5.L49]+[$P6.L49]+[$P7.L49]+[$P8.L49]+[$p9.L49]+[$P10.L49]=0;&quot; &quot;;[$P1.L49]+[$P2.L49]+[$P3.L49]+[$P4.L49]+[$P5.L49]+[$P6.L49]+[$P7.L49]+[$P8.L49]+[$p9.L49]+[$P10.L49])" office:value-type="string" office:string-value=" " calcext:value-type="string">
            <text:p><text:s/></text:p>
          </table:table-cell>
          <table:table-cell table:style-name="ce242" table:formula="of:=IF([$P1.M49]+[$P2.M49]+[$P3.M49]+[$P4.M49]+[$P5.M49]+[$P6.M49]+[$P7.M49]+[$P8.M49]+[$p9.M49]+[$P10.M49]=0;&quot; &quot;;[$P1.M49]+[$P2.M49]+[$P3.M49]+[$P4.M49]+[$P5.M49]+[$P6.M49]+[$P7.M49]+[$P8.M49]+[$p9.M49]+[$P10.M49])" office:value-type="string" office:string-value=" " calcext:value-type="string">
            <text:p><text:s/></text:p>
          </table:table-cell>
          <table:table-cell table:style-name="ce242" table:formula="of:=IF([$P1.N49]+[$P2.N49]+[$P3.N49]+[$P4.N49]+[$P5.N49]+[$P6.N49]+[$P7.N49]+[$P8.N49]+[$p9.N49]+[$P10.N49]=0;&quot; &quot;;[$P1.N49]+[$P2.N49]+[$P3.N49]+[$P4.N49]+[$P5.N49]+[$P6.N49]+[$P7.N49]+[$P8.N49]+[$p9.N49]+[$P10.N49])" office:value-type="string" office:string-value=" " calcext:value-type="string">
            <text:p><text:s/></text:p>
          </table:table-cell>
          <table:table-cell table:style-name="ce242" table:formula="of:=IF([$P1.O49]+[$P2.O49]+[$P3.O49]+[$P4.O49]+[$P5.O49]+[$P6.O49]+[$P7.O49]+[$P8.O49]+[$p9.O49]+[$P10.O49]=0;&quot; &quot;;[$P1.O49]+[$P2.O49]+[$P3.O49]+[$P4.O49]+[$P5.O49]+[$P6.O49]+[$P7.O49]+[$P8.O49]+[$p9.O49]+[$P10.O49])" office:value-type="string" office:string-value=" " calcext:value-type="string">
            <text:p><text:s/></text:p>
          </table:table-cell>
          <table:table-cell table:style-name="ce242" table:formula="of:=IF([$P1.P49]+[$P2.P49]+[$P3.P49]+[$P4.P49]+[$P5.P49]+[$P6.P49]+[$P7.P49]+[$P8.P49]+[$p9.P49]+[$P10.P49]=0;&quot; &quot;;[$P1.P49]+[$P2.P49]+[$P3.P49]+[$P4.P49]+[$P5.P49]+[$P6.P49]+[$P7.P49]+[$P8.P49]+[$p9.P49]+[$P10.P49])" office:value-type="string" office:string-value=" " calcext:value-type="string">
            <text:p><text:s/></text:p>
          </table:table-cell>
          <table:table-cell table:style-name="ce242" table:formula="of:=IF([$P1.Q49]+[$P2.Q49]+[$P3.Q49]+[$P4.Q49]+[$P5.Q49]+[$P6.Q49]+[$P7.Q49]+[$P8.Q49]+[$p9.Q49]+[$P10.Q49]=0;&quot; &quot;;[$P1.Q49]+[$P2.Q49]+[$P3.Q49]+[$P4.Q49]+[$P5.Q49]+[$P6.Q49]+[$P7.Q49]+[$P8.Q49]+[$p9.Q49]+[$P10.Q49])" office:value-type="string" office:string-value=" " calcext:value-type="string">
            <text:p><text:s/></text:p>
          </table:table-cell>
          <table:table-cell table:style-name="ce242" table:formula="of:=IF([$P1.R49]+[$P2.R49]+[$P3.R49]+[$P4.R49]+[$P5.R49]+[$P6.R49]+[$P7.R49]+[$P8.R49]+[$p9.R49]+[$P10.R49]=0;&quot; &quot;;[$P1.R49]+[$P2.R49]+[$P3.R49]+[$P4.R49]+[$P5.R49]+[$P6.R49]+[$P7.R49]+[$P8.R49]+[$p9.R49]+[$P10.R49])" office:value-type="string" office:string-value=" " calcext:value-type="string">
            <text:p><text:s/></text:p>
          </table:table-cell>
          <table:table-cell table:style-name="ce242" table:formula="of:=IF([$P1.S49]+[$P2.S49]+[$P3.S49]+[$P4.S49]+[$P5.S49]+[$P6.S49]+[$P7.S49]+[$P8.S49]+[$p9.S49]+[$P10.S49]=0;&quot; &quot;;[$P1.S49]+[$P2.S49]+[$P3.S49]+[$P4.S49]+[$P5.S49]+[$P6.S49]+[$P7.S49]+[$P8.S49]+[$p9.S49]+[$P10.S49])" office:value-type="string" office:string-value=" " calcext:value-type="string">
            <text:p><text:s/></text:p>
          </table:table-cell>
          <table:table-cell table:style-name="ce242" table:formula="of:=IF([$P1.T49]+[$P2.T49]+[$P3.T49]+[$P4.T49]+[$P5.T49]+[$P6.T49]+[$P7.T49]+[$P8.T49]+[$p9.T49]+[$P10.T49]=0;&quot; &quot;;[$P1.T49]+[$P2.T49]+[$P3.T49]+[$P4.T49]+[$P5.T49]+[$P6.T49]+[$P7.T49]+[$P8.T49]+[$p9.T49]+[$P10.T49])" office:value-type="string" office:string-value=" " calcext:value-type="string">
            <text:p><text:s/></text:p>
          </table:table-cell>
          <table:table-cell table:style-name="ce242" table:formula="of:=IF([$P1.U49]+[$P2.U49]+[$P3.U49]+[$P4.U49]+[$P5.U49]+[$P6.U49]+[$P7.U49]+[$P8.U49]+[$p9.U49]+[$P10.U49]=0;&quot; &quot;;[$P1.U49]+[$P2.U49]+[$P3.U49]+[$P4.U49]+[$P5.U49]+[$P6.U49]+[$P7.U49]+[$P8.U49]+[$p9.U49]+[$P10.U49])" office:value-type="string" office:string-value=" " calcext:value-type="string">
            <text:p><text:s/></text:p>
          </table:table-cell>
          <table:table-cell table:style-name="ce242" table:formula="of:=IF([$P1.V49]+[$P2.V49]+[$P3.V49]+[$P4.V49]+[$P5.V49]+[$P6.V49]+[$P7.V49]+[$P8.V49]+[$p9.V49]+[$P10.V49]=0;&quot; &quot;;[$P1.V49]+[$P2.V49]+[$P3.V49]+[$P4.V49]+[$P5.V49]+[$P6.V49]+[$P7.V49]+[$P8.V49]+[$p9.V49]+[$P10.V49])" office:value-type="string" office:string-value=" " calcext:value-type="string">
            <text:p><text:s/></text:p>
          </table:table-cell>
          <table:table-cell table:style-name="ce242" table:formula="of:=IF([$P1.W49]+[$P2.W49]+[$P3.W49]+[$P4.W49]+[$P5.W49]+[$P6.W49]+[$P7.W49]+[$P8.W49]+[$p9.W49]+[$P10.W49]=0;&quot; &quot;;[$P1.W49]+[$P2.W49]+[$P3.W49]+[$P4.W49]+[$P5.W49]+[$P6.W49]+[$P7.W49]+[$P8.W49]+[$p9.W49]+[$P10.W49])" office:value-type="string" office:string-value=" " calcext:value-type="string">
            <text:p><text:s/></text:p>
          </table:table-cell>
          <table:table-cell table:style-name="ce242" table:formula="of:=IF([$P1.X49]+[$P2.X49]+[$P3.X49]+[$P4.X49]+[$P5.X49]+[$P6.X49]+[$P7.X49]+[$P8.X49]+[$p9.X49]+[$P10.X49]=0;&quot; &quot;;[$P1.X49]+[$P2.X49]+[$P3.X49]+[$P4.X49]+[$P5.X49]+[$P6.X49]+[$P7.X49]+[$P8.X49]+[$p9.X49]+[$P10.X49])" office:value-type="string" office:string-value=" " calcext:value-type="string">
            <text:p><text:s/></text:p>
          </table:table-cell>
          <table:table-cell table:style-name="ce242" table:formula="of:=IF([$P1.Y49]+[$P2.Y49]+[$P3.Y49]+[$P4.Y49]+[$P5.Y49]+[$P6.Y49]+[$P7.Y49]+[$P8.Y49]+[$p9.Y49]+[$P10.Y49]=0;&quot; &quot;;[$P1.Y49]+[$P2.Y49]+[$P3.Y49]+[$P4.Y49]+[$P5.Y49]+[$P6.Y49]+[$P7.Y49]+[$P8.Y49]+[$p9.Y49]+[$P10.Y49])" office:value-type="string" office:string-value=" " calcext:value-type="string">
            <text:p><text:s/></text:p>
          </table:table-cell>
          <table:table-cell table:style-name="ce242" table:formula="of:=IF([$P1.Z49]+[$P2.Z49]+[$P3.Z49]+[$P4.Z49]+[$P5.Z49]+[$P6.Z49]+[$P7.Z49]+[$P8.Z49]+[$p9.Z49]+[$P10.Z49]=0;&quot; &quot;;[$P1.Z49]+[$P2.Z49]+[$P3.Z49]+[$P4.Z49]+[$P5.Z49]+[$P6.Z49]+[$P7.Z49]+[$P8.Z49]+[$p9.Z49]+[$P10.Z49])" office:value-type="string" office:string-value=" " calcext:value-type="string">
            <text:p><text:s/></text:p>
          </table:table-cell>
          <table:table-cell table:style-name="ce242" table:formula="of:=IF([$P1.AA49]+[$P2.AA49]+[$P3.AA49]+[$P4.AA49]+[$P5.AA49]+[$P6.AA49]+[$P7.AA49]+[$P8.AA49]+[$p9.AA49]+[$P10.AA49]=0;&quot; &quot;;[$P1.AA49]+[$P2.AA49]+[$P3.AA49]+[$P4.AA49]+[$P5.AA49]+[$P6.AA49]+[$P7.AA49]+[$P8.AA49]+[$p9.AA49]+[$P10.AA49])" office:value-type="string" office:string-value=" " calcext:value-type="string">
            <text:p><text:s/></text:p>
          </table:table-cell>
          <table:table-cell table:style-name="ce242" table:formula="of:=IF([$P1.AB49]+[$P2.AB49]+[$P3.AB49]+[$P4.AB49]+[$P5.AB49]+[$P6.AB49]+[$P7.AB49]+[$P8.AB49]+[$p9.AB49]+[$P10.AB49]=0;&quot; &quot;;[$P1.AB49]+[$P2.AB49]+[$P3.AB49]+[$P4.AB49]+[$P5.AB49]+[$P6.AB49]+[$P7.AB49]+[$P8.AB49]+[$p9.AB49]+[$P10.AB49])" office:value-type="string" office:string-value=" " calcext:value-type="string">
            <text:p><text:s/></text:p>
          </table:table-cell>
          <table:table-cell table:style-name="ce250" table:formula="of:=IF([$P1.AC49]+[$P2.AC49]+[$P3.AC49]+[$P4.AC49]+[$P5.AC49]+[$P6.AC49]+[$P7.AC49]+[$P8.AC49]+[$p9.AC49]+[$P10.AC49]=0;&quot; &quot;;[$P1.AC49]+[$P2.AC49]+[$P3.AC49]+[$P4.AC49]+[$P5.AC49]+[$P6.AC49]+[$P7.AC49]+[$P8.AC49]+[$p9.AC49]+[$P10.AC49])" office:value-type="string" office:string-value=" " calcext:value-type="string">
            <text:p><text:s/></text:p>
          </table:table-cell>
          <table:table-cell table:style-name="ce256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0]" office:value-type="float" office:value="0" calcext:value-type="float">
            <text:p>0</text:p>
          </table:table-cell>
          <table:table-cell table:style-name="ce2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0]+[$P2.G50]+[$P3.G50]+[$P4.G50]+[$P5.G50]+[$P6.G50]+[$P7.G50]+[$P8.G50]+[$p9.G50]+[$P10.G50]=0;&quot; &quot;;[$P1.G50]+[$P2.G50]+[$P3.G50]+[$P4.G50]+[$P5.G50]+[$P6.G50]+[$P7.G50]+[$P8.G50]+[$p9.G50]+[$P10.G50])" office:value-type="string" office:string-value=" " calcext:value-type="string">
            <text:p><text:s/></text:p>
          </table:table-cell>
          <table:table-cell table:style-name="ce242" table:formula="of:=IF([$P1.H50]+[$P2.H50]+[$P3.H50]+[$P4.H50]+[$P5.H50]+[$P6.H50]+[$P7.H50]+[$P8.H50]+[$p9.H50]+[$P10.H50]=0;&quot; &quot;;[$P1.H50]+[$P2.H50]+[$P3.H50]+[$P4.H50]+[$P5.H50]+[$P6.H50]+[$P7.H50]+[$P8.H50]+[$p9.H50]+[$P10.H50])" office:value-type="string" office:string-value=" " calcext:value-type="string">
            <text:p><text:s/></text:p>
          </table:table-cell>
          <table:table-cell table:style-name="ce242" table:formula="of:=IF([$P1.I50]+[$P2.I50]+[$P3.I50]+[$P4.I50]+[$P5.I50]+[$P6.I50]+[$P7.I50]+[$P8.I50]+[$p9.I50]+[$P10.I50]=0;&quot; &quot;;[$P1.I50]+[$P2.I50]+[$P3.I50]+[$P4.I50]+[$P5.I50]+[$P6.I50]+[$P7.I50]+[$P8.I50]+[$p9.I50]+[$P10.I50])" office:value-type="string" office:string-value=" " calcext:value-type="string">
            <text:p><text:s/></text:p>
          </table:table-cell>
          <table:table-cell table:style-name="ce242" table:formula="of:=IF([$P1.J50]+[$P2.J50]+[$P3.J50]+[$P4.J50]+[$P5.J50]+[$P6.J50]+[$P7.J50]+[$P8.J50]+[$p9.J50]+[$P10.J50]=0;&quot; &quot;;[$P1.J50]+[$P2.J50]+[$P3.J50]+[$P4.J50]+[$P5.J50]+[$P6.J50]+[$P7.J50]+[$P8.J50]+[$p9.J50]+[$P10.J50])" office:value-type="string" office:string-value=" " calcext:value-type="string">
            <text:p><text:s/></text:p>
          </table:table-cell>
          <table:table-cell table:style-name="ce242" table:formula="of:=IF([$P1.K50]+[$P2.K50]+[$P3.K50]+[$P4.K50]+[$P5.K50]+[$P6.K50]+[$P7.K50]+[$P8.K50]+[$p9.K50]+[$P10.K50]=0;&quot; &quot;;[$P1.K50]+[$P2.K50]+[$P3.K50]+[$P4.K50]+[$P5.K50]+[$P6.K50]+[$P7.K50]+[$P8.K50]+[$p9.K50]+[$P10.K50])" office:value-type="string" office:string-value=" " calcext:value-type="string">
            <text:p><text:s/></text:p>
          </table:table-cell>
          <table:table-cell table:style-name="ce242" table:formula="of:=IF([$P1.L50]+[$P2.L50]+[$P3.L50]+[$P4.L50]+[$P5.L50]+[$P6.L50]+[$P7.L50]+[$P8.L50]+[$p9.L50]+[$P10.L50]=0;&quot; &quot;;[$P1.L50]+[$P2.L50]+[$P3.L50]+[$P4.L50]+[$P5.L50]+[$P6.L50]+[$P7.L50]+[$P8.L50]+[$p9.L50]+[$P10.L50])" office:value-type="string" office:string-value=" " calcext:value-type="string">
            <text:p><text:s/></text:p>
          </table:table-cell>
          <table:table-cell table:style-name="ce242" table:formula="of:=IF([$P1.M50]+[$P2.M50]+[$P3.M50]+[$P4.M50]+[$P5.M50]+[$P6.M50]+[$P7.M50]+[$P8.M50]+[$p9.M50]+[$P10.M50]=0;&quot; &quot;;[$P1.M50]+[$P2.M50]+[$P3.M50]+[$P4.M50]+[$P5.M50]+[$P6.M50]+[$P7.M50]+[$P8.M50]+[$p9.M50]+[$P10.M50])" office:value-type="string" office:string-value=" " calcext:value-type="string">
            <text:p><text:s/></text:p>
          </table:table-cell>
          <table:table-cell table:style-name="ce242" table:formula="of:=IF([$P1.N50]+[$P2.N50]+[$P3.N50]+[$P4.N50]+[$P5.N50]+[$P6.N50]+[$P7.N50]+[$P8.N50]+[$p9.N50]+[$P10.N50]=0;&quot; &quot;;[$P1.N50]+[$P2.N50]+[$P3.N50]+[$P4.N50]+[$P5.N50]+[$P6.N50]+[$P7.N50]+[$P8.N50]+[$p9.N50]+[$P10.N50])" office:value-type="string" office:string-value=" " calcext:value-type="string">
            <text:p><text:s/></text:p>
          </table:table-cell>
          <table:table-cell table:style-name="ce242" table:formula="of:=IF([$P1.O50]+[$P2.O50]+[$P3.O50]+[$P4.O50]+[$P5.O50]+[$P6.O50]+[$P7.O50]+[$P8.O50]+[$p9.O50]+[$P10.O50]=0;&quot; &quot;;[$P1.O50]+[$P2.O50]+[$P3.O50]+[$P4.O50]+[$P5.O50]+[$P6.O50]+[$P7.O50]+[$P8.O50]+[$p9.O50]+[$P10.O50])" office:value-type="string" office:string-value=" " calcext:value-type="string">
            <text:p><text:s/></text:p>
          </table:table-cell>
          <table:table-cell table:style-name="ce242" table:formula="of:=IF([$P1.P50]+[$P2.P50]+[$P3.P50]+[$P4.P50]+[$P5.P50]+[$P6.P50]+[$P7.P50]+[$P8.P50]+[$p9.P50]+[$P10.P50]=0;&quot; &quot;;[$P1.P50]+[$P2.P50]+[$P3.P50]+[$P4.P50]+[$P5.P50]+[$P6.P50]+[$P7.P50]+[$P8.P50]+[$p9.P50]+[$P10.P50])" office:value-type="string" office:string-value=" " calcext:value-type="string">
            <text:p><text:s/></text:p>
          </table:table-cell>
          <table:table-cell table:style-name="ce242" table:formula="of:=IF([$P1.Q50]+[$P2.Q50]+[$P3.Q50]+[$P4.Q50]+[$P5.Q50]+[$P6.Q50]+[$P7.Q50]+[$P8.Q50]+[$p9.Q50]+[$P10.Q50]=0;&quot; &quot;;[$P1.Q50]+[$P2.Q50]+[$P3.Q50]+[$P4.Q50]+[$P5.Q50]+[$P6.Q50]+[$P7.Q50]+[$P8.Q50]+[$p9.Q50]+[$P10.Q50])" office:value-type="string" office:string-value=" " calcext:value-type="string">
            <text:p><text:s/></text:p>
          </table:table-cell>
          <table:table-cell table:style-name="ce242" table:formula="of:=IF([$P1.R50]+[$P2.R50]+[$P3.R50]+[$P4.R50]+[$P5.R50]+[$P6.R50]+[$P7.R50]+[$P8.R50]+[$p9.R50]+[$P10.R50]=0;&quot; &quot;;[$P1.R50]+[$P2.R50]+[$P3.R50]+[$P4.R50]+[$P5.R50]+[$P6.R50]+[$P7.R50]+[$P8.R50]+[$p9.R50]+[$P10.R50])" office:value-type="string" office:string-value=" " calcext:value-type="string">
            <text:p><text:s/></text:p>
          </table:table-cell>
          <table:table-cell table:style-name="ce242" table:formula="of:=IF([$P1.S50]+[$P2.S50]+[$P3.S50]+[$P4.S50]+[$P5.S50]+[$P6.S50]+[$P7.S50]+[$P8.S50]+[$p9.S50]+[$P10.S50]=0;&quot; &quot;;[$P1.S50]+[$P2.S50]+[$P3.S50]+[$P4.S50]+[$P5.S50]+[$P6.S50]+[$P7.S50]+[$P8.S50]+[$p9.S50]+[$P10.S50])" office:value-type="string" office:string-value=" " calcext:value-type="string">
            <text:p><text:s/></text:p>
          </table:table-cell>
          <table:table-cell table:style-name="ce242" table:formula="of:=IF([$P1.T50]+[$P2.T50]+[$P3.T50]+[$P4.T50]+[$P5.T50]+[$P6.T50]+[$P7.T50]+[$P8.T50]+[$p9.T50]+[$P10.T50]=0;&quot; &quot;;[$P1.T50]+[$P2.T50]+[$P3.T50]+[$P4.T50]+[$P5.T50]+[$P6.T50]+[$P7.T50]+[$P8.T50]+[$p9.T50]+[$P10.T50])" office:value-type="string" office:string-value=" " calcext:value-type="string">
            <text:p><text:s/></text:p>
          </table:table-cell>
          <table:table-cell table:style-name="ce242" table:formula="of:=IF([$P1.U50]+[$P2.U50]+[$P3.U50]+[$P4.U50]+[$P5.U50]+[$P6.U50]+[$P7.U50]+[$P8.U50]+[$p9.U50]+[$P10.U50]=0;&quot; &quot;;[$P1.U50]+[$P2.U50]+[$P3.U50]+[$P4.U50]+[$P5.U50]+[$P6.U50]+[$P7.U50]+[$P8.U50]+[$p9.U50]+[$P10.U50])" office:value-type="string" office:string-value=" " calcext:value-type="string">
            <text:p><text:s/></text:p>
          </table:table-cell>
          <table:table-cell table:style-name="ce242" table:formula="of:=IF([$P1.V50]+[$P2.V50]+[$P3.V50]+[$P4.V50]+[$P5.V50]+[$P6.V50]+[$P7.V50]+[$P8.V50]+[$p9.V50]+[$P10.V50]=0;&quot; &quot;;[$P1.V50]+[$P2.V50]+[$P3.V50]+[$P4.V50]+[$P5.V50]+[$P6.V50]+[$P7.V50]+[$P8.V50]+[$p9.V50]+[$P10.V50])" office:value-type="string" office:string-value=" " calcext:value-type="string">
            <text:p><text:s/></text:p>
          </table:table-cell>
          <table:table-cell table:style-name="ce242" table:formula="of:=IF([$P1.W50]+[$P2.W50]+[$P3.W50]+[$P4.W50]+[$P5.W50]+[$P6.W50]+[$P7.W50]+[$P8.W50]+[$p9.W50]+[$P10.W50]=0;&quot; &quot;;[$P1.W50]+[$P2.W50]+[$P3.W50]+[$P4.W50]+[$P5.W50]+[$P6.W50]+[$P7.W50]+[$P8.W50]+[$p9.W50]+[$P10.W50])" office:value-type="string" office:string-value=" " calcext:value-type="string">
            <text:p><text:s/></text:p>
          </table:table-cell>
          <table:table-cell table:style-name="ce242" table:formula="of:=IF([$P1.X50]+[$P2.X50]+[$P3.X50]+[$P4.X50]+[$P5.X50]+[$P6.X50]+[$P7.X50]+[$P8.X50]+[$p9.X50]+[$P10.X50]=0;&quot; &quot;;[$P1.X50]+[$P2.X50]+[$P3.X50]+[$P4.X50]+[$P5.X50]+[$P6.X50]+[$P7.X50]+[$P8.X50]+[$p9.X50]+[$P10.X50])" office:value-type="string" office:string-value=" " calcext:value-type="string">
            <text:p><text:s/></text:p>
          </table:table-cell>
          <table:table-cell table:style-name="ce242" table:formula="of:=IF([$P1.Y50]+[$P2.Y50]+[$P3.Y50]+[$P4.Y50]+[$P5.Y50]+[$P6.Y50]+[$P7.Y50]+[$P8.Y50]+[$p9.Y50]+[$P10.Y50]=0;&quot; &quot;;[$P1.Y50]+[$P2.Y50]+[$P3.Y50]+[$P4.Y50]+[$P5.Y50]+[$P6.Y50]+[$P7.Y50]+[$P8.Y50]+[$p9.Y50]+[$P10.Y50])" office:value-type="string" office:string-value=" " calcext:value-type="string">
            <text:p><text:s/></text:p>
          </table:table-cell>
          <table:table-cell table:style-name="ce242" table:formula="of:=IF([$P1.Z50]+[$P2.Z50]+[$P3.Z50]+[$P4.Z50]+[$P5.Z50]+[$P6.Z50]+[$P7.Z50]+[$P8.Z50]+[$p9.Z50]+[$P10.Z50]=0;&quot; &quot;;[$P1.Z50]+[$P2.Z50]+[$P3.Z50]+[$P4.Z50]+[$P5.Z50]+[$P6.Z50]+[$P7.Z50]+[$P8.Z50]+[$p9.Z50]+[$P10.Z50])" office:value-type="string" office:string-value=" " calcext:value-type="string">
            <text:p><text:s/></text:p>
          </table:table-cell>
          <table:table-cell table:style-name="ce242" table:formula="of:=IF([$P1.AA50]+[$P2.AA50]+[$P3.AA50]+[$P4.AA50]+[$P5.AA50]+[$P6.AA50]+[$P7.AA50]+[$P8.AA50]+[$p9.AA50]+[$P10.AA50]=0;&quot; &quot;;[$P1.AA50]+[$P2.AA50]+[$P3.AA50]+[$P4.AA50]+[$P5.AA50]+[$P6.AA50]+[$P7.AA50]+[$P8.AA50]+[$p9.AA50]+[$P10.AA50])" office:value-type="string" office:string-value=" " calcext:value-type="string">
            <text:p><text:s/></text:p>
          </table:table-cell>
          <table:table-cell table:style-name="ce242" table:formula="of:=IF([$P1.AB50]+[$P2.AB50]+[$P3.AB50]+[$P4.AB50]+[$P5.AB50]+[$P6.AB50]+[$P7.AB50]+[$P8.AB50]+[$p9.AB50]+[$P10.AB50]=0;&quot; &quot;;[$P1.AB50]+[$P2.AB50]+[$P3.AB50]+[$P4.AB50]+[$P5.AB50]+[$P6.AB50]+[$P7.AB50]+[$P8.AB50]+[$p9.AB50]+[$P10.AB50])" office:value-type="string" office:string-value=" " calcext:value-type="string">
            <text:p><text:s/></text:p>
          </table:table-cell>
          <table:table-cell table:style-name="ce250" table:formula="of:=IF([$P1.AC50]+[$P2.AC50]+[$P3.AC50]+[$P4.AC50]+[$P5.AC50]+[$P6.AC50]+[$P7.AC50]+[$P8.AC50]+[$p9.AC50]+[$P10.AC50]=0;&quot; &quot;;[$P1.AC50]+[$P2.AC50]+[$P3.AC50]+[$P4.AC50]+[$P5.AC50]+[$P6.AC50]+[$P7.AC50]+[$P8.AC50]+[$p9.AC50]+[$P10.AC50])" office:value-type="string" office:string-value=" " calcext:value-type="string">
            <text:p><text:s/></text:p>
          </table:table-cell>
          <table:table-cell table:style-name="ce256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1]" office:value-type="float" office:value="0" calcext:value-type="float">
            <text:p>0</text:p>
          </table:table-cell>
          <table:table-cell table:style-name="ce2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1]+[$P2.G51]+[$P3.G51]+[$P4.G51]+[$P5.G51]+[$P6.G51]+[$P7.G51]+[$P8.G51]+[$p9.G51]+[$P10.G51]=0;&quot; &quot;;[$P1.G51]+[$P2.G51]+[$P3.G51]+[$P4.G51]+[$P5.G51]+[$P6.G51]+[$P7.G51]+[$P8.G51]+[$p9.G51]+[$P10.G51])" office:value-type="string" office:string-value=" " calcext:value-type="string">
            <text:p><text:s/></text:p>
          </table:table-cell>
          <table:table-cell table:style-name="ce242" table:formula="of:=IF([$P1.H51]+[$P2.H51]+[$P3.H51]+[$P4.H51]+[$P5.H51]+[$P6.H51]+[$P7.H51]+[$P8.H51]+[$p9.H51]+[$P10.H51]=0;&quot; &quot;;[$P1.H51]+[$P2.H51]+[$P3.H51]+[$P4.H51]+[$P5.H51]+[$P6.H51]+[$P7.H51]+[$P8.H51]+[$p9.H51]+[$P10.H51])" office:value-type="string" office:string-value=" " calcext:value-type="string">
            <text:p><text:s/></text:p>
          </table:table-cell>
          <table:table-cell table:style-name="ce242" table:formula="of:=IF([$P1.I51]+[$P2.I51]+[$P3.I51]+[$P4.I51]+[$P5.I51]+[$P6.I51]+[$P7.I51]+[$P8.I51]+[$p9.I51]+[$P10.I51]=0;&quot; &quot;;[$P1.I51]+[$P2.I51]+[$P3.I51]+[$P4.I51]+[$P5.I51]+[$P6.I51]+[$P7.I51]+[$P8.I51]+[$p9.I51]+[$P10.I51])" office:value-type="string" office:string-value=" " calcext:value-type="string">
            <text:p><text:s/></text:p>
          </table:table-cell>
          <table:table-cell table:style-name="ce242" table:formula="of:=IF([$P1.J51]+[$P2.J51]+[$P3.J51]+[$P4.J51]+[$P5.J51]+[$P6.J51]+[$P7.J51]+[$P8.J51]+[$p9.J51]+[$P10.J51]=0;&quot; &quot;;[$P1.J51]+[$P2.J51]+[$P3.J51]+[$P4.J51]+[$P5.J51]+[$P6.J51]+[$P7.J51]+[$P8.J51]+[$p9.J51]+[$P10.J51])" office:value-type="string" office:string-value=" " calcext:value-type="string">
            <text:p><text:s/></text:p>
          </table:table-cell>
          <table:table-cell table:style-name="ce242" table:formula="of:=IF([$P1.K51]+[$P2.K51]+[$P3.K51]+[$P4.K51]+[$P5.K51]+[$P6.K51]+[$P7.K51]+[$P8.K51]+[$p9.K51]+[$P10.K51]=0;&quot; &quot;;[$P1.K51]+[$P2.K51]+[$P3.K51]+[$P4.K51]+[$P5.K51]+[$P6.K51]+[$P7.K51]+[$P8.K51]+[$p9.K51]+[$P10.K51])" office:value-type="string" office:string-value=" " calcext:value-type="string">
            <text:p><text:s/></text:p>
          </table:table-cell>
          <table:table-cell table:style-name="ce242" table:formula="of:=IF([$P1.L51]+[$P2.L51]+[$P3.L51]+[$P4.L51]+[$P5.L51]+[$P6.L51]+[$P7.L51]+[$P8.L51]+[$p9.L51]+[$P10.L51]=0;&quot; &quot;;[$P1.L51]+[$P2.L51]+[$P3.L51]+[$P4.L51]+[$P5.L51]+[$P6.L51]+[$P7.L51]+[$P8.L51]+[$p9.L51]+[$P10.L51])" office:value-type="string" office:string-value=" " calcext:value-type="string">
            <text:p><text:s/></text:p>
          </table:table-cell>
          <table:table-cell table:style-name="ce242" table:formula="of:=IF([$P1.M51]+[$P2.M51]+[$P3.M51]+[$P4.M51]+[$P5.M51]+[$P6.M51]+[$P7.M51]+[$P8.M51]+[$p9.M51]+[$P10.M51]=0;&quot; &quot;;[$P1.M51]+[$P2.M51]+[$P3.M51]+[$P4.M51]+[$P5.M51]+[$P6.M51]+[$P7.M51]+[$P8.M51]+[$p9.M51]+[$P10.M51])" office:value-type="string" office:string-value=" " calcext:value-type="string">
            <text:p><text:s/></text:p>
          </table:table-cell>
          <table:table-cell table:style-name="ce242" table:formula="of:=IF([$P1.N51]+[$P2.N51]+[$P3.N51]+[$P4.N51]+[$P5.N51]+[$P6.N51]+[$P7.N51]+[$P8.N51]+[$p9.N51]+[$P10.N51]=0;&quot; &quot;;[$P1.N51]+[$P2.N51]+[$P3.N51]+[$P4.N51]+[$P5.N51]+[$P6.N51]+[$P7.N51]+[$P8.N51]+[$p9.N51]+[$P10.N51])" office:value-type="string" office:string-value=" " calcext:value-type="string">
            <text:p><text:s/></text:p>
          </table:table-cell>
          <table:table-cell table:style-name="ce242" table:formula="of:=IF([$P1.O51]+[$P2.O51]+[$P3.O51]+[$P4.O51]+[$P5.O51]+[$P6.O51]+[$P7.O51]+[$P8.O51]+[$p9.O51]+[$P10.O51]=0;&quot; &quot;;[$P1.O51]+[$P2.O51]+[$P3.O51]+[$P4.O51]+[$P5.O51]+[$P6.O51]+[$P7.O51]+[$P8.O51]+[$p9.O51]+[$P10.O51])" office:value-type="string" office:string-value=" " calcext:value-type="string">
            <text:p><text:s/></text:p>
          </table:table-cell>
          <table:table-cell table:style-name="ce242" table:formula="of:=IF([$P1.P51]+[$P2.P51]+[$P3.P51]+[$P4.P51]+[$P5.P51]+[$P6.P51]+[$P7.P51]+[$P8.P51]+[$p9.P51]+[$P10.P51]=0;&quot; &quot;;[$P1.P51]+[$P2.P51]+[$P3.P51]+[$P4.P51]+[$P5.P51]+[$P6.P51]+[$P7.P51]+[$P8.P51]+[$p9.P51]+[$P10.P51])" office:value-type="string" office:string-value=" " calcext:value-type="string">
            <text:p><text:s/></text:p>
          </table:table-cell>
          <table:table-cell table:style-name="ce242" table:formula="of:=IF([$P1.Q51]+[$P2.Q51]+[$P3.Q51]+[$P4.Q51]+[$P5.Q51]+[$P6.Q51]+[$P7.Q51]+[$P8.Q51]+[$p9.Q51]+[$P10.Q51]=0;&quot; &quot;;[$P1.Q51]+[$P2.Q51]+[$P3.Q51]+[$P4.Q51]+[$P5.Q51]+[$P6.Q51]+[$P7.Q51]+[$P8.Q51]+[$p9.Q51]+[$P10.Q51])" office:value-type="string" office:string-value=" " calcext:value-type="string">
            <text:p><text:s/></text:p>
          </table:table-cell>
          <table:table-cell table:style-name="ce242" table:formula="of:=IF([$P1.R51]+[$P2.R51]+[$P3.R51]+[$P4.R51]+[$P5.R51]+[$P6.R51]+[$P7.R51]+[$P8.R51]+[$p9.R51]+[$P10.R51]=0;&quot; &quot;;[$P1.R51]+[$P2.R51]+[$P3.R51]+[$P4.R51]+[$P5.R51]+[$P6.R51]+[$P7.R51]+[$P8.R51]+[$p9.R51]+[$P10.R51])" office:value-type="string" office:string-value=" " calcext:value-type="string">
            <text:p><text:s/></text:p>
          </table:table-cell>
          <table:table-cell table:style-name="ce242" table:formula="of:=IF([$P1.S51]+[$P2.S51]+[$P3.S51]+[$P4.S51]+[$P5.S51]+[$P6.S51]+[$P7.S51]+[$P8.S51]+[$p9.S51]+[$P10.S51]=0;&quot; &quot;;[$P1.S51]+[$P2.S51]+[$P3.S51]+[$P4.S51]+[$P5.S51]+[$P6.S51]+[$P7.S51]+[$P8.S51]+[$p9.S51]+[$P10.S51])" office:value-type="string" office:string-value=" " calcext:value-type="string">
            <text:p><text:s/></text:p>
          </table:table-cell>
          <table:table-cell table:style-name="ce242" table:formula="of:=IF([$P1.T51]+[$P2.T51]+[$P3.T51]+[$P4.T51]+[$P5.T51]+[$P6.T51]+[$P7.T51]+[$P8.T51]+[$p9.T51]+[$P10.T51]=0;&quot; &quot;;[$P1.T51]+[$P2.T51]+[$P3.T51]+[$P4.T51]+[$P5.T51]+[$P6.T51]+[$P7.T51]+[$P8.T51]+[$p9.T51]+[$P10.T51])" office:value-type="string" office:string-value=" " calcext:value-type="string">
            <text:p><text:s/></text:p>
          </table:table-cell>
          <table:table-cell table:style-name="ce242" table:formula="of:=IF([$P1.U51]+[$P2.U51]+[$P3.U51]+[$P4.U51]+[$P5.U51]+[$P6.U51]+[$P7.U51]+[$P8.U51]+[$p9.U51]+[$P10.U51]=0;&quot; &quot;;[$P1.U51]+[$P2.U51]+[$P3.U51]+[$P4.U51]+[$P5.U51]+[$P6.U51]+[$P7.U51]+[$P8.U51]+[$p9.U51]+[$P10.U51])" office:value-type="string" office:string-value=" " calcext:value-type="string">
            <text:p><text:s/></text:p>
          </table:table-cell>
          <table:table-cell table:style-name="ce242" table:formula="of:=IF([$P1.V51]+[$P2.V51]+[$P3.V51]+[$P4.V51]+[$P5.V51]+[$P6.V51]+[$P7.V51]+[$P8.V51]+[$p9.V51]+[$P10.V51]=0;&quot; &quot;;[$P1.V51]+[$P2.V51]+[$P3.V51]+[$P4.V51]+[$P5.V51]+[$P6.V51]+[$P7.V51]+[$P8.V51]+[$p9.V51]+[$P10.V51])" office:value-type="string" office:string-value=" " calcext:value-type="string">
            <text:p><text:s/></text:p>
          </table:table-cell>
          <table:table-cell table:style-name="ce242" table:formula="of:=IF([$P1.W51]+[$P2.W51]+[$P3.W51]+[$P4.W51]+[$P5.W51]+[$P6.W51]+[$P7.W51]+[$P8.W51]+[$p9.W51]+[$P10.W51]=0;&quot; &quot;;[$P1.W51]+[$P2.W51]+[$P3.W51]+[$P4.W51]+[$P5.W51]+[$P6.W51]+[$P7.W51]+[$P8.W51]+[$p9.W51]+[$P10.W51])" office:value-type="string" office:string-value=" " calcext:value-type="string">
            <text:p><text:s/></text:p>
          </table:table-cell>
          <table:table-cell table:style-name="ce242" table:formula="of:=IF([$P1.X51]+[$P2.X51]+[$P3.X51]+[$P4.X51]+[$P5.X51]+[$P6.X51]+[$P7.X51]+[$P8.X51]+[$p9.X51]+[$P10.X51]=0;&quot; &quot;;[$P1.X51]+[$P2.X51]+[$P3.X51]+[$P4.X51]+[$P5.X51]+[$P6.X51]+[$P7.X51]+[$P8.X51]+[$p9.X51]+[$P10.X51])" office:value-type="string" office:string-value=" " calcext:value-type="string">
            <text:p><text:s/></text:p>
          </table:table-cell>
          <table:table-cell table:style-name="ce242" table:formula="of:=IF([$P1.Y51]+[$P2.Y51]+[$P3.Y51]+[$P4.Y51]+[$P5.Y51]+[$P6.Y51]+[$P7.Y51]+[$P8.Y51]+[$p9.Y51]+[$P10.Y51]=0;&quot; &quot;;[$P1.Y51]+[$P2.Y51]+[$P3.Y51]+[$P4.Y51]+[$P5.Y51]+[$P6.Y51]+[$P7.Y51]+[$P8.Y51]+[$p9.Y51]+[$P10.Y51])" office:value-type="string" office:string-value=" " calcext:value-type="string">
            <text:p><text:s/></text:p>
          </table:table-cell>
          <table:table-cell table:style-name="ce242" table:formula="of:=IF([$P1.Z51]+[$P2.Z51]+[$P3.Z51]+[$P4.Z51]+[$P5.Z51]+[$P6.Z51]+[$P7.Z51]+[$P8.Z51]+[$p9.Z51]+[$P10.Z51]=0;&quot; &quot;;[$P1.Z51]+[$P2.Z51]+[$P3.Z51]+[$P4.Z51]+[$P5.Z51]+[$P6.Z51]+[$P7.Z51]+[$P8.Z51]+[$p9.Z51]+[$P10.Z51])" office:value-type="string" office:string-value=" " calcext:value-type="string">
            <text:p><text:s/></text:p>
          </table:table-cell>
          <table:table-cell table:style-name="ce242" table:formula="of:=IF([$P1.AA51]+[$P2.AA51]+[$P3.AA51]+[$P4.AA51]+[$P5.AA51]+[$P6.AA51]+[$P7.AA51]+[$P8.AA51]+[$p9.AA51]+[$P10.AA51]=0;&quot; &quot;;[$P1.AA51]+[$P2.AA51]+[$P3.AA51]+[$P4.AA51]+[$P5.AA51]+[$P6.AA51]+[$P7.AA51]+[$P8.AA51]+[$p9.AA51]+[$P10.AA51])" office:value-type="string" office:string-value=" " calcext:value-type="string">
            <text:p><text:s/></text:p>
          </table:table-cell>
          <table:table-cell table:style-name="ce242" table:formula="of:=IF([$P1.AB51]+[$P2.AB51]+[$P3.AB51]+[$P4.AB51]+[$P5.AB51]+[$P6.AB51]+[$P7.AB51]+[$P8.AB51]+[$p9.AB51]+[$P10.AB51]=0;&quot; &quot;;[$P1.AB51]+[$P2.AB51]+[$P3.AB51]+[$P4.AB51]+[$P5.AB51]+[$P6.AB51]+[$P7.AB51]+[$P8.AB51]+[$p9.AB51]+[$P10.AB51])" office:value-type="string" office:string-value=" " calcext:value-type="string">
            <text:p><text:s/></text:p>
          </table:table-cell>
          <table:table-cell table:style-name="ce250" table:formula="of:=IF([$P1.AC51]+[$P2.AC51]+[$P3.AC51]+[$P4.AC51]+[$P5.AC51]+[$P6.AC51]+[$P7.AC51]+[$P8.AC51]+[$p9.AC51]+[$P10.AC51]=0;&quot; &quot;;[$P1.AC51]+[$P2.AC51]+[$P3.AC51]+[$P4.AC51]+[$P5.AC51]+[$P6.AC51]+[$P7.AC51]+[$P8.AC51]+[$p9.AC51]+[$P10.AC51])" office:value-type="string" office:string-value=" " calcext:value-type="string">
            <text:p><text:s/></text:p>
          </table:table-cell>
          <table:table-cell table:style-name="ce256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2]" office:value-type="float" office:value="0" calcext:value-type="float">
            <text:p>0</text:p>
          </table:table-cell>
          <table:table-cell table:style-name="ce2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2]+[$P2.G52]+[$P3.G52]+[$P4.G52]+[$P5.G52]+[$P6.G52]+[$P7.G52]+[$P8.G52]+[$p9.G52]+[$P10.G52]=0;&quot; &quot;;[$P1.G52]+[$P2.G52]+[$P3.G52]+[$P4.G52]+[$P5.G52]+[$P6.G52]+[$P7.G52]+[$P8.G52]+[$p9.G52]+[$P10.G52])" office:value-type="string" office:string-value=" " calcext:value-type="string">
            <text:p><text:s/></text:p>
          </table:table-cell>
          <table:table-cell table:style-name="ce242" table:formula="of:=IF([$P1.H52]+[$P2.H52]+[$P3.H52]+[$P4.H52]+[$P5.H52]+[$P6.H52]+[$P7.H52]+[$P8.H52]+[$p9.H52]+[$P10.H52]=0;&quot; &quot;;[$P1.H52]+[$P2.H52]+[$P3.H52]+[$P4.H52]+[$P5.H52]+[$P6.H52]+[$P7.H52]+[$P8.H52]+[$p9.H52]+[$P10.H52])" office:value-type="string" office:string-value=" " calcext:value-type="string">
            <text:p><text:s/></text:p>
          </table:table-cell>
          <table:table-cell table:style-name="ce242" table:formula="of:=IF([$P1.I52]+[$P2.I52]+[$P3.I52]+[$P4.I52]+[$P5.I52]+[$P6.I52]+[$P7.I52]+[$P8.I52]+[$p9.I52]+[$P10.I52]=0;&quot; &quot;;[$P1.I52]+[$P2.I52]+[$P3.I52]+[$P4.I52]+[$P5.I52]+[$P6.I52]+[$P7.I52]+[$P8.I52]+[$p9.I52]+[$P10.I52])" office:value-type="string" office:string-value=" " calcext:value-type="string">
            <text:p><text:s/></text:p>
          </table:table-cell>
          <table:table-cell table:style-name="ce242" table:formula="of:=IF([$P1.J52]+[$P2.J52]+[$P3.J52]+[$P4.J52]+[$P5.J52]+[$P6.J52]+[$P7.J52]+[$P8.J52]+[$p9.J52]+[$P10.J52]=0;&quot; &quot;;[$P1.J52]+[$P2.J52]+[$P3.J52]+[$P4.J52]+[$P5.J52]+[$P6.J52]+[$P7.J52]+[$P8.J52]+[$p9.J52]+[$P10.J52])" office:value-type="string" office:string-value=" " calcext:value-type="string">
            <text:p><text:s/></text:p>
          </table:table-cell>
          <table:table-cell table:style-name="ce242" table:formula="of:=IF([$P1.K52]+[$P2.K52]+[$P3.K52]+[$P4.K52]+[$P5.K52]+[$P6.K52]+[$P7.K52]+[$P8.K52]+[$p9.K52]+[$P10.K52]=0;&quot; &quot;;[$P1.K52]+[$P2.K52]+[$P3.K52]+[$P4.K52]+[$P5.K52]+[$P6.K52]+[$P7.K52]+[$P8.K52]+[$p9.K52]+[$P10.K52])" office:value-type="string" office:string-value=" " calcext:value-type="string">
            <text:p><text:s/></text:p>
          </table:table-cell>
          <table:table-cell table:style-name="ce242" table:formula="of:=IF([$P1.L52]+[$P2.L52]+[$P3.L52]+[$P4.L52]+[$P5.L52]+[$P6.L52]+[$P7.L52]+[$P8.L52]+[$p9.L52]+[$P10.L52]=0;&quot; &quot;;[$P1.L52]+[$P2.L52]+[$P3.L52]+[$P4.L52]+[$P5.L52]+[$P6.L52]+[$P7.L52]+[$P8.L52]+[$p9.L52]+[$P10.L52])" office:value-type="string" office:string-value=" " calcext:value-type="string">
            <text:p><text:s/></text:p>
          </table:table-cell>
          <table:table-cell table:style-name="ce242" table:formula="of:=IF([$P1.M52]+[$P2.M52]+[$P3.M52]+[$P4.M52]+[$P5.M52]+[$P6.M52]+[$P7.M52]+[$P8.M52]+[$p9.M52]+[$P10.M52]=0;&quot; &quot;;[$P1.M52]+[$P2.M52]+[$P3.M52]+[$P4.M52]+[$P5.M52]+[$P6.M52]+[$P7.M52]+[$P8.M52]+[$p9.M52]+[$P10.M52])" office:value-type="string" office:string-value=" " calcext:value-type="string">
            <text:p><text:s/></text:p>
          </table:table-cell>
          <table:table-cell table:style-name="ce242" table:formula="of:=IF([$P1.N52]+[$P2.N52]+[$P3.N52]+[$P4.N52]+[$P5.N52]+[$P6.N52]+[$P7.N52]+[$P8.N52]+[$p9.N52]+[$P10.N52]=0;&quot; &quot;;[$P1.N52]+[$P2.N52]+[$P3.N52]+[$P4.N52]+[$P5.N52]+[$P6.N52]+[$P7.N52]+[$P8.N52]+[$p9.N52]+[$P10.N52])" office:value-type="string" office:string-value=" " calcext:value-type="string">
            <text:p><text:s/></text:p>
          </table:table-cell>
          <table:table-cell table:style-name="ce242" table:formula="of:=IF([$P1.O52]+[$P2.O52]+[$P3.O52]+[$P4.O52]+[$P5.O52]+[$P6.O52]+[$P7.O52]+[$P8.O52]+[$p9.O52]+[$P10.O52]=0;&quot; &quot;;[$P1.O52]+[$P2.O52]+[$P3.O52]+[$P4.O52]+[$P5.O52]+[$P6.O52]+[$P7.O52]+[$P8.O52]+[$p9.O52]+[$P10.O52])" office:value-type="string" office:string-value=" " calcext:value-type="string">
            <text:p><text:s/></text:p>
          </table:table-cell>
          <table:table-cell table:style-name="ce242" table:formula="of:=IF([$P1.P52]+[$P2.P52]+[$P3.P52]+[$P4.P52]+[$P5.P52]+[$P6.P52]+[$P7.P52]+[$P8.P52]+[$p9.P52]+[$P10.P52]=0;&quot; &quot;;[$P1.P52]+[$P2.P52]+[$P3.P52]+[$P4.P52]+[$P5.P52]+[$P6.P52]+[$P7.P52]+[$P8.P52]+[$p9.P52]+[$P10.P52])" office:value-type="string" office:string-value=" " calcext:value-type="string">
            <text:p><text:s/></text:p>
          </table:table-cell>
          <table:table-cell table:style-name="ce242" table:formula="of:=IF([$P1.Q52]+[$P2.Q52]+[$P3.Q52]+[$P4.Q52]+[$P5.Q52]+[$P6.Q52]+[$P7.Q52]+[$P8.Q52]+[$p9.Q52]+[$P10.Q52]=0;&quot; &quot;;[$P1.Q52]+[$P2.Q52]+[$P3.Q52]+[$P4.Q52]+[$P5.Q52]+[$P6.Q52]+[$P7.Q52]+[$P8.Q52]+[$p9.Q52]+[$P10.Q52])" office:value-type="string" office:string-value=" " calcext:value-type="string">
            <text:p><text:s/></text:p>
          </table:table-cell>
          <table:table-cell table:style-name="ce242" table:formula="of:=IF([$P1.R52]+[$P2.R52]+[$P3.R52]+[$P4.R52]+[$P5.R52]+[$P6.R52]+[$P7.R52]+[$P8.R52]+[$p9.R52]+[$P10.R52]=0;&quot; &quot;;[$P1.R52]+[$P2.R52]+[$P3.R52]+[$P4.R52]+[$P5.R52]+[$P6.R52]+[$P7.R52]+[$P8.R52]+[$p9.R52]+[$P10.R52])" office:value-type="string" office:string-value=" " calcext:value-type="string">
            <text:p><text:s/></text:p>
          </table:table-cell>
          <table:table-cell table:style-name="ce242" table:formula="of:=IF([$P1.S52]+[$P2.S52]+[$P3.S52]+[$P4.S52]+[$P5.S52]+[$P6.S52]+[$P7.S52]+[$P8.S52]+[$p9.S52]+[$P10.S52]=0;&quot; &quot;;[$P1.S52]+[$P2.S52]+[$P3.S52]+[$P4.S52]+[$P5.S52]+[$P6.S52]+[$P7.S52]+[$P8.S52]+[$p9.S52]+[$P10.S52])" office:value-type="string" office:string-value=" " calcext:value-type="string">
            <text:p><text:s/></text:p>
          </table:table-cell>
          <table:table-cell table:style-name="ce242" table:formula="of:=IF([$P1.T52]+[$P2.T52]+[$P3.T52]+[$P4.T52]+[$P5.T52]+[$P6.T52]+[$P7.T52]+[$P8.T52]+[$p9.T52]+[$P10.T52]=0;&quot; &quot;;[$P1.T52]+[$P2.T52]+[$P3.T52]+[$P4.T52]+[$P5.T52]+[$P6.T52]+[$P7.T52]+[$P8.T52]+[$p9.T52]+[$P10.T52])" office:value-type="string" office:string-value=" " calcext:value-type="string">
            <text:p><text:s/></text:p>
          </table:table-cell>
          <table:table-cell table:style-name="ce242" table:formula="of:=IF([$P1.U52]+[$P2.U52]+[$P3.U52]+[$P4.U52]+[$P5.U52]+[$P6.U52]+[$P7.U52]+[$P8.U52]+[$p9.U52]+[$P10.U52]=0;&quot; &quot;;[$P1.U52]+[$P2.U52]+[$P3.U52]+[$P4.U52]+[$P5.U52]+[$P6.U52]+[$P7.U52]+[$P8.U52]+[$p9.U52]+[$P10.U52])" office:value-type="string" office:string-value=" " calcext:value-type="string">
            <text:p><text:s/></text:p>
          </table:table-cell>
          <table:table-cell table:style-name="ce242" table:formula="of:=IF([$P1.V52]+[$P2.V52]+[$P3.V52]+[$P4.V52]+[$P5.V52]+[$P6.V52]+[$P7.V52]+[$P8.V52]+[$p9.V52]+[$P10.V52]=0;&quot; &quot;;[$P1.V52]+[$P2.V52]+[$P3.V52]+[$P4.V52]+[$P5.V52]+[$P6.V52]+[$P7.V52]+[$P8.V52]+[$p9.V52]+[$P10.V52])" office:value-type="string" office:string-value=" " calcext:value-type="string">
            <text:p><text:s/></text:p>
          </table:table-cell>
          <table:table-cell table:style-name="ce242" table:formula="of:=IF([$P1.W52]+[$P2.W52]+[$P3.W52]+[$P4.W52]+[$P5.W52]+[$P6.W52]+[$P7.W52]+[$P8.W52]+[$p9.W52]+[$P10.W52]=0;&quot; &quot;;[$P1.W52]+[$P2.W52]+[$P3.W52]+[$P4.W52]+[$P5.W52]+[$P6.W52]+[$P7.W52]+[$P8.W52]+[$p9.W52]+[$P10.W52])" office:value-type="string" office:string-value=" " calcext:value-type="string">
            <text:p><text:s/></text:p>
          </table:table-cell>
          <table:table-cell table:style-name="ce242" table:formula="of:=IF([$P1.X52]+[$P2.X52]+[$P3.X52]+[$P4.X52]+[$P5.X52]+[$P6.X52]+[$P7.X52]+[$P8.X52]+[$p9.X52]+[$P10.X52]=0;&quot; &quot;;[$P1.X52]+[$P2.X52]+[$P3.X52]+[$P4.X52]+[$P5.X52]+[$P6.X52]+[$P7.X52]+[$P8.X52]+[$p9.X52]+[$P10.X52])" office:value-type="string" office:string-value=" " calcext:value-type="string">
            <text:p><text:s/></text:p>
          </table:table-cell>
          <table:table-cell table:style-name="ce242" table:formula="of:=IF([$P1.Y52]+[$P2.Y52]+[$P3.Y52]+[$P4.Y52]+[$P5.Y52]+[$P6.Y52]+[$P7.Y52]+[$P8.Y52]+[$p9.Y52]+[$P10.Y52]=0;&quot; &quot;;[$P1.Y52]+[$P2.Y52]+[$P3.Y52]+[$P4.Y52]+[$P5.Y52]+[$P6.Y52]+[$P7.Y52]+[$P8.Y52]+[$p9.Y52]+[$P10.Y52])" office:value-type="string" office:string-value=" " calcext:value-type="string">
            <text:p><text:s/></text:p>
          </table:table-cell>
          <table:table-cell table:style-name="ce242" table:formula="of:=IF([$P1.Z52]+[$P2.Z52]+[$P3.Z52]+[$P4.Z52]+[$P5.Z52]+[$P6.Z52]+[$P7.Z52]+[$P8.Z52]+[$p9.Z52]+[$P10.Z52]=0;&quot; &quot;;[$P1.Z52]+[$P2.Z52]+[$P3.Z52]+[$P4.Z52]+[$P5.Z52]+[$P6.Z52]+[$P7.Z52]+[$P8.Z52]+[$p9.Z52]+[$P10.Z52])" office:value-type="string" office:string-value=" " calcext:value-type="string">
            <text:p><text:s/></text:p>
          </table:table-cell>
          <table:table-cell table:style-name="ce242" table:formula="of:=IF([$P1.AA52]+[$P2.AA52]+[$P3.AA52]+[$P4.AA52]+[$P5.AA52]+[$P6.AA52]+[$P7.AA52]+[$P8.AA52]+[$p9.AA52]+[$P10.AA52]=0;&quot; &quot;;[$P1.AA52]+[$P2.AA52]+[$P3.AA52]+[$P4.AA52]+[$P5.AA52]+[$P6.AA52]+[$P7.AA52]+[$P8.AA52]+[$p9.AA52]+[$P10.AA52])" office:value-type="string" office:string-value=" " calcext:value-type="string">
            <text:p><text:s/></text:p>
          </table:table-cell>
          <table:table-cell table:style-name="ce242" table:formula="of:=IF([$P1.AB52]+[$P2.AB52]+[$P3.AB52]+[$P4.AB52]+[$P5.AB52]+[$P6.AB52]+[$P7.AB52]+[$P8.AB52]+[$p9.AB52]+[$P10.AB52]=0;&quot; &quot;;[$P1.AB52]+[$P2.AB52]+[$P3.AB52]+[$P4.AB52]+[$P5.AB52]+[$P6.AB52]+[$P7.AB52]+[$P8.AB52]+[$p9.AB52]+[$P10.AB52])" office:value-type="string" office:string-value=" " calcext:value-type="string">
            <text:p><text:s/></text:p>
          </table:table-cell>
          <table:table-cell table:style-name="ce250" table:formula="of:=IF([$P1.AC52]+[$P2.AC52]+[$P3.AC52]+[$P4.AC52]+[$P5.AC52]+[$P6.AC52]+[$P7.AC52]+[$P8.AC52]+[$p9.AC52]+[$P10.AC52]=0;&quot; &quot;;[$P1.AC52]+[$P2.AC52]+[$P3.AC52]+[$P4.AC52]+[$P5.AC52]+[$P6.AC52]+[$P7.AC52]+[$P8.AC52]+[$p9.AC52]+[$P10.AC52])" office:value-type="string" office:string-value=" " calcext:value-type="string">
            <text:p><text:s/></text:p>
          </table:table-cell>
          <table:table-cell table:style-name="ce256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3]" office:value-type="float" office:value="0" calcext:value-type="float">
            <text:p>0</text:p>
          </table:table-cell>
          <table:table-cell table:style-name="ce2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3]+[$P2.G53]+[$P3.G53]+[$P4.G53]+[$P5.G53]+[$P6.G53]+[$P7.G53]+[$P8.G53]+[$p9.G53]+[$P10.G53]=0;&quot; &quot;;[$P1.G53]+[$P2.G53]+[$P3.G53]+[$P4.G53]+[$P5.G53]+[$P6.G53]+[$P7.G53]+[$P8.G53]+[$p9.G53]+[$P10.G53])" office:value-type="string" office:string-value=" " calcext:value-type="string">
            <text:p><text:s/></text:p>
          </table:table-cell>
          <table:table-cell table:style-name="ce242" table:formula="of:=IF([$P1.H53]+[$P2.H53]+[$P3.H53]+[$P4.H53]+[$P5.H53]+[$P6.H53]+[$P7.H53]+[$P8.H53]+[$p9.H53]+[$P10.H53]=0;&quot; &quot;;[$P1.H53]+[$P2.H53]+[$P3.H53]+[$P4.H53]+[$P5.H53]+[$P6.H53]+[$P7.H53]+[$P8.H53]+[$p9.H53]+[$P10.H53])" office:value-type="string" office:string-value=" " calcext:value-type="string">
            <text:p><text:s/></text:p>
          </table:table-cell>
          <table:table-cell table:style-name="ce242" table:formula="of:=IF([$P1.I53]+[$P2.I53]+[$P3.I53]+[$P4.I53]+[$P5.I53]+[$P6.I53]+[$P7.I53]+[$P8.I53]+[$p9.I53]+[$P10.I53]=0;&quot; &quot;;[$P1.I53]+[$P2.I53]+[$P3.I53]+[$P4.I53]+[$P5.I53]+[$P6.I53]+[$P7.I53]+[$P8.I53]+[$p9.I53]+[$P10.I53])" office:value-type="string" office:string-value=" " calcext:value-type="string">
            <text:p><text:s/></text:p>
          </table:table-cell>
          <table:table-cell table:style-name="ce242" table:formula="of:=IF([$P1.J53]+[$P2.J53]+[$P3.J53]+[$P4.J53]+[$P5.J53]+[$P6.J53]+[$P7.J53]+[$P8.J53]+[$p9.J53]+[$P10.J53]=0;&quot; &quot;;[$P1.J53]+[$P2.J53]+[$P3.J53]+[$P4.J53]+[$P5.J53]+[$P6.J53]+[$P7.J53]+[$P8.J53]+[$p9.J53]+[$P10.J53])" office:value-type="string" office:string-value=" " calcext:value-type="string">
            <text:p><text:s/></text:p>
          </table:table-cell>
          <table:table-cell table:style-name="ce242" table:formula="of:=IF([$P1.K53]+[$P2.K53]+[$P3.K53]+[$P4.K53]+[$P5.K53]+[$P6.K53]+[$P7.K53]+[$P8.K53]+[$p9.K53]+[$P10.K53]=0;&quot; &quot;;[$P1.K53]+[$P2.K53]+[$P3.K53]+[$P4.K53]+[$P5.K53]+[$P6.K53]+[$P7.K53]+[$P8.K53]+[$p9.K53]+[$P10.K53])" office:value-type="string" office:string-value=" " calcext:value-type="string">
            <text:p><text:s/></text:p>
          </table:table-cell>
          <table:table-cell table:style-name="ce242" table:formula="of:=IF([$P1.L53]+[$P2.L53]+[$P3.L53]+[$P4.L53]+[$P5.L53]+[$P6.L53]+[$P7.L53]+[$P8.L53]+[$p9.L53]+[$P10.L53]=0;&quot; &quot;;[$P1.L53]+[$P2.L53]+[$P3.L53]+[$P4.L53]+[$P5.L53]+[$P6.L53]+[$P7.L53]+[$P8.L53]+[$p9.L53]+[$P10.L53])" office:value-type="string" office:string-value=" " calcext:value-type="string">
            <text:p><text:s/></text:p>
          </table:table-cell>
          <table:table-cell table:style-name="ce242" table:formula="of:=IF([$P1.M53]+[$P2.M53]+[$P3.M53]+[$P4.M53]+[$P5.M53]+[$P6.M53]+[$P7.M53]+[$P8.M53]+[$p9.M53]+[$P10.M53]=0;&quot; &quot;;[$P1.M53]+[$P2.M53]+[$P3.M53]+[$P4.M53]+[$P5.M53]+[$P6.M53]+[$P7.M53]+[$P8.M53]+[$p9.M53]+[$P10.M53])" office:value-type="string" office:string-value=" " calcext:value-type="string">
            <text:p><text:s/></text:p>
          </table:table-cell>
          <table:table-cell table:style-name="ce242" table:formula="of:=IF([$P1.N53]+[$P2.N53]+[$P3.N53]+[$P4.N53]+[$P5.N53]+[$P6.N53]+[$P7.N53]+[$P8.N53]+[$p9.N53]+[$P10.N53]=0;&quot; &quot;;[$P1.N53]+[$P2.N53]+[$P3.N53]+[$P4.N53]+[$P5.N53]+[$P6.N53]+[$P7.N53]+[$P8.N53]+[$p9.N53]+[$P10.N53])" office:value-type="string" office:string-value=" " calcext:value-type="string">
            <text:p><text:s/></text:p>
          </table:table-cell>
          <table:table-cell table:style-name="ce242" table:formula="of:=IF([$P1.O53]+[$P2.O53]+[$P3.O53]+[$P4.O53]+[$P5.O53]+[$P6.O53]+[$P7.O53]+[$P8.O53]+[$p9.O53]+[$P10.O53]=0;&quot; &quot;;[$P1.O53]+[$P2.O53]+[$P3.O53]+[$P4.O53]+[$P5.O53]+[$P6.O53]+[$P7.O53]+[$P8.O53]+[$p9.O53]+[$P10.O53])" office:value-type="string" office:string-value=" " calcext:value-type="string">
            <text:p><text:s/></text:p>
          </table:table-cell>
          <table:table-cell table:style-name="ce242" table:formula="of:=IF([$P1.P53]+[$P2.P53]+[$P3.P53]+[$P4.P53]+[$P5.P53]+[$P6.P53]+[$P7.P53]+[$P8.P53]+[$p9.P53]+[$P10.P53]=0;&quot; &quot;;[$P1.P53]+[$P2.P53]+[$P3.P53]+[$P4.P53]+[$P5.P53]+[$P6.P53]+[$P7.P53]+[$P8.P53]+[$p9.P53]+[$P10.P53])" office:value-type="string" office:string-value=" " calcext:value-type="string">
            <text:p><text:s/></text:p>
          </table:table-cell>
          <table:table-cell table:style-name="ce242" table:formula="of:=IF([$P1.Q53]+[$P2.Q53]+[$P3.Q53]+[$P4.Q53]+[$P5.Q53]+[$P6.Q53]+[$P7.Q53]+[$P8.Q53]+[$p9.Q53]+[$P10.Q53]=0;&quot; &quot;;[$P1.Q53]+[$P2.Q53]+[$P3.Q53]+[$P4.Q53]+[$P5.Q53]+[$P6.Q53]+[$P7.Q53]+[$P8.Q53]+[$p9.Q53]+[$P10.Q53])" office:value-type="string" office:string-value=" " calcext:value-type="string">
            <text:p><text:s/></text:p>
          </table:table-cell>
          <table:table-cell table:style-name="ce242" table:formula="of:=IF([$P1.R53]+[$P2.R53]+[$P3.R53]+[$P4.R53]+[$P5.R53]+[$P6.R53]+[$P7.R53]+[$P8.R53]+[$p9.R53]+[$P10.R53]=0;&quot; &quot;;[$P1.R53]+[$P2.R53]+[$P3.R53]+[$P4.R53]+[$P5.R53]+[$P6.R53]+[$P7.R53]+[$P8.R53]+[$p9.R53]+[$P10.R53])" office:value-type="string" office:string-value=" " calcext:value-type="string">
            <text:p><text:s/></text:p>
          </table:table-cell>
          <table:table-cell table:style-name="ce242" table:formula="of:=IF([$P1.S53]+[$P2.S53]+[$P3.S53]+[$P4.S53]+[$P5.S53]+[$P6.S53]+[$P7.S53]+[$P8.S53]+[$p9.S53]+[$P10.S53]=0;&quot; &quot;;[$P1.S53]+[$P2.S53]+[$P3.S53]+[$P4.S53]+[$P5.S53]+[$P6.S53]+[$P7.S53]+[$P8.S53]+[$p9.S53]+[$P10.S53])" office:value-type="string" office:string-value=" " calcext:value-type="string">
            <text:p><text:s/></text:p>
          </table:table-cell>
          <table:table-cell table:style-name="ce242" table:formula="of:=IF([$P1.T53]+[$P2.T53]+[$P3.T53]+[$P4.T53]+[$P5.T53]+[$P6.T53]+[$P7.T53]+[$P8.T53]+[$p9.T53]+[$P10.T53]=0;&quot; &quot;;[$P1.T53]+[$P2.T53]+[$P3.T53]+[$P4.T53]+[$P5.T53]+[$P6.T53]+[$P7.T53]+[$P8.T53]+[$p9.T53]+[$P10.T53])" office:value-type="string" office:string-value=" " calcext:value-type="string">
            <text:p><text:s/></text:p>
          </table:table-cell>
          <table:table-cell table:style-name="ce242" table:formula="of:=IF([$P1.U53]+[$P2.U53]+[$P3.U53]+[$P4.U53]+[$P5.U53]+[$P6.U53]+[$P7.U53]+[$P8.U53]+[$p9.U53]+[$P10.U53]=0;&quot; &quot;;[$P1.U53]+[$P2.U53]+[$P3.U53]+[$P4.U53]+[$P5.U53]+[$P6.U53]+[$P7.U53]+[$P8.U53]+[$p9.U53]+[$P10.U53])" office:value-type="string" office:string-value=" " calcext:value-type="string">
            <text:p><text:s/></text:p>
          </table:table-cell>
          <table:table-cell table:style-name="ce242" table:formula="of:=IF([$P1.V53]+[$P2.V53]+[$P3.V53]+[$P4.V53]+[$P5.V53]+[$P6.V53]+[$P7.V53]+[$P8.V53]+[$p9.V53]+[$P10.V53]=0;&quot; &quot;;[$P1.V53]+[$P2.V53]+[$P3.V53]+[$P4.V53]+[$P5.V53]+[$P6.V53]+[$P7.V53]+[$P8.V53]+[$p9.V53]+[$P10.V53])" office:value-type="string" office:string-value=" " calcext:value-type="string">
            <text:p><text:s/></text:p>
          </table:table-cell>
          <table:table-cell table:style-name="ce242" table:formula="of:=IF([$P1.W53]+[$P2.W53]+[$P3.W53]+[$P4.W53]+[$P5.W53]+[$P6.W53]+[$P7.W53]+[$P8.W53]+[$p9.W53]+[$P10.W53]=0;&quot; &quot;;[$P1.W53]+[$P2.W53]+[$P3.W53]+[$P4.W53]+[$P5.W53]+[$P6.W53]+[$P7.W53]+[$P8.W53]+[$p9.W53]+[$P10.W53])" office:value-type="string" office:string-value=" " calcext:value-type="string">
            <text:p><text:s/></text:p>
          </table:table-cell>
          <table:table-cell table:style-name="ce242" table:formula="of:=IF([$P1.X53]+[$P2.X53]+[$P3.X53]+[$P4.X53]+[$P5.X53]+[$P6.X53]+[$P7.X53]+[$P8.X53]+[$p9.X53]+[$P10.X53]=0;&quot; &quot;;[$P1.X53]+[$P2.X53]+[$P3.X53]+[$P4.X53]+[$P5.X53]+[$P6.X53]+[$P7.X53]+[$P8.X53]+[$p9.X53]+[$P10.X53])" office:value-type="string" office:string-value=" " calcext:value-type="string">
            <text:p><text:s/></text:p>
          </table:table-cell>
          <table:table-cell table:style-name="ce242" table:formula="of:=IF([$P1.Y53]+[$P2.Y53]+[$P3.Y53]+[$P4.Y53]+[$P5.Y53]+[$P6.Y53]+[$P7.Y53]+[$P8.Y53]+[$p9.Y53]+[$P10.Y53]=0;&quot; &quot;;[$P1.Y53]+[$P2.Y53]+[$P3.Y53]+[$P4.Y53]+[$P5.Y53]+[$P6.Y53]+[$P7.Y53]+[$P8.Y53]+[$p9.Y53]+[$P10.Y53])" office:value-type="string" office:string-value=" " calcext:value-type="string">
            <text:p><text:s/></text:p>
          </table:table-cell>
          <table:table-cell table:style-name="ce242" table:formula="of:=IF([$P1.Z53]+[$P2.Z53]+[$P3.Z53]+[$P4.Z53]+[$P5.Z53]+[$P6.Z53]+[$P7.Z53]+[$P8.Z53]+[$p9.Z53]+[$P10.Z53]=0;&quot; &quot;;[$P1.Z53]+[$P2.Z53]+[$P3.Z53]+[$P4.Z53]+[$P5.Z53]+[$P6.Z53]+[$P7.Z53]+[$P8.Z53]+[$p9.Z53]+[$P10.Z53])" office:value-type="string" office:string-value=" " calcext:value-type="string">
            <text:p><text:s/></text:p>
          </table:table-cell>
          <table:table-cell table:style-name="ce242" table:formula="of:=IF([$P1.AA53]+[$P2.AA53]+[$P3.AA53]+[$P4.AA53]+[$P5.AA53]+[$P6.AA53]+[$P7.AA53]+[$P8.AA53]+[$p9.AA53]+[$P10.AA53]=0;&quot; &quot;;[$P1.AA53]+[$P2.AA53]+[$P3.AA53]+[$P4.AA53]+[$P5.AA53]+[$P6.AA53]+[$P7.AA53]+[$P8.AA53]+[$p9.AA53]+[$P10.AA53])" office:value-type="string" office:string-value=" " calcext:value-type="string">
            <text:p><text:s/></text:p>
          </table:table-cell>
          <table:table-cell table:style-name="ce242" table:formula="of:=IF([$P1.AB53]+[$P2.AB53]+[$P3.AB53]+[$P4.AB53]+[$P5.AB53]+[$P6.AB53]+[$P7.AB53]+[$P8.AB53]+[$p9.AB53]+[$P10.AB53]=0;&quot; &quot;;[$P1.AB53]+[$P2.AB53]+[$P3.AB53]+[$P4.AB53]+[$P5.AB53]+[$P6.AB53]+[$P7.AB53]+[$P8.AB53]+[$p9.AB53]+[$P10.AB53])" office:value-type="string" office:string-value=" " calcext:value-type="string">
            <text:p><text:s/></text:p>
          </table:table-cell>
          <table:table-cell table:style-name="ce250" table:formula="of:=IF([$P1.AC53]+[$P2.AC53]+[$P3.AC53]+[$P4.AC53]+[$P5.AC53]+[$P6.AC53]+[$P7.AC53]+[$P8.AC53]+[$p9.AC53]+[$P10.AC53]=0;&quot; &quot;;[$P1.AC53]+[$P2.AC53]+[$P3.AC53]+[$P4.AC53]+[$P5.AC53]+[$P6.AC53]+[$P7.AC53]+[$P8.AC53]+[$p9.AC53]+[$P10.AC53])" office:value-type="string" office:string-value=" " calcext:value-type="string">
            <text:p><text:s/></text:p>
          </table:table-cell>
          <table:table-cell table:style-name="ce256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4]" office:value-type="float" office:value="0" calcext:value-type="float">
            <text:p>0</text:p>
          </table:table-cell>
          <table:table-cell table:style-name="ce217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4]+[$P2.G54]+[$P3.G54]+[$P4.G54]+[$P5.G54]+[$P6.G54]+[$P7.G54]+[$P8.G54]+[$p9.G54]+[$P10.G54]=0;&quot; &quot;;[$P1.G54]+[$P2.G54]+[$P3.G54]+[$P4.G54]+[$P5.G54]+[$P6.G54]+[$P7.G54]+[$P8.G54]+[$p9.G54]+[$P10.G54])" office:value-type="string" office:string-value=" " calcext:value-type="string">
            <text:p><text:s/></text:p>
          </table:table-cell>
          <table:table-cell table:style-name="ce242" table:formula="of:=IF([$P1.H54]+[$P2.H54]+[$P3.H54]+[$P4.H54]+[$P5.H54]+[$P6.H54]+[$P7.H54]+[$P8.H54]+[$p9.H54]+[$P10.H54]=0;&quot; &quot;;[$P1.H54]+[$P2.H54]+[$P3.H54]+[$P4.H54]+[$P5.H54]+[$P6.H54]+[$P7.H54]+[$P8.H54]+[$p9.H54]+[$P10.H54])" office:value-type="string" office:string-value=" " calcext:value-type="string">
            <text:p><text:s/></text:p>
          </table:table-cell>
          <table:table-cell table:style-name="ce242" table:formula="of:=IF([$P1.I54]+[$P2.I54]+[$P3.I54]+[$P4.I54]+[$P5.I54]+[$P6.I54]+[$P7.I54]+[$P8.I54]+[$p9.I54]+[$P10.I54]=0;&quot; &quot;;[$P1.I54]+[$P2.I54]+[$P3.I54]+[$P4.I54]+[$P5.I54]+[$P6.I54]+[$P7.I54]+[$P8.I54]+[$p9.I54]+[$P10.I54])" office:value-type="string" office:string-value=" " calcext:value-type="string">
            <text:p><text:s/></text:p>
          </table:table-cell>
          <table:table-cell table:style-name="ce242" table:formula="of:=IF([$P1.J54]+[$P2.J54]+[$P3.J54]+[$P4.J54]+[$P5.J54]+[$P6.J54]+[$P7.J54]+[$P8.J54]+[$p9.J54]+[$P10.J54]=0;&quot; &quot;;[$P1.J54]+[$P2.J54]+[$P3.J54]+[$P4.J54]+[$P5.J54]+[$P6.J54]+[$P7.J54]+[$P8.J54]+[$p9.J54]+[$P10.J54])" office:value-type="string" office:string-value=" " calcext:value-type="string">
            <text:p><text:s/></text:p>
          </table:table-cell>
          <table:table-cell table:style-name="ce242" table:formula="of:=IF([$P1.K54]+[$P2.K54]+[$P3.K54]+[$P4.K54]+[$P5.K54]+[$P6.K54]+[$P7.K54]+[$P8.K54]+[$p9.K54]+[$P10.K54]=0;&quot; &quot;;[$P1.K54]+[$P2.K54]+[$P3.K54]+[$P4.K54]+[$P5.K54]+[$P6.K54]+[$P7.K54]+[$P8.K54]+[$p9.K54]+[$P10.K54])" office:value-type="string" office:string-value=" " calcext:value-type="string">
            <text:p><text:s/></text:p>
          </table:table-cell>
          <table:table-cell table:style-name="ce242" table:formula="of:=IF([$P1.L54]+[$P2.L54]+[$P3.L54]+[$P4.L54]+[$P5.L54]+[$P6.L54]+[$P7.L54]+[$P8.L54]+[$p9.L54]+[$P10.L54]=0;&quot; &quot;;[$P1.L54]+[$P2.L54]+[$P3.L54]+[$P4.L54]+[$P5.L54]+[$P6.L54]+[$P7.L54]+[$P8.L54]+[$p9.L54]+[$P10.L54])" office:value-type="string" office:string-value=" " calcext:value-type="string">
            <text:p><text:s/></text:p>
          </table:table-cell>
          <table:table-cell table:style-name="ce242" table:formula="of:=IF([$P1.M54]+[$P2.M54]+[$P3.M54]+[$P4.M54]+[$P5.M54]+[$P6.M54]+[$P7.M54]+[$P8.M54]+[$p9.M54]+[$P10.M54]=0;&quot; &quot;;[$P1.M54]+[$P2.M54]+[$P3.M54]+[$P4.M54]+[$P5.M54]+[$P6.M54]+[$P7.M54]+[$P8.M54]+[$p9.M54]+[$P10.M54])" office:value-type="string" office:string-value=" " calcext:value-type="string">
            <text:p><text:s/></text:p>
          </table:table-cell>
          <table:table-cell table:style-name="ce242" table:formula="of:=IF([$P1.N54]+[$P2.N54]+[$P3.N54]+[$P4.N54]+[$P5.N54]+[$P6.N54]+[$P7.N54]+[$P8.N54]+[$p9.N54]+[$P10.N54]=0;&quot; &quot;;[$P1.N54]+[$P2.N54]+[$P3.N54]+[$P4.N54]+[$P5.N54]+[$P6.N54]+[$P7.N54]+[$P8.N54]+[$p9.N54]+[$P10.N54])" office:value-type="string" office:string-value=" " calcext:value-type="string">
            <text:p><text:s/></text:p>
          </table:table-cell>
          <table:table-cell table:style-name="ce242" table:formula="of:=IF([$P1.O54]+[$P2.O54]+[$P3.O54]+[$P4.O54]+[$P5.O54]+[$P6.O54]+[$P7.O54]+[$P8.O54]+[$p9.O54]+[$P10.O54]=0;&quot; &quot;;[$P1.O54]+[$P2.O54]+[$P3.O54]+[$P4.O54]+[$P5.O54]+[$P6.O54]+[$P7.O54]+[$P8.O54]+[$p9.O54]+[$P10.O54])" office:value-type="string" office:string-value=" " calcext:value-type="string">
            <text:p><text:s/></text:p>
          </table:table-cell>
          <table:table-cell table:style-name="ce242" table:formula="of:=IF([$P1.P54]+[$P2.P54]+[$P3.P54]+[$P4.P54]+[$P5.P54]+[$P6.P54]+[$P7.P54]+[$P8.P54]+[$p9.P54]+[$P10.P54]=0;&quot; &quot;;[$P1.P54]+[$P2.P54]+[$P3.P54]+[$P4.P54]+[$P5.P54]+[$P6.P54]+[$P7.P54]+[$P8.P54]+[$p9.P54]+[$P10.P54])" office:value-type="string" office:string-value=" " calcext:value-type="string">
            <text:p><text:s/></text:p>
          </table:table-cell>
          <table:table-cell table:style-name="ce242" table:formula="of:=IF([$P1.Q54]+[$P2.Q54]+[$P3.Q54]+[$P4.Q54]+[$P5.Q54]+[$P6.Q54]+[$P7.Q54]+[$P8.Q54]+[$p9.Q54]+[$P10.Q54]=0;&quot; &quot;;[$P1.Q54]+[$P2.Q54]+[$P3.Q54]+[$P4.Q54]+[$P5.Q54]+[$P6.Q54]+[$P7.Q54]+[$P8.Q54]+[$p9.Q54]+[$P10.Q54])" office:value-type="string" office:string-value=" " calcext:value-type="string">
            <text:p><text:s/></text:p>
          </table:table-cell>
          <table:table-cell table:style-name="ce242" table:formula="of:=IF([$P1.R54]+[$P2.R54]+[$P3.R54]+[$P4.R54]+[$P5.R54]+[$P6.R54]+[$P7.R54]+[$P8.R54]+[$p9.R54]+[$P10.R54]=0;&quot; &quot;;[$P1.R54]+[$P2.R54]+[$P3.R54]+[$P4.R54]+[$P5.R54]+[$P6.R54]+[$P7.R54]+[$P8.R54]+[$p9.R54]+[$P10.R54])" office:value-type="string" office:string-value=" " calcext:value-type="string">
            <text:p><text:s/></text:p>
          </table:table-cell>
          <table:table-cell table:style-name="ce242" table:formula="of:=IF([$P1.S54]+[$P2.S54]+[$P3.S54]+[$P4.S54]+[$P5.S54]+[$P6.S54]+[$P7.S54]+[$P8.S54]+[$p9.S54]+[$P10.S54]=0;&quot; &quot;;[$P1.S54]+[$P2.S54]+[$P3.S54]+[$P4.S54]+[$P5.S54]+[$P6.S54]+[$P7.S54]+[$P8.S54]+[$p9.S54]+[$P10.S54])" office:value-type="string" office:string-value=" " calcext:value-type="string">
            <text:p><text:s/></text:p>
          </table:table-cell>
          <table:table-cell table:style-name="ce242" table:formula="of:=IF([$P1.T54]+[$P2.T54]+[$P3.T54]+[$P4.T54]+[$P5.T54]+[$P6.T54]+[$P7.T54]+[$P8.T54]+[$p9.T54]+[$P10.T54]=0;&quot; &quot;;[$P1.T54]+[$P2.T54]+[$P3.T54]+[$P4.T54]+[$P5.T54]+[$P6.T54]+[$P7.T54]+[$P8.T54]+[$p9.T54]+[$P10.T54])" office:value-type="string" office:string-value=" " calcext:value-type="string">
            <text:p><text:s/></text:p>
          </table:table-cell>
          <table:table-cell table:style-name="ce242" table:formula="of:=IF([$P1.U54]+[$P2.U54]+[$P3.U54]+[$P4.U54]+[$P5.U54]+[$P6.U54]+[$P7.U54]+[$P8.U54]+[$p9.U54]+[$P10.U54]=0;&quot; &quot;;[$P1.U54]+[$P2.U54]+[$P3.U54]+[$P4.U54]+[$P5.U54]+[$P6.U54]+[$P7.U54]+[$P8.U54]+[$p9.U54]+[$P10.U54])" office:value-type="string" office:string-value=" " calcext:value-type="string">
            <text:p><text:s/></text:p>
          </table:table-cell>
          <table:table-cell table:style-name="ce242" table:formula="of:=IF([$P1.V54]+[$P2.V54]+[$P3.V54]+[$P4.V54]+[$P5.V54]+[$P6.V54]+[$P7.V54]+[$P8.V54]+[$p9.V54]+[$P10.V54]=0;&quot; &quot;;[$P1.V54]+[$P2.V54]+[$P3.V54]+[$P4.V54]+[$P5.V54]+[$P6.V54]+[$P7.V54]+[$P8.V54]+[$p9.V54]+[$P10.V54])" office:value-type="string" office:string-value=" " calcext:value-type="string">
            <text:p><text:s/></text:p>
          </table:table-cell>
          <table:table-cell table:style-name="ce242" table:formula="of:=IF([$P1.W54]+[$P2.W54]+[$P3.W54]+[$P4.W54]+[$P5.W54]+[$P6.W54]+[$P7.W54]+[$P8.W54]+[$p9.W54]+[$P10.W54]=0;&quot; &quot;;[$P1.W54]+[$P2.W54]+[$P3.W54]+[$P4.W54]+[$P5.W54]+[$P6.W54]+[$P7.W54]+[$P8.W54]+[$p9.W54]+[$P10.W54])" office:value-type="string" office:string-value=" " calcext:value-type="string">
            <text:p><text:s/></text:p>
          </table:table-cell>
          <table:table-cell table:style-name="ce242" table:formula="of:=IF([$P1.X54]+[$P2.X54]+[$P3.X54]+[$P4.X54]+[$P5.X54]+[$P6.X54]+[$P7.X54]+[$P8.X54]+[$p9.X54]+[$P10.X54]=0;&quot; &quot;;[$P1.X54]+[$P2.X54]+[$P3.X54]+[$P4.X54]+[$P5.X54]+[$P6.X54]+[$P7.X54]+[$P8.X54]+[$p9.X54]+[$P10.X54])" office:value-type="string" office:string-value=" " calcext:value-type="string">
            <text:p><text:s/></text:p>
          </table:table-cell>
          <table:table-cell table:style-name="ce242" table:formula="of:=IF([$P1.Y54]+[$P2.Y54]+[$P3.Y54]+[$P4.Y54]+[$P5.Y54]+[$P6.Y54]+[$P7.Y54]+[$P8.Y54]+[$p9.Y54]+[$P10.Y54]=0;&quot; &quot;;[$P1.Y54]+[$P2.Y54]+[$P3.Y54]+[$P4.Y54]+[$P5.Y54]+[$P6.Y54]+[$P7.Y54]+[$P8.Y54]+[$p9.Y54]+[$P10.Y54])" office:value-type="string" office:string-value=" " calcext:value-type="string">
            <text:p><text:s/></text:p>
          </table:table-cell>
          <table:table-cell table:style-name="ce242" table:formula="of:=IF([$P1.Z54]+[$P2.Z54]+[$P3.Z54]+[$P4.Z54]+[$P5.Z54]+[$P6.Z54]+[$P7.Z54]+[$P8.Z54]+[$p9.Z54]+[$P10.Z54]=0;&quot; &quot;;[$P1.Z54]+[$P2.Z54]+[$P3.Z54]+[$P4.Z54]+[$P5.Z54]+[$P6.Z54]+[$P7.Z54]+[$P8.Z54]+[$p9.Z54]+[$P10.Z54])" office:value-type="string" office:string-value=" " calcext:value-type="string">
            <text:p><text:s/></text:p>
          </table:table-cell>
          <table:table-cell table:style-name="ce242" table:formula="of:=IF([$P1.AA54]+[$P2.AA54]+[$P3.AA54]+[$P4.AA54]+[$P5.AA54]+[$P6.AA54]+[$P7.AA54]+[$P8.AA54]+[$p9.AA54]+[$P10.AA54]=0;&quot; &quot;;[$P1.AA54]+[$P2.AA54]+[$P3.AA54]+[$P4.AA54]+[$P5.AA54]+[$P6.AA54]+[$P7.AA54]+[$P8.AA54]+[$p9.AA54]+[$P10.AA54])" office:value-type="string" office:string-value=" " calcext:value-type="string">
            <text:p><text:s/></text:p>
          </table:table-cell>
          <table:table-cell table:style-name="ce242" table:formula="of:=IF([$P1.AB54]+[$P2.AB54]+[$P3.AB54]+[$P4.AB54]+[$P5.AB54]+[$P6.AB54]+[$P7.AB54]+[$P8.AB54]+[$p9.AB54]+[$P10.AB54]=0;&quot; &quot;;[$P1.AB54]+[$P2.AB54]+[$P3.AB54]+[$P4.AB54]+[$P5.AB54]+[$P6.AB54]+[$P7.AB54]+[$P8.AB54]+[$p9.AB54]+[$P10.AB54])" office:value-type="string" office:string-value=" " calcext:value-type="string">
            <text:p><text:s/></text:p>
          </table:table-cell>
          <table:table-cell table:style-name="ce250" table:formula="of:=IF([$P1.AC54]+[$P2.AC54]+[$P3.AC54]+[$P4.AC54]+[$P5.AC54]+[$P6.AC54]+[$P7.AC54]+[$P8.AC54]+[$p9.AC54]+[$P10.AC54]=0;&quot; &quot;;[$P1.AC54]+[$P2.AC54]+[$P3.AC54]+[$P4.AC54]+[$P5.AC54]+[$P6.AC54]+[$P7.AC54]+[$P8.AC54]+[$p9.AC54]+[$P10.AC54])" office:value-type="string" office:string-value=" " calcext:value-type="string">
            <text:p><text:s/></text:p>
          </table:table-cell>
          <table:table-cell table:style-name="ce256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5]" office:value-type="float" office:value="0" calcext:value-type="float">
            <text:p>0</text:p>
          </table:table-cell>
          <table:table-cell table:style-name="ce217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5]+[$P2.G55]+[$P3.G55]+[$P4.G55]+[$P5.G55]+[$P6.G55]+[$P7.G55]+[$P8.G55]+[$p9.G55]+[$P10.G55]=0;&quot; &quot;;[$P1.G55]+[$P2.G55]+[$P3.G55]+[$P4.G55]+[$P5.G55]+[$P6.G55]+[$P7.G55]+[$P8.G55]+[$p9.G55]+[$P10.G55])" office:value-type="string" office:string-value=" " calcext:value-type="string">
            <text:p><text:s/></text:p>
          </table:table-cell>
          <table:table-cell table:style-name="ce242" table:formula="of:=IF([$P1.H55]+[$P2.H55]+[$P3.H55]+[$P4.H55]+[$P5.H55]+[$P6.H55]+[$P7.H55]+[$P8.H55]+[$p9.H55]+[$P10.H55]=0;&quot; &quot;;[$P1.H55]+[$P2.H55]+[$P3.H55]+[$P4.H55]+[$P5.H55]+[$P6.H55]+[$P7.H55]+[$P8.H55]+[$p9.H55]+[$P10.H55])" office:value-type="string" office:string-value=" " calcext:value-type="string">
            <text:p><text:s/></text:p>
          </table:table-cell>
          <table:table-cell table:style-name="ce242" table:formula="of:=IF([$P1.I55]+[$P2.I55]+[$P3.I55]+[$P4.I55]+[$P5.I55]+[$P6.I55]+[$P7.I55]+[$P8.I55]+[$p9.I55]+[$P10.I55]=0;&quot; &quot;;[$P1.I55]+[$P2.I55]+[$P3.I55]+[$P4.I55]+[$P5.I55]+[$P6.I55]+[$P7.I55]+[$P8.I55]+[$p9.I55]+[$P10.I55])" office:value-type="string" office:string-value=" " calcext:value-type="string">
            <text:p><text:s/></text:p>
          </table:table-cell>
          <table:table-cell table:style-name="ce242" table:formula="of:=IF([$P1.J55]+[$P2.J55]+[$P3.J55]+[$P4.J55]+[$P5.J55]+[$P6.J55]+[$P7.J55]+[$P8.J55]+[$p9.J55]+[$P10.J55]=0;&quot; &quot;;[$P1.J55]+[$P2.J55]+[$P3.J55]+[$P4.J55]+[$P5.J55]+[$P6.J55]+[$P7.J55]+[$P8.J55]+[$p9.J55]+[$P10.J55])" office:value-type="string" office:string-value=" " calcext:value-type="string">
            <text:p><text:s/></text:p>
          </table:table-cell>
          <table:table-cell table:style-name="ce242" table:formula="of:=IF([$P1.K55]+[$P2.K55]+[$P3.K55]+[$P4.K55]+[$P5.K55]+[$P6.K55]+[$P7.K55]+[$P8.K55]+[$p9.K55]+[$P10.K55]=0;&quot; &quot;;[$P1.K55]+[$P2.K55]+[$P3.K55]+[$P4.K55]+[$P5.K55]+[$P6.K55]+[$P7.K55]+[$P8.K55]+[$p9.K55]+[$P10.K55])" office:value-type="string" office:string-value=" " calcext:value-type="string">
            <text:p><text:s/></text:p>
          </table:table-cell>
          <table:table-cell table:style-name="ce242" table:formula="of:=IF([$P1.L55]+[$P2.L55]+[$P3.L55]+[$P4.L55]+[$P5.L55]+[$P6.L55]+[$P7.L55]+[$P8.L55]+[$p9.L55]+[$P10.L55]=0;&quot; &quot;;[$P1.L55]+[$P2.L55]+[$P3.L55]+[$P4.L55]+[$P5.L55]+[$P6.L55]+[$P7.L55]+[$P8.L55]+[$p9.L55]+[$P10.L55])" office:value-type="string" office:string-value=" " calcext:value-type="string">
            <text:p><text:s/></text:p>
          </table:table-cell>
          <table:table-cell table:style-name="ce242" table:formula="of:=IF([$P1.M55]+[$P2.M55]+[$P3.M55]+[$P4.M55]+[$P5.M55]+[$P6.M55]+[$P7.M55]+[$P8.M55]+[$p9.M55]+[$P10.M55]=0;&quot; &quot;;[$P1.M55]+[$P2.M55]+[$P3.M55]+[$P4.M55]+[$P5.M55]+[$P6.M55]+[$P7.M55]+[$P8.M55]+[$p9.M55]+[$P10.M55])" office:value-type="string" office:string-value=" " calcext:value-type="string">
            <text:p><text:s/></text:p>
          </table:table-cell>
          <table:table-cell table:style-name="ce242" table:formula="of:=IF([$P1.N55]+[$P2.N55]+[$P3.N55]+[$P4.N55]+[$P5.N55]+[$P6.N55]+[$P7.N55]+[$P8.N55]+[$p9.N55]+[$P10.N55]=0;&quot; &quot;;[$P1.N55]+[$P2.N55]+[$P3.N55]+[$P4.N55]+[$P5.N55]+[$P6.N55]+[$P7.N55]+[$P8.N55]+[$p9.N55]+[$P10.N55])" office:value-type="string" office:string-value=" " calcext:value-type="string">
            <text:p><text:s/></text:p>
          </table:table-cell>
          <table:table-cell table:style-name="ce242" table:formula="of:=IF([$P1.O55]+[$P2.O55]+[$P3.O55]+[$P4.O55]+[$P5.O55]+[$P6.O55]+[$P7.O55]+[$P8.O55]+[$p9.O55]+[$P10.O55]=0;&quot; &quot;;[$P1.O55]+[$P2.O55]+[$P3.O55]+[$P4.O55]+[$P5.O55]+[$P6.O55]+[$P7.O55]+[$P8.O55]+[$p9.O55]+[$P10.O55])" office:value-type="string" office:string-value=" " calcext:value-type="string">
            <text:p><text:s/></text:p>
          </table:table-cell>
          <table:table-cell table:style-name="ce242" table:formula="of:=IF([$P1.P55]+[$P2.P55]+[$P3.P55]+[$P4.P55]+[$P5.P55]+[$P6.P55]+[$P7.P55]+[$P8.P55]+[$p9.P55]+[$P10.P55]=0;&quot; &quot;;[$P1.P55]+[$P2.P55]+[$P3.P55]+[$P4.P55]+[$P5.P55]+[$P6.P55]+[$P7.P55]+[$P8.P55]+[$p9.P55]+[$P10.P55])" office:value-type="string" office:string-value=" " calcext:value-type="string">
            <text:p><text:s/></text:p>
          </table:table-cell>
          <table:table-cell table:style-name="ce242" table:formula="of:=IF([$P1.Q55]+[$P2.Q55]+[$P3.Q55]+[$P4.Q55]+[$P5.Q55]+[$P6.Q55]+[$P7.Q55]+[$P8.Q55]+[$p9.Q55]+[$P10.Q55]=0;&quot; &quot;;[$P1.Q55]+[$P2.Q55]+[$P3.Q55]+[$P4.Q55]+[$P5.Q55]+[$P6.Q55]+[$P7.Q55]+[$P8.Q55]+[$p9.Q55]+[$P10.Q55])" office:value-type="string" office:string-value=" " calcext:value-type="string">
            <text:p><text:s/></text:p>
          </table:table-cell>
          <table:table-cell table:style-name="ce242" table:formula="of:=IF([$P1.R55]+[$P2.R55]+[$P3.R55]+[$P4.R55]+[$P5.R55]+[$P6.R55]+[$P7.R55]+[$P8.R55]+[$p9.R55]+[$P10.R55]=0;&quot; &quot;;[$P1.R55]+[$P2.R55]+[$P3.R55]+[$P4.R55]+[$P5.R55]+[$P6.R55]+[$P7.R55]+[$P8.R55]+[$p9.R55]+[$P10.R55])" office:value-type="string" office:string-value=" " calcext:value-type="string">
            <text:p><text:s/></text:p>
          </table:table-cell>
          <table:table-cell table:style-name="ce242" table:formula="of:=IF([$P1.S55]+[$P2.S55]+[$P3.S55]+[$P4.S55]+[$P5.S55]+[$P6.S55]+[$P7.S55]+[$P8.S55]+[$p9.S55]+[$P10.S55]=0;&quot; &quot;;[$P1.S55]+[$P2.S55]+[$P3.S55]+[$P4.S55]+[$P5.S55]+[$P6.S55]+[$P7.S55]+[$P8.S55]+[$p9.S55]+[$P10.S55])" office:value-type="string" office:string-value=" " calcext:value-type="string">
            <text:p><text:s/></text:p>
          </table:table-cell>
          <table:table-cell table:style-name="ce242" table:formula="of:=IF([$P1.T55]+[$P2.T55]+[$P3.T55]+[$P4.T55]+[$P5.T55]+[$P6.T55]+[$P7.T55]+[$P8.T55]+[$p9.T55]+[$P10.T55]=0;&quot; &quot;;[$P1.T55]+[$P2.T55]+[$P3.T55]+[$P4.T55]+[$P5.T55]+[$P6.T55]+[$P7.T55]+[$P8.T55]+[$p9.T55]+[$P10.T55])" office:value-type="string" office:string-value=" " calcext:value-type="string">
            <text:p><text:s/></text:p>
          </table:table-cell>
          <table:table-cell table:style-name="ce242" table:formula="of:=IF([$P1.U55]+[$P2.U55]+[$P3.U55]+[$P4.U55]+[$P5.U55]+[$P6.U55]+[$P7.U55]+[$P8.U55]+[$p9.U55]+[$P10.U55]=0;&quot; &quot;;[$P1.U55]+[$P2.U55]+[$P3.U55]+[$P4.U55]+[$P5.U55]+[$P6.U55]+[$P7.U55]+[$P8.U55]+[$p9.U55]+[$P10.U55])" office:value-type="string" office:string-value=" " calcext:value-type="string">
            <text:p><text:s/></text:p>
          </table:table-cell>
          <table:table-cell table:style-name="ce242" table:formula="of:=IF([$P1.V55]+[$P2.V55]+[$P3.V55]+[$P4.V55]+[$P5.V55]+[$P6.V55]+[$P7.V55]+[$P8.V55]+[$p9.V55]+[$P10.V55]=0;&quot; &quot;;[$P1.V55]+[$P2.V55]+[$P3.V55]+[$P4.V55]+[$P5.V55]+[$P6.V55]+[$P7.V55]+[$P8.V55]+[$p9.V55]+[$P10.V55])" office:value-type="string" office:string-value=" " calcext:value-type="string">
            <text:p><text:s/></text:p>
          </table:table-cell>
          <table:table-cell table:style-name="ce242" table:formula="of:=IF([$P1.W55]+[$P2.W55]+[$P3.W55]+[$P4.W55]+[$P5.W55]+[$P6.W55]+[$P7.W55]+[$P8.W55]+[$p9.W55]+[$P10.W55]=0;&quot; &quot;;[$P1.W55]+[$P2.W55]+[$P3.W55]+[$P4.W55]+[$P5.W55]+[$P6.W55]+[$P7.W55]+[$P8.W55]+[$p9.W55]+[$P10.W55])" office:value-type="string" office:string-value=" " calcext:value-type="string">
            <text:p><text:s/></text:p>
          </table:table-cell>
          <table:table-cell table:style-name="ce242" table:formula="of:=IF([$P1.X55]+[$P2.X55]+[$P3.X55]+[$P4.X55]+[$P5.X55]+[$P6.X55]+[$P7.X55]+[$P8.X55]+[$p9.X55]+[$P10.X55]=0;&quot; &quot;;[$P1.X55]+[$P2.X55]+[$P3.X55]+[$P4.X55]+[$P5.X55]+[$P6.X55]+[$P7.X55]+[$P8.X55]+[$p9.X55]+[$P10.X55])" office:value-type="string" office:string-value=" " calcext:value-type="string">
            <text:p><text:s/></text:p>
          </table:table-cell>
          <table:table-cell table:style-name="ce242" table:formula="of:=IF([$P1.Y55]+[$P2.Y55]+[$P3.Y55]+[$P4.Y55]+[$P5.Y55]+[$P6.Y55]+[$P7.Y55]+[$P8.Y55]+[$p9.Y55]+[$P10.Y55]=0;&quot; &quot;;[$P1.Y55]+[$P2.Y55]+[$P3.Y55]+[$P4.Y55]+[$P5.Y55]+[$P6.Y55]+[$P7.Y55]+[$P8.Y55]+[$p9.Y55]+[$P10.Y55])" office:value-type="string" office:string-value=" " calcext:value-type="string">
            <text:p><text:s/></text:p>
          </table:table-cell>
          <table:table-cell table:style-name="ce242" table:formula="of:=IF([$P1.Z55]+[$P2.Z55]+[$P3.Z55]+[$P4.Z55]+[$P5.Z55]+[$P6.Z55]+[$P7.Z55]+[$P8.Z55]+[$p9.Z55]+[$P10.Z55]=0;&quot; &quot;;[$P1.Z55]+[$P2.Z55]+[$P3.Z55]+[$P4.Z55]+[$P5.Z55]+[$P6.Z55]+[$P7.Z55]+[$P8.Z55]+[$p9.Z55]+[$P10.Z55])" office:value-type="string" office:string-value=" " calcext:value-type="string">
            <text:p><text:s/></text:p>
          </table:table-cell>
          <table:table-cell table:style-name="ce242" table:formula="of:=IF([$P1.AA55]+[$P2.AA55]+[$P3.AA55]+[$P4.AA55]+[$P5.AA55]+[$P6.AA55]+[$P7.AA55]+[$P8.AA55]+[$p9.AA55]+[$P10.AA55]=0;&quot; &quot;;[$P1.AA55]+[$P2.AA55]+[$P3.AA55]+[$P4.AA55]+[$P5.AA55]+[$P6.AA55]+[$P7.AA55]+[$P8.AA55]+[$p9.AA55]+[$P10.AA55])" office:value-type="string" office:string-value=" " calcext:value-type="string">
            <text:p><text:s/></text:p>
          </table:table-cell>
          <table:table-cell table:style-name="ce242" table:formula="of:=IF([$P1.AB55]+[$P2.AB55]+[$P3.AB55]+[$P4.AB55]+[$P5.AB55]+[$P6.AB55]+[$P7.AB55]+[$P8.AB55]+[$p9.AB55]+[$P10.AB55]=0;&quot; &quot;;[$P1.AB55]+[$P2.AB55]+[$P3.AB55]+[$P4.AB55]+[$P5.AB55]+[$P6.AB55]+[$P7.AB55]+[$P8.AB55]+[$p9.AB55]+[$P10.AB55])" office:value-type="string" office:string-value=" " calcext:value-type="string">
            <text:p><text:s/></text:p>
          </table:table-cell>
          <table:table-cell table:style-name="ce250" table:formula="of:=IF([$P1.AC55]+[$P2.AC55]+[$P3.AC55]+[$P4.AC55]+[$P5.AC55]+[$P6.AC55]+[$P7.AC55]+[$P8.AC55]+[$p9.AC55]+[$P10.AC55]=0;&quot; &quot;;[$P1.AC55]+[$P2.AC55]+[$P3.AC55]+[$P4.AC55]+[$P5.AC55]+[$P6.AC55]+[$P7.AC55]+[$P8.AC55]+[$p9.AC55]+[$P10.AC55])" office:value-type="string" office:string-value=" " calcext:value-type="string">
            <text:p><text:s/></text:p>
          </table:table-cell>
          <table:table-cell table:style-name="ce256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6]" office:value-type="float" office:value="0" calcext:value-type="float">
            <text:p>0</text:p>
          </table:table-cell>
          <table:table-cell table:style-name="ce217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6]+[$P2.G56]+[$P3.G56]+[$P4.G56]+[$P5.G56]+[$P6.G56]+[$P7.G56]+[$P8.G56]+[$p9.G56]+[$P10.G56]=0;&quot; &quot;;[$P1.G56]+[$P2.G56]+[$P3.G56]+[$P4.G56]+[$P5.G56]+[$P6.G56]+[$P7.G56]+[$P8.G56]+[$p9.G56]+[$P10.G56])" office:value-type="string" office:string-value=" " calcext:value-type="string">
            <text:p><text:s/></text:p>
          </table:table-cell>
          <table:table-cell table:style-name="ce242" table:formula="of:=IF([$P1.H56]+[$P2.H56]+[$P3.H56]+[$P4.H56]+[$P5.H56]+[$P6.H56]+[$P7.H56]+[$P8.H56]+[$p9.H56]+[$P10.H56]=0;&quot; &quot;;[$P1.H56]+[$P2.H56]+[$P3.H56]+[$P4.H56]+[$P5.H56]+[$P6.H56]+[$P7.H56]+[$P8.H56]+[$p9.H56]+[$P10.H56])" office:value-type="string" office:string-value=" " calcext:value-type="string">
            <text:p><text:s/></text:p>
          </table:table-cell>
          <table:table-cell table:style-name="ce242" table:formula="of:=IF([$P1.I56]+[$P2.I56]+[$P3.I56]+[$P4.I56]+[$P5.I56]+[$P6.I56]+[$P7.I56]+[$P8.I56]+[$p9.I56]+[$P10.I56]=0;&quot; &quot;;[$P1.I56]+[$P2.I56]+[$P3.I56]+[$P4.I56]+[$P5.I56]+[$P6.I56]+[$P7.I56]+[$P8.I56]+[$p9.I56]+[$P10.I56])" office:value-type="string" office:string-value=" " calcext:value-type="string">
            <text:p><text:s/></text:p>
          </table:table-cell>
          <table:table-cell table:style-name="ce242" table:formula="of:=IF([$P1.J56]+[$P2.J56]+[$P3.J56]+[$P4.J56]+[$P5.J56]+[$P6.J56]+[$P7.J56]+[$P8.J56]+[$p9.J56]+[$P10.J56]=0;&quot; &quot;;[$P1.J56]+[$P2.J56]+[$P3.J56]+[$P4.J56]+[$P5.J56]+[$P6.J56]+[$P7.J56]+[$P8.J56]+[$p9.J56]+[$P10.J56])" office:value-type="string" office:string-value=" " calcext:value-type="string">
            <text:p><text:s/></text:p>
          </table:table-cell>
          <table:table-cell table:style-name="ce242" table:formula="of:=IF([$P1.K56]+[$P2.K56]+[$P3.K56]+[$P4.K56]+[$P5.K56]+[$P6.K56]+[$P7.K56]+[$P8.K56]+[$p9.K56]+[$P10.K56]=0;&quot; &quot;;[$P1.K56]+[$P2.K56]+[$P3.K56]+[$P4.K56]+[$P5.K56]+[$P6.K56]+[$P7.K56]+[$P8.K56]+[$p9.K56]+[$P10.K56])" office:value-type="string" office:string-value=" " calcext:value-type="string">
            <text:p><text:s/></text:p>
          </table:table-cell>
          <table:table-cell table:style-name="ce242" table:formula="of:=IF([$P1.L56]+[$P2.L56]+[$P3.L56]+[$P4.L56]+[$P5.L56]+[$P6.L56]+[$P7.L56]+[$P8.L56]+[$p9.L56]+[$P10.L56]=0;&quot; &quot;;[$P1.L56]+[$P2.L56]+[$P3.L56]+[$P4.L56]+[$P5.L56]+[$P6.L56]+[$P7.L56]+[$P8.L56]+[$p9.L56]+[$P10.L56])" office:value-type="string" office:string-value=" " calcext:value-type="string">
            <text:p><text:s/></text:p>
          </table:table-cell>
          <table:table-cell table:style-name="ce242" table:formula="of:=IF([$P1.M56]+[$P2.M56]+[$P3.M56]+[$P4.M56]+[$P5.M56]+[$P6.M56]+[$P7.M56]+[$P8.M56]+[$p9.M56]+[$P10.M56]=0;&quot; &quot;;[$P1.M56]+[$P2.M56]+[$P3.M56]+[$P4.M56]+[$P5.M56]+[$P6.M56]+[$P7.M56]+[$P8.M56]+[$p9.M56]+[$P10.M56])" office:value-type="string" office:string-value=" " calcext:value-type="string">
            <text:p><text:s/></text:p>
          </table:table-cell>
          <table:table-cell table:style-name="ce242" table:formula="of:=IF([$P1.N56]+[$P2.N56]+[$P3.N56]+[$P4.N56]+[$P5.N56]+[$P6.N56]+[$P7.N56]+[$P8.N56]+[$p9.N56]+[$P10.N56]=0;&quot; &quot;;[$P1.N56]+[$P2.N56]+[$P3.N56]+[$P4.N56]+[$P5.N56]+[$P6.N56]+[$P7.N56]+[$P8.N56]+[$p9.N56]+[$P10.N56])" office:value-type="string" office:string-value=" " calcext:value-type="string">
            <text:p><text:s/></text:p>
          </table:table-cell>
          <table:table-cell table:style-name="ce242" table:formula="of:=IF([$P1.O56]+[$P2.O56]+[$P3.O56]+[$P4.O56]+[$P5.O56]+[$P6.O56]+[$P7.O56]+[$P8.O56]+[$p9.O56]+[$P10.O56]=0;&quot; &quot;;[$P1.O56]+[$P2.O56]+[$P3.O56]+[$P4.O56]+[$P5.O56]+[$P6.O56]+[$P7.O56]+[$P8.O56]+[$p9.O56]+[$P10.O56])" office:value-type="string" office:string-value=" " calcext:value-type="string">
            <text:p><text:s/></text:p>
          </table:table-cell>
          <table:table-cell table:style-name="ce242" table:formula="of:=IF([$P1.P56]+[$P2.P56]+[$P3.P56]+[$P4.P56]+[$P5.P56]+[$P6.P56]+[$P7.P56]+[$P8.P56]+[$p9.P56]+[$P10.P56]=0;&quot; &quot;;[$P1.P56]+[$P2.P56]+[$P3.P56]+[$P4.P56]+[$P5.P56]+[$P6.P56]+[$P7.P56]+[$P8.P56]+[$p9.P56]+[$P10.P56])" office:value-type="string" office:string-value=" " calcext:value-type="string">
            <text:p><text:s/></text:p>
          </table:table-cell>
          <table:table-cell table:style-name="ce242" table:formula="of:=IF([$P1.Q56]+[$P2.Q56]+[$P3.Q56]+[$P4.Q56]+[$P5.Q56]+[$P6.Q56]+[$P7.Q56]+[$P8.Q56]+[$p9.Q56]+[$P10.Q56]=0;&quot; &quot;;[$P1.Q56]+[$P2.Q56]+[$P3.Q56]+[$P4.Q56]+[$P5.Q56]+[$P6.Q56]+[$P7.Q56]+[$P8.Q56]+[$p9.Q56]+[$P10.Q56])" office:value-type="string" office:string-value=" " calcext:value-type="string">
            <text:p><text:s/></text:p>
          </table:table-cell>
          <table:table-cell table:style-name="ce242" table:formula="of:=IF([$P1.R56]+[$P2.R56]+[$P3.R56]+[$P4.R56]+[$P5.R56]+[$P6.R56]+[$P7.R56]+[$P8.R56]+[$p9.R56]+[$P10.R56]=0;&quot; &quot;;[$P1.R56]+[$P2.R56]+[$P3.R56]+[$P4.R56]+[$P5.R56]+[$P6.R56]+[$P7.R56]+[$P8.R56]+[$p9.R56]+[$P10.R56])" office:value-type="string" office:string-value=" " calcext:value-type="string">
            <text:p><text:s/></text:p>
          </table:table-cell>
          <table:table-cell table:style-name="ce242" table:formula="of:=IF([$P1.S56]+[$P2.S56]+[$P3.S56]+[$P4.S56]+[$P5.S56]+[$P6.S56]+[$P7.S56]+[$P8.S56]+[$p9.S56]+[$P10.S56]=0;&quot; &quot;;[$P1.S56]+[$P2.S56]+[$P3.S56]+[$P4.S56]+[$P5.S56]+[$P6.S56]+[$P7.S56]+[$P8.S56]+[$p9.S56]+[$P10.S56])" office:value-type="string" office:string-value=" " calcext:value-type="string">
            <text:p><text:s/></text:p>
          </table:table-cell>
          <table:table-cell table:style-name="ce242" table:formula="of:=IF([$P1.T56]+[$P2.T56]+[$P3.T56]+[$P4.T56]+[$P5.T56]+[$P6.T56]+[$P7.T56]+[$P8.T56]+[$p9.T56]+[$P10.T56]=0;&quot; &quot;;[$P1.T56]+[$P2.T56]+[$P3.T56]+[$P4.T56]+[$P5.T56]+[$P6.T56]+[$P7.T56]+[$P8.T56]+[$p9.T56]+[$P10.T56])" office:value-type="string" office:string-value=" " calcext:value-type="string">
            <text:p><text:s/></text:p>
          </table:table-cell>
          <table:table-cell table:style-name="ce242" table:formula="of:=IF([$P1.U56]+[$P2.U56]+[$P3.U56]+[$P4.U56]+[$P5.U56]+[$P6.U56]+[$P7.U56]+[$P8.U56]+[$p9.U56]+[$P10.U56]=0;&quot; &quot;;[$P1.U56]+[$P2.U56]+[$P3.U56]+[$P4.U56]+[$P5.U56]+[$P6.U56]+[$P7.U56]+[$P8.U56]+[$p9.U56]+[$P10.U56])" office:value-type="string" office:string-value=" " calcext:value-type="string">
            <text:p><text:s/></text:p>
          </table:table-cell>
          <table:table-cell table:style-name="ce242" table:formula="of:=IF([$P1.V56]+[$P2.V56]+[$P3.V56]+[$P4.V56]+[$P5.V56]+[$P6.V56]+[$P7.V56]+[$P8.V56]+[$p9.V56]+[$P10.V56]=0;&quot; &quot;;[$P1.V56]+[$P2.V56]+[$P3.V56]+[$P4.V56]+[$P5.V56]+[$P6.V56]+[$P7.V56]+[$P8.V56]+[$p9.V56]+[$P10.V56])" office:value-type="string" office:string-value=" " calcext:value-type="string">
            <text:p><text:s/></text:p>
          </table:table-cell>
          <table:table-cell table:style-name="ce242" table:formula="of:=IF([$P1.W56]+[$P2.W56]+[$P3.W56]+[$P4.W56]+[$P5.W56]+[$P6.W56]+[$P7.W56]+[$P8.W56]+[$p9.W56]+[$P10.W56]=0;&quot; &quot;;[$P1.W56]+[$P2.W56]+[$P3.W56]+[$P4.W56]+[$P5.W56]+[$P6.W56]+[$P7.W56]+[$P8.W56]+[$p9.W56]+[$P10.W56])" office:value-type="string" office:string-value=" " calcext:value-type="string">
            <text:p><text:s/></text:p>
          </table:table-cell>
          <table:table-cell table:style-name="ce242" table:formula="of:=IF([$P1.X56]+[$P2.X56]+[$P3.X56]+[$P4.X56]+[$P5.X56]+[$P6.X56]+[$P7.X56]+[$P8.X56]+[$p9.X56]+[$P10.X56]=0;&quot; &quot;;[$P1.X56]+[$P2.X56]+[$P3.X56]+[$P4.X56]+[$P5.X56]+[$P6.X56]+[$P7.X56]+[$P8.X56]+[$p9.X56]+[$P10.X56])" office:value-type="string" office:string-value=" " calcext:value-type="string">
            <text:p><text:s/></text:p>
          </table:table-cell>
          <table:table-cell table:style-name="ce242" table:formula="of:=IF([$P1.Y56]+[$P2.Y56]+[$P3.Y56]+[$P4.Y56]+[$P5.Y56]+[$P6.Y56]+[$P7.Y56]+[$P8.Y56]+[$p9.Y56]+[$P10.Y56]=0;&quot; &quot;;[$P1.Y56]+[$P2.Y56]+[$P3.Y56]+[$P4.Y56]+[$P5.Y56]+[$P6.Y56]+[$P7.Y56]+[$P8.Y56]+[$p9.Y56]+[$P10.Y56])" office:value-type="string" office:string-value=" " calcext:value-type="string">
            <text:p><text:s/></text:p>
          </table:table-cell>
          <table:table-cell table:style-name="ce242" table:formula="of:=IF([$P1.Z56]+[$P2.Z56]+[$P3.Z56]+[$P4.Z56]+[$P5.Z56]+[$P6.Z56]+[$P7.Z56]+[$P8.Z56]+[$p9.Z56]+[$P10.Z56]=0;&quot; &quot;;[$P1.Z56]+[$P2.Z56]+[$P3.Z56]+[$P4.Z56]+[$P5.Z56]+[$P6.Z56]+[$P7.Z56]+[$P8.Z56]+[$p9.Z56]+[$P10.Z56])" office:value-type="string" office:string-value=" " calcext:value-type="string">
            <text:p><text:s/></text:p>
          </table:table-cell>
          <table:table-cell table:style-name="ce242" table:formula="of:=IF([$P1.AA56]+[$P2.AA56]+[$P3.AA56]+[$P4.AA56]+[$P5.AA56]+[$P6.AA56]+[$P7.AA56]+[$P8.AA56]+[$p9.AA56]+[$P10.AA56]=0;&quot; &quot;;[$P1.AA56]+[$P2.AA56]+[$P3.AA56]+[$P4.AA56]+[$P5.AA56]+[$P6.AA56]+[$P7.AA56]+[$P8.AA56]+[$p9.AA56]+[$P10.AA56])" office:value-type="string" office:string-value=" " calcext:value-type="string">
            <text:p><text:s/></text:p>
          </table:table-cell>
          <table:table-cell table:style-name="ce242" table:formula="of:=IF([$P1.AB56]+[$P2.AB56]+[$P3.AB56]+[$P4.AB56]+[$P5.AB56]+[$P6.AB56]+[$P7.AB56]+[$P8.AB56]+[$p9.AB56]+[$P10.AB56]=0;&quot; &quot;;[$P1.AB56]+[$P2.AB56]+[$P3.AB56]+[$P4.AB56]+[$P5.AB56]+[$P6.AB56]+[$P7.AB56]+[$P8.AB56]+[$p9.AB56]+[$P10.AB56])" office:value-type="string" office:string-value=" " calcext:value-type="string">
            <text:p><text:s/></text:p>
          </table:table-cell>
          <table:table-cell table:style-name="ce250" table:formula="of:=IF([$P1.AC56]+[$P2.AC56]+[$P3.AC56]+[$P4.AC56]+[$P5.AC56]+[$P6.AC56]+[$P7.AC56]+[$P8.AC56]+[$p9.AC56]+[$P10.AC56]=0;&quot; &quot;;[$P1.AC56]+[$P2.AC56]+[$P3.AC56]+[$P4.AC56]+[$P5.AC56]+[$P6.AC56]+[$P7.AC56]+[$P8.AC56]+[$p9.AC56]+[$P10.AC56])" office:value-type="string" office:string-value=" " calcext:value-type="string">
            <text:p><text:s/></text:p>
          </table:table-cell>
          <table:table-cell table:style-name="ce256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7]" office:value-type="float" office:value="0" calcext:value-type="float">
            <text:p>0</text:p>
          </table:table-cell>
          <table:table-cell table:style-name="ce217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7]+[$P2.G57]+[$P3.G57]+[$P4.G57]+[$P5.G57]+[$P6.G57]+[$P7.G57]+[$P8.G57]+[$p9.G57]+[$P10.G57]=0;&quot; &quot;;[$P1.G57]+[$P2.G57]+[$P3.G57]+[$P4.G57]+[$P5.G57]+[$P6.G57]+[$P7.G57]+[$P8.G57]+[$p9.G57]+[$P10.G57])" office:value-type="string" office:string-value=" " calcext:value-type="string">
            <text:p><text:s/></text:p>
          </table:table-cell>
          <table:table-cell table:style-name="ce242" table:formula="of:=IF([$P1.H57]+[$P2.H57]+[$P3.H57]+[$P4.H57]+[$P5.H57]+[$P6.H57]+[$P7.H57]+[$P8.H57]+[$p9.H57]+[$P10.H57]=0;&quot; &quot;;[$P1.H57]+[$P2.H57]+[$P3.H57]+[$P4.H57]+[$P5.H57]+[$P6.H57]+[$P7.H57]+[$P8.H57]+[$p9.H57]+[$P10.H57])" office:value-type="string" office:string-value=" " calcext:value-type="string">
            <text:p><text:s/></text:p>
          </table:table-cell>
          <table:table-cell table:style-name="ce242" table:formula="of:=IF([$P1.I57]+[$P2.I57]+[$P3.I57]+[$P4.I57]+[$P5.I57]+[$P6.I57]+[$P7.I57]+[$P8.I57]+[$p9.I57]+[$P10.I57]=0;&quot; &quot;;[$P1.I57]+[$P2.I57]+[$P3.I57]+[$P4.I57]+[$P5.I57]+[$P6.I57]+[$P7.I57]+[$P8.I57]+[$p9.I57]+[$P10.I57])" office:value-type="string" office:string-value=" " calcext:value-type="string">
            <text:p><text:s/></text:p>
          </table:table-cell>
          <table:table-cell table:style-name="ce242" table:formula="of:=IF([$P1.J57]+[$P2.J57]+[$P3.J57]+[$P4.J57]+[$P5.J57]+[$P6.J57]+[$P7.J57]+[$P8.J57]+[$p9.J57]+[$P10.J57]=0;&quot; &quot;;[$P1.J57]+[$P2.J57]+[$P3.J57]+[$P4.J57]+[$P5.J57]+[$P6.J57]+[$P7.J57]+[$P8.J57]+[$p9.J57]+[$P10.J57])" office:value-type="string" office:string-value=" " calcext:value-type="string">
            <text:p><text:s/></text:p>
          </table:table-cell>
          <table:table-cell table:style-name="ce242" table:formula="of:=IF([$P1.K57]+[$P2.K57]+[$P3.K57]+[$P4.K57]+[$P5.K57]+[$P6.K57]+[$P7.K57]+[$P8.K57]+[$p9.K57]+[$P10.K57]=0;&quot; &quot;;[$P1.K57]+[$P2.K57]+[$P3.K57]+[$P4.K57]+[$P5.K57]+[$P6.K57]+[$P7.K57]+[$P8.K57]+[$p9.K57]+[$P10.K57])" office:value-type="string" office:string-value=" " calcext:value-type="string">
            <text:p><text:s/></text:p>
          </table:table-cell>
          <table:table-cell table:style-name="ce242" table:formula="of:=IF([$P1.L57]+[$P2.L57]+[$P3.L57]+[$P4.L57]+[$P5.L57]+[$P6.L57]+[$P7.L57]+[$P8.L57]+[$p9.L57]+[$P10.L57]=0;&quot; &quot;;[$P1.L57]+[$P2.L57]+[$P3.L57]+[$P4.L57]+[$P5.L57]+[$P6.L57]+[$P7.L57]+[$P8.L57]+[$p9.L57]+[$P10.L57])" office:value-type="string" office:string-value=" " calcext:value-type="string">
            <text:p><text:s/></text:p>
          </table:table-cell>
          <table:table-cell table:style-name="ce242" table:formula="of:=IF([$P1.M57]+[$P2.M57]+[$P3.M57]+[$P4.M57]+[$P5.M57]+[$P6.M57]+[$P7.M57]+[$P8.M57]+[$p9.M57]+[$P10.M57]=0;&quot; &quot;;[$P1.M57]+[$P2.M57]+[$P3.M57]+[$P4.M57]+[$P5.M57]+[$P6.M57]+[$P7.M57]+[$P8.M57]+[$p9.M57]+[$P10.M57])" office:value-type="string" office:string-value=" " calcext:value-type="string">
            <text:p><text:s/></text:p>
          </table:table-cell>
          <table:table-cell table:style-name="ce242" table:formula="of:=IF([$P1.N57]+[$P2.N57]+[$P3.N57]+[$P4.N57]+[$P5.N57]+[$P6.N57]+[$P7.N57]+[$P8.N57]+[$p9.N57]+[$P10.N57]=0;&quot; &quot;;[$P1.N57]+[$P2.N57]+[$P3.N57]+[$P4.N57]+[$P5.N57]+[$P6.N57]+[$P7.N57]+[$P8.N57]+[$p9.N57]+[$P10.N57])" office:value-type="string" office:string-value=" " calcext:value-type="string">
            <text:p><text:s/></text:p>
          </table:table-cell>
          <table:table-cell table:style-name="ce242" table:formula="of:=IF([$P1.O57]+[$P2.O57]+[$P3.O57]+[$P4.O57]+[$P5.O57]+[$P6.O57]+[$P7.O57]+[$P8.O57]+[$p9.O57]+[$P10.O57]=0;&quot; &quot;;[$P1.O57]+[$P2.O57]+[$P3.O57]+[$P4.O57]+[$P5.O57]+[$P6.O57]+[$P7.O57]+[$P8.O57]+[$p9.O57]+[$P10.O57])" office:value-type="string" office:string-value=" " calcext:value-type="string">
            <text:p><text:s/></text:p>
          </table:table-cell>
          <table:table-cell table:style-name="ce242" table:formula="of:=IF([$P1.P57]+[$P2.P57]+[$P3.P57]+[$P4.P57]+[$P5.P57]+[$P6.P57]+[$P7.P57]+[$P8.P57]+[$p9.P57]+[$P10.P57]=0;&quot; &quot;;[$P1.P57]+[$P2.P57]+[$P3.P57]+[$P4.P57]+[$P5.P57]+[$P6.P57]+[$P7.P57]+[$P8.P57]+[$p9.P57]+[$P10.P57])" office:value-type="string" office:string-value=" " calcext:value-type="string">
            <text:p><text:s/></text:p>
          </table:table-cell>
          <table:table-cell table:style-name="ce242" table:formula="of:=IF([$P1.Q57]+[$P2.Q57]+[$P3.Q57]+[$P4.Q57]+[$P5.Q57]+[$P6.Q57]+[$P7.Q57]+[$P8.Q57]+[$p9.Q57]+[$P10.Q57]=0;&quot; &quot;;[$P1.Q57]+[$P2.Q57]+[$P3.Q57]+[$P4.Q57]+[$P5.Q57]+[$P6.Q57]+[$P7.Q57]+[$P8.Q57]+[$p9.Q57]+[$P10.Q57])" office:value-type="string" office:string-value=" " calcext:value-type="string">
            <text:p><text:s/></text:p>
          </table:table-cell>
          <table:table-cell table:style-name="ce242" table:formula="of:=IF([$P1.R57]+[$P2.R57]+[$P3.R57]+[$P4.R57]+[$P5.R57]+[$P6.R57]+[$P7.R57]+[$P8.R57]+[$p9.R57]+[$P10.R57]=0;&quot; &quot;;[$P1.R57]+[$P2.R57]+[$P3.R57]+[$P4.R57]+[$P5.R57]+[$P6.R57]+[$P7.R57]+[$P8.R57]+[$p9.R57]+[$P10.R57])" office:value-type="string" office:string-value=" " calcext:value-type="string">
            <text:p><text:s/></text:p>
          </table:table-cell>
          <table:table-cell table:style-name="ce242" table:formula="of:=IF([$P1.S57]+[$P2.S57]+[$P3.S57]+[$P4.S57]+[$P5.S57]+[$P6.S57]+[$P7.S57]+[$P8.S57]+[$p9.S57]+[$P10.S57]=0;&quot; &quot;;[$P1.S57]+[$P2.S57]+[$P3.S57]+[$P4.S57]+[$P5.S57]+[$P6.S57]+[$P7.S57]+[$P8.S57]+[$p9.S57]+[$P10.S57])" office:value-type="string" office:string-value=" " calcext:value-type="string">
            <text:p><text:s/></text:p>
          </table:table-cell>
          <table:table-cell table:style-name="ce242" table:formula="of:=IF([$P1.T57]+[$P2.T57]+[$P3.T57]+[$P4.T57]+[$P5.T57]+[$P6.T57]+[$P7.T57]+[$P8.T57]+[$p9.T57]+[$P10.T57]=0;&quot; &quot;;[$P1.T57]+[$P2.T57]+[$P3.T57]+[$P4.T57]+[$P5.T57]+[$P6.T57]+[$P7.T57]+[$P8.T57]+[$p9.T57]+[$P10.T57])" office:value-type="string" office:string-value=" " calcext:value-type="string">
            <text:p><text:s/></text:p>
          </table:table-cell>
          <table:table-cell table:style-name="ce242" table:formula="of:=IF([$P1.U57]+[$P2.U57]+[$P3.U57]+[$P4.U57]+[$P5.U57]+[$P6.U57]+[$P7.U57]+[$P8.U57]+[$p9.U57]+[$P10.U57]=0;&quot; &quot;;[$P1.U57]+[$P2.U57]+[$P3.U57]+[$P4.U57]+[$P5.U57]+[$P6.U57]+[$P7.U57]+[$P8.U57]+[$p9.U57]+[$P10.U57])" office:value-type="string" office:string-value=" " calcext:value-type="string">
            <text:p><text:s/></text:p>
          </table:table-cell>
          <table:table-cell table:style-name="ce242" table:formula="of:=IF([$P1.V57]+[$P2.V57]+[$P3.V57]+[$P4.V57]+[$P5.V57]+[$P6.V57]+[$P7.V57]+[$P8.V57]+[$p9.V57]+[$P10.V57]=0;&quot; &quot;;[$P1.V57]+[$P2.V57]+[$P3.V57]+[$P4.V57]+[$P5.V57]+[$P6.V57]+[$P7.V57]+[$P8.V57]+[$p9.V57]+[$P10.V57])" office:value-type="string" office:string-value=" " calcext:value-type="string">
            <text:p><text:s/></text:p>
          </table:table-cell>
          <table:table-cell table:style-name="ce242" table:formula="of:=IF([$P1.W57]+[$P2.W57]+[$P3.W57]+[$P4.W57]+[$P5.W57]+[$P6.W57]+[$P7.W57]+[$P8.W57]+[$p9.W57]+[$P10.W57]=0;&quot; &quot;;[$P1.W57]+[$P2.W57]+[$P3.W57]+[$P4.W57]+[$P5.W57]+[$P6.W57]+[$P7.W57]+[$P8.W57]+[$p9.W57]+[$P10.W57])" office:value-type="string" office:string-value=" " calcext:value-type="string">
            <text:p><text:s/></text:p>
          </table:table-cell>
          <table:table-cell table:style-name="ce242" table:formula="of:=IF([$P1.X57]+[$P2.X57]+[$P3.X57]+[$P4.X57]+[$P5.X57]+[$P6.X57]+[$P7.X57]+[$P8.X57]+[$p9.X57]+[$P10.X57]=0;&quot; &quot;;[$P1.X57]+[$P2.X57]+[$P3.X57]+[$P4.X57]+[$P5.X57]+[$P6.X57]+[$P7.X57]+[$P8.X57]+[$p9.X57]+[$P10.X57])" office:value-type="string" office:string-value=" " calcext:value-type="string">
            <text:p><text:s/></text:p>
          </table:table-cell>
          <table:table-cell table:style-name="ce242" table:formula="of:=IF([$P1.Y57]+[$P2.Y57]+[$P3.Y57]+[$P4.Y57]+[$P5.Y57]+[$P6.Y57]+[$P7.Y57]+[$P8.Y57]+[$p9.Y57]+[$P10.Y57]=0;&quot; &quot;;[$P1.Y57]+[$P2.Y57]+[$P3.Y57]+[$P4.Y57]+[$P5.Y57]+[$P6.Y57]+[$P7.Y57]+[$P8.Y57]+[$p9.Y57]+[$P10.Y57])" office:value-type="string" office:string-value=" " calcext:value-type="string">
            <text:p><text:s/></text:p>
          </table:table-cell>
          <table:table-cell table:style-name="ce242" table:formula="of:=IF([$P1.Z57]+[$P2.Z57]+[$P3.Z57]+[$P4.Z57]+[$P5.Z57]+[$P6.Z57]+[$P7.Z57]+[$P8.Z57]+[$p9.Z57]+[$P10.Z57]=0;&quot; &quot;;[$P1.Z57]+[$P2.Z57]+[$P3.Z57]+[$P4.Z57]+[$P5.Z57]+[$P6.Z57]+[$P7.Z57]+[$P8.Z57]+[$p9.Z57]+[$P10.Z57])" office:value-type="string" office:string-value=" " calcext:value-type="string">
            <text:p><text:s/></text:p>
          </table:table-cell>
          <table:table-cell table:style-name="ce242" table:formula="of:=IF([$P1.AA57]+[$P2.AA57]+[$P3.AA57]+[$P4.AA57]+[$P5.AA57]+[$P6.AA57]+[$P7.AA57]+[$P8.AA57]+[$p9.AA57]+[$P10.AA57]=0;&quot; &quot;;[$P1.AA57]+[$P2.AA57]+[$P3.AA57]+[$P4.AA57]+[$P5.AA57]+[$P6.AA57]+[$P7.AA57]+[$P8.AA57]+[$p9.AA57]+[$P10.AA57])" office:value-type="string" office:string-value=" " calcext:value-type="string">
            <text:p><text:s/></text:p>
          </table:table-cell>
          <table:table-cell table:style-name="ce242" table:formula="of:=IF([$P1.AB57]+[$P2.AB57]+[$P3.AB57]+[$P4.AB57]+[$P5.AB57]+[$P6.AB57]+[$P7.AB57]+[$P8.AB57]+[$p9.AB57]+[$P10.AB57]=0;&quot; &quot;;[$P1.AB57]+[$P2.AB57]+[$P3.AB57]+[$P4.AB57]+[$P5.AB57]+[$P6.AB57]+[$P7.AB57]+[$P8.AB57]+[$p9.AB57]+[$P10.AB57])" office:value-type="string" office:string-value=" " calcext:value-type="string">
            <text:p><text:s/></text:p>
          </table:table-cell>
          <table:table-cell table:style-name="ce250" table:formula="of:=IF([$P1.AC57]+[$P2.AC57]+[$P3.AC57]+[$P4.AC57]+[$P5.AC57]+[$P6.AC57]+[$P7.AC57]+[$P8.AC57]+[$p9.AC57]+[$P10.AC57]=0;&quot; &quot;;[$P1.AC57]+[$P2.AC57]+[$P3.AC57]+[$P4.AC57]+[$P5.AC57]+[$P6.AC57]+[$P7.AC57]+[$P8.AC57]+[$p9.AC57]+[$P10.AC57])" office:value-type="string" office:string-value=" " calcext:value-type="string">
            <text:p><text:s/></text:p>
          </table:table-cell>
          <table:table-cell table:style-name="ce256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8]" office:value-type="float" office:value="0" calcext:value-type="float">
            <text:p>0</text:p>
          </table:table-cell>
          <table:table-cell table:style-name="ce217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8]+[$P2.G58]+[$P3.G58]+[$P4.G58]+[$P5.G58]+[$P6.G58]+[$P7.G58]+[$P8.G58]+[$p9.G58]+[$P10.G58]=0;&quot; &quot;;[$P1.G58]+[$P2.G58]+[$P3.G58]+[$P4.G58]+[$P5.G58]+[$P6.G58]+[$P7.G58]+[$P8.G58]+[$p9.G58]+[$P10.G58])" office:value-type="string" office:string-value=" " calcext:value-type="string">
            <text:p><text:s/></text:p>
          </table:table-cell>
          <table:table-cell table:style-name="ce242" table:formula="of:=IF([$P1.H58]+[$P2.H58]+[$P3.H58]+[$P4.H58]+[$P5.H58]+[$P6.H58]+[$P7.H58]+[$P8.H58]+[$p9.H58]+[$P10.H58]=0;&quot; &quot;;[$P1.H58]+[$P2.H58]+[$P3.H58]+[$P4.H58]+[$P5.H58]+[$P6.H58]+[$P7.H58]+[$P8.H58]+[$p9.H58]+[$P10.H58])" office:value-type="string" office:string-value=" " calcext:value-type="string">
            <text:p><text:s/></text:p>
          </table:table-cell>
          <table:table-cell table:style-name="ce242" table:formula="of:=IF([$P1.I58]+[$P2.I58]+[$P3.I58]+[$P4.I58]+[$P5.I58]+[$P6.I58]+[$P7.I58]+[$P8.I58]+[$p9.I58]+[$P10.I58]=0;&quot; &quot;;[$P1.I58]+[$P2.I58]+[$P3.I58]+[$P4.I58]+[$P5.I58]+[$P6.I58]+[$P7.I58]+[$P8.I58]+[$p9.I58]+[$P10.I58])" office:value-type="string" office:string-value=" " calcext:value-type="string">
            <text:p><text:s/></text:p>
          </table:table-cell>
          <table:table-cell table:style-name="ce242" table:formula="of:=IF([$P1.J58]+[$P2.J58]+[$P3.J58]+[$P4.J58]+[$P5.J58]+[$P6.J58]+[$P7.J58]+[$P8.J58]+[$p9.J58]+[$P10.J58]=0;&quot; &quot;;[$P1.J58]+[$P2.J58]+[$P3.J58]+[$P4.J58]+[$P5.J58]+[$P6.J58]+[$P7.J58]+[$P8.J58]+[$p9.J58]+[$P10.J58])" office:value-type="string" office:string-value=" " calcext:value-type="string">
            <text:p><text:s/></text:p>
          </table:table-cell>
          <table:table-cell table:style-name="ce242" table:formula="of:=IF([$P1.K58]+[$P2.K58]+[$P3.K58]+[$P4.K58]+[$P5.K58]+[$P6.K58]+[$P7.K58]+[$P8.K58]+[$p9.K58]+[$P10.K58]=0;&quot; &quot;;[$P1.K58]+[$P2.K58]+[$P3.K58]+[$P4.K58]+[$P5.K58]+[$P6.K58]+[$P7.K58]+[$P8.K58]+[$p9.K58]+[$P10.K58])" office:value-type="string" office:string-value=" " calcext:value-type="string">
            <text:p><text:s/></text:p>
          </table:table-cell>
          <table:table-cell table:style-name="ce242" table:formula="of:=IF([$P1.L58]+[$P2.L58]+[$P3.L58]+[$P4.L58]+[$P5.L58]+[$P6.L58]+[$P7.L58]+[$P8.L58]+[$p9.L58]+[$P10.L58]=0;&quot; &quot;;[$P1.L58]+[$P2.L58]+[$P3.L58]+[$P4.L58]+[$P5.L58]+[$P6.L58]+[$P7.L58]+[$P8.L58]+[$p9.L58]+[$P10.L58])" office:value-type="string" office:string-value=" " calcext:value-type="string">
            <text:p><text:s/></text:p>
          </table:table-cell>
          <table:table-cell table:style-name="ce242" table:formula="of:=IF([$P1.M58]+[$P2.M58]+[$P3.M58]+[$P4.M58]+[$P5.M58]+[$P6.M58]+[$P7.M58]+[$P8.M58]+[$p9.M58]+[$P10.M58]=0;&quot; &quot;;[$P1.M58]+[$P2.M58]+[$P3.M58]+[$P4.M58]+[$P5.M58]+[$P6.M58]+[$P7.M58]+[$P8.M58]+[$p9.M58]+[$P10.M58])" office:value-type="string" office:string-value=" " calcext:value-type="string">
            <text:p><text:s/></text:p>
          </table:table-cell>
          <table:table-cell table:style-name="ce242" table:formula="of:=IF([$P1.N58]+[$P2.N58]+[$P3.N58]+[$P4.N58]+[$P5.N58]+[$P6.N58]+[$P7.N58]+[$P8.N58]+[$p9.N58]+[$P10.N58]=0;&quot; &quot;;[$P1.N58]+[$P2.N58]+[$P3.N58]+[$P4.N58]+[$P5.N58]+[$P6.N58]+[$P7.N58]+[$P8.N58]+[$p9.N58]+[$P10.N58])" office:value-type="string" office:string-value=" " calcext:value-type="string">
            <text:p><text:s/></text:p>
          </table:table-cell>
          <table:table-cell table:style-name="ce242" table:formula="of:=IF([$P1.O58]+[$P2.O58]+[$P3.O58]+[$P4.O58]+[$P5.O58]+[$P6.O58]+[$P7.O58]+[$P8.O58]+[$p9.O58]+[$P10.O58]=0;&quot; &quot;;[$P1.O58]+[$P2.O58]+[$P3.O58]+[$P4.O58]+[$P5.O58]+[$P6.O58]+[$P7.O58]+[$P8.O58]+[$p9.O58]+[$P10.O58])" office:value-type="string" office:string-value=" " calcext:value-type="string">
            <text:p><text:s/></text:p>
          </table:table-cell>
          <table:table-cell table:style-name="ce242" table:formula="of:=IF([$P1.P58]+[$P2.P58]+[$P3.P58]+[$P4.P58]+[$P5.P58]+[$P6.P58]+[$P7.P58]+[$P8.P58]+[$p9.P58]+[$P10.P58]=0;&quot; &quot;;[$P1.P58]+[$P2.P58]+[$P3.P58]+[$P4.P58]+[$P5.P58]+[$P6.P58]+[$P7.P58]+[$P8.P58]+[$p9.P58]+[$P10.P58])" office:value-type="string" office:string-value=" " calcext:value-type="string">
            <text:p><text:s/></text:p>
          </table:table-cell>
          <table:table-cell table:style-name="ce242" table:formula="of:=IF([$P1.Q58]+[$P2.Q58]+[$P3.Q58]+[$P4.Q58]+[$P5.Q58]+[$P6.Q58]+[$P7.Q58]+[$P8.Q58]+[$p9.Q58]+[$P10.Q58]=0;&quot; &quot;;[$P1.Q58]+[$P2.Q58]+[$P3.Q58]+[$P4.Q58]+[$P5.Q58]+[$P6.Q58]+[$P7.Q58]+[$P8.Q58]+[$p9.Q58]+[$P10.Q58])" office:value-type="string" office:string-value=" " calcext:value-type="string">
            <text:p><text:s/></text:p>
          </table:table-cell>
          <table:table-cell table:style-name="ce242" table:formula="of:=IF([$P1.R58]+[$P2.R58]+[$P3.R58]+[$P4.R58]+[$P5.R58]+[$P6.R58]+[$P7.R58]+[$P8.R58]+[$p9.R58]+[$P10.R58]=0;&quot; &quot;;[$P1.R58]+[$P2.R58]+[$P3.R58]+[$P4.R58]+[$P5.R58]+[$P6.R58]+[$P7.R58]+[$P8.R58]+[$p9.R58]+[$P10.R58])" office:value-type="string" office:string-value=" " calcext:value-type="string">
            <text:p><text:s/></text:p>
          </table:table-cell>
          <table:table-cell table:style-name="ce242" table:formula="of:=IF([$P1.S58]+[$P2.S58]+[$P3.S58]+[$P4.S58]+[$P5.S58]+[$P6.S58]+[$P7.S58]+[$P8.S58]+[$p9.S58]+[$P10.S58]=0;&quot; &quot;;[$P1.S58]+[$P2.S58]+[$P3.S58]+[$P4.S58]+[$P5.S58]+[$P6.S58]+[$P7.S58]+[$P8.S58]+[$p9.S58]+[$P10.S58])" office:value-type="string" office:string-value=" " calcext:value-type="string">
            <text:p><text:s/></text:p>
          </table:table-cell>
          <table:table-cell table:style-name="ce242" table:formula="of:=IF([$P1.T58]+[$P2.T58]+[$P3.T58]+[$P4.T58]+[$P5.T58]+[$P6.T58]+[$P7.T58]+[$P8.T58]+[$p9.T58]+[$P10.T58]=0;&quot; &quot;;[$P1.T58]+[$P2.T58]+[$P3.T58]+[$P4.T58]+[$P5.T58]+[$P6.T58]+[$P7.T58]+[$P8.T58]+[$p9.T58]+[$P10.T58])" office:value-type="string" office:string-value=" " calcext:value-type="string">
            <text:p><text:s/></text:p>
          </table:table-cell>
          <table:table-cell table:style-name="ce242" table:formula="of:=IF([$P1.U58]+[$P2.U58]+[$P3.U58]+[$P4.U58]+[$P5.U58]+[$P6.U58]+[$P7.U58]+[$P8.U58]+[$p9.U58]+[$P10.U58]=0;&quot; &quot;;[$P1.U58]+[$P2.U58]+[$P3.U58]+[$P4.U58]+[$P5.U58]+[$P6.U58]+[$P7.U58]+[$P8.U58]+[$p9.U58]+[$P10.U58])" office:value-type="string" office:string-value=" " calcext:value-type="string">
            <text:p><text:s/></text:p>
          </table:table-cell>
          <table:table-cell table:style-name="ce242" table:formula="of:=IF([$P1.V58]+[$P2.V58]+[$P3.V58]+[$P4.V58]+[$P5.V58]+[$P6.V58]+[$P7.V58]+[$P8.V58]+[$p9.V58]+[$P10.V58]=0;&quot; &quot;;[$P1.V58]+[$P2.V58]+[$P3.V58]+[$P4.V58]+[$P5.V58]+[$P6.V58]+[$P7.V58]+[$P8.V58]+[$p9.V58]+[$P10.V58])" office:value-type="string" office:string-value=" " calcext:value-type="string">
            <text:p><text:s/></text:p>
          </table:table-cell>
          <table:table-cell table:style-name="ce242" table:formula="of:=IF([$P1.W58]+[$P2.W58]+[$P3.W58]+[$P4.W58]+[$P5.W58]+[$P6.W58]+[$P7.W58]+[$P8.W58]+[$p9.W58]+[$P10.W58]=0;&quot; &quot;;[$P1.W58]+[$P2.W58]+[$P3.W58]+[$P4.W58]+[$P5.W58]+[$P6.W58]+[$P7.W58]+[$P8.W58]+[$p9.W58]+[$P10.W58])" office:value-type="string" office:string-value=" " calcext:value-type="string">
            <text:p><text:s/></text:p>
          </table:table-cell>
          <table:table-cell table:style-name="ce242" table:formula="of:=IF([$P1.X58]+[$P2.X58]+[$P3.X58]+[$P4.X58]+[$P5.X58]+[$P6.X58]+[$P7.X58]+[$P8.X58]+[$p9.X58]+[$P10.X58]=0;&quot; &quot;;[$P1.X58]+[$P2.X58]+[$P3.X58]+[$P4.X58]+[$P5.X58]+[$P6.X58]+[$P7.X58]+[$P8.X58]+[$p9.X58]+[$P10.X58])" office:value-type="string" office:string-value=" " calcext:value-type="string">
            <text:p><text:s/></text:p>
          </table:table-cell>
          <table:table-cell table:style-name="ce242" table:formula="of:=IF([$P1.Y58]+[$P2.Y58]+[$P3.Y58]+[$P4.Y58]+[$P5.Y58]+[$P6.Y58]+[$P7.Y58]+[$P8.Y58]+[$p9.Y58]+[$P10.Y58]=0;&quot; &quot;;[$P1.Y58]+[$P2.Y58]+[$P3.Y58]+[$P4.Y58]+[$P5.Y58]+[$P6.Y58]+[$P7.Y58]+[$P8.Y58]+[$p9.Y58]+[$P10.Y58])" office:value-type="string" office:string-value=" " calcext:value-type="string">
            <text:p><text:s/></text:p>
          </table:table-cell>
          <table:table-cell table:style-name="ce242" table:formula="of:=IF([$P1.Z58]+[$P2.Z58]+[$P3.Z58]+[$P4.Z58]+[$P5.Z58]+[$P6.Z58]+[$P7.Z58]+[$P8.Z58]+[$p9.Z58]+[$P10.Z58]=0;&quot; &quot;;[$P1.Z58]+[$P2.Z58]+[$P3.Z58]+[$P4.Z58]+[$P5.Z58]+[$P6.Z58]+[$P7.Z58]+[$P8.Z58]+[$p9.Z58]+[$P10.Z58])" office:value-type="string" office:string-value=" " calcext:value-type="string">
            <text:p><text:s/></text:p>
          </table:table-cell>
          <table:table-cell table:style-name="ce242" table:formula="of:=IF([$P1.AA58]+[$P2.AA58]+[$P3.AA58]+[$P4.AA58]+[$P5.AA58]+[$P6.AA58]+[$P7.AA58]+[$P8.AA58]+[$p9.AA58]+[$P10.AA58]=0;&quot; &quot;;[$P1.AA58]+[$P2.AA58]+[$P3.AA58]+[$P4.AA58]+[$P5.AA58]+[$P6.AA58]+[$P7.AA58]+[$P8.AA58]+[$p9.AA58]+[$P10.AA58])" office:value-type="string" office:string-value=" " calcext:value-type="string">
            <text:p><text:s/></text:p>
          </table:table-cell>
          <table:table-cell table:style-name="ce242" table:formula="of:=IF([$P1.AB58]+[$P2.AB58]+[$P3.AB58]+[$P4.AB58]+[$P5.AB58]+[$P6.AB58]+[$P7.AB58]+[$P8.AB58]+[$p9.AB58]+[$P10.AB58]=0;&quot; &quot;;[$P1.AB58]+[$P2.AB58]+[$P3.AB58]+[$P4.AB58]+[$P5.AB58]+[$P6.AB58]+[$P7.AB58]+[$P8.AB58]+[$p9.AB58]+[$P10.AB58])" office:value-type="string" office:string-value=" " calcext:value-type="string">
            <text:p><text:s/></text:p>
          </table:table-cell>
          <table:table-cell table:style-name="ce250" table:formula="of:=IF([$P1.AC58]+[$P2.AC58]+[$P3.AC58]+[$P4.AC58]+[$P5.AC58]+[$P6.AC58]+[$P7.AC58]+[$P8.AC58]+[$p9.AC58]+[$P10.AC58]=0;&quot; &quot;;[$P1.AC58]+[$P2.AC58]+[$P3.AC58]+[$P4.AC58]+[$P5.AC58]+[$P6.AC58]+[$P7.AC58]+[$P8.AC58]+[$p9.AC58]+[$P10.AC58])" office:value-type="string" office:string-value=" " calcext:value-type="string">
            <text:p><text:s/></text:p>
          </table:table-cell>
          <table:table-cell table:style-name="ce256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59]" office:value-type="float" office:value="0" calcext:value-type="float">
            <text:p>0</text:p>
          </table:table-cell>
          <table:table-cell table:style-name="ce2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59]+[$P2.G59]+[$P3.G59]+[$P4.G59]+[$P5.G59]+[$P6.G59]+[$P7.G59]+[$P8.G59]+[$p9.G59]+[$P10.G59]=0;&quot; &quot;;[$P1.G59]+[$P2.G59]+[$P3.G59]+[$P4.G59]+[$P5.G59]+[$P6.G59]+[$P7.G59]+[$P8.G59]+[$p9.G59]+[$P10.G59])" office:value-type="string" office:string-value=" " calcext:value-type="string">
            <text:p><text:s/></text:p>
          </table:table-cell>
          <table:table-cell table:style-name="ce242" table:formula="of:=IF([$P1.H59]+[$P2.H59]+[$P3.H59]+[$P4.H59]+[$P5.H59]+[$P6.H59]+[$P7.H59]+[$P8.H59]+[$p9.H59]+[$P10.H59]=0;&quot; &quot;;[$P1.H59]+[$P2.H59]+[$P3.H59]+[$P4.H59]+[$P5.H59]+[$P6.H59]+[$P7.H59]+[$P8.H59]+[$p9.H59]+[$P10.H59])" office:value-type="string" office:string-value=" " calcext:value-type="string">
            <text:p><text:s/></text:p>
          </table:table-cell>
          <table:table-cell table:style-name="ce242" table:formula="of:=IF([$P1.I59]+[$P2.I59]+[$P3.I59]+[$P4.I59]+[$P5.I59]+[$P6.I59]+[$P7.I59]+[$P8.I59]+[$p9.I59]+[$P10.I59]=0;&quot; &quot;;[$P1.I59]+[$P2.I59]+[$P3.I59]+[$P4.I59]+[$P5.I59]+[$P6.I59]+[$P7.I59]+[$P8.I59]+[$p9.I59]+[$P10.I59])" office:value-type="string" office:string-value=" " calcext:value-type="string">
            <text:p><text:s/></text:p>
          </table:table-cell>
          <table:table-cell table:style-name="ce242" table:formula="of:=IF([$P1.J59]+[$P2.J59]+[$P3.J59]+[$P4.J59]+[$P5.J59]+[$P6.J59]+[$P7.J59]+[$P8.J59]+[$p9.J59]+[$P10.J59]=0;&quot; &quot;;[$P1.J59]+[$P2.J59]+[$P3.J59]+[$P4.J59]+[$P5.J59]+[$P6.J59]+[$P7.J59]+[$P8.J59]+[$p9.J59]+[$P10.J59])" office:value-type="string" office:string-value=" " calcext:value-type="string">
            <text:p><text:s/></text:p>
          </table:table-cell>
          <table:table-cell table:style-name="ce242" table:formula="of:=IF([$P1.K59]+[$P2.K59]+[$P3.K59]+[$P4.K59]+[$P5.K59]+[$P6.K59]+[$P7.K59]+[$P8.K59]+[$p9.K59]+[$P10.K59]=0;&quot; &quot;;[$P1.K59]+[$P2.K59]+[$P3.K59]+[$P4.K59]+[$P5.K59]+[$P6.K59]+[$P7.K59]+[$P8.K59]+[$p9.K59]+[$P10.K59])" office:value-type="string" office:string-value=" " calcext:value-type="string">
            <text:p><text:s/></text:p>
          </table:table-cell>
          <table:table-cell table:style-name="ce242" table:formula="of:=IF([$P1.L59]+[$P2.L59]+[$P3.L59]+[$P4.L59]+[$P5.L59]+[$P6.L59]+[$P7.L59]+[$P8.L59]+[$p9.L59]+[$P10.L59]=0;&quot; &quot;;[$P1.L59]+[$P2.L59]+[$P3.L59]+[$P4.L59]+[$P5.L59]+[$P6.L59]+[$P7.L59]+[$P8.L59]+[$p9.L59]+[$P10.L59])" office:value-type="string" office:string-value=" " calcext:value-type="string">
            <text:p><text:s/></text:p>
          </table:table-cell>
          <table:table-cell table:style-name="ce242" table:formula="of:=IF([$P1.M59]+[$P2.M59]+[$P3.M59]+[$P4.M59]+[$P5.M59]+[$P6.M59]+[$P7.M59]+[$P8.M59]+[$p9.M59]+[$P10.M59]=0;&quot; &quot;;[$P1.M59]+[$P2.M59]+[$P3.M59]+[$P4.M59]+[$P5.M59]+[$P6.M59]+[$P7.M59]+[$P8.M59]+[$p9.M59]+[$P10.M59])" office:value-type="string" office:string-value=" " calcext:value-type="string">
            <text:p><text:s/></text:p>
          </table:table-cell>
          <table:table-cell table:style-name="ce242" table:formula="of:=IF([$P1.N59]+[$P2.N59]+[$P3.N59]+[$P4.N59]+[$P5.N59]+[$P6.N59]+[$P7.N59]+[$P8.N59]+[$p9.N59]+[$P10.N59]=0;&quot; &quot;;[$P1.N59]+[$P2.N59]+[$P3.N59]+[$P4.N59]+[$P5.N59]+[$P6.N59]+[$P7.N59]+[$P8.N59]+[$p9.N59]+[$P10.N59])" office:value-type="string" office:string-value=" " calcext:value-type="string">
            <text:p><text:s/></text:p>
          </table:table-cell>
          <table:table-cell table:style-name="ce242" table:formula="of:=IF([$P1.O59]+[$P2.O59]+[$P3.O59]+[$P4.O59]+[$P5.O59]+[$P6.O59]+[$P7.O59]+[$P8.O59]+[$p9.O59]+[$P10.O59]=0;&quot; &quot;;[$P1.O59]+[$P2.O59]+[$P3.O59]+[$P4.O59]+[$P5.O59]+[$P6.O59]+[$P7.O59]+[$P8.O59]+[$p9.O59]+[$P10.O59])" office:value-type="string" office:string-value=" " calcext:value-type="string">
            <text:p><text:s/></text:p>
          </table:table-cell>
          <table:table-cell table:style-name="ce242" table:formula="of:=IF([$P1.P59]+[$P2.P59]+[$P3.P59]+[$P4.P59]+[$P5.P59]+[$P6.P59]+[$P7.P59]+[$P8.P59]+[$p9.P59]+[$P10.P59]=0;&quot; &quot;;[$P1.P59]+[$P2.P59]+[$P3.P59]+[$P4.P59]+[$P5.P59]+[$P6.P59]+[$P7.P59]+[$P8.P59]+[$p9.P59]+[$P10.P59])" office:value-type="string" office:string-value=" " calcext:value-type="string">
            <text:p><text:s/></text:p>
          </table:table-cell>
          <table:table-cell table:style-name="ce242" table:formula="of:=IF([$P1.Q59]+[$P2.Q59]+[$P3.Q59]+[$P4.Q59]+[$P5.Q59]+[$P6.Q59]+[$P7.Q59]+[$P8.Q59]+[$p9.Q59]+[$P10.Q59]=0;&quot; &quot;;[$P1.Q59]+[$P2.Q59]+[$P3.Q59]+[$P4.Q59]+[$P5.Q59]+[$P6.Q59]+[$P7.Q59]+[$P8.Q59]+[$p9.Q59]+[$P10.Q59])" office:value-type="string" office:string-value=" " calcext:value-type="string">
            <text:p><text:s/></text:p>
          </table:table-cell>
          <table:table-cell table:style-name="ce242" table:formula="of:=IF([$P1.R59]+[$P2.R59]+[$P3.R59]+[$P4.R59]+[$P5.R59]+[$P6.R59]+[$P7.R59]+[$P8.R59]+[$p9.R59]+[$P10.R59]=0;&quot; &quot;;[$P1.R59]+[$P2.R59]+[$P3.R59]+[$P4.R59]+[$P5.R59]+[$P6.R59]+[$P7.R59]+[$P8.R59]+[$p9.R59]+[$P10.R59])" office:value-type="string" office:string-value=" " calcext:value-type="string">
            <text:p><text:s/></text:p>
          </table:table-cell>
          <table:table-cell table:style-name="ce242" table:formula="of:=IF([$P1.S59]+[$P2.S59]+[$P3.S59]+[$P4.S59]+[$P5.S59]+[$P6.S59]+[$P7.S59]+[$P8.S59]+[$p9.S59]+[$P10.S59]=0;&quot; &quot;;[$P1.S59]+[$P2.S59]+[$P3.S59]+[$P4.S59]+[$P5.S59]+[$P6.S59]+[$P7.S59]+[$P8.S59]+[$p9.S59]+[$P10.S59])" office:value-type="string" office:string-value=" " calcext:value-type="string">
            <text:p><text:s/></text:p>
          </table:table-cell>
          <table:table-cell table:style-name="ce242" table:formula="of:=IF([$P1.T59]+[$P2.T59]+[$P3.T59]+[$P4.T59]+[$P5.T59]+[$P6.T59]+[$P7.T59]+[$P8.T59]+[$p9.T59]+[$P10.T59]=0;&quot; &quot;;[$P1.T59]+[$P2.T59]+[$P3.T59]+[$P4.T59]+[$P5.T59]+[$P6.T59]+[$P7.T59]+[$P8.T59]+[$p9.T59]+[$P10.T59])" office:value-type="string" office:string-value=" " calcext:value-type="string">
            <text:p><text:s/></text:p>
          </table:table-cell>
          <table:table-cell table:style-name="ce242" table:formula="of:=IF([$P1.U59]+[$P2.U59]+[$P3.U59]+[$P4.U59]+[$P5.U59]+[$P6.U59]+[$P7.U59]+[$P8.U59]+[$p9.U59]+[$P10.U59]=0;&quot; &quot;;[$P1.U59]+[$P2.U59]+[$P3.U59]+[$P4.U59]+[$P5.U59]+[$P6.U59]+[$P7.U59]+[$P8.U59]+[$p9.U59]+[$P10.U59])" office:value-type="string" office:string-value=" " calcext:value-type="string">
            <text:p><text:s/></text:p>
          </table:table-cell>
          <table:table-cell table:style-name="ce242" table:formula="of:=IF([$P1.V59]+[$P2.V59]+[$P3.V59]+[$P4.V59]+[$P5.V59]+[$P6.V59]+[$P7.V59]+[$P8.V59]+[$p9.V59]+[$P10.V59]=0;&quot; &quot;;[$P1.V59]+[$P2.V59]+[$P3.V59]+[$P4.V59]+[$P5.V59]+[$P6.V59]+[$P7.V59]+[$P8.V59]+[$p9.V59]+[$P10.V59])" office:value-type="string" office:string-value=" " calcext:value-type="string">
            <text:p><text:s/></text:p>
          </table:table-cell>
          <table:table-cell table:style-name="ce242" table:formula="of:=IF([$P1.W59]+[$P2.W59]+[$P3.W59]+[$P4.W59]+[$P5.W59]+[$P6.W59]+[$P7.W59]+[$P8.W59]+[$p9.W59]+[$P10.W59]=0;&quot; &quot;;[$P1.W59]+[$P2.W59]+[$P3.W59]+[$P4.W59]+[$P5.W59]+[$P6.W59]+[$P7.W59]+[$P8.W59]+[$p9.W59]+[$P10.W59])" office:value-type="string" office:string-value=" " calcext:value-type="string">
            <text:p><text:s/></text:p>
          </table:table-cell>
          <table:table-cell table:style-name="ce242" table:formula="of:=IF([$P1.X59]+[$P2.X59]+[$P3.X59]+[$P4.X59]+[$P5.X59]+[$P6.X59]+[$P7.X59]+[$P8.X59]+[$p9.X59]+[$P10.X59]=0;&quot; &quot;;[$P1.X59]+[$P2.X59]+[$P3.X59]+[$P4.X59]+[$P5.X59]+[$P6.X59]+[$P7.X59]+[$P8.X59]+[$p9.X59]+[$P10.X59])" office:value-type="string" office:string-value=" " calcext:value-type="string">
            <text:p><text:s/></text:p>
          </table:table-cell>
          <table:table-cell table:style-name="ce242" table:formula="of:=IF([$P1.Y59]+[$P2.Y59]+[$P3.Y59]+[$P4.Y59]+[$P5.Y59]+[$P6.Y59]+[$P7.Y59]+[$P8.Y59]+[$p9.Y59]+[$P10.Y59]=0;&quot; &quot;;[$P1.Y59]+[$P2.Y59]+[$P3.Y59]+[$P4.Y59]+[$P5.Y59]+[$P6.Y59]+[$P7.Y59]+[$P8.Y59]+[$p9.Y59]+[$P10.Y59])" office:value-type="string" office:string-value=" " calcext:value-type="string">
            <text:p><text:s/></text:p>
          </table:table-cell>
          <table:table-cell table:style-name="ce242" table:formula="of:=IF([$P1.Z59]+[$P2.Z59]+[$P3.Z59]+[$P4.Z59]+[$P5.Z59]+[$P6.Z59]+[$P7.Z59]+[$P8.Z59]+[$p9.Z59]+[$P10.Z59]=0;&quot; &quot;;[$P1.Z59]+[$P2.Z59]+[$P3.Z59]+[$P4.Z59]+[$P5.Z59]+[$P6.Z59]+[$P7.Z59]+[$P8.Z59]+[$p9.Z59]+[$P10.Z59])" office:value-type="string" office:string-value=" " calcext:value-type="string">
            <text:p><text:s/></text:p>
          </table:table-cell>
          <table:table-cell table:style-name="ce242" table:formula="of:=IF([$P1.AA59]+[$P2.AA59]+[$P3.AA59]+[$P4.AA59]+[$P5.AA59]+[$P6.AA59]+[$P7.AA59]+[$P8.AA59]+[$p9.AA59]+[$P10.AA59]=0;&quot; &quot;;[$P1.AA59]+[$P2.AA59]+[$P3.AA59]+[$P4.AA59]+[$P5.AA59]+[$P6.AA59]+[$P7.AA59]+[$P8.AA59]+[$p9.AA59]+[$P10.AA59])" office:value-type="string" office:string-value=" " calcext:value-type="string">
            <text:p><text:s/></text:p>
          </table:table-cell>
          <table:table-cell table:style-name="ce242" table:formula="of:=IF([$P1.AB59]+[$P2.AB59]+[$P3.AB59]+[$P4.AB59]+[$P5.AB59]+[$P6.AB59]+[$P7.AB59]+[$P8.AB59]+[$p9.AB59]+[$P10.AB59]=0;&quot; &quot;;[$P1.AB59]+[$P2.AB59]+[$P3.AB59]+[$P4.AB59]+[$P5.AB59]+[$P6.AB59]+[$P7.AB59]+[$P8.AB59]+[$p9.AB59]+[$P10.AB59])" office:value-type="string" office:string-value=" " calcext:value-type="string">
            <text:p><text:s/></text:p>
          </table:table-cell>
          <table:table-cell table:style-name="ce250" table:formula="of:=IF([$P1.AC59]+[$P2.AC59]+[$P3.AC59]+[$P4.AC59]+[$P5.AC59]+[$P6.AC59]+[$P7.AC59]+[$P8.AC59]+[$p9.AC59]+[$P10.AC59]=0;&quot; &quot;;[$P1.AC59]+[$P2.AC59]+[$P3.AC59]+[$P4.AC59]+[$P5.AC59]+[$P6.AC59]+[$P7.AC59]+[$P8.AC59]+[$p9.AC59]+[$P10.AC59])" office:value-type="string" office:string-value=" " calcext:value-type="string">
            <text:p><text:s/></text:p>
          </table:table-cell>
          <table:table-cell table:style-name="ce256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0]" office:value-type="float" office:value="0" calcext:value-type="float">
            <text:p>0</text:p>
          </table:table-cell>
          <table:table-cell table:style-name="ce2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0]+[$P2.G60]+[$P3.G60]+[$P4.G60]+[$P5.G60]+[$P6.G60]+[$P7.G60]+[$P8.G60]+[$p9.G60]+[$P10.G60]=0;&quot; &quot;;[$P1.G60]+[$P2.G60]+[$P3.G60]+[$P4.G60]+[$P5.G60]+[$P6.G60]+[$P7.G60]+[$P8.G60]+[$p9.G60]+[$P10.G60])" office:value-type="string" office:string-value=" " calcext:value-type="string">
            <text:p><text:s/></text:p>
          </table:table-cell>
          <table:table-cell table:style-name="ce242" table:formula="of:=IF([$P1.H60]+[$P2.H60]+[$P3.H60]+[$P4.H60]+[$P5.H60]+[$P6.H60]+[$P7.H60]+[$P8.H60]+[$p9.H60]+[$P10.H60]=0;&quot; &quot;;[$P1.H60]+[$P2.H60]+[$P3.H60]+[$P4.H60]+[$P5.H60]+[$P6.H60]+[$P7.H60]+[$P8.H60]+[$p9.H60]+[$P10.H60])" office:value-type="string" office:string-value=" " calcext:value-type="string">
            <text:p><text:s/></text:p>
          </table:table-cell>
          <table:table-cell table:style-name="ce242" table:formula="of:=IF([$P1.I60]+[$P2.I60]+[$P3.I60]+[$P4.I60]+[$P5.I60]+[$P6.I60]+[$P7.I60]+[$P8.I60]+[$p9.I60]+[$P10.I60]=0;&quot; &quot;;[$P1.I60]+[$P2.I60]+[$P3.I60]+[$P4.I60]+[$P5.I60]+[$P6.I60]+[$P7.I60]+[$P8.I60]+[$p9.I60]+[$P10.I60])" office:value-type="string" office:string-value=" " calcext:value-type="string">
            <text:p><text:s/></text:p>
          </table:table-cell>
          <table:table-cell table:style-name="ce242" table:formula="of:=IF([$P1.J60]+[$P2.J60]+[$P3.J60]+[$P4.J60]+[$P5.J60]+[$P6.J60]+[$P7.J60]+[$P8.J60]+[$p9.J60]+[$P10.J60]=0;&quot; &quot;;[$P1.J60]+[$P2.J60]+[$P3.J60]+[$P4.J60]+[$P5.J60]+[$P6.J60]+[$P7.J60]+[$P8.J60]+[$p9.J60]+[$P10.J60])" office:value-type="string" office:string-value=" " calcext:value-type="string">
            <text:p><text:s/></text:p>
          </table:table-cell>
          <table:table-cell table:style-name="ce242" table:formula="of:=IF([$P1.K60]+[$P2.K60]+[$P3.K60]+[$P4.K60]+[$P5.K60]+[$P6.K60]+[$P7.K60]+[$P8.K60]+[$p9.K60]+[$P10.K60]=0;&quot; &quot;;[$P1.K60]+[$P2.K60]+[$P3.K60]+[$P4.K60]+[$P5.K60]+[$P6.K60]+[$P7.K60]+[$P8.K60]+[$p9.K60]+[$P10.K60])" office:value-type="string" office:string-value=" " calcext:value-type="string">
            <text:p><text:s/></text:p>
          </table:table-cell>
          <table:table-cell table:style-name="ce242" table:formula="of:=IF([$P1.L60]+[$P2.L60]+[$P3.L60]+[$P4.L60]+[$P5.L60]+[$P6.L60]+[$P7.L60]+[$P8.L60]+[$p9.L60]+[$P10.L60]=0;&quot; &quot;;[$P1.L60]+[$P2.L60]+[$P3.L60]+[$P4.L60]+[$P5.L60]+[$P6.L60]+[$P7.L60]+[$P8.L60]+[$p9.L60]+[$P10.L60])" office:value-type="string" office:string-value=" " calcext:value-type="string">
            <text:p><text:s/></text:p>
          </table:table-cell>
          <table:table-cell table:style-name="ce242" table:formula="of:=IF([$P1.M60]+[$P2.M60]+[$P3.M60]+[$P4.M60]+[$P5.M60]+[$P6.M60]+[$P7.M60]+[$P8.M60]+[$p9.M60]+[$P10.M60]=0;&quot; &quot;;[$P1.M60]+[$P2.M60]+[$P3.M60]+[$P4.M60]+[$P5.M60]+[$P6.M60]+[$P7.M60]+[$P8.M60]+[$p9.M60]+[$P10.M60])" office:value-type="string" office:string-value=" " calcext:value-type="string">
            <text:p><text:s/></text:p>
          </table:table-cell>
          <table:table-cell table:style-name="ce242" table:formula="of:=IF([$P1.N60]+[$P2.N60]+[$P3.N60]+[$P4.N60]+[$P5.N60]+[$P6.N60]+[$P7.N60]+[$P8.N60]+[$p9.N60]+[$P10.N60]=0;&quot; &quot;;[$P1.N60]+[$P2.N60]+[$P3.N60]+[$P4.N60]+[$P5.N60]+[$P6.N60]+[$P7.N60]+[$P8.N60]+[$p9.N60]+[$P10.N60])" office:value-type="string" office:string-value=" " calcext:value-type="string">
            <text:p><text:s/></text:p>
          </table:table-cell>
          <table:table-cell table:style-name="ce242" table:formula="of:=IF([$P1.O60]+[$P2.O60]+[$P3.O60]+[$P4.O60]+[$P5.O60]+[$P6.O60]+[$P7.O60]+[$P8.O60]+[$p9.O60]+[$P10.O60]=0;&quot; &quot;;[$P1.O60]+[$P2.O60]+[$P3.O60]+[$P4.O60]+[$P5.O60]+[$P6.O60]+[$P7.O60]+[$P8.O60]+[$p9.O60]+[$P10.O60])" office:value-type="string" office:string-value=" " calcext:value-type="string">
            <text:p><text:s/></text:p>
          </table:table-cell>
          <table:table-cell table:style-name="ce242" table:formula="of:=IF([$P1.P60]+[$P2.P60]+[$P3.P60]+[$P4.P60]+[$P5.P60]+[$P6.P60]+[$P7.P60]+[$P8.P60]+[$p9.P60]+[$P10.P60]=0;&quot; &quot;;[$P1.P60]+[$P2.P60]+[$P3.P60]+[$P4.P60]+[$P5.P60]+[$P6.P60]+[$P7.P60]+[$P8.P60]+[$p9.P60]+[$P10.P60])" office:value-type="string" office:string-value=" " calcext:value-type="string">
            <text:p><text:s/></text:p>
          </table:table-cell>
          <table:table-cell table:style-name="ce242" table:formula="of:=IF([$P1.Q60]+[$P2.Q60]+[$P3.Q60]+[$P4.Q60]+[$P5.Q60]+[$P6.Q60]+[$P7.Q60]+[$P8.Q60]+[$p9.Q60]+[$P10.Q60]=0;&quot; &quot;;[$P1.Q60]+[$P2.Q60]+[$P3.Q60]+[$P4.Q60]+[$P5.Q60]+[$P6.Q60]+[$P7.Q60]+[$P8.Q60]+[$p9.Q60]+[$P10.Q60])" office:value-type="string" office:string-value=" " calcext:value-type="string">
            <text:p><text:s/></text:p>
          </table:table-cell>
          <table:table-cell table:style-name="ce242" table:formula="of:=IF([$P1.R60]+[$P2.R60]+[$P3.R60]+[$P4.R60]+[$P5.R60]+[$P6.R60]+[$P7.R60]+[$P8.R60]+[$p9.R60]+[$P10.R60]=0;&quot; &quot;;[$P1.R60]+[$P2.R60]+[$P3.R60]+[$P4.R60]+[$P5.R60]+[$P6.R60]+[$P7.R60]+[$P8.R60]+[$p9.R60]+[$P10.R60])" office:value-type="string" office:string-value=" " calcext:value-type="string">
            <text:p><text:s/></text:p>
          </table:table-cell>
          <table:table-cell table:style-name="ce242" table:formula="of:=IF([$P1.S60]+[$P2.S60]+[$P3.S60]+[$P4.S60]+[$P5.S60]+[$P6.S60]+[$P7.S60]+[$P8.S60]+[$p9.S60]+[$P10.S60]=0;&quot; &quot;;[$P1.S60]+[$P2.S60]+[$P3.S60]+[$P4.S60]+[$P5.S60]+[$P6.S60]+[$P7.S60]+[$P8.S60]+[$p9.S60]+[$P10.S60])" office:value-type="string" office:string-value=" " calcext:value-type="string">
            <text:p><text:s/></text:p>
          </table:table-cell>
          <table:table-cell table:style-name="ce242" table:formula="of:=IF([$P1.T60]+[$P2.T60]+[$P3.T60]+[$P4.T60]+[$P5.T60]+[$P6.T60]+[$P7.T60]+[$P8.T60]+[$p9.T60]+[$P10.T60]=0;&quot; &quot;;[$P1.T60]+[$P2.T60]+[$P3.T60]+[$P4.T60]+[$P5.T60]+[$P6.T60]+[$P7.T60]+[$P8.T60]+[$p9.T60]+[$P10.T60])" office:value-type="string" office:string-value=" " calcext:value-type="string">
            <text:p><text:s/></text:p>
          </table:table-cell>
          <table:table-cell table:style-name="ce242" table:formula="of:=IF([$P1.U60]+[$P2.U60]+[$P3.U60]+[$P4.U60]+[$P5.U60]+[$P6.U60]+[$P7.U60]+[$P8.U60]+[$p9.U60]+[$P10.U60]=0;&quot; &quot;;[$P1.U60]+[$P2.U60]+[$P3.U60]+[$P4.U60]+[$P5.U60]+[$P6.U60]+[$P7.U60]+[$P8.U60]+[$p9.U60]+[$P10.U60])" office:value-type="string" office:string-value=" " calcext:value-type="string">
            <text:p><text:s/></text:p>
          </table:table-cell>
          <table:table-cell table:style-name="ce242" table:formula="of:=IF([$P1.V60]+[$P2.V60]+[$P3.V60]+[$P4.V60]+[$P5.V60]+[$P6.V60]+[$P7.V60]+[$P8.V60]+[$p9.V60]+[$P10.V60]=0;&quot; &quot;;[$P1.V60]+[$P2.V60]+[$P3.V60]+[$P4.V60]+[$P5.V60]+[$P6.V60]+[$P7.V60]+[$P8.V60]+[$p9.V60]+[$P10.V60])" office:value-type="string" office:string-value=" " calcext:value-type="string">
            <text:p><text:s/></text:p>
          </table:table-cell>
          <table:table-cell table:style-name="ce242" table:formula="of:=IF([$P1.W60]+[$P2.W60]+[$P3.W60]+[$P4.W60]+[$P5.W60]+[$P6.W60]+[$P7.W60]+[$P8.W60]+[$p9.W60]+[$P10.W60]=0;&quot; &quot;;[$P1.W60]+[$P2.W60]+[$P3.W60]+[$P4.W60]+[$P5.W60]+[$P6.W60]+[$P7.W60]+[$P8.W60]+[$p9.W60]+[$P10.W60])" office:value-type="string" office:string-value=" " calcext:value-type="string">
            <text:p><text:s/></text:p>
          </table:table-cell>
          <table:table-cell table:style-name="ce242" table:formula="of:=IF([$P1.X60]+[$P2.X60]+[$P3.X60]+[$P4.X60]+[$P5.X60]+[$P6.X60]+[$P7.X60]+[$P8.X60]+[$p9.X60]+[$P10.X60]=0;&quot; &quot;;[$P1.X60]+[$P2.X60]+[$P3.X60]+[$P4.X60]+[$P5.X60]+[$P6.X60]+[$P7.X60]+[$P8.X60]+[$p9.X60]+[$P10.X60])" office:value-type="string" office:string-value=" " calcext:value-type="string">
            <text:p><text:s/></text:p>
          </table:table-cell>
          <table:table-cell table:style-name="ce242" table:formula="of:=IF([$P1.Y60]+[$P2.Y60]+[$P3.Y60]+[$P4.Y60]+[$P5.Y60]+[$P6.Y60]+[$P7.Y60]+[$P8.Y60]+[$p9.Y60]+[$P10.Y60]=0;&quot; &quot;;[$P1.Y60]+[$P2.Y60]+[$P3.Y60]+[$P4.Y60]+[$P5.Y60]+[$P6.Y60]+[$P7.Y60]+[$P8.Y60]+[$p9.Y60]+[$P10.Y60])" office:value-type="string" office:string-value=" " calcext:value-type="string">
            <text:p><text:s/></text:p>
          </table:table-cell>
          <table:table-cell table:style-name="ce242" table:formula="of:=IF([$P1.Z60]+[$P2.Z60]+[$P3.Z60]+[$P4.Z60]+[$P5.Z60]+[$P6.Z60]+[$P7.Z60]+[$P8.Z60]+[$p9.Z60]+[$P10.Z60]=0;&quot; &quot;;[$P1.Z60]+[$P2.Z60]+[$P3.Z60]+[$P4.Z60]+[$P5.Z60]+[$P6.Z60]+[$P7.Z60]+[$P8.Z60]+[$p9.Z60]+[$P10.Z60])" office:value-type="string" office:string-value=" " calcext:value-type="string">
            <text:p><text:s/></text:p>
          </table:table-cell>
          <table:table-cell table:style-name="ce242" table:formula="of:=IF([$P1.AA60]+[$P2.AA60]+[$P3.AA60]+[$P4.AA60]+[$P5.AA60]+[$P6.AA60]+[$P7.AA60]+[$P8.AA60]+[$p9.AA60]+[$P10.AA60]=0;&quot; &quot;;[$P1.AA60]+[$P2.AA60]+[$P3.AA60]+[$P4.AA60]+[$P5.AA60]+[$P6.AA60]+[$P7.AA60]+[$P8.AA60]+[$p9.AA60]+[$P10.AA60])" office:value-type="string" office:string-value=" " calcext:value-type="string">
            <text:p><text:s/></text:p>
          </table:table-cell>
          <table:table-cell table:style-name="ce242" table:formula="of:=IF([$P1.AB60]+[$P2.AB60]+[$P3.AB60]+[$P4.AB60]+[$P5.AB60]+[$P6.AB60]+[$P7.AB60]+[$P8.AB60]+[$p9.AB60]+[$P10.AB60]=0;&quot; &quot;;[$P1.AB60]+[$P2.AB60]+[$P3.AB60]+[$P4.AB60]+[$P5.AB60]+[$P6.AB60]+[$P7.AB60]+[$P8.AB60]+[$p9.AB60]+[$P10.AB60])" office:value-type="string" office:string-value=" " calcext:value-type="string">
            <text:p><text:s/></text:p>
          </table:table-cell>
          <table:table-cell table:style-name="ce250" table:formula="of:=IF([$P1.AC60]+[$P2.AC60]+[$P3.AC60]+[$P4.AC60]+[$P5.AC60]+[$P6.AC60]+[$P7.AC60]+[$P8.AC60]+[$p9.AC60]+[$P10.AC60]=0;&quot; &quot;;[$P1.AC60]+[$P2.AC60]+[$P3.AC60]+[$P4.AC60]+[$P5.AC60]+[$P6.AC60]+[$P7.AC60]+[$P8.AC60]+[$p9.AC60]+[$P10.AC60])" office:value-type="string" office:string-value=" " calcext:value-type="string">
            <text:p><text:s/></text:p>
          </table:table-cell>
          <table:table-cell table:style-name="ce256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1]" office:value-type="float" office:value="0" calcext:value-type="float">
            <text:p>0</text:p>
          </table:table-cell>
          <table:table-cell table:style-name="ce2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1]+[$P2.G61]+[$P3.G61]+[$P4.G61]+[$P5.G61]+[$P6.G61]+[$P7.G61]+[$P8.G61]+[$p9.G61]+[$P10.G61]=0;&quot; &quot;;[$P1.G61]+[$P2.G61]+[$P3.G61]+[$P4.G61]+[$P5.G61]+[$P6.G61]+[$P7.G61]+[$P8.G61]+[$p9.G61]+[$P10.G61])" office:value-type="string" office:string-value=" " calcext:value-type="string">
            <text:p><text:s/></text:p>
          </table:table-cell>
          <table:table-cell table:style-name="ce242" table:formula="of:=IF([$P1.H61]+[$P2.H61]+[$P3.H61]+[$P4.H61]+[$P5.H61]+[$P6.H61]+[$P7.H61]+[$P8.H61]+[$p9.H61]+[$P10.H61]=0;&quot; &quot;;[$P1.H61]+[$P2.H61]+[$P3.H61]+[$P4.H61]+[$P5.H61]+[$P6.H61]+[$P7.H61]+[$P8.H61]+[$p9.H61]+[$P10.H61])" office:value-type="string" office:string-value=" " calcext:value-type="string">
            <text:p><text:s/></text:p>
          </table:table-cell>
          <table:table-cell table:style-name="ce242" table:formula="of:=IF([$P1.I61]+[$P2.I61]+[$P3.I61]+[$P4.I61]+[$P5.I61]+[$P6.I61]+[$P7.I61]+[$P8.I61]+[$p9.I61]+[$P10.I61]=0;&quot; &quot;;[$P1.I61]+[$P2.I61]+[$P3.I61]+[$P4.I61]+[$P5.I61]+[$P6.I61]+[$P7.I61]+[$P8.I61]+[$p9.I61]+[$P10.I61])" office:value-type="string" office:string-value=" " calcext:value-type="string">
            <text:p><text:s/></text:p>
          </table:table-cell>
          <table:table-cell table:style-name="ce242" table:formula="of:=IF([$P1.J61]+[$P2.J61]+[$P3.J61]+[$P4.J61]+[$P5.J61]+[$P6.J61]+[$P7.J61]+[$P8.J61]+[$p9.J61]+[$P10.J61]=0;&quot; &quot;;[$P1.J61]+[$P2.J61]+[$P3.J61]+[$P4.J61]+[$P5.J61]+[$P6.J61]+[$P7.J61]+[$P8.J61]+[$p9.J61]+[$P10.J61])" office:value-type="string" office:string-value=" " calcext:value-type="string">
            <text:p><text:s/></text:p>
          </table:table-cell>
          <table:table-cell table:style-name="ce242" table:formula="of:=IF([$P1.K61]+[$P2.K61]+[$P3.K61]+[$P4.K61]+[$P5.K61]+[$P6.K61]+[$P7.K61]+[$P8.K61]+[$p9.K61]+[$P10.K61]=0;&quot; &quot;;[$P1.K61]+[$P2.K61]+[$P3.K61]+[$P4.K61]+[$P5.K61]+[$P6.K61]+[$P7.K61]+[$P8.K61]+[$p9.K61]+[$P10.K61])" office:value-type="string" office:string-value=" " calcext:value-type="string">
            <text:p><text:s/></text:p>
          </table:table-cell>
          <table:table-cell table:style-name="ce242" table:formula="of:=IF([$P1.L61]+[$P2.L61]+[$P3.L61]+[$P4.L61]+[$P5.L61]+[$P6.L61]+[$P7.L61]+[$P8.L61]+[$p9.L61]+[$P10.L61]=0;&quot; &quot;;[$P1.L61]+[$P2.L61]+[$P3.L61]+[$P4.L61]+[$P5.L61]+[$P6.L61]+[$P7.L61]+[$P8.L61]+[$p9.L61]+[$P10.L61])" office:value-type="string" office:string-value=" " calcext:value-type="string">
            <text:p><text:s/></text:p>
          </table:table-cell>
          <table:table-cell table:style-name="ce242" table:formula="of:=IF([$P1.M61]+[$P2.M61]+[$P3.M61]+[$P4.M61]+[$P5.M61]+[$P6.M61]+[$P7.M61]+[$P8.M61]+[$p9.M61]+[$P10.M61]=0;&quot; &quot;;[$P1.M61]+[$P2.M61]+[$P3.M61]+[$P4.M61]+[$P5.M61]+[$P6.M61]+[$P7.M61]+[$P8.M61]+[$p9.M61]+[$P10.M61])" office:value-type="string" office:string-value=" " calcext:value-type="string">
            <text:p><text:s/></text:p>
          </table:table-cell>
          <table:table-cell table:style-name="ce242" table:formula="of:=IF([$P1.N61]+[$P2.N61]+[$P3.N61]+[$P4.N61]+[$P5.N61]+[$P6.N61]+[$P7.N61]+[$P8.N61]+[$p9.N61]+[$P10.N61]=0;&quot; &quot;;[$P1.N61]+[$P2.N61]+[$P3.N61]+[$P4.N61]+[$P5.N61]+[$P6.N61]+[$P7.N61]+[$P8.N61]+[$p9.N61]+[$P10.N61])" office:value-type="string" office:string-value=" " calcext:value-type="string">
            <text:p><text:s/></text:p>
          </table:table-cell>
          <table:table-cell table:style-name="ce242" table:formula="of:=IF([$P1.O61]+[$P2.O61]+[$P3.O61]+[$P4.O61]+[$P5.O61]+[$P6.O61]+[$P7.O61]+[$P8.O61]+[$p9.O61]+[$P10.O61]=0;&quot; &quot;;[$P1.O61]+[$P2.O61]+[$P3.O61]+[$P4.O61]+[$P5.O61]+[$P6.O61]+[$P7.O61]+[$P8.O61]+[$p9.O61]+[$P10.O61])" office:value-type="string" office:string-value=" " calcext:value-type="string">
            <text:p><text:s/></text:p>
          </table:table-cell>
          <table:table-cell table:style-name="ce242" table:formula="of:=IF([$P1.P61]+[$P2.P61]+[$P3.P61]+[$P4.P61]+[$P5.P61]+[$P6.P61]+[$P7.P61]+[$P8.P61]+[$p9.P61]+[$P10.P61]=0;&quot; &quot;;[$P1.P61]+[$P2.P61]+[$P3.P61]+[$P4.P61]+[$P5.P61]+[$P6.P61]+[$P7.P61]+[$P8.P61]+[$p9.P61]+[$P10.P61])" office:value-type="string" office:string-value=" " calcext:value-type="string">
            <text:p><text:s/></text:p>
          </table:table-cell>
          <table:table-cell table:style-name="ce242" table:formula="of:=IF([$P1.Q61]+[$P2.Q61]+[$P3.Q61]+[$P4.Q61]+[$P5.Q61]+[$P6.Q61]+[$P7.Q61]+[$P8.Q61]+[$p9.Q61]+[$P10.Q61]=0;&quot; &quot;;[$P1.Q61]+[$P2.Q61]+[$P3.Q61]+[$P4.Q61]+[$P5.Q61]+[$P6.Q61]+[$P7.Q61]+[$P8.Q61]+[$p9.Q61]+[$P10.Q61])" office:value-type="string" office:string-value=" " calcext:value-type="string">
            <text:p><text:s/></text:p>
          </table:table-cell>
          <table:table-cell table:style-name="ce242" table:formula="of:=IF([$P1.R61]+[$P2.R61]+[$P3.R61]+[$P4.R61]+[$P5.R61]+[$P6.R61]+[$P7.R61]+[$P8.R61]+[$p9.R61]+[$P10.R61]=0;&quot; &quot;;[$P1.R61]+[$P2.R61]+[$P3.R61]+[$P4.R61]+[$P5.R61]+[$P6.R61]+[$P7.R61]+[$P8.R61]+[$p9.R61]+[$P10.R61])" office:value-type="string" office:string-value=" " calcext:value-type="string">
            <text:p><text:s/></text:p>
          </table:table-cell>
          <table:table-cell table:style-name="ce242" table:formula="of:=IF([$P1.S61]+[$P2.S61]+[$P3.S61]+[$P4.S61]+[$P5.S61]+[$P6.S61]+[$P7.S61]+[$P8.S61]+[$p9.S61]+[$P10.S61]=0;&quot; &quot;;[$P1.S61]+[$P2.S61]+[$P3.S61]+[$P4.S61]+[$P5.S61]+[$P6.S61]+[$P7.S61]+[$P8.S61]+[$p9.S61]+[$P10.S61])" office:value-type="string" office:string-value=" " calcext:value-type="string">
            <text:p><text:s/></text:p>
          </table:table-cell>
          <table:table-cell table:style-name="ce242" table:formula="of:=IF([$P1.T61]+[$P2.T61]+[$P3.T61]+[$P4.T61]+[$P5.T61]+[$P6.T61]+[$P7.T61]+[$P8.T61]+[$p9.T61]+[$P10.T61]=0;&quot; &quot;;[$P1.T61]+[$P2.T61]+[$P3.T61]+[$P4.T61]+[$P5.T61]+[$P6.T61]+[$P7.T61]+[$P8.T61]+[$p9.T61]+[$P10.T61])" office:value-type="string" office:string-value=" " calcext:value-type="string">
            <text:p><text:s/></text:p>
          </table:table-cell>
          <table:table-cell table:style-name="ce242" table:formula="of:=IF([$P1.U61]+[$P2.U61]+[$P3.U61]+[$P4.U61]+[$P5.U61]+[$P6.U61]+[$P7.U61]+[$P8.U61]+[$p9.U61]+[$P10.U61]=0;&quot; &quot;;[$P1.U61]+[$P2.U61]+[$P3.U61]+[$P4.U61]+[$P5.U61]+[$P6.U61]+[$P7.U61]+[$P8.U61]+[$p9.U61]+[$P10.U61])" office:value-type="string" office:string-value=" " calcext:value-type="string">
            <text:p><text:s/></text:p>
          </table:table-cell>
          <table:table-cell table:style-name="ce242" table:formula="of:=IF([$P1.V61]+[$P2.V61]+[$P3.V61]+[$P4.V61]+[$P5.V61]+[$P6.V61]+[$P7.V61]+[$P8.V61]+[$p9.V61]+[$P10.V61]=0;&quot; &quot;;[$P1.V61]+[$P2.V61]+[$P3.V61]+[$P4.V61]+[$P5.V61]+[$P6.V61]+[$P7.V61]+[$P8.V61]+[$p9.V61]+[$P10.V61])" office:value-type="string" office:string-value=" " calcext:value-type="string">
            <text:p><text:s/></text:p>
          </table:table-cell>
          <table:table-cell table:style-name="ce242" table:formula="of:=IF([$P1.W61]+[$P2.W61]+[$P3.W61]+[$P4.W61]+[$P5.W61]+[$P6.W61]+[$P7.W61]+[$P8.W61]+[$p9.W61]+[$P10.W61]=0;&quot; &quot;;[$P1.W61]+[$P2.W61]+[$P3.W61]+[$P4.W61]+[$P5.W61]+[$P6.W61]+[$P7.W61]+[$P8.W61]+[$p9.W61]+[$P10.W61])" office:value-type="string" office:string-value=" " calcext:value-type="string">
            <text:p><text:s/></text:p>
          </table:table-cell>
          <table:table-cell table:style-name="ce242" table:formula="of:=IF([$P1.X61]+[$P2.X61]+[$P3.X61]+[$P4.X61]+[$P5.X61]+[$P6.X61]+[$P7.X61]+[$P8.X61]+[$p9.X61]+[$P10.X61]=0;&quot; &quot;;[$P1.X61]+[$P2.X61]+[$P3.X61]+[$P4.X61]+[$P5.X61]+[$P6.X61]+[$P7.X61]+[$P8.X61]+[$p9.X61]+[$P10.X61])" office:value-type="string" office:string-value=" " calcext:value-type="string">
            <text:p><text:s/></text:p>
          </table:table-cell>
          <table:table-cell table:style-name="ce242" table:formula="of:=IF([$P1.Y61]+[$P2.Y61]+[$P3.Y61]+[$P4.Y61]+[$P5.Y61]+[$P6.Y61]+[$P7.Y61]+[$P8.Y61]+[$p9.Y61]+[$P10.Y61]=0;&quot; &quot;;[$P1.Y61]+[$P2.Y61]+[$P3.Y61]+[$P4.Y61]+[$P5.Y61]+[$P6.Y61]+[$P7.Y61]+[$P8.Y61]+[$p9.Y61]+[$P10.Y61])" office:value-type="string" office:string-value=" " calcext:value-type="string">
            <text:p><text:s/></text:p>
          </table:table-cell>
          <table:table-cell table:style-name="ce242" table:formula="of:=IF([$P1.Z61]+[$P2.Z61]+[$P3.Z61]+[$P4.Z61]+[$P5.Z61]+[$P6.Z61]+[$P7.Z61]+[$P8.Z61]+[$p9.Z61]+[$P10.Z61]=0;&quot; &quot;;[$P1.Z61]+[$P2.Z61]+[$P3.Z61]+[$P4.Z61]+[$P5.Z61]+[$P6.Z61]+[$P7.Z61]+[$P8.Z61]+[$p9.Z61]+[$P10.Z61])" office:value-type="string" office:string-value=" " calcext:value-type="string">
            <text:p><text:s/></text:p>
          </table:table-cell>
          <table:table-cell table:style-name="ce242" table:formula="of:=IF([$P1.AA61]+[$P2.AA61]+[$P3.AA61]+[$P4.AA61]+[$P5.AA61]+[$P6.AA61]+[$P7.AA61]+[$P8.AA61]+[$p9.AA61]+[$P10.AA61]=0;&quot; &quot;;[$P1.AA61]+[$P2.AA61]+[$P3.AA61]+[$P4.AA61]+[$P5.AA61]+[$P6.AA61]+[$P7.AA61]+[$P8.AA61]+[$p9.AA61]+[$P10.AA61])" office:value-type="string" office:string-value=" " calcext:value-type="string">
            <text:p><text:s/></text:p>
          </table:table-cell>
          <table:table-cell table:style-name="ce242" table:formula="of:=IF([$P1.AB61]+[$P2.AB61]+[$P3.AB61]+[$P4.AB61]+[$P5.AB61]+[$P6.AB61]+[$P7.AB61]+[$P8.AB61]+[$p9.AB61]+[$P10.AB61]=0;&quot; &quot;;[$P1.AB61]+[$P2.AB61]+[$P3.AB61]+[$P4.AB61]+[$P5.AB61]+[$P6.AB61]+[$P7.AB61]+[$P8.AB61]+[$p9.AB61]+[$P10.AB61])" office:value-type="string" office:string-value=" " calcext:value-type="string">
            <text:p><text:s/></text:p>
          </table:table-cell>
          <table:table-cell table:style-name="ce250" table:formula="of:=IF([$P1.AC61]+[$P2.AC61]+[$P3.AC61]+[$P4.AC61]+[$P5.AC61]+[$P6.AC61]+[$P7.AC61]+[$P8.AC61]+[$p9.AC61]+[$P10.AC61]=0;&quot; &quot;;[$P1.AC61]+[$P2.AC61]+[$P3.AC61]+[$P4.AC61]+[$P5.AC61]+[$P6.AC61]+[$P7.AC61]+[$P8.AC61]+[$p9.AC61]+[$P10.AC61])" office:value-type="string" office:string-value=" " calcext:value-type="string">
            <text:p><text:s/></text:p>
          </table:table-cell>
          <table:table-cell table:style-name="ce256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2]" office:value-type="float" office:value="0" calcext:value-type="float">
            <text:p>0</text:p>
          </table:table-cell>
          <table:table-cell table:style-name="ce2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2]+[$P2.G62]+[$P3.G62]+[$P4.G62]+[$P5.G62]+[$P6.G62]+[$P7.G62]+[$P8.G62]+[$p9.G62]+[$P10.G62]=0;&quot; &quot;;[$P1.G62]+[$P2.G62]+[$P3.G62]+[$P4.G62]+[$P5.G62]+[$P6.G62]+[$P7.G62]+[$P8.G62]+[$p9.G62]+[$P10.G62])" office:value-type="string" office:string-value=" " calcext:value-type="string">
            <text:p><text:s/></text:p>
          </table:table-cell>
          <table:table-cell table:style-name="ce242" table:formula="of:=IF([$P1.H62]+[$P2.H62]+[$P3.H62]+[$P4.H62]+[$P5.H62]+[$P6.H62]+[$P7.H62]+[$P8.H62]+[$p9.H62]+[$P10.H62]=0;&quot; &quot;;[$P1.H62]+[$P2.H62]+[$P3.H62]+[$P4.H62]+[$P5.H62]+[$P6.H62]+[$P7.H62]+[$P8.H62]+[$p9.H62]+[$P10.H62])" office:value-type="string" office:string-value=" " calcext:value-type="string">
            <text:p><text:s/></text:p>
          </table:table-cell>
          <table:table-cell table:style-name="ce242" table:formula="of:=IF([$P1.I62]+[$P2.I62]+[$P3.I62]+[$P4.I62]+[$P5.I62]+[$P6.I62]+[$P7.I62]+[$P8.I62]+[$p9.I62]+[$P10.I62]=0;&quot; &quot;;[$P1.I62]+[$P2.I62]+[$P3.I62]+[$P4.I62]+[$P5.I62]+[$P6.I62]+[$P7.I62]+[$P8.I62]+[$p9.I62]+[$P10.I62])" office:value-type="string" office:string-value=" " calcext:value-type="string">
            <text:p><text:s/></text:p>
          </table:table-cell>
          <table:table-cell table:style-name="ce242" table:formula="of:=IF([$P1.J62]+[$P2.J62]+[$P3.J62]+[$P4.J62]+[$P5.J62]+[$P6.J62]+[$P7.J62]+[$P8.J62]+[$p9.J62]+[$P10.J62]=0;&quot; &quot;;[$P1.J62]+[$P2.J62]+[$P3.J62]+[$P4.J62]+[$P5.J62]+[$P6.J62]+[$P7.J62]+[$P8.J62]+[$p9.J62]+[$P10.J62])" office:value-type="string" office:string-value=" " calcext:value-type="string">
            <text:p><text:s/></text:p>
          </table:table-cell>
          <table:table-cell table:style-name="ce242" table:formula="of:=IF([$P1.K62]+[$P2.K62]+[$P3.K62]+[$P4.K62]+[$P5.K62]+[$P6.K62]+[$P7.K62]+[$P8.K62]+[$p9.K62]+[$P10.K62]=0;&quot; &quot;;[$P1.K62]+[$P2.K62]+[$P3.K62]+[$P4.K62]+[$P5.K62]+[$P6.K62]+[$P7.K62]+[$P8.K62]+[$p9.K62]+[$P10.K62])" office:value-type="string" office:string-value=" " calcext:value-type="string">
            <text:p><text:s/></text:p>
          </table:table-cell>
          <table:table-cell table:style-name="ce242" table:formula="of:=IF([$P1.L62]+[$P2.L62]+[$P3.L62]+[$P4.L62]+[$P5.L62]+[$P6.L62]+[$P7.L62]+[$P8.L62]+[$p9.L62]+[$P10.L62]=0;&quot; &quot;;[$P1.L62]+[$P2.L62]+[$P3.L62]+[$P4.L62]+[$P5.L62]+[$P6.L62]+[$P7.L62]+[$P8.L62]+[$p9.L62]+[$P10.L62])" office:value-type="string" office:string-value=" " calcext:value-type="string">
            <text:p><text:s/></text:p>
          </table:table-cell>
          <table:table-cell table:style-name="ce242" table:formula="of:=IF([$P1.M62]+[$P2.M62]+[$P3.M62]+[$P4.M62]+[$P5.M62]+[$P6.M62]+[$P7.M62]+[$P8.M62]+[$p9.M62]+[$P10.M62]=0;&quot; &quot;;[$P1.M62]+[$P2.M62]+[$P3.M62]+[$P4.M62]+[$P5.M62]+[$P6.M62]+[$P7.M62]+[$P8.M62]+[$p9.M62]+[$P10.M62])" office:value-type="string" office:string-value=" " calcext:value-type="string">
            <text:p><text:s/></text:p>
          </table:table-cell>
          <table:table-cell table:style-name="ce242" table:formula="of:=IF([$P1.N62]+[$P2.N62]+[$P3.N62]+[$P4.N62]+[$P5.N62]+[$P6.N62]+[$P7.N62]+[$P8.N62]+[$p9.N62]+[$P10.N62]=0;&quot; &quot;;[$P1.N62]+[$P2.N62]+[$P3.N62]+[$P4.N62]+[$P5.N62]+[$P6.N62]+[$P7.N62]+[$P8.N62]+[$p9.N62]+[$P10.N62])" office:value-type="string" office:string-value=" " calcext:value-type="string">
            <text:p><text:s/></text:p>
          </table:table-cell>
          <table:table-cell table:style-name="ce242" table:formula="of:=IF([$P1.O62]+[$P2.O62]+[$P3.O62]+[$P4.O62]+[$P5.O62]+[$P6.O62]+[$P7.O62]+[$P8.O62]+[$p9.O62]+[$P10.O62]=0;&quot; &quot;;[$P1.O62]+[$P2.O62]+[$P3.O62]+[$P4.O62]+[$P5.O62]+[$P6.O62]+[$P7.O62]+[$P8.O62]+[$p9.O62]+[$P10.O62])" office:value-type="string" office:string-value=" " calcext:value-type="string">
            <text:p><text:s/></text:p>
          </table:table-cell>
          <table:table-cell table:style-name="ce242" table:formula="of:=IF([$P1.P62]+[$P2.P62]+[$P3.P62]+[$P4.P62]+[$P5.P62]+[$P6.P62]+[$P7.P62]+[$P8.P62]+[$p9.P62]+[$P10.P62]=0;&quot; &quot;;[$P1.P62]+[$P2.P62]+[$P3.P62]+[$P4.P62]+[$P5.P62]+[$P6.P62]+[$P7.P62]+[$P8.P62]+[$p9.P62]+[$P10.P62])" office:value-type="string" office:string-value=" " calcext:value-type="string">
            <text:p><text:s/></text:p>
          </table:table-cell>
          <table:table-cell table:style-name="ce242" table:formula="of:=IF([$P1.Q62]+[$P2.Q62]+[$P3.Q62]+[$P4.Q62]+[$P5.Q62]+[$P6.Q62]+[$P7.Q62]+[$P8.Q62]+[$p9.Q62]+[$P10.Q62]=0;&quot; &quot;;[$P1.Q62]+[$P2.Q62]+[$P3.Q62]+[$P4.Q62]+[$P5.Q62]+[$P6.Q62]+[$P7.Q62]+[$P8.Q62]+[$p9.Q62]+[$P10.Q62])" office:value-type="string" office:string-value=" " calcext:value-type="string">
            <text:p><text:s/></text:p>
          </table:table-cell>
          <table:table-cell table:style-name="ce242" table:formula="of:=IF([$P1.R62]+[$P2.R62]+[$P3.R62]+[$P4.R62]+[$P5.R62]+[$P6.R62]+[$P7.R62]+[$P8.R62]+[$p9.R62]+[$P10.R62]=0;&quot; &quot;;[$P1.R62]+[$P2.R62]+[$P3.R62]+[$P4.R62]+[$P5.R62]+[$P6.R62]+[$P7.R62]+[$P8.R62]+[$p9.R62]+[$P10.R62])" office:value-type="string" office:string-value=" " calcext:value-type="string">
            <text:p><text:s/></text:p>
          </table:table-cell>
          <table:table-cell table:style-name="ce242" table:formula="of:=IF([$P1.S62]+[$P2.S62]+[$P3.S62]+[$P4.S62]+[$P5.S62]+[$P6.S62]+[$P7.S62]+[$P8.S62]+[$p9.S62]+[$P10.S62]=0;&quot; &quot;;[$P1.S62]+[$P2.S62]+[$P3.S62]+[$P4.S62]+[$P5.S62]+[$P6.S62]+[$P7.S62]+[$P8.S62]+[$p9.S62]+[$P10.S62])" office:value-type="string" office:string-value=" " calcext:value-type="string">
            <text:p><text:s/></text:p>
          </table:table-cell>
          <table:table-cell table:style-name="ce242" table:formula="of:=IF([$P1.T62]+[$P2.T62]+[$P3.T62]+[$P4.T62]+[$P5.T62]+[$P6.T62]+[$P7.T62]+[$P8.T62]+[$p9.T62]+[$P10.T62]=0;&quot; &quot;;[$P1.T62]+[$P2.T62]+[$P3.T62]+[$P4.T62]+[$P5.T62]+[$P6.T62]+[$P7.T62]+[$P8.T62]+[$p9.T62]+[$P10.T62])" office:value-type="string" office:string-value=" " calcext:value-type="string">
            <text:p><text:s/></text:p>
          </table:table-cell>
          <table:table-cell table:style-name="ce242" table:formula="of:=IF([$P1.U62]+[$P2.U62]+[$P3.U62]+[$P4.U62]+[$P5.U62]+[$P6.U62]+[$P7.U62]+[$P8.U62]+[$p9.U62]+[$P10.U62]=0;&quot; &quot;;[$P1.U62]+[$P2.U62]+[$P3.U62]+[$P4.U62]+[$P5.U62]+[$P6.U62]+[$P7.U62]+[$P8.U62]+[$p9.U62]+[$P10.U62])" office:value-type="string" office:string-value=" " calcext:value-type="string">
            <text:p><text:s/></text:p>
          </table:table-cell>
          <table:table-cell table:style-name="ce242" table:formula="of:=IF([$P1.V62]+[$P2.V62]+[$P3.V62]+[$P4.V62]+[$P5.V62]+[$P6.V62]+[$P7.V62]+[$P8.V62]+[$p9.V62]+[$P10.V62]=0;&quot; &quot;;[$P1.V62]+[$P2.V62]+[$P3.V62]+[$P4.V62]+[$P5.V62]+[$P6.V62]+[$P7.V62]+[$P8.V62]+[$p9.V62]+[$P10.V62])" office:value-type="string" office:string-value=" " calcext:value-type="string">
            <text:p><text:s/></text:p>
          </table:table-cell>
          <table:table-cell table:style-name="ce242" table:formula="of:=IF([$P1.W62]+[$P2.W62]+[$P3.W62]+[$P4.W62]+[$P5.W62]+[$P6.W62]+[$P7.W62]+[$P8.W62]+[$p9.W62]+[$P10.W62]=0;&quot; &quot;;[$P1.W62]+[$P2.W62]+[$P3.W62]+[$P4.W62]+[$P5.W62]+[$P6.W62]+[$P7.W62]+[$P8.W62]+[$p9.W62]+[$P10.W62])" office:value-type="string" office:string-value=" " calcext:value-type="string">
            <text:p><text:s/></text:p>
          </table:table-cell>
          <table:table-cell table:style-name="ce242" table:formula="of:=IF([$P1.X62]+[$P2.X62]+[$P3.X62]+[$P4.X62]+[$P5.X62]+[$P6.X62]+[$P7.X62]+[$P8.X62]+[$p9.X62]+[$P10.X62]=0;&quot; &quot;;[$P1.X62]+[$P2.X62]+[$P3.X62]+[$P4.X62]+[$P5.X62]+[$P6.X62]+[$P7.X62]+[$P8.X62]+[$p9.X62]+[$P10.X62])" office:value-type="string" office:string-value=" " calcext:value-type="string">
            <text:p><text:s/></text:p>
          </table:table-cell>
          <table:table-cell table:style-name="ce242" table:formula="of:=IF([$P1.Y62]+[$P2.Y62]+[$P3.Y62]+[$P4.Y62]+[$P5.Y62]+[$P6.Y62]+[$P7.Y62]+[$P8.Y62]+[$p9.Y62]+[$P10.Y62]=0;&quot; &quot;;[$P1.Y62]+[$P2.Y62]+[$P3.Y62]+[$P4.Y62]+[$P5.Y62]+[$P6.Y62]+[$P7.Y62]+[$P8.Y62]+[$p9.Y62]+[$P10.Y62])" office:value-type="string" office:string-value=" " calcext:value-type="string">
            <text:p><text:s/></text:p>
          </table:table-cell>
          <table:table-cell table:style-name="ce242" table:formula="of:=IF([$P1.Z62]+[$P2.Z62]+[$P3.Z62]+[$P4.Z62]+[$P5.Z62]+[$P6.Z62]+[$P7.Z62]+[$P8.Z62]+[$p9.Z62]+[$P10.Z62]=0;&quot; &quot;;[$P1.Z62]+[$P2.Z62]+[$P3.Z62]+[$P4.Z62]+[$P5.Z62]+[$P6.Z62]+[$P7.Z62]+[$P8.Z62]+[$p9.Z62]+[$P10.Z62])" office:value-type="string" office:string-value=" " calcext:value-type="string">
            <text:p><text:s/></text:p>
          </table:table-cell>
          <table:table-cell table:style-name="ce242" table:formula="of:=IF([$P1.AA62]+[$P2.AA62]+[$P3.AA62]+[$P4.AA62]+[$P5.AA62]+[$P6.AA62]+[$P7.AA62]+[$P8.AA62]+[$p9.AA62]+[$P10.AA62]=0;&quot; &quot;;[$P1.AA62]+[$P2.AA62]+[$P3.AA62]+[$P4.AA62]+[$P5.AA62]+[$P6.AA62]+[$P7.AA62]+[$P8.AA62]+[$p9.AA62]+[$P10.AA62])" office:value-type="string" office:string-value=" " calcext:value-type="string">
            <text:p><text:s/></text:p>
          </table:table-cell>
          <table:table-cell table:style-name="ce242" table:formula="of:=IF([$P1.AB62]+[$P2.AB62]+[$P3.AB62]+[$P4.AB62]+[$P5.AB62]+[$P6.AB62]+[$P7.AB62]+[$P8.AB62]+[$p9.AB62]+[$P10.AB62]=0;&quot; &quot;;[$P1.AB62]+[$P2.AB62]+[$P3.AB62]+[$P4.AB62]+[$P5.AB62]+[$P6.AB62]+[$P7.AB62]+[$P8.AB62]+[$p9.AB62]+[$P10.AB62])" office:value-type="string" office:string-value=" " calcext:value-type="string">
            <text:p><text:s/></text:p>
          </table:table-cell>
          <table:table-cell table:style-name="ce250" table:formula="of:=IF([$P1.AC62]+[$P2.AC62]+[$P3.AC62]+[$P4.AC62]+[$P5.AC62]+[$P6.AC62]+[$P7.AC62]+[$P8.AC62]+[$p9.AC62]+[$P10.AC62]=0;&quot; &quot;;[$P1.AC62]+[$P2.AC62]+[$P3.AC62]+[$P4.AC62]+[$P5.AC62]+[$P6.AC62]+[$P7.AC62]+[$P8.AC62]+[$p9.AC62]+[$P10.AC62])" office:value-type="string" office:string-value=" " calcext:value-type="string">
            <text:p><text:s/></text:p>
          </table:table-cell>
          <table:table-cell table:style-name="ce256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3]" office:value-type="float" office:value="0" calcext:value-type="float">
            <text:p>0</text:p>
          </table:table-cell>
          <table:table-cell table:style-name="ce2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3]+[$P2.G63]+[$P3.G63]+[$P4.G63]+[$P5.G63]+[$P6.G63]+[$P7.G63]+[$P8.G63]+[$p9.G63]+[$P10.G63]=0;&quot; &quot;;[$P1.G63]+[$P2.G63]+[$P3.G63]+[$P4.G63]+[$P5.G63]+[$P6.G63]+[$P7.G63]+[$P8.G63]+[$p9.G63]+[$P10.G63])" office:value-type="string" office:string-value=" " calcext:value-type="string">
            <text:p><text:s/></text:p>
          </table:table-cell>
          <table:table-cell table:style-name="ce242" table:formula="of:=IF([$P1.H63]+[$P2.H63]+[$P3.H63]+[$P4.H63]+[$P5.H63]+[$P6.H63]+[$P7.H63]+[$P8.H63]+[$p9.H63]+[$P10.H63]=0;&quot; &quot;;[$P1.H63]+[$P2.H63]+[$P3.H63]+[$P4.H63]+[$P5.H63]+[$P6.H63]+[$P7.H63]+[$P8.H63]+[$p9.H63]+[$P10.H63])" office:value-type="string" office:string-value=" " calcext:value-type="string">
            <text:p><text:s/></text:p>
          </table:table-cell>
          <table:table-cell table:style-name="ce242" table:formula="of:=IF([$P1.I63]+[$P2.I63]+[$P3.I63]+[$P4.I63]+[$P5.I63]+[$P6.I63]+[$P7.I63]+[$P8.I63]+[$p9.I63]+[$P10.I63]=0;&quot; &quot;;[$P1.I63]+[$P2.I63]+[$P3.I63]+[$P4.I63]+[$P5.I63]+[$P6.I63]+[$P7.I63]+[$P8.I63]+[$p9.I63]+[$P10.I63])" office:value-type="string" office:string-value=" " calcext:value-type="string">
            <text:p><text:s/></text:p>
          </table:table-cell>
          <table:table-cell table:style-name="ce242" table:formula="of:=IF([$P1.J63]+[$P2.J63]+[$P3.J63]+[$P4.J63]+[$P5.J63]+[$P6.J63]+[$P7.J63]+[$P8.J63]+[$p9.J63]+[$P10.J63]=0;&quot; &quot;;[$P1.J63]+[$P2.J63]+[$P3.J63]+[$P4.J63]+[$P5.J63]+[$P6.J63]+[$P7.J63]+[$P8.J63]+[$p9.J63]+[$P10.J63])" office:value-type="string" office:string-value=" " calcext:value-type="string">
            <text:p><text:s/></text:p>
          </table:table-cell>
          <table:table-cell table:style-name="ce242" table:formula="of:=IF([$P1.K63]+[$P2.K63]+[$P3.K63]+[$P4.K63]+[$P5.K63]+[$P6.K63]+[$P7.K63]+[$P8.K63]+[$p9.K63]+[$P10.K63]=0;&quot; &quot;;[$P1.K63]+[$P2.K63]+[$P3.K63]+[$P4.K63]+[$P5.K63]+[$P6.K63]+[$P7.K63]+[$P8.K63]+[$p9.K63]+[$P10.K63])" office:value-type="string" office:string-value=" " calcext:value-type="string">
            <text:p><text:s/></text:p>
          </table:table-cell>
          <table:table-cell table:style-name="ce242" table:formula="of:=IF([$P1.L63]+[$P2.L63]+[$P3.L63]+[$P4.L63]+[$P5.L63]+[$P6.L63]+[$P7.L63]+[$P8.L63]+[$p9.L63]+[$P10.L63]=0;&quot; &quot;;[$P1.L63]+[$P2.L63]+[$P3.L63]+[$P4.L63]+[$P5.L63]+[$P6.L63]+[$P7.L63]+[$P8.L63]+[$p9.L63]+[$P10.L63])" office:value-type="string" office:string-value=" " calcext:value-type="string">
            <text:p><text:s/></text:p>
          </table:table-cell>
          <table:table-cell table:style-name="ce242" table:formula="of:=IF([$P1.M63]+[$P2.M63]+[$P3.M63]+[$P4.M63]+[$P5.M63]+[$P6.M63]+[$P7.M63]+[$P8.M63]+[$p9.M63]+[$P10.M63]=0;&quot; &quot;;[$P1.M63]+[$P2.M63]+[$P3.M63]+[$P4.M63]+[$P5.M63]+[$P6.M63]+[$P7.M63]+[$P8.M63]+[$p9.M63]+[$P10.M63])" office:value-type="string" office:string-value=" " calcext:value-type="string">
            <text:p><text:s/></text:p>
          </table:table-cell>
          <table:table-cell table:style-name="ce242" table:formula="of:=IF([$P1.N63]+[$P2.N63]+[$P3.N63]+[$P4.N63]+[$P5.N63]+[$P6.N63]+[$P7.N63]+[$P8.N63]+[$p9.N63]+[$P10.N63]=0;&quot; &quot;;[$P1.N63]+[$P2.N63]+[$P3.N63]+[$P4.N63]+[$P5.N63]+[$P6.N63]+[$P7.N63]+[$P8.N63]+[$p9.N63]+[$P10.N63])" office:value-type="string" office:string-value=" " calcext:value-type="string">
            <text:p><text:s/></text:p>
          </table:table-cell>
          <table:table-cell table:style-name="ce242" table:formula="of:=IF([$P1.O63]+[$P2.O63]+[$P3.O63]+[$P4.O63]+[$P5.O63]+[$P6.O63]+[$P7.O63]+[$P8.O63]+[$p9.O63]+[$P10.O63]=0;&quot; &quot;;[$P1.O63]+[$P2.O63]+[$P3.O63]+[$P4.O63]+[$P5.O63]+[$P6.O63]+[$P7.O63]+[$P8.O63]+[$p9.O63]+[$P10.O63])" office:value-type="string" office:string-value=" " calcext:value-type="string">
            <text:p><text:s/></text:p>
          </table:table-cell>
          <table:table-cell table:style-name="ce242" table:formula="of:=IF([$P1.P63]+[$P2.P63]+[$P3.P63]+[$P4.P63]+[$P5.P63]+[$P6.P63]+[$P7.P63]+[$P8.P63]+[$p9.P63]+[$P10.P63]=0;&quot; &quot;;[$P1.P63]+[$P2.P63]+[$P3.P63]+[$P4.P63]+[$P5.P63]+[$P6.P63]+[$P7.P63]+[$P8.P63]+[$p9.P63]+[$P10.P63])" office:value-type="string" office:string-value=" " calcext:value-type="string">
            <text:p><text:s/></text:p>
          </table:table-cell>
          <table:table-cell table:style-name="ce242" table:formula="of:=IF([$P1.Q63]+[$P2.Q63]+[$P3.Q63]+[$P4.Q63]+[$P5.Q63]+[$P6.Q63]+[$P7.Q63]+[$P8.Q63]+[$p9.Q63]+[$P10.Q63]=0;&quot; &quot;;[$P1.Q63]+[$P2.Q63]+[$P3.Q63]+[$P4.Q63]+[$P5.Q63]+[$P6.Q63]+[$P7.Q63]+[$P8.Q63]+[$p9.Q63]+[$P10.Q63])" office:value-type="string" office:string-value=" " calcext:value-type="string">
            <text:p><text:s/></text:p>
          </table:table-cell>
          <table:table-cell table:style-name="ce242" table:formula="of:=IF([$P1.R63]+[$P2.R63]+[$P3.R63]+[$P4.R63]+[$P5.R63]+[$P6.R63]+[$P7.R63]+[$P8.R63]+[$p9.R63]+[$P10.R63]=0;&quot; &quot;;[$P1.R63]+[$P2.R63]+[$P3.R63]+[$P4.R63]+[$P5.R63]+[$P6.R63]+[$P7.R63]+[$P8.R63]+[$p9.R63]+[$P10.R63])" office:value-type="string" office:string-value=" " calcext:value-type="string">
            <text:p><text:s/></text:p>
          </table:table-cell>
          <table:table-cell table:style-name="ce242" table:formula="of:=IF([$P1.S63]+[$P2.S63]+[$P3.S63]+[$P4.S63]+[$P5.S63]+[$P6.S63]+[$P7.S63]+[$P8.S63]+[$p9.S63]+[$P10.S63]=0;&quot; &quot;;[$P1.S63]+[$P2.S63]+[$P3.S63]+[$P4.S63]+[$P5.S63]+[$P6.S63]+[$P7.S63]+[$P8.S63]+[$p9.S63]+[$P10.S63])" office:value-type="string" office:string-value=" " calcext:value-type="string">
            <text:p><text:s/></text:p>
          </table:table-cell>
          <table:table-cell table:style-name="ce242" table:formula="of:=IF([$P1.T63]+[$P2.T63]+[$P3.T63]+[$P4.T63]+[$P5.T63]+[$P6.T63]+[$P7.T63]+[$P8.T63]+[$p9.T63]+[$P10.T63]=0;&quot; &quot;;[$P1.T63]+[$P2.T63]+[$P3.T63]+[$P4.T63]+[$P5.T63]+[$P6.T63]+[$P7.T63]+[$P8.T63]+[$p9.T63]+[$P10.T63])" office:value-type="string" office:string-value=" " calcext:value-type="string">
            <text:p><text:s/></text:p>
          </table:table-cell>
          <table:table-cell table:style-name="ce242" table:formula="of:=IF([$P1.U63]+[$P2.U63]+[$P3.U63]+[$P4.U63]+[$P5.U63]+[$P6.U63]+[$P7.U63]+[$P8.U63]+[$p9.U63]+[$P10.U63]=0;&quot; &quot;;[$P1.U63]+[$P2.U63]+[$P3.U63]+[$P4.U63]+[$P5.U63]+[$P6.U63]+[$P7.U63]+[$P8.U63]+[$p9.U63]+[$P10.U63])" office:value-type="string" office:string-value=" " calcext:value-type="string">
            <text:p><text:s/></text:p>
          </table:table-cell>
          <table:table-cell table:style-name="ce242" table:formula="of:=IF([$P1.V63]+[$P2.V63]+[$P3.V63]+[$P4.V63]+[$P5.V63]+[$P6.V63]+[$P7.V63]+[$P8.V63]+[$p9.V63]+[$P10.V63]=0;&quot; &quot;;[$P1.V63]+[$P2.V63]+[$P3.V63]+[$P4.V63]+[$P5.V63]+[$P6.V63]+[$P7.V63]+[$P8.V63]+[$p9.V63]+[$P10.V63])" office:value-type="string" office:string-value=" " calcext:value-type="string">
            <text:p><text:s/></text:p>
          </table:table-cell>
          <table:table-cell table:style-name="ce242" table:formula="of:=IF([$P1.W63]+[$P2.W63]+[$P3.W63]+[$P4.W63]+[$P5.W63]+[$P6.W63]+[$P7.W63]+[$P8.W63]+[$p9.W63]+[$P10.W63]=0;&quot; &quot;;[$P1.W63]+[$P2.W63]+[$P3.W63]+[$P4.W63]+[$P5.W63]+[$P6.W63]+[$P7.W63]+[$P8.W63]+[$p9.W63]+[$P10.W63])" office:value-type="string" office:string-value=" " calcext:value-type="string">
            <text:p><text:s/></text:p>
          </table:table-cell>
          <table:table-cell table:style-name="ce242" table:formula="of:=IF([$P1.X63]+[$P2.X63]+[$P3.X63]+[$P4.X63]+[$P5.X63]+[$P6.X63]+[$P7.X63]+[$P8.X63]+[$p9.X63]+[$P10.X63]=0;&quot; &quot;;[$P1.X63]+[$P2.X63]+[$P3.X63]+[$P4.X63]+[$P5.X63]+[$P6.X63]+[$P7.X63]+[$P8.X63]+[$p9.X63]+[$P10.X63])" office:value-type="string" office:string-value=" " calcext:value-type="string">
            <text:p><text:s/></text:p>
          </table:table-cell>
          <table:table-cell table:style-name="ce242" table:formula="of:=IF([$P1.Y63]+[$P2.Y63]+[$P3.Y63]+[$P4.Y63]+[$P5.Y63]+[$P6.Y63]+[$P7.Y63]+[$P8.Y63]+[$p9.Y63]+[$P10.Y63]=0;&quot; &quot;;[$P1.Y63]+[$P2.Y63]+[$P3.Y63]+[$P4.Y63]+[$P5.Y63]+[$P6.Y63]+[$P7.Y63]+[$P8.Y63]+[$p9.Y63]+[$P10.Y63])" office:value-type="string" office:string-value=" " calcext:value-type="string">
            <text:p><text:s/></text:p>
          </table:table-cell>
          <table:table-cell table:style-name="ce242" table:formula="of:=IF([$P1.Z63]+[$P2.Z63]+[$P3.Z63]+[$P4.Z63]+[$P5.Z63]+[$P6.Z63]+[$P7.Z63]+[$P8.Z63]+[$p9.Z63]+[$P10.Z63]=0;&quot; &quot;;[$P1.Z63]+[$P2.Z63]+[$P3.Z63]+[$P4.Z63]+[$P5.Z63]+[$P6.Z63]+[$P7.Z63]+[$P8.Z63]+[$p9.Z63]+[$P10.Z63])" office:value-type="string" office:string-value=" " calcext:value-type="string">
            <text:p><text:s/></text:p>
          </table:table-cell>
          <table:table-cell table:style-name="ce242" table:formula="of:=IF([$P1.AA63]+[$P2.AA63]+[$P3.AA63]+[$P4.AA63]+[$P5.AA63]+[$P6.AA63]+[$P7.AA63]+[$P8.AA63]+[$p9.AA63]+[$P10.AA63]=0;&quot; &quot;;[$P1.AA63]+[$P2.AA63]+[$P3.AA63]+[$P4.AA63]+[$P5.AA63]+[$P6.AA63]+[$P7.AA63]+[$P8.AA63]+[$p9.AA63]+[$P10.AA63])" office:value-type="string" office:string-value=" " calcext:value-type="string">
            <text:p><text:s/></text:p>
          </table:table-cell>
          <table:table-cell table:style-name="ce242" table:formula="of:=IF([$P1.AB63]+[$P2.AB63]+[$P3.AB63]+[$P4.AB63]+[$P5.AB63]+[$P6.AB63]+[$P7.AB63]+[$P8.AB63]+[$p9.AB63]+[$P10.AB63]=0;&quot; &quot;;[$P1.AB63]+[$P2.AB63]+[$P3.AB63]+[$P4.AB63]+[$P5.AB63]+[$P6.AB63]+[$P7.AB63]+[$P8.AB63]+[$p9.AB63]+[$P10.AB63])" office:value-type="string" office:string-value=" " calcext:value-type="string">
            <text:p><text:s/></text:p>
          </table:table-cell>
          <table:table-cell table:style-name="ce250" table:formula="of:=IF([$P1.AC63]+[$P2.AC63]+[$P3.AC63]+[$P4.AC63]+[$P5.AC63]+[$P6.AC63]+[$P7.AC63]+[$P8.AC63]+[$p9.AC63]+[$P10.AC63]=0;&quot; &quot;;[$P1.AC63]+[$P2.AC63]+[$P3.AC63]+[$P4.AC63]+[$P5.AC63]+[$P6.AC63]+[$P7.AC63]+[$P8.AC63]+[$p9.AC63]+[$P10.AC63])" office:value-type="string" office:string-value=" " calcext:value-type="string">
            <text:p><text:s/></text:p>
          </table:table-cell>
          <table:table-cell table:style-name="ce256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4]" office:value-type="float" office:value="0" calcext:value-type="float">
            <text:p>0</text:p>
          </table:table-cell>
          <table:table-cell table:style-name="ce217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4]+[$P2.G64]+[$P3.G64]+[$P4.G64]+[$P5.G64]+[$P6.G64]+[$P7.G64]+[$P8.G64]+[$p9.G64]+[$P10.G64]=0;&quot; &quot;;[$P1.G64]+[$P2.G64]+[$P3.G64]+[$P4.G64]+[$P5.G64]+[$P6.G64]+[$P7.G64]+[$P8.G64]+[$p9.G64]+[$P10.G64])" office:value-type="string" office:string-value=" " calcext:value-type="string">
            <text:p><text:s/></text:p>
          </table:table-cell>
          <table:table-cell table:style-name="ce242" table:formula="of:=IF([$P1.H64]+[$P2.H64]+[$P3.H64]+[$P4.H64]+[$P5.H64]+[$P6.H64]+[$P7.H64]+[$P8.H64]+[$p9.H64]+[$P10.H64]=0;&quot; &quot;;[$P1.H64]+[$P2.H64]+[$P3.H64]+[$P4.H64]+[$P5.H64]+[$P6.H64]+[$P7.H64]+[$P8.H64]+[$p9.H64]+[$P10.H64])" office:value-type="string" office:string-value=" " calcext:value-type="string">
            <text:p><text:s/></text:p>
          </table:table-cell>
          <table:table-cell table:style-name="ce242" table:formula="of:=IF([$P1.I64]+[$P2.I64]+[$P3.I64]+[$P4.I64]+[$P5.I64]+[$P6.I64]+[$P7.I64]+[$P8.I64]+[$p9.I64]+[$P10.I64]=0;&quot; &quot;;[$P1.I64]+[$P2.I64]+[$P3.I64]+[$P4.I64]+[$P5.I64]+[$P6.I64]+[$P7.I64]+[$P8.I64]+[$p9.I64]+[$P10.I64])" office:value-type="string" office:string-value=" " calcext:value-type="string">
            <text:p><text:s/></text:p>
          </table:table-cell>
          <table:table-cell table:style-name="ce242" table:formula="of:=IF([$P1.J64]+[$P2.J64]+[$P3.J64]+[$P4.J64]+[$P5.J64]+[$P6.J64]+[$P7.J64]+[$P8.J64]+[$p9.J64]+[$P10.J64]=0;&quot; &quot;;[$P1.J64]+[$P2.J64]+[$P3.J64]+[$P4.J64]+[$P5.J64]+[$P6.J64]+[$P7.J64]+[$P8.J64]+[$p9.J64]+[$P10.J64])" office:value-type="string" office:string-value=" " calcext:value-type="string">
            <text:p><text:s/></text:p>
          </table:table-cell>
          <table:table-cell table:style-name="ce242" table:formula="of:=IF([$P1.K64]+[$P2.K64]+[$P3.K64]+[$P4.K64]+[$P5.K64]+[$P6.K64]+[$P7.K64]+[$P8.K64]+[$p9.K64]+[$P10.K64]=0;&quot; &quot;;[$P1.K64]+[$P2.K64]+[$P3.K64]+[$P4.K64]+[$P5.K64]+[$P6.K64]+[$P7.K64]+[$P8.K64]+[$p9.K64]+[$P10.K64])" office:value-type="string" office:string-value=" " calcext:value-type="string">
            <text:p><text:s/></text:p>
          </table:table-cell>
          <table:table-cell table:style-name="ce242" table:formula="of:=IF([$P1.L64]+[$P2.L64]+[$P3.L64]+[$P4.L64]+[$P5.L64]+[$P6.L64]+[$P7.L64]+[$P8.L64]+[$p9.L64]+[$P10.L64]=0;&quot; &quot;;[$P1.L64]+[$P2.L64]+[$P3.L64]+[$P4.L64]+[$P5.L64]+[$P6.L64]+[$P7.L64]+[$P8.L64]+[$p9.L64]+[$P10.L64])" office:value-type="string" office:string-value=" " calcext:value-type="string">
            <text:p><text:s/></text:p>
          </table:table-cell>
          <table:table-cell table:style-name="ce242" table:formula="of:=IF([$P1.M64]+[$P2.M64]+[$P3.M64]+[$P4.M64]+[$P5.M64]+[$P6.M64]+[$P7.M64]+[$P8.M64]+[$p9.M64]+[$P10.M64]=0;&quot; &quot;;[$P1.M64]+[$P2.M64]+[$P3.M64]+[$P4.M64]+[$P5.M64]+[$P6.M64]+[$P7.M64]+[$P8.M64]+[$p9.M64]+[$P10.M64])" office:value-type="string" office:string-value=" " calcext:value-type="string">
            <text:p><text:s/></text:p>
          </table:table-cell>
          <table:table-cell table:style-name="ce242" table:formula="of:=IF([$P1.N64]+[$P2.N64]+[$P3.N64]+[$P4.N64]+[$P5.N64]+[$P6.N64]+[$P7.N64]+[$P8.N64]+[$p9.N64]+[$P10.N64]=0;&quot; &quot;;[$P1.N64]+[$P2.N64]+[$P3.N64]+[$P4.N64]+[$P5.N64]+[$P6.N64]+[$P7.N64]+[$P8.N64]+[$p9.N64]+[$P10.N64])" office:value-type="string" office:string-value=" " calcext:value-type="string">
            <text:p><text:s/></text:p>
          </table:table-cell>
          <table:table-cell table:style-name="ce242" table:formula="of:=IF([$P1.O64]+[$P2.O64]+[$P3.O64]+[$P4.O64]+[$P5.O64]+[$P6.O64]+[$P7.O64]+[$P8.O64]+[$p9.O64]+[$P10.O64]=0;&quot; &quot;;[$P1.O64]+[$P2.O64]+[$P3.O64]+[$P4.O64]+[$P5.O64]+[$P6.O64]+[$P7.O64]+[$P8.O64]+[$p9.O64]+[$P10.O64])" office:value-type="string" office:string-value=" " calcext:value-type="string">
            <text:p><text:s/></text:p>
          </table:table-cell>
          <table:table-cell table:style-name="ce242" table:formula="of:=IF([$P1.P64]+[$P2.P64]+[$P3.P64]+[$P4.P64]+[$P5.P64]+[$P6.P64]+[$P7.P64]+[$P8.P64]+[$p9.P64]+[$P10.P64]=0;&quot; &quot;;[$P1.P64]+[$P2.P64]+[$P3.P64]+[$P4.P64]+[$P5.P64]+[$P6.P64]+[$P7.P64]+[$P8.P64]+[$p9.P64]+[$P10.P64])" office:value-type="string" office:string-value=" " calcext:value-type="string">
            <text:p><text:s/></text:p>
          </table:table-cell>
          <table:table-cell table:style-name="ce242" table:formula="of:=IF([$P1.Q64]+[$P2.Q64]+[$P3.Q64]+[$P4.Q64]+[$P5.Q64]+[$P6.Q64]+[$P7.Q64]+[$P8.Q64]+[$p9.Q64]+[$P10.Q64]=0;&quot; &quot;;[$P1.Q64]+[$P2.Q64]+[$P3.Q64]+[$P4.Q64]+[$P5.Q64]+[$P6.Q64]+[$P7.Q64]+[$P8.Q64]+[$p9.Q64]+[$P10.Q64])" office:value-type="string" office:string-value=" " calcext:value-type="string">
            <text:p><text:s/></text:p>
          </table:table-cell>
          <table:table-cell table:style-name="ce242" table:formula="of:=IF([$P1.R64]+[$P2.R64]+[$P3.R64]+[$P4.R64]+[$P5.R64]+[$P6.R64]+[$P7.R64]+[$P8.R64]+[$p9.R64]+[$P10.R64]=0;&quot; &quot;;[$P1.R64]+[$P2.R64]+[$P3.R64]+[$P4.R64]+[$P5.R64]+[$P6.R64]+[$P7.R64]+[$P8.R64]+[$p9.R64]+[$P10.R64])" office:value-type="string" office:string-value=" " calcext:value-type="string">
            <text:p><text:s/></text:p>
          </table:table-cell>
          <table:table-cell table:style-name="ce242" table:formula="of:=IF([$P1.S64]+[$P2.S64]+[$P3.S64]+[$P4.S64]+[$P5.S64]+[$P6.S64]+[$P7.S64]+[$P8.S64]+[$p9.S64]+[$P10.S64]=0;&quot; &quot;;[$P1.S64]+[$P2.S64]+[$P3.S64]+[$P4.S64]+[$P5.S64]+[$P6.S64]+[$P7.S64]+[$P8.S64]+[$p9.S64]+[$P10.S64])" office:value-type="string" office:string-value=" " calcext:value-type="string">
            <text:p><text:s/></text:p>
          </table:table-cell>
          <table:table-cell table:style-name="ce242" table:formula="of:=IF([$P1.T64]+[$P2.T64]+[$P3.T64]+[$P4.T64]+[$P5.T64]+[$P6.T64]+[$P7.T64]+[$P8.T64]+[$p9.T64]+[$P10.T64]=0;&quot; &quot;;[$P1.T64]+[$P2.T64]+[$P3.T64]+[$P4.T64]+[$P5.T64]+[$P6.T64]+[$P7.T64]+[$P8.T64]+[$p9.T64]+[$P10.T64])" office:value-type="string" office:string-value=" " calcext:value-type="string">
            <text:p><text:s/></text:p>
          </table:table-cell>
          <table:table-cell table:style-name="ce242" table:formula="of:=IF([$P1.U64]+[$P2.U64]+[$P3.U64]+[$P4.U64]+[$P5.U64]+[$P6.U64]+[$P7.U64]+[$P8.U64]+[$p9.U64]+[$P10.U64]=0;&quot; &quot;;[$P1.U64]+[$P2.U64]+[$P3.U64]+[$P4.U64]+[$P5.U64]+[$P6.U64]+[$P7.U64]+[$P8.U64]+[$p9.U64]+[$P10.U64])" office:value-type="string" office:string-value=" " calcext:value-type="string">
            <text:p><text:s/></text:p>
          </table:table-cell>
          <table:table-cell table:style-name="ce242" table:formula="of:=IF([$P1.V64]+[$P2.V64]+[$P3.V64]+[$P4.V64]+[$P5.V64]+[$P6.V64]+[$P7.V64]+[$P8.V64]+[$p9.V64]+[$P10.V64]=0;&quot; &quot;;[$P1.V64]+[$P2.V64]+[$P3.V64]+[$P4.V64]+[$P5.V64]+[$P6.V64]+[$P7.V64]+[$P8.V64]+[$p9.V64]+[$P10.V64])" office:value-type="string" office:string-value=" " calcext:value-type="string">
            <text:p><text:s/></text:p>
          </table:table-cell>
          <table:table-cell table:style-name="ce242" table:formula="of:=IF([$P1.W64]+[$P2.W64]+[$P3.W64]+[$P4.W64]+[$P5.W64]+[$P6.W64]+[$P7.W64]+[$P8.W64]+[$p9.W64]+[$P10.W64]=0;&quot; &quot;;[$P1.W64]+[$P2.W64]+[$P3.W64]+[$P4.W64]+[$P5.W64]+[$P6.W64]+[$P7.W64]+[$P8.W64]+[$p9.W64]+[$P10.W64])" office:value-type="string" office:string-value=" " calcext:value-type="string">
            <text:p><text:s/></text:p>
          </table:table-cell>
          <table:table-cell table:style-name="ce242" table:formula="of:=IF([$P1.X64]+[$P2.X64]+[$P3.X64]+[$P4.X64]+[$P5.X64]+[$P6.X64]+[$P7.X64]+[$P8.X64]+[$p9.X64]+[$P10.X64]=0;&quot; &quot;;[$P1.X64]+[$P2.X64]+[$P3.X64]+[$P4.X64]+[$P5.X64]+[$P6.X64]+[$P7.X64]+[$P8.X64]+[$p9.X64]+[$P10.X64])" office:value-type="string" office:string-value=" " calcext:value-type="string">
            <text:p><text:s/></text:p>
          </table:table-cell>
          <table:table-cell table:style-name="ce242" table:formula="of:=IF([$P1.Y64]+[$P2.Y64]+[$P3.Y64]+[$P4.Y64]+[$P5.Y64]+[$P6.Y64]+[$P7.Y64]+[$P8.Y64]+[$p9.Y64]+[$P10.Y64]=0;&quot; &quot;;[$P1.Y64]+[$P2.Y64]+[$P3.Y64]+[$P4.Y64]+[$P5.Y64]+[$P6.Y64]+[$P7.Y64]+[$P8.Y64]+[$p9.Y64]+[$P10.Y64])" office:value-type="string" office:string-value=" " calcext:value-type="string">
            <text:p><text:s/></text:p>
          </table:table-cell>
          <table:table-cell table:style-name="ce242" table:formula="of:=IF([$P1.Z64]+[$P2.Z64]+[$P3.Z64]+[$P4.Z64]+[$P5.Z64]+[$P6.Z64]+[$P7.Z64]+[$P8.Z64]+[$p9.Z64]+[$P10.Z64]=0;&quot; &quot;;[$P1.Z64]+[$P2.Z64]+[$P3.Z64]+[$P4.Z64]+[$P5.Z64]+[$P6.Z64]+[$P7.Z64]+[$P8.Z64]+[$p9.Z64]+[$P10.Z64])" office:value-type="string" office:string-value=" " calcext:value-type="string">
            <text:p><text:s/></text:p>
          </table:table-cell>
          <table:table-cell table:style-name="ce242" table:formula="of:=IF([$P1.AA64]+[$P2.AA64]+[$P3.AA64]+[$P4.AA64]+[$P5.AA64]+[$P6.AA64]+[$P7.AA64]+[$P8.AA64]+[$p9.AA64]+[$P10.AA64]=0;&quot; &quot;;[$P1.AA64]+[$P2.AA64]+[$P3.AA64]+[$P4.AA64]+[$P5.AA64]+[$P6.AA64]+[$P7.AA64]+[$P8.AA64]+[$p9.AA64]+[$P10.AA64])" office:value-type="string" office:string-value=" " calcext:value-type="string">
            <text:p><text:s/></text:p>
          </table:table-cell>
          <table:table-cell table:style-name="ce242" table:formula="of:=IF([$P1.AB64]+[$P2.AB64]+[$P3.AB64]+[$P4.AB64]+[$P5.AB64]+[$P6.AB64]+[$P7.AB64]+[$P8.AB64]+[$p9.AB64]+[$P10.AB64]=0;&quot; &quot;;[$P1.AB64]+[$P2.AB64]+[$P3.AB64]+[$P4.AB64]+[$P5.AB64]+[$P6.AB64]+[$P7.AB64]+[$P8.AB64]+[$p9.AB64]+[$P10.AB64])" office:value-type="string" office:string-value=" " calcext:value-type="string">
            <text:p><text:s/></text:p>
          </table:table-cell>
          <table:table-cell table:style-name="ce250" table:formula="of:=IF([$P1.AC64]+[$P2.AC64]+[$P3.AC64]+[$P4.AC64]+[$P5.AC64]+[$P6.AC64]+[$P7.AC64]+[$P8.AC64]+[$p9.AC64]+[$P10.AC64]=0;&quot; &quot;;[$P1.AC64]+[$P2.AC64]+[$P3.AC64]+[$P4.AC64]+[$P5.AC64]+[$P6.AC64]+[$P7.AC64]+[$P8.AC64]+[$p9.AC64]+[$P10.AC64])" office:value-type="string" office:string-value=" " calcext:value-type="string">
            <text:p><text:s/></text:p>
          </table:table-cell>
          <table:table-cell table:style-name="ce256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5]" office:value-type="float" office:value="0" calcext:value-type="float">
            <text:p>0</text:p>
          </table:table-cell>
          <table:table-cell table:style-name="ce217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5]+[$P2.G65]+[$P3.G65]+[$P4.G65]+[$P5.G65]+[$P6.G65]+[$P7.G65]+[$P8.G65]+[$p9.G65]+[$P10.G65]=0;&quot; &quot;;[$P1.G65]+[$P2.G65]+[$P3.G65]+[$P4.G65]+[$P5.G65]+[$P6.G65]+[$P7.G65]+[$P8.G65]+[$p9.G65]+[$P10.G65])" office:value-type="string" office:string-value=" " calcext:value-type="string">
            <text:p><text:s/></text:p>
          </table:table-cell>
          <table:table-cell table:style-name="ce242" table:formula="of:=IF([$P1.H65]+[$P2.H65]+[$P3.H65]+[$P4.H65]+[$P5.H65]+[$P6.H65]+[$P7.H65]+[$P8.H65]+[$p9.H65]+[$P10.H65]=0;&quot; &quot;;[$P1.H65]+[$P2.H65]+[$P3.H65]+[$P4.H65]+[$P5.H65]+[$P6.H65]+[$P7.H65]+[$P8.H65]+[$p9.H65]+[$P10.H65])" office:value-type="string" office:string-value=" " calcext:value-type="string">
            <text:p><text:s/></text:p>
          </table:table-cell>
          <table:table-cell table:style-name="ce242" table:formula="of:=IF([$P1.I65]+[$P2.I65]+[$P3.I65]+[$P4.I65]+[$P5.I65]+[$P6.I65]+[$P7.I65]+[$P8.I65]+[$p9.I65]+[$P10.I65]=0;&quot; &quot;;[$P1.I65]+[$P2.I65]+[$P3.I65]+[$P4.I65]+[$P5.I65]+[$P6.I65]+[$P7.I65]+[$P8.I65]+[$p9.I65]+[$P10.I65])" office:value-type="string" office:string-value=" " calcext:value-type="string">
            <text:p><text:s/></text:p>
          </table:table-cell>
          <table:table-cell table:style-name="ce242" table:formula="of:=IF([$P1.J65]+[$P2.J65]+[$P3.J65]+[$P4.J65]+[$P5.J65]+[$P6.J65]+[$P7.J65]+[$P8.J65]+[$p9.J65]+[$P10.J65]=0;&quot; &quot;;[$P1.J65]+[$P2.J65]+[$P3.J65]+[$P4.J65]+[$P5.J65]+[$P6.J65]+[$P7.J65]+[$P8.J65]+[$p9.J65]+[$P10.J65])" office:value-type="string" office:string-value=" " calcext:value-type="string">
            <text:p><text:s/></text:p>
          </table:table-cell>
          <table:table-cell table:style-name="ce242" table:formula="of:=IF([$P1.K65]+[$P2.K65]+[$P3.K65]+[$P4.K65]+[$P5.K65]+[$P6.K65]+[$P7.K65]+[$P8.K65]+[$p9.K65]+[$P10.K65]=0;&quot; &quot;;[$P1.K65]+[$P2.K65]+[$P3.K65]+[$P4.K65]+[$P5.K65]+[$P6.K65]+[$P7.K65]+[$P8.K65]+[$p9.K65]+[$P10.K65])" office:value-type="string" office:string-value=" " calcext:value-type="string">
            <text:p><text:s/></text:p>
          </table:table-cell>
          <table:table-cell table:style-name="ce242" table:formula="of:=IF([$P1.L65]+[$P2.L65]+[$P3.L65]+[$P4.L65]+[$P5.L65]+[$P6.L65]+[$P7.L65]+[$P8.L65]+[$p9.L65]+[$P10.L65]=0;&quot; &quot;;[$P1.L65]+[$P2.L65]+[$P3.L65]+[$P4.L65]+[$P5.L65]+[$P6.L65]+[$P7.L65]+[$P8.L65]+[$p9.L65]+[$P10.L65])" office:value-type="string" office:string-value=" " calcext:value-type="string">
            <text:p><text:s/></text:p>
          </table:table-cell>
          <table:table-cell table:style-name="ce242" table:formula="of:=IF([$P1.M65]+[$P2.M65]+[$P3.M65]+[$P4.M65]+[$P5.M65]+[$P6.M65]+[$P7.M65]+[$P8.M65]+[$p9.M65]+[$P10.M65]=0;&quot; &quot;;[$P1.M65]+[$P2.M65]+[$P3.M65]+[$P4.M65]+[$P5.M65]+[$P6.M65]+[$P7.M65]+[$P8.M65]+[$p9.M65]+[$P10.M65])" office:value-type="string" office:string-value=" " calcext:value-type="string">
            <text:p><text:s/></text:p>
          </table:table-cell>
          <table:table-cell table:style-name="ce242" table:formula="of:=IF([$P1.N65]+[$P2.N65]+[$P3.N65]+[$P4.N65]+[$P5.N65]+[$P6.N65]+[$P7.N65]+[$P8.N65]+[$p9.N65]+[$P10.N65]=0;&quot; &quot;;[$P1.N65]+[$P2.N65]+[$P3.N65]+[$P4.N65]+[$P5.N65]+[$P6.N65]+[$P7.N65]+[$P8.N65]+[$p9.N65]+[$P10.N65])" office:value-type="string" office:string-value=" " calcext:value-type="string">
            <text:p><text:s/></text:p>
          </table:table-cell>
          <table:table-cell table:style-name="ce242" table:formula="of:=IF([$P1.O65]+[$P2.O65]+[$P3.O65]+[$P4.O65]+[$P5.O65]+[$P6.O65]+[$P7.O65]+[$P8.O65]+[$p9.O65]+[$P10.O65]=0;&quot; &quot;;[$P1.O65]+[$P2.O65]+[$P3.O65]+[$P4.O65]+[$P5.O65]+[$P6.O65]+[$P7.O65]+[$P8.O65]+[$p9.O65]+[$P10.O65])" office:value-type="string" office:string-value=" " calcext:value-type="string">
            <text:p><text:s/></text:p>
          </table:table-cell>
          <table:table-cell table:style-name="ce242" table:formula="of:=IF([$P1.P65]+[$P2.P65]+[$P3.P65]+[$P4.P65]+[$P5.P65]+[$P6.P65]+[$P7.P65]+[$P8.P65]+[$p9.P65]+[$P10.P65]=0;&quot; &quot;;[$P1.P65]+[$P2.P65]+[$P3.P65]+[$P4.P65]+[$P5.P65]+[$P6.P65]+[$P7.P65]+[$P8.P65]+[$p9.P65]+[$P10.P65])" office:value-type="string" office:string-value=" " calcext:value-type="string">
            <text:p><text:s/></text:p>
          </table:table-cell>
          <table:table-cell table:style-name="ce242" table:formula="of:=IF([$P1.Q65]+[$P2.Q65]+[$P3.Q65]+[$P4.Q65]+[$P5.Q65]+[$P6.Q65]+[$P7.Q65]+[$P8.Q65]+[$p9.Q65]+[$P10.Q65]=0;&quot; &quot;;[$P1.Q65]+[$P2.Q65]+[$P3.Q65]+[$P4.Q65]+[$P5.Q65]+[$P6.Q65]+[$P7.Q65]+[$P8.Q65]+[$p9.Q65]+[$P10.Q65])" office:value-type="string" office:string-value=" " calcext:value-type="string">
            <text:p><text:s/></text:p>
          </table:table-cell>
          <table:table-cell table:style-name="ce242" table:formula="of:=IF([$P1.R65]+[$P2.R65]+[$P3.R65]+[$P4.R65]+[$P5.R65]+[$P6.R65]+[$P7.R65]+[$P8.R65]+[$p9.R65]+[$P10.R65]=0;&quot; &quot;;[$P1.R65]+[$P2.R65]+[$P3.R65]+[$P4.R65]+[$P5.R65]+[$P6.R65]+[$P7.R65]+[$P8.R65]+[$p9.R65]+[$P10.R65])" office:value-type="string" office:string-value=" " calcext:value-type="string">
            <text:p><text:s/></text:p>
          </table:table-cell>
          <table:table-cell table:style-name="ce242" table:formula="of:=IF([$P1.S65]+[$P2.S65]+[$P3.S65]+[$P4.S65]+[$P5.S65]+[$P6.S65]+[$P7.S65]+[$P8.S65]+[$p9.S65]+[$P10.S65]=0;&quot; &quot;;[$P1.S65]+[$P2.S65]+[$P3.S65]+[$P4.S65]+[$P5.S65]+[$P6.S65]+[$P7.S65]+[$P8.S65]+[$p9.S65]+[$P10.S65])" office:value-type="string" office:string-value=" " calcext:value-type="string">
            <text:p><text:s/></text:p>
          </table:table-cell>
          <table:table-cell table:style-name="ce242" table:formula="of:=IF([$P1.T65]+[$P2.T65]+[$P3.T65]+[$P4.T65]+[$P5.T65]+[$P6.T65]+[$P7.T65]+[$P8.T65]+[$p9.T65]+[$P10.T65]=0;&quot; &quot;;[$P1.T65]+[$P2.T65]+[$P3.T65]+[$P4.T65]+[$P5.T65]+[$P6.T65]+[$P7.T65]+[$P8.T65]+[$p9.T65]+[$P10.T65])" office:value-type="string" office:string-value=" " calcext:value-type="string">
            <text:p><text:s/></text:p>
          </table:table-cell>
          <table:table-cell table:style-name="ce242" table:formula="of:=IF([$P1.U65]+[$P2.U65]+[$P3.U65]+[$P4.U65]+[$P5.U65]+[$P6.U65]+[$P7.U65]+[$P8.U65]+[$p9.U65]+[$P10.U65]=0;&quot; &quot;;[$P1.U65]+[$P2.U65]+[$P3.U65]+[$P4.U65]+[$P5.U65]+[$P6.U65]+[$P7.U65]+[$P8.U65]+[$p9.U65]+[$P10.U65])" office:value-type="string" office:string-value=" " calcext:value-type="string">
            <text:p><text:s/></text:p>
          </table:table-cell>
          <table:table-cell table:style-name="ce242" table:formula="of:=IF([$P1.V65]+[$P2.V65]+[$P3.V65]+[$P4.V65]+[$P5.V65]+[$P6.V65]+[$P7.V65]+[$P8.V65]+[$p9.V65]+[$P10.V65]=0;&quot; &quot;;[$P1.V65]+[$P2.V65]+[$P3.V65]+[$P4.V65]+[$P5.V65]+[$P6.V65]+[$P7.V65]+[$P8.V65]+[$p9.V65]+[$P10.V65])" office:value-type="string" office:string-value=" " calcext:value-type="string">
            <text:p><text:s/></text:p>
          </table:table-cell>
          <table:table-cell table:style-name="ce242" table:formula="of:=IF([$P1.W65]+[$P2.W65]+[$P3.W65]+[$P4.W65]+[$P5.W65]+[$P6.W65]+[$P7.W65]+[$P8.W65]+[$p9.W65]+[$P10.W65]=0;&quot; &quot;;[$P1.W65]+[$P2.W65]+[$P3.W65]+[$P4.W65]+[$P5.W65]+[$P6.W65]+[$P7.W65]+[$P8.W65]+[$p9.W65]+[$P10.W65])" office:value-type="string" office:string-value=" " calcext:value-type="string">
            <text:p><text:s/></text:p>
          </table:table-cell>
          <table:table-cell table:style-name="ce242" table:formula="of:=IF([$P1.X65]+[$P2.X65]+[$P3.X65]+[$P4.X65]+[$P5.X65]+[$P6.X65]+[$P7.X65]+[$P8.X65]+[$p9.X65]+[$P10.X65]=0;&quot; &quot;;[$P1.X65]+[$P2.X65]+[$P3.X65]+[$P4.X65]+[$P5.X65]+[$P6.X65]+[$P7.X65]+[$P8.X65]+[$p9.X65]+[$P10.X65])" office:value-type="string" office:string-value=" " calcext:value-type="string">
            <text:p><text:s/></text:p>
          </table:table-cell>
          <table:table-cell table:style-name="ce242" table:formula="of:=IF([$P1.Y65]+[$P2.Y65]+[$P3.Y65]+[$P4.Y65]+[$P5.Y65]+[$P6.Y65]+[$P7.Y65]+[$P8.Y65]+[$p9.Y65]+[$P10.Y65]=0;&quot; &quot;;[$P1.Y65]+[$P2.Y65]+[$P3.Y65]+[$P4.Y65]+[$P5.Y65]+[$P6.Y65]+[$P7.Y65]+[$P8.Y65]+[$p9.Y65]+[$P10.Y65])" office:value-type="string" office:string-value=" " calcext:value-type="string">
            <text:p><text:s/></text:p>
          </table:table-cell>
          <table:table-cell table:style-name="ce242" table:formula="of:=IF([$P1.Z65]+[$P2.Z65]+[$P3.Z65]+[$P4.Z65]+[$P5.Z65]+[$P6.Z65]+[$P7.Z65]+[$P8.Z65]+[$p9.Z65]+[$P10.Z65]=0;&quot; &quot;;[$P1.Z65]+[$P2.Z65]+[$P3.Z65]+[$P4.Z65]+[$P5.Z65]+[$P6.Z65]+[$P7.Z65]+[$P8.Z65]+[$p9.Z65]+[$P10.Z65])" office:value-type="string" office:string-value=" " calcext:value-type="string">
            <text:p><text:s/></text:p>
          </table:table-cell>
          <table:table-cell table:style-name="ce242" table:formula="of:=IF([$P1.AA65]+[$P2.AA65]+[$P3.AA65]+[$P4.AA65]+[$P5.AA65]+[$P6.AA65]+[$P7.AA65]+[$P8.AA65]+[$p9.AA65]+[$P10.AA65]=0;&quot; &quot;;[$P1.AA65]+[$P2.AA65]+[$P3.AA65]+[$P4.AA65]+[$P5.AA65]+[$P6.AA65]+[$P7.AA65]+[$P8.AA65]+[$p9.AA65]+[$P10.AA65])" office:value-type="string" office:string-value=" " calcext:value-type="string">
            <text:p><text:s/></text:p>
          </table:table-cell>
          <table:table-cell table:style-name="ce242" table:formula="of:=IF([$P1.AB65]+[$P2.AB65]+[$P3.AB65]+[$P4.AB65]+[$P5.AB65]+[$P6.AB65]+[$P7.AB65]+[$P8.AB65]+[$p9.AB65]+[$P10.AB65]=0;&quot; &quot;;[$P1.AB65]+[$P2.AB65]+[$P3.AB65]+[$P4.AB65]+[$P5.AB65]+[$P6.AB65]+[$P7.AB65]+[$P8.AB65]+[$p9.AB65]+[$P10.AB65])" office:value-type="string" office:string-value=" " calcext:value-type="string">
            <text:p><text:s/></text:p>
          </table:table-cell>
          <table:table-cell table:style-name="ce250" table:formula="of:=IF([$P1.AC65]+[$P2.AC65]+[$P3.AC65]+[$P4.AC65]+[$P5.AC65]+[$P6.AC65]+[$P7.AC65]+[$P8.AC65]+[$p9.AC65]+[$P10.AC65]=0;&quot; &quot;;[$P1.AC65]+[$P2.AC65]+[$P3.AC65]+[$P4.AC65]+[$P5.AC65]+[$P6.AC65]+[$P7.AC65]+[$P8.AC65]+[$p9.AC65]+[$P10.AC65])" office:value-type="string" office:string-value=" " calcext:value-type="string">
            <text:p><text:s/></text:p>
          </table:table-cell>
          <table:table-cell table:style-name="ce256" table:formula="of:=SUM([.G65:.AC65])" office:value-type="float" office:value="0" calcext:value-type="float">
            <text:p>0</text:p>
          </table:table-cell>
          <table:table-cell table:style-name="ce182"/>
          <table:table-cell table:number-columns-repeated="993"/>
        </table:table-row>
        <table:table-row table:style-name="ro10">
          <table:table-cell table:style-name="ce104" table:formula="of:=[$Basplan.A66]" office:value-type="float" office:value="0" calcext:value-type="float">
            <text:p>0</text:p>
          </table:table-cell>
          <table:table-cell table:style-name="ce217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6]+[$P2.G66]+[$P3.G66]+[$P4.G66]+[$P5.G66]+[$P6.G66]+[$P7.G66]+[$P8.G66]+[$p9.G66]+[$P10.G66]=0;&quot; &quot;;[$P1.G66]+[$P2.G66]+[$P3.G66]+[$P4.G66]+[$P5.G66]+[$P6.G66]+[$P7.G66]+[$P8.G66]+[$p9.G66]+[$P10.G66])" office:value-type="string" office:string-value=" " calcext:value-type="string">
            <text:p><text:s/></text:p>
          </table:table-cell>
          <table:table-cell table:style-name="ce242" table:formula="of:=IF([$P1.H66]+[$P2.H66]+[$P3.H66]+[$P4.H66]+[$P5.H66]+[$P6.H66]+[$P7.H66]+[$P8.H66]+[$p9.H66]+[$P10.H66]=0;&quot; &quot;;[$P1.H66]+[$P2.H66]+[$P3.H66]+[$P4.H66]+[$P5.H66]+[$P6.H66]+[$P7.H66]+[$P8.H66]+[$p9.H66]+[$P10.H66])" office:value-type="string" office:string-value=" " calcext:value-type="string">
            <text:p><text:s/></text:p>
          </table:table-cell>
          <table:table-cell table:style-name="ce242" table:formula="of:=IF([$P1.I66]+[$P2.I66]+[$P3.I66]+[$P4.I66]+[$P5.I66]+[$P6.I66]+[$P7.I66]+[$P8.I66]+[$p9.I66]+[$P10.I66]=0;&quot; &quot;;[$P1.I66]+[$P2.I66]+[$P3.I66]+[$P4.I66]+[$P5.I66]+[$P6.I66]+[$P7.I66]+[$P8.I66]+[$p9.I66]+[$P10.I66])" office:value-type="string" office:string-value=" " calcext:value-type="string">
            <text:p><text:s/></text:p>
          </table:table-cell>
          <table:table-cell table:style-name="ce242" table:formula="of:=IF([$P1.J66]+[$P2.J66]+[$P3.J66]+[$P4.J66]+[$P5.J66]+[$P6.J66]+[$P7.J66]+[$P8.J66]+[$p9.J66]+[$P10.J66]=0;&quot; &quot;;[$P1.J66]+[$P2.J66]+[$P3.J66]+[$P4.J66]+[$P5.J66]+[$P6.J66]+[$P7.J66]+[$P8.J66]+[$p9.J66]+[$P10.J66])" office:value-type="string" office:string-value=" " calcext:value-type="string">
            <text:p><text:s/></text:p>
          </table:table-cell>
          <table:table-cell table:style-name="ce242" table:formula="of:=IF([$P1.K66]+[$P2.K66]+[$P3.K66]+[$P4.K66]+[$P5.K66]+[$P6.K66]+[$P7.K66]+[$P8.K66]+[$p9.K66]+[$P10.K66]=0;&quot; &quot;;[$P1.K66]+[$P2.K66]+[$P3.K66]+[$P4.K66]+[$P5.K66]+[$P6.K66]+[$P7.K66]+[$P8.K66]+[$p9.K66]+[$P10.K66])" office:value-type="string" office:string-value=" " calcext:value-type="string">
            <text:p><text:s/></text:p>
          </table:table-cell>
          <table:table-cell table:style-name="ce242" table:formula="of:=IF([$P1.L66]+[$P2.L66]+[$P3.L66]+[$P4.L66]+[$P5.L66]+[$P6.L66]+[$P7.L66]+[$P8.L66]+[$p9.L66]+[$P10.L66]=0;&quot; &quot;;[$P1.L66]+[$P2.L66]+[$P3.L66]+[$P4.L66]+[$P5.L66]+[$P6.L66]+[$P7.L66]+[$P8.L66]+[$p9.L66]+[$P10.L66])" office:value-type="string" office:string-value=" " calcext:value-type="string">
            <text:p><text:s/></text:p>
          </table:table-cell>
          <table:table-cell table:style-name="ce242" table:formula="of:=IF([$P1.M66]+[$P2.M66]+[$P3.M66]+[$P4.M66]+[$P5.M66]+[$P6.M66]+[$P7.M66]+[$P8.M66]+[$p9.M66]+[$P10.M66]=0;&quot; &quot;;[$P1.M66]+[$P2.M66]+[$P3.M66]+[$P4.M66]+[$P5.M66]+[$P6.M66]+[$P7.M66]+[$P8.M66]+[$p9.M66]+[$P10.M66])" office:value-type="string" office:string-value=" " calcext:value-type="string">
            <text:p><text:s/></text:p>
          </table:table-cell>
          <table:table-cell table:style-name="ce242" table:formula="of:=IF([$P1.N66]+[$P2.N66]+[$P3.N66]+[$P4.N66]+[$P5.N66]+[$P6.N66]+[$P7.N66]+[$P8.N66]+[$p9.N66]+[$P10.N66]=0;&quot; &quot;;[$P1.N66]+[$P2.N66]+[$P3.N66]+[$P4.N66]+[$P5.N66]+[$P6.N66]+[$P7.N66]+[$P8.N66]+[$p9.N66]+[$P10.N66])" office:value-type="string" office:string-value=" " calcext:value-type="string">
            <text:p><text:s/></text:p>
          </table:table-cell>
          <table:table-cell table:style-name="ce242" table:formula="of:=IF([$P1.O66]+[$P2.O66]+[$P3.O66]+[$P4.O66]+[$P5.O66]+[$P6.O66]+[$P7.O66]+[$P8.O66]+[$p9.O66]+[$P10.O66]=0;&quot; &quot;;[$P1.O66]+[$P2.O66]+[$P3.O66]+[$P4.O66]+[$P5.O66]+[$P6.O66]+[$P7.O66]+[$P8.O66]+[$p9.O66]+[$P10.O66])" office:value-type="string" office:string-value=" " calcext:value-type="string">
            <text:p><text:s/></text:p>
          </table:table-cell>
          <table:table-cell table:style-name="ce242" table:formula="of:=IF([$P1.P66]+[$P2.P66]+[$P3.P66]+[$P4.P66]+[$P5.P66]+[$P6.P66]+[$P7.P66]+[$P8.P66]+[$p9.P66]+[$P10.P66]=0;&quot; &quot;;[$P1.P66]+[$P2.P66]+[$P3.P66]+[$P4.P66]+[$P5.P66]+[$P6.P66]+[$P7.P66]+[$P8.P66]+[$p9.P66]+[$P10.P66])" office:value-type="string" office:string-value=" " calcext:value-type="string">
            <text:p><text:s/></text:p>
          </table:table-cell>
          <table:table-cell table:style-name="ce242" table:formula="of:=IF([$P1.Q66]+[$P2.Q66]+[$P3.Q66]+[$P4.Q66]+[$P5.Q66]+[$P6.Q66]+[$P7.Q66]+[$P8.Q66]+[$p9.Q66]+[$P10.Q66]=0;&quot; &quot;;[$P1.Q66]+[$P2.Q66]+[$P3.Q66]+[$P4.Q66]+[$P5.Q66]+[$P6.Q66]+[$P7.Q66]+[$P8.Q66]+[$p9.Q66]+[$P10.Q66])" office:value-type="string" office:string-value=" " calcext:value-type="string">
            <text:p><text:s/></text:p>
          </table:table-cell>
          <table:table-cell table:style-name="ce242" table:formula="of:=IF([$P1.R66]+[$P2.R66]+[$P3.R66]+[$P4.R66]+[$P5.R66]+[$P6.R66]+[$P7.R66]+[$P8.R66]+[$p9.R66]+[$P10.R66]=0;&quot; &quot;;[$P1.R66]+[$P2.R66]+[$P3.R66]+[$P4.R66]+[$P5.R66]+[$P6.R66]+[$P7.R66]+[$P8.R66]+[$p9.R66]+[$P10.R66])" office:value-type="string" office:string-value=" " calcext:value-type="string">
            <text:p><text:s/></text:p>
          </table:table-cell>
          <table:table-cell table:style-name="ce242" table:formula="of:=IF([$P1.S66]+[$P2.S66]+[$P3.S66]+[$P4.S66]+[$P5.S66]+[$P6.S66]+[$P7.S66]+[$P8.S66]+[$p9.S66]+[$P10.S66]=0;&quot; &quot;;[$P1.S66]+[$P2.S66]+[$P3.S66]+[$P4.S66]+[$P5.S66]+[$P6.S66]+[$P7.S66]+[$P8.S66]+[$p9.S66]+[$P10.S66])" office:value-type="string" office:string-value=" " calcext:value-type="string">
            <text:p><text:s/></text:p>
          </table:table-cell>
          <table:table-cell table:style-name="ce242" table:formula="of:=IF([$P1.T66]+[$P2.T66]+[$P3.T66]+[$P4.T66]+[$P5.T66]+[$P6.T66]+[$P7.T66]+[$P8.T66]+[$p9.T66]+[$P10.T66]=0;&quot; &quot;;[$P1.T66]+[$P2.T66]+[$P3.T66]+[$P4.T66]+[$P5.T66]+[$P6.T66]+[$P7.T66]+[$P8.T66]+[$p9.T66]+[$P10.T66])" office:value-type="string" office:string-value=" " calcext:value-type="string">
            <text:p><text:s/></text:p>
          </table:table-cell>
          <table:table-cell table:style-name="ce242" table:formula="of:=IF([$P1.U66]+[$P2.U66]+[$P3.U66]+[$P4.U66]+[$P5.U66]+[$P6.U66]+[$P7.U66]+[$P8.U66]+[$p9.U66]+[$P10.U66]=0;&quot; &quot;;[$P1.U66]+[$P2.U66]+[$P3.U66]+[$P4.U66]+[$P5.U66]+[$P6.U66]+[$P7.U66]+[$P8.U66]+[$p9.U66]+[$P10.U66])" office:value-type="string" office:string-value=" " calcext:value-type="string">
            <text:p><text:s/></text:p>
          </table:table-cell>
          <table:table-cell table:style-name="ce242" table:formula="of:=IF([$P1.V66]+[$P2.V66]+[$P3.V66]+[$P4.V66]+[$P5.V66]+[$P6.V66]+[$P7.V66]+[$P8.V66]+[$p9.V66]+[$P10.V66]=0;&quot; &quot;;[$P1.V66]+[$P2.V66]+[$P3.V66]+[$P4.V66]+[$P5.V66]+[$P6.V66]+[$P7.V66]+[$P8.V66]+[$p9.V66]+[$P10.V66])" office:value-type="string" office:string-value=" " calcext:value-type="string">
            <text:p><text:s/></text:p>
          </table:table-cell>
          <table:table-cell table:style-name="ce242" table:formula="of:=IF([$P1.W66]+[$P2.W66]+[$P3.W66]+[$P4.W66]+[$P5.W66]+[$P6.W66]+[$P7.W66]+[$P8.W66]+[$p9.W66]+[$P10.W66]=0;&quot; &quot;;[$P1.W66]+[$P2.W66]+[$P3.W66]+[$P4.W66]+[$P5.W66]+[$P6.W66]+[$P7.W66]+[$P8.W66]+[$p9.W66]+[$P10.W66])" office:value-type="string" office:string-value=" " calcext:value-type="string">
            <text:p><text:s/></text:p>
          </table:table-cell>
          <table:table-cell table:style-name="ce242" table:formula="of:=IF([$P1.X66]+[$P2.X66]+[$P3.X66]+[$P4.X66]+[$P5.X66]+[$P6.X66]+[$P7.X66]+[$P8.X66]+[$p9.X66]+[$P10.X66]=0;&quot; &quot;;[$P1.X66]+[$P2.X66]+[$P3.X66]+[$P4.X66]+[$P5.X66]+[$P6.X66]+[$P7.X66]+[$P8.X66]+[$p9.X66]+[$P10.X66])" office:value-type="string" office:string-value=" " calcext:value-type="string">
            <text:p><text:s/></text:p>
          </table:table-cell>
          <table:table-cell table:style-name="ce242" table:formula="of:=IF([$P1.Y66]+[$P2.Y66]+[$P3.Y66]+[$P4.Y66]+[$P5.Y66]+[$P6.Y66]+[$P7.Y66]+[$P8.Y66]+[$p9.Y66]+[$P10.Y66]=0;&quot; &quot;;[$P1.Y66]+[$P2.Y66]+[$P3.Y66]+[$P4.Y66]+[$P5.Y66]+[$P6.Y66]+[$P7.Y66]+[$P8.Y66]+[$p9.Y66]+[$P10.Y66])" office:value-type="string" office:string-value=" " calcext:value-type="string">
            <text:p><text:s/></text:p>
          </table:table-cell>
          <table:table-cell table:style-name="ce242" table:formula="of:=IF([$P1.Z66]+[$P2.Z66]+[$P3.Z66]+[$P4.Z66]+[$P5.Z66]+[$P6.Z66]+[$P7.Z66]+[$P8.Z66]+[$p9.Z66]+[$P10.Z66]=0;&quot; &quot;;[$P1.Z66]+[$P2.Z66]+[$P3.Z66]+[$P4.Z66]+[$P5.Z66]+[$P6.Z66]+[$P7.Z66]+[$P8.Z66]+[$p9.Z66]+[$P10.Z66])" office:value-type="string" office:string-value=" " calcext:value-type="string">
            <text:p><text:s/></text:p>
          </table:table-cell>
          <table:table-cell table:style-name="ce242" table:formula="of:=IF([$P1.AA66]+[$P2.AA66]+[$P3.AA66]+[$P4.AA66]+[$P5.AA66]+[$P6.AA66]+[$P7.AA66]+[$P8.AA66]+[$p9.AA66]+[$P10.AA66]=0;&quot; &quot;;[$P1.AA66]+[$P2.AA66]+[$P3.AA66]+[$P4.AA66]+[$P5.AA66]+[$P6.AA66]+[$P7.AA66]+[$P8.AA66]+[$p9.AA66]+[$P10.AA66])" office:value-type="string" office:string-value=" " calcext:value-type="string">
            <text:p><text:s/></text:p>
          </table:table-cell>
          <table:table-cell table:style-name="ce242" table:formula="of:=IF([$P1.AB66]+[$P2.AB66]+[$P3.AB66]+[$P4.AB66]+[$P5.AB66]+[$P6.AB66]+[$P7.AB66]+[$P8.AB66]+[$p9.AB66]+[$P10.AB66]=0;&quot; &quot;;[$P1.AB66]+[$P2.AB66]+[$P3.AB66]+[$P4.AB66]+[$P5.AB66]+[$P6.AB66]+[$P7.AB66]+[$P8.AB66]+[$p9.AB66]+[$P10.AB66])" office:value-type="string" office:string-value=" " calcext:value-type="string">
            <text:p><text:s/></text:p>
          </table:table-cell>
          <table:table-cell table:style-name="ce250" table:formula="of:=IF([$P1.AC66]+[$P2.AC66]+[$P3.AC66]+[$P4.AC66]+[$P5.AC66]+[$P6.AC66]+[$P7.AC66]+[$P8.AC66]+[$p9.AC66]+[$P10.AC66]=0;&quot; &quot;;[$P1.AC66]+[$P2.AC66]+[$P3.AC66]+[$P4.AC66]+[$P5.AC66]+[$P6.AC66]+[$P7.AC66]+[$P8.AC66]+[$p9.AC66]+[$P10.AC66])" office:value-type="string" office:string-value=" " calcext:value-type="string">
            <text:p><text:s/></text:p>
          </table:table-cell>
          <table:table-cell table:style-name="ce256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7]" office:value-type="float" office:value="0" calcext:value-type="float">
            <text:p>0</text:p>
          </table:table-cell>
          <table:table-cell table:style-name="ce217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7]+[$P2.G67]+[$P3.G67]+[$P4.G67]+[$P5.G67]+[$P6.G67]+[$P7.G67]+[$P8.G67]+[$p9.G67]+[$P10.G67]=0;&quot; &quot;;[$P1.G67]+[$P2.G67]+[$P3.G67]+[$P4.G67]+[$P5.G67]+[$P6.G67]+[$P7.G67]+[$P8.G67]+[$p9.G67]+[$P10.G67])" office:value-type="string" office:string-value=" " calcext:value-type="string">
            <text:p><text:s/></text:p>
          </table:table-cell>
          <table:table-cell table:style-name="ce242" table:formula="of:=IF([$P1.H67]+[$P2.H67]+[$P3.H67]+[$P4.H67]+[$P5.H67]+[$P6.H67]+[$P7.H67]+[$P8.H67]+[$p9.H67]+[$P10.H67]=0;&quot; &quot;;[$P1.H67]+[$P2.H67]+[$P3.H67]+[$P4.H67]+[$P5.H67]+[$P6.H67]+[$P7.H67]+[$P8.H67]+[$p9.H67]+[$P10.H67])" office:value-type="string" office:string-value=" " calcext:value-type="string">
            <text:p><text:s/></text:p>
          </table:table-cell>
          <table:table-cell table:style-name="ce242" table:formula="of:=IF([$P1.I67]+[$P2.I67]+[$P3.I67]+[$P4.I67]+[$P5.I67]+[$P6.I67]+[$P7.I67]+[$P8.I67]+[$p9.I67]+[$P10.I67]=0;&quot; &quot;;[$P1.I67]+[$P2.I67]+[$P3.I67]+[$P4.I67]+[$P5.I67]+[$P6.I67]+[$P7.I67]+[$P8.I67]+[$p9.I67]+[$P10.I67])" office:value-type="string" office:string-value=" " calcext:value-type="string">
            <text:p><text:s/></text:p>
          </table:table-cell>
          <table:table-cell table:style-name="ce242" table:formula="of:=IF([$P1.J67]+[$P2.J67]+[$P3.J67]+[$P4.J67]+[$P5.J67]+[$P6.J67]+[$P7.J67]+[$P8.J67]+[$p9.J67]+[$P10.J67]=0;&quot; &quot;;[$P1.J67]+[$P2.J67]+[$P3.J67]+[$P4.J67]+[$P5.J67]+[$P6.J67]+[$P7.J67]+[$P8.J67]+[$p9.J67]+[$P10.J67])" office:value-type="string" office:string-value=" " calcext:value-type="string">
            <text:p><text:s/></text:p>
          </table:table-cell>
          <table:table-cell table:style-name="ce242" table:formula="of:=IF([$P1.K67]+[$P2.K67]+[$P3.K67]+[$P4.K67]+[$P5.K67]+[$P6.K67]+[$P7.K67]+[$P8.K67]+[$p9.K67]+[$P10.K67]=0;&quot; &quot;;[$P1.K67]+[$P2.K67]+[$P3.K67]+[$P4.K67]+[$P5.K67]+[$P6.K67]+[$P7.K67]+[$P8.K67]+[$p9.K67]+[$P10.K67])" office:value-type="string" office:string-value=" " calcext:value-type="string">
            <text:p><text:s/></text:p>
          </table:table-cell>
          <table:table-cell table:style-name="ce242" table:formula="of:=IF([$P1.L67]+[$P2.L67]+[$P3.L67]+[$P4.L67]+[$P5.L67]+[$P6.L67]+[$P7.L67]+[$P8.L67]+[$p9.L67]+[$P10.L67]=0;&quot; &quot;;[$P1.L67]+[$P2.L67]+[$P3.L67]+[$P4.L67]+[$P5.L67]+[$P6.L67]+[$P7.L67]+[$P8.L67]+[$p9.L67]+[$P10.L67])" office:value-type="string" office:string-value=" " calcext:value-type="string">
            <text:p><text:s/></text:p>
          </table:table-cell>
          <table:table-cell table:style-name="ce242" table:formula="of:=IF([$P1.M67]+[$P2.M67]+[$P3.M67]+[$P4.M67]+[$P5.M67]+[$P6.M67]+[$P7.M67]+[$P8.M67]+[$p9.M67]+[$P10.M67]=0;&quot; &quot;;[$P1.M67]+[$P2.M67]+[$P3.M67]+[$P4.M67]+[$P5.M67]+[$P6.M67]+[$P7.M67]+[$P8.M67]+[$p9.M67]+[$P10.M67])" office:value-type="string" office:string-value=" " calcext:value-type="string">
            <text:p><text:s/></text:p>
          </table:table-cell>
          <table:table-cell table:style-name="ce242" table:formula="of:=IF([$P1.N67]+[$P2.N67]+[$P3.N67]+[$P4.N67]+[$P5.N67]+[$P6.N67]+[$P7.N67]+[$P8.N67]+[$p9.N67]+[$P10.N67]=0;&quot; &quot;;[$P1.N67]+[$P2.N67]+[$P3.N67]+[$P4.N67]+[$P5.N67]+[$P6.N67]+[$P7.N67]+[$P8.N67]+[$p9.N67]+[$P10.N67])" office:value-type="string" office:string-value=" " calcext:value-type="string">
            <text:p><text:s/></text:p>
          </table:table-cell>
          <table:table-cell table:style-name="ce242" table:formula="of:=IF([$P1.O67]+[$P2.O67]+[$P3.O67]+[$P4.O67]+[$P5.O67]+[$P6.O67]+[$P7.O67]+[$P8.O67]+[$p9.O67]+[$P10.O67]=0;&quot; &quot;;[$P1.O67]+[$P2.O67]+[$P3.O67]+[$P4.O67]+[$P5.O67]+[$P6.O67]+[$P7.O67]+[$P8.O67]+[$p9.O67]+[$P10.O67])" office:value-type="string" office:string-value=" " calcext:value-type="string">
            <text:p><text:s/></text:p>
          </table:table-cell>
          <table:table-cell table:style-name="ce242" table:formula="of:=IF([$P1.P67]+[$P2.P67]+[$P3.P67]+[$P4.P67]+[$P5.P67]+[$P6.P67]+[$P7.P67]+[$P8.P67]+[$p9.P67]+[$P10.P67]=0;&quot; &quot;;[$P1.P67]+[$P2.P67]+[$P3.P67]+[$P4.P67]+[$P5.P67]+[$P6.P67]+[$P7.P67]+[$P8.P67]+[$p9.P67]+[$P10.P67])" office:value-type="string" office:string-value=" " calcext:value-type="string">
            <text:p><text:s/></text:p>
          </table:table-cell>
          <table:table-cell table:style-name="ce242" table:formula="of:=IF([$P1.Q67]+[$P2.Q67]+[$P3.Q67]+[$P4.Q67]+[$P5.Q67]+[$P6.Q67]+[$P7.Q67]+[$P8.Q67]+[$p9.Q67]+[$P10.Q67]=0;&quot; &quot;;[$P1.Q67]+[$P2.Q67]+[$P3.Q67]+[$P4.Q67]+[$P5.Q67]+[$P6.Q67]+[$P7.Q67]+[$P8.Q67]+[$p9.Q67]+[$P10.Q67])" office:value-type="string" office:string-value=" " calcext:value-type="string">
            <text:p><text:s/></text:p>
          </table:table-cell>
          <table:table-cell table:style-name="ce242" table:formula="of:=IF([$P1.R67]+[$P2.R67]+[$P3.R67]+[$P4.R67]+[$P5.R67]+[$P6.R67]+[$P7.R67]+[$P8.R67]+[$p9.R67]+[$P10.R67]=0;&quot; &quot;;[$P1.R67]+[$P2.R67]+[$P3.R67]+[$P4.R67]+[$P5.R67]+[$P6.R67]+[$P7.R67]+[$P8.R67]+[$p9.R67]+[$P10.R67])" office:value-type="string" office:string-value=" " calcext:value-type="string">
            <text:p><text:s/></text:p>
          </table:table-cell>
          <table:table-cell table:style-name="ce242" table:formula="of:=IF([$P1.S67]+[$P2.S67]+[$P3.S67]+[$P4.S67]+[$P5.S67]+[$P6.S67]+[$P7.S67]+[$P8.S67]+[$p9.S67]+[$P10.S67]=0;&quot; &quot;;[$P1.S67]+[$P2.S67]+[$P3.S67]+[$P4.S67]+[$P5.S67]+[$P6.S67]+[$P7.S67]+[$P8.S67]+[$p9.S67]+[$P10.S67])" office:value-type="string" office:string-value=" " calcext:value-type="string">
            <text:p><text:s/></text:p>
          </table:table-cell>
          <table:table-cell table:style-name="ce242" table:formula="of:=IF([$P1.T67]+[$P2.T67]+[$P3.T67]+[$P4.T67]+[$P5.T67]+[$P6.T67]+[$P7.T67]+[$P8.T67]+[$p9.T67]+[$P10.T67]=0;&quot; &quot;;[$P1.T67]+[$P2.T67]+[$P3.T67]+[$P4.T67]+[$P5.T67]+[$P6.T67]+[$P7.T67]+[$P8.T67]+[$p9.T67]+[$P10.T67])" office:value-type="string" office:string-value=" " calcext:value-type="string">
            <text:p><text:s/></text:p>
          </table:table-cell>
          <table:table-cell table:style-name="ce242" table:formula="of:=IF([$P1.U67]+[$P2.U67]+[$P3.U67]+[$P4.U67]+[$P5.U67]+[$P6.U67]+[$P7.U67]+[$P8.U67]+[$p9.U67]+[$P10.U67]=0;&quot; &quot;;[$P1.U67]+[$P2.U67]+[$P3.U67]+[$P4.U67]+[$P5.U67]+[$P6.U67]+[$P7.U67]+[$P8.U67]+[$p9.U67]+[$P10.U67])" office:value-type="string" office:string-value=" " calcext:value-type="string">
            <text:p><text:s/></text:p>
          </table:table-cell>
          <table:table-cell table:style-name="ce242" table:formula="of:=IF([$P1.V67]+[$P2.V67]+[$P3.V67]+[$P4.V67]+[$P5.V67]+[$P6.V67]+[$P7.V67]+[$P8.V67]+[$p9.V67]+[$P10.V67]=0;&quot; &quot;;[$P1.V67]+[$P2.V67]+[$P3.V67]+[$P4.V67]+[$P5.V67]+[$P6.V67]+[$P7.V67]+[$P8.V67]+[$p9.V67]+[$P10.V67])" office:value-type="string" office:string-value=" " calcext:value-type="string">
            <text:p><text:s/></text:p>
          </table:table-cell>
          <table:table-cell table:style-name="ce242" table:formula="of:=IF([$P1.W67]+[$P2.W67]+[$P3.W67]+[$P4.W67]+[$P5.W67]+[$P6.W67]+[$P7.W67]+[$P8.W67]+[$p9.W67]+[$P10.W67]=0;&quot; &quot;;[$P1.W67]+[$P2.W67]+[$P3.W67]+[$P4.W67]+[$P5.W67]+[$P6.W67]+[$P7.W67]+[$P8.W67]+[$p9.W67]+[$P10.W67])" office:value-type="string" office:string-value=" " calcext:value-type="string">
            <text:p><text:s/></text:p>
          </table:table-cell>
          <table:table-cell table:style-name="ce242" table:formula="of:=IF([$P1.X67]+[$P2.X67]+[$P3.X67]+[$P4.X67]+[$P5.X67]+[$P6.X67]+[$P7.X67]+[$P8.X67]+[$p9.X67]+[$P10.X67]=0;&quot; &quot;;[$P1.X67]+[$P2.X67]+[$P3.X67]+[$P4.X67]+[$P5.X67]+[$P6.X67]+[$P7.X67]+[$P8.X67]+[$p9.X67]+[$P10.X67])" office:value-type="string" office:string-value=" " calcext:value-type="string">
            <text:p><text:s/></text:p>
          </table:table-cell>
          <table:table-cell table:style-name="ce242" table:formula="of:=IF([$P1.Y67]+[$P2.Y67]+[$P3.Y67]+[$P4.Y67]+[$P5.Y67]+[$P6.Y67]+[$P7.Y67]+[$P8.Y67]+[$p9.Y67]+[$P10.Y67]=0;&quot; &quot;;[$P1.Y67]+[$P2.Y67]+[$P3.Y67]+[$P4.Y67]+[$P5.Y67]+[$P6.Y67]+[$P7.Y67]+[$P8.Y67]+[$p9.Y67]+[$P10.Y67])" office:value-type="string" office:string-value=" " calcext:value-type="string">
            <text:p><text:s/></text:p>
          </table:table-cell>
          <table:table-cell table:style-name="ce242" table:formula="of:=IF([$P1.Z67]+[$P2.Z67]+[$P3.Z67]+[$P4.Z67]+[$P5.Z67]+[$P6.Z67]+[$P7.Z67]+[$P8.Z67]+[$p9.Z67]+[$P10.Z67]=0;&quot; &quot;;[$P1.Z67]+[$P2.Z67]+[$P3.Z67]+[$P4.Z67]+[$P5.Z67]+[$P6.Z67]+[$P7.Z67]+[$P8.Z67]+[$p9.Z67]+[$P10.Z67])" office:value-type="string" office:string-value=" " calcext:value-type="string">
            <text:p><text:s/></text:p>
          </table:table-cell>
          <table:table-cell table:style-name="ce242" table:formula="of:=IF([$P1.AA67]+[$P2.AA67]+[$P3.AA67]+[$P4.AA67]+[$P5.AA67]+[$P6.AA67]+[$P7.AA67]+[$P8.AA67]+[$p9.AA67]+[$P10.AA67]=0;&quot; &quot;;[$P1.AA67]+[$P2.AA67]+[$P3.AA67]+[$P4.AA67]+[$P5.AA67]+[$P6.AA67]+[$P7.AA67]+[$P8.AA67]+[$p9.AA67]+[$P10.AA67])" office:value-type="string" office:string-value=" " calcext:value-type="string">
            <text:p><text:s/></text:p>
          </table:table-cell>
          <table:table-cell table:style-name="ce242" table:formula="of:=IF([$P1.AB67]+[$P2.AB67]+[$P3.AB67]+[$P4.AB67]+[$P5.AB67]+[$P6.AB67]+[$P7.AB67]+[$P8.AB67]+[$p9.AB67]+[$P10.AB67]=0;&quot; &quot;;[$P1.AB67]+[$P2.AB67]+[$P3.AB67]+[$P4.AB67]+[$P5.AB67]+[$P6.AB67]+[$P7.AB67]+[$P8.AB67]+[$p9.AB67]+[$P10.AB67])" office:value-type="string" office:string-value=" " calcext:value-type="string">
            <text:p><text:s/></text:p>
          </table:table-cell>
          <table:table-cell table:style-name="ce250" table:formula="of:=IF([$P1.AC67]+[$P2.AC67]+[$P3.AC67]+[$P4.AC67]+[$P5.AC67]+[$P6.AC67]+[$P7.AC67]+[$P8.AC67]+[$p9.AC67]+[$P10.AC67]=0;&quot; &quot;;[$P1.AC67]+[$P2.AC67]+[$P3.AC67]+[$P4.AC67]+[$P5.AC67]+[$P6.AC67]+[$P7.AC67]+[$P8.AC67]+[$p9.AC67]+[$P10.AC67])" office:value-type="string" office:string-value=" " calcext:value-type="string">
            <text:p><text:s/></text:p>
          </table:table-cell>
          <table:table-cell table:style-name="ce256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8]" office:value-type="float" office:value="0" calcext:value-type="float">
            <text:p>0</text:p>
          </table:table-cell>
          <table:table-cell table:style-name="ce217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8]+[$P2.G68]+[$P3.G68]+[$P4.G68]+[$P5.G68]+[$P6.G68]+[$P7.G68]+[$P8.G68]+[$p9.G68]+[$P10.G68]=0;&quot; &quot;;[$P1.G68]+[$P2.G68]+[$P3.G68]+[$P4.G68]+[$P5.G68]+[$P6.G68]+[$P7.G68]+[$P8.G68]+[$p9.G68]+[$P10.G68])" office:value-type="string" office:string-value=" " calcext:value-type="string">
            <text:p><text:s/></text:p>
          </table:table-cell>
          <table:table-cell table:style-name="ce242" table:formula="of:=IF([$P1.H68]+[$P2.H68]+[$P3.H68]+[$P4.H68]+[$P5.H68]+[$P6.H68]+[$P7.H68]+[$P8.H68]+[$p9.H68]+[$P10.H68]=0;&quot; &quot;;[$P1.H68]+[$P2.H68]+[$P3.H68]+[$P4.H68]+[$P5.H68]+[$P6.H68]+[$P7.H68]+[$P8.H68]+[$p9.H68]+[$P10.H68])" office:value-type="string" office:string-value=" " calcext:value-type="string">
            <text:p><text:s/></text:p>
          </table:table-cell>
          <table:table-cell table:style-name="ce242" table:formula="of:=IF([$P1.I68]+[$P2.I68]+[$P3.I68]+[$P4.I68]+[$P5.I68]+[$P6.I68]+[$P7.I68]+[$P8.I68]+[$p9.I68]+[$P10.I68]=0;&quot; &quot;;[$P1.I68]+[$P2.I68]+[$P3.I68]+[$P4.I68]+[$P5.I68]+[$P6.I68]+[$P7.I68]+[$P8.I68]+[$p9.I68]+[$P10.I68])" office:value-type="string" office:string-value=" " calcext:value-type="string">
            <text:p><text:s/></text:p>
          </table:table-cell>
          <table:table-cell table:style-name="ce242" table:formula="of:=IF([$P1.J68]+[$P2.J68]+[$P3.J68]+[$P4.J68]+[$P5.J68]+[$P6.J68]+[$P7.J68]+[$P8.J68]+[$p9.J68]+[$P10.J68]=0;&quot; &quot;;[$P1.J68]+[$P2.J68]+[$P3.J68]+[$P4.J68]+[$P5.J68]+[$P6.J68]+[$P7.J68]+[$P8.J68]+[$p9.J68]+[$P10.J68])" office:value-type="string" office:string-value=" " calcext:value-type="string">
            <text:p><text:s/></text:p>
          </table:table-cell>
          <table:table-cell table:style-name="ce242" table:formula="of:=IF([$P1.K68]+[$P2.K68]+[$P3.K68]+[$P4.K68]+[$P5.K68]+[$P6.K68]+[$P7.K68]+[$P8.K68]+[$p9.K68]+[$P10.K68]=0;&quot; &quot;;[$P1.K68]+[$P2.K68]+[$P3.K68]+[$P4.K68]+[$P5.K68]+[$P6.K68]+[$P7.K68]+[$P8.K68]+[$p9.K68]+[$P10.K68])" office:value-type="string" office:string-value=" " calcext:value-type="string">
            <text:p><text:s/></text:p>
          </table:table-cell>
          <table:table-cell table:style-name="ce242" table:formula="of:=IF([$P1.L68]+[$P2.L68]+[$P3.L68]+[$P4.L68]+[$P5.L68]+[$P6.L68]+[$P7.L68]+[$P8.L68]+[$p9.L68]+[$P10.L68]=0;&quot; &quot;;[$P1.L68]+[$P2.L68]+[$P3.L68]+[$P4.L68]+[$P5.L68]+[$P6.L68]+[$P7.L68]+[$P8.L68]+[$p9.L68]+[$P10.L68])" office:value-type="string" office:string-value=" " calcext:value-type="string">
            <text:p><text:s/></text:p>
          </table:table-cell>
          <table:table-cell table:style-name="ce242" table:formula="of:=IF([$P1.M68]+[$P2.M68]+[$P3.M68]+[$P4.M68]+[$P5.M68]+[$P6.M68]+[$P7.M68]+[$P8.M68]+[$p9.M68]+[$P10.M68]=0;&quot; &quot;;[$P1.M68]+[$P2.M68]+[$P3.M68]+[$P4.M68]+[$P5.M68]+[$P6.M68]+[$P7.M68]+[$P8.M68]+[$p9.M68]+[$P10.M68])" office:value-type="string" office:string-value=" " calcext:value-type="string">
            <text:p><text:s/></text:p>
          </table:table-cell>
          <table:table-cell table:style-name="ce242" table:formula="of:=IF([$P1.N68]+[$P2.N68]+[$P3.N68]+[$P4.N68]+[$P5.N68]+[$P6.N68]+[$P7.N68]+[$P8.N68]+[$p9.N68]+[$P10.N68]=0;&quot; &quot;;[$P1.N68]+[$P2.N68]+[$P3.N68]+[$P4.N68]+[$P5.N68]+[$P6.N68]+[$P7.N68]+[$P8.N68]+[$p9.N68]+[$P10.N68])" office:value-type="string" office:string-value=" " calcext:value-type="string">
            <text:p><text:s/></text:p>
          </table:table-cell>
          <table:table-cell table:style-name="ce242" table:formula="of:=IF([$P1.O68]+[$P2.O68]+[$P3.O68]+[$P4.O68]+[$P5.O68]+[$P6.O68]+[$P7.O68]+[$P8.O68]+[$p9.O68]+[$P10.O68]=0;&quot; &quot;;[$P1.O68]+[$P2.O68]+[$P3.O68]+[$P4.O68]+[$P5.O68]+[$P6.O68]+[$P7.O68]+[$P8.O68]+[$p9.O68]+[$P10.O68])" office:value-type="string" office:string-value=" " calcext:value-type="string">
            <text:p><text:s/></text:p>
          </table:table-cell>
          <table:table-cell table:style-name="ce242" table:formula="of:=IF([$P1.P68]+[$P2.P68]+[$P3.P68]+[$P4.P68]+[$P5.P68]+[$P6.P68]+[$P7.P68]+[$P8.P68]+[$p9.P68]+[$P10.P68]=0;&quot; &quot;;[$P1.P68]+[$P2.P68]+[$P3.P68]+[$P4.P68]+[$P5.P68]+[$P6.P68]+[$P7.P68]+[$P8.P68]+[$p9.P68]+[$P10.P68])" office:value-type="string" office:string-value=" " calcext:value-type="string">
            <text:p><text:s/></text:p>
          </table:table-cell>
          <table:table-cell table:style-name="ce242" table:formula="of:=IF([$P1.Q68]+[$P2.Q68]+[$P3.Q68]+[$P4.Q68]+[$P5.Q68]+[$P6.Q68]+[$P7.Q68]+[$P8.Q68]+[$p9.Q68]+[$P10.Q68]=0;&quot; &quot;;[$P1.Q68]+[$P2.Q68]+[$P3.Q68]+[$P4.Q68]+[$P5.Q68]+[$P6.Q68]+[$P7.Q68]+[$P8.Q68]+[$p9.Q68]+[$P10.Q68])" office:value-type="string" office:string-value=" " calcext:value-type="string">
            <text:p><text:s/></text:p>
          </table:table-cell>
          <table:table-cell table:style-name="ce242" table:formula="of:=IF([$P1.R68]+[$P2.R68]+[$P3.R68]+[$P4.R68]+[$P5.R68]+[$P6.R68]+[$P7.R68]+[$P8.R68]+[$p9.R68]+[$P10.R68]=0;&quot; &quot;;[$P1.R68]+[$P2.R68]+[$P3.R68]+[$P4.R68]+[$P5.R68]+[$P6.R68]+[$P7.R68]+[$P8.R68]+[$p9.R68]+[$P10.R68])" office:value-type="string" office:string-value=" " calcext:value-type="string">
            <text:p><text:s/></text:p>
          </table:table-cell>
          <table:table-cell table:style-name="ce242" table:formula="of:=IF([$P1.S68]+[$P2.S68]+[$P3.S68]+[$P4.S68]+[$P5.S68]+[$P6.S68]+[$P7.S68]+[$P8.S68]+[$p9.S68]+[$P10.S68]=0;&quot; &quot;;[$P1.S68]+[$P2.S68]+[$P3.S68]+[$P4.S68]+[$P5.S68]+[$P6.S68]+[$P7.S68]+[$P8.S68]+[$p9.S68]+[$P10.S68])" office:value-type="string" office:string-value=" " calcext:value-type="string">
            <text:p><text:s/></text:p>
          </table:table-cell>
          <table:table-cell table:style-name="ce242" table:formula="of:=IF([$P1.T68]+[$P2.T68]+[$P3.T68]+[$P4.T68]+[$P5.T68]+[$P6.T68]+[$P7.T68]+[$P8.T68]+[$p9.T68]+[$P10.T68]=0;&quot; &quot;;[$P1.T68]+[$P2.T68]+[$P3.T68]+[$P4.T68]+[$P5.T68]+[$P6.T68]+[$P7.T68]+[$P8.T68]+[$p9.T68]+[$P10.T68])" office:value-type="string" office:string-value=" " calcext:value-type="string">
            <text:p><text:s/></text:p>
          </table:table-cell>
          <table:table-cell table:style-name="ce242" table:formula="of:=IF([$P1.U68]+[$P2.U68]+[$P3.U68]+[$P4.U68]+[$P5.U68]+[$P6.U68]+[$P7.U68]+[$P8.U68]+[$p9.U68]+[$P10.U68]=0;&quot; &quot;;[$P1.U68]+[$P2.U68]+[$P3.U68]+[$P4.U68]+[$P5.U68]+[$P6.U68]+[$P7.U68]+[$P8.U68]+[$p9.U68]+[$P10.U68])" office:value-type="string" office:string-value=" " calcext:value-type="string">
            <text:p><text:s/></text:p>
          </table:table-cell>
          <table:table-cell table:style-name="ce242" table:formula="of:=IF([$P1.V68]+[$P2.V68]+[$P3.V68]+[$P4.V68]+[$P5.V68]+[$P6.V68]+[$P7.V68]+[$P8.V68]+[$p9.V68]+[$P10.V68]=0;&quot; &quot;;[$P1.V68]+[$P2.V68]+[$P3.V68]+[$P4.V68]+[$P5.V68]+[$P6.V68]+[$P7.V68]+[$P8.V68]+[$p9.V68]+[$P10.V68])" office:value-type="string" office:string-value=" " calcext:value-type="string">
            <text:p><text:s/></text:p>
          </table:table-cell>
          <table:table-cell table:style-name="ce242" table:formula="of:=IF([$P1.W68]+[$P2.W68]+[$P3.W68]+[$P4.W68]+[$P5.W68]+[$P6.W68]+[$P7.W68]+[$P8.W68]+[$p9.W68]+[$P10.W68]=0;&quot; &quot;;[$P1.W68]+[$P2.W68]+[$P3.W68]+[$P4.W68]+[$P5.W68]+[$P6.W68]+[$P7.W68]+[$P8.W68]+[$p9.W68]+[$P10.W68])" office:value-type="string" office:string-value=" " calcext:value-type="string">
            <text:p><text:s/></text:p>
          </table:table-cell>
          <table:table-cell table:style-name="ce242" table:formula="of:=IF([$P1.X68]+[$P2.X68]+[$P3.X68]+[$P4.X68]+[$P5.X68]+[$P6.X68]+[$P7.X68]+[$P8.X68]+[$p9.X68]+[$P10.X68]=0;&quot; &quot;;[$P1.X68]+[$P2.X68]+[$P3.X68]+[$P4.X68]+[$P5.X68]+[$P6.X68]+[$P7.X68]+[$P8.X68]+[$p9.X68]+[$P10.X68])" office:value-type="string" office:string-value=" " calcext:value-type="string">
            <text:p><text:s/></text:p>
          </table:table-cell>
          <table:table-cell table:style-name="ce242" table:formula="of:=IF([$P1.Y68]+[$P2.Y68]+[$P3.Y68]+[$P4.Y68]+[$P5.Y68]+[$P6.Y68]+[$P7.Y68]+[$P8.Y68]+[$p9.Y68]+[$P10.Y68]=0;&quot; &quot;;[$P1.Y68]+[$P2.Y68]+[$P3.Y68]+[$P4.Y68]+[$P5.Y68]+[$P6.Y68]+[$P7.Y68]+[$P8.Y68]+[$p9.Y68]+[$P10.Y68])" office:value-type="string" office:string-value=" " calcext:value-type="string">
            <text:p><text:s/></text:p>
          </table:table-cell>
          <table:table-cell table:style-name="ce242" table:formula="of:=IF([$P1.Z68]+[$P2.Z68]+[$P3.Z68]+[$P4.Z68]+[$P5.Z68]+[$P6.Z68]+[$P7.Z68]+[$P8.Z68]+[$p9.Z68]+[$P10.Z68]=0;&quot; &quot;;[$P1.Z68]+[$P2.Z68]+[$P3.Z68]+[$P4.Z68]+[$P5.Z68]+[$P6.Z68]+[$P7.Z68]+[$P8.Z68]+[$p9.Z68]+[$P10.Z68])" office:value-type="string" office:string-value=" " calcext:value-type="string">
            <text:p><text:s/></text:p>
          </table:table-cell>
          <table:table-cell table:style-name="ce242" table:formula="of:=IF([$P1.AA68]+[$P2.AA68]+[$P3.AA68]+[$P4.AA68]+[$P5.AA68]+[$P6.AA68]+[$P7.AA68]+[$P8.AA68]+[$p9.AA68]+[$P10.AA68]=0;&quot; &quot;;[$P1.AA68]+[$P2.AA68]+[$P3.AA68]+[$P4.AA68]+[$P5.AA68]+[$P6.AA68]+[$P7.AA68]+[$P8.AA68]+[$p9.AA68]+[$P10.AA68])" office:value-type="string" office:string-value=" " calcext:value-type="string">
            <text:p><text:s/></text:p>
          </table:table-cell>
          <table:table-cell table:style-name="ce242" table:formula="of:=IF([$P1.AB68]+[$P2.AB68]+[$P3.AB68]+[$P4.AB68]+[$P5.AB68]+[$P6.AB68]+[$P7.AB68]+[$P8.AB68]+[$p9.AB68]+[$P10.AB68]=0;&quot; &quot;;[$P1.AB68]+[$P2.AB68]+[$P3.AB68]+[$P4.AB68]+[$P5.AB68]+[$P6.AB68]+[$P7.AB68]+[$P8.AB68]+[$p9.AB68]+[$P10.AB68])" office:value-type="string" office:string-value=" " calcext:value-type="string">
            <text:p><text:s/></text:p>
          </table:table-cell>
          <table:table-cell table:style-name="ce250" table:formula="of:=IF([$P1.AC68]+[$P2.AC68]+[$P3.AC68]+[$P4.AC68]+[$P5.AC68]+[$P6.AC68]+[$P7.AC68]+[$P8.AC68]+[$p9.AC68]+[$P10.AC68]=0;&quot; &quot;;[$P1.AC68]+[$P2.AC68]+[$P3.AC68]+[$P4.AC68]+[$P5.AC68]+[$P6.AC68]+[$P7.AC68]+[$P8.AC68]+[$p9.AC68]+[$P10.AC68])" office:value-type="string" office:string-value=" " calcext:value-type="string">
            <text:p><text:s/></text:p>
          </table:table-cell>
          <table:table-cell table:style-name="ce256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69]" office:value-type="float" office:value="0" calcext:value-type="float">
            <text:p>0</text:p>
          </table:table-cell>
          <table:table-cell table:style-name="ce2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69]+[$P2.G69]+[$P3.G69]+[$P4.G69]+[$P5.G69]+[$P6.G69]+[$P7.G69]+[$P8.G69]+[$p9.G69]+[$P10.G69]=0;&quot; &quot;;[$P1.G69]+[$P2.G69]+[$P3.G69]+[$P4.G69]+[$P5.G69]+[$P6.G69]+[$P7.G69]+[$P8.G69]+[$p9.G69]+[$P10.G69])" office:value-type="string" office:string-value=" " calcext:value-type="string">
            <text:p><text:s/></text:p>
          </table:table-cell>
          <table:table-cell table:style-name="ce242" table:formula="of:=IF([$P1.H69]+[$P2.H69]+[$P3.H69]+[$P4.H69]+[$P5.H69]+[$P6.H69]+[$P7.H69]+[$P8.H69]+[$p9.H69]+[$P10.H69]=0;&quot; &quot;;[$P1.H69]+[$P2.H69]+[$P3.H69]+[$P4.H69]+[$P5.H69]+[$P6.H69]+[$P7.H69]+[$P8.H69]+[$p9.H69]+[$P10.H69])" office:value-type="string" office:string-value=" " calcext:value-type="string">
            <text:p><text:s/></text:p>
          </table:table-cell>
          <table:table-cell table:style-name="ce242" table:formula="of:=IF([$P1.I69]+[$P2.I69]+[$P3.I69]+[$P4.I69]+[$P5.I69]+[$P6.I69]+[$P7.I69]+[$P8.I69]+[$p9.I69]+[$P10.I69]=0;&quot; &quot;;[$P1.I69]+[$P2.I69]+[$P3.I69]+[$P4.I69]+[$P5.I69]+[$P6.I69]+[$P7.I69]+[$P8.I69]+[$p9.I69]+[$P10.I69])" office:value-type="string" office:string-value=" " calcext:value-type="string">
            <text:p><text:s/></text:p>
          </table:table-cell>
          <table:table-cell table:style-name="ce242" table:formula="of:=IF([$P1.J69]+[$P2.J69]+[$P3.J69]+[$P4.J69]+[$P5.J69]+[$P6.J69]+[$P7.J69]+[$P8.J69]+[$p9.J69]+[$P10.J69]=0;&quot; &quot;;[$P1.J69]+[$P2.J69]+[$P3.J69]+[$P4.J69]+[$P5.J69]+[$P6.J69]+[$P7.J69]+[$P8.J69]+[$p9.J69]+[$P10.J69])" office:value-type="string" office:string-value=" " calcext:value-type="string">
            <text:p><text:s/></text:p>
          </table:table-cell>
          <table:table-cell table:style-name="ce242" table:formula="of:=IF([$P1.K69]+[$P2.K69]+[$P3.K69]+[$P4.K69]+[$P5.K69]+[$P6.K69]+[$P7.K69]+[$P8.K69]+[$p9.K69]+[$P10.K69]=0;&quot; &quot;;[$P1.K69]+[$P2.K69]+[$P3.K69]+[$P4.K69]+[$P5.K69]+[$P6.K69]+[$P7.K69]+[$P8.K69]+[$p9.K69]+[$P10.K69])" office:value-type="string" office:string-value=" " calcext:value-type="string">
            <text:p><text:s/></text:p>
          </table:table-cell>
          <table:table-cell table:style-name="ce242" table:formula="of:=IF([$P1.L69]+[$P2.L69]+[$P3.L69]+[$P4.L69]+[$P5.L69]+[$P6.L69]+[$P7.L69]+[$P8.L69]+[$p9.L69]+[$P10.L69]=0;&quot; &quot;;[$P1.L69]+[$P2.L69]+[$P3.L69]+[$P4.L69]+[$P5.L69]+[$P6.L69]+[$P7.L69]+[$P8.L69]+[$p9.L69]+[$P10.L69])" office:value-type="string" office:string-value=" " calcext:value-type="string">
            <text:p><text:s/></text:p>
          </table:table-cell>
          <table:table-cell table:style-name="ce242" table:formula="of:=IF([$P1.M69]+[$P2.M69]+[$P3.M69]+[$P4.M69]+[$P5.M69]+[$P6.M69]+[$P7.M69]+[$P8.M69]+[$p9.M69]+[$P10.M69]=0;&quot; &quot;;[$P1.M69]+[$P2.M69]+[$P3.M69]+[$P4.M69]+[$P5.M69]+[$P6.M69]+[$P7.M69]+[$P8.M69]+[$p9.M69]+[$P10.M69])" office:value-type="string" office:string-value=" " calcext:value-type="string">
            <text:p><text:s/></text:p>
          </table:table-cell>
          <table:table-cell table:style-name="ce242" table:formula="of:=IF([$P1.N69]+[$P2.N69]+[$P3.N69]+[$P4.N69]+[$P5.N69]+[$P6.N69]+[$P7.N69]+[$P8.N69]+[$p9.N69]+[$P10.N69]=0;&quot; &quot;;[$P1.N69]+[$P2.N69]+[$P3.N69]+[$P4.N69]+[$P5.N69]+[$P6.N69]+[$P7.N69]+[$P8.N69]+[$p9.N69]+[$P10.N69])" office:value-type="string" office:string-value=" " calcext:value-type="string">
            <text:p><text:s/></text:p>
          </table:table-cell>
          <table:table-cell table:style-name="ce242" table:formula="of:=IF([$P1.O69]+[$P2.O69]+[$P3.O69]+[$P4.O69]+[$P5.O69]+[$P6.O69]+[$P7.O69]+[$P8.O69]+[$p9.O69]+[$P10.O69]=0;&quot; &quot;;[$P1.O69]+[$P2.O69]+[$P3.O69]+[$P4.O69]+[$P5.O69]+[$P6.O69]+[$P7.O69]+[$P8.O69]+[$p9.O69]+[$P10.O69])" office:value-type="string" office:string-value=" " calcext:value-type="string">
            <text:p><text:s/></text:p>
          </table:table-cell>
          <table:table-cell table:style-name="ce242" table:formula="of:=IF([$P1.P69]+[$P2.P69]+[$P3.P69]+[$P4.P69]+[$P5.P69]+[$P6.P69]+[$P7.P69]+[$P8.P69]+[$p9.P69]+[$P10.P69]=0;&quot; &quot;;[$P1.P69]+[$P2.P69]+[$P3.P69]+[$P4.P69]+[$P5.P69]+[$P6.P69]+[$P7.P69]+[$P8.P69]+[$p9.P69]+[$P10.P69])" office:value-type="string" office:string-value=" " calcext:value-type="string">
            <text:p><text:s/></text:p>
          </table:table-cell>
          <table:table-cell table:style-name="ce242" table:formula="of:=IF([$P1.Q69]+[$P2.Q69]+[$P3.Q69]+[$P4.Q69]+[$P5.Q69]+[$P6.Q69]+[$P7.Q69]+[$P8.Q69]+[$p9.Q69]+[$P10.Q69]=0;&quot; &quot;;[$P1.Q69]+[$P2.Q69]+[$P3.Q69]+[$P4.Q69]+[$P5.Q69]+[$P6.Q69]+[$P7.Q69]+[$P8.Q69]+[$p9.Q69]+[$P10.Q69])" office:value-type="string" office:string-value=" " calcext:value-type="string">
            <text:p><text:s/></text:p>
          </table:table-cell>
          <table:table-cell table:style-name="ce242" table:formula="of:=IF([$P1.R69]+[$P2.R69]+[$P3.R69]+[$P4.R69]+[$P5.R69]+[$P6.R69]+[$P7.R69]+[$P8.R69]+[$p9.R69]+[$P10.R69]=0;&quot; &quot;;[$P1.R69]+[$P2.R69]+[$P3.R69]+[$P4.R69]+[$P5.R69]+[$P6.R69]+[$P7.R69]+[$P8.R69]+[$p9.R69]+[$P10.R69])" office:value-type="string" office:string-value=" " calcext:value-type="string">
            <text:p><text:s/></text:p>
          </table:table-cell>
          <table:table-cell table:style-name="ce242" table:formula="of:=IF([$P1.S69]+[$P2.S69]+[$P3.S69]+[$P4.S69]+[$P5.S69]+[$P6.S69]+[$P7.S69]+[$P8.S69]+[$p9.S69]+[$P10.S69]=0;&quot; &quot;;[$P1.S69]+[$P2.S69]+[$P3.S69]+[$P4.S69]+[$P5.S69]+[$P6.S69]+[$P7.S69]+[$P8.S69]+[$p9.S69]+[$P10.S69])" office:value-type="string" office:string-value=" " calcext:value-type="string">
            <text:p><text:s/></text:p>
          </table:table-cell>
          <table:table-cell table:style-name="ce242" table:formula="of:=IF([$P1.T69]+[$P2.T69]+[$P3.T69]+[$P4.T69]+[$P5.T69]+[$P6.T69]+[$P7.T69]+[$P8.T69]+[$p9.T69]+[$P10.T69]=0;&quot; &quot;;[$P1.T69]+[$P2.T69]+[$P3.T69]+[$P4.T69]+[$P5.T69]+[$P6.T69]+[$P7.T69]+[$P8.T69]+[$p9.T69]+[$P10.T69])" office:value-type="string" office:string-value=" " calcext:value-type="string">
            <text:p><text:s/></text:p>
          </table:table-cell>
          <table:table-cell table:style-name="ce242" table:formula="of:=IF([$P1.U69]+[$P2.U69]+[$P3.U69]+[$P4.U69]+[$P5.U69]+[$P6.U69]+[$P7.U69]+[$P8.U69]+[$p9.U69]+[$P10.U69]=0;&quot; &quot;;[$P1.U69]+[$P2.U69]+[$P3.U69]+[$P4.U69]+[$P5.U69]+[$P6.U69]+[$P7.U69]+[$P8.U69]+[$p9.U69]+[$P10.U69])" office:value-type="string" office:string-value=" " calcext:value-type="string">
            <text:p><text:s/></text:p>
          </table:table-cell>
          <table:table-cell table:style-name="ce242" table:formula="of:=IF([$P1.V69]+[$P2.V69]+[$P3.V69]+[$P4.V69]+[$P5.V69]+[$P6.V69]+[$P7.V69]+[$P8.V69]+[$p9.V69]+[$P10.V69]=0;&quot; &quot;;[$P1.V69]+[$P2.V69]+[$P3.V69]+[$P4.V69]+[$P5.V69]+[$P6.V69]+[$P7.V69]+[$P8.V69]+[$p9.V69]+[$P10.V69])" office:value-type="string" office:string-value=" " calcext:value-type="string">
            <text:p><text:s/></text:p>
          </table:table-cell>
          <table:table-cell table:style-name="ce242" table:formula="of:=IF([$P1.W69]+[$P2.W69]+[$P3.W69]+[$P4.W69]+[$P5.W69]+[$P6.W69]+[$P7.W69]+[$P8.W69]+[$p9.W69]+[$P10.W69]=0;&quot; &quot;;[$P1.W69]+[$P2.W69]+[$P3.W69]+[$P4.W69]+[$P5.W69]+[$P6.W69]+[$P7.W69]+[$P8.W69]+[$p9.W69]+[$P10.W69])" office:value-type="string" office:string-value=" " calcext:value-type="string">
            <text:p><text:s/></text:p>
          </table:table-cell>
          <table:table-cell table:style-name="ce242" table:formula="of:=IF([$P1.X69]+[$P2.X69]+[$P3.X69]+[$P4.X69]+[$P5.X69]+[$P6.X69]+[$P7.X69]+[$P8.X69]+[$p9.X69]+[$P10.X69]=0;&quot; &quot;;[$P1.X69]+[$P2.X69]+[$P3.X69]+[$P4.X69]+[$P5.X69]+[$P6.X69]+[$P7.X69]+[$P8.X69]+[$p9.X69]+[$P10.X69])" office:value-type="string" office:string-value=" " calcext:value-type="string">
            <text:p><text:s/></text:p>
          </table:table-cell>
          <table:table-cell table:style-name="ce242" table:formula="of:=IF([$P1.Y69]+[$P2.Y69]+[$P3.Y69]+[$P4.Y69]+[$P5.Y69]+[$P6.Y69]+[$P7.Y69]+[$P8.Y69]+[$p9.Y69]+[$P10.Y69]=0;&quot; &quot;;[$P1.Y69]+[$P2.Y69]+[$P3.Y69]+[$P4.Y69]+[$P5.Y69]+[$P6.Y69]+[$P7.Y69]+[$P8.Y69]+[$p9.Y69]+[$P10.Y69])" office:value-type="string" office:string-value=" " calcext:value-type="string">
            <text:p><text:s/></text:p>
          </table:table-cell>
          <table:table-cell table:style-name="ce242" table:formula="of:=IF([$P1.Z69]+[$P2.Z69]+[$P3.Z69]+[$P4.Z69]+[$P5.Z69]+[$P6.Z69]+[$P7.Z69]+[$P8.Z69]+[$p9.Z69]+[$P10.Z69]=0;&quot; &quot;;[$P1.Z69]+[$P2.Z69]+[$P3.Z69]+[$P4.Z69]+[$P5.Z69]+[$P6.Z69]+[$P7.Z69]+[$P8.Z69]+[$p9.Z69]+[$P10.Z69])" office:value-type="string" office:string-value=" " calcext:value-type="string">
            <text:p><text:s/></text:p>
          </table:table-cell>
          <table:table-cell table:style-name="ce242" table:formula="of:=IF([$P1.AA69]+[$P2.AA69]+[$P3.AA69]+[$P4.AA69]+[$P5.AA69]+[$P6.AA69]+[$P7.AA69]+[$P8.AA69]+[$p9.AA69]+[$P10.AA69]=0;&quot; &quot;;[$P1.AA69]+[$P2.AA69]+[$P3.AA69]+[$P4.AA69]+[$P5.AA69]+[$P6.AA69]+[$P7.AA69]+[$P8.AA69]+[$p9.AA69]+[$P10.AA69])" office:value-type="string" office:string-value=" " calcext:value-type="string">
            <text:p><text:s/></text:p>
          </table:table-cell>
          <table:table-cell table:style-name="ce242" table:formula="of:=IF([$P1.AB69]+[$P2.AB69]+[$P3.AB69]+[$P4.AB69]+[$P5.AB69]+[$P6.AB69]+[$P7.AB69]+[$P8.AB69]+[$p9.AB69]+[$P10.AB69]=0;&quot; &quot;;[$P1.AB69]+[$P2.AB69]+[$P3.AB69]+[$P4.AB69]+[$P5.AB69]+[$P6.AB69]+[$P7.AB69]+[$P8.AB69]+[$p9.AB69]+[$P10.AB69])" office:value-type="string" office:string-value=" " calcext:value-type="string">
            <text:p><text:s/></text:p>
          </table:table-cell>
          <table:table-cell table:style-name="ce250" table:formula="of:=IF([$P1.AC69]+[$P2.AC69]+[$P3.AC69]+[$P4.AC69]+[$P5.AC69]+[$P6.AC69]+[$P7.AC69]+[$P8.AC69]+[$p9.AC69]+[$P10.AC69]=0;&quot; &quot;;[$P1.AC69]+[$P2.AC69]+[$P3.AC69]+[$P4.AC69]+[$P5.AC69]+[$P6.AC69]+[$P7.AC69]+[$P8.AC69]+[$p9.AC69]+[$P10.AC69])" office:value-type="string" office:string-value=" " calcext:value-type="string">
            <text:p><text:s/></text:p>
          </table:table-cell>
          <table:table-cell table:style-name="ce256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0]" office:value-type="float" office:value="0" calcext:value-type="float">
            <text:p>0</text:p>
          </table:table-cell>
          <table:table-cell table:style-name="ce2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0]+[$P2.G70]+[$P3.G70]+[$P4.G70]+[$P5.G70]+[$P6.G70]+[$P7.G70]+[$P8.G70]+[$p9.G70]+[$P10.G70]=0;&quot; &quot;;[$P1.G70]+[$P2.G70]+[$P3.G70]+[$P4.G70]+[$P5.G70]+[$P6.G70]+[$P7.G70]+[$P8.G70]+[$p9.G70]+[$P10.G70])" office:value-type="string" office:string-value=" " calcext:value-type="string">
            <text:p><text:s/></text:p>
          </table:table-cell>
          <table:table-cell table:style-name="ce242" table:formula="of:=IF([$P1.H70]+[$P2.H70]+[$P3.H70]+[$P4.H70]+[$P5.H70]+[$P6.H70]+[$P7.H70]+[$P8.H70]+[$p9.H70]+[$P10.H70]=0;&quot; &quot;;[$P1.H70]+[$P2.H70]+[$P3.H70]+[$P4.H70]+[$P5.H70]+[$P6.H70]+[$P7.H70]+[$P8.H70]+[$p9.H70]+[$P10.H70])" office:value-type="string" office:string-value=" " calcext:value-type="string">
            <text:p><text:s/></text:p>
          </table:table-cell>
          <table:table-cell table:style-name="ce242" table:formula="of:=IF([$P1.I70]+[$P2.I70]+[$P3.I70]+[$P4.I70]+[$P5.I70]+[$P6.I70]+[$P7.I70]+[$P8.I70]+[$p9.I70]+[$P10.I70]=0;&quot; &quot;;[$P1.I70]+[$P2.I70]+[$P3.I70]+[$P4.I70]+[$P5.I70]+[$P6.I70]+[$P7.I70]+[$P8.I70]+[$p9.I70]+[$P10.I70])" office:value-type="string" office:string-value=" " calcext:value-type="string">
            <text:p><text:s/></text:p>
          </table:table-cell>
          <table:table-cell table:style-name="ce242" table:formula="of:=IF([$P1.J70]+[$P2.J70]+[$P3.J70]+[$P4.J70]+[$P5.J70]+[$P6.J70]+[$P7.J70]+[$P8.J70]+[$p9.J70]+[$P10.J70]=0;&quot; &quot;;[$P1.J70]+[$P2.J70]+[$P3.J70]+[$P4.J70]+[$P5.J70]+[$P6.J70]+[$P7.J70]+[$P8.J70]+[$p9.J70]+[$P10.J70])" office:value-type="string" office:string-value=" " calcext:value-type="string">
            <text:p><text:s/></text:p>
          </table:table-cell>
          <table:table-cell table:style-name="ce242" table:formula="of:=IF([$P1.K70]+[$P2.K70]+[$P3.K70]+[$P4.K70]+[$P5.K70]+[$P6.K70]+[$P7.K70]+[$P8.K70]+[$p9.K70]+[$P10.K70]=0;&quot; &quot;;[$P1.K70]+[$P2.K70]+[$P3.K70]+[$P4.K70]+[$P5.K70]+[$P6.K70]+[$P7.K70]+[$P8.K70]+[$p9.K70]+[$P10.K70])" office:value-type="string" office:string-value=" " calcext:value-type="string">
            <text:p><text:s/></text:p>
          </table:table-cell>
          <table:table-cell table:style-name="ce242" table:formula="of:=IF([$P1.L70]+[$P2.L70]+[$P3.L70]+[$P4.L70]+[$P5.L70]+[$P6.L70]+[$P7.L70]+[$P8.L70]+[$p9.L70]+[$P10.L70]=0;&quot; &quot;;[$P1.L70]+[$P2.L70]+[$P3.L70]+[$P4.L70]+[$P5.L70]+[$P6.L70]+[$P7.L70]+[$P8.L70]+[$p9.L70]+[$P10.L70])" office:value-type="string" office:string-value=" " calcext:value-type="string">
            <text:p><text:s/></text:p>
          </table:table-cell>
          <table:table-cell table:style-name="ce242" table:formula="of:=IF([$P1.M70]+[$P2.M70]+[$P3.M70]+[$P4.M70]+[$P5.M70]+[$P6.M70]+[$P7.M70]+[$P8.M70]+[$p9.M70]+[$P10.M70]=0;&quot; &quot;;[$P1.M70]+[$P2.M70]+[$P3.M70]+[$P4.M70]+[$P5.M70]+[$P6.M70]+[$P7.M70]+[$P8.M70]+[$p9.M70]+[$P10.M70])" office:value-type="string" office:string-value=" " calcext:value-type="string">
            <text:p><text:s/></text:p>
          </table:table-cell>
          <table:table-cell table:style-name="ce242" table:formula="of:=IF([$P1.N70]+[$P2.N70]+[$P3.N70]+[$P4.N70]+[$P5.N70]+[$P6.N70]+[$P7.N70]+[$P8.N70]+[$p9.N70]+[$P10.N70]=0;&quot; &quot;;[$P1.N70]+[$P2.N70]+[$P3.N70]+[$P4.N70]+[$P5.N70]+[$P6.N70]+[$P7.N70]+[$P8.N70]+[$p9.N70]+[$P10.N70])" office:value-type="string" office:string-value=" " calcext:value-type="string">
            <text:p><text:s/></text:p>
          </table:table-cell>
          <table:table-cell table:style-name="ce242" table:formula="of:=IF([$P1.O70]+[$P2.O70]+[$P3.O70]+[$P4.O70]+[$P5.O70]+[$P6.O70]+[$P7.O70]+[$P8.O70]+[$p9.O70]+[$P10.O70]=0;&quot; &quot;;[$P1.O70]+[$P2.O70]+[$P3.O70]+[$P4.O70]+[$P5.O70]+[$P6.O70]+[$P7.O70]+[$P8.O70]+[$p9.O70]+[$P10.O70])" office:value-type="string" office:string-value=" " calcext:value-type="string">
            <text:p><text:s/></text:p>
          </table:table-cell>
          <table:table-cell table:style-name="ce242" table:formula="of:=IF([$P1.P70]+[$P2.P70]+[$P3.P70]+[$P4.P70]+[$P5.P70]+[$P6.P70]+[$P7.P70]+[$P8.P70]+[$p9.P70]+[$P10.P70]=0;&quot; &quot;;[$P1.P70]+[$P2.P70]+[$P3.P70]+[$P4.P70]+[$P5.P70]+[$P6.P70]+[$P7.P70]+[$P8.P70]+[$p9.P70]+[$P10.P70])" office:value-type="string" office:string-value=" " calcext:value-type="string">
            <text:p><text:s/></text:p>
          </table:table-cell>
          <table:table-cell table:style-name="ce242" table:formula="of:=IF([$P1.Q70]+[$P2.Q70]+[$P3.Q70]+[$P4.Q70]+[$P5.Q70]+[$P6.Q70]+[$P7.Q70]+[$P8.Q70]+[$p9.Q70]+[$P10.Q70]=0;&quot; &quot;;[$P1.Q70]+[$P2.Q70]+[$P3.Q70]+[$P4.Q70]+[$P5.Q70]+[$P6.Q70]+[$P7.Q70]+[$P8.Q70]+[$p9.Q70]+[$P10.Q70])" office:value-type="string" office:string-value=" " calcext:value-type="string">
            <text:p><text:s/></text:p>
          </table:table-cell>
          <table:table-cell table:style-name="ce242" table:formula="of:=IF([$P1.R70]+[$P2.R70]+[$P3.R70]+[$P4.R70]+[$P5.R70]+[$P6.R70]+[$P7.R70]+[$P8.R70]+[$p9.R70]+[$P10.R70]=0;&quot; &quot;;[$P1.R70]+[$P2.R70]+[$P3.R70]+[$P4.R70]+[$P5.R70]+[$P6.R70]+[$P7.R70]+[$P8.R70]+[$p9.R70]+[$P10.R70])" office:value-type="string" office:string-value=" " calcext:value-type="string">
            <text:p><text:s/></text:p>
          </table:table-cell>
          <table:table-cell table:style-name="ce242" table:formula="of:=IF([$P1.S70]+[$P2.S70]+[$P3.S70]+[$P4.S70]+[$P5.S70]+[$P6.S70]+[$P7.S70]+[$P8.S70]+[$p9.S70]+[$P10.S70]=0;&quot; &quot;;[$P1.S70]+[$P2.S70]+[$P3.S70]+[$P4.S70]+[$P5.S70]+[$P6.S70]+[$P7.S70]+[$P8.S70]+[$p9.S70]+[$P10.S70])" office:value-type="string" office:string-value=" " calcext:value-type="string">
            <text:p><text:s/></text:p>
          </table:table-cell>
          <table:table-cell table:style-name="ce242" table:formula="of:=IF([$P1.T70]+[$P2.T70]+[$P3.T70]+[$P4.T70]+[$P5.T70]+[$P6.T70]+[$P7.T70]+[$P8.T70]+[$p9.T70]+[$P10.T70]=0;&quot; &quot;;[$P1.T70]+[$P2.T70]+[$P3.T70]+[$P4.T70]+[$P5.T70]+[$P6.T70]+[$P7.T70]+[$P8.T70]+[$p9.T70]+[$P10.T70])" office:value-type="string" office:string-value=" " calcext:value-type="string">
            <text:p><text:s/></text:p>
          </table:table-cell>
          <table:table-cell table:style-name="ce242" table:formula="of:=IF([$P1.U70]+[$P2.U70]+[$P3.U70]+[$P4.U70]+[$P5.U70]+[$P6.U70]+[$P7.U70]+[$P8.U70]+[$p9.U70]+[$P10.U70]=0;&quot; &quot;;[$P1.U70]+[$P2.U70]+[$P3.U70]+[$P4.U70]+[$P5.U70]+[$P6.U70]+[$P7.U70]+[$P8.U70]+[$p9.U70]+[$P10.U70])" office:value-type="string" office:string-value=" " calcext:value-type="string">
            <text:p><text:s/></text:p>
          </table:table-cell>
          <table:table-cell table:style-name="ce242" table:formula="of:=IF([$P1.V70]+[$P2.V70]+[$P3.V70]+[$P4.V70]+[$P5.V70]+[$P6.V70]+[$P7.V70]+[$P8.V70]+[$p9.V70]+[$P10.V70]=0;&quot; &quot;;[$P1.V70]+[$P2.V70]+[$P3.V70]+[$P4.V70]+[$P5.V70]+[$P6.V70]+[$P7.V70]+[$P8.V70]+[$p9.V70]+[$P10.V70])" office:value-type="string" office:string-value=" " calcext:value-type="string">
            <text:p><text:s/></text:p>
          </table:table-cell>
          <table:table-cell table:style-name="ce242" table:formula="of:=IF([$P1.W70]+[$P2.W70]+[$P3.W70]+[$P4.W70]+[$P5.W70]+[$P6.W70]+[$P7.W70]+[$P8.W70]+[$p9.W70]+[$P10.W70]=0;&quot; &quot;;[$P1.W70]+[$P2.W70]+[$P3.W70]+[$P4.W70]+[$P5.W70]+[$P6.W70]+[$P7.W70]+[$P8.W70]+[$p9.W70]+[$P10.W70])" office:value-type="string" office:string-value=" " calcext:value-type="string">
            <text:p><text:s/></text:p>
          </table:table-cell>
          <table:table-cell table:style-name="ce242" table:formula="of:=IF([$P1.X70]+[$P2.X70]+[$P3.X70]+[$P4.X70]+[$P5.X70]+[$P6.X70]+[$P7.X70]+[$P8.X70]+[$p9.X70]+[$P10.X70]=0;&quot; &quot;;[$P1.X70]+[$P2.X70]+[$P3.X70]+[$P4.X70]+[$P5.X70]+[$P6.X70]+[$P7.X70]+[$P8.X70]+[$p9.X70]+[$P10.X70])" office:value-type="string" office:string-value=" " calcext:value-type="string">
            <text:p><text:s/></text:p>
          </table:table-cell>
          <table:table-cell table:style-name="ce242" table:formula="of:=IF([$P1.Y70]+[$P2.Y70]+[$P3.Y70]+[$P4.Y70]+[$P5.Y70]+[$P6.Y70]+[$P7.Y70]+[$P8.Y70]+[$p9.Y70]+[$P10.Y70]=0;&quot; &quot;;[$P1.Y70]+[$P2.Y70]+[$P3.Y70]+[$P4.Y70]+[$P5.Y70]+[$P6.Y70]+[$P7.Y70]+[$P8.Y70]+[$p9.Y70]+[$P10.Y70])" office:value-type="string" office:string-value=" " calcext:value-type="string">
            <text:p><text:s/></text:p>
          </table:table-cell>
          <table:table-cell table:style-name="ce242" table:formula="of:=IF([$P1.Z70]+[$P2.Z70]+[$P3.Z70]+[$P4.Z70]+[$P5.Z70]+[$P6.Z70]+[$P7.Z70]+[$P8.Z70]+[$p9.Z70]+[$P10.Z70]=0;&quot; &quot;;[$P1.Z70]+[$P2.Z70]+[$P3.Z70]+[$P4.Z70]+[$P5.Z70]+[$P6.Z70]+[$P7.Z70]+[$P8.Z70]+[$p9.Z70]+[$P10.Z70])" office:value-type="string" office:string-value=" " calcext:value-type="string">
            <text:p><text:s/></text:p>
          </table:table-cell>
          <table:table-cell table:style-name="ce242" table:formula="of:=IF([$P1.AA70]+[$P2.AA70]+[$P3.AA70]+[$P4.AA70]+[$P5.AA70]+[$P6.AA70]+[$P7.AA70]+[$P8.AA70]+[$p9.AA70]+[$P10.AA70]=0;&quot; &quot;;[$P1.AA70]+[$P2.AA70]+[$P3.AA70]+[$P4.AA70]+[$P5.AA70]+[$P6.AA70]+[$P7.AA70]+[$P8.AA70]+[$p9.AA70]+[$P10.AA70])" office:value-type="string" office:string-value=" " calcext:value-type="string">
            <text:p><text:s/></text:p>
          </table:table-cell>
          <table:table-cell table:style-name="ce242" table:formula="of:=IF([$P1.AB70]+[$P2.AB70]+[$P3.AB70]+[$P4.AB70]+[$P5.AB70]+[$P6.AB70]+[$P7.AB70]+[$P8.AB70]+[$p9.AB70]+[$P10.AB70]=0;&quot; &quot;;[$P1.AB70]+[$P2.AB70]+[$P3.AB70]+[$P4.AB70]+[$P5.AB70]+[$P6.AB70]+[$P7.AB70]+[$P8.AB70]+[$p9.AB70]+[$P10.AB70])" office:value-type="string" office:string-value=" " calcext:value-type="string">
            <text:p><text:s/></text:p>
          </table:table-cell>
          <table:table-cell table:style-name="ce250" table:formula="of:=IF([$P1.AC70]+[$P2.AC70]+[$P3.AC70]+[$P4.AC70]+[$P5.AC70]+[$P6.AC70]+[$P7.AC70]+[$P8.AC70]+[$p9.AC70]+[$P10.AC70]=0;&quot; &quot;;[$P1.AC70]+[$P2.AC70]+[$P3.AC70]+[$P4.AC70]+[$P5.AC70]+[$P6.AC70]+[$P7.AC70]+[$P8.AC70]+[$p9.AC70]+[$P10.AC70])" office:value-type="string" office:string-value=" " calcext:value-type="string">
            <text:p><text:s/></text:p>
          </table:table-cell>
          <table:table-cell table:style-name="ce256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1]" office:value-type="float" office:value="0" calcext:value-type="float">
            <text:p>0</text:p>
          </table:table-cell>
          <table:table-cell table:style-name="ce2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1]+[$P2.G71]+[$P3.G71]+[$P4.G71]+[$P5.G71]+[$P6.G71]+[$P7.G71]+[$P8.G71]+[$p9.G71]+[$P10.G71]=0;&quot; &quot;;[$P1.G71]+[$P2.G71]+[$P3.G71]+[$P4.G71]+[$P5.G71]+[$P6.G71]+[$P7.G71]+[$P8.G71]+[$p9.G71]+[$P10.G71])" office:value-type="string" office:string-value=" " calcext:value-type="string">
            <text:p><text:s/></text:p>
          </table:table-cell>
          <table:table-cell table:style-name="ce242" table:formula="of:=IF([$P1.H71]+[$P2.H71]+[$P3.H71]+[$P4.H71]+[$P5.H71]+[$P6.H71]+[$P7.H71]+[$P8.H71]+[$p9.H71]+[$P10.H71]=0;&quot; &quot;;[$P1.H71]+[$P2.H71]+[$P3.H71]+[$P4.H71]+[$P5.H71]+[$P6.H71]+[$P7.H71]+[$P8.H71]+[$p9.H71]+[$P10.H71])" office:value-type="string" office:string-value=" " calcext:value-type="string">
            <text:p><text:s/></text:p>
          </table:table-cell>
          <table:table-cell table:style-name="ce242" table:formula="of:=IF([$P1.I71]+[$P2.I71]+[$P3.I71]+[$P4.I71]+[$P5.I71]+[$P6.I71]+[$P7.I71]+[$P8.I71]+[$p9.I71]+[$P10.I71]=0;&quot; &quot;;[$P1.I71]+[$P2.I71]+[$P3.I71]+[$P4.I71]+[$P5.I71]+[$P6.I71]+[$P7.I71]+[$P8.I71]+[$p9.I71]+[$P10.I71])" office:value-type="string" office:string-value=" " calcext:value-type="string">
            <text:p><text:s/></text:p>
          </table:table-cell>
          <table:table-cell table:style-name="ce242" table:formula="of:=IF([$P1.J71]+[$P2.J71]+[$P3.J71]+[$P4.J71]+[$P5.J71]+[$P6.J71]+[$P7.J71]+[$P8.J71]+[$p9.J71]+[$P10.J71]=0;&quot; &quot;;[$P1.J71]+[$P2.J71]+[$P3.J71]+[$P4.J71]+[$P5.J71]+[$P6.J71]+[$P7.J71]+[$P8.J71]+[$p9.J71]+[$P10.J71])" office:value-type="string" office:string-value=" " calcext:value-type="string">
            <text:p><text:s/></text:p>
          </table:table-cell>
          <table:table-cell table:style-name="ce242" table:formula="of:=IF([$P1.K71]+[$P2.K71]+[$P3.K71]+[$P4.K71]+[$P5.K71]+[$P6.K71]+[$P7.K71]+[$P8.K71]+[$p9.K71]+[$P10.K71]=0;&quot; &quot;;[$P1.K71]+[$P2.K71]+[$P3.K71]+[$P4.K71]+[$P5.K71]+[$P6.K71]+[$P7.K71]+[$P8.K71]+[$p9.K71]+[$P10.K71])" office:value-type="string" office:string-value=" " calcext:value-type="string">
            <text:p><text:s/></text:p>
          </table:table-cell>
          <table:table-cell table:style-name="ce242" table:formula="of:=IF([$P1.L71]+[$P2.L71]+[$P3.L71]+[$P4.L71]+[$P5.L71]+[$P6.L71]+[$P7.L71]+[$P8.L71]+[$p9.L71]+[$P10.L71]=0;&quot; &quot;;[$P1.L71]+[$P2.L71]+[$P3.L71]+[$P4.L71]+[$P5.L71]+[$P6.L71]+[$P7.L71]+[$P8.L71]+[$p9.L71]+[$P10.L71])" office:value-type="string" office:string-value=" " calcext:value-type="string">
            <text:p><text:s/></text:p>
          </table:table-cell>
          <table:table-cell table:style-name="ce242" table:formula="of:=IF([$P1.M71]+[$P2.M71]+[$P3.M71]+[$P4.M71]+[$P5.M71]+[$P6.M71]+[$P7.M71]+[$P8.M71]+[$p9.M71]+[$P10.M71]=0;&quot; &quot;;[$P1.M71]+[$P2.M71]+[$P3.M71]+[$P4.M71]+[$P5.M71]+[$P6.M71]+[$P7.M71]+[$P8.M71]+[$p9.M71]+[$P10.M71])" office:value-type="string" office:string-value=" " calcext:value-type="string">
            <text:p><text:s/></text:p>
          </table:table-cell>
          <table:table-cell table:style-name="ce242" table:formula="of:=IF([$P1.N71]+[$P2.N71]+[$P3.N71]+[$P4.N71]+[$P5.N71]+[$P6.N71]+[$P7.N71]+[$P8.N71]+[$p9.N71]+[$P10.N71]=0;&quot; &quot;;[$P1.N71]+[$P2.N71]+[$P3.N71]+[$P4.N71]+[$P5.N71]+[$P6.N71]+[$P7.N71]+[$P8.N71]+[$p9.N71]+[$P10.N71])" office:value-type="string" office:string-value=" " calcext:value-type="string">
            <text:p><text:s/></text:p>
          </table:table-cell>
          <table:table-cell table:style-name="ce242" table:formula="of:=IF([$P1.O71]+[$P2.O71]+[$P3.O71]+[$P4.O71]+[$P5.O71]+[$P6.O71]+[$P7.O71]+[$P8.O71]+[$p9.O71]+[$P10.O71]=0;&quot; &quot;;[$P1.O71]+[$P2.O71]+[$P3.O71]+[$P4.O71]+[$P5.O71]+[$P6.O71]+[$P7.O71]+[$P8.O71]+[$p9.O71]+[$P10.O71])" office:value-type="string" office:string-value=" " calcext:value-type="string">
            <text:p><text:s/></text:p>
          </table:table-cell>
          <table:table-cell table:style-name="ce242" table:formula="of:=IF([$P1.P71]+[$P2.P71]+[$P3.P71]+[$P4.P71]+[$P5.P71]+[$P6.P71]+[$P7.P71]+[$P8.P71]+[$p9.P71]+[$P10.P71]=0;&quot; &quot;;[$P1.P71]+[$P2.P71]+[$P3.P71]+[$P4.P71]+[$P5.P71]+[$P6.P71]+[$P7.P71]+[$P8.P71]+[$p9.P71]+[$P10.P71])" office:value-type="string" office:string-value=" " calcext:value-type="string">
            <text:p><text:s/></text:p>
          </table:table-cell>
          <table:table-cell table:style-name="ce242" table:formula="of:=IF([$P1.Q71]+[$P2.Q71]+[$P3.Q71]+[$P4.Q71]+[$P5.Q71]+[$P6.Q71]+[$P7.Q71]+[$P8.Q71]+[$p9.Q71]+[$P10.Q71]=0;&quot; &quot;;[$P1.Q71]+[$P2.Q71]+[$P3.Q71]+[$P4.Q71]+[$P5.Q71]+[$P6.Q71]+[$P7.Q71]+[$P8.Q71]+[$p9.Q71]+[$P10.Q71])" office:value-type="string" office:string-value=" " calcext:value-type="string">
            <text:p><text:s/></text:p>
          </table:table-cell>
          <table:table-cell table:style-name="ce242" table:formula="of:=IF([$P1.R71]+[$P2.R71]+[$P3.R71]+[$P4.R71]+[$P5.R71]+[$P6.R71]+[$P7.R71]+[$P8.R71]+[$p9.R71]+[$P10.R71]=0;&quot; &quot;;[$P1.R71]+[$P2.R71]+[$P3.R71]+[$P4.R71]+[$P5.R71]+[$P6.R71]+[$P7.R71]+[$P8.R71]+[$p9.R71]+[$P10.R71])" office:value-type="string" office:string-value=" " calcext:value-type="string">
            <text:p><text:s/></text:p>
          </table:table-cell>
          <table:table-cell table:style-name="ce242" table:formula="of:=IF([$P1.S71]+[$P2.S71]+[$P3.S71]+[$P4.S71]+[$P5.S71]+[$P6.S71]+[$P7.S71]+[$P8.S71]+[$p9.S71]+[$P10.S71]=0;&quot; &quot;;[$P1.S71]+[$P2.S71]+[$P3.S71]+[$P4.S71]+[$P5.S71]+[$P6.S71]+[$P7.S71]+[$P8.S71]+[$p9.S71]+[$P10.S71])" office:value-type="string" office:string-value=" " calcext:value-type="string">
            <text:p><text:s/></text:p>
          </table:table-cell>
          <table:table-cell table:style-name="ce242" table:formula="of:=IF([$P1.T71]+[$P2.T71]+[$P3.T71]+[$P4.T71]+[$P5.T71]+[$P6.T71]+[$P7.T71]+[$P8.T71]+[$p9.T71]+[$P10.T71]=0;&quot; &quot;;[$P1.T71]+[$P2.T71]+[$P3.T71]+[$P4.T71]+[$P5.T71]+[$P6.T71]+[$P7.T71]+[$P8.T71]+[$p9.T71]+[$P10.T71])" office:value-type="string" office:string-value=" " calcext:value-type="string">
            <text:p><text:s/></text:p>
          </table:table-cell>
          <table:table-cell table:style-name="ce242" table:formula="of:=IF([$P1.U71]+[$P2.U71]+[$P3.U71]+[$P4.U71]+[$P5.U71]+[$P6.U71]+[$P7.U71]+[$P8.U71]+[$p9.U71]+[$P10.U71]=0;&quot; &quot;;[$P1.U71]+[$P2.U71]+[$P3.U71]+[$P4.U71]+[$P5.U71]+[$P6.U71]+[$P7.U71]+[$P8.U71]+[$p9.U71]+[$P10.U71])" office:value-type="string" office:string-value=" " calcext:value-type="string">
            <text:p><text:s/></text:p>
          </table:table-cell>
          <table:table-cell table:style-name="ce242" table:formula="of:=IF([$P1.V71]+[$P2.V71]+[$P3.V71]+[$P4.V71]+[$P5.V71]+[$P6.V71]+[$P7.V71]+[$P8.V71]+[$p9.V71]+[$P10.V71]=0;&quot; &quot;;[$P1.V71]+[$P2.V71]+[$P3.V71]+[$P4.V71]+[$P5.V71]+[$P6.V71]+[$P7.V71]+[$P8.V71]+[$p9.V71]+[$P10.V71])" office:value-type="string" office:string-value=" " calcext:value-type="string">
            <text:p><text:s/></text:p>
          </table:table-cell>
          <table:table-cell table:style-name="ce242" table:formula="of:=IF([$P1.W71]+[$P2.W71]+[$P3.W71]+[$P4.W71]+[$P5.W71]+[$P6.W71]+[$P7.W71]+[$P8.W71]+[$p9.W71]+[$P10.W71]=0;&quot; &quot;;[$P1.W71]+[$P2.W71]+[$P3.W71]+[$P4.W71]+[$P5.W71]+[$P6.W71]+[$P7.W71]+[$P8.W71]+[$p9.W71]+[$P10.W71])" office:value-type="string" office:string-value=" " calcext:value-type="string">
            <text:p><text:s/></text:p>
          </table:table-cell>
          <table:table-cell table:style-name="ce242" table:formula="of:=IF([$P1.X71]+[$P2.X71]+[$P3.X71]+[$P4.X71]+[$P5.X71]+[$P6.X71]+[$P7.X71]+[$P8.X71]+[$p9.X71]+[$P10.X71]=0;&quot; &quot;;[$P1.X71]+[$P2.X71]+[$P3.X71]+[$P4.X71]+[$P5.X71]+[$P6.X71]+[$P7.X71]+[$P8.X71]+[$p9.X71]+[$P10.X71])" office:value-type="string" office:string-value=" " calcext:value-type="string">
            <text:p><text:s/></text:p>
          </table:table-cell>
          <table:table-cell table:style-name="ce242" table:formula="of:=IF([$P1.Y71]+[$P2.Y71]+[$P3.Y71]+[$P4.Y71]+[$P5.Y71]+[$P6.Y71]+[$P7.Y71]+[$P8.Y71]+[$p9.Y71]+[$P10.Y71]=0;&quot; &quot;;[$P1.Y71]+[$P2.Y71]+[$P3.Y71]+[$P4.Y71]+[$P5.Y71]+[$P6.Y71]+[$P7.Y71]+[$P8.Y71]+[$p9.Y71]+[$P10.Y71])" office:value-type="string" office:string-value=" " calcext:value-type="string">
            <text:p><text:s/></text:p>
          </table:table-cell>
          <table:table-cell table:style-name="ce242" table:formula="of:=IF([$P1.Z71]+[$P2.Z71]+[$P3.Z71]+[$P4.Z71]+[$P5.Z71]+[$P6.Z71]+[$P7.Z71]+[$P8.Z71]+[$p9.Z71]+[$P10.Z71]=0;&quot; &quot;;[$P1.Z71]+[$P2.Z71]+[$P3.Z71]+[$P4.Z71]+[$P5.Z71]+[$P6.Z71]+[$P7.Z71]+[$P8.Z71]+[$p9.Z71]+[$P10.Z71])" office:value-type="string" office:string-value=" " calcext:value-type="string">
            <text:p><text:s/></text:p>
          </table:table-cell>
          <table:table-cell table:style-name="ce242" table:formula="of:=IF([$P1.AA71]+[$P2.AA71]+[$P3.AA71]+[$P4.AA71]+[$P5.AA71]+[$P6.AA71]+[$P7.AA71]+[$P8.AA71]+[$p9.AA71]+[$P10.AA71]=0;&quot; &quot;;[$P1.AA71]+[$P2.AA71]+[$P3.AA71]+[$P4.AA71]+[$P5.AA71]+[$P6.AA71]+[$P7.AA71]+[$P8.AA71]+[$p9.AA71]+[$P10.AA71])" office:value-type="string" office:string-value=" " calcext:value-type="string">
            <text:p><text:s/></text:p>
          </table:table-cell>
          <table:table-cell table:style-name="ce242" table:formula="of:=IF([$P1.AB71]+[$P2.AB71]+[$P3.AB71]+[$P4.AB71]+[$P5.AB71]+[$P6.AB71]+[$P7.AB71]+[$P8.AB71]+[$p9.AB71]+[$P10.AB71]=0;&quot; &quot;;[$P1.AB71]+[$P2.AB71]+[$P3.AB71]+[$P4.AB71]+[$P5.AB71]+[$P6.AB71]+[$P7.AB71]+[$P8.AB71]+[$p9.AB71]+[$P10.AB71])" office:value-type="string" office:string-value=" " calcext:value-type="string">
            <text:p><text:s/></text:p>
          </table:table-cell>
          <table:table-cell table:style-name="ce250" table:formula="of:=IF([$P1.AC71]+[$P2.AC71]+[$P3.AC71]+[$P4.AC71]+[$P5.AC71]+[$P6.AC71]+[$P7.AC71]+[$P8.AC71]+[$p9.AC71]+[$P10.AC71]=0;&quot; &quot;;[$P1.AC71]+[$P2.AC71]+[$P3.AC71]+[$P4.AC71]+[$P5.AC71]+[$P6.AC71]+[$P7.AC71]+[$P8.AC71]+[$p9.AC71]+[$P10.AC71])" office:value-type="string" office:string-value=" " calcext:value-type="string">
            <text:p><text:s/></text:p>
          </table:table-cell>
          <table:table-cell table:style-name="ce256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2]" office:value-type="float" office:value="0" calcext:value-type="float">
            <text:p>0</text:p>
          </table:table-cell>
          <table:table-cell table:style-name="ce2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2]+[$P2.G72]+[$P3.G72]+[$P4.G72]+[$P5.G72]+[$P6.G72]+[$P7.G72]+[$P8.G72]+[$p9.G72]+[$P10.G72]=0;&quot; &quot;;[$P1.G72]+[$P2.G72]+[$P3.G72]+[$P4.G72]+[$P5.G72]+[$P6.G72]+[$P7.G72]+[$P8.G72]+[$p9.G72]+[$P10.G72])" office:value-type="string" office:string-value=" " calcext:value-type="string">
            <text:p><text:s/></text:p>
          </table:table-cell>
          <table:table-cell table:style-name="ce242" table:formula="of:=IF([$P1.H72]+[$P2.H72]+[$P3.H72]+[$P4.H72]+[$P5.H72]+[$P6.H72]+[$P7.H72]+[$P8.H72]+[$p9.H72]+[$P10.H72]=0;&quot; &quot;;[$P1.H72]+[$P2.H72]+[$P3.H72]+[$P4.H72]+[$P5.H72]+[$P6.H72]+[$P7.H72]+[$P8.H72]+[$p9.H72]+[$P10.H72])" office:value-type="string" office:string-value=" " calcext:value-type="string">
            <text:p><text:s/></text:p>
          </table:table-cell>
          <table:table-cell table:style-name="ce242" table:formula="of:=IF([$P1.I72]+[$P2.I72]+[$P3.I72]+[$P4.I72]+[$P5.I72]+[$P6.I72]+[$P7.I72]+[$P8.I72]+[$p9.I72]+[$P10.I72]=0;&quot; &quot;;[$P1.I72]+[$P2.I72]+[$P3.I72]+[$P4.I72]+[$P5.I72]+[$P6.I72]+[$P7.I72]+[$P8.I72]+[$p9.I72]+[$P10.I72])" office:value-type="string" office:string-value=" " calcext:value-type="string">
            <text:p><text:s/></text:p>
          </table:table-cell>
          <table:table-cell table:style-name="ce242" table:formula="of:=IF([$P1.J72]+[$P2.J72]+[$P3.J72]+[$P4.J72]+[$P5.J72]+[$P6.J72]+[$P7.J72]+[$P8.J72]+[$p9.J72]+[$P10.J72]=0;&quot; &quot;;[$P1.J72]+[$P2.J72]+[$P3.J72]+[$P4.J72]+[$P5.J72]+[$P6.J72]+[$P7.J72]+[$P8.J72]+[$p9.J72]+[$P10.J72])" office:value-type="string" office:string-value=" " calcext:value-type="string">
            <text:p><text:s/></text:p>
          </table:table-cell>
          <table:table-cell table:style-name="ce242" table:formula="of:=IF([$P1.K72]+[$P2.K72]+[$P3.K72]+[$P4.K72]+[$P5.K72]+[$P6.K72]+[$P7.K72]+[$P8.K72]+[$p9.K72]+[$P10.K72]=0;&quot; &quot;;[$P1.K72]+[$P2.K72]+[$P3.K72]+[$P4.K72]+[$P5.K72]+[$P6.K72]+[$P7.K72]+[$P8.K72]+[$p9.K72]+[$P10.K72])" office:value-type="string" office:string-value=" " calcext:value-type="string">
            <text:p><text:s/></text:p>
          </table:table-cell>
          <table:table-cell table:style-name="ce242" table:formula="of:=IF([$P1.L72]+[$P2.L72]+[$P3.L72]+[$P4.L72]+[$P5.L72]+[$P6.L72]+[$P7.L72]+[$P8.L72]+[$p9.L72]+[$P10.L72]=0;&quot; &quot;;[$P1.L72]+[$P2.L72]+[$P3.L72]+[$P4.L72]+[$P5.L72]+[$P6.L72]+[$P7.L72]+[$P8.L72]+[$p9.L72]+[$P10.L72])" office:value-type="string" office:string-value=" " calcext:value-type="string">
            <text:p><text:s/></text:p>
          </table:table-cell>
          <table:table-cell table:style-name="ce242" table:formula="of:=IF([$P1.M72]+[$P2.M72]+[$P3.M72]+[$P4.M72]+[$P5.M72]+[$P6.M72]+[$P7.M72]+[$P8.M72]+[$p9.M72]+[$P10.M72]=0;&quot; &quot;;[$P1.M72]+[$P2.M72]+[$P3.M72]+[$P4.M72]+[$P5.M72]+[$P6.M72]+[$P7.M72]+[$P8.M72]+[$p9.M72]+[$P10.M72])" office:value-type="string" office:string-value=" " calcext:value-type="string">
            <text:p><text:s/></text:p>
          </table:table-cell>
          <table:table-cell table:style-name="ce242" table:formula="of:=IF([$P1.N72]+[$P2.N72]+[$P3.N72]+[$P4.N72]+[$P5.N72]+[$P6.N72]+[$P7.N72]+[$P8.N72]+[$p9.N72]+[$P10.N72]=0;&quot; &quot;;[$P1.N72]+[$P2.N72]+[$P3.N72]+[$P4.N72]+[$P5.N72]+[$P6.N72]+[$P7.N72]+[$P8.N72]+[$p9.N72]+[$P10.N72])" office:value-type="string" office:string-value=" " calcext:value-type="string">
            <text:p><text:s/></text:p>
          </table:table-cell>
          <table:table-cell table:style-name="ce242" table:formula="of:=IF([$P1.O72]+[$P2.O72]+[$P3.O72]+[$P4.O72]+[$P5.O72]+[$P6.O72]+[$P7.O72]+[$P8.O72]+[$p9.O72]+[$P10.O72]=0;&quot; &quot;;[$P1.O72]+[$P2.O72]+[$P3.O72]+[$P4.O72]+[$P5.O72]+[$P6.O72]+[$P7.O72]+[$P8.O72]+[$p9.O72]+[$P10.O72])" office:value-type="string" office:string-value=" " calcext:value-type="string">
            <text:p><text:s/></text:p>
          </table:table-cell>
          <table:table-cell table:style-name="ce242" table:formula="of:=IF([$P1.P72]+[$P2.P72]+[$P3.P72]+[$P4.P72]+[$P5.P72]+[$P6.P72]+[$P7.P72]+[$P8.P72]+[$p9.P72]+[$P10.P72]=0;&quot; &quot;;[$P1.P72]+[$P2.P72]+[$P3.P72]+[$P4.P72]+[$P5.P72]+[$P6.P72]+[$P7.P72]+[$P8.P72]+[$p9.P72]+[$P10.P72])" office:value-type="string" office:string-value=" " calcext:value-type="string">
            <text:p><text:s/></text:p>
          </table:table-cell>
          <table:table-cell table:style-name="ce242" table:formula="of:=IF([$P1.Q72]+[$P2.Q72]+[$P3.Q72]+[$P4.Q72]+[$P5.Q72]+[$P6.Q72]+[$P7.Q72]+[$P8.Q72]+[$p9.Q72]+[$P10.Q72]=0;&quot; &quot;;[$P1.Q72]+[$P2.Q72]+[$P3.Q72]+[$P4.Q72]+[$P5.Q72]+[$P6.Q72]+[$P7.Q72]+[$P8.Q72]+[$p9.Q72]+[$P10.Q72])" office:value-type="string" office:string-value=" " calcext:value-type="string">
            <text:p><text:s/></text:p>
          </table:table-cell>
          <table:table-cell table:style-name="ce242" table:formula="of:=IF([$P1.R72]+[$P2.R72]+[$P3.R72]+[$P4.R72]+[$P5.R72]+[$P6.R72]+[$P7.R72]+[$P8.R72]+[$p9.R72]+[$P10.R72]=0;&quot; &quot;;[$P1.R72]+[$P2.R72]+[$P3.R72]+[$P4.R72]+[$P5.R72]+[$P6.R72]+[$P7.R72]+[$P8.R72]+[$p9.R72]+[$P10.R72])" office:value-type="string" office:string-value=" " calcext:value-type="string">
            <text:p><text:s/></text:p>
          </table:table-cell>
          <table:table-cell table:style-name="ce242" table:formula="of:=IF([$P1.S72]+[$P2.S72]+[$P3.S72]+[$P4.S72]+[$P5.S72]+[$P6.S72]+[$P7.S72]+[$P8.S72]+[$p9.S72]+[$P10.S72]=0;&quot; &quot;;[$P1.S72]+[$P2.S72]+[$P3.S72]+[$P4.S72]+[$P5.S72]+[$P6.S72]+[$P7.S72]+[$P8.S72]+[$p9.S72]+[$P10.S72])" office:value-type="string" office:string-value=" " calcext:value-type="string">
            <text:p><text:s/></text:p>
          </table:table-cell>
          <table:table-cell table:style-name="ce242" table:formula="of:=IF([$P1.T72]+[$P2.T72]+[$P3.T72]+[$P4.T72]+[$P5.T72]+[$P6.T72]+[$P7.T72]+[$P8.T72]+[$p9.T72]+[$P10.T72]=0;&quot; &quot;;[$P1.T72]+[$P2.T72]+[$P3.T72]+[$P4.T72]+[$P5.T72]+[$P6.T72]+[$P7.T72]+[$P8.T72]+[$p9.T72]+[$P10.T72])" office:value-type="string" office:string-value=" " calcext:value-type="string">
            <text:p><text:s/></text:p>
          </table:table-cell>
          <table:table-cell table:style-name="ce242" table:formula="of:=IF([$P1.U72]+[$P2.U72]+[$P3.U72]+[$P4.U72]+[$P5.U72]+[$P6.U72]+[$P7.U72]+[$P8.U72]+[$p9.U72]+[$P10.U72]=0;&quot; &quot;;[$P1.U72]+[$P2.U72]+[$P3.U72]+[$P4.U72]+[$P5.U72]+[$P6.U72]+[$P7.U72]+[$P8.U72]+[$p9.U72]+[$P10.U72])" office:value-type="string" office:string-value=" " calcext:value-type="string">
            <text:p><text:s/></text:p>
          </table:table-cell>
          <table:table-cell table:style-name="ce242" table:formula="of:=IF([$P1.V72]+[$P2.V72]+[$P3.V72]+[$P4.V72]+[$P5.V72]+[$P6.V72]+[$P7.V72]+[$P8.V72]+[$p9.V72]+[$P10.V72]=0;&quot; &quot;;[$P1.V72]+[$P2.V72]+[$P3.V72]+[$P4.V72]+[$P5.V72]+[$P6.V72]+[$P7.V72]+[$P8.V72]+[$p9.V72]+[$P10.V72])" office:value-type="string" office:string-value=" " calcext:value-type="string">
            <text:p><text:s/></text:p>
          </table:table-cell>
          <table:table-cell table:style-name="ce242" table:formula="of:=IF([$P1.W72]+[$P2.W72]+[$P3.W72]+[$P4.W72]+[$P5.W72]+[$P6.W72]+[$P7.W72]+[$P8.W72]+[$p9.W72]+[$P10.W72]=0;&quot; &quot;;[$P1.W72]+[$P2.W72]+[$P3.W72]+[$P4.W72]+[$P5.W72]+[$P6.W72]+[$P7.W72]+[$P8.W72]+[$p9.W72]+[$P10.W72])" office:value-type="string" office:string-value=" " calcext:value-type="string">
            <text:p><text:s/></text:p>
          </table:table-cell>
          <table:table-cell table:style-name="ce242" table:formula="of:=IF([$P1.X72]+[$P2.X72]+[$P3.X72]+[$P4.X72]+[$P5.X72]+[$P6.X72]+[$P7.X72]+[$P8.X72]+[$p9.X72]+[$P10.X72]=0;&quot; &quot;;[$P1.X72]+[$P2.X72]+[$P3.X72]+[$P4.X72]+[$P5.X72]+[$P6.X72]+[$P7.X72]+[$P8.X72]+[$p9.X72]+[$P10.X72])" office:value-type="string" office:string-value=" " calcext:value-type="string">
            <text:p><text:s/></text:p>
          </table:table-cell>
          <table:table-cell table:style-name="ce242" table:formula="of:=IF([$P1.Y72]+[$P2.Y72]+[$P3.Y72]+[$P4.Y72]+[$P5.Y72]+[$P6.Y72]+[$P7.Y72]+[$P8.Y72]+[$p9.Y72]+[$P10.Y72]=0;&quot; &quot;;[$P1.Y72]+[$P2.Y72]+[$P3.Y72]+[$P4.Y72]+[$P5.Y72]+[$P6.Y72]+[$P7.Y72]+[$P8.Y72]+[$p9.Y72]+[$P10.Y72])" office:value-type="string" office:string-value=" " calcext:value-type="string">
            <text:p><text:s/></text:p>
          </table:table-cell>
          <table:table-cell table:style-name="ce242" table:formula="of:=IF([$P1.Z72]+[$P2.Z72]+[$P3.Z72]+[$P4.Z72]+[$P5.Z72]+[$P6.Z72]+[$P7.Z72]+[$P8.Z72]+[$p9.Z72]+[$P10.Z72]=0;&quot; &quot;;[$P1.Z72]+[$P2.Z72]+[$P3.Z72]+[$P4.Z72]+[$P5.Z72]+[$P6.Z72]+[$P7.Z72]+[$P8.Z72]+[$p9.Z72]+[$P10.Z72])" office:value-type="string" office:string-value=" " calcext:value-type="string">
            <text:p><text:s/></text:p>
          </table:table-cell>
          <table:table-cell table:style-name="ce242" table:formula="of:=IF([$P1.AA72]+[$P2.AA72]+[$P3.AA72]+[$P4.AA72]+[$P5.AA72]+[$P6.AA72]+[$P7.AA72]+[$P8.AA72]+[$p9.AA72]+[$P10.AA72]=0;&quot; &quot;;[$P1.AA72]+[$P2.AA72]+[$P3.AA72]+[$P4.AA72]+[$P5.AA72]+[$P6.AA72]+[$P7.AA72]+[$P8.AA72]+[$p9.AA72]+[$P10.AA72])" office:value-type="string" office:string-value=" " calcext:value-type="string">
            <text:p><text:s/></text:p>
          </table:table-cell>
          <table:table-cell table:style-name="ce242" table:formula="of:=IF([$P1.AB72]+[$P2.AB72]+[$P3.AB72]+[$P4.AB72]+[$P5.AB72]+[$P6.AB72]+[$P7.AB72]+[$P8.AB72]+[$p9.AB72]+[$P10.AB72]=0;&quot; &quot;;[$P1.AB72]+[$P2.AB72]+[$P3.AB72]+[$P4.AB72]+[$P5.AB72]+[$P6.AB72]+[$P7.AB72]+[$P8.AB72]+[$p9.AB72]+[$P10.AB72])" office:value-type="string" office:string-value=" " calcext:value-type="string">
            <text:p><text:s/></text:p>
          </table:table-cell>
          <table:table-cell table:style-name="ce250" table:formula="of:=IF([$P1.AC72]+[$P2.AC72]+[$P3.AC72]+[$P4.AC72]+[$P5.AC72]+[$P6.AC72]+[$P7.AC72]+[$P8.AC72]+[$p9.AC72]+[$P10.AC72]=0;&quot; &quot;;[$P1.AC72]+[$P2.AC72]+[$P3.AC72]+[$P4.AC72]+[$P5.AC72]+[$P6.AC72]+[$P7.AC72]+[$P8.AC72]+[$p9.AC72]+[$P10.AC72])" office:value-type="string" office:string-value=" " calcext:value-type="string">
            <text:p><text:s/></text:p>
          </table:table-cell>
          <table:table-cell table:style-name="ce256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3]" office:value-type="float" office:value="0" calcext:value-type="float">
            <text:p>0</text:p>
          </table:table-cell>
          <table:table-cell table:style-name="ce2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3]+[$P2.G73]+[$P3.G73]+[$P4.G73]+[$P5.G73]+[$P6.G73]+[$P7.G73]+[$P8.G73]+[$p9.G73]+[$P10.G73]=0;&quot; &quot;;[$P1.G73]+[$P2.G73]+[$P3.G73]+[$P4.G73]+[$P5.G73]+[$P6.G73]+[$P7.G73]+[$P8.G73]+[$p9.G73]+[$P10.G73])" office:value-type="string" office:string-value=" " calcext:value-type="string">
            <text:p><text:s/></text:p>
          </table:table-cell>
          <table:table-cell table:style-name="ce242" table:formula="of:=IF([$P1.H73]+[$P2.H73]+[$P3.H73]+[$P4.H73]+[$P5.H73]+[$P6.H73]+[$P7.H73]+[$P8.H73]+[$p9.H73]+[$P10.H73]=0;&quot; &quot;;[$P1.H73]+[$P2.H73]+[$P3.H73]+[$P4.H73]+[$P5.H73]+[$P6.H73]+[$P7.H73]+[$P8.H73]+[$p9.H73]+[$P10.H73])" office:value-type="string" office:string-value=" " calcext:value-type="string">
            <text:p><text:s/></text:p>
          </table:table-cell>
          <table:table-cell table:style-name="ce242" table:formula="of:=IF([$P1.I73]+[$P2.I73]+[$P3.I73]+[$P4.I73]+[$P5.I73]+[$P6.I73]+[$P7.I73]+[$P8.I73]+[$p9.I73]+[$P10.I73]=0;&quot; &quot;;[$P1.I73]+[$P2.I73]+[$P3.I73]+[$P4.I73]+[$P5.I73]+[$P6.I73]+[$P7.I73]+[$P8.I73]+[$p9.I73]+[$P10.I73])" office:value-type="string" office:string-value=" " calcext:value-type="string">
            <text:p><text:s/></text:p>
          </table:table-cell>
          <table:table-cell table:style-name="ce242" table:formula="of:=IF([$P1.J73]+[$P2.J73]+[$P3.J73]+[$P4.J73]+[$P5.J73]+[$P6.J73]+[$P7.J73]+[$P8.J73]+[$p9.J73]+[$P10.J73]=0;&quot; &quot;;[$P1.J73]+[$P2.J73]+[$P3.J73]+[$P4.J73]+[$P5.J73]+[$P6.J73]+[$P7.J73]+[$P8.J73]+[$p9.J73]+[$P10.J73])" office:value-type="string" office:string-value=" " calcext:value-type="string">
            <text:p><text:s/></text:p>
          </table:table-cell>
          <table:table-cell table:style-name="ce242" table:formula="of:=IF([$P1.K73]+[$P2.K73]+[$P3.K73]+[$P4.K73]+[$P5.K73]+[$P6.K73]+[$P7.K73]+[$P8.K73]+[$p9.K73]+[$P10.K73]=0;&quot; &quot;;[$P1.K73]+[$P2.K73]+[$P3.K73]+[$P4.K73]+[$P5.K73]+[$P6.K73]+[$P7.K73]+[$P8.K73]+[$p9.K73]+[$P10.K73])" office:value-type="string" office:string-value=" " calcext:value-type="string">
            <text:p><text:s/></text:p>
          </table:table-cell>
          <table:table-cell table:style-name="ce242" table:formula="of:=IF([$P1.L73]+[$P2.L73]+[$P3.L73]+[$P4.L73]+[$P5.L73]+[$P6.L73]+[$P7.L73]+[$P8.L73]+[$p9.L73]+[$P10.L73]=0;&quot; &quot;;[$P1.L73]+[$P2.L73]+[$P3.L73]+[$P4.L73]+[$P5.L73]+[$P6.L73]+[$P7.L73]+[$P8.L73]+[$p9.L73]+[$P10.L73])" office:value-type="string" office:string-value=" " calcext:value-type="string">
            <text:p><text:s/></text:p>
          </table:table-cell>
          <table:table-cell table:style-name="ce242" table:formula="of:=IF([$P1.M73]+[$P2.M73]+[$P3.M73]+[$P4.M73]+[$P5.M73]+[$P6.M73]+[$P7.M73]+[$P8.M73]+[$p9.M73]+[$P10.M73]=0;&quot; &quot;;[$P1.M73]+[$P2.M73]+[$P3.M73]+[$P4.M73]+[$P5.M73]+[$P6.M73]+[$P7.M73]+[$P8.M73]+[$p9.M73]+[$P10.M73])" office:value-type="string" office:string-value=" " calcext:value-type="string">
            <text:p><text:s/></text:p>
          </table:table-cell>
          <table:table-cell table:style-name="ce242" table:formula="of:=IF([$P1.N73]+[$P2.N73]+[$P3.N73]+[$P4.N73]+[$P5.N73]+[$P6.N73]+[$P7.N73]+[$P8.N73]+[$p9.N73]+[$P10.N73]=0;&quot; &quot;;[$P1.N73]+[$P2.N73]+[$P3.N73]+[$P4.N73]+[$P5.N73]+[$P6.N73]+[$P7.N73]+[$P8.N73]+[$p9.N73]+[$P10.N73])" office:value-type="string" office:string-value=" " calcext:value-type="string">
            <text:p><text:s/></text:p>
          </table:table-cell>
          <table:table-cell table:style-name="ce242" table:formula="of:=IF([$P1.O73]+[$P2.O73]+[$P3.O73]+[$P4.O73]+[$P5.O73]+[$P6.O73]+[$P7.O73]+[$P8.O73]+[$p9.O73]+[$P10.O73]=0;&quot; &quot;;[$P1.O73]+[$P2.O73]+[$P3.O73]+[$P4.O73]+[$P5.O73]+[$P6.O73]+[$P7.O73]+[$P8.O73]+[$p9.O73]+[$P10.O73])" office:value-type="string" office:string-value=" " calcext:value-type="string">
            <text:p><text:s/></text:p>
          </table:table-cell>
          <table:table-cell table:style-name="ce242" table:formula="of:=IF([$P1.P73]+[$P2.P73]+[$P3.P73]+[$P4.P73]+[$P5.P73]+[$P6.P73]+[$P7.P73]+[$P8.P73]+[$p9.P73]+[$P10.P73]=0;&quot; &quot;;[$P1.P73]+[$P2.P73]+[$P3.P73]+[$P4.P73]+[$P5.P73]+[$P6.P73]+[$P7.P73]+[$P8.P73]+[$p9.P73]+[$P10.P73])" office:value-type="string" office:string-value=" " calcext:value-type="string">
            <text:p><text:s/></text:p>
          </table:table-cell>
          <table:table-cell table:style-name="ce242" table:formula="of:=IF([$P1.Q73]+[$P2.Q73]+[$P3.Q73]+[$P4.Q73]+[$P5.Q73]+[$P6.Q73]+[$P7.Q73]+[$P8.Q73]+[$p9.Q73]+[$P10.Q73]=0;&quot; &quot;;[$P1.Q73]+[$P2.Q73]+[$P3.Q73]+[$P4.Q73]+[$P5.Q73]+[$P6.Q73]+[$P7.Q73]+[$P8.Q73]+[$p9.Q73]+[$P10.Q73])" office:value-type="string" office:string-value=" " calcext:value-type="string">
            <text:p><text:s/></text:p>
          </table:table-cell>
          <table:table-cell table:style-name="ce242" table:formula="of:=IF([$P1.R73]+[$P2.R73]+[$P3.R73]+[$P4.R73]+[$P5.R73]+[$P6.R73]+[$P7.R73]+[$P8.R73]+[$p9.R73]+[$P10.R73]=0;&quot; &quot;;[$P1.R73]+[$P2.R73]+[$P3.R73]+[$P4.R73]+[$P5.R73]+[$P6.R73]+[$P7.R73]+[$P8.R73]+[$p9.R73]+[$P10.R73])" office:value-type="string" office:string-value=" " calcext:value-type="string">
            <text:p><text:s/></text:p>
          </table:table-cell>
          <table:table-cell table:style-name="ce242" table:formula="of:=IF([$P1.S73]+[$P2.S73]+[$P3.S73]+[$P4.S73]+[$P5.S73]+[$P6.S73]+[$P7.S73]+[$P8.S73]+[$p9.S73]+[$P10.S73]=0;&quot; &quot;;[$P1.S73]+[$P2.S73]+[$P3.S73]+[$P4.S73]+[$P5.S73]+[$P6.S73]+[$P7.S73]+[$P8.S73]+[$p9.S73]+[$P10.S73])" office:value-type="string" office:string-value=" " calcext:value-type="string">
            <text:p><text:s/></text:p>
          </table:table-cell>
          <table:table-cell table:style-name="ce242" table:formula="of:=IF([$P1.T73]+[$P2.T73]+[$P3.T73]+[$P4.T73]+[$P5.T73]+[$P6.T73]+[$P7.T73]+[$P8.T73]+[$p9.T73]+[$P10.T73]=0;&quot; &quot;;[$P1.T73]+[$P2.T73]+[$P3.T73]+[$P4.T73]+[$P5.T73]+[$P6.T73]+[$P7.T73]+[$P8.T73]+[$p9.T73]+[$P10.T73])" office:value-type="string" office:string-value=" " calcext:value-type="string">
            <text:p><text:s/></text:p>
          </table:table-cell>
          <table:table-cell table:style-name="ce242" table:formula="of:=IF([$P1.U73]+[$P2.U73]+[$P3.U73]+[$P4.U73]+[$P5.U73]+[$P6.U73]+[$P7.U73]+[$P8.U73]+[$p9.U73]+[$P10.U73]=0;&quot; &quot;;[$P1.U73]+[$P2.U73]+[$P3.U73]+[$P4.U73]+[$P5.U73]+[$P6.U73]+[$P7.U73]+[$P8.U73]+[$p9.U73]+[$P10.U73])" office:value-type="string" office:string-value=" " calcext:value-type="string">
            <text:p><text:s/></text:p>
          </table:table-cell>
          <table:table-cell table:style-name="ce242" table:formula="of:=IF([$P1.V73]+[$P2.V73]+[$P3.V73]+[$P4.V73]+[$P5.V73]+[$P6.V73]+[$P7.V73]+[$P8.V73]+[$p9.V73]+[$P10.V73]=0;&quot; &quot;;[$P1.V73]+[$P2.V73]+[$P3.V73]+[$P4.V73]+[$P5.V73]+[$P6.V73]+[$P7.V73]+[$P8.V73]+[$p9.V73]+[$P10.V73])" office:value-type="string" office:string-value=" " calcext:value-type="string">
            <text:p><text:s/></text:p>
          </table:table-cell>
          <table:table-cell table:style-name="ce242" table:formula="of:=IF([$P1.W73]+[$P2.W73]+[$P3.W73]+[$P4.W73]+[$P5.W73]+[$P6.W73]+[$P7.W73]+[$P8.W73]+[$p9.W73]+[$P10.W73]=0;&quot; &quot;;[$P1.W73]+[$P2.W73]+[$P3.W73]+[$P4.W73]+[$P5.W73]+[$P6.W73]+[$P7.W73]+[$P8.W73]+[$p9.W73]+[$P10.W73])" office:value-type="string" office:string-value=" " calcext:value-type="string">
            <text:p><text:s/></text:p>
          </table:table-cell>
          <table:table-cell table:style-name="ce242" table:formula="of:=IF([$P1.X73]+[$P2.X73]+[$P3.X73]+[$P4.X73]+[$P5.X73]+[$P6.X73]+[$P7.X73]+[$P8.X73]+[$p9.X73]+[$P10.X73]=0;&quot; &quot;;[$P1.X73]+[$P2.X73]+[$P3.X73]+[$P4.X73]+[$P5.X73]+[$P6.X73]+[$P7.X73]+[$P8.X73]+[$p9.X73]+[$P10.X73])" office:value-type="string" office:string-value=" " calcext:value-type="string">
            <text:p><text:s/></text:p>
          </table:table-cell>
          <table:table-cell table:style-name="ce242" table:formula="of:=IF([$P1.Y73]+[$P2.Y73]+[$P3.Y73]+[$P4.Y73]+[$P5.Y73]+[$P6.Y73]+[$P7.Y73]+[$P8.Y73]+[$p9.Y73]+[$P10.Y73]=0;&quot; &quot;;[$P1.Y73]+[$P2.Y73]+[$P3.Y73]+[$P4.Y73]+[$P5.Y73]+[$P6.Y73]+[$P7.Y73]+[$P8.Y73]+[$p9.Y73]+[$P10.Y73])" office:value-type="string" office:string-value=" " calcext:value-type="string">
            <text:p><text:s/></text:p>
          </table:table-cell>
          <table:table-cell table:style-name="ce242" table:formula="of:=IF([$P1.Z73]+[$P2.Z73]+[$P3.Z73]+[$P4.Z73]+[$P5.Z73]+[$P6.Z73]+[$P7.Z73]+[$P8.Z73]+[$p9.Z73]+[$P10.Z73]=0;&quot; &quot;;[$P1.Z73]+[$P2.Z73]+[$P3.Z73]+[$P4.Z73]+[$P5.Z73]+[$P6.Z73]+[$P7.Z73]+[$P8.Z73]+[$p9.Z73]+[$P10.Z73])" office:value-type="string" office:string-value=" " calcext:value-type="string">
            <text:p><text:s/></text:p>
          </table:table-cell>
          <table:table-cell table:style-name="ce242" table:formula="of:=IF([$P1.AA73]+[$P2.AA73]+[$P3.AA73]+[$P4.AA73]+[$P5.AA73]+[$P6.AA73]+[$P7.AA73]+[$P8.AA73]+[$p9.AA73]+[$P10.AA73]=0;&quot; &quot;;[$P1.AA73]+[$P2.AA73]+[$P3.AA73]+[$P4.AA73]+[$P5.AA73]+[$P6.AA73]+[$P7.AA73]+[$P8.AA73]+[$p9.AA73]+[$P10.AA73])" office:value-type="string" office:string-value=" " calcext:value-type="string">
            <text:p><text:s/></text:p>
          </table:table-cell>
          <table:table-cell table:style-name="ce242" table:formula="of:=IF([$P1.AB73]+[$P2.AB73]+[$P3.AB73]+[$P4.AB73]+[$P5.AB73]+[$P6.AB73]+[$P7.AB73]+[$P8.AB73]+[$p9.AB73]+[$P10.AB73]=0;&quot; &quot;;[$P1.AB73]+[$P2.AB73]+[$P3.AB73]+[$P4.AB73]+[$P5.AB73]+[$P6.AB73]+[$P7.AB73]+[$P8.AB73]+[$p9.AB73]+[$P10.AB73])" office:value-type="string" office:string-value=" " calcext:value-type="string">
            <text:p><text:s/></text:p>
          </table:table-cell>
          <table:table-cell table:style-name="ce250" table:formula="of:=IF([$P1.AC73]+[$P2.AC73]+[$P3.AC73]+[$P4.AC73]+[$P5.AC73]+[$P6.AC73]+[$P7.AC73]+[$P8.AC73]+[$p9.AC73]+[$P10.AC73]=0;&quot; &quot;;[$P1.AC73]+[$P2.AC73]+[$P3.AC73]+[$P4.AC73]+[$P5.AC73]+[$P6.AC73]+[$P7.AC73]+[$P8.AC73]+[$p9.AC73]+[$P10.AC73])" office:value-type="string" office:string-value=" " calcext:value-type="string">
            <text:p><text:s/></text:p>
          </table:table-cell>
          <table:table-cell table:style-name="ce256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4]" office:value-type="float" office:value="0" calcext:value-type="float">
            <text:p>0</text:p>
          </table:table-cell>
          <table:table-cell table:style-name="ce217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4]+[$P2.G74]+[$P3.G74]+[$P4.G74]+[$P5.G74]+[$P6.G74]+[$P7.G74]+[$P8.G74]+[$p9.G74]+[$P10.G74]=0;&quot; &quot;;[$P1.G74]+[$P2.G74]+[$P3.G74]+[$P4.G74]+[$P5.G74]+[$P6.G74]+[$P7.G74]+[$P8.G74]+[$p9.G74]+[$P10.G74])" office:value-type="string" office:string-value=" " calcext:value-type="string">
            <text:p><text:s/></text:p>
          </table:table-cell>
          <table:table-cell table:style-name="ce242" table:formula="of:=IF([$P1.H74]+[$P2.H74]+[$P3.H74]+[$P4.H74]+[$P5.H74]+[$P6.H74]+[$P7.H74]+[$P8.H74]+[$p9.H74]+[$P10.H74]=0;&quot; &quot;;[$P1.H74]+[$P2.H74]+[$P3.H74]+[$P4.H74]+[$P5.H74]+[$P6.H74]+[$P7.H74]+[$P8.H74]+[$p9.H74]+[$P10.H74])" office:value-type="string" office:string-value=" " calcext:value-type="string">
            <text:p><text:s/></text:p>
          </table:table-cell>
          <table:table-cell table:style-name="ce242" table:formula="of:=IF([$P1.I74]+[$P2.I74]+[$P3.I74]+[$P4.I74]+[$P5.I74]+[$P6.I74]+[$P7.I74]+[$P8.I74]+[$p9.I74]+[$P10.I74]=0;&quot; &quot;;[$P1.I74]+[$P2.I74]+[$P3.I74]+[$P4.I74]+[$P5.I74]+[$P6.I74]+[$P7.I74]+[$P8.I74]+[$p9.I74]+[$P10.I74])" office:value-type="string" office:string-value=" " calcext:value-type="string">
            <text:p><text:s/></text:p>
          </table:table-cell>
          <table:table-cell table:style-name="ce242" table:formula="of:=IF([$P1.J74]+[$P2.J74]+[$P3.J74]+[$P4.J74]+[$P5.J74]+[$P6.J74]+[$P7.J74]+[$P8.J74]+[$p9.J74]+[$P10.J74]=0;&quot; &quot;;[$P1.J74]+[$P2.J74]+[$P3.J74]+[$P4.J74]+[$P5.J74]+[$P6.J74]+[$P7.J74]+[$P8.J74]+[$p9.J74]+[$P10.J74])" office:value-type="string" office:string-value=" " calcext:value-type="string">
            <text:p><text:s/></text:p>
          </table:table-cell>
          <table:table-cell table:style-name="ce242" table:formula="of:=IF([$P1.K74]+[$P2.K74]+[$P3.K74]+[$P4.K74]+[$P5.K74]+[$P6.K74]+[$P7.K74]+[$P8.K74]+[$p9.K74]+[$P10.K74]=0;&quot; &quot;;[$P1.K74]+[$P2.K74]+[$P3.K74]+[$P4.K74]+[$P5.K74]+[$P6.K74]+[$P7.K74]+[$P8.K74]+[$p9.K74]+[$P10.K74])" office:value-type="string" office:string-value=" " calcext:value-type="string">
            <text:p><text:s/></text:p>
          </table:table-cell>
          <table:table-cell table:style-name="ce242" table:formula="of:=IF([$P1.L74]+[$P2.L74]+[$P3.L74]+[$P4.L74]+[$P5.L74]+[$P6.L74]+[$P7.L74]+[$P8.L74]+[$p9.L74]+[$P10.L74]=0;&quot; &quot;;[$P1.L74]+[$P2.L74]+[$P3.L74]+[$P4.L74]+[$P5.L74]+[$P6.L74]+[$P7.L74]+[$P8.L74]+[$p9.L74]+[$P10.L74])" office:value-type="string" office:string-value=" " calcext:value-type="string">
            <text:p><text:s/></text:p>
          </table:table-cell>
          <table:table-cell table:style-name="ce242" table:formula="of:=IF([$P1.M74]+[$P2.M74]+[$P3.M74]+[$P4.M74]+[$P5.M74]+[$P6.M74]+[$P7.M74]+[$P8.M74]+[$p9.M74]+[$P10.M74]=0;&quot; &quot;;[$P1.M74]+[$P2.M74]+[$P3.M74]+[$P4.M74]+[$P5.M74]+[$P6.M74]+[$P7.M74]+[$P8.M74]+[$p9.M74]+[$P10.M74])" office:value-type="string" office:string-value=" " calcext:value-type="string">
            <text:p><text:s/></text:p>
          </table:table-cell>
          <table:table-cell table:style-name="ce242" table:formula="of:=IF([$P1.N74]+[$P2.N74]+[$P3.N74]+[$P4.N74]+[$P5.N74]+[$P6.N74]+[$P7.N74]+[$P8.N74]+[$p9.N74]+[$P10.N74]=0;&quot; &quot;;[$P1.N74]+[$P2.N74]+[$P3.N74]+[$P4.N74]+[$P5.N74]+[$P6.N74]+[$P7.N74]+[$P8.N74]+[$p9.N74]+[$P10.N74])" office:value-type="string" office:string-value=" " calcext:value-type="string">
            <text:p><text:s/></text:p>
          </table:table-cell>
          <table:table-cell table:style-name="ce242" table:formula="of:=IF([$P1.O74]+[$P2.O74]+[$P3.O74]+[$P4.O74]+[$P5.O74]+[$P6.O74]+[$P7.O74]+[$P8.O74]+[$p9.O74]+[$P10.O74]=0;&quot; &quot;;[$P1.O74]+[$P2.O74]+[$P3.O74]+[$P4.O74]+[$P5.O74]+[$P6.O74]+[$P7.O74]+[$P8.O74]+[$p9.O74]+[$P10.O74])" office:value-type="string" office:string-value=" " calcext:value-type="string">
            <text:p><text:s/></text:p>
          </table:table-cell>
          <table:table-cell table:style-name="ce242" table:formula="of:=IF([$P1.P74]+[$P2.P74]+[$P3.P74]+[$P4.P74]+[$P5.P74]+[$P6.P74]+[$P7.P74]+[$P8.P74]+[$p9.P74]+[$P10.P74]=0;&quot; &quot;;[$P1.P74]+[$P2.P74]+[$P3.P74]+[$P4.P74]+[$P5.P74]+[$P6.P74]+[$P7.P74]+[$P8.P74]+[$p9.P74]+[$P10.P74])" office:value-type="string" office:string-value=" " calcext:value-type="string">
            <text:p><text:s/></text:p>
          </table:table-cell>
          <table:table-cell table:style-name="ce242" table:formula="of:=IF([$P1.Q74]+[$P2.Q74]+[$P3.Q74]+[$P4.Q74]+[$P5.Q74]+[$P6.Q74]+[$P7.Q74]+[$P8.Q74]+[$p9.Q74]+[$P10.Q74]=0;&quot; &quot;;[$P1.Q74]+[$P2.Q74]+[$P3.Q74]+[$P4.Q74]+[$P5.Q74]+[$P6.Q74]+[$P7.Q74]+[$P8.Q74]+[$p9.Q74]+[$P10.Q74])" office:value-type="string" office:string-value=" " calcext:value-type="string">
            <text:p><text:s/></text:p>
          </table:table-cell>
          <table:table-cell table:style-name="ce242" table:formula="of:=IF([$P1.R74]+[$P2.R74]+[$P3.R74]+[$P4.R74]+[$P5.R74]+[$P6.R74]+[$P7.R74]+[$P8.R74]+[$p9.R74]+[$P10.R74]=0;&quot; &quot;;[$P1.R74]+[$P2.R74]+[$P3.R74]+[$P4.R74]+[$P5.R74]+[$P6.R74]+[$P7.R74]+[$P8.R74]+[$p9.R74]+[$P10.R74])" office:value-type="string" office:string-value=" " calcext:value-type="string">
            <text:p><text:s/></text:p>
          </table:table-cell>
          <table:table-cell table:style-name="ce242" table:formula="of:=IF([$P1.S74]+[$P2.S74]+[$P3.S74]+[$P4.S74]+[$P5.S74]+[$P6.S74]+[$P7.S74]+[$P8.S74]+[$p9.S74]+[$P10.S74]=0;&quot; &quot;;[$P1.S74]+[$P2.S74]+[$P3.S74]+[$P4.S74]+[$P5.S74]+[$P6.S74]+[$P7.S74]+[$P8.S74]+[$p9.S74]+[$P10.S74])" office:value-type="string" office:string-value=" " calcext:value-type="string">
            <text:p><text:s/></text:p>
          </table:table-cell>
          <table:table-cell table:style-name="ce242" table:formula="of:=IF([$P1.T74]+[$P2.T74]+[$P3.T74]+[$P4.T74]+[$P5.T74]+[$P6.T74]+[$P7.T74]+[$P8.T74]+[$p9.T74]+[$P10.T74]=0;&quot; &quot;;[$P1.T74]+[$P2.T74]+[$P3.T74]+[$P4.T74]+[$P5.T74]+[$P6.T74]+[$P7.T74]+[$P8.T74]+[$p9.T74]+[$P10.T74])" office:value-type="string" office:string-value=" " calcext:value-type="string">
            <text:p><text:s/></text:p>
          </table:table-cell>
          <table:table-cell table:style-name="ce242" table:formula="of:=IF([$P1.U74]+[$P2.U74]+[$P3.U74]+[$P4.U74]+[$P5.U74]+[$P6.U74]+[$P7.U74]+[$P8.U74]+[$p9.U74]+[$P10.U74]=0;&quot; &quot;;[$P1.U74]+[$P2.U74]+[$P3.U74]+[$P4.U74]+[$P5.U74]+[$P6.U74]+[$P7.U74]+[$P8.U74]+[$p9.U74]+[$P10.U74])" office:value-type="string" office:string-value=" " calcext:value-type="string">
            <text:p><text:s/></text:p>
          </table:table-cell>
          <table:table-cell table:style-name="ce242" table:formula="of:=IF([$P1.V74]+[$P2.V74]+[$P3.V74]+[$P4.V74]+[$P5.V74]+[$P6.V74]+[$P7.V74]+[$P8.V74]+[$p9.V74]+[$P10.V74]=0;&quot; &quot;;[$P1.V74]+[$P2.V74]+[$P3.V74]+[$P4.V74]+[$P5.V74]+[$P6.V74]+[$P7.V74]+[$P8.V74]+[$p9.V74]+[$P10.V74])" office:value-type="string" office:string-value=" " calcext:value-type="string">
            <text:p><text:s/></text:p>
          </table:table-cell>
          <table:table-cell table:style-name="ce242" table:formula="of:=IF([$P1.W74]+[$P2.W74]+[$P3.W74]+[$P4.W74]+[$P5.W74]+[$P6.W74]+[$P7.W74]+[$P8.W74]+[$p9.W74]+[$P10.W74]=0;&quot; &quot;;[$P1.W74]+[$P2.W74]+[$P3.W74]+[$P4.W74]+[$P5.W74]+[$P6.W74]+[$P7.W74]+[$P8.W74]+[$p9.W74]+[$P10.W74])" office:value-type="string" office:string-value=" " calcext:value-type="string">
            <text:p><text:s/></text:p>
          </table:table-cell>
          <table:table-cell table:style-name="ce242" table:formula="of:=IF([$P1.X74]+[$P2.X74]+[$P3.X74]+[$P4.X74]+[$P5.X74]+[$P6.X74]+[$P7.X74]+[$P8.X74]+[$p9.X74]+[$P10.X74]=0;&quot; &quot;;[$P1.X74]+[$P2.X74]+[$P3.X74]+[$P4.X74]+[$P5.X74]+[$P6.X74]+[$P7.X74]+[$P8.X74]+[$p9.X74]+[$P10.X74])" office:value-type="string" office:string-value=" " calcext:value-type="string">
            <text:p><text:s/></text:p>
          </table:table-cell>
          <table:table-cell table:style-name="ce242" table:formula="of:=IF([$P1.Y74]+[$P2.Y74]+[$P3.Y74]+[$P4.Y74]+[$P5.Y74]+[$P6.Y74]+[$P7.Y74]+[$P8.Y74]+[$p9.Y74]+[$P10.Y74]=0;&quot; &quot;;[$P1.Y74]+[$P2.Y74]+[$P3.Y74]+[$P4.Y74]+[$P5.Y74]+[$P6.Y74]+[$P7.Y74]+[$P8.Y74]+[$p9.Y74]+[$P10.Y74])" office:value-type="string" office:string-value=" " calcext:value-type="string">
            <text:p><text:s/></text:p>
          </table:table-cell>
          <table:table-cell table:style-name="ce242" table:formula="of:=IF([$P1.Z74]+[$P2.Z74]+[$P3.Z74]+[$P4.Z74]+[$P5.Z74]+[$P6.Z74]+[$P7.Z74]+[$P8.Z74]+[$p9.Z74]+[$P10.Z74]=0;&quot; &quot;;[$P1.Z74]+[$P2.Z74]+[$P3.Z74]+[$P4.Z74]+[$P5.Z74]+[$P6.Z74]+[$P7.Z74]+[$P8.Z74]+[$p9.Z74]+[$P10.Z74])" office:value-type="string" office:string-value=" " calcext:value-type="string">
            <text:p><text:s/></text:p>
          </table:table-cell>
          <table:table-cell table:style-name="ce242" table:formula="of:=IF([$P1.AA74]+[$P2.AA74]+[$P3.AA74]+[$P4.AA74]+[$P5.AA74]+[$P6.AA74]+[$P7.AA74]+[$P8.AA74]+[$p9.AA74]+[$P10.AA74]=0;&quot; &quot;;[$P1.AA74]+[$P2.AA74]+[$P3.AA74]+[$P4.AA74]+[$P5.AA74]+[$P6.AA74]+[$P7.AA74]+[$P8.AA74]+[$p9.AA74]+[$P10.AA74])" office:value-type="string" office:string-value=" " calcext:value-type="string">
            <text:p><text:s/></text:p>
          </table:table-cell>
          <table:table-cell table:style-name="ce242" table:formula="of:=IF([$P1.AB74]+[$P2.AB74]+[$P3.AB74]+[$P4.AB74]+[$P5.AB74]+[$P6.AB74]+[$P7.AB74]+[$P8.AB74]+[$p9.AB74]+[$P10.AB74]=0;&quot; &quot;;[$P1.AB74]+[$P2.AB74]+[$P3.AB74]+[$P4.AB74]+[$P5.AB74]+[$P6.AB74]+[$P7.AB74]+[$P8.AB74]+[$p9.AB74]+[$P10.AB74])" office:value-type="string" office:string-value=" " calcext:value-type="string">
            <text:p><text:s/></text:p>
          </table:table-cell>
          <table:table-cell table:style-name="ce250" table:formula="of:=IF([$P1.AC74]+[$P2.AC74]+[$P3.AC74]+[$P4.AC74]+[$P5.AC74]+[$P6.AC74]+[$P7.AC74]+[$P8.AC74]+[$p9.AC74]+[$P10.AC74]=0;&quot; &quot;;[$P1.AC74]+[$P2.AC74]+[$P3.AC74]+[$P4.AC74]+[$P5.AC74]+[$P6.AC74]+[$P7.AC74]+[$P8.AC74]+[$p9.AC74]+[$P10.AC74])" office:value-type="string" office:string-value=" " calcext:value-type="string">
            <text:p><text:s/></text:p>
          </table:table-cell>
          <table:table-cell table:style-name="ce256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5]" office:value-type="float" office:value="0" calcext:value-type="float">
            <text:p>0</text:p>
          </table:table-cell>
          <table:table-cell table:style-name="ce217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5]+[$P2.G75]+[$P3.G75]+[$P4.G75]+[$P5.G75]+[$P6.G75]+[$P7.G75]+[$P8.G75]+[$p9.G75]+[$P10.G75]=0;&quot; &quot;;[$P1.G75]+[$P2.G75]+[$P3.G75]+[$P4.G75]+[$P5.G75]+[$P6.G75]+[$P7.G75]+[$P8.G75]+[$p9.G75]+[$P10.G75])" office:value-type="string" office:string-value=" " calcext:value-type="string">
            <text:p><text:s/></text:p>
          </table:table-cell>
          <table:table-cell table:style-name="ce242" table:formula="of:=IF([$P1.H75]+[$P2.H75]+[$P3.H75]+[$P4.H75]+[$P5.H75]+[$P6.H75]+[$P7.H75]+[$P8.H75]+[$p9.H75]+[$P10.H75]=0;&quot; &quot;;[$P1.H75]+[$P2.H75]+[$P3.H75]+[$P4.H75]+[$P5.H75]+[$P6.H75]+[$P7.H75]+[$P8.H75]+[$p9.H75]+[$P10.H75])" office:value-type="string" office:string-value=" " calcext:value-type="string">
            <text:p><text:s/></text:p>
          </table:table-cell>
          <table:table-cell table:style-name="ce242" table:formula="of:=IF([$P1.I75]+[$P2.I75]+[$P3.I75]+[$P4.I75]+[$P5.I75]+[$P6.I75]+[$P7.I75]+[$P8.I75]+[$p9.I75]+[$P10.I75]=0;&quot; &quot;;[$P1.I75]+[$P2.I75]+[$P3.I75]+[$P4.I75]+[$P5.I75]+[$P6.I75]+[$P7.I75]+[$P8.I75]+[$p9.I75]+[$P10.I75])" office:value-type="string" office:string-value=" " calcext:value-type="string">
            <text:p><text:s/></text:p>
          </table:table-cell>
          <table:table-cell table:style-name="ce242" table:formula="of:=IF([$P1.J75]+[$P2.J75]+[$P3.J75]+[$P4.J75]+[$P5.J75]+[$P6.J75]+[$P7.J75]+[$P8.J75]+[$p9.J75]+[$P10.J75]=0;&quot; &quot;;[$P1.J75]+[$P2.J75]+[$P3.J75]+[$P4.J75]+[$P5.J75]+[$P6.J75]+[$P7.J75]+[$P8.J75]+[$p9.J75]+[$P10.J75])" office:value-type="string" office:string-value=" " calcext:value-type="string">
            <text:p><text:s/></text:p>
          </table:table-cell>
          <table:table-cell table:style-name="ce242" table:formula="of:=IF([$P1.K75]+[$P2.K75]+[$P3.K75]+[$P4.K75]+[$P5.K75]+[$P6.K75]+[$P7.K75]+[$P8.K75]+[$p9.K75]+[$P10.K75]=0;&quot; &quot;;[$P1.K75]+[$P2.K75]+[$P3.K75]+[$P4.K75]+[$P5.K75]+[$P6.K75]+[$P7.K75]+[$P8.K75]+[$p9.K75]+[$P10.K75])" office:value-type="string" office:string-value=" " calcext:value-type="string">
            <text:p><text:s/></text:p>
          </table:table-cell>
          <table:table-cell table:style-name="ce242" table:formula="of:=IF([$P1.L75]+[$P2.L75]+[$P3.L75]+[$P4.L75]+[$P5.L75]+[$P6.L75]+[$P7.L75]+[$P8.L75]+[$p9.L75]+[$P10.L75]=0;&quot; &quot;;[$P1.L75]+[$P2.L75]+[$P3.L75]+[$P4.L75]+[$P5.L75]+[$P6.L75]+[$P7.L75]+[$P8.L75]+[$p9.L75]+[$P10.L75])" office:value-type="string" office:string-value=" " calcext:value-type="string">
            <text:p><text:s/></text:p>
          </table:table-cell>
          <table:table-cell table:style-name="ce242" table:formula="of:=IF([$P1.M75]+[$P2.M75]+[$P3.M75]+[$P4.M75]+[$P5.M75]+[$P6.M75]+[$P7.M75]+[$P8.M75]+[$p9.M75]+[$P10.M75]=0;&quot; &quot;;[$P1.M75]+[$P2.M75]+[$P3.M75]+[$P4.M75]+[$P5.M75]+[$P6.M75]+[$P7.M75]+[$P8.M75]+[$p9.M75]+[$P10.M75])" office:value-type="string" office:string-value=" " calcext:value-type="string">
            <text:p><text:s/></text:p>
          </table:table-cell>
          <table:table-cell table:style-name="ce242" table:formula="of:=IF([$P1.N75]+[$P2.N75]+[$P3.N75]+[$P4.N75]+[$P5.N75]+[$P6.N75]+[$P7.N75]+[$P8.N75]+[$p9.N75]+[$P10.N75]=0;&quot; &quot;;[$P1.N75]+[$P2.N75]+[$P3.N75]+[$P4.N75]+[$P5.N75]+[$P6.N75]+[$P7.N75]+[$P8.N75]+[$p9.N75]+[$P10.N75])" office:value-type="string" office:string-value=" " calcext:value-type="string">
            <text:p><text:s/></text:p>
          </table:table-cell>
          <table:table-cell table:style-name="ce242" table:formula="of:=IF([$P1.O75]+[$P2.O75]+[$P3.O75]+[$P4.O75]+[$P5.O75]+[$P6.O75]+[$P7.O75]+[$P8.O75]+[$p9.O75]+[$P10.O75]=0;&quot; &quot;;[$P1.O75]+[$P2.O75]+[$P3.O75]+[$P4.O75]+[$P5.O75]+[$P6.O75]+[$P7.O75]+[$P8.O75]+[$p9.O75]+[$P10.O75])" office:value-type="string" office:string-value=" " calcext:value-type="string">
            <text:p><text:s/></text:p>
          </table:table-cell>
          <table:table-cell table:style-name="ce242" table:formula="of:=IF([$P1.P75]+[$P2.P75]+[$P3.P75]+[$P4.P75]+[$P5.P75]+[$P6.P75]+[$P7.P75]+[$P8.P75]+[$p9.P75]+[$P10.P75]=0;&quot; &quot;;[$P1.P75]+[$P2.P75]+[$P3.P75]+[$P4.P75]+[$P5.P75]+[$P6.P75]+[$P7.P75]+[$P8.P75]+[$p9.P75]+[$P10.P75])" office:value-type="string" office:string-value=" " calcext:value-type="string">
            <text:p><text:s/></text:p>
          </table:table-cell>
          <table:table-cell table:style-name="ce242" table:formula="of:=IF([$P1.Q75]+[$P2.Q75]+[$P3.Q75]+[$P4.Q75]+[$P5.Q75]+[$P6.Q75]+[$P7.Q75]+[$P8.Q75]+[$p9.Q75]+[$P10.Q75]=0;&quot; &quot;;[$P1.Q75]+[$P2.Q75]+[$P3.Q75]+[$P4.Q75]+[$P5.Q75]+[$P6.Q75]+[$P7.Q75]+[$P8.Q75]+[$p9.Q75]+[$P10.Q75])" office:value-type="string" office:string-value=" " calcext:value-type="string">
            <text:p><text:s/></text:p>
          </table:table-cell>
          <table:table-cell table:style-name="ce242" table:formula="of:=IF([$P1.R75]+[$P2.R75]+[$P3.R75]+[$P4.R75]+[$P5.R75]+[$P6.R75]+[$P7.R75]+[$P8.R75]+[$p9.R75]+[$P10.R75]=0;&quot; &quot;;[$P1.R75]+[$P2.R75]+[$P3.R75]+[$P4.R75]+[$P5.R75]+[$P6.R75]+[$P7.R75]+[$P8.R75]+[$p9.R75]+[$P10.R75])" office:value-type="string" office:string-value=" " calcext:value-type="string">
            <text:p><text:s/></text:p>
          </table:table-cell>
          <table:table-cell table:style-name="ce242" table:formula="of:=IF([$P1.S75]+[$P2.S75]+[$P3.S75]+[$P4.S75]+[$P5.S75]+[$P6.S75]+[$P7.S75]+[$P8.S75]+[$p9.S75]+[$P10.S75]=0;&quot; &quot;;[$P1.S75]+[$P2.S75]+[$P3.S75]+[$P4.S75]+[$P5.S75]+[$P6.S75]+[$P7.S75]+[$P8.S75]+[$p9.S75]+[$P10.S75])" office:value-type="string" office:string-value=" " calcext:value-type="string">
            <text:p><text:s/></text:p>
          </table:table-cell>
          <table:table-cell table:style-name="ce242" table:formula="of:=IF([$P1.T75]+[$P2.T75]+[$P3.T75]+[$P4.T75]+[$P5.T75]+[$P6.T75]+[$P7.T75]+[$P8.T75]+[$p9.T75]+[$P10.T75]=0;&quot; &quot;;[$P1.T75]+[$P2.T75]+[$P3.T75]+[$P4.T75]+[$P5.T75]+[$P6.T75]+[$P7.T75]+[$P8.T75]+[$p9.T75]+[$P10.T75])" office:value-type="string" office:string-value=" " calcext:value-type="string">
            <text:p><text:s/></text:p>
          </table:table-cell>
          <table:table-cell table:style-name="ce242" table:formula="of:=IF([$P1.U75]+[$P2.U75]+[$P3.U75]+[$P4.U75]+[$P5.U75]+[$P6.U75]+[$P7.U75]+[$P8.U75]+[$p9.U75]+[$P10.U75]=0;&quot; &quot;;[$P1.U75]+[$P2.U75]+[$P3.U75]+[$P4.U75]+[$P5.U75]+[$P6.U75]+[$P7.U75]+[$P8.U75]+[$p9.U75]+[$P10.U75])" office:value-type="string" office:string-value=" " calcext:value-type="string">
            <text:p><text:s/></text:p>
          </table:table-cell>
          <table:table-cell table:style-name="ce242" table:formula="of:=IF([$P1.V75]+[$P2.V75]+[$P3.V75]+[$P4.V75]+[$P5.V75]+[$P6.V75]+[$P7.V75]+[$P8.V75]+[$p9.V75]+[$P10.V75]=0;&quot; &quot;;[$P1.V75]+[$P2.V75]+[$P3.V75]+[$P4.V75]+[$P5.V75]+[$P6.V75]+[$P7.V75]+[$P8.V75]+[$p9.V75]+[$P10.V75])" office:value-type="string" office:string-value=" " calcext:value-type="string">
            <text:p><text:s/></text:p>
          </table:table-cell>
          <table:table-cell table:style-name="ce242" table:formula="of:=IF([$P1.W75]+[$P2.W75]+[$P3.W75]+[$P4.W75]+[$P5.W75]+[$P6.W75]+[$P7.W75]+[$P8.W75]+[$p9.W75]+[$P10.W75]=0;&quot; &quot;;[$P1.W75]+[$P2.W75]+[$P3.W75]+[$P4.W75]+[$P5.W75]+[$P6.W75]+[$P7.W75]+[$P8.W75]+[$p9.W75]+[$P10.W75])" office:value-type="string" office:string-value=" " calcext:value-type="string">
            <text:p><text:s/></text:p>
          </table:table-cell>
          <table:table-cell table:style-name="ce242" table:formula="of:=IF([$P1.X75]+[$P2.X75]+[$P3.X75]+[$P4.X75]+[$P5.X75]+[$P6.X75]+[$P7.X75]+[$P8.X75]+[$p9.X75]+[$P10.X75]=0;&quot; &quot;;[$P1.X75]+[$P2.X75]+[$P3.X75]+[$P4.X75]+[$P5.X75]+[$P6.X75]+[$P7.X75]+[$P8.X75]+[$p9.X75]+[$P10.X75])" office:value-type="string" office:string-value=" " calcext:value-type="string">
            <text:p><text:s/></text:p>
          </table:table-cell>
          <table:table-cell table:style-name="ce242" table:formula="of:=IF([$P1.Y75]+[$P2.Y75]+[$P3.Y75]+[$P4.Y75]+[$P5.Y75]+[$P6.Y75]+[$P7.Y75]+[$P8.Y75]+[$p9.Y75]+[$P10.Y75]=0;&quot; &quot;;[$P1.Y75]+[$P2.Y75]+[$P3.Y75]+[$P4.Y75]+[$P5.Y75]+[$P6.Y75]+[$P7.Y75]+[$P8.Y75]+[$p9.Y75]+[$P10.Y75])" office:value-type="string" office:string-value=" " calcext:value-type="string">
            <text:p><text:s/></text:p>
          </table:table-cell>
          <table:table-cell table:style-name="ce242" table:formula="of:=IF([$P1.Z75]+[$P2.Z75]+[$P3.Z75]+[$P4.Z75]+[$P5.Z75]+[$P6.Z75]+[$P7.Z75]+[$P8.Z75]+[$p9.Z75]+[$P10.Z75]=0;&quot; &quot;;[$P1.Z75]+[$P2.Z75]+[$P3.Z75]+[$P4.Z75]+[$P5.Z75]+[$P6.Z75]+[$P7.Z75]+[$P8.Z75]+[$p9.Z75]+[$P10.Z75])" office:value-type="string" office:string-value=" " calcext:value-type="string">
            <text:p><text:s/></text:p>
          </table:table-cell>
          <table:table-cell table:style-name="ce242" table:formula="of:=IF([$P1.AA75]+[$P2.AA75]+[$P3.AA75]+[$P4.AA75]+[$P5.AA75]+[$P6.AA75]+[$P7.AA75]+[$P8.AA75]+[$p9.AA75]+[$P10.AA75]=0;&quot; &quot;;[$P1.AA75]+[$P2.AA75]+[$P3.AA75]+[$P4.AA75]+[$P5.AA75]+[$P6.AA75]+[$P7.AA75]+[$P8.AA75]+[$p9.AA75]+[$P10.AA75])" office:value-type="string" office:string-value=" " calcext:value-type="string">
            <text:p><text:s/></text:p>
          </table:table-cell>
          <table:table-cell table:style-name="ce242" table:formula="of:=IF([$P1.AB75]+[$P2.AB75]+[$P3.AB75]+[$P4.AB75]+[$P5.AB75]+[$P6.AB75]+[$P7.AB75]+[$P8.AB75]+[$p9.AB75]+[$P10.AB75]=0;&quot; &quot;;[$P1.AB75]+[$P2.AB75]+[$P3.AB75]+[$P4.AB75]+[$P5.AB75]+[$P6.AB75]+[$P7.AB75]+[$P8.AB75]+[$p9.AB75]+[$P10.AB75])" office:value-type="string" office:string-value=" " calcext:value-type="string">
            <text:p><text:s/></text:p>
          </table:table-cell>
          <table:table-cell table:style-name="ce250" table:formula="of:=IF([$P1.AC75]+[$P2.AC75]+[$P3.AC75]+[$P4.AC75]+[$P5.AC75]+[$P6.AC75]+[$P7.AC75]+[$P8.AC75]+[$p9.AC75]+[$P10.AC75]=0;&quot; &quot;;[$P1.AC75]+[$P2.AC75]+[$P3.AC75]+[$P4.AC75]+[$P5.AC75]+[$P6.AC75]+[$P7.AC75]+[$P8.AC75]+[$p9.AC75]+[$P10.AC75])" office:value-type="string" office:string-value=" " calcext:value-type="string">
            <text:p><text:s/></text:p>
          </table:table-cell>
          <table:table-cell table:style-name="ce256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6]" office:value-type="float" office:value="0" calcext:value-type="float">
            <text:p>0</text:p>
          </table:table-cell>
          <table:table-cell table:style-name="ce217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6]+[$P2.G76]+[$P3.G76]+[$P4.G76]+[$P5.G76]+[$P6.G76]+[$P7.G76]+[$P8.G76]+[$p9.G76]+[$P10.G76]=0;&quot; &quot;;[$P1.G76]+[$P2.G76]+[$P3.G76]+[$P4.G76]+[$P5.G76]+[$P6.G76]+[$P7.G76]+[$P8.G76]+[$p9.G76]+[$P10.G76])" office:value-type="string" office:string-value=" " calcext:value-type="string">
            <text:p><text:s/></text:p>
          </table:table-cell>
          <table:table-cell table:style-name="ce242" table:formula="of:=IF([$P1.H76]+[$P2.H76]+[$P3.H76]+[$P4.H76]+[$P5.H76]+[$P6.H76]+[$P7.H76]+[$P8.H76]+[$p9.H76]+[$P10.H76]=0;&quot; &quot;;[$P1.H76]+[$P2.H76]+[$P3.H76]+[$P4.H76]+[$P5.H76]+[$P6.H76]+[$P7.H76]+[$P8.H76]+[$p9.H76]+[$P10.H76])" office:value-type="string" office:string-value=" " calcext:value-type="string">
            <text:p><text:s/></text:p>
          </table:table-cell>
          <table:table-cell table:style-name="ce242" table:formula="of:=IF([$P1.I76]+[$P2.I76]+[$P3.I76]+[$P4.I76]+[$P5.I76]+[$P6.I76]+[$P7.I76]+[$P8.I76]+[$p9.I76]+[$P10.I76]=0;&quot; &quot;;[$P1.I76]+[$P2.I76]+[$P3.I76]+[$P4.I76]+[$P5.I76]+[$P6.I76]+[$P7.I76]+[$P8.I76]+[$p9.I76]+[$P10.I76])" office:value-type="string" office:string-value=" " calcext:value-type="string">
            <text:p><text:s/></text:p>
          </table:table-cell>
          <table:table-cell table:style-name="ce242" table:formula="of:=IF([$P1.J76]+[$P2.J76]+[$P3.J76]+[$P4.J76]+[$P5.J76]+[$P6.J76]+[$P7.J76]+[$P8.J76]+[$p9.J76]+[$P10.J76]=0;&quot; &quot;;[$P1.J76]+[$P2.J76]+[$P3.J76]+[$P4.J76]+[$P5.J76]+[$P6.J76]+[$P7.J76]+[$P8.J76]+[$p9.J76]+[$P10.J76])" office:value-type="string" office:string-value=" " calcext:value-type="string">
            <text:p><text:s/></text:p>
          </table:table-cell>
          <table:table-cell table:style-name="ce242" table:formula="of:=IF([$P1.K76]+[$P2.K76]+[$P3.K76]+[$P4.K76]+[$P5.K76]+[$P6.K76]+[$P7.K76]+[$P8.K76]+[$p9.K76]+[$P10.K76]=0;&quot; &quot;;[$P1.K76]+[$P2.K76]+[$P3.K76]+[$P4.K76]+[$P5.K76]+[$P6.K76]+[$P7.K76]+[$P8.K76]+[$p9.K76]+[$P10.K76])" office:value-type="string" office:string-value=" " calcext:value-type="string">
            <text:p><text:s/></text:p>
          </table:table-cell>
          <table:table-cell table:style-name="ce242" table:formula="of:=IF([$P1.L76]+[$P2.L76]+[$P3.L76]+[$P4.L76]+[$P5.L76]+[$P6.L76]+[$P7.L76]+[$P8.L76]+[$p9.L76]+[$P10.L76]=0;&quot; &quot;;[$P1.L76]+[$P2.L76]+[$P3.L76]+[$P4.L76]+[$P5.L76]+[$P6.L76]+[$P7.L76]+[$P8.L76]+[$p9.L76]+[$P10.L76])" office:value-type="string" office:string-value=" " calcext:value-type="string">
            <text:p><text:s/></text:p>
          </table:table-cell>
          <table:table-cell table:style-name="ce242" table:formula="of:=IF([$P1.M76]+[$P2.M76]+[$P3.M76]+[$P4.M76]+[$P5.M76]+[$P6.M76]+[$P7.M76]+[$P8.M76]+[$p9.M76]+[$P10.M76]=0;&quot; &quot;;[$P1.M76]+[$P2.M76]+[$P3.M76]+[$P4.M76]+[$P5.M76]+[$P6.M76]+[$P7.M76]+[$P8.M76]+[$p9.M76]+[$P10.M76])" office:value-type="string" office:string-value=" " calcext:value-type="string">
            <text:p><text:s/></text:p>
          </table:table-cell>
          <table:table-cell table:style-name="ce242" table:formula="of:=IF([$P1.N76]+[$P2.N76]+[$P3.N76]+[$P4.N76]+[$P5.N76]+[$P6.N76]+[$P7.N76]+[$P8.N76]+[$p9.N76]+[$P10.N76]=0;&quot; &quot;;[$P1.N76]+[$P2.N76]+[$P3.N76]+[$P4.N76]+[$P5.N76]+[$P6.N76]+[$P7.N76]+[$P8.N76]+[$p9.N76]+[$P10.N76])" office:value-type="string" office:string-value=" " calcext:value-type="string">
            <text:p><text:s/></text:p>
          </table:table-cell>
          <table:table-cell table:style-name="ce242" table:formula="of:=IF([$P1.O76]+[$P2.O76]+[$P3.O76]+[$P4.O76]+[$P5.O76]+[$P6.O76]+[$P7.O76]+[$P8.O76]+[$p9.O76]+[$P10.O76]=0;&quot; &quot;;[$P1.O76]+[$P2.O76]+[$P3.O76]+[$P4.O76]+[$P5.O76]+[$P6.O76]+[$P7.O76]+[$P8.O76]+[$p9.O76]+[$P10.O76])" office:value-type="string" office:string-value=" " calcext:value-type="string">
            <text:p><text:s/></text:p>
          </table:table-cell>
          <table:table-cell table:style-name="ce242" table:formula="of:=IF([$P1.P76]+[$P2.P76]+[$P3.P76]+[$P4.P76]+[$P5.P76]+[$P6.P76]+[$P7.P76]+[$P8.P76]+[$p9.P76]+[$P10.P76]=0;&quot; &quot;;[$P1.P76]+[$P2.P76]+[$P3.P76]+[$P4.P76]+[$P5.P76]+[$P6.P76]+[$P7.P76]+[$P8.P76]+[$p9.P76]+[$P10.P76])" office:value-type="string" office:string-value=" " calcext:value-type="string">
            <text:p><text:s/></text:p>
          </table:table-cell>
          <table:table-cell table:style-name="ce242" table:formula="of:=IF([$P1.Q76]+[$P2.Q76]+[$P3.Q76]+[$P4.Q76]+[$P5.Q76]+[$P6.Q76]+[$P7.Q76]+[$P8.Q76]+[$p9.Q76]+[$P10.Q76]=0;&quot; &quot;;[$P1.Q76]+[$P2.Q76]+[$P3.Q76]+[$P4.Q76]+[$P5.Q76]+[$P6.Q76]+[$P7.Q76]+[$P8.Q76]+[$p9.Q76]+[$P10.Q76])" office:value-type="string" office:string-value=" " calcext:value-type="string">
            <text:p><text:s/></text:p>
          </table:table-cell>
          <table:table-cell table:style-name="ce242" table:formula="of:=IF([$P1.R76]+[$P2.R76]+[$P3.R76]+[$P4.R76]+[$P5.R76]+[$P6.R76]+[$P7.R76]+[$P8.R76]+[$p9.R76]+[$P10.R76]=0;&quot; &quot;;[$P1.R76]+[$P2.R76]+[$P3.R76]+[$P4.R76]+[$P5.R76]+[$P6.R76]+[$P7.R76]+[$P8.R76]+[$p9.R76]+[$P10.R76])" office:value-type="string" office:string-value=" " calcext:value-type="string">
            <text:p><text:s/></text:p>
          </table:table-cell>
          <table:table-cell table:style-name="ce242" table:formula="of:=IF([$P1.S76]+[$P2.S76]+[$P3.S76]+[$P4.S76]+[$P5.S76]+[$P6.S76]+[$P7.S76]+[$P8.S76]+[$p9.S76]+[$P10.S76]=0;&quot; &quot;;[$P1.S76]+[$P2.S76]+[$P3.S76]+[$P4.S76]+[$P5.S76]+[$P6.S76]+[$P7.S76]+[$P8.S76]+[$p9.S76]+[$P10.S76])" office:value-type="string" office:string-value=" " calcext:value-type="string">
            <text:p><text:s/></text:p>
          </table:table-cell>
          <table:table-cell table:style-name="ce242" table:formula="of:=IF([$P1.T76]+[$P2.T76]+[$P3.T76]+[$P4.T76]+[$P5.T76]+[$P6.T76]+[$P7.T76]+[$P8.T76]+[$p9.T76]+[$P10.T76]=0;&quot; &quot;;[$P1.T76]+[$P2.T76]+[$P3.T76]+[$P4.T76]+[$P5.T76]+[$P6.T76]+[$P7.T76]+[$P8.T76]+[$p9.T76]+[$P10.T76])" office:value-type="string" office:string-value=" " calcext:value-type="string">
            <text:p><text:s/></text:p>
          </table:table-cell>
          <table:table-cell table:style-name="ce242" table:formula="of:=IF([$P1.U76]+[$P2.U76]+[$P3.U76]+[$P4.U76]+[$P5.U76]+[$P6.U76]+[$P7.U76]+[$P8.U76]+[$p9.U76]+[$P10.U76]=0;&quot; &quot;;[$P1.U76]+[$P2.U76]+[$P3.U76]+[$P4.U76]+[$P5.U76]+[$P6.U76]+[$P7.U76]+[$P8.U76]+[$p9.U76]+[$P10.U76])" office:value-type="string" office:string-value=" " calcext:value-type="string">
            <text:p><text:s/></text:p>
          </table:table-cell>
          <table:table-cell table:style-name="ce242" table:formula="of:=IF([$P1.V76]+[$P2.V76]+[$P3.V76]+[$P4.V76]+[$P5.V76]+[$P6.V76]+[$P7.V76]+[$P8.V76]+[$p9.V76]+[$P10.V76]=0;&quot; &quot;;[$P1.V76]+[$P2.V76]+[$P3.V76]+[$P4.V76]+[$P5.V76]+[$P6.V76]+[$P7.V76]+[$P8.V76]+[$p9.V76]+[$P10.V76])" office:value-type="string" office:string-value=" " calcext:value-type="string">
            <text:p><text:s/></text:p>
          </table:table-cell>
          <table:table-cell table:style-name="ce242" table:formula="of:=IF([$P1.W76]+[$P2.W76]+[$P3.W76]+[$P4.W76]+[$P5.W76]+[$P6.W76]+[$P7.W76]+[$P8.W76]+[$p9.W76]+[$P10.W76]=0;&quot; &quot;;[$P1.W76]+[$P2.W76]+[$P3.W76]+[$P4.W76]+[$P5.W76]+[$P6.W76]+[$P7.W76]+[$P8.W76]+[$p9.W76]+[$P10.W76])" office:value-type="string" office:string-value=" " calcext:value-type="string">
            <text:p><text:s/></text:p>
          </table:table-cell>
          <table:table-cell table:style-name="ce242" table:formula="of:=IF([$P1.X76]+[$P2.X76]+[$P3.X76]+[$P4.X76]+[$P5.X76]+[$P6.X76]+[$P7.X76]+[$P8.X76]+[$p9.X76]+[$P10.X76]=0;&quot; &quot;;[$P1.X76]+[$P2.X76]+[$P3.X76]+[$P4.X76]+[$P5.X76]+[$P6.X76]+[$P7.X76]+[$P8.X76]+[$p9.X76]+[$P10.X76])" office:value-type="string" office:string-value=" " calcext:value-type="string">
            <text:p><text:s/></text:p>
          </table:table-cell>
          <table:table-cell table:style-name="ce242" table:formula="of:=IF([$P1.Y76]+[$P2.Y76]+[$P3.Y76]+[$P4.Y76]+[$P5.Y76]+[$P6.Y76]+[$P7.Y76]+[$P8.Y76]+[$p9.Y76]+[$P10.Y76]=0;&quot; &quot;;[$P1.Y76]+[$P2.Y76]+[$P3.Y76]+[$P4.Y76]+[$P5.Y76]+[$P6.Y76]+[$P7.Y76]+[$P8.Y76]+[$p9.Y76]+[$P10.Y76])" office:value-type="string" office:string-value=" " calcext:value-type="string">
            <text:p><text:s/></text:p>
          </table:table-cell>
          <table:table-cell table:style-name="ce242" table:formula="of:=IF([$P1.Z76]+[$P2.Z76]+[$P3.Z76]+[$P4.Z76]+[$P5.Z76]+[$P6.Z76]+[$P7.Z76]+[$P8.Z76]+[$p9.Z76]+[$P10.Z76]=0;&quot; &quot;;[$P1.Z76]+[$P2.Z76]+[$P3.Z76]+[$P4.Z76]+[$P5.Z76]+[$P6.Z76]+[$P7.Z76]+[$P8.Z76]+[$p9.Z76]+[$P10.Z76])" office:value-type="string" office:string-value=" " calcext:value-type="string">
            <text:p><text:s/></text:p>
          </table:table-cell>
          <table:table-cell table:style-name="ce242" table:formula="of:=IF([$P1.AA76]+[$P2.AA76]+[$P3.AA76]+[$P4.AA76]+[$P5.AA76]+[$P6.AA76]+[$P7.AA76]+[$P8.AA76]+[$p9.AA76]+[$P10.AA76]=0;&quot; &quot;;[$P1.AA76]+[$P2.AA76]+[$P3.AA76]+[$P4.AA76]+[$P5.AA76]+[$P6.AA76]+[$P7.AA76]+[$P8.AA76]+[$p9.AA76]+[$P10.AA76])" office:value-type="string" office:string-value=" " calcext:value-type="string">
            <text:p><text:s/></text:p>
          </table:table-cell>
          <table:table-cell table:style-name="ce242" table:formula="of:=IF([$P1.AB76]+[$P2.AB76]+[$P3.AB76]+[$P4.AB76]+[$P5.AB76]+[$P6.AB76]+[$P7.AB76]+[$P8.AB76]+[$p9.AB76]+[$P10.AB76]=0;&quot; &quot;;[$P1.AB76]+[$P2.AB76]+[$P3.AB76]+[$P4.AB76]+[$P5.AB76]+[$P6.AB76]+[$P7.AB76]+[$P8.AB76]+[$p9.AB76]+[$P10.AB76])" office:value-type="string" office:string-value=" " calcext:value-type="string">
            <text:p><text:s/></text:p>
          </table:table-cell>
          <table:table-cell table:style-name="ce250" table:formula="of:=IF([$P1.AC76]+[$P2.AC76]+[$P3.AC76]+[$P4.AC76]+[$P5.AC76]+[$P6.AC76]+[$P7.AC76]+[$P8.AC76]+[$p9.AC76]+[$P10.AC76]=0;&quot; &quot;;[$P1.AC76]+[$P2.AC76]+[$P3.AC76]+[$P4.AC76]+[$P5.AC76]+[$P6.AC76]+[$P7.AC76]+[$P8.AC76]+[$p9.AC76]+[$P10.AC76])" office:value-type="string" office:string-value=" " calcext:value-type="string">
            <text:p><text:s/></text:p>
          </table:table-cell>
          <table:table-cell table:style-name="ce256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7]" office:value-type="float" office:value="0" calcext:value-type="float">
            <text:p>0</text:p>
          </table:table-cell>
          <table:table-cell table:style-name="ce217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7]+[$P2.G77]+[$P3.G77]+[$P4.G77]+[$P5.G77]+[$P6.G77]+[$P7.G77]+[$P8.G77]+[$p9.G77]+[$P10.G77]=0;&quot; &quot;;[$P1.G77]+[$P2.G77]+[$P3.G77]+[$P4.G77]+[$P5.G77]+[$P6.G77]+[$P7.G77]+[$P8.G77]+[$p9.G77]+[$P10.G77])" office:value-type="string" office:string-value=" " calcext:value-type="string">
            <text:p><text:s/></text:p>
          </table:table-cell>
          <table:table-cell table:style-name="ce242" table:formula="of:=IF([$P1.H77]+[$P2.H77]+[$P3.H77]+[$P4.H77]+[$P5.H77]+[$P6.H77]+[$P7.H77]+[$P8.H77]+[$p9.H77]+[$P10.H77]=0;&quot; &quot;;[$P1.H77]+[$P2.H77]+[$P3.H77]+[$P4.H77]+[$P5.H77]+[$P6.H77]+[$P7.H77]+[$P8.H77]+[$p9.H77]+[$P10.H77])" office:value-type="string" office:string-value=" " calcext:value-type="string">
            <text:p><text:s/></text:p>
          </table:table-cell>
          <table:table-cell table:style-name="ce242" table:formula="of:=IF([$P1.I77]+[$P2.I77]+[$P3.I77]+[$P4.I77]+[$P5.I77]+[$P6.I77]+[$P7.I77]+[$P8.I77]+[$p9.I77]+[$P10.I77]=0;&quot; &quot;;[$P1.I77]+[$P2.I77]+[$P3.I77]+[$P4.I77]+[$P5.I77]+[$P6.I77]+[$P7.I77]+[$P8.I77]+[$p9.I77]+[$P10.I77])" office:value-type="string" office:string-value=" " calcext:value-type="string">
            <text:p><text:s/></text:p>
          </table:table-cell>
          <table:table-cell table:style-name="ce242" table:formula="of:=IF([$P1.J77]+[$P2.J77]+[$P3.J77]+[$P4.J77]+[$P5.J77]+[$P6.J77]+[$P7.J77]+[$P8.J77]+[$p9.J77]+[$P10.J77]=0;&quot; &quot;;[$P1.J77]+[$P2.J77]+[$P3.J77]+[$P4.J77]+[$P5.J77]+[$P6.J77]+[$P7.J77]+[$P8.J77]+[$p9.J77]+[$P10.J77])" office:value-type="string" office:string-value=" " calcext:value-type="string">
            <text:p><text:s/></text:p>
          </table:table-cell>
          <table:table-cell table:style-name="ce242" table:formula="of:=IF([$P1.K77]+[$P2.K77]+[$P3.K77]+[$P4.K77]+[$P5.K77]+[$P6.K77]+[$P7.K77]+[$P8.K77]+[$p9.K77]+[$P10.K77]=0;&quot; &quot;;[$P1.K77]+[$P2.K77]+[$P3.K77]+[$P4.K77]+[$P5.K77]+[$P6.K77]+[$P7.K77]+[$P8.K77]+[$p9.K77]+[$P10.K77])" office:value-type="string" office:string-value=" " calcext:value-type="string">
            <text:p><text:s/></text:p>
          </table:table-cell>
          <table:table-cell table:style-name="ce242" table:formula="of:=IF([$P1.L77]+[$P2.L77]+[$P3.L77]+[$P4.L77]+[$P5.L77]+[$P6.L77]+[$P7.L77]+[$P8.L77]+[$p9.L77]+[$P10.L77]=0;&quot; &quot;;[$P1.L77]+[$P2.L77]+[$P3.L77]+[$P4.L77]+[$P5.L77]+[$P6.L77]+[$P7.L77]+[$P8.L77]+[$p9.L77]+[$P10.L77])" office:value-type="string" office:string-value=" " calcext:value-type="string">
            <text:p><text:s/></text:p>
          </table:table-cell>
          <table:table-cell table:style-name="ce242" table:formula="of:=IF([$P1.M77]+[$P2.M77]+[$P3.M77]+[$P4.M77]+[$P5.M77]+[$P6.M77]+[$P7.M77]+[$P8.M77]+[$p9.M77]+[$P10.M77]=0;&quot; &quot;;[$P1.M77]+[$P2.M77]+[$P3.M77]+[$P4.M77]+[$P5.M77]+[$P6.M77]+[$P7.M77]+[$P8.M77]+[$p9.M77]+[$P10.M77])" office:value-type="string" office:string-value=" " calcext:value-type="string">
            <text:p><text:s/></text:p>
          </table:table-cell>
          <table:table-cell table:style-name="ce242" table:formula="of:=IF([$P1.N77]+[$P2.N77]+[$P3.N77]+[$P4.N77]+[$P5.N77]+[$P6.N77]+[$P7.N77]+[$P8.N77]+[$p9.N77]+[$P10.N77]=0;&quot; &quot;;[$P1.N77]+[$P2.N77]+[$P3.N77]+[$P4.N77]+[$P5.N77]+[$P6.N77]+[$P7.N77]+[$P8.N77]+[$p9.N77]+[$P10.N77])" office:value-type="string" office:string-value=" " calcext:value-type="string">
            <text:p><text:s/></text:p>
          </table:table-cell>
          <table:table-cell table:style-name="ce242" table:formula="of:=IF([$P1.O77]+[$P2.O77]+[$P3.O77]+[$P4.O77]+[$P5.O77]+[$P6.O77]+[$P7.O77]+[$P8.O77]+[$p9.O77]+[$P10.O77]=0;&quot; &quot;;[$P1.O77]+[$P2.O77]+[$P3.O77]+[$P4.O77]+[$P5.O77]+[$P6.O77]+[$P7.O77]+[$P8.O77]+[$p9.O77]+[$P10.O77])" office:value-type="string" office:string-value=" " calcext:value-type="string">
            <text:p><text:s/></text:p>
          </table:table-cell>
          <table:table-cell table:style-name="ce242" table:formula="of:=IF([$P1.P77]+[$P2.P77]+[$P3.P77]+[$P4.P77]+[$P5.P77]+[$P6.P77]+[$P7.P77]+[$P8.P77]+[$p9.P77]+[$P10.P77]=0;&quot; &quot;;[$P1.P77]+[$P2.P77]+[$P3.P77]+[$P4.P77]+[$P5.P77]+[$P6.P77]+[$P7.P77]+[$P8.P77]+[$p9.P77]+[$P10.P77])" office:value-type="string" office:string-value=" " calcext:value-type="string">
            <text:p><text:s/></text:p>
          </table:table-cell>
          <table:table-cell table:style-name="ce242" table:formula="of:=IF([$P1.Q77]+[$P2.Q77]+[$P3.Q77]+[$P4.Q77]+[$P5.Q77]+[$P6.Q77]+[$P7.Q77]+[$P8.Q77]+[$p9.Q77]+[$P10.Q77]=0;&quot; &quot;;[$P1.Q77]+[$P2.Q77]+[$P3.Q77]+[$P4.Q77]+[$P5.Q77]+[$P6.Q77]+[$P7.Q77]+[$P8.Q77]+[$p9.Q77]+[$P10.Q77])" office:value-type="string" office:string-value=" " calcext:value-type="string">
            <text:p><text:s/></text:p>
          </table:table-cell>
          <table:table-cell table:style-name="ce242" table:formula="of:=IF([$P1.R77]+[$P2.R77]+[$P3.R77]+[$P4.R77]+[$P5.R77]+[$P6.R77]+[$P7.R77]+[$P8.R77]+[$p9.R77]+[$P10.R77]=0;&quot; &quot;;[$P1.R77]+[$P2.R77]+[$P3.R77]+[$P4.R77]+[$P5.R77]+[$P6.R77]+[$P7.R77]+[$P8.R77]+[$p9.R77]+[$P10.R77])" office:value-type="string" office:string-value=" " calcext:value-type="string">
            <text:p><text:s/></text:p>
          </table:table-cell>
          <table:table-cell table:style-name="ce242" table:formula="of:=IF([$P1.S77]+[$P2.S77]+[$P3.S77]+[$P4.S77]+[$P5.S77]+[$P6.S77]+[$P7.S77]+[$P8.S77]+[$p9.S77]+[$P10.S77]=0;&quot; &quot;;[$P1.S77]+[$P2.S77]+[$P3.S77]+[$P4.S77]+[$P5.S77]+[$P6.S77]+[$P7.S77]+[$P8.S77]+[$p9.S77]+[$P10.S77])" office:value-type="string" office:string-value=" " calcext:value-type="string">
            <text:p><text:s/></text:p>
          </table:table-cell>
          <table:table-cell table:style-name="ce242" table:formula="of:=IF([$P1.T77]+[$P2.T77]+[$P3.T77]+[$P4.T77]+[$P5.T77]+[$P6.T77]+[$P7.T77]+[$P8.T77]+[$p9.T77]+[$P10.T77]=0;&quot; &quot;;[$P1.T77]+[$P2.T77]+[$P3.T77]+[$P4.T77]+[$P5.T77]+[$P6.T77]+[$P7.T77]+[$P8.T77]+[$p9.T77]+[$P10.T77])" office:value-type="string" office:string-value=" " calcext:value-type="string">
            <text:p><text:s/></text:p>
          </table:table-cell>
          <table:table-cell table:style-name="ce242" table:formula="of:=IF([$P1.U77]+[$P2.U77]+[$P3.U77]+[$P4.U77]+[$P5.U77]+[$P6.U77]+[$P7.U77]+[$P8.U77]+[$p9.U77]+[$P10.U77]=0;&quot; &quot;;[$P1.U77]+[$P2.U77]+[$P3.U77]+[$P4.U77]+[$P5.U77]+[$P6.U77]+[$P7.U77]+[$P8.U77]+[$p9.U77]+[$P10.U77])" office:value-type="string" office:string-value=" " calcext:value-type="string">
            <text:p><text:s/></text:p>
          </table:table-cell>
          <table:table-cell table:style-name="ce242" table:formula="of:=IF([$P1.V77]+[$P2.V77]+[$P3.V77]+[$P4.V77]+[$P5.V77]+[$P6.V77]+[$P7.V77]+[$P8.V77]+[$p9.V77]+[$P10.V77]=0;&quot; &quot;;[$P1.V77]+[$P2.V77]+[$P3.V77]+[$P4.V77]+[$P5.V77]+[$P6.V77]+[$P7.V77]+[$P8.V77]+[$p9.V77]+[$P10.V77])" office:value-type="string" office:string-value=" " calcext:value-type="string">
            <text:p><text:s/></text:p>
          </table:table-cell>
          <table:table-cell table:style-name="ce242" table:formula="of:=IF([$P1.W77]+[$P2.W77]+[$P3.W77]+[$P4.W77]+[$P5.W77]+[$P6.W77]+[$P7.W77]+[$P8.W77]+[$p9.W77]+[$P10.W77]=0;&quot; &quot;;[$P1.W77]+[$P2.W77]+[$P3.W77]+[$P4.W77]+[$P5.W77]+[$P6.W77]+[$P7.W77]+[$P8.W77]+[$p9.W77]+[$P10.W77])" office:value-type="string" office:string-value=" " calcext:value-type="string">
            <text:p><text:s/></text:p>
          </table:table-cell>
          <table:table-cell table:style-name="ce242" table:formula="of:=IF([$P1.X77]+[$P2.X77]+[$P3.X77]+[$P4.X77]+[$P5.X77]+[$P6.X77]+[$P7.X77]+[$P8.X77]+[$p9.X77]+[$P10.X77]=0;&quot; &quot;;[$P1.X77]+[$P2.X77]+[$P3.X77]+[$P4.X77]+[$P5.X77]+[$P6.X77]+[$P7.X77]+[$P8.X77]+[$p9.X77]+[$P10.X77])" office:value-type="string" office:string-value=" " calcext:value-type="string">
            <text:p><text:s/></text:p>
          </table:table-cell>
          <table:table-cell table:style-name="ce242" table:formula="of:=IF([$P1.Y77]+[$P2.Y77]+[$P3.Y77]+[$P4.Y77]+[$P5.Y77]+[$P6.Y77]+[$P7.Y77]+[$P8.Y77]+[$p9.Y77]+[$P10.Y77]=0;&quot; &quot;;[$P1.Y77]+[$P2.Y77]+[$P3.Y77]+[$P4.Y77]+[$P5.Y77]+[$P6.Y77]+[$P7.Y77]+[$P8.Y77]+[$p9.Y77]+[$P10.Y77])" office:value-type="string" office:string-value=" " calcext:value-type="string">
            <text:p><text:s/></text:p>
          </table:table-cell>
          <table:table-cell table:style-name="ce242" table:formula="of:=IF([$P1.Z77]+[$P2.Z77]+[$P3.Z77]+[$P4.Z77]+[$P5.Z77]+[$P6.Z77]+[$P7.Z77]+[$P8.Z77]+[$p9.Z77]+[$P10.Z77]=0;&quot; &quot;;[$P1.Z77]+[$P2.Z77]+[$P3.Z77]+[$P4.Z77]+[$P5.Z77]+[$P6.Z77]+[$P7.Z77]+[$P8.Z77]+[$p9.Z77]+[$P10.Z77])" office:value-type="string" office:string-value=" " calcext:value-type="string">
            <text:p><text:s/></text:p>
          </table:table-cell>
          <table:table-cell table:style-name="ce242" table:formula="of:=IF([$P1.AA77]+[$P2.AA77]+[$P3.AA77]+[$P4.AA77]+[$P5.AA77]+[$P6.AA77]+[$P7.AA77]+[$P8.AA77]+[$p9.AA77]+[$P10.AA77]=0;&quot; &quot;;[$P1.AA77]+[$P2.AA77]+[$P3.AA77]+[$P4.AA77]+[$P5.AA77]+[$P6.AA77]+[$P7.AA77]+[$P8.AA77]+[$p9.AA77]+[$P10.AA77])" office:value-type="string" office:string-value=" " calcext:value-type="string">
            <text:p><text:s/></text:p>
          </table:table-cell>
          <table:table-cell table:style-name="ce242" table:formula="of:=IF([$P1.AB77]+[$P2.AB77]+[$P3.AB77]+[$P4.AB77]+[$P5.AB77]+[$P6.AB77]+[$P7.AB77]+[$P8.AB77]+[$p9.AB77]+[$P10.AB77]=0;&quot; &quot;;[$P1.AB77]+[$P2.AB77]+[$P3.AB77]+[$P4.AB77]+[$P5.AB77]+[$P6.AB77]+[$P7.AB77]+[$P8.AB77]+[$p9.AB77]+[$P10.AB77])" office:value-type="string" office:string-value=" " calcext:value-type="string">
            <text:p><text:s/></text:p>
          </table:table-cell>
          <table:table-cell table:style-name="ce250" table:formula="of:=IF([$P1.AC77]+[$P2.AC77]+[$P3.AC77]+[$P4.AC77]+[$P5.AC77]+[$P6.AC77]+[$P7.AC77]+[$P8.AC77]+[$p9.AC77]+[$P10.AC77]=0;&quot; &quot;;[$P1.AC77]+[$P2.AC77]+[$P3.AC77]+[$P4.AC77]+[$P5.AC77]+[$P6.AC77]+[$P7.AC77]+[$P8.AC77]+[$p9.AC77]+[$P10.AC77])" office:value-type="string" office:string-value=" " calcext:value-type="string">
            <text:p><text:s/></text:p>
          </table:table-cell>
          <table:table-cell table:style-name="ce256" table:formula="of:=SUM([.G77:.AC77])" office:value-type="float" office:value="0" calcext:value-type="float">
            <text:p>0</text:p>
          </table:table-cell>
          <table:table-cell table:style-name="ce182"/>
          <table:table-cell table:number-columns-repeated="993"/>
        </table:table-row>
        <table:table-row table:style-name="ro10">
          <table:table-cell table:style-name="ce104" table:formula="of:=[$Basplan.A78]" office:value-type="float" office:value="0" calcext:value-type="float">
            <text:p>0</text:p>
          </table:table-cell>
          <table:table-cell table:style-name="ce217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8]+[$P2.G78]+[$P3.G78]+[$P4.G78]+[$P5.G78]+[$P6.G78]+[$P7.G78]+[$P8.G78]+[$p9.G78]+[$P10.G78]=0;&quot; &quot;;[$P1.G78]+[$P2.G78]+[$P3.G78]+[$P4.G78]+[$P5.G78]+[$P6.G78]+[$P7.G78]+[$P8.G78]+[$p9.G78]+[$P10.G78])" office:value-type="string" office:string-value=" " calcext:value-type="string">
            <text:p><text:s/></text:p>
          </table:table-cell>
          <table:table-cell table:style-name="ce242" table:formula="of:=IF([$P1.H78]+[$P2.H78]+[$P3.H78]+[$P4.H78]+[$P5.H78]+[$P6.H78]+[$P7.H78]+[$P8.H78]+[$p9.H78]+[$P10.H78]=0;&quot; &quot;;[$P1.H78]+[$P2.H78]+[$P3.H78]+[$P4.H78]+[$P5.H78]+[$P6.H78]+[$P7.H78]+[$P8.H78]+[$p9.H78]+[$P10.H78])" office:value-type="string" office:string-value=" " calcext:value-type="string">
            <text:p><text:s/></text:p>
          </table:table-cell>
          <table:table-cell table:style-name="ce242" table:formula="of:=IF([$P1.I78]+[$P2.I78]+[$P3.I78]+[$P4.I78]+[$P5.I78]+[$P6.I78]+[$P7.I78]+[$P8.I78]+[$p9.I78]+[$P10.I78]=0;&quot; &quot;;[$P1.I78]+[$P2.I78]+[$P3.I78]+[$P4.I78]+[$P5.I78]+[$P6.I78]+[$P7.I78]+[$P8.I78]+[$p9.I78]+[$P10.I78])" office:value-type="string" office:string-value=" " calcext:value-type="string">
            <text:p><text:s/></text:p>
          </table:table-cell>
          <table:table-cell table:style-name="ce242" table:formula="of:=IF([$P1.J78]+[$P2.J78]+[$P3.J78]+[$P4.J78]+[$P5.J78]+[$P6.J78]+[$P7.J78]+[$P8.J78]+[$p9.J78]+[$P10.J78]=0;&quot; &quot;;[$P1.J78]+[$P2.J78]+[$P3.J78]+[$P4.J78]+[$P5.J78]+[$P6.J78]+[$P7.J78]+[$P8.J78]+[$p9.J78]+[$P10.J78])" office:value-type="string" office:string-value=" " calcext:value-type="string">
            <text:p><text:s/></text:p>
          </table:table-cell>
          <table:table-cell table:style-name="ce242" table:formula="of:=IF([$P1.K78]+[$P2.K78]+[$P3.K78]+[$P4.K78]+[$P5.K78]+[$P6.K78]+[$P7.K78]+[$P8.K78]+[$p9.K78]+[$P10.K78]=0;&quot; &quot;;[$P1.K78]+[$P2.K78]+[$P3.K78]+[$P4.K78]+[$P5.K78]+[$P6.K78]+[$P7.K78]+[$P8.K78]+[$p9.K78]+[$P10.K78])" office:value-type="string" office:string-value=" " calcext:value-type="string">
            <text:p><text:s/></text:p>
          </table:table-cell>
          <table:table-cell table:style-name="ce242" table:formula="of:=IF([$P1.L78]+[$P2.L78]+[$P3.L78]+[$P4.L78]+[$P5.L78]+[$P6.L78]+[$P7.L78]+[$P8.L78]+[$p9.L78]+[$P10.L78]=0;&quot; &quot;;[$P1.L78]+[$P2.L78]+[$P3.L78]+[$P4.L78]+[$P5.L78]+[$P6.L78]+[$P7.L78]+[$P8.L78]+[$p9.L78]+[$P10.L78])" office:value-type="string" office:string-value=" " calcext:value-type="string">
            <text:p><text:s/></text:p>
          </table:table-cell>
          <table:table-cell table:style-name="ce242" table:formula="of:=IF([$P1.M78]+[$P2.M78]+[$P3.M78]+[$P4.M78]+[$P5.M78]+[$P6.M78]+[$P7.M78]+[$P8.M78]+[$p9.M78]+[$P10.M78]=0;&quot; &quot;;[$P1.M78]+[$P2.M78]+[$P3.M78]+[$P4.M78]+[$P5.M78]+[$P6.M78]+[$P7.M78]+[$P8.M78]+[$p9.M78]+[$P10.M78])" office:value-type="string" office:string-value=" " calcext:value-type="string">
            <text:p><text:s/></text:p>
          </table:table-cell>
          <table:table-cell table:style-name="ce242" table:formula="of:=IF([$P1.N78]+[$P2.N78]+[$P3.N78]+[$P4.N78]+[$P5.N78]+[$P6.N78]+[$P7.N78]+[$P8.N78]+[$p9.N78]+[$P10.N78]=0;&quot; &quot;;[$P1.N78]+[$P2.N78]+[$P3.N78]+[$P4.N78]+[$P5.N78]+[$P6.N78]+[$P7.N78]+[$P8.N78]+[$p9.N78]+[$P10.N78])" office:value-type="string" office:string-value=" " calcext:value-type="string">
            <text:p><text:s/></text:p>
          </table:table-cell>
          <table:table-cell table:style-name="ce242" table:formula="of:=IF([$P1.O78]+[$P2.O78]+[$P3.O78]+[$P4.O78]+[$P5.O78]+[$P6.O78]+[$P7.O78]+[$P8.O78]+[$p9.O78]+[$P10.O78]=0;&quot; &quot;;[$P1.O78]+[$P2.O78]+[$P3.O78]+[$P4.O78]+[$P5.O78]+[$P6.O78]+[$P7.O78]+[$P8.O78]+[$p9.O78]+[$P10.O78])" office:value-type="string" office:string-value=" " calcext:value-type="string">
            <text:p><text:s/></text:p>
          </table:table-cell>
          <table:table-cell table:style-name="ce242" table:formula="of:=IF([$P1.P78]+[$P2.P78]+[$P3.P78]+[$P4.P78]+[$P5.P78]+[$P6.P78]+[$P7.P78]+[$P8.P78]+[$p9.P78]+[$P10.P78]=0;&quot; &quot;;[$P1.P78]+[$P2.P78]+[$P3.P78]+[$P4.P78]+[$P5.P78]+[$P6.P78]+[$P7.P78]+[$P8.P78]+[$p9.P78]+[$P10.P78])" office:value-type="string" office:string-value=" " calcext:value-type="string">
            <text:p><text:s/></text:p>
          </table:table-cell>
          <table:table-cell table:style-name="ce242" table:formula="of:=IF([$P1.Q78]+[$P2.Q78]+[$P3.Q78]+[$P4.Q78]+[$P5.Q78]+[$P6.Q78]+[$P7.Q78]+[$P8.Q78]+[$p9.Q78]+[$P10.Q78]=0;&quot; &quot;;[$P1.Q78]+[$P2.Q78]+[$P3.Q78]+[$P4.Q78]+[$P5.Q78]+[$P6.Q78]+[$P7.Q78]+[$P8.Q78]+[$p9.Q78]+[$P10.Q78])" office:value-type="string" office:string-value=" " calcext:value-type="string">
            <text:p><text:s/></text:p>
          </table:table-cell>
          <table:table-cell table:style-name="ce242" table:formula="of:=IF([$P1.R78]+[$P2.R78]+[$P3.R78]+[$P4.R78]+[$P5.R78]+[$P6.R78]+[$P7.R78]+[$P8.R78]+[$p9.R78]+[$P10.R78]=0;&quot; &quot;;[$P1.R78]+[$P2.R78]+[$P3.R78]+[$P4.R78]+[$P5.R78]+[$P6.R78]+[$P7.R78]+[$P8.R78]+[$p9.R78]+[$P10.R78])" office:value-type="string" office:string-value=" " calcext:value-type="string">
            <text:p><text:s/></text:p>
          </table:table-cell>
          <table:table-cell table:style-name="ce242" table:formula="of:=IF([$P1.S78]+[$P2.S78]+[$P3.S78]+[$P4.S78]+[$P5.S78]+[$P6.S78]+[$P7.S78]+[$P8.S78]+[$p9.S78]+[$P10.S78]=0;&quot; &quot;;[$P1.S78]+[$P2.S78]+[$P3.S78]+[$P4.S78]+[$P5.S78]+[$P6.S78]+[$P7.S78]+[$P8.S78]+[$p9.S78]+[$P10.S78])" office:value-type="string" office:string-value=" " calcext:value-type="string">
            <text:p><text:s/></text:p>
          </table:table-cell>
          <table:table-cell table:style-name="ce242" table:formula="of:=IF([$P1.T78]+[$P2.T78]+[$P3.T78]+[$P4.T78]+[$P5.T78]+[$P6.T78]+[$P7.T78]+[$P8.T78]+[$p9.T78]+[$P10.T78]=0;&quot; &quot;;[$P1.T78]+[$P2.T78]+[$P3.T78]+[$P4.T78]+[$P5.T78]+[$P6.T78]+[$P7.T78]+[$P8.T78]+[$p9.T78]+[$P10.T78])" office:value-type="string" office:string-value=" " calcext:value-type="string">
            <text:p><text:s/></text:p>
          </table:table-cell>
          <table:table-cell table:style-name="ce242" table:formula="of:=IF([$P1.U78]+[$P2.U78]+[$P3.U78]+[$P4.U78]+[$P5.U78]+[$P6.U78]+[$P7.U78]+[$P8.U78]+[$p9.U78]+[$P10.U78]=0;&quot; &quot;;[$P1.U78]+[$P2.U78]+[$P3.U78]+[$P4.U78]+[$P5.U78]+[$P6.U78]+[$P7.U78]+[$P8.U78]+[$p9.U78]+[$P10.U78])" office:value-type="string" office:string-value=" " calcext:value-type="string">
            <text:p><text:s/></text:p>
          </table:table-cell>
          <table:table-cell table:style-name="ce242" table:formula="of:=IF([$P1.V78]+[$P2.V78]+[$P3.V78]+[$P4.V78]+[$P5.V78]+[$P6.V78]+[$P7.V78]+[$P8.V78]+[$p9.V78]+[$P10.V78]=0;&quot; &quot;;[$P1.V78]+[$P2.V78]+[$P3.V78]+[$P4.V78]+[$P5.V78]+[$P6.V78]+[$P7.V78]+[$P8.V78]+[$p9.V78]+[$P10.V78])" office:value-type="string" office:string-value=" " calcext:value-type="string">
            <text:p><text:s/></text:p>
          </table:table-cell>
          <table:table-cell table:style-name="ce242" table:formula="of:=IF([$P1.W78]+[$P2.W78]+[$P3.W78]+[$P4.W78]+[$P5.W78]+[$P6.W78]+[$P7.W78]+[$P8.W78]+[$p9.W78]+[$P10.W78]=0;&quot; &quot;;[$P1.W78]+[$P2.W78]+[$P3.W78]+[$P4.W78]+[$P5.W78]+[$P6.W78]+[$P7.W78]+[$P8.W78]+[$p9.W78]+[$P10.W78])" office:value-type="string" office:string-value=" " calcext:value-type="string">
            <text:p><text:s/></text:p>
          </table:table-cell>
          <table:table-cell table:style-name="ce242" table:formula="of:=IF([$P1.X78]+[$P2.X78]+[$P3.X78]+[$P4.X78]+[$P5.X78]+[$P6.X78]+[$P7.X78]+[$P8.X78]+[$p9.X78]+[$P10.X78]=0;&quot; &quot;;[$P1.X78]+[$P2.X78]+[$P3.X78]+[$P4.X78]+[$P5.X78]+[$P6.X78]+[$P7.X78]+[$P8.X78]+[$p9.X78]+[$P10.X78])" office:value-type="string" office:string-value=" " calcext:value-type="string">
            <text:p><text:s/></text:p>
          </table:table-cell>
          <table:table-cell table:style-name="ce242" table:formula="of:=IF([$P1.Y78]+[$P2.Y78]+[$P3.Y78]+[$P4.Y78]+[$P5.Y78]+[$P6.Y78]+[$P7.Y78]+[$P8.Y78]+[$p9.Y78]+[$P10.Y78]=0;&quot; &quot;;[$P1.Y78]+[$P2.Y78]+[$P3.Y78]+[$P4.Y78]+[$P5.Y78]+[$P6.Y78]+[$P7.Y78]+[$P8.Y78]+[$p9.Y78]+[$P10.Y78])" office:value-type="string" office:string-value=" " calcext:value-type="string">
            <text:p><text:s/></text:p>
          </table:table-cell>
          <table:table-cell table:style-name="ce242" table:formula="of:=IF([$P1.Z78]+[$P2.Z78]+[$P3.Z78]+[$P4.Z78]+[$P5.Z78]+[$P6.Z78]+[$P7.Z78]+[$P8.Z78]+[$p9.Z78]+[$P10.Z78]=0;&quot; &quot;;[$P1.Z78]+[$P2.Z78]+[$P3.Z78]+[$P4.Z78]+[$P5.Z78]+[$P6.Z78]+[$P7.Z78]+[$P8.Z78]+[$p9.Z78]+[$P10.Z78])" office:value-type="string" office:string-value=" " calcext:value-type="string">
            <text:p><text:s/></text:p>
          </table:table-cell>
          <table:table-cell table:style-name="ce242" table:formula="of:=IF([$P1.AA78]+[$P2.AA78]+[$P3.AA78]+[$P4.AA78]+[$P5.AA78]+[$P6.AA78]+[$P7.AA78]+[$P8.AA78]+[$p9.AA78]+[$P10.AA78]=0;&quot; &quot;;[$P1.AA78]+[$P2.AA78]+[$P3.AA78]+[$P4.AA78]+[$P5.AA78]+[$P6.AA78]+[$P7.AA78]+[$P8.AA78]+[$p9.AA78]+[$P10.AA78])" office:value-type="string" office:string-value=" " calcext:value-type="string">
            <text:p><text:s/></text:p>
          </table:table-cell>
          <table:table-cell table:style-name="ce242" table:formula="of:=IF([$P1.AB78]+[$P2.AB78]+[$P3.AB78]+[$P4.AB78]+[$P5.AB78]+[$P6.AB78]+[$P7.AB78]+[$P8.AB78]+[$p9.AB78]+[$P10.AB78]=0;&quot; &quot;;[$P1.AB78]+[$P2.AB78]+[$P3.AB78]+[$P4.AB78]+[$P5.AB78]+[$P6.AB78]+[$P7.AB78]+[$P8.AB78]+[$p9.AB78]+[$P10.AB78])" office:value-type="string" office:string-value=" " calcext:value-type="string">
            <text:p><text:s/></text:p>
          </table:table-cell>
          <table:table-cell table:style-name="ce250" table:formula="of:=IF([$P1.AC78]+[$P2.AC78]+[$P3.AC78]+[$P4.AC78]+[$P5.AC78]+[$P6.AC78]+[$P7.AC78]+[$P8.AC78]+[$p9.AC78]+[$P10.AC78]=0;&quot; &quot;;[$P1.AC78]+[$P2.AC78]+[$P3.AC78]+[$P4.AC78]+[$P5.AC78]+[$P6.AC78]+[$P7.AC78]+[$P8.AC78]+[$p9.AC78]+[$P10.AC78])" office:value-type="string" office:string-value=" " calcext:value-type="string">
            <text:p><text:s/></text:p>
          </table:table-cell>
          <table:table-cell table:style-name="ce256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79]" office:value-type="float" office:value="0" calcext:value-type="float">
            <text:p>0</text:p>
          </table:table-cell>
          <table:table-cell table:style-name="ce217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79]+[$P2.G79]+[$P3.G79]+[$P4.G79]+[$P5.G79]+[$P6.G79]+[$P7.G79]+[$P8.G79]+[$p9.G79]+[$P10.G79]=0;&quot; &quot;;[$P1.G79]+[$P2.G79]+[$P3.G79]+[$P4.G79]+[$P5.G79]+[$P6.G79]+[$P7.G79]+[$P8.G79]+[$p9.G79]+[$P10.G79])" office:value-type="string" office:string-value=" " calcext:value-type="string">
            <text:p><text:s/></text:p>
          </table:table-cell>
          <table:table-cell table:style-name="ce242" table:formula="of:=IF([$P1.H79]+[$P2.H79]+[$P3.H79]+[$P4.H79]+[$P5.H79]+[$P6.H79]+[$P7.H79]+[$P8.H79]+[$p9.H79]+[$P10.H79]=0;&quot; &quot;;[$P1.H79]+[$P2.H79]+[$P3.H79]+[$P4.H79]+[$P5.H79]+[$P6.H79]+[$P7.H79]+[$P8.H79]+[$p9.H79]+[$P10.H79])" office:value-type="string" office:string-value=" " calcext:value-type="string">
            <text:p><text:s/></text:p>
          </table:table-cell>
          <table:table-cell table:style-name="ce242" table:formula="of:=IF([$P1.I79]+[$P2.I79]+[$P3.I79]+[$P4.I79]+[$P5.I79]+[$P6.I79]+[$P7.I79]+[$P8.I79]+[$p9.I79]+[$P10.I79]=0;&quot; &quot;;[$P1.I79]+[$P2.I79]+[$P3.I79]+[$P4.I79]+[$P5.I79]+[$P6.I79]+[$P7.I79]+[$P8.I79]+[$p9.I79]+[$P10.I79])" office:value-type="string" office:string-value=" " calcext:value-type="string">
            <text:p><text:s/></text:p>
          </table:table-cell>
          <table:table-cell table:style-name="ce242" table:formula="of:=IF([$P1.J79]+[$P2.J79]+[$P3.J79]+[$P4.J79]+[$P5.J79]+[$P6.J79]+[$P7.J79]+[$P8.J79]+[$p9.J79]+[$P10.J79]=0;&quot; &quot;;[$P1.J79]+[$P2.J79]+[$P3.J79]+[$P4.J79]+[$P5.J79]+[$P6.J79]+[$P7.J79]+[$P8.J79]+[$p9.J79]+[$P10.J79])" office:value-type="string" office:string-value=" " calcext:value-type="string">
            <text:p><text:s/></text:p>
          </table:table-cell>
          <table:table-cell table:style-name="ce242" table:formula="of:=IF([$P1.K79]+[$P2.K79]+[$P3.K79]+[$P4.K79]+[$P5.K79]+[$P6.K79]+[$P7.K79]+[$P8.K79]+[$p9.K79]+[$P10.K79]=0;&quot; &quot;;[$P1.K79]+[$P2.K79]+[$P3.K79]+[$P4.K79]+[$P5.K79]+[$P6.K79]+[$P7.K79]+[$P8.K79]+[$p9.K79]+[$P10.K79])" office:value-type="string" office:string-value=" " calcext:value-type="string">
            <text:p><text:s/></text:p>
          </table:table-cell>
          <table:table-cell table:style-name="ce242" table:formula="of:=IF([$P1.L79]+[$P2.L79]+[$P3.L79]+[$P4.L79]+[$P5.L79]+[$P6.L79]+[$P7.L79]+[$P8.L79]+[$p9.L79]+[$P10.L79]=0;&quot; &quot;;[$P1.L79]+[$P2.L79]+[$P3.L79]+[$P4.L79]+[$P5.L79]+[$P6.L79]+[$P7.L79]+[$P8.L79]+[$p9.L79]+[$P10.L79])" office:value-type="string" office:string-value=" " calcext:value-type="string">
            <text:p><text:s/></text:p>
          </table:table-cell>
          <table:table-cell table:style-name="ce242" table:formula="of:=IF([$P1.M79]+[$P2.M79]+[$P3.M79]+[$P4.M79]+[$P5.M79]+[$P6.M79]+[$P7.M79]+[$P8.M79]+[$p9.M79]+[$P10.M79]=0;&quot; &quot;;[$P1.M79]+[$P2.M79]+[$P3.M79]+[$P4.M79]+[$P5.M79]+[$P6.M79]+[$P7.M79]+[$P8.M79]+[$p9.M79]+[$P10.M79])" office:value-type="string" office:string-value=" " calcext:value-type="string">
            <text:p><text:s/></text:p>
          </table:table-cell>
          <table:table-cell table:style-name="ce242" table:formula="of:=IF([$P1.N79]+[$P2.N79]+[$P3.N79]+[$P4.N79]+[$P5.N79]+[$P6.N79]+[$P7.N79]+[$P8.N79]+[$p9.N79]+[$P10.N79]=0;&quot; &quot;;[$P1.N79]+[$P2.N79]+[$P3.N79]+[$P4.N79]+[$P5.N79]+[$P6.N79]+[$P7.N79]+[$P8.N79]+[$p9.N79]+[$P10.N79])" office:value-type="string" office:string-value=" " calcext:value-type="string">
            <text:p><text:s/></text:p>
          </table:table-cell>
          <table:table-cell table:style-name="ce242" table:formula="of:=IF([$P1.O79]+[$P2.O79]+[$P3.O79]+[$P4.O79]+[$P5.O79]+[$P6.O79]+[$P7.O79]+[$P8.O79]+[$p9.O79]+[$P10.O79]=0;&quot; &quot;;[$P1.O79]+[$P2.O79]+[$P3.O79]+[$P4.O79]+[$P5.O79]+[$P6.O79]+[$P7.O79]+[$P8.O79]+[$p9.O79]+[$P10.O79])" office:value-type="string" office:string-value=" " calcext:value-type="string">
            <text:p><text:s/></text:p>
          </table:table-cell>
          <table:table-cell table:style-name="ce242" table:formula="of:=IF([$P1.P79]+[$P2.P79]+[$P3.P79]+[$P4.P79]+[$P5.P79]+[$P6.P79]+[$P7.P79]+[$P8.P79]+[$p9.P79]+[$P10.P79]=0;&quot; &quot;;[$P1.P79]+[$P2.P79]+[$P3.P79]+[$P4.P79]+[$P5.P79]+[$P6.P79]+[$P7.P79]+[$P8.P79]+[$p9.P79]+[$P10.P79])" office:value-type="string" office:string-value=" " calcext:value-type="string">
            <text:p><text:s/></text:p>
          </table:table-cell>
          <table:table-cell table:style-name="ce242" table:formula="of:=IF([$P1.Q79]+[$P2.Q79]+[$P3.Q79]+[$P4.Q79]+[$P5.Q79]+[$P6.Q79]+[$P7.Q79]+[$P8.Q79]+[$p9.Q79]+[$P10.Q79]=0;&quot; &quot;;[$P1.Q79]+[$P2.Q79]+[$P3.Q79]+[$P4.Q79]+[$P5.Q79]+[$P6.Q79]+[$P7.Q79]+[$P8.Q79]+[$p9.Q79]+[$P10.Q79])" office:value-type="string" office:string-value=" " calcext:value-type="string">
            <text:p><text:s/></text:p>
          </table:table-cell>
          <table:table-cell table:style-name="ce242" table:formula="of:=IF([$P1.R79]+[$P2.R79]+[$P3.R79]+[$P4.R79]+[$P5.R79]+[$P6.R79]+[$P7.R79]+[$P8.R79]+[$p9.R79]+[$P10.R79]=0;&quot; &quot;;[$P1.R79]+[$P2.R79]+[$P3.R79]+[$P4.R79]+[$P5.R79]+[$P6.R79]+[$P7.R79]+[$P8.R79]+[$p9.R79]+[$P10.R79])" office:value-type="string" office:string-value=" " calcext:value-type="string">
            <text:p><text:s/></text:p>
          </table:table-cell>
          <table:table-cell table:style-name="ce242" table:formula="of:=IF([$P1.S79]+[$P2.S79]+[$P3.S79]+[$P4.S79]+[$P5.S79]+[$P6.S79]+[$P7.S79]+[$P8.S79]+[$p9.S79]+[$P10.S79]=0;&quot; &quot;;[$P1.S79]+[$P2.S79]+[$P3.S79]+[$P4.S79]+[$P5.S79]+[$P6.S79]+[$P7.S79]+[$P8.S79]+[$p9.S79]+[$P10.S79])" office:value-type="string" office:string-value=" " calcext:value-type="string">
            <text:p><text:s/></text:p>
          </table:table-cell>
          <table:table-cell table:style-name="ce242" table:formula="of:=IF([$P1.T79]+[$P2.T79]+[$P3.T79]+[$P4.T79]+[$P5.T79]+[$P6.T79]+[$P7.T79]+[$P8.T79]+[$p9.T79]+[$P10.T79]=0;&quot; &quot;;[$P1.T79]+[$P2.T79]+[$P3.T79]+[$P4.T79]+[$P5.T79]+[$P6.T79]+[$P7.T79]+[$P8.T79]+[$p9.T79]+[$P10.T79])" office:value-type="string" office:string-value=" " calcext:value-type="string">
            <text:p><text:s/></text:p>
          </table:table-cell>
          <table:table-cell table:style-name="ce242" table:formula="of:=IF([$P1.U79]+[$P2.U79]+[$P3.U79]+[$P4.U79]+[$P5.U79]+[$P6.U79]+[$P7.U79]+[$P8.U79]+[$p9.U79]+[$P10.U79]=0;&quot; &quot;;[$P1.U79]+[$P2.U79]+[$P3.U79]+[$P4.U79]+[$P5.U79]+[$P6.U79]+[$P7.U79]+[$P8.U79]+[$p9.U79]+[$P10.U79])" office:value-type="string" office:string-value=" " calcext:value-type="string">
            <text:p><text:s/></text:p>
          </table:table-cell>
          <table:table-cell table:style-name="ce242" table:formula="of:=IF([$P1.V79]+[$P2.V79]+[$P3.V79]+[$P4.V79]+[$P5.V79]+[$P6.V79]+[$P7.V79]+[$P8.V79]+[$p9.V79]+[$P10.V79]=0;&quot; &quot;;[$P1.V79]+[$P2.V79]+[$P3.V79]+[$P4.V79]+[$P5.V79]+[$P6.V79]+[$P7.V79]+[$P8.V79]+[$p9.V79]+[$P10.V79])" office:value-type="string" office:string-value=" " calcext:value-type="string">
            <text:p><text:s/></text:p>
          </table:table-cell>
          <table:table-cell table:style-name="ce242" table:formula="of:=IF([$P1.W79]+[$P2.W79]+[$P3.W79]+[$P4.W79]+[$P5.W79]+[$P6.W79]+[$P7.W79]+[$P8.W79]+[$p9.W79]+[$P10.W79]=0;&quot; &quot;;[$P1.W79]+[$P2.W79]+[$P3.W79]+[$P4.W79]+[$P5.W79]+[$P6.W79]+[$P7.W79]+[$P8.W79]+[$p9.W79]+[$P10.W79])" office:value-type="string" office:string-value=" " calcext:value-type="string">
            <text:p><text:s/></text:p>
          </table:table-cell>
          <table:table-cell table:style-name="ce242" table:formula="of:=IF([$P1.X79]+[$P2.X79]+[$P3.X79]+[$P4.X79]+[$P5.X79]+[$P6.X79]+[$P7.X79]+[$P8.X79]+[$p9.X79]+[$P10.X79]=0;&quot; &quot;;[$P1.X79]+[$P2.X79]+[$P3.X79]+[$P4.X79]+[$P5.X79]+[$P6.X79]+[$P7.X79]+[$P8.X79]+[$p9.X79]+[$P10.X79])" office:value-type="string" office:string-value=" " calcext:value-type="string">
            <text:p><text:s/></text:p>
          </table:table-cell>
          <table:table-cell table:style-name="ce242" table:formula="of:=IF([$P1.Y79]+[$P2.Y79]+[$P3.Y79]+[$P4.Y79]+[$P5.Y79]+[$P6.Y79]+[$P7.Y79]+[$P8.Y79]+[$p9.Y79]+[$P10.Y79]=0;&quot; &quot;;[$P1.Y79]+[$P2.Y79]+[$P3.Y79]+[$P4.Y79]+[$P5.Y79]+[$P6.Y79]+[$P7.Y79]+[$P8.Y79]+[$p9.Y79]+[$P10.Y79])" office:value-type="string" office:string-value=" " calcext:value-type="string">
            <text:p><text:s/></text:p>
          </table:table-cell>
          <table:table-cell table:style-name="ce242" table:formula="of:=IF([$P1.Z79]+[$P2.Z79]+[$P3.Z79]+[$P4.Z79]+[$P5.Z79]+[$P6.Z79]+[$P7.Z79]+[$P8.Z79]+[$p9.Z79]+[$P10.Z79]=0;&quot; &quot;;[$P1.Z79]+[$P2.Z79]+[$P3.Z79]+[$P4.Z79]+[$P5.Z79]+[$P6.Z79]+[$P7.Z79]+[$P8.Z79]+[$p9.Z79]+[$P10.Z79])" office:value-type="string" office:string-value=" " calcext:value-type="string">
            <text:p><text:s/></text:p>
          </table:table-cell>
          <table:table-cell table:style-name="ce242" table:formula="of:=IF([$P1.AA79]+[$P2.AA79]+[$P3.AA79]+[$P4.AA79]+[$P5.AA79]+[$P6.AA79]+[$P7.AA79]+[$P8.AA79]+[$p9.AA79]+[$P10.AA79]=0;&quot; &quot;;[$P1.AA79]+[$P2.AA79]+[$P3.AA79]+[$P4.AA79]+[$P5.AA79]+[$P6.AA79]+[$P7.AA79]+[$P8.AA79]+[$p9.AA79]+[$P10.AA79])" office:value-type="string" office:string-value=" " calcext:value-type="string">
            <text:p><text:s/></text:p>
          </table:table-cell>
          <table:table-cell table:style-name="ce242" table:formula="of:=IF([$P1.AB79]+[$P2.AB79]+[$P3.AB79]+[$P4.AB79]+[$P5.AB79]+[$P6.AB79]+[$P7.AB79]+[$P8.AB79]+[$p9.AB79]+[$P10.AB79]=0;&quot; &quot;;[$P1.AB79]+[$P2.AB79]+[$P3.AB79]+[$P4.AB79]+[$P5.AB79]+[$P6.AB79]+[$P7.AB79]+[$P8.AB79]+[$p9.AB79]+[$P10.AB79])" office:value-type="string" office:string-value=" " calcext:value-type="string">
            <text:p><text:s/></text:p>
          </table:table-cell>
          <table:table-cell table:style-name="ce250" table:formula="of:=IF([$P1.AC79]+[$P2.AC79]+[$P3.AC79]+[$P4.AC79]+[$P5.AC79]+[$P6.AC79]+[$P7.AC79]+[$P8.AC79]+[$p9.AC79]+[$P10.AC79]=0;&quot; &quot;;[$P1.AC79]+[$P2.AC79]+[$P3.AC79]+[$P4.AC79]+[$P5.AC79]+[$P6.AC79]+[$P7.AC79]+[$P8.AC79]+[$p9.AC79]+[$P10.AC79])" office:value-type="string" office:string-value=" " calcext:value-type="string">
            <text:p><text:s/></text:p>
          </table:table-cell>
          <table:table-cell table:style-name="ce256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80]" office:value-type="float" office:value="0" calcext:value-type="float">
            <text:p>0</text:p>
          </table:table-cell>
          <table:table-cell table:style-name="ce217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80]+[$P2.G80]+[$P3.G80]+[$P4.G80]+[$P5.G80]+[$P6.G80]+[$P7.G80]+[$P8.G80]+[$p9.G80]+[$P10.G80]=0;&quot; &quot;;[$P1.G80]+[$P2.G80]+[$P3.G80]+[$P4.G80]+[$P5.G80]+[$P6.G80]+[$P7.G80]+[$P8.G80]+[$p9.G80]+[$P10.G80])" office:value-type="string" office:string-value=" " calcext:value-type="string">
            <text:p><text:s/></text:p>
          </table:table-cell>
          <table:table-cell table:style-name="ce242" table:formula="of:=IF([$P1.H80]+[$P2.H80]+[$P3.H80]+[$P4.H80]+[$P5.H80]+[$P6.H80]+[$P7.H80]+[$P8.H80]+[$p9.H80]+[$P10.H80]=0;&quot; &quot;;[$P1.H80]+[$P2.H80]+[$P3.H80]+[$P4.H80]+[$P5.H80]+[$P6.H80]+[$P7.H80]+[$P8.H80]+[$p9.H80]+[$P10.H80])" office:value-type="string" office:string-value=" " calcext:value-type="string">
            <text:p><text:s/></text:p>
          </table:table-cell>
          <table:table-cell table:style-name="ce242" table:formula="of:=IF([$P1.I80]+[$P2.I80]+[$P3.I80]+[$P4.I80]+[$P5.I80]+[$P6.I80]+[$P7.I80]+[$P8.I80]+[$p9.I80]+[$P10.I80]=0;&quot; &quot;;[$P1.I80]+[$P2.I80]+[$P3.I80]+[$P4.I80]+[$P5.I80]+[$P6.I80]+[$P7.I80]+[$P8.I80]+[$p9.I80]+[$P10.I80])" office:value-type="string" office:string-value=" " calcext:value-type="string">
            <text:p><text:s/></text:p>
          </table:table-cell>
          <table:table-cell table:style-name="ce242" table:formula="of:=IF([$P1.J80]+[$P2.J80]+[$P3.J80]+[$P4.J80]+[$P5.J80]+[$P6.J80]+[$P7.J80]+[$P8.J80]+[$p9.J80]+[$P10.J80]=0;&quot; &quot;;[$P1.J80]+[$P2.J80]+[$P3.J80]+[$P4.J80]+[$P5.J80]+[$P6.J80]+[$P7.J80]+[$P8.J80]+[$p9.J80]+[$P10.J80])" office:value-type="string" office:string-value=" " calcext:value-type="string">
            <text:p><text:s/></text:p>
          </table:table-cell>
          <table:table-cell table:style-name="ce242" table:formula="of:=IF([$P1.K80]+[$P2.K80]+[$P3.K80]+[$P4.K80]+[$P5.K80]+[$P6.K80]+[$P7.K80]+[$P8.K80]+[$p9.K80]+[$P10.K80]=0;&quot; &quot;;[$P1.K80]+[$P2.K80]+[$P3.K80]+[$P4.K80]+[$P5.K80]+[$P6.K80]+[$P7.K80]+[$P8.K80]+[$p9.K80]+[$P10.K80])" office:value-type="string" office:string-value=" " calcext:value-type="string">
            <text:p><text:s/></text:p>
          </table:table-cell>
          <table:table-cell table:style-name="ce242" table:formula="of:=IF([$P1.L80]+[$P2.L80]+[$P3.L80]+[$P4.L80]+[$P5.L80]+[$P6.L80]+[$P7.L80]+[$P8.L80]+[$p9.L80]+[$P10.L80]=0;&quot; &quot;;[$P1.L80]+[$P2.L80]+[$P3.L80]+[$P4.L80]+[$P5.L80]+[$P6.L80]+[$P7.L80]+[$P8.L80]+[$p9.L80]+[$P10.L80])" office:value-type="string" office:string-value=" " calcext:value-type="string">
            <text:p><text:s/></text:p>
          </table:table-cell>
          <table:table-cell table:style-name="ce242" table:formula="of:=IF([$P1.M80]+[$P2.M80]+[$P3.M80]+[$P4.M80]+[$P5.M80]+[$P6.M80]+[$P7.M80]+[$P8.M80]+[$p9.M80]+[$P10.M80]=0;&quot; &quot;;[$P1.M80]+[$P2.M80]+[$P3.M80]+[$P4.M80]+[$P5.M80]+[$P6.M80]+[$P7.M80]+[$P8.M80]+[$p9.M80]+[$P10.M80])" office:value-type="string" office:string-value=" " calcext:value-type="string">
            <text:p><text:s/></text:p>
          </table:table-cell>
          <table:table-cell table:style-name="ce242" table:formula="of:=IF([$P1.N80]+[$P2.N80]+[$P3.N80]+[$P4.N80]+[$P5.N80]+[$P6.N80]+[$P7.N80]+[$P8.N80]+[$p9.N80]+[$P10.N80]=0;&quot; &quot;;[$P1.N80]+[$P2.N80]+[$P3.N80]+[$P4.N80]+[$P5.N80]+[$P6.N80]+[$P7.N80]+[$P8.N80]+[$p9.N80]+[$P10.N80])" office:value-type="string" office:string-value=" " calcext:value-type="string">
            <text:p><text:s/></text:p>
          </table:table-cell>
          <table:table-cell table:style-name="ce242" table:formula="of:=IF([$P1.O80]+[$P2.O80]+[$P3.O80]+[$P4.O80]+[$P5.O80]+[$P6.O80]+[$P7.O80]+[$P8.O80]+[$p9.O80]+[$P10.O80]=0;&quot; &quot;;[$P1.O80]+[$P2.O80]+[$P3.O80]+[$P4.O80]+[$P5.O80]+[$P6.O80]+[$P7.O80]+[$P8.O80]+[$p9.O80]+[$P10.O80])" office:value-type="string" office:string-value=" " calcext:value-type="string">
            <text:p><text:s/></text:p>
          </table:table-cell>
          <table:table-cell table:style-name="ce242" table:formula="of:=IF([$P1.P80]+[$P2.P80]+[$P3.P80]+[$P4.P80]+[$P5.P80]+[$P6.P80]+[$P7.P80]+[$P8.P80]+[$p9.P80]+[$P10.P80]=0;&quot; &quot;;[$P1.P80]+[$P2.P80]+[$P3.P80]+[$P4.P80]+[$P5.P80]+[$P6.P80]+[$P7.P80]+[$P8.P80]+[$p9.P80]+[$P10.P80])" office:value-type="string" office:string-value=" " calcext:value-type="string">
            <text:p><text:s/></text:p>
          </table:table-cell>
          <table:table-cell table:style-name="ce242" table:formula="of:=IF([$P1.Q80]+[$P2.Q80]+[$P3.Q80]+[$P4.Q80]+[$P5.Q80]+[$P6.Q80]+[$P7.Q80]+[$P8.Q80]+[$p9.Q80]+[$P10.Q80]=0;&quot; &quot;;[$P1.Q80]+[$P2.Q80]+[$P3.Q80]+[$P4.Q80]+[$P5.Q80]+[$P6.Q80]+[$P7.Q80]+[$P8.Q80]+[$p9.Q80]+[$P10.Q80])" office:value-type="string" office:string-value=" " calcext:value-type="string">
            <text:p><text:s/></text:p>
          </table:table-cell>
          <table:table-cell table:style-name="ce242" table:formula="of:=IF([$P1.R80]+[$P2.R80]+[$P3.R80]+[$P4.R80]+[$P5.R80]+[$P6.R80]+[$P7.R80]+[$P8.R80]+[$p9.R80]+[$P10.R80]=0;&quot; &quot;;[$P1.R80]+[$P2.R80]+[$P3.R80]+[$P4.R80]+[$P5.R80]+[$P6.R80]+[$P7.R80]+[$P8.R80]+[$p9.R80]+[$P10.R80])" office:value-type="string" office:string-value=" " calcext:value-type="string">
            <text:p><text:s/></text:p>
          </table:table-cell>
          <table:table-cell table:style-name="ce242" table:formula="of:=IF([$P1.S80]+[$P2.S80]+[$P3.S80]+[$P4.S80]+[$P5.S80]+[$P6.S80]+[$P7.S80]+[$P8.S80]+[$p9.S80]+[$P10.S80]=0;&quot; &quot;;[$P1.S80]+[$P2.S80]+[$P3.S80]+[$P4.S80]+[$P5.S80]+[$P6.S80]+[$P7.S80]+[$P8.S80]+[$p9.S80]+[$P10.S80])" office:value-type="string" office:string-value=" " calcext:value-type="string">
            <text:p><text:s/></text:p>
          </table:table-cell>
          <table:table-cell table:style-name="ce242" table:formula="of:=IF([$P1.T80]+[$P2.T80]+[$P3.T80]+[$P4.T80]+[$P5.T80]+[$P6.T80]+[$P7.T80]+[$P8.T80]+[$p9.T80]+[$P10.T80]=0;&quot; &quot;;[$P1.T80]+[$P2.T80]+[$P3.T80]+[$P4.T80]+[$P5.T80]+[$P6.T80]+[$P7.T80]+[$P8.T80]+[$p9.T80]+[$P10.T80])" office:value-type="string" office:string-value=" " calcext:value-type="string">
            <text:p><text:s/></text:p>
          </table:table-cell>
          <table:table-cell table:style-name="ce242" table:formula="of:=IF([$P1.U80]+[$P2.U80]+[$P3.U80]+[$P4.U80]+[$P5.U80]+[$P6.U80]+[$P7.U80]+[$P8.U80]+[$p9.U80]+[$P10.U80]=0;&quot; &quot;;[$P1.U80]+[$P2.U80]+[$P3.U80]+[$P4.U80]+[$P5.U80]+[$P6.U80]+[$P7.U80]+[$P8.U80]+[$p9.U80]+[$P10.U80])" office:value-type="string" office:string-value=" " calcext:value-type="string">
            <text:p><text:s/></text:p>
          </table:table-cell>
          <table:table-cell table:style-name="ce242" table:formula="of:=IF([$P1.V80]+[$P2.V80]+[$P3.V80]+[$P4.V80]+[$P5.V80]+[$P6.V80]+[$P7.V80]+[$P8.V80]+[$p9.V80]+[$P10.V80]=0;&quot; &quot;;[$P1.V80]+[$P2.V80]+[$P3.V80]+[$P4.V80]+[$P5.V80]+[$P6.V80]+[$P7.V80]+[$P8.V80]+[$p9.V80]+[$P10.V80])" office:value-type="string" office:string-value=" " calcext:value-type="string">
            <text:p><text:s/></text:p>
          </table:table-cell>
          <table:table-cell table:style-name="ce242" table:formula="of:=IF([$P1.W80]+[$P2.W80]+[$P3.W80]+[$P4.W80]+[$P5.W80]+[$P6.W80]+[$P7.W80]+[$P8.W80]+[$p9.W80]+[$P10.W80]=0;&quot; &quot;;[$P1.W80]+[$P2.W80]+[$P3.W80]+[$P4.W80]+[$P5.W80]+[$P6.W80]+[$P7.W80]+[$P8.W80]+[$p9.W80]+[$P10.W80])" office:value-type="string" office:string-value=" " calcext:value-type="string">
            <text:p><text:s/></text:p>
          </table:table-cell>
          <table:table-cell table:style-name="ce242" table:formula="of:=IF([$P1.X80]+[$P2.X80]+[$P3.X80]+[$P4.X80]+[$P5.X80]+[$P6.X80]+[$P7.X80]+[$P8.X80]+[$p9.X80]+[$P10.X80]=0;&quot; &quot;;[$P1.X80]+[$P2.X80]+[$P3.X80]+[$P4.X80]+[$P5.X80]+[$P6.X80]+[$P7.X80]+[$P8.X80]+[$p9.X80]+[$P10.X80])" office:value-type="string" office:string-value=" " calcext:value-type="string">
            <text:p><text:s/></text:p>
          </table:table-cell>
          <table:table-cell table:style-name="ce242" table:formula="of:=IF([$P1.Y80]+[$P2.Y80]+[$P3.Y80]+[$P4.Y80]+[$P5.Y80]+[$P6.Y80]+[$P7.Y80]+[$P8.Y80]+[$p9.Y80]+[$P10.Y80]=0;&quot; &quot;;[$P1.Y80]+[$P2.Y80]+[$P3.Y80]+[$P4.Y80]+[$P5.Y80]+[$P6.Y80]+[$P7.Y80]+[$P8.Y80]+[$p9.Y80]+[$P10.Y80])" office:value-type="string" office:string-value=" " calcext:value-type="string">
            <text:p><text:s/></text:p>
          </table:table-cell>
          <table:table-cell table:style-name="ce242" table:formula="of:=IF([$P1.Z80]+[$P2.Z80]+[$P3.Z80]+[$P4.Z80]+[$P5.Z80]+[$P6.Z80]+[$P7.Z80]+[$P8.Z80]+[$p9.Z80]+[$P10.Z80]=0;&quot; &quot;;[$P1.Z80]+[$P2.Z80]+[$P3.Z80]+[$P4.Z80]+[$P5.Z80]+[$P6.Z80]+[$P7.Z80]+[$P8.Z80]+[$p9.Z80]+[$P10.Z80])" office:value-type="string" office:string-value=" " calcext:value-type="string">
            <text:p><text:s/></text:p>
          </table:table-cell>
          <table:table-cell table:style-name="ce242" table:formula="of:=IF([$P1.AA80]+[$P2.AA80]+[$P3.AA80]+[$P4.AA80]+[$P5.AA80]+[$P6.AA80]+[$P7.AA80]+[$P8.AA80]+[$p9.AA80]+[$P10.AA80]=0;&quot; &quot;;[$P1.AA80]+[$P2.AA80]+[$P3.AA80]+[$P4.AA80]+[$P5.AA80]+[$P6.AA80]+[$P7.AA80]+[$P8.AA80]+[$p9.AA80]+[$P10.AA80])" office:value-type="string" office:string-value=" " calcext:value-type="string">
            <text:p><text:s/></text:p>
          </table:table-cell>
          <table:table-cell table:style-name="ce242" table:formula="of:=IF([$P1.AB80]+[$P2.AB80]+[$P3.AB80]+[$P4.AB80]+[$P5.AB80]+[$P6.AB80]+[$P7.AB80]+[$P8.AB80]+[$p9.AB80]+[$P10.AB80]=0;&quot; &quot;;[$P1.AB80]+[$P2.AB80]+[$P3.AB80]+[$P4.AB80]+[$P5.AB80]+[$P6.AB80]+[$P7.AB80]+[$P8.AB80]+[$p9.AB80]+[$P10.AB80])" office:value-type="string" office:string-value=" " calcext:value-type="string">
            <text:p><text:s/></text:p>
          </table:table-cell>
          <table:table-cell table:style-name="ce250" table:formula="of:=IF([$P1.AC80]+[$P2.AC80]+[$P3.AC80]+[$P4.AC80]+[$P5.AC80]+[$P6.AC80]+[$P7.AC80]+[$P8.AC80]+[$p9.AC80]+[$P10.AC80]=0;&quot; &quot;;[$P1.AC80]+[$P2.AC80]+[$P3.AC80]+[$P4.AC80]+[$P5.AC80]+[$P6.AC80]+[$P7.AC80]+[$P8.AC80]+[$p9.AC80]+[$P10.AC80])" office:value-type="string" office:string-value=" " calcext:value-type="string">
            <text:p><text:s/></text:p>
          </table:table-cell>
          <table:table-cell table:style-name="ce256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104" table:formula="of:=[$Basplan.A81]" office:value-type="float" office:value="0" calcext:value-type="float">
            <text:p>0</text:p>
          </table:table-cell>
          <table:table-cell table:style-name="ce217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81]+[$P2.G81]+[$P3.G81]+[$P4.G81]+[$P5.G81]+[$P6.G81]+[$P7.G81]+[$P8.G81]+[$p9.G81]+[$P10.G81]=0;&quot; &quot;;[$P1.G81]+[$P2.G81]+[$P3.G81]+[$P4.G81]+[$P5.G81]+[$P6.G81]+[$P7.G81]+[$P8.G81]+[$p9.G81]+[$P10.G81])" office:value-type="string" office:string-value=" " calcext:value-type="string">
            <text:p><text:s/></text:p>
          </table:table-cell>
          <table:table-cell table:style-name="ce242" table:formula="of:=IF([$P1.H81]+[$P2.H81]+[$P3.H81]+[$P4.H81]+[$P5.H81]+[$P6.H81]+[$P7.H81]+[$P8.H81]+[$p9.H81]+[$P10.H81]=0;&quot; &quot;;[$P1.H81]+[$P2.H81]+[$P3.H81]+[$P4.H81]+[$P5.H81]+[$P6.H81]+[$P7.H81]+[$P8.H81]+[$p9.H81]+[$P10.H81])" office:value-type="string" office:string-value=" " calcext:value-type="string">
            <text:p><text:s/></text:p>
          </table:table-cell>
          <table:table-cell table:style-name="ce242" table:formula="of:=IF([$P1.I81]+[$P2.I81]+[$P3.I81]+[$P4.I81]+[$P5.I81]+[$P6.I81]+[$P7.I81]+[$P8.I81]+[$p9.I81]+[$P10.I81]=0;&quot; &quot;;[$P1.I81]+[$P2.I81]+[$P3.I81]+[$P4.I81]+[$P5.I81]+[$P6.I81]+[$P7.I81]+[$P8.I81]+[$p9.I81]+[$P10.I81])" office:value-type="string" office:string-value=" " calcext:value-type="string">
            <text:p><text:s/></text:p>
          </table:table-cell>
          <table:table-cell table:style-name="ce242" table:formula="of:=IF([$P1.J81]+[$P2.J81]+[$P3.J81]+[$P4.J81]+[$P5.J81]+[$P6.J81]+[$P7.J81]+[$P8.J81]+[$p9.J81]+[$P10.J81]=0;&quot; &quot;;[$P1.J81]+[$P2.J81]+[$P3.J81]+[$P4.J81]+[$P5.J81]+[$P6.J81]+[$P7.J81]+[$P8.J81]+[$p9.J81]+[$P10.J81])" office:value-type="string" office:string-value=" " calcext:value-type="string">
            <text:p><text:s/></text:p>
          </table:table-cell>
          <table:table-cell table:style-name="ce242" table:formula="of:=IF([$P1.K81]+[$P2.K81]+[$P3.K81]+[$P4.K81]+[$P5.K81]+[$P6.K81]+[$P7.K81]+[$P8.K81]+[$p9.K81]+[$P10.K81]=0;&quot; &quot;;[$P1.K81]+[$P2.K81]+[$P3.K81]+[$P4.K81]+[$P5.K81]+[$P6.K81]+[$P7.K81]+[$P8.K81]+[$p9.K81]+[$P10.K81])" office:value-type="string" office:string-value=" " calcext:value-type="string">
            <text:p><text:s/></text:p>
          </table:table-cell>
          <table:table-cell table:style-name="ce242" table:formula="of:=IF([$P1.L81]+[$P2.L81]+[$P3.L81]+[$P4.L81]+[$P5.L81]+[$P6.L81]+[$P7.L81]+[$P8.L81]+[$p9.L81]+[$P10.L81]=0;&quot; &quot;;[$P1.L81]+[$P2.L81]+[$P3.L81]+[$P4.L81]+[$P5.L81]+[$P6.L81]+[$P7.L81]+[$P8.L81]+[$p9.L81]+[$P10.L81])" office:value-type="string" office:string-value=" " calcext:value-type="string">
            <text:p><text:s/></text:p>
          </table:table-cell>
          <table:table-cell table:style-name="ce242" table:formula="of:=IF([$P1.M81]+[$P2.M81]+[$P3.M81]+[$P4.M81]+[$P5.M81]+[$P6.M81]+[$P7.M81]+[$P8.M81]+[$p9.M81]+[$P10.M81]=0;&quot; &quot;;[$P1.M81]+[$P2.M81]+[$P3.M81]+[$P4.M81]+[$P5.M81]+[$P6.M81]+[$P7.M81]+[$P8.M81]+[$p9.M81]+[$P10.M81])" office:value-type="string" office:string-value=" " calcext:value-type="string">
            <text:p><text:s/></text:p>
          </table:table-cell>
          <table:table-cell table:style-name="ce242" table:formula="of:=IF([$P1.N81]+[$P2.N81]+[$P3.N81]+[$P4.N81]+[$P5.N81]+[$P6.N81]+[$P7.N81]+[$P8.N81]+[$p9.N81]+[$P10.N81]=0;&quot; &quot;;[$P1.N81]+[$P2.N81]+[$P3.N81]+[$P4.N81]+[$P5.N81]+[$P6.N81]+[$P7.N81]+[$P8.N81]+[$p9.N81]+[$P10.N81])" office:value-type="string" office:string-value=" " calcext:value-type="string">
            <text:p><text:s/></text:p>
          </table:table-cell>
          <table:table-cell table:style-name="ce242" table:formula="of:=IF([$P1.O81]+[$P2.O81]+[$P3.O81]+[$P4.O81]+[$P5.O81]+[$P6.O81]+[$P7.O81]+[$P8.O81]+[$p9.O81]+[$P10.O81]=0;&quot; &quot;;[$P1.O81]+[$P2.O81]+[$P3.O81]+[$P4.O81]+[$P5.O81]+[$P6.O81]+[$P7.O81]+[$P8.O81]+[$p9.O81]+[$P10.O81])" office:value-type="string" office:string-value=" " calcext:value-type="string">
            <text:p><text:s/></text:p>
          </table:table-cell>
          <table:table-cell table:style-name="ce242" table:formula="of:=IF([$P1.P81]+[$P2.P81]+[$P3.P81]+[$P4.P81]+[$P5.P81]+[$P6.P81]+[$P7.P81]+[$P8.P81]+[$p9.P81]+[$P10.P81]=0;&quot; &quot;;[$P1.P81]+[$P2.P81]+[$P3.P81]+[$P4.P81]+[$P5.P81]+[$P6.P81]+[$P7.P81]+[$P8.P81]+[$p9.P81]+[$P10.P81])" office:value-type="string" office:string-value=" " calcext:value-type="string">
            <text:p><text:s/></text:p>
          </table:table-cell>
          <table:table-cell table:style-name="ce242" table:formula="of:=IF([$P1.Q81]+[$P2.Q81]+[$P3.Q81]+[$P4.Q81]+[$P5.Q81]+[$P6.Q81]+[$P7.Q81]+[$P8.Q81]+[$p9.Q81]+[$P10.Q81]=0;&quot; &quot;;[$P1.Q81]+[$P2.Q81]+[$P3.Q81]+[$P4.Q81]+[$P5.Q81]+[$P6.Q81]+[$P7.Q81]+[$P8.Q81]+[$p9.Q81]+[$P10.Q81])" office:value-type="string" office:string-value=" " calcext:value-type="string">
            <text:p><text:s/></text:p>
          </table:table-cell>
          <table:table-cell table:style-name="ce242" table:formula="of:=IF([$P1.R81]+[$P2.R81]+[$P3.R81]+[$P4.R81]+[$P5.R81]+[$P6.R81]+[$P7.R81]+[$P8.R81]+[$p9.R81]+[$P10.R81]=0;&quot; &quot;;[$P1.R81]+[$P2.R81]+[$P3.R81]+[$P4.R81]+[$P5.R81]+[$P6.R81]+[$P7.R81]+[$P8.R81]+[$p9.R81]+[$P10.R81])" office:value-type="string" office:string-value=" " calcext:value-type="string">
            <text:p><text:s/></text:p>
          </table:table-cell>
          <table:table-cell table:style-name="ce242" table:formula="of:=IF([$P1.S81]+[$P2.S81]+[$P3.S81]+[$P4.S81]+[$P5.S81]+[$P6.S81]+[$P7.S81]+[$P8.S81]+[$p9.S81]+[$P10.S81]=0;&quot; &quot;;[$P1.S81]+[$P2.S81]+[$P3.S81]+[$P4.S81]+[$P5.S81]+[$P6.S81]+[$P7.S81]+[$P8.S81]+[$p9.S81]+[$P10.S81])" office:value-type="string" office:string-value=" " calcext:value-type="string">
            <text:p><text:s/></text:p>
          </table:table-cell>
          <table:table-cell table:style-name="ce242" table:formula="of:=IF([$P1.T81]+[$P2.T81]+[$P3.T81]+[$P4.T81]+[$P5.T81]+[$P6.T81]+[$P7.T81]+[$P8.T81]+[$p9.T81]+[$P10.T81]=0;&quot; &quot;;[$P1.T81]+[$P2.T81]+[$P3.T81]+[$P4.T81]+[$P5.T81]+[$P6.T81]+[$P7.T81]+[$P8.T81]+[$p9.T81]+[$P10.T81])" office:value-type="string" office:string-value=" " calcext:value-type="string">
            <text:p><text:s/></text:p>
          </table:table-cell>
          <table:table-cell table:style-name="ce242" table:formula="of:=IF([$P1.U81]+[$P2.U81]+[$P3.U81]+[$P4.U81]+[$P5.U81]+[$P6.U81]+[$P7.U81]+[$P8.U81]+[$p9.U81]+[$P10.U81]=0;&quot; &quot;;[$P1.U81]+[$P2.U81]+[$P3.U81]+[$P4.U81]+[$P5.U81]+[$P6.U81]+[$P7.U81]+[$P8.U81]+[$p9.U81]+[$P10.U81])" office:value-type="string" office:string-value=" " calcext:value-type="string">
            <text:p><text:s/></text:p>
          </table:table-cell>
          <table:table-cell table:style-name="ce242" table:formula="of:=IF([$P1.V81]+[$P2.V81]+[$P3.V81]+[$P4.V81]+[$P5.V81]+[$P6.V81]+[$P7.V81]+[$P8.V81]+[$p9.V81]+[$P10.V81]=0;&quot; &quot;;[$P1.V81]+[$P2.V81]+[$P3.V81]+[$P4.V81]+[$P5.V81]+[$P6.V81]+[$P7.V81]+[$P8.V81]+[$p9.V81]+[$P10.V81])" office:value-type="string" office:string-value=" " calcext:value-type="string">
            <text:p><text:s/></text:p>
          </table:table-cell>
          <table:table-cell table:style-name="ce242" table:formula="of:=IF([$P1.W81]+[$P2.W81]+[$P3.W81]+[$P4.W81]+[$P5.W81]+[$P6.W81]+[$P7.W81]+[$P8.W81]+[$p9.W81]+[$P10.W81]=0;&quot; &quot;;[$P1.W81]+[$P2.W81]+[$P3.W81]+[$P4.W81]+[$P5.W81]+[$P6.W81]+[$P7.W81]+[$P8.W81]+[$p9.W81]+[$P10.W81])" office:value-type="string" office:string-value=" " calcext:value-type="string">
            <text:p><text:s/></text:p>
          </table:table-cell>
          <table:table-cell table:style-name="ce242" table:formula="of:=IF([$P1.X81]+[$P2.X81]+[$P3.X81]+[$P4.X81]+[$P5.X81]+[$P6.X81]+[$P7.X81]+[$P8.X81]+[$p9.X81]+[$P10.X81]=0;&quot; &quot;;[$P1.X81]+[$P2.X81]+[$P3.X81]+[$P4.X81]+[$P5.X81]+[$P6.X81]+[$P7.X81]+[$P8.X81]+[$p9.X81]+[$P10.X81])" office:value-type="string" office:string-value=" " calcext:value-type="string">
            <text:p><text:s/></text:p>
          </table:table-cell>
          <table:table-cell table:style-name="ce242" table:formula="of:=IF([$P1.Y81]+[$P2.Y81]+[$P3.Y81]+[$P4.Y81]+[$P5.Y81]+[$P6.Y81]+[$P7.Y81]+[$P8.Y81]+[$p9.Y81]+[$P10.Y81]=0;&quot; &quot;;[$P1.Y81]+[$P2.Y81]+[$P3.Y81]+[$P4.Y81]+[$P5.Y81]+[$P6.Y81]+[$P7.Y81]+[$P8.Y81]+[$p9.Y81]+[$P10.Y81])" office:value-type="string" office:string-value=" " calcext:value-type="string">
            <text:p><text:s/></text:p>
          </table:table-cell>
          <table:table-cell table:style-name="ce242" table:formula="of:=IF([$P1.Z81]+[$P2.Z81]+[$P3.Z81]+[$P4.Z81]+[$P5.Z81]+[$P6.Z81]+[$P7.Z81]+[$P8.Z81]+[$p9.Z81]+[$P10.Z81]=0;&quot; &quot;;[$P1.Z81]+[$P2.Z81]+[$P3.Z81]+[$P4.Z81]+[$P5.Z81]+[$P6.Z81]+[$P7.Z81]+[$P8.Z81]+[$p9.Z81]+[$P10.Z81])" office:value-type="string" office:string-value=" " calcext:value-type="string">
            <text:p><text:s/></text:p>
          </table:table-cell>
          <table:table-cell table:style-name="ce242" table:formula="of:=IF([$P1.AA81]+[$P2.AA81]+[$P3.AA81]+[$P4.AA81]+[$P5.AA81]+[$P6.AA81]+[$P7.AA81]+[$P8.AA81]+[$p9.AA81]+[$P10.AA81]=0;&quot; &quot;;[$P1.AA81]+[$P2.AA81]+[$P3.AA81]+[$P4.AA81]+[$P5.AA81]+[$P6.AA81]+[$P7.AA81]+[$P8.AA81]+[$p9.AA81]+[$P10.AA81])" office:value-type="string" office:string-value=" " calcext:value-type="string">
            <text:p><text:s/></text:p>
          </table:table-cell>
          <table:table-cell table:style-name="ce242" table:formula="of:=IF([$P1.AB81]+[$P2.AB81]+[$P3.AB81]+[$P4.AB81]+[$P5.AB81]+[$P6.AB81]+[$P7.AB81]+[$P8.AB81]+[$p9.AB81]+[$P10.AB81]=0;&quot; &quot;;[$P1.AB81]+[$P2.AB81]+[$P3.AB81]+[$P4.AB81]+[$P5.AB81]+[$P6.AB81]+[$P7.AB81]+[$P8.AB81]+[$p9.AB81]+[$P10.AB81])" office:value-type="string" office:string-value=" " calcext:value-type="string">
            <text:p><text:s/></text:p>
          </table:table-cell>
          <table:table-cell table:style-name="ce250" table:formula="of:=IF([$P1.AC81]+[$P2.AC81]+[$P3.AC81]+[$P4.AC81]+[$P5.AC81]+[$P6.AC81]+[$P7.AC81]+[$P8.AC81]+[$p9.AC81]+[$P10.AC81]=0;&quot; &quot;;[$P1.AC81]+[$P2.AC81]+[$P3.AC81]+[$P4.AC81]+[$P5.AC81]+[$P6.AC81]+[$P7.AC81]+[$P8.AC81]+[$p9.AC81]+[$P10.AC81])" office:value-type="string" office:string-value=" " calcext:value-type="string">
            <text:p><text:s/></text:p>
          </table:table-cell>
          <table:table-cell table:style-name="ce256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04" table:formula="of:=[$Basplan.A82]" office:value-type="float" office:value="0" calcext:value-type="float">
            <text:p>0</text:p>
          </table:table-cell>
          <table:table-cell table:style-name="ce217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2"/>
          <table:table-cell table:style-name="ce235" table:formula="of:=IF([$P1.G82]+[$P2.G82]+[$P3.G82]+[$P4.G82]+[$P5.G82]+[$P6.G82]+[$P7.G82]+[$P8.G82]+[$p9.G82]+[$P10.G82]=0;&quot; &quot;;[$P1.G82]+[$P2.G82]+[$P3.G82]+[$P4.G82]+[$P5.G82]+[$P6.G82]+[$P7.G82]+[$P8.G82]+[$p9.G82]+[$P10.G82])" office:value-type="string" office:string-value=" " calcext:value-type="string">
            <text:p><text:s/></text:p>
          </table:table-cell>
          <table:table-cell table:style-name="ce242" table:formula="of:=IF([$P1.H82]+[$P2.H82]+[$P3.H82]+[$P4.H82]+[$P5.H82]+[$P6.H82]+[$P7.H82]+[$P8.H82]+[$p9.H82]+[$P10.H82]=0;&quot; &quot;;[$P1.H82]+[$P2.H82]+[$P3.H82]+[$P4.H82]+[$P5.H82]+[$P6.H82]+[$P7.H82]+[$P8.H82]+[$p9.H82]+[$P10.H82])" office:value-type="string" office:string-value=" " calcext:value-type="string">
            <text:p><text:s/></text:p>
          </table:table-cell>
          <table:table-cell table:style-name="ce242" table:formula="of:=IF([$P1.I82]+[$P2.I82]+[$P3.I82]+[$P4.I82]+[$P5.I82]+[$P6.I82]+[$P7.I82]+[$P8.I82]+[$p9.I82]+[$P10.I82]=0;&quot; &quot;;[$P1.I82]+[$P2.I82]+[$P3.I82]+[$P4.I82]+[$P5.I82]+[$P6.I82]+[$P7.I82]+[$P8.I82]+[$p9.I82]+[$P10.I82])" office:value-type="string" office:string-value=" " calcext:value-type="string">
            <text:p><text:s/></text:p>
          </table:table-cell>
          <table:table-cell table:style-name="ce242" table:formula="of:=IF([$P1.J82]+[$P2.J82]+[$P3.J82]+[$P4.J82]+[$P5.J82]+[$P6.J82]+[$P7.J82]+[$P8.J82]+[$p9.J82]+[$P10.J82]=0;&quot; &quot;;[$P1.J82]+[$P2.J82]+[$P3.J82]+[$P4.J82]+[$P5.J82]+[$P6.J82]+[$P7.J82]+[$P8.J82]+[$p9.J82]+[$P10.J82])" office:value-type="string" office:string-value=" " calcext:value-type="string">
            <text:p><text:s/></text:p>
          </table:table-cell>
          <table:table-cell table:style-name="ce242" table:formula="of:=IF([$P1.K82]+[$P2.K82]+[$P3.K82]+[$P4.K82]+[$P5.K82]+[$P6.K82]+[$P7.K82]+[$P8.K82]+[$p9.K82]+[$P10.K82]=0;&quot; &quot;;[$P1.K82]+[$P2.K82]+[$P3.K82]+[$P4.K82]+[$P5.K82]+[$P6.K82]+[$P7.K82]+[$P8.K82]+[$p9.K82]+[$P10.K82])" office:value-type="string" office:string-value=" " calcext:value-type="string">
            <text:p><text:s/></text:p>
          </table:table-cell>
          <table:table-cell table:style-name="ce242" table:formula="of:=IF([$P1.L82]+[$P2.L82]+[$P3.L82]+[$P4.L82]+[$P5.L82]+[$P6.L82]+[$P7.L82]+[$P8.L82]+[$p9.L82]+[$P10.L82]=0;&quot; &quot;;[$P1.L82]+[$P2.L82]+[$P3.L82]+[$P4.L82]+[$P5.L82]+[$P6.L82]+[$P7.L82]+[$P8.L82]+[$p9.L82]+[$P10.L82])" office:value-type="string" office:string-value=" " calcext:value-type="string">
            <text:p><text:s/></text:p>
          </table:table-cell>
          <table:table-cell table:style-name="ce242" table:formula="of:=IF([$P1.M82]+[$P2.M82]+[$P3.M82]+[$P4.M82]+[$P5.M82]+[$P6.M82]+[$P7.M82]+[$P8.M82]+[$p9.M82]+[$P10.M82]=0;&quot; &quot;;[$P1.M82]+[$P2.M82]+[$P3.M82]+[$P4.M82]+[$P5.M82]+[$P6.M82]+[$P7.M82]+[$P8.M82]+[$p9.M82]+[$P10.M82])" office:value-type="string" office:string-value=" " calcext:value-type="string">
            <text:p><text:s/></text:p>
          </table:table-cell>
          <table:table-cell table:style-name="ce242" table:formula="of:=IF([$P1.N82]+[$P2.N82]+[$P3.N82]+[$P4.N82]+[$P5.N82]+[$P6.N82]+[$P7.N82]+[$P8.N82]+[$p9.N82]+[$P10.N82]=0;&quot; &quot;;[$P1.N82]+[$P2.N82]+[$P3.N82]+[$P4.N82]+[$P5.N82]+[$P6.N82]+[$P7.N82]+[$P8.N82]+[$p9.N82]+[$P10.N82])" office:value-type="string" office:string-value=" " calcext:value-type="string">
            <text:p><text:s/></text:p>
          </table:table-cell>
          <table:table-cell table:style-name="ce242" table:formula="of:=IF([$P1.O82]+[$P2.O82]+[$P3.O82]+[$P4.O82]+[$P5.O82]+[$P6.O82]+[$P7.O82]+[$P8.O82]+[$p9.O82]+[$P10.O82]=0;&quot; &quot;;[$P1.O82]+[$P2.O82]+[$P3.O82]+[$P4.O82]+[$P5.O82]+[$P6.O82]+[$P7.O82]+[$P8.O82]+[$p9.O82]+[$P10.O82])" office:value-type="string" office:string-value=" " calcext:value-type="string">
            <text:p><text:s/></text:p>
          </table:table-cell>
          <table:table-cell table:style-name="ce242" table:formula="of:=IF([$P1.P82]+[$P2.P82]+[$P3.P82]+[$P4.P82]+[$P5.P82]+[$P6.P82]+[$P7.P82]+[$P8.P82]+[$p9.P82]+[$P10.P82]=0;&quot; &quot;;[$P1.P82]+[$P2.P82]+[$P3.P82]+[$P4.P82]+[$P5.P82]+[$P6.P82]+[$P7.P82]+[$P8.P82]+[$p9.P82]+[$P10.P82])" office:value-type="string" office:string-value=" " calcext:value-type="string">
            <text:p><text:s/></text:p>
          </table:table-cell>
          <table:table-cell table:style-name="ce242" table:formula="of:=IF([$P1.Q82]+[$P2.Q82]+[$P3.Q82]+[$P4.Q82]+[$P5.Q82]+[$P6.Q82]+[$P7.Q82]+[$P8.Q82]+[$p9.Q82]+[$P10.Q82]=0;&quot; &quot;;[$P1.Q82]+[$P2.Q82]+[$P3.Q82]+[$P4.Q82]+[$P5.Q82]+[$P6.Q82]+[$P7.Q82]+[$P8.Q82]+[$p9.Q82]+[$P10.Q82])" office:value-type="string" office:string-value=" " calcext:value-type="string">
            <text:p><text:s/></text:p>
          </table:table-cell>
          <table:table-cell table:style-name="ce242" table:formula="of:=IF([$P1.R82]+[$P2.R82]+[$P3.R82]+[$P4.R82]+[$P5.R82]+[$P6.R82]+[$P7.R82]+[$P8.R82]+[$p9.R82]+[$P10.R82]=0;&quot; &quot;;[$P1.R82]+[$P2.R82]+[$P3.R82]+[$P4.R82]+[$P5.R82]+[$P6.R82]+[$P7.R82]+[$P8.R82]+[$p9.R82]+[$P10.R82])" office:value-type="string" office:string-value=" " calcext:value-type="string">
            <text:p><text:s/></text:p>
          </table:table-cell>
          <table:table-cell table:style-name="ce242" table:formula="of:=IF([$P1.S82]+[$P2.S82]+[$P3.S82]+[$P4.S82]+[$P5.S82]+[$P6.S82]+[$P7.S82]+[$P8.S82]+[$p9.S82]+[$P10.S82]=0;&quot; &quot;;[$P1.S82]+[$P2.S82]+[$P3.S82]+[$P4.S82]+[$P5.S82]+[$P6.S82]+[$P7.S82]+[$P8.S82]+[$p9.S82]+[$P10.S82])" office:value-type="string" office:string-value=" " calcext:value-type="string">
            <text:p><text:s/></text:p>
          </table:table-cell>
          <table:table-cell table:style-name="ce242" table:formula="of:=IF([$P1.T82]+[$P2.T82]+[$P3.T82]+[$P4.T82]+[$P5.T82]+[$P6.T82]+[$P7.T82]+[$P8.T82]+[$p9.T82]+[$P10.T82]=0;&quot; &quot;;[$P1.T82]+[$P2.T82]+[$P3.T82]+[$P4.T82]+[$P5.T82]+[$P6.T82]+[$P7.T82]+[$P8.T82]+[$p9.T82]+[$P10.T82])" office:value-type="string" office:string-value=" " calcext:value-type="string">
            <text:p><text:s/></text:p>
          </table:table-cell>
          <table:table-cell table:style-name="ce242" table:formula="of:=IF([$P1.U82]+[$P2.U82]+[$P3.U82]+[$P4.U82]+[$P5.U82]+[$P6.U82]+[$P7.U82]+[$P8.U82]+[$p9.U82]+[$P10.U82]=0;&quot; &quot;;[$P1.U82]+[$P2.U82]+[$P3.U82]+[$P4.U82]+[$P5.U82]+[$P6.U82]+[$P7.U82]+[$P8.U82]+[$p9.U82]+[$P10.U82])" office:value-type="string" office:string-value=" " calcext:value-type="string">
            <text:p><text:s/></text:p>
          </table:table-cell>
          <table:table-cell table:style-name="ce242" table:formula="of:=IF([$P1.V82]+[$P2.V82]+[$P3.V82]+[$P4.V82]+[$P5.V82]+[$P6.V82]+[$P7.V82]+[$P8.V82]+[$p9.V82]+[$P10.V82]=0;&quot; &quot;;[$P1.V82]+[$P2.V82]+[$P3.V82]+[$P4.V82]+[$P5.V82]+[$P6.V82]+[$P7.V82]+[$P8.V82]+[$p9.V82]+[$P10.V82])" office:value-type="string" office:string-value=" " calcext:value-type="string">
            <text:p><text:s/></text:p>
          </table:table-cell>
          <table:table-cell table:style-name="ce242" table:formula="of:=IF([$P1.W82]+[$P2.W82]+[$P3.W82]+[$P4.W82]+[$P5.W82]+[$P6.W82]+[$P7.W82]+[$P8.W82]+[$p9.W82]+[$P10.W82]=0;&quot; &quot;;[$P1.W82]+[$P2.W82]+[$P3.W82]+[$P4.W82]+[$P5.W82]+[$P6.W82]+[$P7.W82]+[$P8.W82]+[$p9.W82]+[$P10.W82])" office:value-type="string" office:string-value=" " calcext:value-type="string">
            <text:p><text:s/></text:p>
          </table:table-cell>
          <table:table-cell table:style-name="ce242" table:formula="of:=IF([$P1.X82]+[$P2.X82]+[$P3.X82]+[$P4.X82]+[$P5.X82]+[$P6.X82]+[$P7.X82]+[$P8.X82]+[$p9.X82]+[$P10.X82]=0;&quot; &quot;;[$P1.X82]+[$P2.X82]+[$P3.X82]+[$P4.X82]+[$P5.X82]+[$P6.X82]+[$P7.X82]+[$P8.X82]+[$p9.X82]+[$P10.X82])" office:value-type="string" office:string-value=" " calcext:value-type="string">
            <text:p><text:s/></text:p>
          </table:table-cell>
          <table:table-cell table:style-name="ce242" table:formula="of:=IF([$P1.Y82]+[$P2.Y82]+[$P3.Y82]+[$P4.Y82]+[$P5.Y82]+[$P6.Y82]+[$P7.Y82]+[$P8.Y82]+[$p9.Y82]+[$P10.Y82]=0;&quot; &quot;;[$P1.Y82]+[$P2.Y82]+[$P3.Y82]+[$P4.Y82]+[$P5.Y82]+[$P6.Y82]+[$P7.Y82]+[$P8.Y82]+[$p9.Y82]+[$P10.Y82])" office:value-type="string" office:string-value=" " calcext:value-type="string">
            <text:p><text:s/></text:p>
          </table:table-cell>
          <table:table-cell table:style-name="ce242" table:formula="of:=IF([$P1.Z82]+[$P2.Z82]+[$P3.Z82]+[$P4.Z82]+[$P5.Z82]+[$P6.Z82]+[$P7.Z82]+[$P8.Z82]+[$p9.Z82]+[$P10.Z82]=0;&quot; &quot;;[$P1.Z82]+[$P2.Z82]+[$P3.Z82]+[$P4.Z82]+[$P5.Z82]+[$P6.Z82]+[$P7.Z82]+[$P8.Z82]+[$p9.Z82]+[$P10.Z82])" office:value-type="string" office:string-value=" " calcext:value-type="string">
            <text:p><text:s/></text:p>
          </table:table-cell>
          <table:table-cell table:style-name="ce242" table:formula="of:=IF([$P1.AA82]+[$P2.AA82]+[$P3.AA82]+[$P4.AA82]+[$P5.AA82]+[$P6.AA82]+[$P7.AA82]+[$P8.AA82]+[$p9.AA82]+[$P10.AA82]=0;&quot; &quot;;[$P1.AA82]+[$P2.AA82]+[$P3.AA82]+[$P4.AA82]+[$P5.AA82]+[$P6.AA82]+[$P7.AA82]+[$P8.AA82]+[$p9.AA82]+[$P10.AA82])" office:value-type="string" office:string-value=" " calcext:value-type="string">
            <text:p><text:s/></text:p>
          </table:table-cell>
          <table:table-cell table:style-name="ce242" table:formula="of:=IF([$P1.AB82]+[$P2.AB82]+[$P3.AB82]+[$P4.AB82]+[$P5.AB82]+[$P6.AB82]+[$P7.AB82]+[$P8.AB82]+[$p9.AB82]+[$P10.AB82]=0;&quot; &quot;;[$P1.AB82]+[$P2.AB82]+[$P3.AB82]+[$P4.AB82]+[$P5.AB82]+[$P6.AB82]+[$P7.AB82]+[$P8.AB82]+[$p9.AB82]+[$P10.AB82])" office:value-type="string" office:string-value=" " calcext:value-type="string">
            <text:p><text:s/></text:p>
          </table:table-cell>
          <table:table-cell table:style-name="ce250" table:formula="of:=IF([$P1.AC82]+[$P2.AC82]+[$P3.AC82]+[$P4.AC82]+[$P5.AC82]+[$P6.AC82]+[$P7.AC82]+[$P8.AC82]+[$p9.AC82]+[$P10.AC82]=0;&quot; &quot;;[$P1.AC82]+[$P2.AC82]+[$P3.AC82]+[$P4.AC82]+[$P5.AC82]+[$P6.AC82]+[$P7.AC82]+[$P8.AC82]+[$p9.AC82]+[$P10.AC82])" office:value-type="string" office:string-value=" " calcext:value-type="string">
            <text:p><text:s/></text:p>
          </table:table-cell>
          <table:table-cell table:style-name="ce256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144"/>
          <table:table-cell table:style-name="ce123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123"/>
          <table:table-cell table:style-name="ce259" table:formula="of:=SUM([.G8:.G82])" office:value-type="float" office:value="0" calcext:value-type="float">
            <text:p>0</text:p>
          </table:table-cell>
          <table:table-cell table:style-name="ce259" table:formula="of:=SUM([.H8:.H82])" office:value-type="float" office:value="0" calcext:value-type="float">
            <text:p>0</text:p>
          </table:table-cell>
          <table:table-cell table:style-name="ce259" table:formula="of:=SUM([.I8:.I82])" office:value-type="float" office:value="0" calcext:value-type="float">
            <text:p>0</text:p>
          </table:table-cell>
          <table:table-cell table:style-name="ce259" table:formula="of:=SUM([.J8:.J82])" office:value-type="float" office:value="0" calcext:value-type="float">
            <text:p>0</text:p>
          </table:table-cell>
          <table:table-cell table:style-name="ce259" table:formula="of:=SUM([.K8:.K82])" office:value-type="float" office:value="0" calcext:value-type="float">
            <text:p>0</text:p>
          </table:table-cell>
          <table:table-cell table:style-name="ce259" table:formula="of:=SUM([.L8:.L82])" office:value-type="float" office:value="0" calcext:value-type="float">
            <text:p>0</text:p>
          </table:table-cell>
          <table:table-cell table:style-name="ce259" table:formula="of:=SUM([.M8:.M82])" office:value-type="float" office:value="0" calcext:value-type="float">
            <text:p>0</text:p>
          </table:table-cell>
          <table:table-cell table:style-name="ce259" table:formula="of:=SUM([.N8:.N82])" office:value-type="float" office:value="0" calcext:value-type="float">
            <text:p>0</text:p>
          </table:table-cell>
          <table:table-cell table:style-name="ce259" table:formula="of:=SUM([.O8:.O82])" office:value-type="float" office:value="0" calcext:value-type="float">
            <text:p>0</text:p>
          </table:table-cell>
          <table:table-cell table:style-name="ce259" table:formula="of:=SUM([.P8:.P82])" office:value-type="float" office:value="0" calcext:value-type="float">
            <text:p>0</text:p>
          </table:table-cell>
          <table:table-cell table:style-name="ce259" table:formula="of:=SUM([.Q8:.Q82])" office:value-type="float" office:value="0" calcext:value-type="float">
            <text:p>0</text:p>
          </table:table-cell>
          <table:table-cell table:style-name="ce259" table:formula="of:=SUM([.R8:.R82])" office:value-type="float" office:value="0" calcext:value-type="float">
            <text:p>0</text:p>
          </table:table-cell>
          <table:table-cell table:style-name="ce259" table:formula="of:=SUM([.S8:.S82])" office:value-type="float" office:value="0" calcext:value-type="float">
            <text:p>0</text:p>
          </table:table-cell>
          <table:table-cell table:style-name="ce259" table:formula="of:=SUM([.T8:.T82])" office:value-type="float" office:value="0" calcext:value-type="float">
            <text:p>0</text:p>
          </table:table-cell>
          <table:table-cell table:style-name="ce259" table:formula="of:=SUM([.U8:.U82])" office:value-type="float" office:value="0" calcext:value-type="float">
            <text:p>0</text:p>
          </table:table-cell>
          <table:table-cell table:style-name="ce259" table:formula="of:=SUM([.V8:.V82])" office:value-type="float" office:value="0" calcext:value-type="float">
            <text:p>0</text:p>
          </table:table-cell>
          <table:table-cell table:style-name="ce259" table:formula="of:=SUM([.W8:.W82])" office:value-type="float" office:value="0" calcext:value-type="float">
            <text:p>0</text:p>
          </table:table-cell>
          <table:table-cell table:style-name="ce259" table:formula="of:=SUM([.X8:.X82])" office:value-type="float" office:value="0" calcext:value-type="float">
            <text:p>0</text:p>
          </table:table-cell>
          <table:table-cell table:style-name="ce259" table:formula="of:=SUM([.Y8:.Y82])" office:value-type="float" office:value="0" calcext:value-type="float">
            <text:p>0</text:p>
          </table:table-cell>
          <table:table-cell table:style-name="ce259" table:formula="of:=SUM([.Z8:.Z82])" office:value-type="float" office:value="0" calcext:value-type="float">
            <text:p>0</text:p>
          </table:table-cell>
          <table:table-cell table:style-name="ce259" table:formula="of:=SUM([.AA8:.AA82])" office:value-type="float" office:value="0" calcext:value-type="float">
            <text:p>0</text:p>
          </table:table-cell>
          <table:table-cell table:style-name="ce259" table:formula="of:=SUM([.AB8:.AB82])" office:value-type="float" office:value="0" calcext:value-type="float">
            <text:p>0</text:p>
          </table:table-cell>
          <table:table-cell table:style-name="ce259" table:formula="of:=SUM([.AC8:.AC82])" office:value-type="float" office:value="0" calcext:value-type="float">
            <text:p>0</text:p>
          </table:table-cell>
          <table:table-cell table:style-name="ce257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2" style:volatile="true">
      <loext:fill-character> </loext:fill-character>
      <number:text>-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1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2" style:volatile="true">
      <loext:fill-character> </loext:fill-character>
      <number:text>-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1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1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date-style style:name="N144P0" style:volatile="true">
      <number:year/>
      <number:text>/</number:text>
      <number:month number:style="long"/>
      <number:text>/</number:text>
      <number:day number:style="long"/>
    </number:date-style>
    <number:text-style style:name="N144">
      <number:text-content/>
      <style:map style:condition="value()&gt;=0" style:apply-style-name="N144P0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sv" number:country="SE">
      <number:text>den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7874in" fo:margin-left="0.6299in" fo:margin-right="0.7083in" style:first-page-number="continue" style:scale-to-X="1" style:scale-to-Y="1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  <style:page-layout style:name="Mpm4">
      <style:page-layout-properties style:num-format="1" style:print-orientation="portrait" fo:margin-top="0.9839in" fo:margin-bottom="0.7874in" fo:margin-left="0.6299in" fo:margin-right="0.7083in" style:first-page-number="continue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2:50:10.273915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erad_20_plan_20_" style:display-name="PageStyle_Modifierad plan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" style:display-name="PageStyle_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2" style:display-name="PageStyle_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3" style:display-name="PageStyle_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4" style:display-name="PageStyle_P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5" style:display-name="PageStyle_P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6" style:display-name="PageStyle_P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7" style:display-name="PageStyle_P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8" style:display-name="PageStyle_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0" style:display-name="PageStyle_P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6-04-29T12:53:33.715961073</dc:date>
    <meta:print-date>2011-08-23T15:34:33</meta:print-date>
    <meta:editing-duration>PT5H49M9S</meta:editing-duration>
    <meta:editing-cycles>39</meta:editing-cycles>
    <meta:generator>LibreOffice/4.2.8.2$Linux_X86_64 LibreOffice_project/420m0$Build-2</meta:generator>
    <meta:document-statistic meta:table-count="13" meta:cell-count="5329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Blad1.xml><?xml version="1.0" encoding="utf-8"?>
<!DOCTYPE module  PUBLIC '-//OpenOffice.org//DTD OfficeDocument 1.0//EN'  'module.dtd'>
<script:module xmlns:script="http://openoffice.org/2000/script" script:name="Blad1" script:language="StarBasic" script:moduleType="document">Rem Attribute VBA_ModuleType=VBADocumentModule
Option VBASupport 1

</script:module>
</file>

<file path=Basic/VBAProject/Blad3.xml><?xml version="1.0" encoding="utf-8"?>
<!DOCTYPE module  PUBLIC '-//OpenOffice.org//DTD OfficeDocument 1.0//EN'  'module.dtd'>
<script:module xmlns:script="http://openoffice.org/2000/script" script:name="Blad3" script:language="StarBasic" script:moduleType="document">Rem Attribute VBA_ModuleType=VBADocumentModule
Option VBASupport 1

</script:module>
</file>

<file path=Basic/VBAProject/Blad4.xml><?xml version="1.0" encoding="utf-8"?>
<!DOCTYPE module  PUBLIC '-//OpenOffice.org//DTD OfficeDocument 1.0//EN'  'module.dtd'>
<script:module xmlns:script="http://openoffice.org/2000/script" script:name="Blad4" script:language="StarBasic" script:moduleType="document">Rem Attribute VBA_ModuleType=VBADocumentModule
Option VBASupport 1

</script:module>
</file>

<file path=Basic/VBAProject/Blad5.xml><?xml version="1.0" encoding="utf-8"?>
<!DOCTYPE module  PUBLIC '-//OpenOffice.org//DTD OfficeDocument 1.0//EN'  'module.dtd'>
<script:module xmlns:script="http://openoffice.org/2000/script" script:name="Blad5" script:language="StarBasic" script:moduleType="document">Rem Attribute VBA_ModuleType=VBADocumentModule
Option VBASupport 1

</script:module>
</file>

<file path=Basic/VBAProject/Blad6.xml><?xml version="1.0" encoding="utf-8"?>
<!DOCTYPE module  PUBLIC '-//OpenOffice.org//DTD OfficeDocument 1.0//EN'  'module.dtd'>
<script:module xmlns:script="http://openoffice.org/2000/script" script:name="Blad6" script:language="StarBasic" script:moduleType="document">Rem Attribute VBA_ModuleType=VBADocumentModule
Option VBASupport 1

</script:module>
</file>

<file path=Basic/VBAProject/Blad7.xml><?xml version="1.0" encoding="utf-8"?>
<!DOCTYPE module  PUBLIC '-//OpenOffice.org//DTD OfficeDocument 1.0//EN'  'module.dtd'>
<script:module xmlns:script="http://openoffice.org/2000/script" script:name="Blad7" script:language="StarBasic" script:moduleType="document">Rem Attribute VBA_ModuleType=VBADocumentModule
Option VBASupport 1

</script:module>
</file>

<file path=Basic/VBAProject/Blad8.xml><?xml version="1.0" encoding="utf-8"?>
<!DOCTYPE module  PUBLIC '-//OpenOffice.org//DTD OfficeDocument 1.0//EN'  'module.dtd'>
<script:module xmlns:script="http://openoffice.org/2000/script" script:name="Blad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Blad1"/>
  <library:element library:name="Blad3"/>
  <library:element library:name="Blad4"/>
  <library:element library:name="Blad5"/>
  <library:element library:name="Blad6"/>
  <library:element library:name="Blad7"/>
  <library:element library:name="Blad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